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>
        <table:shapes>
          <draw:frame draw:z-index="0" draw:style-name="gr1" svg:width="31.589cm" svg:height="16.24cm" svg:x="1.978cm" svg:y="0.347cm">
            <draw:object draw:notify-on-update-of-ranges="Лист1.G1:Лист1.G529 Лист1.H1:Лист1.H529 Лист1.I1:Лист1.I5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2" table:default-cell-style-name="Default"/>
        <table:table-row table:style-name="ro1">
          <table:table-cell office:value-type="string">
            <text:p>сет</text:p>
          </table:table-cell>
          <table:table-cell office:value-type="float" office:value="85">
            <text:p>85</text:p>
          </table:table-cell>
          <table:table-cell office:value-type="float" office:value="0.284300173149">
            <text:p>0,2843001731</text:p>
          </table:table-cell>
          <table:table-cell office:value-type="float" office:value="0.000478942716863">
            <text:p>0,0004789427</text:p>
          </table:table-cell>
          <table:table-cell office:value-type="float" office:value="0.218545608464">
            <text:p>0,2185456085</text:p>
          </table:table-cell>
          <table:table-cell/>
          <table:table-cell table:formula="of:=[.C1]/[.K$1]" office:value-type="float" office:value="1">
            <text:p>1</text:p>
          </table:table-cell>
          <table:table-cell table:formula="of:=[.D1]/[.L$1]" office:value-type="float" office:value="1">
            <text:p>1</text:p>
          </table:table-cell>
          <table:table-cell table:formula="of:=[.E1]/[.M$1]" office:value-type="float" office:value="1">
            <text:p>1</text:p>
          </table:table-cell>
          <table:table-cell/>
          <table:table-cell table:formula="of:=MAX([.C1:.C529])" office:value-type="float" office:value="0.284300173149">
            <text:p>0,2843001731</text:p>
          </table:table-cell>
          <table:table-cell table:formula="of:=MAX([.D1:.D529])" office:value-type="float" office:value="0.000478942716863">
            <text:p>0,0004789427</text:p>
          </table:table-cell>
          <table:table-cell table:formula="of:=MAX([.E1:.E529])" office:value-type="float" office:value="0.218545608464">
            <text:p>0,2185456085</text:p>
          </table:table-cell>
          <table:table-cell/>
          <table:table-cell table:number-columns-repeated="3" office:value-type="string">
            <text:p>сет</text:p>
          </table:table-cell>
        </table:table-row>
        <table:table-row table:style-name="ro2">
          <table:table-cell office:value-type="string">
            <text:p>уровн</text:p>
          </table:table-cell>
          <table:table-cell office:value-type="float" office:value="53">
            <text:p>53</text:p>
          </table:table-cell>
          <table:table-cell office:value-type="float" office:value="0.16387880372">
            <text:p>0,1638788037</text:p>
          </table:table-cell>
          <table:table-cell office:value-type="float" office:value="0.000347747776593">
            <text:p>0,0003477478</text:p>
          </table:table-cell>
          <table:table-cell office:value-type="float" office:value="0.114986756774">
            <text:p>0,1149867568</text:p>
          </table:table-cell>
          <table:table-cell/>
          <table:table-cell table:formula="of:=[.C2]/[.K$1]" office:value-type="float" office:value="0.57642878618337">
            <text:p>0,5764287862</text:p>
          </table:table-cell>
          <table:table-cell table:formula="of:=[.D2]/[.L$1]" office:value-type="float" office:value="0.726073837954346">
            <text:p>0,726073838</text:p>
          </table:table-cell>
          <table:table-cell table:formula="of:=[.E2]/[.M$1]" office:value-type="float" office:value="0.526145355114474">
            <text:p>0,5261453551</text:p>
          </table:table-cell>
          <table:table-cell table:number-columns-repeated="5"/>
          <table:table-cell office:value-type="string">
            <text:p>уровн</text:p>
          </table:table-cell>
          <table:table-cell office:value-type="string">
            <text:p>уровн</text:p>
          </table:table-cell>
          <table:table-cell office:value-type="string">
            <text:p>уровн</text:p>
          </table:table-cell>
        </table:table-row>
        <table:table-row table:style-name="ro2">
          <table:table-cell office:value-type="string">
            <text:p>сетев</text:p>
          </table:table-cell>
          <table:table-cell office:value-type="float" office:value="39">
            <text:p>39</text:p>
          </table:table-cell>
          <table:table-cell office:value-type="float" office:value="0.127265474259">
            <text:p>0,1272654743</text:p>
          </table:table-cell>
          <table:table-cell office:value-type="float" office:value="0.000322464883693">
            <text:p>0,0003224649</text:p>
          </table:table-cell>
          <table:table-cell office:value-type="float" office:value="0.0950154861605">
            <text:p>0,0950154862</text:p>
          </table:table-cell>
          <table:table-cell/>
          <table:table-cell table:formula="of:=[.C3]/[.K$1]" office:value-type="float" office:value="0.447644730037857">
            <text:p>0,44764473</text:p>
          </table:table-cell>
          <table:table-cell table:formula="of:=[.D3]/[.L$1]" office:value-type="float" office:value="0.673284867562231">
            <text:p>0,6732848676</text:p>
          </table:table-cell>
          <table:table-cell table:formula="of:=[.E3]/[.M$1]" office:value-type="float" office:value="0.434762733638509">
            <text:p>0,4347627336</text:p>
          </table:table-cell>
          <table:table-cell table:number-columns-repeated="5"/>
          <table:table-cell office:value-type="string">
            <text:p>сетев</text:p>
          </table:table-cell>
          <table:table-cell office:value-type="string">
            <text:p>сетев</text:p>
          </table:table-cell>
          <table:table-cell office:value-type="string">
            <text:p>сетев</text:p>
          </table:table-cell>
        </table:table-row>
        <table:table-row table:style-name="ro1">
          <table:table-cell office:value-type="string">
            <text:p>протокол</text:p>
          </table:table-cell>
          <table:table-cell office:value-type="float" office:value="34">
            <text:p>34</text:p>
          </table:table-cell>
          <table:table-cell office:value-type="float" office:value="0.102063047839">
            <text:p>0,1020630478</text:p>
          </table:table-cell>
          <table:table-cell office:value-type="float" office:value="0.000311231326094">
            <text:p>0,0003112313</text:p>
          </table:table-cell>
          <table:table-cell office:value-type="float" office:value="0.0680267174514">
            <text:p>0,0680267175</text:p>
          </table:table-cell>
          <table:table-cell/>
          <table:table-cell table:formula="of:=[.C4]/[.K$1]" office:value-type="float" office:value="0.358997487439128">
            <text:p>0,3589974874</text:p>
          </table:table-cell>
          <table:table-cell table:formula="of:=[.D4]/[.L$1]" office:value-type="float" office:value="0.649829959065912">
            <text:p>0,6498299591</text:p>
          </table:table-cell>
          <table:table-cell table:formula="of:=[.E4]/[.M$1]" office:value-type="float" office:value="0.311270118532744">
            <text:p>0,3112701185</text:p>
          </table:table-cell>
          <table:table-cell table:number-columns-repeated="5"/>
          <table:table-cell table:number-columns-repeated="2" office:value-type="string">
            <text:p>протокол</text:p>
          </table:table-cell>
          <table:table-cell office:value-type="string">
            <text:p>пакет</text:p>
          </table:table-cell>
        </table:table-row>
        <table:table-row table:style-name="ro2">
          <table:table-cell office:value-type="string">
            <text:p>узл</text:p>
          </table:table-cell>
          <table:table-cell office:value-type="float" office:value="25">
            <text:p>25</text:p>
          </table:table-cell>
          <table:table-cell office:value-type="float" office:value="0.0864769070303">
            <text:p>0,086476907</text:p>
          </table:table-cell>
          <table:table-cell office:value-type="float" office:value="0.00030339632606">
            <text:p>0,0003033963</text:p>
          </table:table-cell>
          <table:table-cell office:value-type="float" office:value="0.0697748926159">
            <text:p>0,0697748926</text:p>
          </table:table-cell>
          <table:table-cell/>
          <table:table-cell table:formula="of:=[.C5]/[.K$1]" office:value-type="float" office:value="0.304174654810984">
            <text:p>0,3041746548</text:p>
          </table:table-cell>
          <table:table-cell table:formula="of:=[.D5]/[.L$1]" office:value-type="float" office:value="0.633471008907283">
            <text:p>0,6334710089</text:p>
          </table:table-cell>
          <table:table-cell table:formula="of:=[.E5]/[.M$1]" office:value-type="float" office:value="0.319269250507011">
            <text:p>0,3192692505</text:p>
          </table:table-cell>
          <table:table-cell table:number-columns-repeated="5"/>
          <table:table-cell office:value-type="string">
            <text:p>узл</text:p>
          </table:table-cell>
          <table:table-cell office:value-type="string">
            <text:p>пакет</text:p>
          </table:table-cell>
          <table:table-cell office:value-type="string">
            <text:p>узл</text:p>
          </table:table-cell>
        </table:table-row>
        <table:table-row table:style-name="ro2">
          <table:table-cell office:value-type="string">
            <text:p>канальн</text:p>
          </table:table-cell>
          <table:table-cell office:value-type="float" office:value="26">
            <text:p>26</text:p>
          </table:table-cell>
          <table:table-cell office:value-type="float" office:value="0.083078002198">
            <text:p>0,0830780022</text:p>
          </table:table-cell>
          <table:table-cell office:value-type="float" office:value="0.000298192104029">
            <text:p>0,0002981921</text:p>
          </table:table-cell>
          <table:table-cell office:value-type="float" office:value="0.0517585836753">
            <text:p>0,0517585837</text:p>
          </table:table-cell>
          <table:table-cell/>
          <table:table-cell table:formula="of:=[.C6]/[.K$1]" office:value-type="float" office:value="0.292219316217086">
            <text:p>0,2922193162</text:p>
          </table:table-cell>
          <table:table-cell table:formula="of:=[.D6]/[.L$1]" office:value-type="float" office:value="0.622604945288889">
            <text:p>0,6226049453</text:p>
          </table:table-cell>
          <table:table-cell table:formula="of:=[.E6]/[.M$1]" office:value-type="float" office:value="0.236831954844913">
            <text:p>0,2368319548</text:p>
          </table:table-cell>
          <table:table-cell table:number-columns-repeated="5"/>
          <table:table-cell office:value-type="string">
            <text:p>канальн</text:p>
          </table:table-cell>
          <table:table-cell office:value-type="string">
            <text:p>узл</text:p>
          </table:table-cell>
          <table:table-cell office:value-type="string">
            <text:p>протокол</text:p>
          </table:table-cell>
        </table:table-row>
        <table:table-row table:style-name="ro2">
          <table:table-cell office:value-type="string">
            <text:p>пакет</text:p>
          </table:table-cell>
          <table:table-cell office:value-type="float" office:value="26">
            <text:p>26</text:p>
          </table:table-cell>
          <table:table-cell office:value-type="float" office:value="0.0807055207082">
            <text:p>0,0807055207</text:p>
          </table:table-cell>
          <table:table-cell office:value-type="float" office:value="0.000305257385996">
            <text:p>0,0003052574</text:p>
          </table:table-cell>
          <table:table-cell office:value-type="float" office:value="0.0769746616566">
            <text:p>0,0769746617</text:p>
          </table:table-cell>
          <table:table-cell/>
          <table:table-cell table:formula="of:=[.C7]/[.K$1]" office:value-type="float" office:value="0.283874328370186">
            <text:p>0,2838743284</text:p>
          </table:table-cell>
          <table:table-cell table:formula="of:=[.D7]/[.L$1]" office:value-type="float" office:value="0.637356776182731">
            <text:p>0,6373567762</text:p>
          </table:table-cell>
          <table:table-cell table:formula="of:=[.E7]/[.M$1]" office:value-type="float" office:value="0.35221326201702">
            <text:p>0,352213262</text:p>
          </table:table-cell>
          <table:table-cell table:number-columns-repeated="5"/>
          <table:table-cell office:value-type="string">
            <text:p>пакет</text:p>
          </table:table-cell>
          <table:table-cell office:value-type="string">
            <text:p>канальн</text:p>
          </table:table-cell>
          <table:table-cell office:value-type="string">
            <text:p>котор</text:p>
          </table:table-cell>
        </table:table-row>
        <table:table-row table:style-name="ro1">
          <table:table-cell office:value-type="string">
            <text:p>дан</text:p>
          </table:table-cell>
          <table:table-cell office:value-type="float" office:value="18">
            <text:p>18</text:p>
          </table:table-cell>
          <table:table-cell office:value-type="float" office:value="0.0606190725759">
            <text:p>0,0606190726</text:p>
          </table:table-cell>
          <table:table-cell office:value-type="float" office:value="0.000295420768563">
            <text:p>0,0002954208</text:p>
          </table:table-cell>
          <table:table-cell office:value-type="float" office:value="0.0530712225141">
            <text:p>0,0530712225</text:p>
          </table:table-cell>
          <table:table-cell/>
          <table:table-cell table:formula="of:=[.C8]/[.K$1]" office:value-type="float" office:value="0.213222074065111">
            <text:p>0,2132220741</text:p>
          </table:table-cell>
          <table:table-cell table:formula="of:=[.D8]/[.L$1]" office:value-type="float" office:value="0.616818584272374">
            <text:p>0,6168185843</text:p>
          </table:table-cell>
          <table:table-cell table:formula="of:=[.E8]/[.M$1]" office:value-type="float" office:value="0.242838201541085">
            <text:p>0,2428382015</text:p>
          </table:table-cell>
          <table:table-cell table:number-columns-repeated="5"/>
          <table:table-cell table:number-columns-repeated="3" office:value-type="string">
            <text:p>дан</text:p>
          </table:table-cell>
        </table:table-row>
        <table:table-row table:style-name="ro2">
          <table:table-cell office:value-type="string">
            <text:p>уровен</text:p>
          </table:table-cell>
          <table:table-cell office:value-type="float" office:value="18">
            <text:p>18</text:p>
          </table:table-cell>
          <table:table-cell office:value-type="float" office:value="0.0563681934018">
            <text:p>0,0563681934</text:p>
          </table:table-cell>
          <table:table-cell office:value-type="float" office:value="0.000293359981383">
            <text:p>0,00029336</text:p>
          </table:table-cell>
          <table:table-cell office:value-type="float" office:value="0.048855601007">
            <text:p>0,048855601</text:p>
          </table:table-cell>
          <table:table-cell/>
          <table:table-cell table:formula="of:=[.C9]/[.K$1]" office:value-type="float" office:value="0.198269993216845">
            <text:p>0,1982699932</text:p>
          </table:table-cell>
          <table:table-cell table:formula="of:=[.D9]/[.L$1]" office:value-type="float" office:value="0.612515800019806">
            <text:p>0,6125158</text:p>
          </table:table-cell>
          <table:table-cell table:formula="of:=[.E9]/[.M$1]" office:value-type="float" office:value="0.223548765634647">
            <text:p>0,2235487656</text:p>
          </table:table-cell>
          <table:table-cell table:number-columns-repeated="5"/>
          <table:table-cell office:value-type="string">
            <text:p>уровен</text:p>
          </table:table-cell>
          <table:table-cell office:value-type="string">
            <text:p>уровен</text:p>
          </table:table-cell>
          <table:table-cell office:value-type="string">
            <text:p>передач</text:p>
          </table:table-cell>
        </table:table-row>
        <table:table-row table:style-name="ro2">
          <table:table-cell office:value-type="string">
            <text:p>передач</text:p>
          </table:table-cell>
          <table:table-cell office:value-type="float" office:value="15">
            <text:p>15</text:p>
          </table:table-cell>
          <table:table-cell office:value-type="float" office:value="0.0548797731963">
            <text:p>0,0548797732</text:p>
          </table:table-cell>
          <table:table-cell office:value-type="float" office:value="0.00029163124507">
            <text:p>0,0002916312</text:p>
          </table:table-cell>
          <table:table-cell office:value-type="float" office:value="0.0519138514353">
            <text:p>0,0519138514</text:p>
          </table:table-cell>
          <table:table-cell/>
          <table:table-cell table:formula="of:=[.C10]/[.K$1]" office:value-type="float" office:value="0.19303461052603">
            <text:p>0,1930346105</text:p>
          </table:table-cell>
          <table:table-cell table:formula="of:=[.D10]/[.L$1]" office:value-type="float" office:value="0.608906315519608">
            <text:p>0,6089063155</text:p>
          </table:table-cell>
          <table:table-cell table:formula="of:=[.E10]/[.M$1]" office:value-type="float" office:value="0.237542414144879">
            <text:p>0,2375424141</text:p>
          </table:table-cell>
          <table:table-cell table:number-columns-repeated="5"/>
          <table:table-cell office:value-type="string">
            <text:p>передач</text:p>
          </table:table-cell>
          <table:table-cell office:value-type="string">
            <text:p>информац</text:p>
          </table:table-cell>
          <table:table-cell office:value-type="string">
            <text:p>канальн</text:p>
          </table:table-cell>
        </table:table-row>
        <table:table-row table:style-name="ro2">
          <table:table-cell office:value-type="string">
            <text:p>котор</text:p>
          </table:table-cell>
          <table:table-cell office:value-type="float" office:value="15">
            <text:p>15</text:p>
          </table:table-cell>
          <table:table-cell office:value-type="float" office:value="0.0502860589618">
            <text:p>0,050286059</text:p>
          </table:table-cell>
          <table:table-cell office:value-type="float" office:value="0.000291977001923">
            <text:p>0,000291977</text:p>
          </table:table-cell>
          <table:table-cell office:value-type="float" office:value="0.0531065398118">
            <text:p>0,0531065398</text:p>
          </table:table-cell>
          <table:table-cell/>
          <table:table-cell table:formula="of:=[.C11]/[.K$1]" office:value-type="float" office:value="0.176876638536007">
            <text:p>0,1768766385</text:p>
          </table:table-cell>
          <table:table-cell table:formula="of:=[.D11]/[.L$1]" office:value-type="float" office:value="0.609628232443754">
            <text:p>0,6096282324</text:p>
          </table:table-cell>
          <table:table-cell table:formula="of:=[.E11]/[.M$1]" office:value-type="float" office:value="0.242999803039044">
            <text:p>0,242999803</text:p>
          </table:table-cell>
          <table:table-cell table:number-columns-repeated="5"/>
          <table:table-cell office:value-type="string">
            <text:p>котор</text:p>
          </table:table-cell>
          <table:table-cell table:number-columns-repeated="2" office:value-type="string">
            <text:p>маршрутизатор</text:p>
          </table:table-cell>
        </table:table-row>
        <table:table-row table:style-name="ro2">
          <table:table-cell office:value-type="string">
            <text:p>информац</text:p>
          </table:table-cell>
          <table:table-cell office:value-type="float" office:value="16">
            <text:p>16</text:p>
          </table:table-cell>
          <table:table-cell office:value-type="float" office:value="0.0500959590009">
            <text:p>0,050095959</text:p>
          </table:table-cell>
          <table:table-cell office:value-type="float" office:value="0.000293041757261">
            <text:p>0,0002930418</text:p>
          </table:table-cell>
          <table:table-cell office:value-type="float" office:value="0.0487385183667">
            <text:p>0,0487385184</text:p>
          </table:table-cell>
          <table:table-cell/>
          <table:table-cell table:formula="of:=[.C12]/[.K$1]" office:value-type="float" office:value="0.176207979214438">
            <text:p>0,1762079792</text:p>
          </table:table-cell>
          <table:table-cell table:formula="of:=[.D12]/[.L$1]" office:value-type="float" office:value="0.611851369575839">
            <text:p>0,6118513696</text:p>
          </table:table-cell>
          <table:table-cell table:formula="of:=[.E12]/[.M$1]" office:value-type="float" office:value="0.223013030137041">
            <text:p>0,2230130301</text:p>
          </table:table-cell>
          <table:table-cell table:number-columns-repeated="5"/>
          <table:table-cell office:value-type="string">
            <text:p>информац</text:p>
          </table:table-cell>
          <table:table-cell office:value-type="string">
            <text:p>котор</text:p>
          </table:table-cell>
          <table:table-cell office:value-type="string">
            <text:p>уровен</text:p>
          </table:table-cell>
        </table:table-row>
        <table:table-row table:style-name="ro2">
          <table:table-cell office:value-type="string">
            <text:p>маршрутизатор</text:p>
          </table:table-cell>
          <table:table-cell office:value-type="float" office:value="15">
            <text:p>15</text:p>
          </table:table-cell>
          <table:table-cell office:value-type="float" office:value="0.0465960631561">
            <text:p>0,0465960632</text:p>
          </table:table-cell>
          <table:table-cell office:value-type="float" office:value="0.000292204712676">
            <text:p>0,0002922047</text:p>
          </table:table-cell>
          <table:table-cell office:value-type="float" office:value="0.05028821934">
            <text:p>0,0502882193</text:p>
          </table:table-cell>
          <table:table-cell/>
          <table:table-cell table:formula="of:=[.C13]/[.K$1]" office:value-type="float" office:value="0.163897413919897">
            <text:p>0,1638974139</text:p>
          </table:table-cell>
          <table:table-cell table:formula="of:=[.D13]/[.L$1]" office:value-type="float" office:value="0.61010367709503">
            <text:p>0,6101036771</text:p>
          </table:table-cell>
          <table:table-cell table:formula="of:=[.E13]/[.M$1]" office:value-type="float" office:value="0.230104002974206">
            <text:p>0,230104003</text:p>
          </table:table-cell>
          <table:table-cell table:number-columns-repeated="5"/>
          <table:table-cell office:value-type="string">
            <text:p>маршрутизатор</text:p>
          </table:table-cell>
          <table:table-cell office:value-type="string">
            <text:p>передач</text:p>
          </table:table-cell>
          <table:table-cell office:value-type="string">
            <text:p>информац</text:p>
          </table:table-cell>
        </table:table-row>
        <table:table-row table:style-name="ro1">
          <table:table-cell office:value-type="string">
            <text:p>сегмент</text:p>
          </table:table-cell>
          <table:table-cell office:value-type="float" office:value="12">
            <text:p>12</text:p>
          </table:table-cell>
          <table:table-cell office:value-type="float" office:value="0.0459084176941">
            <text:p>0,0459084177</text:p>
          </table:table-cell>
          <table:table-cell office:value-type="float" office:value="0.000289395689717">
            <text:p>0,0002893957</text:p>
          </table:table-cell>
          <table:table-cell office:value-type="float" office:value="0.0450815567104">
            <text:p>0,0450815567</text:p>
          </table:table-cell>
          <table:table-cell/>
          <table:table-cell table:formula="of:=[.C14]/[.K$1]" office:value-type="float" office:value="0.161478683553385">
            <text:p>0,1614786836</text:p>
          </table:table-cell>
          <table:table-cell table:formula="of:=[.D14]/[.L$1]" office:value-type="float" office:value="0.604238627142086">
            <text:p>0,6042386271</text:p>
          </table:table-cell>
          <table:table-cell table:formula="of:=[.E14]/[.M$1]" office:value-type="float" office:value="0.206279856306635">
            <text:p>0,2062798563</text:p>
          </table:table-cell>
          <table:table-cell table:number-columns-repeated="5"/>
          <table:table-cell office:value-type="string">
            <text:p>сегмент</text:p>
          </table:table-cell>
          <table:table-cell office:value-type="string">
            <text:p>адрес</text:p>
          </table:table-cell>
          <table:table-cell office:value-type="string">
            <text:p>сегмент</text:p>
          </table:table-cell>
        </table:table-row>
        <table:table-row table:style-name="ro2">
          <table:table-cell office:value-type="string">
            <text:p>адрес</text:p>
          </table:table-cell>
          <table:table-cell office:value-type="float" office:value="16">
            <text:p>16</text:p>
          </table:table-cell>
          <table:table-cell office:value-type="float" office:value="0.0431343956363">
            <text:p>0,0431343956</text:p>
          </table:table-cell>
          <table:table-cell office:value-type="float" office:value="0.000291467861798">
            <text:p>0,0002914679</text:p>
          </table:table-cell>
          <table:table-cell office:value-type="float" office:value="0.0419242088853">
            <text:p>0,0419242089</text:p>
          </table:table-cell>
          <table:table-cell/>
          <table:table-cell table:formula="of:=[.C15]/[.K$1]" office:value-type="float" office:value="0.151721313281415">
            <text:p>0,1517213133</text:p>
          </table:table-cell>
          <table:table-cell table:formula="of:=[.D15]/[.L$1]" office:value-type="float" office:value="0.608565182297935">
            <text:p>0,6085651823</text:p>
          </table:table-cell>
          <table:table-cell table:formula="of:=[.E15]/[.M$1]" office:value-type="float" office:value="0.191832767448201">
            <text:p>0,1918327674</text:p>
          </table:table-cell>
          <table:table-cell table:number-columns-repeated="5"/>
          <table:table-cell office:value-type="string">
            <text:p>адрес</text:p>
          </table:table-cell>
          <table:table-cell office:value-type="string">
            <text:p>сегмент</text:p>
          </table:table-cell>
          <table:table-cell office:value-type="string">
            <text:p>эт</text:p>
          </table:table-cell>
        </table:table-row>
        <table:table-row table:style-name="ro1">
          <table:table-cell office:value-type="string">
            <text:p>тополог</text:p>
          </table:table-cell>
          <table:table-cell office:value-type="float" office:value="12">
            <text:p>12</text:p>
          </table:table-cell>
          <table:table-cell office:value-type="float" office:value="0.0413881931126">
            <text:p>0,0413881931</text:p>
          </table:table-cell>
          <table:table-cell office:value-type="float" office:value="0.000288785489583">
            <text:p>0,0002887855</text:p>
          </table:table-cell>
          <table:table-cell office:value-type="float" office:value="0.0378115324424">
            <text:p>0,0378115324</text:p>
          </table:table-cell>
          <table:table-cell/>
          <table:table-cell table:formula="of:=[.C16]/[.K$1]" office:value-type="float" office:value="0.145579204733402">
            <text:p>0,1455792047</text:p>
          </table:table-cell>
          <table:table-cell table:formula="of:=[.D16]/[.L$1]" office:value-type="float" office:value="0.602964570532568">
            <text:p>0,6029645705</text:p>
          </table:table-cell>
          <table:table-cell table:formula="of:=[.E16]/[.M$1]" office:value-type="float" office:value="0.173014377676816">
            <text:p>0,1730143777</text:p>
          </table:table-cell>
          <table:table-cell table:number-columns-repeated="5"/>
          <table:table-cell table:number-columns-repeated="2" office:value-type="string">
            <text:p>тополог</text:p>
          </table:table-cell>
          <table:table-cell office:value-type="string">
            <text:p>адрес</text:p>
          </table:table-cell>
        </table:table-row>
        <table:table-row table:style-name="ro2">
          <table:table-cell office:value-type="string">
            <text:p>коммутатор</text:p>
          </table:table-cell>
          <table:table-cell office:value-type="float" office:value="10">
            <text:p>10</text:p>
          </table:table-cell>
          <table:table-cell office:value-type="float" office:value="0.0375508019444">
            <text:p>0,0375508019</text:p>
          </table:table-cell>
          <table:table-cell office:value-type="float" office:value="0.000287844839726">
            <text:p>0,0002878448</text:p>
          </table:table-cell>
          <table:table-cell office:value-type="float" office:value="0.0393680432609">
            <text:p>0,0393680433</text:p>
          </table:table-cell>
          <table:table-cell/>
          <table:table-cell table:formula="of:=[.C17]/[.K$1]" office:value-type="float" office:value="0.132081530336318">
            <text:p>0,1320815303</text:p>
          </table:table-cell>
          <table:table-cell table:formula="of:=[.D17]/[.L$1]" office:value-type="float" office:value="0.601000557251061">
            <text:p>0,6010005573</text:p>
          </table:table-cell>
          <table:table-cell table:formula="of:=[.E17]/[.M$1]" office:value-type="float" office:value="0.18013651034944">
            <text:p>0,1801365103</text:p>
          </table:table-cell>
          <table:table-cell table:number-columns-repeated="5"/>
          <table:table-cell office:value-type="string">
            <text:p>коммутатор</text:p>
          </table:table-cell>
          <table:table-cell office:value-type="string">
            <text:p>эт</text:p>
          </table:table-cell>
          <table:table-cell office:value-type="string">
            <text:p>так</text:p>
          </table:table-cell>
        </table:table-row>
        <table:table-row table:style-name="ro2">
          <table:table-cell office:value-type="string">
            <text:p>эт</text:p>
          </table:table-cell>
          <table:table-cell office:value-type="float" office:value="9">
            <text:p>9</text:p>
          </table:table-cell>
          <table:table-cell office:value-type="float" office:value="0.0374265835029">
            <text:p>0,0374265835</text:p>
          </table:table-cell>
          <table:table-cell office:value-type="float" office:value="0.000288431704475">
            <text:p>0,0002884317</text:p>
          </table:table-cell>
          <table:table-cell office:value-type="float" office:value="0.0448241250414">
            <text:p>0,044824125</text:p>
          </table:table-cell>
          <table:table-cell/>
          <table:table-cell table:formula="of:=[.C18]/[.K$1]" office:value-type="float" office:value="0.131644603266861">
            <text:p>0,1316446033</text:p>
          </table:table-cell>
          <table:table-cell table:formula="of:=[.D18]/[.L$1]" office:value-type="float" office:value="0.602225891154964">
            <text:p>0,6022258912</text:p>
          </table:table-cell>
          <table:table-cell table:formula="of:=[.E18]/[.M$1]" office:value-type="float" office:value="0.205101925206535">
            <text:p>0,2051019252</text:p>
          </table:table-cell>
          <table:table-cell table:number-columns-repeated="5"/>
          <table:table-cell office:value-type="string">
            <text:p>эт</text:p>
          </table:table-cell>
          <table:table-cell office:value-type="string">
            <text:p>маршрут</text:p>
          </table:table-cell>
          <table:table-cell office:value-type="string">
            <text:p>коммутатор</text:p>
          </table:table-cell>
        </table:table-row>
        <table:table-row table:style-name="ro2">
          <table:table-cell office:value-type="string">
            <text:p>маршрут</text:p>
          </table:table-cell>
          <table:table-cell office:value-type="float" office:value="12">
            <text:p>12</text:p>
          </table:table-cell>
          <table:table-cell office:value-type="float" office:value="0.0370720531151">
            <text:p>0,0370720531</text:p>
          </table:table-cell>
          <table:table-cell office:value-type="float" office:value="0.000287965311857">
            <text:p>0,0002879653</text:p>
          </table:table-cell>
          <table:table-cell office:value-type="float" office:value="0.0347757294227">
            <text:p>0,0347757294</text:p>
          </table:table-cell>
          <table:table-cell/>
          <table:table-cell table:formula="of:=[.C19]/[.K$1]" office:value-type="float" office:value="0.130397574874746">
            <text:p>0,1303975749</text:p>
          </table:table-cell>
          <table:table-cell table:formula="of:=[.D19]/[.L$1]" office:value-type="float" office:value="0.601252094912577">
            <text:p>0,6012520949</text:p>
          </table:table-cell>
          <table:table-cell table:formula="of:=[.E19]/[.M$1]" office:value-type="float" office:value="0.159123441862381">
            <text:p>0,1591234419</text:p>
          </table:table-cell>
          <table:table-cell table:number-columns-repeated="5"/>
          <table:table-cell office:value-type="string">
            <text:p>маршрут</text:p>
          </table:table-cell>
          <table:table-cell office:value-type="string">
            <text:p>коммутатор</text:p>
          </table:table-cell>
          <table:table-cell office:value-type="string">
            <text:p>такж</text:p>
          </table:table-cell>
        </table:table-row>
        <table:table-row table:style-name="ro1">
          <table:table-cell office:value-type="string">
            <text:p>так</text:p>
          </table:table-cell>
          <table:table-cell office:value-type="float" office:value="9">
            <text:p>9</text:p>
          </table:table-cell>
          <table:table-cell office:value-type="float" office:value="0.0340360297061">
            <text:p>0,0340360297</text:p>
          </table:table-cell>
          <table:table-cell office:value-type="float" office:value="0.000287800993034">
            <text:p>0,000287801</text:p>
          </table:table-cell>
          <table:table-cell office:value-type="float" office:value="0.0414025666597">
            <text:p>0,0414025667</text:p>
          </table:table-cell>
          <table:table-cell/>
          <table:table-cell table:formula="of:=[.C20]/[.K$1]" office:value-type="float" office:value="0.119718638680751">
            <text:p>0,1197186387</text:p>
          </table:table-cell>
          <table:table-cell table:formula="of:=[.D20]/[.L$1]" office:value-type="float" office:value="0.600909008323692">
            <text:p>0,6009090083</text:p>
          </table:table-cell>
          <table:table-cell table:formula="of:=[.E20]/[.M$1]" office:value-type="float" office:value="0.189445887065354">
            <text:p>0,1894458871</text:p>
          </table:table-cell>
          <table:table-cell table:number-columns-repeated="5"/>
          <table:table-cell table:number-columns-repeated="2" office:value-type="string">
            <text:p>так</text:p>
          </table:table-cell>
          <table:table-cell office:value-type="string">
            <text:p>тополог</text:p>
          </table:table-cell>
        </table:table-row>
        <table:table-row table:style-name="ro1">
          <table:table-cell office:value-type="string">
            <text:p>мост</text:p>
          </table:table-cell>
          <table:table-cell office:value-type="float" office:value="11">
            <text:p>11</text:p>
          </table:table-cell>
          <table:table-cell office:value-type="float" office:value="0.0331755054253">
            <text:p>0,0331755054</text:p>
          </table:table-cell>
          <table:table-cell office:value-type="float" office:value="0.00028639104041">
            <text:p>0,000286391</text:p>
          </table:table-cell>
          <table:table-cell office:value-type="float" office:value="0.0297424997052">
            <text:p>0,0297424997</text:p>
          </table:table-cell>
          <table:table-cell/>
          <table:table-cell table:formula="of:=[.C21]/[.K$1]" office:value-type="float" office:value="0.116691822793625">
            <text:p>0,1166918228</text:p>
          </table:table-cell>
          <table:table-cell table:formula="of:=[.D21]/[.L$1]" office:value-type="float" office:value="0.59796512260551">
            <text:p>0,5979651226</text:p>
          </table:table-cell>
          <table:table-cell table:formula="of:=[.E21]/[.M$1]" office:value-type="float" office:value="0.136092872852667">
            <text:p>0,1360928729</text:p>
          </table:table-cell>
          <table:table-cell table:number-columns-repeated="8"/>
        </table:table-row>
        <table:table-row table:style-name="ro2">
          <table:table-cell office:value-type="string">
            <text:p>связ</text:p>
          </table:table-cell>
          <table:table-cell office:value-type="float" office:value="9">
            <text:p>9</text:p>
          </table:table-cell>
          <table:table-cell office:value-type="float" office:value="0.0315762202886">
            <text:p>0,0315762203</text:p>
          </table:table-cell>
          <table:table-cell office:value-type="float" office:value="0.000287018435154">
            <text:p>0,0002870184</text:p>
          </table:table-cell>
          <table:table-cell office:value-type="float" office:value="0.0341379787664">
            <text:p>0,0341379788</text:p>
          </table:table-cell>
          <table:table-cell/>
          <table:table-cell table:formula="of:=[.C22]/[.K$1]" office:value-type="float" office:value="0.11106648279124">
            <text:p>0,1110664828</text:p>
          </table:table-cell>
          <table:table-cell table:formula="of:=[.D22]/[.L$1]" office:value-type="float" office:value="0.599275080397768">
            <text:p>0,5992750804</text:p>
          </table:table-cell>
          <table:table-cell table:formula="of:=[.E22]/[.M$1]" office:value-type="float" office:value="0.156205283676626">
            <text:p>0,1562052837</text:p>
          </table:table-cell>
          <table:table-cell table:number-columns-repeated="8"/>
        </table:table-row>
        <table:table-row table:style-name="ro2">
          <table:table-cell office:value-type="string">
            <text:p>такж</text:p>
          </table:table-cell>
          <table:table-cell office:value-type="float" office:value="9">
            <text:p>9</text:p>
          </table:table-cell>
          <table:table-cell office:value-type="float" office:value="0.0309248932514">
            <text:p>0,0309248933</text:p>
          </table:table-cell>
          <table:table-cell office:value-type="float" office:value="0.000287561281994">
            <text:p>0,0002875613</text:p>
          </table:table-cell>
          <table:table-cell office:value-type="float" office:value="0.0380811369813">
            <text:p>0,038081137</text:p>
          </table:table-cell>
          <table:table-cell/>
          <table:table-cell table:formula="of:=[.C23]/[.K$1]" office:value-type="float" office:value="0.108775499180553">
            <text:p>0,1087754992</text:p>
          </table:table-cell>
          <table:table-cell table:formula="of:=[.D23]/[.L$1]" office:value-type="float" office:value="0.600408507884787">
            <text:p>0,6004085079</text:p>
          </table:table-cell>
          <table:table-cell table:formula="of:=[.E23]/[.M$1]" office:value-type="float" office:value="0.174248008225582">
            <text:p>0,1742480082</text:p>
          </table:table-cell>
          <table:table-cell table:number-columns-repeated="8"/>
        </table:table-row>
        <table:table-row table:style-name="ro1">
          <table:table-cell office:value-type="string">
            <text:p>друг</text:p>
          </table:table-cell>
          <table:table-cell office:value-type="float" office:value="10">
            <text:p>10</text:p>
          </table:table-cell>
          <table:table-cell office:value-type="float" office:value="0.030639909215">
            <text:p>0,0306399092</text:p>
          </table:table-cell>
          <table:table-cell office:value-type="float" office:value="0.000286710192989">
            <text:p>0,0002867102</text:p>
          </table:table-cell>
          <table:table-cell office:value-type="float" office:value="0.0282058735485">
            <text:p>0,0282058735</text:p>
          </table:table-cell>
          <table:table-cell/>
          <table:table-cell table:formula="of:=[.C24]/[.K$1]" office:value-type="float" office:value="0.107773093753769">
            <text:p>0,1077730938</text:p>
          </table:table-cell>
          <table:table-cell table:formula="of:=[.D24]/[.L$1]" office:value-type="float" office:value="0.598631491604898">
            <text:p>0,5986314916</text:p>
          </table:table-cell>
          <table:table-cell table:formula="of:=[.E24]/[.M$1]" office:value-type="float" office:value="0.129061726505231">
            <text:p>0,1290617265</text:p>
          </table:table-cell>
          <table:table-cell table:number-columns-repeated="8"/>
        </table:table-row>
        <table:table-row table:style-name="ro2">
          <table:table-cell office:value-type="string">
            <text:p>нескольк</text:p>
          </table:table-cell>
          <table:table-cell office:value-type="float" office:value="9">
            <text:p>9</text:p>
          </table:table-cell>
          <table:table-cell office:value-type="float" office:value="0.0304537993503">
            <text:p>0,0304537994</text:p>
          </table:table-cell>
          <table:table-cell office:value-type="float" office:value="0.00028635910693">
            <text:p>0,0002863591</text:p>
          </table:table-cell>
          <table:table-cell office:value-type="float" office:value="0.0279968992781">
            <text:p>0,0279968993</text:p>
          </table:table-cell>
          <table:table-cell/>
          <table:table-cell table:formula="of:=[.C25]/[.K$1]" office:value-type="float" office:value="0.107118469232656">
            <text:p>0,1071184692</text:p>
          </table:table-cell>
          <table:table-cell table:formula="of:=[.D25]/[.L$1]" office:value-type="float" office:value="0.597898447659059">
            <text:p>0,5978984477</text:p>
          </table:table-cell>
          <table:table-cell table:formula="of:=[.E25]/[.M$1]" office:value-type="float" office:value="0.128105522114446">
            <text:p>0,1281055221</text:p>
          </table:table-cell>
          <table:table-cell table:number-columns-repeated="8"/>
        </table:table-row>
        <table:table-row table:style-name="ro1">
          <table:table-cell office:value-type="string">
            <text:p>средств</text:p>
          </table:table-cell>
          <table:table-cell office:value-type="float" office:value="8">
            <text:p>8</text:p>
          </table:table-cell>
          <table:table-cell office:value-type="float" office:value="0.029709666603">
            <text:p>0,0297096666</text:p>
          </table:table-cell>
          <table:table-cell office:value-type="float" office:value="0.000286510004095">
            <text:p>0,00028651</text:p>
          </table:table-cell>
          <table:table-cell office:value-type="float" office:value="0.0331538685543">
            <text:p>0,0331538686</text:p>
          </table:table-cell>
          <table:table-cell/>
          <table:table-cell table:formula="of:=[.C26]/[.K$1]" office:value-type="float" office:value="0.104501049978008">
            <text:p>0,10450105</text:p>
          </table:table-cell>
          <table:table-cell table:formula="of:=[.D26]/[.L$1]" office:value-type="float" office:value="0.598213510733801">
            <text:p>0,5982135107</text:p>
          </table:table-cell>
          <table:table-cell table:formula="of:=[.E26]/[.M$1]" office:value-type="float" office:value="0.151702286709464">
            <text:p>0,1517022867</text:p>
          </table:table-cell>
          <table:table-cell table:number-columns-repeated="8"/>
        </table:table-row>
        <table:table-row table:style-name="ro2">
          <table:table-cell office:value-type="string">
            <text:p>транспортн</text:p>
          </table:table-cell>
          <table:table-cell office:value-type="float" office:value="7">
            <text:p>7</text:p>
          </table:table-cell>
          <table:table-cell office:value-type="float" office:value="0.028919784071">
            <text:p>0,0289197841</text:p>
          </table:table-cell>
          <table:table-cell office:value-type="float" office:value="0.000286496203854">
            <text:p>0,0002864962</text:p>
          </table:table-cell>
          <table:table-cell office:value-type="float" office:value="0.0338247010999">
            <text:p>0,0338247011</text:p>
          </table:table-cell>
          <table:table-cell/>
          <table:table-cell table:formula="of:=[.C27]/[.K$1]" office:value-type="float" office:value="0.101722710016935">
            <text:p>0,10172271</text:p>
          </table:table-cell>
          <table:table-cell table:formula="of:=[.D27]/[.L$1]" office:value-type="float" office:value="0.598184696763958">
            <text:p>0,5981846968</text:p>
          </table:table-cell>
          <table:table-cell table:formula="of:=[.E27]/[.M$1]" office:value-type="float" office:value="0.154771817826171">
            <text:p>0,1547718178</text:p>
          </table:table-cell>
          <table:table-cell table:number-columns-repeated="8"/>
        </table:table-row>
        <table:table-row table:style-name="ro1">
          <table:table-cell office:value-type="string">
            <text:p>например</text:p>
          </table:table-cell>
          <table:table-cell office:value-type="float" office:value="8">
            <text:p>8</text:p>
          </table:table-cell>
          <table:table-cell office:value-type="float" office:value="0.0285584275955">
            <text:p>0,0285584276</text:p>
          </table:table-cell>
          <table:table-cell office:value-type="float" office:value="0.000286590620775">
            <text:p>0,0002865906</text:p>
          </table:table-cell>
          <table:table-cell office:value-type="float" office:value="0.033703398778">
            <text:p>0,0337033988</text:p>
          </table:table-cell>
          <table:table-cell/>
          <table:table-cell table:formula="of:=[.C28]/[.K$1]" office:value-type="float" office:value="0.100451671482214">
            <text:p>0,1004516715</text:p>
          </table:table-cell>
          <table:table-cell table:formula="of:=[.D28]/[.L$1]" office:value-type="float" office:value="0.598381832909213">
            <text:p>0,5983818329</text:p>
          </table:table-cell>
          <table:table-cell table:formula="of:=[.E28]/[.M$1]" office:value-type="float" office:value="0.154216774314876">
            <text:p>0,1542167743</text:p>
          </table:table-cell>
          <table:table-cell table:number-columns-repeated="8"/>
        </table:table-row>
        <table:table-row table:style-name="ro1">
          <table:table-cell office:value-type="string">
            <text:p>трафик</text:p>
          </table:table-cell>
          <table:table-cell office:value-type="float" office:value="8">
            <text:p>8</text:p>
          </table:table-cell>
          <table:table-cell office:value-type="float" office:value="0.0284800645378">
            <text:p>0,0284800645</text:p>
          </table:table-cell>
          <table:table-cell office:value-type="float" office:value="0.000285936742237">
            <text:p>0,0002859367</text:p>
          </table:table-cell>
          <table:table-cell office:value-type="float" office:value="0.0266214254035">
            <text:p>0,0266214254</text:p>
          </table:table-cell>
          <table:table-cell/>
          <table:table-cell table:formula="of:=[.C29]/[.K$1]" office:value-type="float" office:value="0.100176036554412">
            <text:p>0,1001760366</text:p>
          </table:table-cell>
          <table:table-cell table:formula="of:=[.D29]/[.L$1]" office:value-type="float" office:value="0.597016578746287">
            <text:p>0,5970165787</text:p>
          </table:table-cell>
          <table:table-cell table:formula="of:=[.E29]/[.M$1]" office:value-type="float" office:value="0.121811760897887">
            <text:p>0,1218117609</text:p>
          </table:table-cell>
          <table:table-cell table:number-columns-repeated="8"/>
        </table:table-row>
        <table:table-row table:style-name="ro2">
          <table:table-cell office:value-type="string">
            <text:p>одн</text:p>
          </table:table-cell>
          <table:table-cell office:value-type="float" office:value="9">
            <text:p>9</text:p>
          </table:table-cell>
          <table:table-cell office:value-type="float" office:value="0.0284200028606">
            <text:p>0,0284200029</text:p>
          </table:table-cell>
          <table:table-cell office:value-type="float" office:value="0.000286503103028">
            <text:p>0,0002865031</text:p>
          </table:table-cell>
          <table:table-cell office:value-type="float" office:value="0.0280737848607">
            <text:p>0,0280737849</text:p>
          </table:table-cell>
          <table:table-cell/>
          <table:table-cell table:formula="of:=[.C30]/[.K$1]" office:value-type="float" office:value="0.0999647750678831">
            <text:p>0,0999647751</text:p>
          </table:table-cell>
          <table:table-cell table:formula="of:=[.D30]/[.L$1]" office:value-type="float" office:value="0.598199101772652">
            <text:p>0,5981991018</text:p>
          </table:table-cell>
          <table:table-cell table:formula="of:=[.E30]/[.M$1]" office:value-type="float" office:value="0.128457327777073">
            <text:p>0,1284573278</text:p>
          </table:table-cell>
          <table:table-cell table:number-columns-repeated="8"/>
        </table:table-row>
        <table:table-row table:style-name="ro1">
          <table:table-cell office:value-type="string">
            <text:p>кадр</text:p>
          </table:table-cell>
          <table:table-cell office:value-type="float" office:value="8">
            <text:p>8</text:p>
          </table:table-cell>
          <table:table-cell office:value-type="float" office:value="0.0284012591441">
            <text:p>0,0284012591</text:p>
          </table:table-cell>
          <table:table-cell office:value-type="float" office:value="0.000286222304224">
            <text:p>0,0002862223</text:p>
          </table:table-cell>
          <table:table-cell office:value-type="float" office:value="0.0282814123719">
            <text:p>0,0282814124</text:p>
          </table:table-cell>
          <table:table-cell/>
          <table:table-cell table:formula="of:=[.C31]/[.K$1]" office:value-type="float" office:value="0.099898845749964">
            <text:p>0,0998988457</text:p>
          </table:table-cell>
          <table:table-cell table:formula="of:=[.D31]/[.L$1]" office:value-type="float" office:value="0.597612812861445">
            <text:p>0,5976128129</text:p>
          </table:table-cell>
          <table:table-cell table:formula="of:=[.E31]/[.M$1]" office:value-type="float" office:value="0.129407369796491">
            <text:p>0,1294073698</text:p>
          </table:table-cell>
          <table:table-cell table:number-columns-repeated="8"/>
        </table:table-row>
        <table:table-row table:style-name="ro1">
          <table:table-cell office:value-type="string">
            <text:p>компьютер</text:p>
          </table:table-cell>
          <table:table-cell office:value-type="float" office:value="10">
            <text:p>10</text:p>
          </table:table-cell>
          <table:table-cell office:value-type="float" office:value="0.0283206528719">
            <text:p>0,0283206529</text:p>
          </table:table-cell>
          <table:table-cell office:value-type="float" office:value="0.000286951435078">
            <text:p>0,0002869514</text:p>
          </table:table-cell>
          <table:table-cell office:value-type="float" office:value="0.0322398671758">
            <text:p>0,0322398672</text:p>
          </table:table-cell>
          <table:table-cell/>
          <table:table-cell table:formula="of:=[.C32]/[.K$1]" office:value-type="float" office:value="0.0996153205191941">
            <text:p>0,0996153205</text:p>
          </table:table-cell>
          <table:table-cell table:formula="of:=[.D32]/[.L$1]" office:value-type="float" office:value="0.599135188770563">
            <text:p>0,5991351888</text:p>
          </table:table-cell>
          <table:table-cell table:formula="of:=[.E32]/[.M$1]" office:value-type="float" office:value="0.147520087007883">
            <text:p>0,147520087</text:p>
          </table:table-cell>
          <table:table-cell table:number-columns-repeated="8"/>
        </table:table-row>
        <table:table-row table:style-name="ro2">
          <table:table-cell office:value-type="string">
            <text:p>доставк</text:p>
          </table:table-cell>
          <table:table-cell office:value-type="float" office:value="7">
            <text:p>7</text:p>
          </table:table-cell>
          <table:table-cell office:value-type="float" office:value="0.0282744671888">
            <text:p>0,0282744672</text:p>
          </table:table-cell>
          <table:table-cell office:value-type="float" office:value="0.000285922543999">
            <text:p>0,0002859225</text:p>
          </table:table-cell>
          <table:table-cell office:value-type="float" office:value="0.0264876588052">
            <text:p>0,0264876588</text:p>
          </table:table-cell>
          <table:table-cell/>
          <table:table-cell table:formula="of:=[.C33]/[.K$1]" office:value-type="float" office:value="0.0994528665797946">
            <text:p>0,0994528666</text:p>
          </table:table-cell>
          <table:table-cell table:formula="of:=[.D33]/[.L$1]" office:value-type="float" office:value="0.596986933785627">
            <text:p>0,5969869338</text:p>
          </table:table-cell>
          <table:table-cell table:formula="of:=[.E33]/[.M$1]" office:value-type="float" office:value="0.121199684548057">
            <text:p>0,1211996845</text:p>
          </table:table-cell>
          <table:table-cell table:number-columns-repeated="8"/>
        </table:table-row>
        <table:table-row table:style-name="ro2">
          <table:table-cell office:value-type="string">
            <text:p>функц</text:p>
          </table:table-cell>
          <table:table-cell office:value-type="float" office:value="9">
            <text:p>9</text:p>
          </table:table-cell>
          <table:table-cell office:value-type="float" office:value="0.0262419104161">
            <text:p>0,0262419104</text:p>
          </table:table-cell>
          <table:table-cell office:value-type="float" office:value="0.000286468816083">
            <text:p>0,0002864688</text:p>
          </table:table-cell>
          <table:table-cell office:value-type="float" office:value="0.0280853436657">
            <text:p>0,0280853437</text:p>
          </table:table-cell>
          <table:table-cell/>
          <table:table-cell table:formula="of:=[.C34]/[.K$1]" office:value-type="float" office:value="0.0923035330068082">
            <text:p>0,092303533</text:p>
          </table:table-cell>
          <table:table-cell table:formula="of:=[.D34]/[.L$1]" office:value-type="float" office:value="0.598127512950455">
            <text:p>0,598127513</text:p>
          </table:table-cell>
          <table:table-cell table:formula="of:=[.E34]/[.M$1]" office:value-type="float" office:value="0.128510217446563">
            <text:p>0,1285102174</text:p>
          </table:table-cell>
          <table:table-cell table:number-columns-repeated="8"/>
        </table:table-row>
        <table:table-row table:style-name="ro2">
          <table:table-cell office:value-type="string">
            <text:p>маршрутн</text:p>
          </table:table-cell>
          <table:table-cell office:value-type="float" office:value="7">
            <text:p>7</text:p>
          </table:table-cell>
          <table:table-cell office:value-type="float" office:value="0.0251783594875">
            <text:p>0,0251783595</text:p>
          </table:table-cell>
          <table:table-cell office:value-type="float" office:value="0.000284613491174">
            <text:p>0,0002846135</text:p>
          </table:table-cell>
          <table:table-cell office:value-type="float" office:value="0.011370905783">
            <text:p>0,0113709058</text:p>
          </table:table-cell>
          <table:table-cell/>
          <table:table-cell table:formula="of:=[.C35]/[.K$1]" office:value-type="float" office:value="0.0885625893527127">
            <text:p>0,0885625894</text:p>
          </table:table-cell>
          <table:table-cell table:formula="of:=[.D35]/[.L$1]" office:value-type="float" office:value="0.594253720023501">
            <text:p>0,59425372</text:p>
          </table:table-cell>
          <table:table-cell table:formula="of:=[.E35]/[.M$1]" office:value-type="float" office:value="0.0520298983032326">
            <text:p>0,0520298983</text:p>
          </table:table-cell>
          <table:table-cell table:number-columns-repeated="8"/>
        </table:table-row>
        <table:table-row table:style-name="ro1">
          <table:table-cell office:value-type="string">
            <text:p>представлен</text:p>
          </table:table-cell>
          <table:table-cell office:value-type="float" office:value="6">
            <text:p>6</text:p>
          </table:table-cell>
          <table:table-cell office:value-type="float" office:value="0.0245488292282">
            <text:p>0,0245488292</text:p>
          </table:table-cell>
          <table:table-cell office:value-type="float" office:value="0.000285074400311">
            <text:p>0,0002850744</text:p>
          </table:table-cell>
          <table:table-cell office:value-type="float" office:value="0.0229067750127">
            <text:p>0,022906775</text:p>
          </table:table-cell>
          <table:table-cell/>
          <table:table-cell table:formula="of:=[.C36]/[.K$1]" office:value-type="float" office:value="0.0863482739257218">
            <text:p>0,0863482739</text:p>
          </table:table-cell>
          <table:table-cell table:formula="of:=[.D36]/[.L$1]" office:value-type="float" office:value="0.59521606712843">
            <text:p>0,5952160671</text:p>
          </table:table-cell>
          <table:table-cell table:formula="of:=[.E36]/[.M$1]" office:value-type="float" office:value="0.104814620498189">
            <text:p>0,1048146205</text:p>
          </table:table-cell>
          <table:table-cell table:number-columns-repeated="8"/>
        </table:table-row>
        <table:table-row table:style-name="ro2">
          <table:table-cell office:value-type="string">
            <text:p>составн</text:p>
          </table:table-cell>
          <table:table-cell office:value-type="float" office:value="8">
            <text:p>8</text:p>
          </table:table-cell>
          <table:table-cell office:value-type="float" office:value="0.0241799735253">
            <text:p>0,0241799735</text:p>
          </table:table-cell>
          <table:table-cell office:value-type="float" office:value="0.000285168505926">
            <text:p>0,0002851685</text:p>
          </table:table-cell>
          <table:table-cell office:value-type="float" office:value="0.0198732701896">
            <text:p>0,0198732702</text:p>
          </table:table-cell>
          <table:table-cell/>
          <table:table-cell table:formula="of:=[.C37]/[.K$1]" office:value-type="float" office:value="0.0850508575407284">
            <text:p>0,0850508575</text:p>
          </table:table-cell>
          <table:table-cell table:formula="of:=[.D37]/[.L$1]" office:value-type="float" office:value="0.595412553287811">
            <text:p>0,5954125533</text:p>
          </table:table-cell>
          <table:table-cell table:formula="of:=[.E37]/[.M$1]" office:value-type="float" office:value="0.0909342005509739">
            <text:p>0,0909342006</text:p>
          </table:table-cell>
          <table:table-cell table:number-columns-repeated="8"/>
        </table:table-row>
        <table:table-row table:style-name="ro2">
          <table:table-cell office:value-type="string">
            <text:p>произвольн</text:p>
          </table:table-cell>
          <table:table-cell office:value-type="float" office:value="7">
            <text:p>7</text:p>
          </table:table-cell>
          <table:table-cell office:value-type="float" office:value="0.023832006305">
            <text:p>0,0238320063</text:p>
          </table:table-cell>
          <table:table-cell office:value-type="float" office:value="0.000284960990248">
            <text:p>0,000284961</text:p>
          </table:table-cell>
          <table:table-cell office:value-type="float" office:value="0.0168285448539">
            <text:p>0,0168285449</text:p>
          </table:table-cell>
          <table:table-cell/>
          <table:table-cell table:formula="of:=[.C38]/[.K$1]" office:value-type="float" office:value="0.0838269144933295">
            <text:p>0,0838269145</text:p>
          </table:table-cell>
          <table:table-cell table:formula="of:=[.D38]/[.L$1]" office:value-type="float" office:value="0.594979274587262">
            <text:p>0,5949792746</text:p>
          </table:table-cell>
          <table:table-cell table:formula="of:=[.E38]/[.M$1]" office:value-type="float" office:value="0.0770024388601343">
            <text:p>0,0770024389</text:p>
          </table:table-cell>
          <table:table-cell table:number-columns-repeated="8"/>
        </table:table-row>
        <table:table-row table:style-name="ro2">
          <table:table-cell office:value-type="string">
            <text:p>некотор</text:p>
          </table:table-cell>
          <table:table-cell office:value-type="float" office:value="7">
            <text:p>7</text:p>
          </table:table-cell>
          <table:table-cell office:value-type="float" office:value="0.0223931431783">
            <text:p>0,0223931432</text:p>
          </table:table-cell>
          <table:table-cell office:value-type="float" office:value="0.000285742117854">
            <text:p>0,0002857421</text:p>
          </table:table-cell>
          <table:table-cell office:value-type="float" office:value="0.0268797382559">
            <text:p>0,0268797383</text:p>
          </table:table-cell>
          <table:table-cell/>
          <table:table-cell table:formula="of:=[.C39]/[.K$1]" office:value-type="float" office:value="0.0787658443196371">
            <text:p>0,0787658443</text:p>
          </table:table-cell>
          <table:table-cell table:formula="of:=[.D39]/[.L$1]" office:value-type="float" office:value="0.596610216197808">
            <text:p>0,5966102162</text:p>
          </table:table-cell>
          <table:table-cell table:formula="of:=[.E39]/[.M$1]" office:value-type="float" office:value="0.122993724032335">
            <text:p>0,122993724</text:p>
          </table:table-cell>
          <table:table-cell table:number-columns-repeated="8"/>
        </table:table-row>
        <table:table-row table:style-name="ro2">
          <table:table-cell office:value-type="string">
            <text:p>надежн</text:p>
          </table:table-cell>
          <table:table-cell office:value-type="float" office:value="6">
            <text:p>6</text:p>
          </table:table-cell>
          <table:table-cell office:value-type="float" office:value="0.0221117989388">
            <text:p>0,0221117989</text:p>
          </table:table-cell>
          <table:table-cell office:value-type="float" office:value="0.000285241979748">
            <text:p>0,000285242</text:p>
          </table:table-cell>
          <table:table-cell office:value-type="float" office:value="0.0253196943184">
            <text:p>0,0253196943</text:p>
          </table:table-cell>
          <table:table-cell/>
          <table:table-cell table:formula="of:=[.C40]/[.K$1]" office:value-type="float" office:value="0.077776241547385">
            <text:p>0,0777762415</text:p>
          </table:table-cell>
          <table:table-cell table:formula="of:=[.D40]/[.L$1]" office:value-type="float" office:value="0.595565961658819">
            <text:p>0,5955659617</text:p>
          </table:table-cell>
          <table:table-cell table:formula="of:=[.E40]/[.M$1]" office:value-type="float" office:value="0.11585542485321">
            <text:p>0,1158554249</text:p>
          </table:table-cell>
          <table:table-cell table:number-columns-repeated="8"/>
        </table:table-row>
        <table:table-row table:style-name="ro1">
          <table:table-cell office:value-type="string">
            <text:p>тип</text:p>
          </table:table-cell>
          <table:table-cell office:value-type="float" office:value="7">
            <text:p>7</text:p>
          </table:table-cell>
          <table:table-cell office:value-type="float" office:value="0.021338257213">
            <text:p>0,0213382572</text:p>
          </table:table-cell>
          <table:table-cell office:value-type="float" office:value="0.000285200704548">
            <text:p>0,0002852007</text:p>
          </table:table-cell>
          <table:table-cell office:value-type="float" office:value="0.0195628225616">
            <text:p>0,0195628226</text:p>
          </table:table-cell>
          <table:table-cell/>
          <table:table-cell table:formula="of:=[.C41]/[.K$1]" office:value-type="float" office:value="0.0750553788858115">
            <text:p>0,0750553789</text:p>
          </table:table-cell>
          <table:table-cell table:formula="of:=[.D41]/[.L$1]" office:value-type="float" office:value="0.595479781832826">
            <text:p>0,5954797818</text:p>
          </table:table-cell>
          <table:table-cell table:formula="of:=[.E41]/[.M$1]" office:value-type="float" office:value="0.0895136841188117">
            <text:p>0,0895136841</text:p>
          </table:table-cell>
          <table:table-cell table:number-columns-repeated="8"/>
        </table:table-row>
        <table:table-row table:style-name="ro2">
          <table:table-cell office:value-type="string">
            <text:p>обм</text:p>
          </table:table-cell>
          <table:table-cell office:value-type="float" office:value="8">
            <text:p>8</text:p>
          </table:table-cell>
          <table:table-cell office:value-type="float" office:value="0.0211145108944">
            <text:p>0,0211145109</text:p>
          </table:table-cell>
          <table:table-cell office:value-type="float" office:value="0.000284747325405">
            <text:p>0,0002847473</text:p>
          </table:table-cell>
          <table:table-cell office:value-type="float" office:value="0.0112957065874">
            <text:p>0,0112957066</text:p>
          </table:table-cell>
          <table:table-cell/>
          <table:table-cell table:formula="of:=[.C42]/[.K$1]" office:value-type="float" office:value="0.074268371561399">
            <text:p>0,0742683716</text:p>
          </table:table-cell>
          <table:table-cell table:formula="of:=[.D42]/[.L$1]" office:value-type="float" office:value="0.594533156846085">
            <text:p>0,5945331568</text:p>
          </table:table-cell>
          <table:table-cell table:formula="of:=[.E42]/[.M$1]" office:value-type="float" office:value="0.0516858090482321">
            <text:p>0,051685809</text:p>
          </table:table-cell>
          <table:table-cell table:number-columns-repeated="8"/>
        </table:table-row>
        <table:table-row table:style-name="ro1">
          <table:table-cell office:value-type="string">
            <text:p>необходим</text:p>
          </table:table-cell>
          <table:table-cell office:value-type="float" office:value="5">
            <text:p>5</text:p>
          </table:table-cell>
          <table:table-cell office:value-type="float" office:value="0.0206547454034">
            <text:p>0,0206547454</text:p>
          </table:table-cell>
          <table:table-cell office:value-type="float" office:value="0.000284862746517">
            <text:p>0,0002848627</text:p>
          </table:table-cell>
          <table:table-cell office:value-type="float" office:value="0.026071498977">
            <text:p>0,026071499</text:p>
          </table:table-cell>
          <table:table-cell/>
          <table:table-cell table:formula="of:=[.C43]/[.K$1]" office:value-type="float" office:value="0.0726511882656328">
            <text:p>0,0726511883</text:p>
          </table:table-cell>
          <table:table-cell table:formula="of:=[.D43]/[.L$1]" office:value-type="float" office:value="0.59477414832155">
            <text:p>0,5947741483</text:p>
          </table:table-cell>
          <table:table-cell table:formula="of:=[.E43]/[.M$1]" office:value-type="float" office:value="0.119295460385765">
            <text:p>0,1192954604</text:p>
          </table:table-cell>
          <table:table-cell table:number-columns-repeated="8"/>
        </table:table-row>
        <table:table-row table:style-name="ro1">
          <table:table-cell office:value-type="string">
            <text:p>формат</text:p>
          </table:table-cell>
          <table:table-cell office:value-type="float" office:value="5">
            <text:p>5</text:p>
          </table:table-cell>
          <table:table-cell office:value-type="float" office:value="0.0206123693595">
            <text:p>0,0206123694</text:p>
          </table:table-cell>
          <table:table-cell office:value-type="float" office:value="0.000285113001301">
            <text:p>0,000285113</text:p>
          </table:table-cell>
          <table:table-cell office:value-type="float" office:value="0.0199869879094">
            <text:p>0,0199869879</text:p>
          </table:table-cell>
          <table:table-cell/>
          <table:table-cell table:formula="of:=[.C44]/[.K$1]" office:value-type="float" office:value="0.0725021343856065">
            <text:p>0,0725021344</text:p>
          </table:table-cell>
          <table:table-cell table:formula="of:=[.D44]/[.L$1]" office:value-type="float" office:value="0.595296663384811">
            <text:p>0,5952966634</text:p>
          </table:table-cell>
          <table:table-cell table:formula="of:=[.E44]/[.M$1]" office:value-type="float" office:value="0.0914545391686164">
            <text:p>0,0914545392</text:p>
          </table:table-cell>
          <table:table-cell table:number-columns-repeated="8"/>
        </table:table-row>
        <table:table-row table:style-name="ro2">
          <table:table-cell office:value-type="string">
            <text:p>физическ</text:p>
          </table:table-cell>
          <table:table-cell office:value-type="float" office:value="5">
            <text:p>5</text:p>
          </table:table-cell>
          <table:table-cell office:value-type="float" office:value="0.0201112196175">
            <text:p>0,0201112196</text:p>
          </table:table-cell>
          <table:table-cell office:value-type="float" office:value="0.000284973477665">
            <text:p>0,0002849735</text:p>
          </table:table-cell>
          <table:table-cell office:value-type="float" office:value="0.0242220579962">
            <text:p>0,024222058</text:p>
          </table:table-cell>
          <table:table-cell/>
          <table:table-cell table:formula="of:=[.C45]/[.K$1]" office:value-type="float" office:value="0.0707393857511294">
            <text:p>0,0707393858</text:p>
          </table:table-cell>
          <table:table-cell table:formula="of:=[.D45]/[.L$1]" office:value-type="float" office:value="0.595005347469384">
            <text:p>0,5950053475</text:p>
          </table:table-cell>
          <table:table-cell table:formula="of:=[.E45]/[.M$1]" office:value-type="float" office:value="0.110832966017663">
            <text:p>0,110832966</text:p>
          </table:table-cell>
          <table:table-cell table:number-columns-repeated="8"/>
        </table:table-row>
        <table:table-row table:style-name="ro1">
          <table:table-cell office:value-type="string">
            <text:p>технолог</text:p>
          </table:table-cell>
          <table:table-cell office:value-type="float" office:value="7">
            <text:p>7</text:p>
          </table:table-cell>
          <table:table-cell office:value-type="float" office:value="0.020088177794">
            <text:p>0,0200881778</text:p>
          </table:table-cell>
          <table:table-cell office:value-type="float" office:value="0.000285048975349">
            <text:p>0,000285049</text:p>
          </table:table-cell>
          <table:table-cell office:value-type="float" office:value="0.0212902875371">
            <text:p>0,0212902875</text:p>
          </table:table-cell>
          <table:table-cell/>
          <table:table-cell table:formula="of:=[.C46]/[.K$1]" office:value-type="float" office:value="0.0706583382327801">
            <text:p>0,0706583382</text:p>
          </table:table-cell>
          <table:table-cell table:formula="of:=[.D46]/[.L$1]" office:value-type="float" office:value="0.595162981527366">
            <text:p>0,5951629815</text:p>
          </table:table-cell>
          <table:table-cell table:formula="of:=[.E46]/[.M$1]" office:value-type="float" office:value="0.097418052399836">
            <text:p>0,0974180524</text:p>
          </table:table-cell>
          <table:table-cell table:number-columns-repeated="8"/>
        </table:table-row>
        <table:table-row table:style-name="ro2">
          <table:table-cell office:value-type="string">
            <text:p>объединя</text:p>
          </table:table-cell>
          <table:table-cell office:value-type="float" office:value="6">
            <text:p>6</text:p>
          </table:table-cell>
          <table:table-cell office:value-type="float" office:value="0.0197693578085">
            <text:p>0,0197693578</text:p>
          </table:table-cell>
          <table:table-cell office:value-type="float" office:value="0.000284777540806">
            <text:p>0,0002847775</text:p>
          </table:table-cell>
          <table:table-cell office:value-type="float" office:value="0.0183696772201">
            <text:p>0,0183696772</text:p>
          </table:table-cell>
          <table:table-cell/>
          <table:table-cell table:formula="of:=[.C47]/[.K$1]" office:value-type="float" office:value="0.0695369179326493">
            <text:p>0,0695369179</text:p>
          </table:table-cell>
          <table:table-cell table:formula="of:=[.D47]/[.L$1]" office:value-type="float" office:value="0.594596244559785">
            <text:p>0,5945962446</text:p>
          </table:table-cell>
          <table:table-cell table:formula="of:=[.E47]/[.M$1]" office:value-type="float" office:value="0.0840542042880992">
            <text:p>0,0840542043</text:p>
          </table:table-cell>
          <table:table-cell table:number-columns-repeated="8"/>
        </table:table-row>
        <table:table-row table:style-name="ro2">
          <table:table-cell office:value-type="string">
            <text:p>кажд</text:p>
          </table:table-cell>
          <table:table-cell office:value-type="float" office:value="5">
            <text:p>5</text:p>
          </table:table-cell>
          <table:table-cell office:value-type="float" office:value="0.0196939554317">
            <text:p>0,0196939554</text:p>
          </table:table-cell>
          <table:table-cell office:value-type="float" office:value="0.00028510472211">
            <text:p>0,0002851047</text:p>
          </table:table-cell>
          <table:table-cell office:value-type="float" office:value="0.0250973730913">
            <text:p>0,0250973731</text:p>
          </table:table-cell>
          <table:table-cell/>
          <table:table-cell table:formula="of:=[.C48]/[.K$1]" office:value-type="float" office:value="0.0692716969306189">
            <text:p>0,0692716969</text:p>
          </table:table-cell>
          <table:table-cell table:formula="of:=[.D48]/[.L$1]" office:value-type="float" office:value="0.595279376993957">
            <text:p>0,595279377</text:p>
          </table:table-cell>
          <table:table-cell table:formula="of:=[.E48]/[.M$1]" office:value-type="float" office:value="0.114838148740171">
            <text:p>0,1148381487</text:p>
          </table:table-cell>
          <table:table-cell table:number-columns-repeated="8"/>
        </table:table-row>
        <table:table-row table:style-name="ro1">
          <table:table-cell office:value-type="string">
            <text:p>групп</text:p>
          </table:table-cell>
          <table:table-cell office:value-type="float" office:value="6">
            <text:p>6</text:p>
          </table:table-cell>
          <table:table-cell office:value-type="float" office:value="0.0196642723387">
            <text:p>0,0196642723</text:p>
          </table:table-cell>
          <table:table-cell office:value-type="float" office:value="0.000285272616984">
            <text:p>0,0002852726</text:p>
          </table:table-cell>
          <table:table-cell office:value-type="float" office:value="0.0250331231776">
            <text:p>0,0250331232</text:p>
          </table:table-cell>
          <table:table-cell/>
          <table:table-cell table:formula="of:=[.C49]/[.K$1]" office:value-type="float" office:value="0.0691672893508724">
            <text:p>0,0691672894</text:p>
          </table:table-cell>
          <table:table-cell table:formula="of:=[.D49]/[.L$1]" office:value-type="float" office:value="0.595629930135468">
            <text:p>0,5956299301</text:p>
          </table:table-cell>
          <table:table-cell table:formula="of:=[.E49]/[.M$1]" office:value-type="float" office:value="0.114544160157414">
            <text:p>0,1145441602</text:p>
          </table:table-cell>
          <table:table-cell table:number-columns-repeated="8"/>
        </table:table-row>
        <table:table-row table:style-name="ro1">
          <table:table-cell office:value-type="string">
            <text:p>общ</text:p>
          </table:table-cell>
          <table:table-cell office:value-type="float" office:value="5">
            <text:p>5</text:p>
          </table:table-cell>
          <table:table-cell office:value-type="float" office:value="0.019622609934">
            <text:p>0,0196226099</text:p>
          </table:table-cell>
          <table:table-cell office:value-type="float" office:value="0.000284779106072">
            <text:p>0,0002847791</text:p>
          </table:table-cell>
          <table:table-cell office:value-type="float" office:value="0.0209232400376">
            <text:p>0,02092324</text:p>
          </table:table-cell>
          <table:table-cell/>
          <table:table-cell table:formula="of:=[.C50]/[.K$1]" office:value-type="float" office:value="0.0690207456318217">
            <text:p>0,0690207456</text:p>
          </table:table-cell>
          <table:table-cell table:formula="of:=[.D50]/[.L$1]" office:value-type="float" office:value="0.594599512729327">
            <text:p>0,5945995127</text:p>
          </table:table-cell>
          <table:table-cell table:formula="of:=[.E50]/[.M$1]" office:value-type="float" office:value="0.0957385517130928">
            <text:p>0,0957385517</text:p>
          </table:table-cell>
          <table:table-cell table:number-columns-repeated="8"/>
        </table:table-row>
        <table:table-row table:style-name="ro2">
          <table:table-cell office:value-type="string">
            <text:p>os</text:p>
          </table:table-cell>
          <table:table-cell office:value-type="float" office:value="5">
            <text:p>5</text:p>
          </table:table-cell>
          <table:table-cell office:value-type="float" office:value="0.0196144676909">
            <text:p>0,0196144677</text:p>
          </table:table-cell>
          <table:table-cell office:value-type="float" office:value="0.000284531593693">
            <text:p>0,0002845316</text:p>
          </table:table-cell>
          <table:table-cell office:value-type="float" office:value="0.0183231564519">
            <text:p>0,0183231565</text:p>
          </table:table-cell>
          <table:table-cell/>
          <table:table-cell table:formula="of:=[.C51]/[.K$1]" office:value-type="float" office:value="0.0689921060323104">
            <text:p>0,068992106</text:p>
          </table:table-cell>
          <table:table-cell table:formula="of:=[.D51]/[.L$1]" office:value-type="float" office:value="0.594082723622227">
            <text:p>0,5940827236</text:p>
          </table:table-cell>
          <table:table-cell table:formula="of:=[.E51]/[.M$1]" office:value-type="float" office:value="0.0838413390261204">
            <text:p>0,083841339</text:p>
          </table:table-cell>
          <table:table-cell table:number-columns-repeated="8"/>
        </table:table-row>
        <table:table-row table:style-name="ro2">
          <table:table-cell office:value-type="string">
            <text:p>различн</text:p>
          </table:table-cell>
          <table:table-cell office:value-type="float" office:value="6">
            <text:p>6</text:p>
          </table:table-cell>
          <table:table-cell office:value-type="float" office:value="0.0195925674448">
            <text:p>0,0195925674</text:p>
          </table:table-cell>
          <table:table-cell office:value-type="float" office:value="0.000285103612161">
            <text:p>0,0002851036</text:p>
          </table:table-cell>
          <table:table-cell office:value-type="float" office:value="0.0196504229182">
            <text:p>0,0196504229</text:p>
          </table:table-cell>
          <table:table-cell/>
          <table:table-cell table:formula="of:=[.C52]/[.K$1]" office:value-type="float" office:value="0.0689150739086313">
            <text:p>0,0689150739</text:p>
          </table:table-cell>
          <table:table-cell table:formula="of:=[.D52]/[.L$1]" office:value-type="float" office:value="0.595277059495516">
            <text:p>0,5952770595</text:p>
          </table:table-cell>
          <table:table-cell table:formula="of:=[.E52]/[.M$1]" office:value-type="float" office:value="0.0899145174149629">
            <text:p>0,0899145174</text:p>
          </table:table-cell>
          <table:table-cell table:number-columns-repeated="8"/>
        </table:table-row>
        <table:table-row table:style-name="ro2">
          <table:table-cell office:value-type="string">
            <text:p>называ</text:p>
          </table:table-cell>
          <table:table-cell office:value-type="float" office:value="6">
            <text:p>6</text:p>
          </table:table-cell>
          <table:table-cell office:value-type="float" office:value="0.0195770247182">
            <text:p>0,0195770247</text:p>
          </table:table-cell>
          <table:table-cell office:value-type="float" office:value="0.000285148772081">
            <text:p>0,0002851488</text:p>
          </table:table-cell>
          <table:table-cell office:value-type="float" office:value="0.0212564808359">
            <text:p>0,0212564808</text:p>
          </table:table-cell>
          <table:table-cell/>
          <table:table-cell table:formula="of:=[.C53]/[.K$1]" office:value-type="float" office:value="0.0688604037815334">
            <text:p>0,0688604038</text:p>
          </table:table-cell>
          <table:table-cell table:formula="of:=[.D53]/[.L$1]" office:value-type="float" office:value="0.59537135035413">
            <text:p>0,5953713504</text:p>
          </table:table-cell>
          <table:table-cell table:formula="of:=[.E53]/[.M$1]" office:value-type="float" office:value="0.0972633629442226">
            <text:p>0,0972633629</text:p>
          </table:table-cell>
          <table:table-cell table:number-columns-repeated="8"/>
        </table:table-row>
        <table:table-row table:style-name="ro1">
          <table:table-cell office:value-type="string">
            <text:p>люб</text:p>
          </table:table-cell>
          <table:table-cell office:value-type="float" office:value="7">
            <text:p>7</text:p>
          </table:table-cell>
          <table:table-cell office:value-type="float" office:value="0.0194479640293">
            <text:p>0,019447964</text:p>
          </table:table-cell>
          <table:table-cell office:value-type="float" office:value="0.000285040401705">
            <text:p>0,0002850404</text:p>
          </table:table-cell>
          <table:table-cell office:value-type="float" office:value="0.0166918898506">
            <text:p>0,0166918899</text:p>
          </table:table-cell>
          <table:table-cell/>
          <table:table-cell table:formula="of:=[.C54]/[.K$1]" office:value-type="float" office:value="0.0684064445472829">
            <text:p>0,0684064445</text:p>
          </table:table-cell>
          <table:table-cell table:formula="of:=[.D54]/[.L$1]" office:value-type="float" office:value="0.595145080338564">
            <text:p>0,5951450803</text:p>
          </table:table-cell>
          <table:table-cell table:formula="of:=[.E54]/[.M$1]" office:value-type="float" office:value="0.0763771460241883">
            <text:p>0,076377146</text:p>
          </table:table-cell>
          <table:table-cell table:number-columns-repeated="8"/>
        </table:table-row>
        <table:table-row table:style-name="ro2">
          <table:table-cell office:value-type="string">
            <text:p>либ</text:p>
          </table:table-cell>
          <table:table-cell office:value-type="float" office:value="6">
            <text:p>6</text:p>
          </table:table-cell>
          <table:table-cell office:value-type="float" office:value="0.0193705875152">
            <text:p>0,0193705875</text:p>
          </table:table-cell>
          <table:table-cell office:value-type="float" office:value="0.000284967443159">
            <text:p>0,0002849674</text:p>
          </table:table-cell>
          <table:table-cell office:value-type="float" office:value="0.0224831552425">
            <text:p>0,0224831552</text:p>
          </table:table-cell>
          <table:table-cell/>
          <table:table-cell table:formula="of:=[.C55]/[.K$1]" office:value-type="float" office:value="0.0681342796968611">
            <text:p>0,0681342797</text:p>
          </table:table-cell>
          <table:table-cell table:formula="of:=[.D55]/[.L$1]" office:value-type="float" office:value="0.594992747828993">
            <text:p>0,5949927478</text:p>
          </table:table-cell>
          <table:table-cell table:formula="of:=[.E55]/[.M$1]" office:value-type="float" office:value="0.102876261849954">
            <text:p>0,1028762618</text:p>
          </table:table-cell>
          <table:table-cell table:number-columns-repeated="8"/>
        </table:table-row>
        <table:table-row table:style-name="ro1">
          <table:table-cell office:value-type="string">
            <text:p>структур</text:p>
          </table:table-cell>
          <table:table-cell office:value-type="float" office:value="5">
            <text:p>5</text:p>
          </table:table-cell>
          <table:table-cell office:value-type="float" office:value="0.0179812726062">
            <text:p>0,0179812726</text:p>
          </table:table-cell>
          <table:table-cell office:value-type="float" office:value="0.00028452141676">
            <text:p>0,0002845214</text:p>
          </table:table-cell>
          <table:table-cell office:value-type="float" office:value="0.0187141312828">
            <text:p>0,0187141313</text:p>
          </table:table-cell>
          <table:table-cell/>
          <table:table-cell table:formula="of:=[.C56]/[.K$1]" office:value-type="float" office:value="0.063247490872178">
            <text:p>0,0632474909</text:p>
          </table:table-cell>
          <table:table-cell table:formula="of:=[.D56]/[.L$1]" office:value-type="float" office:value="0.594061474874429">
            <text:p>0,5940614749</text:p>
          </table:table-cell>
          <table:table-cell table:formula="of:=[.E56]/[.M$1]" office:value-type="float" office:value="0.0856303240972362">
            <text:p>0,0856303241</text:p>
          </table:table-cell>
          <table:table-cell table:number-columns-repeated="8"/>
        </table:table-row>
        <table:table-row table:style-name="ro1">
          <table:table-cell office:value-type="string">
            <text:p>сторон</text:p>
          </table:table-cell>
          <table:table-cell office:value-type="float" office:value="5">
            <text:p>5</text:p>
          </table:table-cell>
          <table:table-cell office:value-type="float" office:value="0.0178983610918">
            <text:p>0,0178983611</text:p>
          </table:table-cell>
          <table:table-cell office:value-type="float" office:value="0.000284589862062">
            <text:p>0,0002845899</text:p>
          </table:table-cell>
          <table:table-cell office:value-type="float" office:value="0.0212128196394">
            <text:p>0,0212128196</text:p>
          </table:table-cell>
          <table:table-cell/>
          <table:table-cell table:formula="of:=[.C57]/[.K$1]" office:value-type="float" office:value="0.0629558571616472">
            <text:p>0,0629558572</text:p>
          </table:table-cell>
          <table:table-cell table:formula="of:=[.D57]/[.L$1]" office:value-type="float" office:value="0.594204384035776">
            <text:p>0,594204384</text:p>
          </table:table-cell>
          <table:table-cell table:formula="of:=[.E57]/[.M$1]" office:value-type="float" office:value="0.0970635822357158">
            <text:p>0,0970635822</text:p>
          </table:table-cell>
          <table:table-cell table:number-columns-repeated="8"/>
        </table:table-row>
        <table:table-row table:style-name="ro1">
          <table:table-cell office:value-type="string">
            <text:p>врем</text:p>
          </table:table-cell>
          <table:table-cell office:value-type="float" office:value="6">
            <text:p>6</text:p>
          </table:table-cell>
          <table:table-cell office:value-type="float" office:value="0.0178102741606">
            <text:p>0,0178102742</text:p>
          </table:table-cell>
          <table:table-cell office:value-type="float" office:value="0.000284831722546">
            <text:p>0,0002848317</text:p>
          </table:table-cell>
          <table:table-cell office:value-type="float" office:value="0.0211380799338">
            <text:p>0,0211380799</text:p>
          </table:table-cell>
          <table:table-cell/>
          <table:table-cell table:formula="of:=[.C58]/[.K$1]" office:value-type="float" office:value="0.062646019393262">
            <text:p>0,0626460194</text:p>
          </table:table-cell>
          <table:table-cell table:formula="of:=[.D58]/[.L$1]" office:value-type="float" office:value="0.594709372368377">
            <text:p>0,5947093724</text:p>
          </table:table-cell>
          <table:table-cell table:formula="of:=[.E58]/[.M$1]" office:value-type="float" office:value="0.0967215954709151">
            <text:p>0,0967215955</text:p>
          </table:table-cell>
          <table:table-cell table:number-columns-repeated="8"/>
        </table:table-row>
        <table:table-row table:style-name="ro1">
          <table:table-cell office:value-type="string">
            <text:p>част</text:p>
          </table:table-cell>
          <table:table-cell office:value-type="float" office:value="7">
            <text:p>7</text:p>
          </table:table-cell>
          <table:table-cell office:value-type="float" office:value="0.0177467330225">
            <text:p>0,017746733</text:p>
          </table:table-cell>
          <table:table-cell office:value-type="float" office:value="0.000284946961751">
            <text:p>0,000284947</text:p>
          </table:table-cell>
          <table:table-cell office:value-type="float" office:value="0.0184702608277">
            <text:p>0,0184702608</text:p>
          </table:table-cell>
          <table:table-cell/>
          <table:table-cell table:formula="of:=[.C59]/[.K$1]" office:value-type="float" office:value="0.0624225192194978">
            <text:p>0,0624225192</text:p>
          </table:table-cell>
          <table:table-cell table:formula="of:=[.D59]/[.L$1]" office:value-type="float" office:value="0.594949984034329">
            <text:p>0,594949984</text:p>
          </table:table-cell>
          <table:table-cell table:formula="of:=[.E59]/[.M$1]" office:value-type="float" office:value="0.0845144450969031">
            <text:p>0,0845144451</text:p>
          </table:table-cell>
          <table:table-cell table:number-columns-repeated="8"/>
        </table:table-row>
        <table:table-row table:style-name="ro2">
          <table:table-cell office:value-type="string">
            <text:p>конечн</text:p>
          </table:table-cell>
          <table:table-cell office:value-type="float" office:value="6">
            <text:p>6</text:p>
          </table:table-cell>
          <table:table-cell office:value-type="float" office:value="0.0176237623316">
            <text:p>0,0176237623</text:p>
          </table:table-cell>
          <table:table-cell office:value-type="float" office:value="0.000284642394947">
            <text:p>0,0002846424</text:p>
          </table:table-cell>
          <table:table-cell office:value-type="float" office:value="0.0155305124549">
            <text:p>0,0155305125</text:p>
          </table:table-cell>
          <table:table-cell/>
          <table:table-cell table:formula="of:=[.C60]/[.K$1]" office:value-type="float" office:value="0.0619899809992852">
            <text:p>0,061989981</text:p>
          </table:table-cell>
          <table:table-cell table:formula="of:=[.D60]/[.L$1]" office:value-type="float" office:value="0.594314069146647">
            <text:p>0,5943140691</text:p>
          </table:table-cell>
          <table:table-cell table:formula="of:=[.E60]/[.M$1]" office:value-type="float" office:value="0.0710630269079887">
            <text:p>0,0710630269</text:p>
          </table:table-cell>
          <table:table-cell table:number-columns-repeated="8"/>
        </table:table-row>
        <table:table-row table:style-name="ro1">
          <table:table-cell office:value-type="string">
            <text:p>построен</text:p>
          </table:table-cell>
          <table:table-cell office:value-type="float" office:value="5">
            <text:p>5</text:p>
          </table:table-cell>
          <table:table-cell office:value-type="float" office:value="0.0176084524554">
            <text:p>0,0176084525</text:p>
          </table:table-cell>
          <table:table-cell office:value-type="float" office:value="0.000284464918455">
            <text:p>0,0002844649</text:p>
          </table:table-cell>
          <table:table-cell office:value-type="float" office:value="0.0155752033365">
            <text:p>0,0155752033</text:p>
          </table:table-cell>
          <table:table-cell/>
          <table:table-cell table:formula="of:=[.C61]/[.K$1]" office:value-type="float" office:value="0.06193612990229">
            <text:p>0,0619361299</text:p>
          </table:table-cell>
          <table:table-cell table:formula="of:=[.D61]/[.L$1]" office:value-type="float" office:value="0.593943510234795">
            <text:p>0,5939435102</text:p>
          </table:table-cell>
          <table:table-cell table:formula="of:=[.E61]/[.M$1]" office:value-type="float" office:value="0.0712675191506565">
            <text:p>0,0712675192</text:p>
          </table:table-cell>
          <table:table-cell table:number-columns-repeated="8"/>
        </table:table-row>
        <table:table-row table:style-name="ro2">
          <table:table-cell office:value-type="string">
            <text:p>использова</text:p>
          </table:table-cell>
          <table:table-cell office:value-type="float" office:value="4">
            <text:p>4</text:p>
          </table:table-cell>
          <table:table-cell office:value-type="float" office:value="0.0175974302767">
            <text:p>0,0175974303</text:p>
          </table:table-cell>
          <table:table-cell office:value-type="float" office:value="0.000284453998427">
            <text:p>0,000284454</text:p>
          </table:table-cell>
          <table:table-cell office:value-type="float" office:value="0.0196749443685">
            <text:p>0,0196749444</text:p>
          </table:table-cell>
          <table:table-cell/>
          <table:table-cell table:formula="of:=[.C62]/[.K$1]" office:value-type="float" office:value="0.0618973603912555">
            <text:p>0,0618973604</text:p>
          </table:table-cell>
          <table:table-cell table:formula="of:=[.D62]/[.L$1]" office:value-type="float" office:value="0.593920709954897">
            <text:p>0,59392071</text:p>
          </table:table-cell>
          <table:table-cell table:formula="of:=[.E62]/[.M$1]" office:value-type="float" office:value="0.0900267203115224">
            <text:p>0,0900267203</text:p>
          </table:table-cell>
          <table:table-cell table:number-columns-repeated="8"/>
        </table:table-row>
        <table:table-row table:style-name="ro1">
          <table:table-cell office:value-type="string">
            <text:p>могут</text:p>
          </table:table-cell>
          <table:table-cell office:value-type="float" office:value="6">
            <text:p>6</text:p>
          </table:table-cell>
          <table:table-cell office:value-type="float" office:value="0.0175309339684">
            <text:p>0,017530934</text:p>
          </table:table-cell>
          <table:table-cell office:value-type="float" office:value="0.000285028374367">
            <text:p>0,0002850284</text:p>
          </table:table-cell>
          <table:table-cell office:value-type="float" office:value="0.0209753786124">
            <text:p>0,0209753786</text:p>
          </table:table-cell>
          <table:table-cell/>
          <table:table-cell table:formula="of:=[.C63]/[.K$1]" office:value-type="float" office:value="0.0616634656751058">
            <text:p>0,0616634657</text:p>
          </table:table-cell>
          <table:table-cell table:formula="of:=[.D63]/[.L$1]" office:value-type="float" office:value="0.595119968070276">
            <text:p>0,5951199681</text:p>
          </table:table-cell>
          <table:table-cell table:formula="of:=[.E63]/[.M$1]" office:value-type="float" office:value="0.0959771223948212">
            <text:p>0,0959771224</text:p>
          </table:table-cell>
          <table:table-cell table:number-columns-repeated="8"/>
        </table:table-row>
        <table:table-row table:style-name="ro2">
          <table:table-cell office:value-type="string">
            <text:p>использ</text:p>
          </table:table-cell>
          <table:table-cell office:value-type="float" office:value="6">
            <text:p>6</text:p>
          </table:table-cell>
          <table:table-cell office:value-type="float" office:value="0.0174864474934">
            <text:p>0,0174864475</text:p>
          </table:table-cell>
          <table:table-cell office:value-type="float" office:value="0.000285097098853">
            <text:p>0,0002850971</text:p>
          </table:table-cell>
          <table:table-cell office:value-type="float" office:value="0.0209907706917">
            <text:p>0,0209907707</text:p>
          </table:table-cell>
          <table:table-cell/>
          <table:table-cell table:formula="of:=[.C64]/[.K$1]" office:value-type="float" office:value="0.0615069885456435">
            <text:p>0,0615069885</text:p>
          </table:table-cell>
          <table:table-cell table:formula="of:=[.D64]/[.L$1]" office:value-type="float" office:value="0.595263460148933">
            <text:p>0,5952634601</text:p>
          </table:table-cell>
          <table:table-cell table:formula="of:=[.E64]/[.M$1]" office:value-type="float" office:value="0.096047551992598">
            <text:p>0,096047552</text:p>
          </table:table-cell>
          <table:table-cell table:number-columns-repeated="8"/>
        </table:table-row>
        <table:table-row table:style-name="ro1">
          <table:table-cell office:value-type="string">
            <text:p>номер</text:p>
          </table:table-cell>
          <table:table-cell office:value-type="float" office:value="5">
            <text:p>5</text:p>
          </table:table-cell>
          <table:table-cell office:value-type="float" office:value="0.0163311421419">
            <text:p>0,0163311421</text:p>
          </table:table-cell>
          <table:table-cell office:value-type="float" office:value="0.000284594257137">
            <text:p>0,0002845943</text:p>
          </table:table-cell>
          <table:table-cell office:value-type="float" office:value="0.0183106348481">
            <text:p>0,0183106348</text:p>
          </table:table-cell>
          <table:table-cell/>
          <table:table-cell table:formula="of:=[.C65]/[.K$1]" office:value-type="float" office:value="0.0574433070546916">
            <text:p>0,0574433071</text:p>
          </table:table-cell>
          <table:table-cell table:formula="of:=[.D65]/[.L$1]" office:value-type="float" office:value="0.594213560655119">
            <text:p>0,5942135607</text:p>
          </table:table-cell>
          <table:table-cell table:formula="of:=[.E65]/[.M$1]" office:value-type="float" office:value="0.0837840438743761">
            <text:p>0,0837840439</text:p>
          </table:table-cell>
          <table:table-cell table:number-columns-repeated="8"/>
        </table:table-row>
        <table:table-row table:style-name="ro2">
          <table:table-cell office:value-type="string">
            <text:p>взаимодейств</text:p>
          </table:table-cell>
          <table:table-cell office:value-type="float" office:value="5">
            <text:p>5</text:p>
          </table:table-cell>
          <table:table-cell office:value-type="float" office:value="0.0161240221868">
            <text:p>0,0161240222</text:p>
          </table:table-cell>
          <table:table-cell office:value-type="float" office:value="0.000284551760028">
            <text:p>0,0002845518</text:p>
          </table:table-cell>
          <table:table-cell office:value-type="float" office:value="0.0202508712048">
            <text:p>0,0202508712</text:p>
          </table:table-cell>
          <table:table-cell/>
          <table:table-cell table:formula="of:=[.C66]/[.K$1]" office:value-type="float" office:value="0.0567147814516085">
            <text:p>0,0567147815</text:p>
          </table:table-cell>
          <table:table-cell table:formula="of:=[.D66]/[.L$1]" office:value-type="float" office:value="0.594124829565777">
            <text:p>0,5941248296</text:p>
          </table:table-cell>
          <table:table-cell table:formula="of:=[.E66]/[.M$1]" office:value-type="float" office:value="0.0926619910010035">
            <text:p>0,092661991</text:p>
          </table:table-cell>
          <table:table-cell table:number-columns-repeated="8"/>
        </table:table-row>
        <table:table-row table:style-name="ro1">
          <table:table-cell office:value-type="string">
            <text:p>имеет</text:p>
          </table:table-cell>
          <table:table-cell office:value-type="float" office:value="5">
            <text:p>5</text:p>
          </table:table-cell>
          <table:table-cell office:value-type="float" office:value="0.0157306532251">
            <text:p>0,0157306532</text:p>
          </table:table-cell>
          <table:table-cell office:value-type="float" office:value="0.000284577351427">
            <text:p>0,0002845774</text:p>
          </table:table-cell>
          <table:table-cell office:value-type="float" office:value="0.0186122426759">
            <text:p>0,0186122427</text:p>
          </table:table-cell>
          <table:table-cell/>
          <table:table-cell table:formula="of:=[.C67]/[.K$1]" office:value-type="float" office:value="0.0553311419084352">
            <text:p>0,0553311419</text:p>
          </table:table-cell>
          <table:table-cell table:formula="of:=[.D67]/[.L$1]" office:value-type="float" office:value="0.59417826267604">
            <text:p>0,5941782627</text:p>
          </table:table-cell>
          <table:table-cell table:formula="of:=[.E67]/[.M$1]" office:value-type="float" office:value="0.0851641119980039">
            <text:p>0,085164112</text:p>
          </table:table-cell>
          <table:table-cell table:number-columns-repeated="8"/>
        </table:table-row>
        <table:table-row table:style-name="ro2">
          <table:table-cell office:value-type="string">
            <text:p>возможн</text:p>
          </table:table-cell>
          <table:table-cell office:value-type="float" office:value="5">
            <text:p>5</text:p>
          </table:table-cell>
          <table:table-cell office:value-type="float" office:value="0.0157169737351">
            <text:p>0,0157169737</text:p>
          </table:table-cell>
          <table:table-cell office:value-type="float" office:value="0.000284678066273">
            <text:p>0,0002846781</text:p>
          </table:table-cell>
          <table:table-cell office:value-type="float" office:value="0.0198354014225">
            <text:p>0,0198354014</text:p>
          </table:table-cell>
          <table:table-cell/>
          <table:table-cell table:formula="of:=[.C68]/[.K$1]" office:value-type="float" office:value="0.0552830255466036">
            <text:p>0,0552830255</text:p>
          </table:table-cell>
          <table:table-cell table:formula="of:=[.D68]/[.L$1]" office:value-type="float" office:value="0.594388548462741">
            <text:p>0,5943885485</text:p>
          </table:table-cell>
          <table:table-cell table:formula="of:=[.E68]/[.M$1]" office:value-type="float" office:value="0.0907609242844493">
            <text:p>0,0907609243</text:p>
          </table:table-cell>
          <table:table-cell table:number-columns-repeated="8"/>
        </table:table-row>
        <table:table-row table:style-name="ro1">
          <table:table-cell office:value-type="string">
            <text:p>след</text:p>
          </table:table-cell>
          <table:table-cell office:value-type="float" office:value="4">
            <text:p>4</text:p>
          </table:table-cell>
          <table:table-cell office:value-type="float" office:value="0.0156956919749">
            <text:p>0,015695692</text:p>
          </table:table-cell>
          <table:table-cell office:value-type="float" office:value="0.000284400414818">
            <text:p>0,0002844004</text:p>
          </table:table-cell>
          <table:table-cell office:value-type="float" office:value="0.0185620416833">
            <text:p>0,0185620417</text:p>
          </table:table-cell>
          <table:table-cell/>
          <table:table-cell table:formula="of:=[.C69]/[.K$1]" office:value-type="float" office:value="0.0552081688908223">
            <text:p>0,0552081689</text:p>
          </table:table-cell>
          <table:table-cell table:formula="of:=[.D69]/[.L$1]" office:value-type="float" office:value="0.593808831003378">
            <text:p>0,593808831</text:p>
          </table:table-cell>
          <table:table-cell table:formula="of:=[.E69]/[.M$1]" office:value-type="float" office:value="0.0849344071187669">
            <text:p>0,0849344071</text:p>
          </table:table-cell>
          <table:table-cell table:number-columns-repeated="8"/>
        </table:table-row>
        <table:table-row table:style-name="ro2">
          <table:table-cell office:value-type="string">
            <text:p>межсетев</text:p>
          </table:table-cell>
          <table:table-cell office:value-type="float" office:value="5">
            <text:p>5</text:p>
          </table:table-cell>
          <table:table-cell office:value-type="float" office:value="0.0155902057896">
            <text:p>0,0155902058</text:p>
          </table:table-cell>
          <table:table-cell office:value-type="float" office:value="0.000284289680226">
            <text:p>0,0002842897</text:p>
          </table:table-cell>
          <table:table-cell office:value-type="float" office:value="0.0142184464958">
            <text:p>0,0142184465</text:p>
          </table:table-cell>
          <table:table-cell/>
          <table:table-cell table:formula="of:=[.C70]/[.K$1]" office:value-type="float" office:value="0.0548371308287219">
            <text:p>0,0548371308</text:p>
          </table:table-cell>
          <table:table-cell table:formula="of:=[.D70]/[.L$1]" office:value-type="float" office:value="0.593577624664705">
            <text:p>0,5935776247</text:p>
          </table:table-cell>
          <table:table-cell table:formula="of:=[.E70]/[.M$1]" office:value-type="float" office:value="0.0650594015397117">
            <text:p>0,0650594015</text:p>
          </table:table-cell>
          <table:table-cell table:number-columns-repeated="8"/>
        </table:table-row>
        <table:table-row table:style-name="ro1">
          <table:table-cell office:value-type="string">
            <text:p>нов</text:p>
          </table:table-cell>
          <table:table-cell office:value-type="float" office:value="4">
            <text:p>4</text:p>
          </table:table-cell>
          <table:table-cell office:value-type="float" office:value="0.0155789753158">
            <text:p>0,0155789753</text:p>
          </table:table-cell>
          <table:table-cell office:value-type="float" office:value="0.000284421884086">
            <text:p>0,0002844219</text:p>
          </table:table-cell>
          <table:table-cell office:value-type="float" office:value="0.0183959798912">
            <text:p>0,0183959799</text:p>
          </table:table-cell>
          <table:table-cell/>
          <table:table-cell table:formula="of:=[.C71]/[.K$1]" office:value-type="float" office:value="0.0547976286586191">
            <text:p>0,0547976287</text:p>
          </table:table-cell>
          <table:table-cell table:formula="of:=[.D71]/[.L$1]" office:value-type="float" office:value="0.59385365738291">
            <text:p>0,5938536574</text:p>
          </table:table-cell>
          <table:table-cell table:formula="of:=[.E71]/[.M$1]" office:value-type="float" office:value="0.0841745575236772">
            <text:p>0,0841745575</text:p>
          </table:table-cell>
          <table:table-cell table:number-columns-repeated="8"/>
        </table:table-row>
        <table:table-row table:style-name="ro1">
          <table:table-cell office:value-type="string">
            <text:p>сообщен</text:p>
          </table:table-cell>
          <table:table-cell office:value-type="float" office:value="5">
            <text:p>5</text:p>
          </table:table-cell>
          <table:table-cell office:value-type="float" office:value="0.0155759179216">
            <text:p>0,0155759179</text:p>
          </table:table-cell>
          <table:table-cell office:value-type="float" office:value="0.000284577810657">
            <text:p>0,0002845778</text:p>
          </table:table-cell>
          <table:table-cell office:value-type="float" office:value="0.0184010355844">
            <text:p>0,0184010356</text:p>
          </table:table-cell>
          <table:table-cell/>
          <table:table-cell table:formula="of:=[.C72]/[.K$1]" office:value-type="float" office:value="0.0547868745526115">
            <text:p>0,0547868746</text:p>
          </table:table-cell>
          <table:table-cell table:formula="of:=[.D72]/[.L$1]" office:value-type="float" office:value="0.594179221517221">
            <text:p>0,5941792215</text:p>
          </table:table-cell>
          <table:table-cell table:formula="of:=[.E72]/[.M$1]" office:value-type="float" office:value="0.0841976908789321">
            <text:p>0,0841976909</text:p>
          </table:table-cell>
          <table:table-cell table:number-columns-repeated="8"/>
        </table:table-row>
        <table:table-row table:style-name="ro2">
          <table:table-cell office:value-type="string">
            <text:p>широковещательн</text:p>
          </table:table-cell>
          <table:table-cell office:value-type="float" office:value="5">
            <text:p>5</text:p>
          </table:table-cell>
          <table:table-cell office:value-type="float" office:value="0.0154777264423">
            <text:p>0,0154777264</text:p>
          </table:table-cell>
          <table:table-cell office:value-type="float" office:value="0.000284460383271">
            <text:p>0,0002844604</text:p>
          </table:table-cell>
          <table:table-cell office:value-type="float" office:value="0.0184823610713">
            <text:p>0,0184823611</text:p>
          </table:table-cell>
          <table:table-cell/>
          <table:table-cell table:formula="of:=[.C73]/[.K$1]" office:value-type="float" office:value="0.0544414949553626">
            <text:p>0,054441495</text:p>
          </table:table-cell>
          <table:table-cell table:formula="of:=[.D73]/[.L$1]" office:value-type="float" office:value="0.593934041077336">
            <text:p>0,5939340411</text:p>
          </table:table-cell>
          <table:table-cell table:formula="of:=[.E73]/[.M$1]" office:value-type="float" office:value="0.0845698122291234">
            <text:p>0,0845698122</text:p>
          </table:table-cell>
          <table:table-cell table:number-columns-repeated="8"/>
        </table:table-row>
        <table:table-row table:style-name="ro1">
          <table:table-cell office:value-type="string">
            <text:p>задач</text:p>
          </table:table-cell>
          <table:table-cell office:value-type="float" office:value="7">
            <text:p>7</text:p>
          </table:table-cell>
          <table:table-cell office:value-type="float" office:value="0.0154348916648">
            <text:p>0,0154348917</text:p>
          </table:table-cell>
          <table:table-cell office:value-type="float" office:value="0.000284742267351">
            <text:p>0,0002847423</text:p>
          </table:table-cell>
          <table:table-cell office:value-type="float" office:value="0.0168521538854">
            <text:p>0,0168521539</text:p>
          </table:table-cell>
          <table:table-cell/>
          <table:table-cell table:formula="of:=[.C74]/[.K$1]" office:value-type="float" office:value="0.0542908275216233">
            <text:p>0,0542908275</text:p>
          </table:table-cell>
          <table:table-cell table:formula="of:=[.D74]/[.L$1]" office:value-type="float" office:value="0.594522595971429">
            <text:p>0,594522596</text:p>
          </table:table-cell>
          <table:table-cell table:formula="of:=[.E74]/[.M$1]" office:value-type="float" office:value="0.0771104667984028">
            <text:p>0,0771104668</text:p>
          </table:table-cell>
          <table:table-cell table:number-columns-repeated="8"/>
        </table:table-row>
        <table:table-row table:style-name="ro2">
          <table:table-cell office:value-type="string">
            <text:p>позволя</text:p>
          </table:table-cell>
          <table:table-cell office:value-type="float" office:value="5">
            <text:p>5</text:p>
          </table:table-cell>
          <table:table-cell office:value-type="float" office:value="0.015389422426">
            <text:p>0,0153894224</text:p>
          </table:table-cell>
          <table:table-cell office:value-type="float" office:value="0.000284854869962">
            <text:p>0,0002848549</text:p>
          </table:table-cell>
          <table:table-cell office:value-type="float" office:value="0.0182901870311">
            <text:p>0,018290187</text:p>
          </table:table-cell>
          <table:table-cell/>
          <table:table-cell table:formula="of:=[.C75]/[.K$1]" office:value-type="float" office:value="0.0541308936098836">
            <text:p>0,0541308936</text:p>
          </table:table-cell>
          <table:table-cell table:formula="of:=[.D75]/[.L$1]" office:value-type="float" office:value="0.594757702607433">
            <text:p>0,5947577026</text:p>
          </table:table-cell>
          <table:table-cell table:formula="of:=[.E75]/[.M$1]" office:value-type="float" office:value="0.0836904807177256">
            <text:p>0,0836904807</text:p>
          </table:table-cell>
          <table:table-cell table:number-columns-repeated="8"/>
        </table:table-row>
        <table:table-row table:style-name="ro1">
          <table:table-cell office:value-type="string">
            <text:p>внутр</text:p>
          </table:table-cell>
          <table:table-cell office:value-type="float" office:value="4">
            <text:p>4</text:p>
          </table:table-cell>
          <table:table-cell office:value-type="float" office:value="0.0153470774434">
            <text:p>0,0153470774</text:p>
          </table:table-cell>
          <table:table-cell office:value-type="float" office:value="0.000284259943744">
            <text:p>0,0002842599</text:p>
          </table:table-cell>
          <table:table-cell office:value-type="float" office:value="0.015403177098">
            <text:p>0,0154031771</text:p>
          </table:table-cell>
          <table:table-cell/>
          <table:table-cell table:formula="of:=[.C76]/[.K$1]" office:value-type="float" office:value="0.0539819489851548">
            <text:p>0,053981949</text:p>
          </table:table-cell>
          <table:table-cell table:formula="of:=[.D76]/[.L$1]" office:value-type="float" office:value="0.593515536901486">
            <text:p>0,5935155369</text:p>
          </table:table-cell>
          <table:table-cell table:formula="of:=[.E76]/[.M$1]" office:value-type="float" office:value="0.0704803780147213">
            <text:p>0,070480378</text:p>
          </table:table-cell>
          <table:table-cell table:number-columns-repeated="8"/>
        </table:table-row>
        <table:table-row table:style-name="ro2">
          <table:table-cell office:value-type="string">
            <text:p>выбира</text:p>
          </table:table-cell>
          <table:table-cell office:value-type="float" office:value="5">
            <text:p>5</text:p>
          </table:table-cell>
          <table:table-cell office:value-type="float" office:value="0.0153469756473">
            <text:p>0,0153469756</text:p>
          </table:table-cell>
          <table:table-cell office:value-type="float" office:value="0.000284241177051">
            <text:p>0,0002842412</text:p>
          </table:table-cell>
          <table:table-cell office:value-type="float" office:value="0.0113465556904">
            <text:p>0,0113465557</text:p>
          </table:table-cell>
          <table:table-cell/>
          <table:table-cell table:formula="of:=[.C77]/[.K$1]" office:value-type="float" office:value="0.0539815909266321">
            <text:p>0,0539815909</text:p>
          </table:table-cell>
          <table:table-cell table:formula="of:=[.D77]/[.L$1]" office:value-type="float" office:value="0.593476353315769">
            <text:p>0,5934763533</text:p>
          </table:table-cell>
          <table:table-cell table:formula="of:=[.E77]/[.M$1]" office:value-type="float" office:value="0.0519184794887748">
            <text:p>0,0519184795</text:p>
          </table:table-cell>
          <table:table-cell table:number-columns-repeated="8"/>
        </table:table-row>
        <table:table-row table:style-name="ro2">
          <table:table-cell office:value-type="string">
            <text:p>маршрутизац</text:p>
          </table:table-cell>
          <table:table-cell office:value-type="float" office:value="4">
            <text:p>4</text:p>
          </table:table-cell>
          <table:table-cell office:value-type="float" office:value="0.0153301933701">
            <text:p>0,0153301934</text:p>
          </table:table-cell>
          <table:table-cell office:value-type="float" office:value="0.000284280303949">
            <text:p>0,0002842803</text:p>
          </table:table-cell>
          <table:table-cell office:value-type="float" office:value="0.0142157227645">
            <text:p>0,0142157228</text:p>
          </table:table-cell>
          <table:table-cell/>
          <table:table-cell table:formula="of:=[.C78]/[.K$1]" office:value-type="float" office:value="0.0539225607930444">
            <text:p>0,0539225608</text:p>
          </table:table-cell>
          <table:table-cell table:formula="of:=[.D78]/[.L$1]" office:value-type="float" office:value="0.593558047632484">
            <text:p>0,5935580476</text:p>
          </table:table-cell>
          <table:table-cell table:formula="of:=[.E78]/[.M$1]" office:value-type="float" office:value="0.0650469385516923">
            <text:p>0,0650469386</text:p>
          </table:table-cell>
          <table:table-cell table:number-columns-repeated="8"/>
        </table:table-row>
        <table:table-row table:style-name="ro1">
          <table:table-cell office:value-type="string">
            <text:p>используем</text:p>
          </table:table-cell>
          <table:table-cell office:value-type="float" office:value="4">
            <text:p>4</text:p>
          </table:table-cell>
          <table:table-cell office:value-type="float" office:value="0.0152897323541">
            <text:p>0,0152897324</text:p>
          </table:table-cell>
          <table:table-cell office:value-type="float" office:value="0.000284577623242">
            <text:p>0,0002845776</text:p>
          </table:table-cell>
          <table:table-cell office:value-type="float" office:value="0.0181941745807">
            <text:p>0,0181941746</text:p>
          </table:table-cell>
          <table:table-cell/>
          <table:table-cell table:formula="of:=[.C79]/[.K$1]" office:value-type="float" office:value="0.0537802428494714">
            <text:p>0,0537802428</text:p>
          </table:table-cell>
          <table:table-cell table:formula="of:=[.D79]/[.L$1]" office:value-type="float" office:value="0.594178830207376">
            <text:p>0,5941788302</text:p>
          </table:table-cell>
          <table:table-cell table:formula="of:=[.E79]/[.M$1]" office:value-type="float" office:value="0.0832511561708962">
            <text:p>0,0832511562</text:p>
          </table:table-cell>
          <table:table-cell table:number-columns-repeated="8"/>
        </table:table-row>
        <table:table-row table:style-name="ro1">
          <table:table-cell office:value-type="string">
            <text:p>вид</text:p>
          </table:table-cell>
          <table:table-cell office:value-type="float" office:value="3">
            <text:p>3</text:p>
          </table:table-cell>
          <table:table-cell office:value-type="float" office:value="0.0135500706003">
            <text:p>0,0135500706</text:p>
          </table:table-cell>
          <table:table-cell office:value-type="float" office:value="0.000284165994997">
            <text:p>0,000284166</text:p>
          </table:table-cell>
          <table:table-cell office:value-type="float" office:value="0.0171258803973">
            <text:p>0,0171258804</text:p>
          </table:table-cell>
          <table:table-cell/>
          <table:table-cell table:formula="of:=[.C80]/[.K$1]" office:value-type="float" office:value="0.047661140864654">
            <text:p>0,0476611409</text:p>
          </table:table-cell>
          <table:table-cell table:formula="of:=[.D80]/[.L$1]" office:value-type="float" office:value="0.59331937827188">
            <text:p>0,5933193783</text:p>
          </table:table-cell>
          <table:table-cell table:formula="of:=[.E80]/[.M$1]" office:value-type="float" office:value="0.0783629582752337">
            <text:p>0,0783629583</text:p>
          </table:table-cell>
          <table:table-cell table:number-columns-repeated="8"/>
        </table:table-row>
        <table:table-row table:style-name="ro1">
          <table:table-cell office:value-type="string">
            <text:p>образ</text:p>
          </table:table-cell>
          <table:table-cell office:value-type="float" office:value="4">
            <text:p>4</text:p>
          </table:table-cell>
          <table:table-cell office:value-type="float" office:value="0.013532059698">
            <text:p>0,0135320597</text:p>
          </table:table-cell>
          <table:table-cell office:value-type="float" office:value="0.00028429496208">
            <text:p>0,000284295</text:p>
          </table:table-cell>
          <table:table-cell office:value-type="float" office:value="0.0170296106419">
            <text:p>0,0170296106</text:p>
          </table:table-cell>
          <table:table-cell/>
          <table:table-cell table:formula="of:=[.C81]/[.K$1]" office:value-type="float" office:value="0.0475977891540289">
            <text:p>0,0475977892</text:p>
          </table:table-cell>
          <table:table-cell table:formula="of:=[.D81]/[.L$1]" office:value-type="float" office:value="0.593588652818624">
            <text:p>0,5935886528</text:p>
          </table:table-cell>
          <table:table-cell table:formula="of:=[.E81]/[.M$1]" office:value-type="float" office:value="0.0779224563769041">
            <text:p>0,0779224564</text:p>
          </table:table-cell>
          <table:table-cell table:number-columns-repeated="8"/>
        </table:table-row>
        <table:table-row table:style-name="ro2">
          <table:table-cell office:value-type="string">
            <text:p>альтернативн</text:p>
          </table:table-cell>
          <table:table-cell office:value-type="float" office:value="3">
            <text:p>3</text:p>
          </table:table-cell>
          <table:table-cell office:value-type="float" office:value="0.0134948020528">
            <text:p>0,0134948021</text:p>
          </table:table-cell>
          <table:table-cell office:value-type="float" office:value="0.000284002455574">
            <text:p>0,0002840025</text:p>
          </table:table-cell>
          <table:table-cell office:value-type="float" office:value="0.0142710991675">
            <text:p>0,0142710992</text:p>
          </table:table-cell>
          <table:table-cell/>
          <table:table-cell table:formula="of:=[.C82]/[.K$1]" office:value-type="float" office:value="0.0474667387758764">
            <text:p>0,0474667388</text:p>
          </table:table-cell>
          <table:table-cell table:formula="of:=[.D82]/[.L$1]" office:value-type="float" office:value="0.59297791901748">
            <text:p>0,592977919</text:p>
          </table:table-cell>
          <table:table-cell table:formula="of:=[.E82]/[.M$1]" office:value-type="float" office:value="0.0653003245766469">
            <text:p>0,0653003246</text:p>
          </table:table-cell>
          <table:table-cell table:number-columns-repeated="8"/>
        </table:table-row>
        <table:table-row table:style-name="ro1">
          <table:table-cell office:value-type="string">
            <text:p>имеют</text:p>
          </table:table-cell>
          <table:table-cell office:value-type="float" office:value="4">
            <text:p>4</text:p>
          </table:table-cell>
          <table:table-cell office:value-type="float" office:value="0.0134623984137">
            <text:p>0,0134623984</text:p>
          </table:table-cell>
          <table:table-cell office:value-type="float" office:value="0.000284295600579">
            <text:p>0,0002842956</text:p>
          </table:table-cell>
          <table:table-cell office:value-type="float" office:value="0.0169615970607">
            <text:p>0,0169615971</text:p>
          </table:table-cell>
          <table:table-cell/>
          <table:table-cell table:formula="of:=[.C83]/[.K$1]" office:value-type="float" office:value="0.0473527619226754">
            <text:p>0,0473527619</text:p>
          </table:table-cell>
          <table:table-cell table:formula="of:=[.D83]/[.L$1]" office:value-type="float" office:value="0.593589985961352">
            <text:p>0,593589986</text:p>
          </table:table-cell>
          <table:table-cell table:formula="of:=[.E83]/[.M$1]" office:value-type="float" office:value="0.0776112463659685">
            <text:p>0,0776112464</text:p>
          </table:table-cell>
          <table:table-cell table:number-columns-repeated="8"/>
        </table:table-row>
        <table:table-row table:style-name="ro1">
          <table:table-cell office:value-type="string">
            <text:p>соединен</text:p>
          </table:table-cell>
          <table:table-cell office:value-type="float" office:value="4">
            <text:p>4</text:p>
          </table:table-cell>
          <table:table-cell office:value-type="float" office:value="0.0134294330552">
            <text:p>0,0134294331</text:p>
          </table:table-cell>
          <table:table-cell office:value-type="float" office:value="0.000284230965212">
            <text:p>0,000284231</text:p>
          </table:table-cell>
          <table:table-cell office:value-type="float" office:value="0.0156376092191">
            <text:p>0,0156376092</text:p>
          </table:table-cell>
          <table:table-cell/>
          <table:table-cell table:formula="of:=[.C84]/[.K$1]" office:value-type="float" office:value="0.0472368092725773">
            <text:p>0,0472368093</text:p>
          </table:table-cell>
          <table:table-cell table:formula="of:=[.D84]/[.L$1]" office:value-type="float" office:value="0.593455031686604">
            <text:p>0,5934550317</text:p>
          </table:table-cell>
          <table:table-cell table:formula="of:=[.E84]/[.M$1]" office:value-type="float" office:value="0.0715530699930578">
            <text:p>0,07155307</text:p>
          </table:table-cell>
          <table:table-cell table:number-columns-repeated="8"/>
        </table:table-row>
        <table:table-row table:style-name="ro2">
          <table:table-cell office:value-type="string">
            <text:p>долж</text:p>
          </table:table-cell>
          <table:table-cell office:value-type="float" office:value="3">
            <text:p>3</text:p>
          </table:table-cell>
          <table:table-cell office:value-type="float" office:value="0.0133954838153">
            <text:p>0,0133954838</text:p>
          </table:table-cell>
          <table:table-cell office:value-type="float" office:value="0.000284232352688">
            <text:p>0,0002842324</text:p>
          </table:table-cell>
          <table:table-cell office:value-type="float" office:value="0.0169835111037">
            <text:p>0,0169835111</text:p>
          </table:table-cell>
          <table:table-cell/>
          <table:table-cell table:formula="of:=[.C85]/[.K$1]" office:value-type="float" office:value="0.0471173959091453">
            <text:p>0,0471173959</text:p>
          </table:table-cell>
          <table:table-cell table:formula="of:=[.D85]/[.L$1]" office:value-type="float" office:value="0.593457928642652">
            <text:p>0,5934579286</text:p>
          </table:table-cell>
          <table:table-cell table:formula="of:=[.E85]/[.M$1]" office:value-type="float" office:value="0.0777115185386926">
            <text:p>0,0777115185</text:p>
          </table:table-cell>
          <table:table-cell table:number-columns-repeated="8"/>
        </table:table-row>
        <table:table-row table:style-name="ro1">
          <table:table-cell office:value-type="string">
            <text:p>использован</text:p>
          </table:table-cell>
          <table:table-cell office:value-type="float" office:value="5">
            <text:p>5</text:p>
          </table:table-cell>
          <table:table-cell office:value-type="float" office:value="0.0132948277157">
            <text:p>0,0132948277</text:p>
          </table:table-cell>
          <table:table-cell office:value-type="float" office:value="0.000284495400448">
            <text:p>0,0002844954</text:p>
          </table:table-cell>
          <table:table-cell office:value-type="float" office:value="0.0168680076833">
            <text:p>0,0168680077</text:p>
          </table:table-cell>
          <table:table-cell/>
          <table:table-cell table:formula="of:=[.C86]/[.K$1]" office:value-type="float" office:value="0.0467633472341653">
            <text:p>0,0467633472</text:p>
          </table:table-cell>
          <table:table-cell table:formula="of:=[.D86]/[.L$1]" office:value-type="float" office:value="0.59400715457456">
            <text:p>0,5940071546</text:p>
          </table:table-cell>
          <table:table-cell table:formula="of:=[.E86]/[.M$1]" office:value-type="float" office:value="0.0771830090837931">
            <text:p>0,0771830091</text:p>
          </table:table-cell>
          <table:table-cell table:number-columns-repeated="8"/>
        </table:table-row>
        <table:table-row table:style-name="ro2">
          <table:table-cell office:value-type="string">
            <text:p>получател</text:p>
          </table:table-cell>
          <table:table-cell office:value-type="float" office:value="3">
            <text:p>3</text:p>
          </table:table-cell>
          <table:table-cell office:value-type="float" office:value="0.0132605127262">
            <text:p>0,0132605127</text:p>
          </table:table-cell>
          <table:table-cell office:value-type="float" office:value="0.00028410964855">
            <text:p>0,0002841096</text:p>
          </table:table-cell>
          <table:table-cell office:value-type="float" office:value="0.0140771763775">
            <text:p>0,0140771764</text:p>
          </table:table-cell>
          <table:table-cell/>
          <table:table-cell table:formula="of:=[.C87]/[.K$1]" office:value-type="float" office:value="0.0466426473797828">
            <text:p>0,0466426474</text:p>
          </table:table-cell>
          <table:table-cell table:formula="of:=[.D87]/[.L$1]" office:value-type="float" office:value="0.593201730701479">
            <text:p>0,5932017307</text:p>
          </table:table-cell>
          <table:table-cell table:formula="of:=[.E87]/[.M$1]" office:value-type="float" office:value="0.064412991303913">
            <text:p>0,0644129913</text:p>
          </table:table-cell>
          <table:table-cell table:number-columns-repeated="8"/>
        </table:table-row>
        <table:table-row table:style-name="ro2">
          <table:table-cell office:value-type="string">
            <text:p>рациональн</text:p>
          </table:table-cell>
          <table:table-cell office:value-type="float" office:value="4">
            <text:p>4</text:p>
          </table:table-cell>
          <table:table-cell office:value-type="float" office:value="0.0132375798505">
            <text:p>0,0132375799</text:p>
          </table:table-cell>
          <table:table-cell office:value-type="float" office:value="0.000284219245216">
            <text:p>0,0002842192</text:p>
          </table:table-cell>
          <table:table-cell office:value-type="float" office:value="0.0140865521224">
            <text:p>0,0140865521</text:p>
          </table:table-cell>
          <table:table-cell/>
          <table:table-cell table:formula="of:=[.C88]/[.K$1]" office:value-type="float" office:value="0.0465619830754105">
            <text:p>0,0465619831</text:p>
          </table:table-cell>
          <table:table-cell table:formula="of:=[.D88]/[.L$1]" office:value-type="float" office:value="0.593430561127626">
            <text:p>0,5934305611</text:p>
          </table:table-cell>
          <table:table-cell table:formula="of:=[.E88]/[.M$1]" office:value-type="float" office:value="0.0644558919367186">
            <text:p>0,0644558919</text:p>
          </table:table-cell>
          <table:table-cell table:number-columns-repeated="8"/>
        </table:table-row>
        <table:table-row table:style-name="ro1">
          <table:table-cell office:value-type="string">
            <text:p>существ</text:p>
          </table:table-cell>
          <table:table-cell office:value-type="float" office:value="4">
            <text:p>4</text:p>
          </table:table-cell>
          <table:table-cell office:value-type="float" office:value="0.0132295618163">
            <text:p>0,0132295618</text:p>
          </table:table-cell>
          <table:table-cell office:value-type="float" office:value="0.000284272615339">
            <text:p>0,0002842726</text:p>
          </table:table-cell>
          <table:table-cell office:value-type="float" office:value="0.0154369536143">
            <text:p>0,0154369536</text:p>
          </table:table-cell>
          <table:table-cell/>
          <table:table-cell table:formula="of:=[.C89]/[.K$1]" office:value-type="float" office:value="0.0465337803694072">
            <text:p>0,0465337804</text:p>
          </table:table-cell>
          <table:table-cell table:formula="of:=[.D89]/[.L$1]" office:value-type="float" office:value="0.593541994334816">
            <text:p>0,5935419943</text:p>
          </table:table-cell>
          <table:table-cell table:formula="of:=[.E89]/[.M$1]" office:value-type="float" office:value="0.0706349293531691">
            <text:p>0,0706349294</text:p>
          </table:table-cell>
          <table:table-cell table:number-columns-repeated="8"/>
        </table:table-row>
        <table:table-row table:style-name="ro2">
          <table:table-cell office:value-type="string">
            <text:p>модел</text:p>
          </table:table-cell>
          <table:table-cell office:value-type="float" office:value="5">
            <text:p>5</text:p>
          </table:table-cell>
          <table:table-cell office:value-type="float" office:value="0.013210861367">
            <text:p>0,0132108614</text:p>
          </table:table-cell>
          <table:table-cell office:value-type="float" office:value="0.000284129855145">
            <text:p>0,0002841299</text:p>
          </table:table-cell>
          <table:table-cell office:value-type="float" office:value="0.0101849910627">
            <text:p>0,0101849911</text:p>
          </table:table-cell>
          <table:table-cell/>
          <table:table-cell table:formula="of:=[.C90]/[.K$1]" office:value-type="float" office:value="0.0464680032399286">
            <text:p>0,0464680032</text:p>
          </table:table-cell>
          <table:table-cell table:formula="of:=[.D90]/[.L$1]" office:value-type="float" office:value="0.593243920705186">
            <text:p>0,5932439207</text:p>
          </table:table-cell>
          <table:table-cell table:formula="of:=[.E90]/[.M$1]" office:value-type="float" office:value="0.0466035036543767">
            <text:p>0,0466035037</text:p>
          </table:table-cell>
          <table:table-cell table:number-columns-repeated="8"/>
        </table:table-row>
        <table:table-row table:style-name="ro1">
          <table:table-cell office:value-type="string">
            <text:p>базов</text:p>
          </table:table-cell>
          <table:table-cell office:value-type="float" office:value="4">
            <text:p>4</text:p>
          </table:table-cell>
          <table:table-cell office:value-type="float" office:value="0.0131723947474">
            <text:p>0,0131723947</text:p>
          </table:table-cell>
          <table:table-cell office:value-type="float" office:value="0.000284247271242">
            <text:p>0,0002842473</text:p>
          </table:table-cell>
          <table:table-cell office:value-type="float" office:value="0.0126391969514">
            <text:p>0,012639197</text:p>
          </table:table-cell>
          <table:table-cell/>
          <table:table-cell table:formula="of:=[.C91]/[.K$1]" office:value-type="float" office:value="0.0463327004042886">
            <text:p>0,0463327004</text:p>
          </table:table-cell>
          <table:table-cell table:formula="of:=[.D91]/[.L$1]" office:value-type="float" office:value="0.593489077574402">
            <text:p>0,5934890776</text:p>
          </table:table-cell>
          <table:table-cell table:formula="of:=[.E91]/[.M$1]" office:value-type="float" office:value="0.0578332231895751">
            <text:p>0,0578332232</text:p>
          </table:table-cell>
          <table:table-cell table:number-columns-repeated="8"/>
        </table:table-row>
        <table:table-row table:style-name="ro2">
          <table:table-cell office:value-type="string">
            <text:p>локальн</text:p>
          </table:table-cell>
          <table:table-cell office:value-type="float" office:value="5">
            <text:p>5</text:p>
          </table:table-cell>
          <table:table-cell office:value-type="float" office:value="0.0130073459147">
            <text:p>0,0130073459</text:p>
          </table:table-cell>
          <table:table-cell office:value-type="float" office:value="0.000284366125638">
            <text:p>0,0002843661</text:p>
          </table:table-cell>
          <table:table-cell office:value-type="float" office:value="0.0112409344907">
            <text:p>0,0112409345</text:p>
          </table:table-cell>
          <table:table-cell/>
          <table:table-cell table:formula="of:=[.C92]/[.K$1]" office:value-type="float" office:value="0.0457521561475903">
            <text:p>0,0457521561</text:p>
          </table:table-cell>
          <table:table-cell table:formula="of:=[.D92]/[.L$1]" office:value-type="float" office:value="0.593737237514653">
            <text:p>0,5937372375</text:p>
          </table:table-cell>
          <table:table-cell table:formula="of:=[.E92]/[.M$1]" office:value-type="float" office:value="0.0514351881499905">
            <text:p>0,0514351881</text:p>
          </table:table-cell>
          <table:table-cell table:number-columns-repeated="8"/>
        </table:table-row>
        <table:table-row table:style-name="ro2">
          <table:table-cell office:value-type="string">
            <text:p>ethernet</text:p>
          </table:table-cell>
          <table:table-cell office:value-type="float" office:value="3">
            <text:p>3</text:p>
          </table:table-cell>
          <table:table-cell office:value-type="float" office:value="0.0117545082389">
            <text:p>0,0117545082</text:p>
          </table:table-cell>
          <table:table-cell office:value-type="float" office:value="0.000284055764861">
            <text:p>0,0002840558</text:p>
          </table:table-cell>
          <table:table-cell office:value-type="float" office:value="0.0146334655768">
            <text:p>0,0146334656</text:p>
          </table:table-cell>
          <table:table-cell/>
          <table:table-cell table:formula="of:=[.C93]/[.K$1]" office:value-type="float" office:value="0.0413454135771473">
            <text:p>0,0413454136</text:p>
          </table:table-cell>
          <table:table-cell table:formula="of:=[.D93]/[.L$1]" office:value-type="float" office:value="0.593089225203216">
            <text:p>0,5930892252</text:p>
          </table:table-cell>
          <table:table-cell table:formula="of:=[.E93]/[.M$1]" office:value-type="float" office:value="0.0669584059805553">
            <text:p>0,066958406</text:p>
          </table:table-cell>
          <table:table-cell table:number-columns-repeated="8"/>
        </table:table-row>
        <table:table-row table:style-name="ro2">
          <table:table-cell office:value-type="string">
            <text:p>сложн</text:p>
          </table:table-cell>
          <table:table-cell office:value-type="float" office:value="3">
            <text:p>3</text:p>
          </table:table-cell>
          <table:table-cell office:value-type="float" office:value="0.0116068876844">
            <text:p>0,0116068877</text:p>
          </table:table-cell>
          <table:table-cell office:value-type="float" office:value="0.000284098182487">
            <text:p>0,0002840982</text:p>
          </table:table-cell>
          <table:table-cell office:value-type="float" office:value="0.0145143735026">
            <text:p>0,0145143735</text:p>
          </table:table-cell>
          <table:table-cell/>
          <table:table-cell table:formula="of:=[.C94]/[.K$1]" office:value-type="float" office:value="0.040826171703796">
            <text:p>0,0408261717</text:p>
          </table:table-cell>
          <table:table-cell table:formula="of:=[.D94]/[.L$1]" office:value-type="float" office:value="0.593177790337431">
            <text:p>0,5931777903</text:p>
          </table:table-cell>
          <table:table-cell table:formula="of:=[.E94]/[.M$1]" office:value-type="float" office:value="0.066413475908352">
            <text:p>0,0664134759</text:p>
          </table:table-cell>
          <table:table-cell table:number-columns-repeated="8"/>
        </table:table-row>
        <table:table-row table:style-name="ro2">
          <table:table-cell office:value-type="string">
            <text:p>основн</text:p>
          </table:table-cell>
          <table:table-cell office:value-type="float" office:value="3">
            <text:p>3</text:p>
          </table:table-cell>
          <table:table-cell office:value-type="float" office:value="0.0114774478017">
            <text:p>0,0114774478</text:p>
          </table:table-cell>
          <table:table-cell office:value-type="float" office:value="0.000284107050398">
            <text:p>0,0002841071</text:p>
          </table:table-cell>
          <table:table-cell office:value-type="float" office:value="0.0144441293069">
            <text:p>0,0144441293</text:p>
          </table:table-cell>
          <table:table-cell/>
          <table:table-cell table:formula="of:=[.C95]/[.K$1]" office:value-type="float" office:value="0.0403708786898443">
            <text:p>0,0403708787</text:p>
          </table:table-cell>
          <table:table-cell table:formula="of:=[.D95]/[.L$1]" office:value-type="float" office:value="0.593196305935826">
            <text:p>0,5931963059</text:p>
          </table:table-cell>
          <table:table-cell table:formula="of:=[.E95]/[.M$1]" office:value-type="float" office:value="0.0660920592658778">
            <text:p>0,0660920593</text:p>
          </table:table-cell>
          <table:table-cell table:number-columns-repeated="8"/>
        </table:table-row>
        <table:table-row table:style-name="ro2">
          <table:table-cell office:value-type="string">
            <text:p>явля</text:p>
          </table:table-cell>
          <table:table-cell office:value-type="float" office:value="3">
            <text:p>3</text:p>
          </table:table-cell>
          <table:table-cell office:value-type="float" office:value="0.01145896027">
            <text:p>0,0114589603</text:p>
          </table:table-cell>
          <table:table-cell office:value-type="float" office:value="0.000283879676055">
            <text:p>0,0002838797</text:p>
          </table:table-cell>
          <table:table-cell office:value-type="float" office:value="0.0129741989299">
            <text:p>0,0129741989</text:p>
          </table:table-cell>
          <table:table-cell/>
          <table:table-cell table:formula="of:=[.C96]/[.K$1]" office:value-type="float" office:value="0.0403058504786574">
            <text:p>0,0403058505</text:p>
          </table:table-cell>
          <table:table-cell table:formula="of:=[.D96]/[.L$1]" office:value-type="float" office:value="0.592721563685878">
            <text:p>0,5927215637</text:p>
          </table:table-cell>
          <table:table-cell table:formula="of:=[.E96]/[.M$1]" office:value-type="float" office:value="0.0593660930598712">
            <text:p>0,0593660931</text:p>
          </table:table-cell>
          <table:table-cell table:number-columns-repeated="8"/>
        </table:table-row>
        <table:table-row table:style-name="ro1">
          <table:table-cell office:value-type="string">
            <text:p>пар</text:p>
          </table:table-cell>
          <table:table-cell office:value-type="float" office:value="3">
            <text:p>3</text:p>
          </table:table-cell>
          <table:table-cell office:value-type="float" office:value="0.0113965933478">
            <text:p>0,0113965933</text:p>
          </table:table-cell>
          <table:table-cell office:value-type="float" office:value="0.000283985535892">
            <text:p>0,0002839855</text:p>
          </table:table-cell>
          <table:table-cell office:value-type="float" office:value="0.0130720961272">
            <text:p>0,0130720961</text:p>
          </table:table-cell>
          <table:table-cell/>
          <table:table-cell table:formula="of:=[.C97]/[.K$1]" office:value-type="float" office:value="0.0400864805025184">
            <text:p>0,0400864805</text:p>
          </table:table-cell>
          <table:table-cell table:formula="of:=[.D97]/[.L$1]" office:value-type="float" office:value="0.59294259186581">
            <text:p>0,5929425919</text:p>
          </table:table-cell>
          <table:table-cell table:formula="of:=[.E97]/[.M$1]" office:value-type="float" office:value="0.059814041650502">
            <text:p>0,0598140417</text:p>
          </table:table-cell>
          <table:table-cell table:number-columns-repeated="8"/>
        </table:table-row>
        <table:table-row table:style-name="ro2">
          <table:table-cell office:value-type="string">
            <text:p>предоставля</text:p>
          </table:table-cell>
          <table:table-cell office:value-type="float" office:value="4">
            <text:p>4</text:p>
          </table:table-cell>
          <table:table-cell office:value-type="float" office:value="0.0113740908198">
            <text:p>0,0113740908</text:p>
          </table:table-cell>
          <table:table-cell office:value-type="float" office:value="0.000283985670028">
            <text:p>0,0002839857</text:p>
          </table:table-cell>
          <table:table-cell office:value-type="float" office:value="0.0114606072036">
            <text:p>0,0114606072</text:p>
          </table:table-cell>
          <table:table-cell/>
          <table:table-cell table:formula="of:=[.C98]/[.K$1]" office:value-type="float" office:value="0.0400073299070378">
            <text:p>0,0400073299</text:p>
          </table:table-cell>
          <table:table-cell table:formula="of:=[.D98]/[.L$1]" office:value-type="float" office:value="0.592942871932706">
            <text:p>0,5929428719</text:p>
          </table:table-cell>
          <table:table-cell table:formula="of:=[.E98]/[.M$1]" office:value-type="float" office:value="0.0524403454461902">
            <text:p>0,0524403454</text:p>
          </table:table-cell>
          <table:table-cell table:number-columns-repeated="8"/>
        </table:table-row>
        <table:table-row table:style-name="ro1">
          <table:table-cell office:value-type="string">
            <text:p>объединен</text:p>
          </table:table-cell>
          <table:table-cell office:value-type="float" office:value="3">
            <text:p>3</text:p>
          </table:table-cell>
          <table:table-cell office:value-type="float" office:value="0.0113677668162">
            <text:p>0,0113677668</text:p>
          </table:table-cell>
          <table:table-cell office:value-type="float" office:value="0.000283983254143">
            <text:p>0,0002839833</text:p>
          </table:table-cell>
          <table:table-cell office:value-type="float" office:value="0.0129916665717">
            <text:p>0,0129916666</text:p>
          </table:table-cell>
          <table:table-cell/>
          <table:table-cell table:formula="of:=[.C99]/[.K$1]" office:value-type="float" office:value="0.0399850857995863">
            <text:p>0,0399850858</text:p>
          </table:table-cell>
          <table:table-cell table:formula="of:=[.D99]/[.L$1]" office:value-type="float" office:value="0.592937827728222">
            <text:p>0,5929378277</text:p>
          </table:table-cell>
          <table:table-cell table:formula="of:=[.E99]/[.M$1]" office:value-type="float" office:value="0.0594460198171406">
            <text:p>0,0594460198</text:p>
          </table:table-cell>
          <table:table-cell table:number-columns-repeated="8"/>
        </table:table-row>
        <table:table-row table:style-name="ro1">
          <table:table-cell office:value-type="string">
            <text:p>дел</text:p>
          </table:table-cell>
          <table:table-cell office:value-type="float" office:value="3">
            <text:p>3</text:p>
          </table:table-cell>
          <table:table-cell office:value-type="float" office:value="0.0113483076184">
            <text:p>0,0113483076</text:p>
          </table:table-cell>
          <table:table-cell office:value-type="float" office:value="0.000283911527516">
            <text:p>0,0002839115</text:p>
          </table:table-cell>
          <table:table-cell office:value-type="float" office:value="0.0128855540476">
            <text:p>0,012885554</text:p>
          </table:table-cell>
          <table:table-cell/>
          <table:table-cell table:formula="of:=[.C100]/[.K$1]" office:value-type="float" office:value="0.0399166398412723">
            <text:p>0,0399166398</text:p>
          </table:table-cell>
          <table:table-cell table:formula="of:=[.D100]/[.L$1]" office:value-type="float" office:value="0.592788067382204">
            <text:p>0,5927880674</text:p>
          </table:table-cell>
          <table:table-cell table:formula="of:=[.E100]/[.M$1]" office:value-type="float" office:value="0.0589604803233673">
            <text:p>0,0589604803</text:p>
          </table:table-cell>
          <table:table-cell table:number-columns-repeated="8"/>
        </table:table-row>
        <table:table-row table:style-name="ro2">
          <table:table-cell office:value-type="string">
            <text:p>отправител</text:p>
          </table:table-cell>
          <table:table-cell office:value-type="float" office:value="5">
            <text:p>5</text:p>
          </table:table-cell>
          <table:table-cell office:value-type="float" office:value="0.0111760902388">
            <text:p>0,0111760902</text:p>
          </table:table-cell>
          <table:table-cell office:value-type="float" office:value="0.000284091440952">
            <text:p>0,0002840914</text:p>
          </table:table-cell>
          <table:table-cell office:value-type="float" office:value="0.0113858434934">
            <text:p>0,0113858435</text:p>
          </table:table-cell>
          <table:table-cell/>
          <table:table-cell table:formula="of:=[.C101]/[.K$1]" office:value-type="float" office:value="0.0393108808728818">
            <text:p>0,0393108809</text:p>
          </table:table-cell>
          <table:table-cell table:formula="of:=[.D101]/[.L$1]" office:value-type="float" office:value="0.593163714468308">
            <text:p>0,5931637145</text:p>
          </table:table-cell>
          <table:table-cell table:formula="of:=[.E101]/[.M$1]" office:value-type="float" office:value="0.052098248843447">
            <text:p>0,0520982488</text:p>
          </table:table-cell>
          <table:table-cell table:number-columns-repeated="8"/>
        </table:table-row>
        <table:table-row table:style-name="ro1">
          <table:table-cell office:value-type="string">
            <text:p>переда</text:p>
          </table:table-cell>
          <table:table-cell office:value-type="float" office:value="4">
            <text:p>4</text:p>
          </table:table-cell>
          <table:table-cell office:value-type="float" office:value="0.0111744646967">
            <text:p>0,0111744647</text:p>
          </table:table-cell>
          <table:table-cell office:value-type="float" office:value="0.000284110503649">
            <text:p>0,0002841105</text:p>
          </table:table-cell>
          <table:table-cell office:value-type="float" office:value="0.012827014069">
            <text:p>0,0128270141</text:p>
          </table:table-cell>
          <table:table-cell/>
          <table:table-cell table:formula="of:=[.C102]/[.K$1]" office:value-type="float" office:value="0.0393051631763992">
            <text:p>0,0393051632</text:p>
          </table:table-cell>
          <table:table-cell table:formula="of:=[.D102]/[.L$1]" office:value-type="float" office:value="0.593203516090357">
            <text:p>0,5932035161</text:p>
          </table:table-cell>
          <table:table-cell table:formula="of:=[.E102]/[.M$1]" office:value-type="float" office:value="0.0586926187131">
            <text:p>0,0586926187</text:p>
          </table:table-cell>
          <table:table-cell table:number-columns-repeated="8"/>
        </table:table-row>
        <table:table-row table:style-name="ro1">
          <table:table-cell office:value-type="string">
            <text:p>подход</text:p>
          </table:table-cell>
          <table:table-cell office:value-type="float" office:value="3">
            <text:p>3</text:p>
          </table:table-cell>
          <table:table-cell office:value-type="float" office:value="0.011155077205">
            <text:p>0,0111550772</text:p>
          </table:table-cell>
          <table:table-cell office:value-type="float" office:value="0.000283993865129">
            <text:p>0,0002839939</text:p>
          </table:table-cell>
          <table:table-cell office:value-type="float" office:value="0.0141907923908">
            <text:p>0,0141907924</text:p>
          </table:table-cell>
          <table:table-cell/>
          <table:table-cell table:formula="of:=[.C103]/[.K$1]" office:value-type="float" office:value="0.0392369694377699">
            <text:p>0,0392369694</text:p>
          </table:table-cell>
          <table:table-cell table:formula="of:=[.D103]/[.L$1]" office:value-type="float" office:value="0.592959982749326">
            <text:p>0,5929599827</text:p>
          </table:table-cell>
          <table:table-cell table:formula="of:=[.E103]/[.M$1]" office:value-type="float" office:value="0.0649328645427235">
            <text:p>0,0649328645</text:p>
          </table:table-cell>
          <table:table-cell table:number-columns-repeated="8"/>
        </table:table-row>
        <table:table-row table:style-name="ro2">
          <table:table-cell office:value-type="string">
            <text:p>сво</text:p>
          </table:table-cell>
          <table:table-cell office:value-type="float" office:value="3">
            <text:p>3</text:p>
          </table:table-cell>
          <table:table-cell office:value-type="float" office:value="0.0111532191806">
            <text:p>0,0111532192</text:p>
          </table:table-cell>
          <table:table-cell office:value-type="float" office:value="0.000283990333726">
            <text:p>0,0002839903</text:p>
          </table:table-cell>
          <table:table-cell office:value-type="float" office:value="0.0127500004957">
            <text:p>0,0127500005</text:p>
          </table:table-cell>
          <table:table-cell/>
          <table:table-cell table:formula="of:=[.C104]/[.K$1]" office:value-type="float" office:value="0.039230434005943">
            <text:p>0,039230434</text:p>
          </table:table-cell>
          <table:table-cell table:formula="of:=[.D104]/[.L$1]" office:value-type="float" office:value="0.592952609418705">
            <text:p>0,5929526094</text:p>
          </table:table-cell>
          <table:table-cell table:formula="of:=[.E104]/[.M$1]" office:value-type="float" office:value="0.0583402274029233">
            <text:p>0,0583402274</text:p>
          </table:table-cell>
          <table:table-cell table:number-columns-repeated="8"/>
        </table:table-row>
        <table:table-row table:style-name="ro2">
          <table:table-cell office:value-type="string">
            <text:p>однак</text:p>
          </table:table-cell>
          <table:table-cell office:value-type="float" office:value="4">
            <text:p>4</text:p>
          </table:table-cell>
          <table:table-cell office:value-type="float" office:value="0.0111475690243">
            <text:p>0,011147569</text:p>
          </table:table-cell>
          <table:table-cell office:value-type="float" office:value="0.000284137129805">
            <text:p>0,0002841371</text:p>
          </table:table-cell>
          <table:table-cell office:value-type="float" office:value="0.0140631005211">
            <text:p>0,0140631005</text:p>
          </table:table-cell>
          <table:table-cell/>
          <table:table-cell table:formula="of:=[.C105]/[.K$1]" office:value-type="float" office:value="0.0392105600950782">
            <text:p>0,0392105601</text:p>
          </table:table-cell>
          <table:table-cell table:formula="of:=[.D105]/[.L$1]" office:value-type="float" office:value="0.593259109703252">
            <text:p>0,5932591097</text:p>
          </table:table-cell>
          <table:table-cell table:formula="of:=[.E105]/[.M$1]" office:value-type="float" office:value="0.0643485843524353">
            <text:p>0,0643485844</text:p>
          </table:table-cell>
          <table:table-cell table:number-columns-repeated="8"/>
        </table:table-row>
        <table:table-row table:style-name="ro1">
          <table:table-cell office:value-type="string">
            <text:p>качеств</text:p>
          </table:table-cell>
          <table:table-cell office:value-type="float" office:value="3">
            <text:p>3</text:p>
          </table:table-cell>
          <table:table-cell office:value-type="float" office:value="0.0111222902783">
            <text:p>0,0111222903</text:p>
          </table:table-cell>
          <table:table-cell office:value-type="float" office:value="0.000283956150251">
            <text:p>0,0002839562</text:p>
          </table:table-cell>
          <table:table-cell office:value-type="float" office:value="0.0126664946332">
            <text:p>0,0126664946</text:p>
          </table:table-cell>
          <table:table-cell/>
          <table:table-cell table:formula="of:=[.C106]/[.K$1]" office:value-type="float" office:value="0.0391216444052986">
            <text:p>0,0391216444</text:p>
          </table:table-cell>
          <table:table-cell table:formula="of:=[.D106]/[.L$1]" office:value-type="float" office:value="0.59288123663487">
            <text:p>0,5928812366</text:p>
          </table:table-cell>
          <table:table-cell table:formula="of:=[.E106]/[.M$1]" office:value-type="float" office:value="0.0579581292995256">
            <text:p>0,0579581293</text:p>
          </table:table-cell>
          <table:table-cell table:number-columns-repeated="8"/>
        </table:table-row>
        <table:table-row table:style-name="ro2">
          <table:table-cell office:value-type="string">
            <text:p>максимальн</text:p>
          </table:table-cell>
          <table:table-cell office:value-type="float" office:value="3">
            <text:p>3</text:p>
          </table:table-cell>
          <table:table-cell office:value-type="float" office:value="0.0111022079276">
            <text:p>0,0111022079</text:p>
          </table:table-cell>
          <table:table-cell office:value-type="float" office:value="0.00028409496194">
            <text:p>0,000284095</text:p>
          </table:table-cell>
          <table:table-cell office:value-type="float" office:value="0.0127665762842">
            <text:p>0,0127665763</text:p>
          </table:table-cell>
          <table:table-cell/>
          <table:table-cell table:formula="of:=[.C107]/[.K$1]" office:value-type="float" office:value="0.039051006563339">
            <text:p>0,0390510066</text:p>
          </table:table-cell>
          <table:table-cell table:formula="of:=[.D107]/[.L$1]" office:value-type="float" office:value="0.593171066053113">
            <text:p>0,5931710661</text:p>
          </table:table-cell>
          <table:table-cell table:formula="of:=[.E107]/[.M$1]" office:value-type="float" office:value="0.058416073303541">
            <text:p>0,0584160733</text:p>
          </table:table-cell>
          <table:table-cell table:number-columns-repeated="8"/>
        </table:table-row>
        <table:table-row table:style-name="ro2">
          <table:table-cell office:value-type="string">
            <text:p>критер</text:p>
          </table:table-cell>
          <table:table-cell office:value-type="float" office:value="3">
            <text:p>3</text:p>
          </table:table-cell>
          <table:table-cell office:value-type="float" office:value="0.0110841419681">
            <text:p>0,011084142</text:p>
          </table:table-cell>
          <table:table-cell office:value-type="float" office:value="0.000283927844732">
            <text:p>0,0002839278</text:p>
          </table:table-cell>
          <table:table-cell office:value-type="float" office:value="0.00990760475361">
            <text:p>0,0099076048</text:p>
          </table:table-cell>
          <table:table-cell/>
          <table:table-cell table:formula="of:=[.C108]/[.K$1]" office:value-type="float" office:value="0.0389874611940207">
            <text:p>0,0389874612</text:p>
          </table:table-cell>
          <table:table-cell table:formula="of:=[.D108]/[.L$1]" office:value-type="float" office:value="0.592822136625614">
            <text:p>0,5928221366</text:p>
          </table:table-cell>
          <table:table-cell table:formula="of:=[.E108]/[.M$1]" office:value-type="float" office:value="0.0453342660291526">
            <text:p>0,045334266</text:p>
          </table:table-cell>
          <table:table-cell table:number-columns-repeated="8"/>
        </table:table-row>
        <table:table-row table:style-name="ro1">
          <table:table-cell office:value-type="string">
            <text:p>един</text:p>
          </table:table-cell>
          <table:table-cell office:value-type="float" office:value="4">
            <text:p>4</text:p>
          </table:table-cell>
          <table:table-cell office:value-type="float" office:value="0.0110652601743">
            <text:p>0,0110652602</text:p>
          </table:table-cell>
          <table:table-cell office:value-type="float" office:value="0.000284205654953">
            <text:p>0,0002842057</text:p>
          </table:table-cell>
          <table:table-cell office:value-type="float" office:value="0.0127180065117">
            <text:p>0,0127180065</text:p>
          </table:table-cell>
          <table:table-cell/>
          <table:table-cell table:formula="of:=[.C109]/[.K$1]" office:value-type="float" office:value="0.0389210462017579">
            <text:p>0,0389210462</text:p>
          </table:table-cell>
          <table:table-cell table:formula="of:=[.D109]/[.L$1]" office:value-type="float" office:value="0.593402185577646">
            <text:p>0,5934021856</text:p>
          </table:table-cell>
          <table:table-cell table:formula="of:=[.E109]/[.M$1]" office:value-type="float" office:value="0.0581938324045298">
            <text:p>0,0581938324</text:p>
          </table:table-cell>
          <table:table-cell table:number-columns-repeated="8"/>
        </table:table-row>
        <table:table-row table:style-name="ro2">
          <table:table-cell office:value-type="string">
            <text:p>локализац</text:p>
          </table:table-cell>
          <table:table-cell office:value-type="float" office:value="4">
            <text:p>4</text:p>
          </table:table-cell>
          <table:table-cell office:value-type="float" office:value="0.0110485245915">
            <text:p>0,0110485246</text:p>
          </table:table-cell>
          <table:table-cell office:value-type="float" office:value="0.000284042424759">
            <text:p>0,0002840424</text:p>
          </table:table-cell>
          <table:table-cell office:value-type="float" office:value="0.00996912477451">
            <text:p>0,0099691248</text:p>
          </table:table-cell>
          <table:table-cell/>
          <table:table-cell table:formula="of:=[.C110]/[.K$1]" office:value-type="float" office:value="0.038862180311475">
            <text:p>0,0388621803</text:p>
          </table:table-cell>
          <table:table-cell table:formula="of:=[.D110]/[.L$1]" office:value-type="float" office:value="0.593061371972485">
            <text:p>0,593061372</text:p>
          </table:table-cell>
          <table:table-cell table:formula="of:=[.E110]/[.M$1]" office:value-type="float" office:value="0.0456157634306899">
            <text:p>0,0456157634</text:p>
          </table:table-cell>
          <table:table-cell table:number-columns-repeated="8"/>
        </table:table-row>
        <table:table-row table:style-name="ro2">
          <table:table-cell office:value-type="string">
            <text:p>реша</text:p>
          </table:table-cell>
          <table:table-cell office:value-type="float" office:value="3">
            <text:p>3</text:p>
          </table:table-cell>
          <table:table-cell office:value-type="float" office:value="0.0109949269364">
            <text:p>0,0109949269</text:p>
          </table:table-cell>
          <table:table-cell office:value-type="float" office:value="0.000283988682636">
            <text:p>0,0002839887</text:p>
          </table:table-cell>
          <table:table-cell office:value-type="float" office:value="0.0139675745944">
            <text:p>0,0139675746</text:p>
          </table:table-cell>
          <table:table-cell/>
          <table:table-cell table:formula="of:=[.C111]/[.K$1]" office:value-type="float" office:value="0.0386736554347353">
            <text:p>0,0386736554</text:p>
          </table:table-cell>
          <table:table-cell table:formula="of:=[.D111]/[.L$1]" office:value-type="float" office:value="0.592949162054455">
            <text:p>0,5929491621</text:p>
          </table:table-cell>
          <table:table-cell table:formula="of:=[.E111]/[.M$1]" office:value-type="float" office:value="0.0639114859940131">
            <text:p>0,063911486</text:p>
          </table:table-cell>
          <table:table-cell table:number-columns-repeated="8"/>
        </table:table-row>
        <table:table-row table:style-name="ro2">
          <table:table-cell office:value-type="string">
            <text:p>обеспечива</text:p>
          </table:table-cell>
          <table:table-cell office:value-type="float" office:value="4">
            <text:p>4</text:p>
          </table:table-cell>
          <table:table-cell office:value-type="float" office:value="0.0109677585739">
            <text:p>0,0109677586</text:p>
          </table:table-cell>
          <table:table-cell office:value-type="float" office:value="0.000283923729932">
            <text:p>0,0002839237</text:p>
          </table:table-cell>
          <table:table-cell office:value-type="float" office:value="0.00848528858287">
            <text:p>0,0084852886</text:p>
          </table:table-cell>
          <table:table-cell/>
          <table:table-cell table:formula="of:=[.C112]/[.K$1]" office:value-type="float" office:value="0.0385780931907905">
            <text:p>0,0385780932</text:p>
          </table:table-cell>
          <table:table-cell table:formula="of:=[.D112]/[.L$1]" office:value-type="float" office:value="0.592813545201514">
            <text:p>0,5928135452</text:p>
          </table:table-cell>
          <table:table-cell table:formula="of:=[.E112]/[.M$1]" office:value-type="float" office:value="0.0388261683339555">
            <text:p>0,0388261683</text:p>
          </table:table-cell>
          <table:table-cell table:number-columns-repeated="8"/>
        </table:table-row>
        <table:table-row table:style-name="ro1">
          <table:table-cell office:value-type="string">
            <text:p>двум</text:p>
          </table:table-cell>
          <table:table-cell office:value-type="float" office:value="4">
            <text:p>4</text:p>
          </table:table-cell>
          <table:table-cell office:value-type="float" office:value="0.0109299816066">
            <text:p>0,0109299816</text:p>
          </table:table-cell>
          <table:table-cell office:value-type="float" office:value="0.000284132383304">
            <text:p>0,0002841324</text:p>
          </table:table-cell>
          <table:table-cell office:value-type="float" office:value="0.0125749283941">
            <text:p>0,0125749284</text:p>
          </table:table-cell>
          <table:table-cell/>
          <table:table-cell table:formula="of:=[.C113]/[.K$1]" office:value-type="float" office:value="0.0384452161443872">
            <text:p>0,0384452161</text:p>
          </table:table-cell>
          <table:table-cell table:formula="of:=[.D113]/[.L$1]" office:value-type="float" office:value="0.593249199330189">
            <text:p>0,5932491993</text:p>
          </table:table-cell>
          <table:table-cell table:formula="of:=[.E113]/[.M$1]" office:value-type="float" office:value="0.0575391492992247">
            <text:p>0,0575391493</text:p>
          </table:table-cell>
          <table:table-cell table:number-columns-repeated="8"/>
        </table:table-row>
        <table:table-row table:style-name="ro1">
          <table:table-cell office:value-type="string">
            <text:p>работа</text:p>
          </table:table-cell>
          <table:table-cell office:value-type="float" office:value="3">
            <text:p>3</text:p>
          </table:table-cell>
          <table:table-cell office:value-type="float" office:value="0.0108671615521">
            <text:p>0,0108671616</text:p>
          </table:table-cell>
          <table:table-cell office:value-type="float" office:value="0.000284105504728">
            <text:p>0,0002841055</text:p>
          </table:table-cell>
          <table:table-cell office:value-type="float" office:value="0.0126049249679">
            <text:p>0,012604925</text:p>
          </table:table-cell>
          <table:table-cell/>
          <table:table-cell table:formula="of:=[.C114]/[.K$1]" office:value-type="float" office:value="0.0382242523165984">
            <text:p>0,0382242523</text:p>
          </table:table-cell>
          <table:table-cell table:formula="of:=[.D114]/[.L$1]" office:value-type="float" office:value="0.593193078681406">
            <text:p>0,5931930787</text:p>
          </table:table-cell>
          <table:table-cell table:formula="of:=[.E114]/[.M$1]" office:value-type="float" office:value="0.057676404739912">
            <text:p>0,0576764047</text:p>
          </table:table-cell>
          <table:table-cell table:number-columns-repeated="8"/>
        </table:table-row>
        <table:table-row table:style-name="ro1">
          <table:table-cell office:value-type="string">
            <text:p>пол</text:p>
          </table:table-cell>
          <table:table-cell office:value-type="float" office:value="3">
            <text:p>3</text:p>
          </table:table-cell>
          <table:table-cell office:value-type="float" office:value="0.0108492127932">
            <text:p>0,0108492128</text:p>
          </table:table-cell>
          <table:table-cell office:value-type="float" office:value="0.000284108112427">
            <text:p>0,0002841081</text:p>
          </table:table-cell>
          <table:table-cell office:value-type="float" office:value="0.0126841779913">
            <text:p>0,012684178</text:p>
          </table:table-cell>
          <table:table-cell/>
          <table:table-cell table:formula="of:=[.C115]/[.K$1]" office:value-type="float" office:value="0.0381611191897305">
            <text:p>0,0381611192</text:p>
          </table:table-cell>
          <table:table-cell table:formula="of:=[.D115]/[.L$1]" office:value-type="float" office:value="0.593198523380549">
            <text:p>0,5931985234</text:p>
          </table:table-cell>
          <table:table-cell table:formula="of:=[.E115]/[.M$1]" office:value-type="float" office:value="0.0580390431107171">
            <text:p>0,0580390431</text:p>
          </table:table-cell>
          <table:table-cell table:number-columns-repeated="8"/>
        </table:table-row>
        <table:table-row table:style-name="ro1">
          <table:table-cell office:value-type="string">
            <text:p>прост</text:p>
          </table:table-cell>
          <table:table-cell office:value-type="float" office:value="2">
            <text:p>2</text:p>
          </table:table-cell>
          <table:table-cell office:value-type="float" office:value="0.00952708038681">
            <text:p>0,0095270804</text:p>
          </table:table-cell>
          <table:table-cell office:value-type="float" office:value="0.000283784326323">
            <text:p>0,0002837843</text:p>
          </table:table-cell>
          <table:table-cell office:value-type="float" office:value="0.0117977164199">
            <text:p>0,0117977164</text:p>
          </table:table-cell>
          <table:table-cell/>
          <table:table-cell table:formula="of:=[.C116]/[.K$1]" office:value-type="float" office:value="0.0335106387072684">
            <text:p>0,0335106387</text:p>
          </table:table-cell>
          <table:table-cell table:formula="of:=[.D116]/[.L$1]" office:value-type="float" office:value="0.592522479894345">
            <text:p>0,5925224799</text:p>
          </table:table-cell>
          <table:table-cell table:formula="of:=[.E116]/[.M$1]" office:value-type="float" office:value="0.0539828574127738">
            <text:p>0,0539828574</text:p>
          </table:table-cell>
          <table:table-cell table:number-columns-repeated="8"/>
        </table:table-row>
        <table:table-row table:style-name="ro2">
          <table:table-cell office:value-type="string">
            <text:p>кабел</text:p>
          </table:table-cell>
          <table:table-cell office:value-type="float" office:value="2">
            <text:p>2</text:p>
          </table:table-cell>
          <table:table-cell office:value-type="float" office:value="0.0094007597924">
            <text:p>0,0094007598</text:p>
          </table:table-cell>
          <table:table-cell office:value-type="float" office:value="0.00028379809698">
            <text:p>0,0002837981</text:p>
          </table:table-cell>
          <table:table-cell office:value-type="float" office:value="0.010370392679">
            <text:p>0,0103703927</text:p>
          </table:table-cell>
          <table:table-cell/>
          <table:table-cell table:formula="of:=[.C117]/[.K$1]" office:value-type="float" office:value="0.0330663175061561">
            <text:p>0,0330663175</text:p>
          </table:table-cell>
          <table:table-cell table:formula="of:=[.D117]/[.L$1]" office:value-type="float" office:value="0.592551232094797">
            <text:p>0,5925512321</text:p>
          </table:table-cell>
          <table:table-cell table:formula="of:=[.E117]/[.M$1]" office:value-type="float" office:value="0.0474518465591052">
            <text:p>0,0474518466</text:p>
          </table:table-cell>
          <table:table-cell table:number-columns-repeated="8"/>
        </table:table-row>
        <table:table-row table:style-name="ro1">
          <table:table-cell office:value-type="string">
            <text:p>процедур</text:p>
          </table:table-cell>
          <table:table-cell office:value-type="float" office:value="2">
            <text:p>2</text:p>
          </table:table-cell>
          <table:table-cell office:value-type="float" office:value="0.00936265523986">
            <text:p>0,0093626552</text:p>
          </table:table-cell>
          <table:table-cell office:value-type="float" office:value="0.000283838444339">
            <text:p>0,0002838384</text:p>
          </table:table-cell>
          <table:table-cell office:value-type="float" office:value="0.0116918707905">
            <text:p>0,0116918708</text:p>
          </table:table-cell>
          <table:table-cell/>
          <table:table-cell table:formula="of:=[.C118]/[.K$1]" office:value-type="float" office:value="0.0329322882084672">
            <text:p>0,0329322882</text:p>
          </table:table-cell>
          <table:table-cell table:formula="of:=[.D118]/[.L$1]" office:value-type="float" office:value="0.592635474651536">
            <text:p>0,5926354747</text:p>
          </table:table-cell>
          <table:table-cell table:formula="of:=[.E118]/[.M$1]" office:value-type="float" office:value="0.0534985391501287">
            <text:p>0,0534985392</text:p>
          </table:table-cell>
          <table:table-cell table:number-columns-repeated="8"/>
        </table:table-row>
        <table:table-row table:style-name="ro2">
          <table:table-cell office:value-type="string">
            <text:p>интерсет</text:p>
          </table:table-cell>
          <table:table-cell office:value-type="float" office:value="3">
            <text:p>3</text:p>
          </table:table-cell>
          <table:table-cell office:value-type="float" office:value="0.00934614205878">
            <text:p>0,0093461421</text:p>
          </table:table-cell>
          <table:table-cell office:value-type="float" office:value="0.000283927299797">
            <text:p>0,0002839273</text:p>
          </table:table-cell>
          <table:table-cell office:value-type="float" office:value="0.011653045773">
            <text:p>0,0116530458</text:p>
          </table:table-cell>
          <table:table-cell/>
          <table:table-cell table:formula="of:=[.C119]/[.K$1]" office:value-type="float" office:value="0.0328742045960055">
            <text:p>0,0328742046</text:p>
          </table:table-cell>
          <table:table-cell table:formula="of:=[.D119]/[.L$1]" office:value-type="float" office:value="0.59282099883819">
            <text:p>0,5928209988</text:p>
          </table:table-cell>
          <table:table-cell table:formula="of:=[.E119]/[.M$1]" office:value-type="float" office:value="0.0533208873648887">
            <text:p>0,0533208874</text:p>
          </table:table-cell>
          <table:table-cell table:number-columns-repeated="8"/>
        </table:table-row>
        <table:table-row table:style-name="ro1">
          <table:table-cell office:value-type="string">
            <text:p>фрагмент</text:p>
          </table:table-cell>
          <table:table-cell office:value-type="float" office:value="2">
            <text:p>2</text:p>
          </table:table-cell>
          <table:table-cell office:value-type="float" office:value="0.00920422615955">
            <text:p>0,0092042262</text:p>
          </table:table-cell>
          <table:table-cell office:value-type="float" office:value="0.000283818790093">
            <text:p>0,0002838188</text:p>
          </table:table-cell>
          <table:table-cell office:value-type="float" office:value="0.0116250228906">
            <text:p>0,0116250229</text:p>
          </table:table-cell>
          <table:table-cell/>
          <table:table-cell table:formula="of:=[.C120]/[.K$1]" office:value-type="float" office:value="0.0323750283286888">
            <text:p>0,0323750283</text:p>
          </table:table-cell>
          <table:table-cell table:formula="of:=[.D120]/[.L$1]" office:value-type="float" office:value="0.592594437915183">
            <text:p>0,5925944379</text:p>
          </table:table-cell>
          <table:table-cell table:formula="of:=[.E120]/[.M$1]" office:value-type="float" office:value="0.0531926629517012">
            <text:p>0,053192663</text:p>
          </table:table-cell>
          <table:table-cell table:number-columns-repeated="8"/>
        </table:table-row>
        <table:table-row table:style-name="ro2">
          <table:table-cell office:value-type="string">
            <text:p>нужн</text:p>
          </table:table-cell>
          <table:table-cell office:value-type="float" office:value="2">
            <text:p>2</text:p>
          </table:table-cell>
          <table:table-cell office:value-type="float" office:value="0.00915799401499">
            <text:p>0,009157994</text:p>
          </table:table-cell>
          <table:table-cell office:value-type="float" office:value="0.000283754660361">
            <text:p>0,0002837547</text:p>
          </table:table-cell>
          <table:table-cell office:value-type="float" office:value="0.0101619611454">
            <text:p>0,0101619611</text:p>
          </table:table-cell>
          <table:table-cell/>
          <table:table-cell table:formula="of:=[.C121]/[.K$1]" office:value-type="float" office:value="0.0322124109653298">
            <text:p>0,032212411</text:p>
          </table:table-cell>
          <table:table-cell table:formula="of:=[.D121]/[.L$1]" office:value-type="float" office:value="0.592460539372117">
            <text:p>0,5924605394</text:p>
          </table:table-cell>
          <table:table-cell table:formula="of:=[.E121]/[.M$1]" office:value-type="float" office:value="0.0464981255712303">
            <text:p>0,0464981256</text:p>
          </table:table-cell>
          <table:table-cell table:number-columns-repeated="8"/>
        </table:table-row>
        <table:table-row table:style-name="ro1">
          <table:table-cell office:value-type="string">
            <text:p>две</text:p>
          </table:table-cell>
          <table:table-cell office:value-type="float" office:value="2">
            <text:p>2</text:p>
          </table:table-cell>
          <table:table-cell office:value-type="float" office:value="0.00915555276529">
            <text:p>0,0091555528</text:p>
          </table:table-cell>
          <table:table-cell office:value-type="float" office:value="0.000283850659322">
            <text:p>0,0002838507</text:p>
          </table:table-cell>
          <table:table-cell office:value-type="float" office:value="0.0115207867021">
            <text:p>0,0115207867</text:p>
          </table:table-cell>
          <table:table-cell/>
          <table:table-cell table:formula="of:=[.C122]/[.K$1]" office:value-type="float" office:value="0.0322038240915584">
            <text:p>0,0322038241</text:p>
          </table:table-cell>
          <table:table-cell table:formula="of:=[.D122]/[.L$1]" office:value-type="float" office:value="0.592660978709891">
            <text:p>0,5926609787</text:p>
          </table:table-cell>
          <table:table-cell table:formula="of:=[.E122]/[.M$1]" office:value-type="float" office:value="0.0527157090141107">
            <text:p>0,052715709</text:p>
          </table:table-cell>
          <table:table-cell table:number-columns-repeated="8"/>
        </table:table-row>
        <table:table-row table:style-name="ro2">
          <table:table-cell office:value-type="string">
            <text:p>станц</text:p>
          </table:table-cell>
          <table:table-cell office:value-type="float" office:value="2">
            <text:p>2</text:p>
          </table:table-cell>
          <table:table-cell office:value-type="float" office:value="0.00913997017985">
            <text:p>0,0091399702</text:p>
          </table:table-cell>
          <table:table-cell office:value-type="float" office:value="0.00028381811547">
            <text:p>0,0002838181</text:p>
          </table:table-cell>
          <table:table-cell office:value-type="float" office:value="0.0115718722124">
            <text:p>0,0115718722</text:p>
          </table:table-cell>
          <table:table-cell/>
          <table:table-cell table:formula="of:=[.C123]/[.K$1]" office:value-type="float" office:value="0.0321490137646163">
            <text:p>0,0321490138</text:p>
          </table:table-cell>
          <table:table-cell table:formula="of:=[.D123]/[.L$1]" office:value-type="float" office:value="0.592593029347986">
            <text:p>0,5925930293</text:p>
          </table:table-cell>
          <table:table-cell table:formula="of:=[.E123]/[.M$1]" office:value-type="float" office:value="0.0529494611844657">
            <text:p>0,0529494612</text:p>
          </table:table-cell>
          <table:table-cell table:number-columns-repeated="8"/>
        </table:table-row>
        <table:table-row table:style-name="ro2">
          <table:table-cell office:value-type="string">
            <text:p>активн</text:p>
          </table:table-cell>
          <table:table-cell office:value-type="float" office:value="2">
            <text:p>2</text:p>
          </table:table-cell>
          <table:table-cell office:value-type="float" office:value="0.00910699858996">
            <text:p>0,0091069986</text:p>
          </table:table-cell>
          <table:table-cell office:value-type="float" office:value="0.000283821533957">
            <text:p>0,0002838215</text:p>
          </table:table-cell>
          <table:table-cell office:value-type="float" office:value="0.0114683261968">
            <text:p>0,0114683262</text:p>
          </table:table-cell>
          <table:table-cell/>
          <table:table-cell table:formula="of:=[.C124]/[.K$1]" office:value-type="float" office:value="0.0320330391961706">
            <text:p>0,0320330392</text:p>
          </table:table-cell>
          <table:table-cell table:formula="of:=[.D124]/[.L$1]" office:value-type="float" office:value="0.592600166917636">
            <text:p>0,5926001669</text:p>
          </table:table-cell>
          <table:table-cell table:formula="of:=[.E124]/[.M$1]" office:value-type="float" office:value="0.0524756652737276">
            <text:p>0,0524756653</text:p>
          </table:table-cell>
          <table:table-cell table:number-columns-repeated="8"/>
        </table:table-row>
        <table:table-row table:style-name="ro1">
          <table:table-cell office:value-type="string">
            <text:p>сервис</text:p>
          </table:table-cell>
          <table:table-cell office:value-type="float" office:value="3">
            <text:p>3</text:p>
          </table:table-cell>
          <table:table-cell office:value-type="float" office:value="0.00907879348733">
            <text:p>0,0090787935</text:p>
          </table:table-cell>
          <table:table-cell office:value-type="float" office:value="0.000283929948999">
            <text:p>0,0002839299</text:p>
          </table:table-cell>
          <table:table-cell office:value-type="float" office:value="0.0114051451484">
            <text:p>0,0114051451</text:p>
          </table:table-cell>
          <table:table-cell/>
          <table:table-cell table:formula="of:=[.C125]/[.K$1]" office:value-type="float" office:value="0.0319338303131172">
            <text:p>0,0319338303</text:p>
          </table:table-cell>
          <table:table-cell table:formula="of:=[.D125]/[.L$1]" office:value-type="float" office:value="0.59282653019279">
            <text:p>0,5928265302</text:p>
          </table:table-cell>
          <table:table-cell table:formula="of:=[.E125]/[.M$1]" office:value-type="float" office:value="0.0521865675021272">
            <text:p>0,0521865675</text:p>
          </table:table-cell>
          <table:table-cell table:number-columns-repeated="8"/>
        </table:table-row>
        <table:table-row table:style-name="ro2">
          <table:table-cell office:value-type="string">
            <text:p>стандартн</text:p>
          </table:table-cell>
          <table:table-cell office:value-type="float" office:value="2">
            <text:p>2</text:p>
          </table:table-cell>
          <table:table-cell office:value-type="float" office:value="0.0090725476891">
            <text:p>0,0090725477</text:p>
          </table:table-cell>
          <table:table-cell office:value-type="float" office:value="0.00028382564926">
            <text:p>0,0002838256</text:p>
          </table:table-cell>
          <table:table-cell office:value-type="float" office:value="0.0114364084948">
            <text:p>0,0114364085</text:p>
          </table:table-cell>
          <table:table-cell/>
          <table:table-cell table:formula="of:=[.C126]/[.K$1]" office:value-type="float" office:value="0.0319118612859414">
            <text:p>0,0319118613</text:p>
          </table:table-cell>
          <table:table-cell table:formula="of:=[.D126]/[.L$1]" office:value-type="float" office:value="0.592608759391966">
            <text:p>0,5926087594</text:p>
          </table:table-cell>
          <table:table-cell table:formula="of:=[.E126]/[.M$1]" office:value-type="float" office:value="0.0523296193191815">
            <text:p>0,0523296193</text:p>
          </table:table-cell>
          <table:table-cell table:number-columns-repeated="8"/>
        </table:table-row>
        <table:table-row table:style-name="ro2">
          <table:table-cell office:value-type="string">
            <text:p>обраща</text:p>
          </table:table-cell>
          <table:table-cell office:value-type="float" office:value="3">
            <text:p>3</text:p>
          </table:table-cell>
          <table:table-cell office:value-type="float" office:value="0.00906932556203">
            <text:p>0,0090693256</text:p>
          </table:table-cell>
          <table:table-cell office:value-type="float" office:value="0.000283906088042">
            <text:p>0,0002839061</text:p>
          </table:table-cell>
          <table:table-cell office:value-type="float" office:value="0.0115178115198">
            <text:p>0,0115178115</text:p>
          </table:table-cell>
          <table:table-cell/>
          <table:table-cell table:formula="of:=[.C127]/[.K$1]" office:value-type="float" office:value="0.0319005277470472">
            <text:p>0,0319005277</text:p>
          </table:table-cell>
          <table:table-cell table:formula="of:=[.D127]/[.L$1]" office:value-type="float" office:value="0.592776710128385">
            <text:p>0,5927767101</text:p>
          </table:table-cell>
          <table:table-cell table:formula="of:=[.E127]/[.M$1]" office:value-type="float" office:value="0.0527020954607618">
            <text:p>0,0527020955</text:p>
          </table:table-cell>
          <table:table-cell table:number-columns-repeated="8"/>
        </table:table-row>
        <table:table-row table:style-name="ro2">
          <table:table-cell office:value-type="string">
            <text:p>перв</text:p>
          </table:table-cell>
          <table:table-cell office:value-type="float" office:value="3">
            <text:p>3</text:p>
          </table:table-cell>
          <table:table-cell office:value-type="float" office:value="0.00905990352343">
            <text:p>0,0090599035</text:p>
          </table:table-cell>
          <table:table-cell office:value-type="float" office:value="0.000283928120102">
            <text:p>0,0002839281</text:p>
          </table:table-cell>
          <table:table-cell office:value-type="float" office:value="0.0113916126131">
            <text:p>0,0113916126</text:p>
          </table:table-cell>
          <table:table-cell/>
          <table:table-cell table:formula="of:=[.C128]/[.K$1]" office:value-type="float" office:value="0.0318673865832708">
            <text:p>0,0318673866</text:p>
          </table:table-cell>
          <table:table-cell table:formula="of:=[.D128]/[.L$1]" office:value-type="float" office:value="0.592822711579549">
            <text:p>0,5928227116</text:p>
          </table:table-cell>
          <table:table-cell table:formula="of:=[.E128]/[.M$1]" office:value-type="float" office:value="0.0521246466271432">
            <text:p>0,0521246466</text:p>
          </table:table-cell>
          <table:table-cell table:number-columns-repeated="8"/>
        </table:table-row>
        <table:table-row table:style-name="ro1">
          <table:table-cell office:value-type="string">
            <text:p>выступа</text:p>
          </table:table-cell>
          <table:table-cell office:value-type="float" office:value="2">
            <text:p>2</text:p>
          </table:table-cell>
          <table:table-cell office:value-type="float" office:value="0.00905489543583">
            <text:p>0,0090548954</text:p>
          </table:table-cell>
          <table:table-cell office:value-type="float" office:value="0.000283779642985">
            <text:p>0,0002837796</text:p>
          </table:table-cell>
          <table:table-cell office:value-type="float" office:value="0.0113675483972">
            <text:p>0,0113675484</text:p>
          </table:table-cell>
          <table:table-cell/>
          <table:table-cell table:formula="of:=[.C129]/[.K$1]" office:value-type="float" office:value="0.0318497710906577">
            <text:p>0,0318497711</text:p>
          </table:table-cell>
          <table:table-cell table:formula="of:=[.D129]/[.L$1]" office:value-type="float" office:value="0.592512701401354">
            <text:p>0,5925127014</text:p>
          </table:table-cell>
          <table:table-cell table:formula="of:=[.E129]/[.M$1]" office:value-type="float" office:value="0.0520145358998258">
            <text:p>0,0520145359</text:p>
          </table:table-cell>
          <table:table-cell table:number-columns-repeated="8"/>
        </table:table-row>
        <table:table-row table:style-name="ro1">
          <table:table-cell office:value-type="string">
            <text:p>поэт</text:p>
          </table:table-cell>
          <table:table-cell office:value-type="float" office:value="2">
            <text:p>2</text:p>
          </table:table-cell>
          <table:table-cell office:value-type="float" office:value="0.00905191288404">
            <text:p>0,0090519129</text:p>
          </table:table-cell>
          <table:table-cell office:value-type="float" office:value="0.00028387906041">
            <text:p>0,0002838791</text:p>
          </table:table-cell>
          <table:table-cell office:value-type="float" office:value="0.0114853128909">
            <text:p>0,0114853129</text:p>
          </table:table-cell>
          <table:table-cell/>
          <table:table-cell table:formula="of:=[.C130]/[.K$1]" office:value-type="float" office:value="0.0318392802360199">
            <text:p>0,0318392802</text:p>
          </table:table-cell>
          <table:table-cell table:formula="of:=[.D130]/[.L$1]" office:value-type="float" office:value="0.592720278260756">
            <text:p>0,5927202783</text:p>
          </table:table-cell>
          <table:table-cell table:formula="of:=[.E130]/[.M$1]" office:value-type="float" office:value="0.052553391356715">
            <text:p>0,0525533914</text:p>
          </table:table-cell>
          <table:table-cell table:number-columns-repeated="8"/>
        </table:table-row>
        <table:table-row table:style-name="ro2">
          <table:table-cell office:value-type="string">
            <text:p>обычн</text:p>
          </table:table-cell>
          <table:table-cell office:value-type="float" office:value="3">
            <text:p>3</text:p>
          </table:table-cell>
          <table:table-cell office:value-type="float" office:value="0.00904917944131">
            <text:p>0,0090491794</text:p>
          </table:table-cell>
          <table:table-cell office:value-type="float" office:value="0.000283945767264">
            <text:p>0,0002839458</text:p>
          </table:table-cell>
          <table:table-cell office:value-type="float" office:value="0.011412265602">
            <text:p>0,0114122656</text:p>
          </table:table-cell>
          <table:table-cell/>
          <table:table-cell table:formula="of:=[.C131]/[.K$1]" office:value-type="float" office:value="0.0318296655998425">
            <text:p>0,0318296656</text:p>
          </table:table-cell>
          <table:table-cell table:formula="of:=[.D131]/[.L$1]" office:value-type="float" office:value="0.592859557660257">
            <text:p>0,5928595577</text:p>
          </table:table-cell>
          <table:table-cell table:formula="of:=[.E131]/[.M$1]" office:value-type="float" office:value="0.0522191485896633">
            <text:p>0,0522191486</text:p>
          </table:table-cell>
          <table:table-cell table:number-columns-repeated="8"/>
        </table:table-row>
        <table:table-row table:style-name="ro2">
          <table:table-cell office:value-type="string">
            <text:p>больш</text:p>
          </table:table-cell>
          <table:table-cell office:value-type="float" office:value="2">
            <text:p>2</text:p>
          </table:table-cell>
          <table:table-cell office:value-type="float" office:value="0.00901242628879">
            <text:p>0,0090124263</text:p>
          </table:table-cell>
          <table:table-cell office:value-type="float" office:value="0.000283818391465">
            <text:p>0,0002838184</text:p>
          </table:table-cell>
          <table:table-cell office:value-type="float" office:value="0.0113905509868">
            <text:p>0,011390551</text:p>
          </table:table-cell>
          <table:table-cell/>
          <table:table-cell table:formula="of:=[.C132]/[.K$1]" office:value-type="float" office:value="0.0317003897288048">
            <text:p>0,0317003897</text:p>
          </table:table-cell>
          <table:table-cell table:formula="of:=[.D132]/[.L$1]" office:value-type="float" office:value="0.59259360560688">
            <text:p>0,5925936056</text:p>
          </table:table-cell>
          <table:table-cell table:formula="of:=[.E132]/[.M$1]" office:value-type="float" office:value="0.0521197889395079">
            <text:p>0,0521197889</text:p>
          </table:table-cell>
          <table:table-cell table:number-columns-repeated="8"/>
        </table:table-row>
        <table:table-row table:style-name="ro2">
          <table:table-cell office:value-type="string">
            <text:p>функциональн</text:p>
          </table:table-cell>
          <table:table-cell office:value-type="float" office:value="2">
            <text:p>2</text:p>
          </table:table-cell>
          <table:table-cell office:value-type="float" office:value="0.0089933785127">
            <text:p>0,0089933785</text:p>
          </table:table-cell>
          <table:table-cell office:value-type="float" office:value="0.000283831402909">
            <text:p>0,0002838314</text:p>
          </table:table-cell>
          <table:table-cell office:value-type="float" office:value="0.0113706033866">
            <text:p>0,0113706034</text:p>
          </table:table-cell>
          <table:table-cell/>
          <table:table-cell table:formula="of:=[.C133]/[.K$1]" office:value-type="float" office:value="0.0316333909089342">
            <text:p>0,0316333909</text:p>
          </table:table-cell>
          <table:table-cell table:formula="of:=[.D133]/[.L$1]" office:value-type="float" office:value="0.592620772621936">
            <text:p>0,5926207726</text:p>
          </table:table-cell>
          <table:table-cell table:formula="of:=[.E133]/[.M$1]" office:value-type="float" office:value="0.052028514626836">
            <text:p>0,0520285146</text:p>
          </table:table-cell>
          <table:table-cell table:number-columns-repeated="8"/>
        </table:table-row>
        <table:table-row table:style-name="ro1">
          <table:table-cell office:value-type="string">
            <text:p>термин</text:p>
          </table:table-cell>
          <table:table-cell office:value-type="float" office:value="3">
            <text:p>3</text:p>
          </table:table-cell>
          <table:table-cell office:value-type="float" office:value="0.00898341756493">
            <text:p>0,0089834176</text:p>
          </table:table-cell>
          <table:table-cell office:value-type="float" office:value="0.000284001549841">
            <text:p>0,0002840015</text:p>
          </table:table-cell>
          <table:table-cell office:value-type="float" office:value="0.0100789287866">
            <text:p>0,0100789288</text:p>
          </table:table-cell>
          <table:table-cell/>
          <table:table-cell table:formula="of:=[.C134]/[.K$1]" office:value-type="float" office:value="0.0315983541811698">
            <text:p>0,0315983542</text:p>
          </table:table-cell>
          <table:table-cell table:formula="of:=[.D134]/[.L$1]" office:value-type="float" office:value="0.592976027908235">
            <text:p>0,5929760279</text:p>
          </table:table-cell>
          <table:table-cell table:formula="of:=[.E134]/[.M$1]" office:value-type="float" office:value="0.0461181940805745">
            <text:p>0,0461181941</text:p>
          </table:table-cell>
          <table:table-cell table:number-columns-repeated="8"/>
        </table:table-row>
        <table:table-row table:style-name="ro1">
          <table:table-cell office:value-type="string">
            <text:p>пут</text:p>
          </table:table-cell>
          <table:table-cell office:value-type="float" office:value="4">
            <text:p>4</text:p>
          </table:table-cell>
          <table:table-cell office:value-type="float" office:value="0.00897008486718">
            <text:p>0,0089700849</text:p>
          </table:table-cell>
          <table:table-cell office:value-type="float" office:value="0.00028408931814">
            <text:p>0,0002840893</text:p>
          </table:table-cell>
          <table:table-cell office:value-type="float" office:value="0.0113156661589">
            <text:p>0,0113156662</text:p>
          </table:table-cell>
          <table:table-cell/>
          <table:table-cell table:formula="of:=[.C135]/[.K$1]" office:value-type="float" office:value="0.0315514576295345">
            <text:p>0,0315514576</text:p>
          </table:table-cell>
          <table:table-cell table:formula="of:=[.D135]/[.L$1]" office:value-type="float" office:value="0.593159282180426">
            <text:p>0,5931592822</text:p>
          </table:table-cell>
          <table:table-cell table:formula="of:=[.E135]/[.M$1]" office:value-type="float" office:value="0.0517771381380284">
            <text:p>0,0517771381</text:p>
          </table:table-cell>
          <table:table-cell table:number-columns-repeated="8"/>
        </table:table-row>
        <table:table-row table:style-name="ro2">
          <table:table-cell office:value-type="string">
            <text:p>связа</text:p>
          </table:table-cell>
          <table:table-cell office:value-type="float" office:value="4">
            <text:p>4</text:p>
          </table:table-cell>
          <table:table-cell office:value-type="float" office:value="0.00894999183605">
            <text:p>0,0089499918</text:p>
          </table:table-cell>
          <table:table-cell office:value-type="float" office:value="0.000283987223372">
            <text:p>0,0002839872</text:p>
          </table:table-cell>
          <table:table-cell office:value-type="float" office:value="0.0113276350522">
            <text:p>0,0113276351</text:p>
          </table:table-cell>
          <table:table-cell/>
          <table:table-cell table:formula="of:=[.C136]/[.K$1]" office:value-type="float" office:value="0.0314807822201338">
            <text:p>0,0314807822</text:p>
          </table:table-cell>
          <table:table-cell table:formula="of:=[.D136]/[.L$1]" office:value-type="float" office:value="0.592946115209919">
            <text:p>0,5929461152</text:p>
          </table:table-cell>
          <table:table-cell table:formula="of:=[.E136]/[.M$1]" office:value-type="float" office:value="0.0518319042501646">
            <text:p>0,0518319043</text:p>
          </table:table-cell>
          <table:table-cell table:number-columns-repeated="8"/>
        </table:table-row>
        <table:table-row table:style-name="ro2">
          <table:table-cell office:value-type="string">
            <text:p>должн</text:p>
          </table:table-cell>
          <table:table-cell office:value-type="float" office:value="3">
            <text:p>3</text:p>
          </table:table-cell>
          <table:table-cell office:value-type="float" office:value="0.00892847708339">
            <text:p>0,0089284771</text:p>
          </table:table-cell>
          <table:table-cell office:value-type="float" office:value="0.000283874714943">
            <text:p>0,0002838747</text:p>
          </table:table-cell>
          <table:table-cell office:value-type="float" office:value="0.00863983948766">
            <text:p>0,0086398395</text:p>
          </table:table-cell>
          <table:table-cell/>
          <table:table-cell table:formula="of:=[.C137]/[.K$1]" office:value-type="float" office:value="0.0314051060345666">
            <text:p>0,031405106</text:p>
          </table:table-cell>
          <table:table-cell table:formula="of:=[.D137]/[.L$1]" office:value-type="float" office:value="0.592711205219562">
            <text:p>0,5927112052</text:p>
          </table:table-cell>
          <table:table-cell table:formula="of:=[.E137]/[.M$1]" office:value-type="float" office:value="0.0395333475167185">
            <text:p>0,0395333475</text:p>
          </table:table-cell>
          <table:table-cell table:number-columns-repeated="8"/>
        </table:table-row>
        <table:table-row table:style-name="ro2">
          <table:table-cell office:value-type="string">
            <text:p>соответств</text:p>
          </table:table-cell>
          <table:table-cell office:value-type="float" office:value="3">
            <text:p>3</text:p>
          </table:table-cell>
          <table:table-cell office:value-type="float" office:value="0.00891947455766">
            <text:p>0,0089194746</text:p>
          </table:table-cell>
          <table:table-cell office:value-type="float" office:value="0.000283972008343">
            <text:p>0,000283972</text:p>
          </table:table-cell>
          <table:table-cell office:value-type="float" office:value="0.0113163734438">
            <text:p>0,0113163734</text:p>
          </table:table-cell>
          <table:table-cell/>
          <table:table-cell table:formula="of:=[.C138]/[.K$1]" office:value-type="float" office:value="0.0313734404691529">
            <text:p>0,0313734405</text:p>
          </table:table-cell>
          <table:table-cell table:formula="of:=[.D138]/[.L$1]" office:value-type="float" office:value="0.59291434725842">
            <text:p>0,5929143473</text:p>
          </table:table-cell>
          <table:table-cell table:formula="of:=[.E138]/[.M$1]" office:value-type="float" office:value="0.0517803744643265">
            <text:p>0,0517803745</text:p>
          </table:table-cell>
          <table:table-cell table:number-columns-repeated="8"/>
        </table:table-row>
        <table:table-row table:style-name="ro1">
          <table:table-cell office:value-type="string">
            <text:p>адресат</text:p>
          </table:table-cell>
          <table:table-cell office:value-type="float" office:value="3">
            <text:p>3</text:p>
          </table:table-cell>
          <table:table-cell office:value-type="float" office:value="0.00891511069346">
            <text:p>0,0089151107</text:p>
          </table:table-cell>
          <table:table-cell office:value-type="float" office:value="0.000283960055198">
            <text:p>0,0002839601</text:p>
          </table:table-cell>
          <table:table-cell office:value-type="float" office:value="0.0113099176024">
            <text:p>0,0113099176</text:p>
          </table:table-cell>
          <table:table-cell/>
          <table:table-cell table:formula="of:=[.C139]/[.K$1]" office:value-type="float" office:value="0.0313580909737527">
            <text:p>0,031358091</text:p>
          </table:table-cell>
          <table:table-cell table:formula="of:=[.D139]/[.L$1]" office:value-type="float" office:value="0.592889389900099">
            <text:p>0,5928893899</text:p>
          </table:table-cell>
          <table:table-cell table:formula="of:=[.E139]/[.M$1]" office:value-type="float" office:value="0.0517508344454473">
            <text:p>0,0517508344</text:p>
          </table:table-cell>
          <table:table-cell table:number-columns-repeated="8"/>
        </table:table-row>
        <table:table-row table:style-name="ro2">
          <table:table-cell office:value-type="string">
            <text:p>отдельн</text:p>
          </table:table-cell>
          <table:table-cell office:value-type="float" office:value="2">
            <text:p>2</text:p>
          </table:table-cell>
          <table:table-cell office:value-type="float" office:value="0.0089047304772">
            <text:p>0,0089047305</text:p>
          </table:table-cell>
          <table:table-cell office:value-type="float" office:value="0.00028380997267">
            <text:p>0,00028381</text:p>
          </table:table-cell>
          <table:table-cell office:value-type="float" office:value="0.00997798719165">
            <text:p>0,0099779872</text:p>
          </table:table-cell>
          <table:table-cell/>
          <table:table-cell table:formula="of:=[.C140]/[.K$1]" office:value-type="float" office:value="0.0313215795072101">
            <text:p>0,0313215795</text:p>
          </table:table-cell>
          <table:table-cell table:formula="of:=[.D140]/[.L$1]" office:value-type="float" office:value="0.592576027732316">
            <text:p>0,5925760277</text:p>
          </table:table-cell>
          <table:table-cell table:formula="of:=[.E140]/[.M$1]" office:value-type="float" office:value="0.0456563152276456">
            <text:p>0,0456563152</text:p>
          </table:table-cell>
          <table:table-cell table:number-columns-repeated="8"/>
        </table:table-row>
        <table:table-row table:style-name="ro1">
          <table:table-cell office:value-type="string">
            <text:p>шторм</text:p>
          </table:table-cell>
          <table:table-cell office:value-type="float" office:value="2">
            <text:p>2</text:p>
          </table:table-cell>
          <table:table-cell office:value-type="float" office:value="0.00888604676987">
            <text:p>0,0088860468</text:p>
          </table:table-cell>
          <table:table-cell office:value-type="float" office:value="0.000283780680316">
            <text:p>0,0002837807</text:p>
          </table:table-cell>
          <table:table-cell office:value-type="float" office:value="0.00996919570968">
            <text:p>0,0099691957</text:p>
          </table:table-cell>
          <table:table-cell/>
          <table:table-cell table:formula="of:=[.C141]/[.K$1]" office:value-type="float" office:value="0.0312558612660882">
            <text:p>0,0312558613</text:p>
          </table:table-cell>
          <table:table-cell table:formula="of:=[.D141]/[.L$1]" office:value-type="float" office:value="0.592514867278323">
            <text:p>0,5925148673</text:p>
          </table:table-cell>
          <table:table-cell table:formula="of:=[.E141]/[.M$1]" office:value-type="float" office:value="0.0456160880090262">
            <text:p>0,045616088</text:p>
          </table:table-cell>
          <table:table-cell table:number-columns-repeated="8"/>
        </table:table-row>
        <table:table-row table:style-name="ro1">
          <table:table-cell office:value-type="string">
            <text:p>тех</text:p>
          </table:table-cell>
          <table:table-cell office:value-type="float" office:value="2">
            <text:p>2</text:p>
          </table:table-cell>
          <table:table-cell office:value-type="float" office:value="0.00887782605279">
            <text:p>0,0088778261</text:p>
          </table:table-cell>
          <table:table-cell office:value-type="float" office:value="0.000283864258628">
            <text:p>0,0002838643</text:p>
          </table:table-cell>
          <table:table-cell office:value-type="float" office:value="0.00998141623889">
            <text:p>0,0099814162</text:p>
          </table:table-cell>
          <table:table-cell/>
          <table:table-cell table:formula="of:=[.C142]/[.K$1]" office:value-type="float" office:value="0.0312269456414899">
            <text:p>0,0312269456</text:p>
          </table:table-cell>
          <table:table-cell table:formula="of:=[.D142]/[.L$1]" office:value-type="float" office:value="0.592689373141044">
            <text:p>0,5926893731</text:p>
          </table:table-cell>
          <table:table-cell table:formula="of:=[.E142]/[.M$1]" office:value-type="float" office:value="0.0456720055325852">
            <text:p>0,0456720055</text:p>
          </table:table-cell>
          <table:table-cell table:number-columns-repeated="8"/>
        </table:table-row>
        <table:table-row table:style-name="ro1">
          <table:table-cell office:value-type="string">
            <text:p>выбор</text:p>
          </table:table-cell>
          <table:table-cell office:value-type="float" office:value="3">
            <text:p>3</text:p>
          </table:table-cell>
          <table:table-cell office:value-type="float" office:value="0.00883817696486">
            <text:p>0,008838177</text:p>
          </table:table-cell>
          <table:table-cell office:value-type="float" office:value="0.000283832589903">
            <text:p>0,0002838326</text:p>
          </table:table-cell>
          <table:table-cell office:value-type="float" office:value="0.00711203591945">
            <text:p>0,0071120359</text:p>
          </table:table-cell>
          <table:table-cell/>
          <table:table-cell table:formula="of:=[.C143]/[.K$1]" office:value-type="float" office:value="0.0310874835810528">
            <text:p>0,0310874836</text:p>
          </table:table-cell>
          <table:table-cell table:formula="of:=[.D143]/[.L$1]" office:value-type="float" office:value="0.592623250985126">
            <text:p>0,592623251</text:p>
          </table:table-cell>
          <table:table-cell table:formula="of:=[.E143]/[.M$1]" office:value-type="float" office:value="0.032542570722127">
            <text:p>0,0325425707</text:p>
          </table:table-cell>
          <table:table-cell table:number-columns-repeated="8"/>
        </table:table-row>
        <table:table-row table:style-name="ro2">
          <table:table-cell office:value-type="string">
            <text:p>соседн</text:p>
          </table:table-cell>
          <table:table-cell office:value-type="float" office:value="2">
            <text:p>2</text:p>
          </table:table-cell>
          <table:table-cell office:value-type="float" office:value="0.00880721322998">
            <text:p>0,0088072132</text:p>
          </table:table-cell>
          <table:table-cell office:value-type="float" office:value="0.000283807474758">
            <text:p>0,0002838075</text:p>
          </table:table-cell>
          <table:table-cell office:value-type="float" office:value="0.00988449943626">
            <text:p>0,0098844994</text:p>
          </table:table-cell>
          <table:table-cell/>
          <table:table-cell table:formula="of:=[.C144]/[.K$1]" office:value-type="float" office:value="0.0309785714599765">
            <text:p>0,0309785715</text:p>
          </table:table-cell>
          <table:table-cell table:formula="of:=[.D144]/[.L$1]" office:value-type="float" office:value="0.592570812261004">
            <text:p>0,5925708123</text:p>
          </table:table-cell>
          <table:table-cell table:formula="of:=[.E144]/[.M$1]" office:value-type="float" office:value="0.0452285429377009">
            <text:p>0,0452285429</text:p>
          </table:table-cell>
          <table:table-cell table:number-columns-repeated="8"/>
        </table:table-row>
        <table:table-row table:style-name="ro1">
          <table:table-cell office:value-type="string">
            <text:p>типов</text:p>
          </table:table-cell>
          <table:table-cell office:value-type="float" office:value="3">
            <text:p>3</text:p>
          </table:table-cell>
          <table:table-cell office:value-type="float" office:value="0.00880203756882">
            <text:p>0,0088020376</text:p>
          </table:table-cell>
          <table:table-cell office:value-type="float" office:value="0.000283894349586">
            <text:p>0,0002838943</text:p>
          </table:table-cell>
          <table:table-cell office:value-type="float" office:value="0.0084985128406">
            <text:p>0,0084985128</text:p>
          </table:table-cell>
          <table:table-cell/>
          <table:table-cell table:formula="of:=[.C145]/[.K$1]" office:value-type="float" office:value="0.0309603665426081">
            <text:p>0,0309603665</text:p>
          </table:table-cell>
          <table:table-cell table:formula="of:=[.D145]/[.L$1]" office:value-type="float" office:value="0.592752201026176">
            <text:p>0,592752201</text:p>
          </table:table-cell>
          <table:table-cell table:formula="of:=[.E145]/[.M$1]" office:value-type="float" office:value="0.0388866786220503">
            <text:p>0,0388866786</text:p>
          </table:table-cell>
          <table:table-cell table:number-columns-repeated="8"/>
        </table:table-row>
        <table:table-row table:style-name="ro2">
          <table:table-cell office:value-type="string">
            <text:p>разн</text:p>
          </table:table-cell>
          <table:table-cell office:value-type="float" office:value="4">
            <text:p>4</text:p>
          </table:table-cell>
          <table:table-cell office:value-type="float" office:value="0.00879352008268">
            <text:p>0,0087935201</text:p>
          </table:table-cell>
          <table:table-cell office:value-type="float" office:value="0.000283928793249">
            <text:p>0,0002839288</text:p>
          </table:table-cell>
          <table:table-cell office:value-type="float" office:value="0.0086062891021">
            <text:p>0,0086062891</text:p>
          </table:table-cell>
          <table:table-cell/>
          <table:table-cell table:formula="of:=[.C146]/[.K$1]" office:value-type="float" office:value="0.0309304070598345">
            <text:p>0,0309304071</text:p>
          </table:table-cell>
          <table:table-cell table:formula="of:=[.D146]/[.L$1]" office:value-type="float" office:value="0.592824117064958">
            <text:p>0,5928241171</text:p>
          </table:table-cell>
          <table:table-cell table:formula="of:=[.E146]/[.M$1]" office:value-type="float" office:value="0.0393798308855869">
            <text:p>0,0393798309</text:p>
          </table:table-cell>
          <table:table-cell table:number-columns-repeated="8"/>
        </table:table-row>
        <table:table-row table:style-name="ro1">
          <table:table-cell office:value-type="string">
            <text:p>сеансов</text:p>
          </table:table-cell>
          <table:table-cell office:value-type="float" office:value="3">
            <text:p>3</text:p>
          </table:table-cell>
          <table:table-cell office:value-type="float" office:value="0.0087516680773">
            <text:p>0,0087516681</text:p>
          </table:table-cell>
          <table:table-cell office:value-type="float" office:value="0.000283903637301">
            <text:p>0,0002839036</text:p>
          </table:table-cell>
          <table:table-cell office:value-type="float" office:value="0.00849844093436">
            <text:p>0,0084984409</text:p>
          </table:table-cell>
          <table:table-cell/>
          <table:table-cell table:formula="of:=[.C147]/[.K$1]" office:value-type="float" office:value="0.0307831964376374">
            <text:p>0,0307831964</text:p>
          </table:table-cell>
          <table:table-cell table:formula="of:=[.D147]/[.L$1]" office:value-type="float" office:value="0.592771593146931">
            <text:p>0,5927715931</text:p>
          </table:table-cell>
          <table:table-cell table:formula="of:=[.E147]/[.M$1]" office:value-type="float" office:value="0.0388863496003852">
            <text:p>0,0388863496</text:p>
          </table:table-cell>
          <table:table-cell table:number-columns-repeated="8"/>
        </table:table-row>
        <table:table-row table:style-name="ro1">
          <table:table-cell office:value-type="string">
            <text:p>заголовок</text:p>
          </table:table-cell>
          <table:table-cell office:value-type="float" office:value="3">
            <text:p>3</text:p>
          </table:table-cell>
          <table:table-cell office:value-type="float" office:value="0.00874704466214">
            <text:p>0,0087470447</text:p>
          </table:table-cell>
          <table:table-cell office:value-type="float" office:value="0.000283941840465">
            <text:p>0,0002839418</text:p>
          </table:table-cell>
          <table:table-cell office:value-type="float" office:value="0.00848524915742">
            <text:p>0,0084852492</text:p>
          </table:table-cell>
          <table:table-cell/>
          <table:table-cell table:formula="of:=[.C148]/[.K$1]" office:value-type="float" office:value="0.0307669339953435">
            <text:p>0,030766934</text:p>
          </table:table-cell>
          <table:table-cell table:formula="of:=[.D148]/[.L$1]" office:value-type="float" office:value="0.59285135876953">
            <text:p>0,5928513588</text:p>
          </table:table-cell>
          <table:table-cell table:formula="of:=[.E148]/[.M$1]" office:value-type="float" office:value="0.0388259879347689">
            <text:p>0,0388259879</text:p>
          </table:table-cell>
          <table:table-cell table:number-columns-repeated="8"/>
        </table:table-row>
        <table:table-row table:style-name="ro1">
          <table:table-cell office:value-type="string">
            <text:p>находя</text:p>
          </table:table-cell>
          <table:table-cell office:value-type="float" office:value="2">
            <text:p>2</text:p>
          </table:table-cell>
          <table:table-cell office:value-type="float" office:value="0.00860840260504">
            <text:p>0,0086084026</text:p>
          </table:table-cell>
          <table:table-cell office:value-type="float" office:value="0.000283868414367">
            <text:p>0,0002838684</text:p>
          </table:table-cell>
          <table:table-cell office:value-type="float" office:value="0.0112642554695">
            <text:p>0,0112642555</text:p>
          </table:table-cell>
          <table:table-cell/>
          <table:table-cell table:formula="of:=[.C149]/[.K$1]" office:value-type="float" office:value="0.0302792731699407">
            <text:p>0,0302792732</text:p>
          </table:table-cell>
          <table:table-cell table:formula="of:=[.D149]/[.L$1]" office:value-type="float" office:value="0.592698050043007">
            <text:p>0,59269805</text:p>
          </table:table-cell>
          <table:table-cell table:formula="of:=[.E149]/[.M$1]" office:value-type="float" office:value="0.051541898044387">
            <text:p>0,051541898</text:p>
          </table:table-cell>
          <table:table-cell table:number-columns-repeated="8"/>
        </table:table-row>
        <table:table-row table:style-name="ro2">
          <table:table-cell office:value-type="string">
            <text:p>классификац</text:p>
          </table:table-cell>
          <table:table-cell office:value-type="float" office:value="1">
            <text:p>1</text:p>
          </table:table-cell>
          <table:table-cell office:value-type="float" office:value="0.00726206052751">
            <text:p>0,0072620605</text:p>
          </table:table-cell>
          <table:table-cell office:value-type="float" office:value="0.000283619129762">
            <text:p>0,0002836191</text:p>
          </table:table-cell>
          <table:table-cell office:value-type="float" office:value="0.00818904882729">
            <text:p>0,0081890488</text:p>
          </table:table-cell>
          <table:table-cell/>
          <table:table-cell table:formula="of:=[.C150]/[.K$1]" office:value-type="float" office:value="0.0255436373712794">
            <text:p>0,0255436374</text:p>
          </table:table-cell>
          <table:table-cell table:formula="of:=[.D150]/[.L$1]" office:value-type="float" office:value="0.592177560647881">
            <text:p>0,5921775606</text:p>
          </table:table-cell>
          <table:table-cell table:formula="of:=[.E150]/[.M$1]" office:value-type="float" office:value="0.0374706629194928">
            <text:p>0,0374706629</text:p>
          </table:table-cell>
          <table:table-cell table:number-columns-repeated="8"/>
        </table:table-row>
        <table:table-row table:style-name="ro1">
          <table:table-cell office:value-type="string">
            <text:p>администратор</text:p>
          </table:table-cell>
          <table:table-cell office:value-type="float" office:value="2">
            <text:p>2</text:p>
          </table:table-cell>
          <table:table-cell office:value-type="float" office:value="0.00722002910424">
            <text:p>0,0072200291</text:p>
          </table:table-cell>
          <table:table-cell office:value-type="float" office:value="0.000283705767799">
            <text:p>0,0002837058</text:p>
          </table:table-cell>
          <table:table-cell office:value-type="float" office:value="0.00890293673875">
            <text:p>0,0089029367</text:p>
          </table:table-cell>
          <table:table-cell/>
          <table:table-cell table:formula="of:=[.C151]/[.K$1]" office:value-type="float" office:value="0.0253957956629735">
            <text:p>0,0253957957</text:p>
          </table:table-cell>
          <table:table-cell table:formula="of:=[.D151]/[.L$1]" office:value-type="float" office:value="0.59235845500946">
            <text:p>0,592358455</text:p>
          </table:table-cell>
          <table:table-cell table:formula="of:=[.E151]/[.M$1]" office:value-type="float" office:value="0.0407372026430654">
            <text:p>0,0407372026</text:p>
          </table:table-cell>
          <table:table-cell table:number-columns-repeated="8"/>
        </table:table-row>
        <table:table-row table:style-name="ro1">
          <table:table-cell office:value-type="string">
            <text:p>решен</text:p>
          </table:table-cell>
          <table:table-cell office:value-type="float" office:value="2">
            <text:p>2</text:p>
          </table:table-cell>
          <table:table-cell office:value-type="float" office:value="0.00713724965271">
            <text:p>0,0071372497</text:p>
          </table:table-cell>
          <table:table-cell office:value-type="float" office:value="0.000283696339267">
            <text:p>0,0002836963</text:p>
          </table:table-cell>
          <table:table-cell office:value-type="float" office:value="0.00750276070948">
            <text:p>0,0075027607</text:p>
          </table:table-cell>
          <table:table-cell/>
          <table:table-cell table:formula="of:=[.C152]/[.K$1]" office:value-type="float" office:value="0.0251046264715759">
            <text:p>0,0251046265</text:p>
          </table:table-cell>
          <table:table-cell table:formula="of:=[.D152]/[.L$1]" office:value-type="float" office:value="0.592338768872333">
            <text:p>0,5923387689</text:p>
          </table:table-cell>
          <table:table-cell table:formula="of:=[.E152]/[.M$1]" office:value-type="float" office:value="0.0343304116802507">
            <text:p>0,0343304117</text:p>
          </table:table-cell>
          <table:table-cell table:number-columns-repeated="8"/>
        </table:table-row>
        <table:table-row table:style-name="ro1">
          <table:table-cell office:value-type="string">
            <text:p>количеств</text:p>
          </table:table-cell>
          <table:table-cell office:value-type="float" office:value="2">
            <text:p>2</text:p>
          </table:table-cell>
          <table:table-cell office:value-type="float" office:value="0.00710343318622">
            <text:p>0,0071034332</text:p>
          </table:table-cell>
          <table:table-cell office:value-type="float" office:value="0.000283713829898">
            <text:p>0,0002837138</text:p>
          </table:table-cell>
          <table:table-cell office:value-type="float" office:value="0.00882236817138">
            <text:p>0,0088223682</text:p>
          </table:table-cell>
          <table:table-cell/>
          <table:table-cell table:formula="of:=[.C153]/[.K$1]" office:value-type="float" office:value="0.024985680126537">
            <text:p>0,0249856801</text:p>
          </table:table-cell>
          <table:table-cell table:formula="of:=[.D153]/[.L$1]" office:value-type="float" office:value="0.5923752881269">
            <text:p>0,5923752881</text:p>
          </table:table-cell>
          <table:table-cell table:formula="of:=[.E153]/[.M$1]" office:value-type="float" office:value="0.0403685447325439">
            <text:p>0,0403685447</text:p>
          </table:table-cell>
          <table:table-cell table:number-columns-repeated="8"/>
        </table:table-row>
        <table:table-row table:style-name="ro1">
          <table:table-cell office:value-type="string">
            <text:p>приложен</text:p>
          </table:table-cell>
          <table:table-cell office:value-type="float" office:value="2">
            <text:p>2</text:p>
          </table:table-cell>
          <table:table-cell office:value-type="float" office:value="0.00702110492344">
            <text:p>0,0070211049</text:p>
          </table:table-cell>
          <table:table-cell office:value-type="float" office:value="0.000283698998135">
            <text:p>0,000283699</text:p>
          </table:table-cell>
          <table:table-cell office:value-type="float" office:value="0.00738191588801">
            <text:p>0,0073819159</text:p>
          </table:table-cell>
          <table:table-cell/>
          <table:table-cell table:formula="of:=[.C154]/[.K$1]" office:value-type="float" office:value="0.0246960979505288">
            <text:p>0,024696098</text:p>
          </table:table-cell>
          <table:table-cell table:formula="of:=[.D154]/[.L$1]" office:value-type="float" office:value="0.592344320408888">
            <text:p>0,5923443204</text:p>
          </table:table-cell>
          <table:table-cell table:formula="of:=[.E154]/[.M$1]" office:value-type="float" office:value="0.033777461555472">
            <text:p>0,0337774616</text:p>
          </table:table-cell>
          <table:table-cell table:number-columns-repeated="8"/>
        </table:table-row>
        <table:table-row table:style-name="ro1">
          <table:table-cell office:value-type="string">
            <text:p>определен</text:p>
          </table:table-cell>
          <table:table-cell office:value-type="float" office:value="2">
            <text:p>2</text:p>
          </table:table-cell>
          <table:table-cell office:value-type="float" office:value="0.00701782760909">
            <text:p>0,0070178276</text:p>
          </table:table-cell>
          <table:table-cell office:value-type="float" office:value="0.000283720845197">
            <text:p>0,0002837208</text:p>
          </table:table-cell>
          <table:table-cell office:value-type="float" office:value="0.00879421599886">
            <text:p>0,008794216</text:p>
          </table:table-cell>
          <table:table-cell/>
          <table:table-cell table:formula="of:=[.C155]/[.K$1]" office:value-type="float" office:value="0.0246845702953969">
            <text:p>0,0246845703</text:p>
          </table:table-cell>
          <table:table-cell table:formula="of:=[.D155]/[.L$1]" office:value-type="float" office:value="0.59238993559674">
            <text:p>0,5923899356</text:p>
          </table:table-cell>
          <table:table-cell table:formula="of:=[.E155]/[.M$1]" office:value-type="float" office:value="0.0402397287260459">
            <text:p>0,0402397287</text:p>
          </table:table-cell>
          <table:table-cell table:number-columns-repeated="8"/>
        </table:table-row>
        <table:table-row table:style-name="ro1">
          <table:table-cell office:value-type="string">
            <text:p>относ</text:p>
          </table:table-cell>
          <table:table-cell office:value-type="float" office:value="2">
            <text:p>2</text:p>
          </table:table-cell>
          <table:table-cell office:value-type="float" office:value="0.00699035624192">
            <text:p>0,0069903562</text:p>
          </table:table-cell>
          <table:table-cell office:value-type="float" office:value="0.0002837779017">
            <text:p>0,0002837779</text:p>
          </table:table-cell>
          <table:table-cell office:value-type="float" office:value="0.00881422344918">
            <text:p>0,0088142234</text:p>
          </table:table-cell>
          <table:table-cell/>
          <table:table-cell table:formula="of:=[.C156]/[.K$1]" office:value-type="float" office:value="0.0245879422600858">
            <text:p>0,0245879423</text:p>
          </table:table-cell>
          <table:table-cell table:formula="of:=[.D156]/[.L$1]" office:value-type="float" office:value="0.592509065716044">
            <text:p>0,5925090657</text:p>
          </table:table-cell>
          <table:table-cell table:formula="of:=[.E156]/[.M$1]" office:value-type="float" office:value="0.0403312768951472">
            <text:p>0,0403312769</text:p>
          </table:table-cell>
          <table:table-cell table:number-columns-repeated="8"/>
        </table:table-row>
        <table:table-row table:style-name="ro1">
          <table:table-cell office:value-type="string">
            <text:p>втор</text:p>
          </table:table-cell>
          <table:table-cell office:value-type="float" office:value="2">
            <text:p>2</text:p>
          </table:table-cell>
          <table:table-cell office:value-type="float" office:value="0.00697659454962">
            <text:p>0,0069765945</text:p>
          </table:table-cell>
          <table:table-cell office:value-type="float" office:value="0.000283717178647">
            <text:p>0,0002837172</text:p>
          </table:table-cell>
          <table:table-cell office:value-type="float" office:value="0.00876528264676">
            <text:p>0,0087652826</text:p>
          </table:table-cell>
          <table:table-cell/>
          <table:table-cell table:formula="of:=[.C157]/[.K$1]" office:value-type="float" office:value="0.0245395367591409">
            <text:p>0,0245395368</text:p>
          </table:table-cell>
          <table:table-cell table:formula="of:=[.D157]/[.L$1]" office:value-type="float" office:value="0.592382280088323">
            <text:p>0,5923822801</text:p>
          </table:table-cell>
          <table:table-cell table:formula="of:=[.E157]/[.M$1]" office:value-type="float" office:value="0.040107338273072">
            <text:p>0,0401073383</text:p>
          </table:table-cell>
          <table:table-cell table:number-columns-repeated="8"/>
        </table:table-row>
        <table:table-row table:style-name="ro2">
          <table:table-cell office:value-type="string">
            <text:p>определя</text:p>
          </table:table-cell>
          <table:table-cell office:value-type="float" office:value="2">
            <text:p>2</text:p>
          </table:table-cell>
          <table:table-cell office:value-type="float" office:value="0.00697572280403">
            <text:p>0,0069757228</text:p>
          </table:table-cell>
          <table:table-cell office:value-type="float" office:value="0.000283730963758">
            <text:p>0,000283731</text:p>
          </table:table-cell>
          <table:table-cell office:value-type="float" office:value="0.00876543878901">
            <text:p>0,0087654388</text:p>
          </table:table-cell>
          <table:table-cell/>
          <table:table-cell table:formula="of:=[.C158]/[.K$1]" office:value-type="float" office:value="0.0245364704733193">
            <text:p>0,0245364705</text:p>
          </table:table-cell>
          <table:table-cell table:formula="of:=[.D158]/[.L$1]" office:value-type="float" office:value="0.592411062467749">
            <text:p>0,5924110625</text:p>
          </table:table-cell>
          <table:table-cell table:formula="of:=[.E158]/[.M$1]" office:value-type="float" office:value="0.0401080527337793">
            <text:p>0,0401080527</text:p>
          </table:table-cell>
          <table:table-cell table:number-columns-repeated="8"/>
        </table:table-row>
        <table:table-row table:style-name="ro1">
          <table:table-cell office:value-type="string">
            <text:p>рассмотрен</text:p>
          </table:table-cell>
          <table:table-cell office:value-type="float" office:value="2">
            <text:p>2</text:p>
          </table:table-cell>
          <table:table-cell office:value-type="float" office:value="0.00697128997708">
            <text:p>0,00697129</text:p>
          </table:table-cell>
          <table:table-cell office:value-type="float" office:value="0.00028371099149">
            <text:p>0,000283711</text:p>
          </table:table-cell>
          <table:table-cell office:value-type="float" office:value="0.00739827313029">
            <text:p>0,0073982731</text:p>
          </table:table-cell>
          <table:table-cell/>
          <table:table-cell table:formula="of:=[.C159]/[.K$1]" office:value-type="float" office:value="0.0245208784077187">
            <text:p>0,0245208784</text:p>
          </table:table-cell>
          <table:table-cell table:formula="of:=[.D159]/[.L$1]" office:value-type="float" office:value="0.592369361722969">
            <text:p>0,5923693617</text:p>
          </table:table-cell>
          <table:table-cell table:formula="of:=[.E159]/[.M$1]" office:value-type="float" office:value="0.0338523074532915">
            <text:p>0,0338523075</text:p>
          </table:table-cell>
          <table:table-cell table:number-columns-repeated="8"/>
        </table:table-row>
        <table:table-row table:style-name="ro1">
          <table:table-cell office:value-type="string">
            <text:p>ограничен</text:p>
          </table:table-cell>
          <table:table-cell office:value-type="float" office:value="2">
            <text:p>2</text:p>
          </table:table-cell>
          <table:table-cell office:value-type="float" office:value="0.00694678870288">
            <text:p>0,0069467887</text:p>
          </table:table-cell>
          <table:table-cell office:value-type="float" office:value="0.000283731196071">
            <text:p>0,0002837312</text:p>
          </table:table-cell>
          <table:table-cell office:value-type="float" office:value="0.00869994500996">
            <text:p>0,008699945</text:p>
          </table:table-cell>
          <table:table-cell/>
          <table:table-cell table:formula="of:=[.C160]/[.K$1]" office:value-type="float" office:value="0.0244346974042792">
            <text:p>0,0244346974</text:p>
          </table:table-cell>
          <table:table-cell table:formula="of:=[.D160]/[.L$1]" office:value-type="float" office:value="0.59241154752158">
            <text:p>0,5924115475</text:p>
          </table:table-cell>
          <table:table-cell table:formula="of:=[.E160]/[.M$1]" office:value-type="float" office:value="0.0398083725914497">
            <text:p>0,0398083726</text:p>
          </table:table-cell>
          <table:table-cell table:number-columns-repeated="8"/>
        </table:table-row>
        <table:table-row table:style-name="ro2">
          <table:table-cell office:value-type="string">
            <text:p>лин</text:p>
          </table:table-cell>
          <table:table-cell office:value-type="float" office:value="3">
            <text:p>3</text:p>
          </table:table-cell>
          <table:table-cell office:value-type="float" office:value="0.00693134132968">
            <text:p>0,0069313413</text:p>
          </table:table-cell>
          <table:table-cell office:value-type="float" office:value="0.000283695647214">
            <text:p>0,0002836956</text:p>
          </table:table-cell>
          <table:table-cell office:value-type="float" office:value="0.00587523729123">
            <text:p>0,0058752373</text:p>
          </table:table-cell>
          <table:table-cell/>
          <table:table-cell table:formula="of:=[.C161]/[.K$1]" office:value-type="float" office:value="0.0243803626740928">
            <text:p>0,0243803627</text:p>
          </table:table-cell>
          <table:table-cell table:formula="of:=[.D161]/[.L$1]" office:value-type="float" office:value="0.592337323912476">
            <text:p>0,5923373239</text:p>
          </table:table-cell>
          <table:table-cell table:formula="of:=[.E161]/[.M$1]" office:value-type="float" office:value="0.0268833463757191">
            <text:p>0,0268833464</text:p>
          </table:table-cell>
          <table:table-cell table:number-columns-repeated="8"/>
        </table:table-row>
        <table:table-row table:style-name="ro1">
          <table:table-cell office:value-type="string">
            <text:p>чащ</text:p>
          </table:table-cell>
          <table:table-cell office:value-type="float" office:value="2">
            <text:p>2</text:p>
          </table:table-cell>
          <table:table-cell office:value-type="float" office:value="0.00692449028734">
            <text:p>0,0069244903</text:p>
          </table:table-cell>
          <table:table-cell office:value-type="float" office:value="0.000283709012543">
            <text:p>0,000283709</text:p>
          </table:table-cell>
          <table:table-cell office:value-type="float" office:value="0.00876205114505">
            <text:p>0,0087620511</text:p>
          </table:table-cell>
          <table:table-cell/>
          <table:table-cell table:formula="of:=[.C162]/[.K$1]" office:value-type="float" office:value="0.0243562647558112">
            <text:p>0,0243562648</text:p>
          </table:table-cell>
          <table:table-cell table:formula="of:=[.D162]/[.L$1]" office:value-type="float" office:value="0.592365229815477">
            <text:p>0,5923652298</text:p>
          </table:table-cell>
          <table:table-cell table:formula="of:=[.E162]/[.M$1]" office:value-type="float" office:value="0.0400925518779909">
            <text:p>0,0400925519</text:p>
          </table:table-cell>
          <table:table-cell table:number-columns-repeated="8"/>
        </table:table-row>
        <table:table-row table:style-name="ro2">
          <table:table-cell office:value-type="string">
            <text:p>петл</text:p>
          </table:table-cell>
          <table:table-cell office:value-type="float" office:value="2">
            <text:p>2</text:p>
          </table:table-cell>
          <table:table-cell office:value-type="float" office:value="0.00691243435811">
            <text:p>0,0069124344</text:p>
          </table:table-cell>
          <table:table-cell office:value-type="float" office:value="0.000283707555365">
            <text:p>0,0002837076</text:p>
          </table:table-cell>
          <table:table-cell office:value-type="float" office:value="0.00865870238165">
            <text:p>0,0086587024</text:p>
          </table:table-cell>
          <table:table-cell/>
          <table:table-cell table:formula="of:=[.C163]/[.K$1]" office:value-type="float" office:value="0.0243138591213141">
            <text:p>0,0243138591</text:p>
          </table:table-cell>
          <table:table-cell table:formula="of:=[.D163]/[.L$1]" office:value-type="float" office:value="0.592362187326368">
            <text:p>0,5923621873</text:p>
          </table:table-cell>
          <table:table-cell table:formula="of:=[.E163]/[.M$1]" office:value-type="float" office:value="0.03961965853492">
            <text:p>0,0396196585</text:p>
          </table:table-cell>
          <table:table-cell table:number-columns-repeated="8"/>
        </table:table-row>
        <table:table-row table:style-name="ro1">
          <table:table-cell office:value-type="string">
            <text:p>прав</text:p>
          </table:table-cell>
          <table:table-cell office:value-type="float" office:value="2">
            <text:p>2</text:p>
          </table:table-cell>
          <table:table-cell office:value-type="float" office:value="0.00690284635792">
            <text:p>0,0069028464</text:p>
          </table:table-cell>
          <table:table-cell office:value-type="float" office:value="0.000283719156655">
            <text:p>0,0002837192</text:p>
          </table:table-cell>
          <table:table-cell office:value-type="float" office:value="0.00730721688864">
            <text:p>0,0073072169</text:p>
          </table:table-cell>
          <table:table-cell/>
          <table:table-cell table:formula="of:=[.C164]/[.K$1]" office:value-type="float" office:value="0.0242801342027402">
            <text:p>0,0242801342</text:p>
          </table:table-cell>
          <table:table-cell table:formula="of:=[.D164]/[.L$1]" office:value-type="float" office:value="0.592386410035246">
            <text:p>0,59238641</text:p>
          </table:table-cell>
          <table:table-cell table:formula="of:=[.E164]/[.M$1]" office:value-type="float" office:value="0.033435661050328">
            <text:p>0,0334356611</text:p>
          </table:table-cell>
          <table:table-cell table:number-columns-repeated="8"/>
        </table:table-row>
        <table:table-row table:style-name="ro2">
          <table:table-cell office:value-type="string">
            <text:p>organization</text:p>
          </table:table-cell>
          <table:table-cell office:value-type="float" office:value="1">
            <text:p>1</text:p>
          </table:table-cell>
          <table:table-cell office:value-type="float" office:value="0.00689389422461">
            <text:p>0,0068938942</text:p>
          </table:table-cell>
          <table:table-cell office:value-type="float" office:value="0.00028360980734">
            <text:p>0,0002836098</text:p>
          </table:table-cell>
          <table:table-cell office:value-type="float" office:value="0.00790696591733">
            <text:p>0,0079069659</text:p>
          </table:table-cell>
          <table:table-cell/>
          <table:table-cell table:formula="of:=[.C165]/[.K$1]" office:value-type="float" office:value="0.0242486458880802">
            <text:p>0,0242486459</text:p>
          </table:table-cell>
          <table:table-cell table:formula="of:=[.D165]/[.L$1]" office:value-type="float" office:value="0.592158096061257">
            <text:p>0,5921580961</text:p>
          </table:table-cell>
          <table:table-cell table:formula="of:=[.E165]/[.M$1]" office:value-type="float" office:value="0.0361799350392002">
            <text:p>0,036179935</text:p>
          </table:table-cell>
          <table:table-cell table:number-columns-repeated="8"/>
        </table:table-row>
        <table:table-row table:style-name="ro1">
          <table:table-cell office:value-type="string">
            <text:p>удален</text:p>
          </table:table-cell>
          <table:table-cell office:value-type="float" office:value="2">
            <text:p>2</text:p>
          </table:table-cell>
          <table:table-cell office:value-type="float" office:value="0.00688846966139">
            <text:p>0,0068884697</text:p>
          </table:table-cell>
          <table:table-cell office:value-type="float" office:value="0.00028375753058">
            <text:p>0,0002837575</text:p>
          </table:table-cell>
          <table:table-cell office:value-type="float" office:value="0.00872000067662">
            <text:p>0,0087200007</text:p>
          </table:table-cell>
          <table:table-cell/>
          <table:table-cell table:formula="of:=[.C166]/[.K$1]" office:value-type="float" office:value="0.0242295654803551">
            <text:p>0,0242295655</text:p>
          </table:table-cell>
          <table:table-cell table:formula="of:=[.D166]/[.L$1]" office:value-type="float" office:value="0.592466532195264">
            <text:p>0,5924665322</text:p>
          </table:table-cell>
          <table:table-cell table:formula="of:=[.E166]/[.M$1]" office:value-type="float" office:value="0.0399001413842475">
            <text:p>0,0399001414</text:p>
          </table:table-cell>
          <table:table-cell table:number-columns-repeated="8"/>
        </table:table-row>
        <table:table-row table:style-name="ro1">
          <table:table-cell office:value-type="string">
            <text:p>установлен</text:p>
          </table:table-cell>
          <table:table-cell office:value-type="float" office:value="2">
            <text:p>2</text:p>
          </table:table-cell>
          <table:table-cell office:value-type="float" office:value="0.00686836647962">
            <text:p>0,0068683665</text:p>
          </table:table-cell>
          <table:table-cell office:value-type="float" office:value="0.000283723356728">
            <text:p>0,0002837234</text:p>
          </table:table-cell>
          <table:table-cell office:value-type="float" office:value="0.00863262498901">
            <text:p>0,008632625</text:p>
          </table:table-cell>
          <table:table-cell/>
          <table:table-cell table:formula="of:=[.C167]/[.K$1]" office:value-type="float" office:value="0.0241588543670015">
            <text:p>0,0241588544</text:p>
          </table:table-cell>
          <table:table-cell table:formula="of:=[.D167]/[.L$1]" office:value-type="float" office:value="0.592395179503603">
            <text:p>0,5923951795</text:p>
          </table:table-cell>
          <table:table-cell table:formula="of:=[.E167]/[.M$1]" office:value-type="float" office:value="0.0395003361068773">
            <text:p>0,0395003361</text:p>
          </table:table-cell>
          <table:table-cell table:number-columns-repeated="8"/>
        </table:table-row>
        <table:table-row table:style-name="ro1">
          <table:table-cell office:value-type="string">
            <text:p>стандарт</text:p>
          </table:table-cell>
          <table:table-cell office:value-type="float" office:value="1">
            <text:p>1</text:p>
          </table:table-cell>
          <table:table-cell office:value-type="float" office:value="0.00685994756128">
            <text:p>0,0068599476</text:p>
          </table:table-cell>
          <table:table-cell office:value-type="float" office:value="0.000283609807422">
            <text:p>0,0002836098</text:p>
          </table:table-cell>
          <table:table-cell office:value-type="float" office:value="0.00797505293584">
            <text:p>0,0079750529</text:p>
          </table:table-cell>
          <table:table-cell/>
          <table:table-cell table:formula="of:=[.C168]/[.K$1]" office:value-type="float" office:value="0.0241292415874989">
            <text:p>0,0241292416</text:p>
          </table:table-cell>
          <table:table-cell table:formula="of:=[.D168]/[.L$1]" office:value-type="float" office:value="0.592158096232468">
            <text:p>0,5921580962</text:p>
          </table:table-cell>
          <table:table-cell table:formula="of:=[.E168]/[.M$1]" office:value-type="float" office:value="0.0364914810775239">
            <text:p>0,0364914811</text:p>
          </table:table-cell>
          <table:table-cell table:number-columns-repeated="8"/>
        </table:table-row>
        <table:table-row table:style-name="ro1">
          <table:table-cell office:value-type="string">
            <text:p>дела</text:p>
          </table:table-cell>
          <table:table-cell office:value-type="float" office:value="2">
            <text:p>2</text:p>
          </table:table-cell>
          <table:table-cell office:value-type="float" office:value="0.00684753808721">
            <text:p>0,0068475381</text:p>
          </table:table-cell>
          <table:table-cell office:value-type="float" office:value="0.000283757146135">
            <text:p>0,0002837571</text:p>
          </table:table-cell>
          <table:table-cell office:value-type="float" office:value="0.00862221846288">
            <text:p>0,0086222185</text:p>
          </table:table-cell>
          <table:table-cell/>
          <table:table-cell table:formula="of:=[.C169]/[.K$1]" office:value-type="float" office:value="0.0240855923911845">
            <text:p>0,0240855924</text:p>
          </table:table-cell>
          <table:table-cell table:formula="of:=[.D169]/[.L$1]" office:value-type="float" office:value="0.592465729500106">
            <text:p>0,5924657295</text:p>
          </table:table-cell>
          <table:table-cell table:formula="of:=[.E169]/[.M$1]" office:value-type="float" office:value="0.0394527189243443">
            <text:p>0,0394527189</text:p>
          </table:table-cell>
          <table:table-cell table:number-columns-repeated="8"/>
        </table:table-row>
        <table:table-row table:style-name="ro2">
          <table:table-cell office:value-type="string">
            <text:p>дополнительн</text:p>
          </table:table-cell>
          <table:table-cell office:value-type="float" office:value="3">
            <text:p>3</text:p>
          </table:table-cell>
          <table:table-cell office:value-type="float" office:value="0.00684426751281">
            <text:p>0,0068442675</text:p>
          </table:table-cell>
          <table:table-cell office:value-type="float" office:value="0.000283861576666">
            <text:p>0,0002838616</text:p>
          </table:table-cell>
          <table:table-cell office:value-type="float" office:value="0.008661822484">
            <text:p>0,0086618225</text:p>
          </table:table-cell>
          <table:table-cell/>
          <table:table-cell table:formula="of:=[.C170]/[.K$1]" office:value-type="float" office:value="0.0240740884432137">
            <text:p>0,0240740884</text:p>
          </table:table-cell>
          <table:table-cell table:formula="of:=[.D170]/[.L$1]" office:value-type="float" office:value="0.59268377338578">
            <text:p>0,5926837734</text:p>
          </table:table-cell>
          <table:table-cell table:formula="of:=[.E170]/[.M$1]" office:value-type="float" office:value="0.0396339351995115">
            <text:p>0,0396339352</text:p>
          </table:table-cell>
          <table:table-cell table:number-columns-repeated="8"/>
        </table:table-row>
        <table:table-row table:style-name="ro1">
          <table:table-cell office:value-type="string">
            <text:p>образован</text:p>
          </table:table-cell>
          <table:table-cell office:value-type="float" office:value="2">
            <text:p>2</text:p>
          </table:table-cell>
          <table:table-cell office:value-type="float" office:value="0.0068263745401">
            <text:p>0,0068263745</text:p>
          </table:table-cell>
          <table:table-cell office:value-type="float" office:value="0.000283725401168">
            <text:p>0,0002837254</text:p>
          </table:table-cell>
          <table:table-cell office:value-type="float" office:value="0.0086639482586">
            <text:p>0,0086639483</text:p>
          </table:table-cell>
          <table:table-cell/>
          <table:table-cell table:formula="of:=[.C171]/[.K$1]" office:value-type="float" office:value="0.0240111515391949">
            <text:p>0,0240111515</text:p>
          </table:table-cell>
          <table:table-cell table:formula="of:=[.D171]/[.L$1]" office:value-type="float" office:value="0.592399448156049">
            <text:p>0,5923994482</text:p>
          </table:table-cell>
          <table:table-cell table:formula="of:=[.E171]/[.M$1]" office:value-type="float" office:value="0.0396436621147076">
            <text:p>0,0396436621</text:p>
          </table:table-cell>
          <table:table-cell table:number-columns-repeated="8"/>
        </table:table-row>
        <table:table-row table:style-name="ro2">
          <table:table-cell office:value-type="string">
            <text:p>пользовател</text:p>
          </table:table-cell>
          <table:table-cell office:value-type="float" office:value="2">
            <text:p>2</text:p>
          </table:table-cell>
          <table:table-cell office:value-type="float" office:value="0.00682547674006">
            <text:p>0,0068254767</text:p>
          </table:table-cell>
          <table:table-cell office:value-type="float" office:value="0.000283731943595">
            <text:p>0,0002837319</text:p>
          </table:table-cell>
          <table:table-cell office:value-type="float" office:value="0.00860809642285">
            <text:p>0,0086080964</text:p>
          </table:table-cell>
          <table:table-cell/>
          <table:table-cell table:formula="of:=[.C172]/[.K$1]" office:value-type="float" office:value="0.0240079936092153">
            <text:p>0,0240079936</text:p>
          </table:table-cell>
          <table:table-cell table:formula="of:=[.D172]/[.L$1]" office:value-type="float" office:value="0.592413108301134">
            <text:p>0,5924131083</text:p>
          </table:table-cell>
          <table:table-cell table:formula="of:=[.E172]/[.M$1]" office:value-type="float" office:value="0.0393881006502493">
            <text:p>0,0393881007</text:p>
          </table:table-cell>
          <table:table-cell table:number-columns-repeated="8"/>
        </table:table-row>
        <table:table-row table:style-name="ro1">
          <table:table-cell office:value-type="string">
            <text:p>карт</text:p>
          </table:table-cell>
          <table:table-cell office:value-type="float" office:value="2">
            <text:p>2</text:p>
          </table:table-cell>
          <table:table-cell office:value-type="float" office:value="0.00682096665768">
            <text:p>0,0068209667</text:p>
          </table:table-cell>
          <table:table-cell office:value-type="float" office:value="0.000283707527877">
            <text:p>0,0002837075</text:p>
          </table:table-cell>
          <table:table-cell office:value-type="float" office:value="0.00725138955373">
            <text:p>0,0072513896</text:p>
          </table:table-cell>
          <table:table-cell/>
          <table:table-cell table:formula="of:=[.C173]/[.K$1]" office:value-type="float" office:value="0.0239921298046666">
            <text:p>0,0239921298</text:p>
          </table:table-cell>
          <table:table-cell table:formula="of:=[.D173]/[.L$1]" office:value-type="float" office:value="0.592362129933283">
            <text:p>0,5923621299</text:p>
          </table:table-cell>
          <table:table-cell table:formula="of:=[.E173]/[.M$1]" office:value-type="float" office:value="0.0331802116944596">
            <text:p>0,0331802117</text:p>
          </table:table-cell>
          <table:table-cell table:number-columns-repeated="8"/>
        </table:table-row>
        <table:table-row table:style-name="ro1">
          <table:table-cell office:value-type="string">
            <text:p>переход</text:p>
          </table:table-cell>
          <table:table-cell office:value-type="float" office:value="2">
            <text:p>2</text:p>
          </table:table-cell>
          <table:table-cell office:value-type="float" office:value="0.00681966394376">
            <text:p>0,0068196639</text:p>
          </table:table-cell>
          <table:table-cell office:value-type="float" office:value="0.000283769670896">
            <text:p>0,0002837697</text:p>
          </table:table-cell>
          <table:table-cell office:value-type="float" office:value="0.00862020186269">
            <text:p>0,0086202019</text:p>
          </table:table-cell>
          <table:table-cell/>
          <table:table-cell table:formula="of:=[.C174]/[.K$1]" office:value-type="float" office:value="0.0239875476269438">
            <text:p>0,0239875476</text:p>
          </table:table-cell>
          <table:table-cell table:formula="of:=[.D174]/[.L$1]" office:value-type="float" office:value="0.592491880353974">
            <text:p>0,5924918804</text:p>
          </table:table-cell>
          <table:table-cell table:formula="of:=[.E174]/[.M$1]" office:value-type="float" office:value="0.0394434915589254">
            <text:p>0,0394434916</text:p>
          </table:table-cell>
          <table:table-cell table:number-columns-repeated="8"/>
        </table:table-row>
        <table:table-row table:style-name="ro2">
          <table:table-cell office:value-type="string">
            <text:p>виртуальн</text:p>
          </table:table-cell>
          <table:table-cell office:value-type="float" office:value="2">
            <text:p>2</text:p>
          </table:table-cell>
          <table:table-cell office:value-type="float" office:value="0.00681813860651">
            <text:p>0,0068181386</text:p>
          </table:table-cell>
          <table:table-cell office:value-type="float" office:value="0.000283694405">
            <text:p>0,0002836944</text:p>
          </table:table-cell>
          <table:table-cell office:value-type="float" office:value="0.00724896812659">
            <text:p>0,0072489681</text:p>
          </table:table-cell>
          <table:table-cell/>
          <table:table-cell table:formula="of:=[.C175]/[.K$1]" office:value-type="float" office:value="0.0239821823919068">
            <text:p>0,0239821824</text:p>
          </table:table-cell>
          <table:table-cell table:formula="of:=[.D175]/[.L$1]" office:value-type="float" office:value="0.59233473025366">
            <text:p>0,5923347303</text:p>
          </table:table-cell>
          <table:table-cell table:formula="of:=[.E175]/[.M$1]" office:value-type="float" office:value="0.0331691319607737">
            <text:p>0,033169132</text:p>
          </table:table-cell>
          <table:table-cell table:number-columns-repeated="8"/>
        </table:table-row>
        <table:table-row table:style-name="ro1">
          <table:table-cell office:value-type="string">
            <text:p>бит</text:p>
          </table:table-cell>
          <table:table-cell office:value-type="float" office:value="2">
            <text:p>2</text:p>
          </table:table-cell>
          <table:table-cell office:value-type="float" office:value="0.00680850668581">
            <text:p>0,0068085067</text:p>
          </table:table-cell>
          <table:table-cell office:value-type="float" office:value="0.000283694761085">
            <text:p>0,0002836948</text:p>
          </table:table-cell>
          <table:table-cell office:value-type="float" office:value="0.00720500295158">
            <text:p>0,007205003</text:p>
          </table:table-cell>
          <table:table-cell/>
          <table:table-cell table:formula="of:=[.C176]/[.K$1]" office:value-type="float" office:value="0.0239483029869338">
            <text:p>0,023948303</text:p>
          </table:table-cell>
          <table:table-cell table:formula="of:=[.D176]/[.L$1]" office:value-type="float" office:value="0.592335473735056">
            <text:p>0,5923354737</text:p>
          </table:table-cell>
          <table:table-cell table:formula="of:=[.E176]/[.M$1]" office:value-type="float" office:value="0.0329679603366034">
            <text:p>0,0329679603</text:p>
          </table:table-cell>
          <table:table-cell table:number-columns-repeated="8"/>
        </table:table-row>
        <table:table-row table:style-name="ro2">
          <table:table-cell office:value-type="string">
            <text:p>избыточн</text:p>
          </table:table-cell>
          <table:table-cell office:value-type="float" office:value="2">
            <text:p>2</text:p>
          </table:table-cell>
          <table:table-cell office:value-type="float" office:value="0.00680127861071">
            <text:p>0,0068012786</text:p>
          </table:table-cell>
          <table:table-cell office:value-type="float" office:value="0.000283706958222">
            <text:p>0,000283707</text:p>
          </table:table-cell>
          <table:table-cell office:value-type="float" office:value="0.0071602949924">
            <text:p>0,007160295</text:p>
          </table:table-cell>
          <table:table-cell/>
          <table:table-cell table:formula="of:=[.C177]/[.K$1]" office:value-type="float" office:value="0.0239228788902126">
            <text:p>0,0239228789</text:p>
          </table:table-cell>
          <table:table-cell table:formula="of:=[.D177]/[.L$1]" office:value-type="float" office:value="0.592360940532171">
            <text:p>0,5923609405</text:p>
          </table:table-cell>
          <table:table-cell table:formula="of:=[.E177]/[.M$1]" office:value-type="float" office:value="0.0327633899519856">
            <text:p>0,03276339</text:p>
          </table:table-cell>
          <table:table-cell table:number-columns-repeated="8"/>
        </table:table-row>
        <table:table-row table:style-name="ro2">
          <table:table-cell office:value-type="string">
            <text:p>явн</text:p>
          </table:table-cell>
          <table:table-cell office:value-type="float" office:value="2">
            <text:p>2</text:p>
          </table:table-cell>
          <table:table-cell office:value-type="float" office:value="0.00675240027679">
            <text:p>0,0067524003</text:p>
          </table:table-cell>
          <table:table-cell office:value-type="float" office:value="0.000283742700639">
            <text:p>0,0002837427</text:p>
          </table:table-cell>
          <table:table-cell office:value-type="float" office:value="0.0071888666581">
            <text:p>0,0071888667</text:p>
          </table:table-cell>
          <table:table-cell/>
          <table:table-cell table:formula="of:=[.C178]/[.K$1]" office:value-type="float" office:value="0.0237509537964689">
            <text:p>0,0237509538</text:p>
          </table:table-cell>
          <table:table-cell table:formula="of:=[.D178]/[.L$1]" office:value-type="float" office:value="0.592435568281465">
            <text:p>0,5924355683</text:p>
          </table:table-cell>
          <table:table-cell table:formula="of:=[.E178]/[.M$1]" office:value-type="float" office:value="0.0328941254350768">
            <text:p>0,0328941254</text:p>
          </table:table-cell>
          <table:table-cell table:number-columns-repeated="8"/>
        </table:table-row>
        <table:table-row table:style-name="ro2">
          <table:table-cell office:value-type="string">
            <text:p>налич</text:p>
          </table:table-cell>
          <table:table-cell office:value-type="float" office:value="3">
            <text:p>3</text:p>
          </table:table-cell>
          <table:table-cell office:value-type="float" office:value="0.00674685458185">
            <text:p>0,0067468546</text:p>
          </table:table-cell>
          <table:table-cell office:value-type="float" office:value="0.000283855310419">
            <text:p>0,0002838553</text:p>
          </table:table-cell>
          <table:table-cell office:value-type="float" office:value="0.00857640919339">
            <text:p>0,0085764092</text:p>
          </table:table-cell>
          <table:table-cell/>
          <table:table-cell table:formula="of:=[.C179]/[.K$1]" office:value-type="float" office:value="0.0237314473189364">
            <text:p>0,0237314473</text:p>
          </table:table-cell>
          <table:table-cell table:formula="of:=[.D179]/[.L$1]" office:value-type="float" office:value="0.592670689885855">
            <text:p>0,5926706899</text:p>
          </table:table-cell>
          <table:table-cell table:formula="of:=[.E179]/[.M$1]" office:value-type="float" office:value="0.0392431092698106">
            <text:p>0,0392431093</text:p>
          </table:table-cell>
          <table:table-cell table:number-columns-repeated="8"/>
        </table:table-row>
        <table:table-row table:style-name="ro2">
          <table:table-cell office:value-type="string">
            <text:p>помощ</text:p>
          </table:table-cell>
          <table:table-cell office:value-type="float" office:value="2">
            <text:p>2</text:p>
          </table:table-cell>
          <table:table-cell office:value-type="float" office:value="0.00674190060288">
            <text:p>0,0067419006</text:p>
          </table:table-cell>
          <table:table-cell office:value-type="float" office:value="0.00028380604151">
            <text:p>0,000283806</text:p>
          </table:table-cell>
          <table:table-cell office:value-type="float" office:value="0.00857696270525">
            <text:p>0,0085769627</text:p>
          </table:table-cell>
          <table:table-cell/>
          <table:table-cell table:formula="of:=[.C180]/[.K$1]" office:value-type="float" office:value="0.0237140221485078">
            <text:p>0,0237140221</text:p>
          </table:table-cell>
          <table:table-cell table:formula="of:=[.D180]/[.L$1]" office:value-type="float" office:value="0.592567819736116">
            <text:p>0,5925678197</text:p>
          </table:table-cell>
          <table:table-cell table:formula="of:=[.E180]/[.M$1]" office:value-type="float" office:value="0.0392456419762049">
            <text:p>0,039245642</text:p>
          </table:table-cell>
          <table:table-cell table:number-columns-repeated="8"/>
        </table:table-row>
        <table:table-row table:style-name="ro1">
          <table:table-cell office:value-type="string">
            <text:p>основан</text:p>
          </table:table-cell>
          <table:table-cell office:value-type="float" office:value="2">
            <text:p>2</text:p>
          </table:table-cell>
          <table:table-cell office:value-type="float" office:value="0.00671101733459">
            <text:p>0,0067110173</text:p>
          </table:table-cell>
          <table:table-cell office:value-type="float" office:value="0.000283771817786">
            <text:p>0,0002837718</text:p>
          </table:table-cell>
          <table:table-cell office:value-type="float" office:value="0.00851352627194">
            <text:p>0,0085135263</text:p>
          </table:table-cell>
          <table:table-cell/>
          <table:table-cell table:formula="of:=[.C181]/[.K$1]" office:value-type="float" office:value="0.0236053930613429">
            <text:p>0,0236053931</text:p>
          </table:table-cell>
          <table:table-cell table:formula="of:=[.D181]/[.L$1]" office:value-type="float" office:value="0.592496362915092">
            <text:p>0,5924963629</text:p>
          </table:table-cell>
          <table:table-cell table:formula="of:=[.E181]/[.M$1]" office:value-type="float" office:value="0.0389553756388676">
            <text:p>0,0389553756</text:p>
          </table:table-cell>
          <table:table-cell table:number-columns-repeated="8"/>
        </table:table-row>
        <table:table-row table:style-name="ro2">
          <table:table-cell office:value-type="string">
            <text:p>адресова</text:p>
          </table:table-cell>
          <table:table-cell office:value-type="float" office:value="2">
            <text:p>2</text:p>
          </table:table-cell>
          <table:table-cell office:value-type="float" office:value="0.00669033320504">
            <text:p>0,0066903332</text:p>
          </table:table-cell>
          <table:table-cell office:value-type="float" office:value="0.000283685768044">
            <text:p>0,0002836858</text:p>
          </table:table-cell>
          <table:table-cell office:value-type="float" office:value="0.00714861632423">
            <text:p>0,0071486163</text:p>
          </table:table-cell>
          <table:table-cell/>
          <table:table-cell table:formula="of:=[.C182]/[.K$1]" office:value-type="float" office:value="0.0235326385170143">
            <text:p>0,0235326385</text:p>
          </table:table-cell>
          <table:table-cell table:formula="of:=[.D182]/[.L$1]" office:value-type="float" office:value="0.592316696873684">
            <text:p>0,5923166969</text:p>
          </table:table-cell>
          <table:table-cell table:formula="of:=[.E182]/[.M$1]" office:value-type="float" office:value="0.032709951824118">
            <text:p>0,0327099518</text:p>
          </table:table-cell>
          <table:table-cell table:number-columns-repeated="8"/>
        </table:table-row>
        <table:table-row table:style-name="ro2">
          <table:table-cell office:value-type="string">
            <text:p>выполня</text:p>
          </table:table-cell>
          <table:table-cell office:value-type="float" office:value="2">
            <text:p>2</text:p>
          </table:table-cell>
          <table:table-cell office:value-type="float" office:value="0.00668794164903">
            <text:p>0,0066879416</text:p>
          </table:table-cell>
          <table:table-cell office:value-type="float" office:value="0.000283764546092">
            <text:p>0,0002837645</text:p>
          </table:table-cell>
          <table:table-cell office:value-type="float" office:value="0.00850007050458">
            <text:p>0,0085000705</text:p>
          </table:table-cell>
          <table:table-cell/>
          <table:table-cell table:formula="of:=[.C183]/[.K$1]" office:value-type="float" office:value="0.0235242264362776">
            <text:p>0,0235242264</text:p>
          </table:table-cell>
          <table:table-cell table:formula="of:=[.D183]/[.L$1]" office:value-type="float" office:value="0.592481180109833">
            <text:p>0,5924811801</text:p>
          </table:table-cell>
          <table:table-cell table:formula="of:=[.E183]/[.M$1]" office:value-type="float" office:value="0.0388938060312485">
            <text:p>0,038893806</text:p>
          </table:table-cell>
          <table:table-cell table:number-columns-repeated="8"/>
        </table:table-row>
        <table:table-row table:style-name="ro2">
          <table:table-cell office:value-type="string">
            <text:p>стро</text:p>
          </table:table-cell>
          <table:table-cell office:value-type="float" office:value="2">
            <text:p>2</text:p>
          </table:table-cell>
          <table:table-cell office:value-type="float" office:value="0.00668432944428">
            <text:p>0,0066843294</text:p>
          </table:table-cell>
          <table:table-cell office:value-type="float" office:value="0.000283756723252">
            <text:p>0,0002837567</text:p>
          </table:table-cell>
          <table:table-cell office:value-type="float" office:value="0.00713673364599">
            <text:p>0,0071367336</text:p>
          </table:table-cell>
          <table:table-cell/>
          <table:table-cell table:formula="of:=[.C184]/[.K$1]" office:value-type="float" office:value="0.0235115208346243">
            <text:p>0,0235115208</text:p>
          </table:table-cell>
          <table:table-cell table:formula="of:=[.D184]/[.L$1]" office:value-type="float" office:value="0.592464846549003">
            <text:p>0,5924648465</text:p>
          </table:table-cell>
          <table:table-cell table:formula="of:=[.E184]/[.M$1]" office:value-type="float" office:value="0.0326555802065709">
            <text:p>0,0326555802</text:p>
          </table:table-cell>
          <table:table-cell table:number-columns-repeated="8"/>
        </table:table-row>
        <table:table-row table:style-name="ro2">
          <table:table-cell office:value-type="string">
            <text:p>мас</text:p>
          </table:table-cell>
          <table:table-cell office:value-type="float" office:value="2">
            <text:p>2</text:p>
          </table:table-cell>
          <table:table-cell office:value-type="float" office:value="0.00667705570709">
            <text:p>0,0066770557</text:p>
          </table:table-cell>
          <table:table-cell office:value-type="float" office:value="0.000283748259594">
            <text:p>0,0002837483</text:p>
          </table:table-cell>
          <table:table-cell office:value-type="float" office:value="0.00716649161064">
            <text:p>0,0071664916</text:p>
          </table:table-cell>
          <table:table-cell/>
          <table:table-cell table:formula="of:=[.C185]/[.K$1]" office:value-type="float" office:value="0.0234859361256548">
            <text:p>0,0234859361</text:p>
          </table:table-cell>
          <table:table-cell table:formula="of:=[.D185]/[.L$1]" office:value-type="float" office:value="0.59244717500353">
            <text:p>0,592447175</text:p>
          </table:table-cell>
          <table:table-cell table:formula="of:=[.E185]/[.M$1]" office:value-type="float" office:value="0.0327917438424323">
            <text:p>0,0327917438</text:p>
          </table:table-cell>
          <table:table-cell table:number-columns-repeated="8"/>
        </table:table-row>
        <table:table-row table:style-name="ro2">
          <table:table-cell office:value-type="string">
            <text:p>текущ</text:p>
          </table:table-cell>
          <table:table-cell office:value-type="float" office:value="2">
            <text:p>2</text:p>
          </table:table-cell>
          <table:table-cell office:value-type="float" office:value="0.00667505086645">
            <text:p>0,0066750509</text:p>
          </table:table-cell>
          <table:table-cell office:value-type="float" office:value="0.000283748043525">
            <text:p>0,000283748</text:p>
          </table:table-cell>
          <table:table-cell office:value-type="float" office:value="0.00717794095564">
            <text:p>0,007177941</text:p>
          </table:table-cell>
          <table:table-cell/>
          <table:table-cell table:formula="of:=[.C186]/[.K$1]" office:value-type="float" office:value="0.0234788842810576">
            <text:p>0,0234788843</text:p>
          </table:table-cell>
          <table:table-cell table:formula="of:=[.D186]/[.L$1]" office:value-type="float" office:value="0.592446723866072">
            <text:p>0,5924467239</text:p>
          </table:table-cell>
          <table:table-cell table:formula="of:=[.E186]/[.M$1]" office:value-type="float" office:value="0.0328441326553692">
            <text:p>0,0328441327</text:p>
          </table:table-cell>
          <table:table-cell table:number-columns-repeated="8"/>
        </table:table-row>
        <table:table-row table:style-name="ro2">
          <table:table-cell office:value-type="string">
            <text:p>имет</text:p>
          </table:table-cell>
          <table:table-cell office:value-type="float" office:value="2">
            <text:p>2</text:p>
          </table:table-cell>
          <table:table-cell office:value-type="float" office:value="0.00666007287018">
            <text:p>0,0066600729</text:p>
          </table:table-cell>
          <table:table-cell office:value-type="float" office:value="0.000283753680131">
            <text:p>0,0002837537</text:p>
          </table:table-cell>
          <table:table-cell office:value-type="float" office:value="0.00719138649808">
            <text:p>0,0071913865</text:p>
          </table:table-cell>
          <table:table-cell/>
          <table:table-cell table:formula="of:=[.C187]/[.K$1]" office:value-type="float" office:value="0.0234262005415294">
            <text:p>0,0234262005</text:p>
          </table:table-cell>
          <table:table-cell table:formula="of:=[.D187]/[.L$1]" office:value-type="float" office:value="0.592458492718174">
            <text:p>0,5924584927</text:p>
          </table:table-cell>
          <table:table-cell table:formula="of:=[.E187]/[.M$1]" office:value-type="float" office:value="0.0329056554767816">
            <text:p>0,0329056555</text:p>
          </table:table-cell>
          <table:table-cell table:number-columns-repeated="8"/>
        </table:table-row>
        <table:table-row table:style-name="ro2">
          <table:table-cell office:value-type="string">
            <text:p>занима</text:p>
          </table:table-cell>
          <table:table-cell office:value-type="float" office:value="2">
            <text:p>2</text:p>
          </table:table-cell>
          <table:table-cell office:value-type="float" office:value="0.00665225201036">
            <text:p>0,006652252</text:p>
          </table:table-cell>
          <table:table-cell office:value-type="float" office:value="0.000283802132184">
            <text:p>0,0002838021</text:p>
          </table:table-cell>
          <table:table-cell office:value-type="float" office:value="0.00715497561448">
            <text:p>0,0071549756</text:p>
          </table:table-cell>
          <table:table-cell/>
          <table:table-cell table:formula="of:=[.C188]/[.K$1]" office:value-type="float" office:value="0.0233986913784734">
            <text:p>0,0233986914</text:p>
          </table:table-cell>
          <table:table-cell table:formula="of:=[.D188]/[.L$1]" office:value-type="float" office:value="0.592559657327832">
            <text:p>0,5925596573</text:p>
          </table:table-cell>
          <table:table-cell table:formula="of:=[.E188]/[.M$1]" office:value-type="float" office:value="0.0327390500535205">
            <text:p>0,0327390501</text:p>
          </table:table-cell>
          <table:table-cell table:number-columns-repeated="8"/>
        </table:table-row>
        <table:table-row table:style-name="ro1">
          <table:table-cell office:value-type="string">
            <text:p>имен</text:p>
          </table:table-cell>
          <table:table-cell office:value-type="float" office:value="2">
            <text:p>2</text:p>
          </table:table-cell>
          <table:table-cell office:value-type="float" office:value="0.00664416868069">
            <text:p>0,0066441687</text:p>
          </table:table-cell>
          <table:table-cell office:value-type="float" office:value="0.000283702373558">
            <text:p>0,0002837024</text:p>
          </table:table-cell>
          <table:table-cell office:value-type="float" office:value="0.00739451692901">
            <text:p>0,0073945169</text:p>
          </table:table-cell>
          <table:table-cell/>
          <table:table-cell table:formula="of:=[.C189]/[.K$1]" office:value-type="float" office:value="0.0233702590015935">
            <text:p>0,023370259</text:p>
          </table:table-cell>
          <table:table-cell table:formula="of:=[.D189]/[.L$1]" office:value-type="float" office:value="0.592351368063818">
            <text:p>0,5923513681</text:p>
          </table:table-cell>
          <table:table-cell table:formula="of:=[.E189]/[.M$1]" office:value-type="float" office:value="0.0338351201883247">
            <text:p>0,0338351202</text:p>
          </table:table-cell>
          <table:table-cell table:number-columns-repeated="8"/>
        </table:table-row>
        <table:table-row table:style-name="ro1">
          <table:table-cell office:value-type="string">
            <text:p>принцип</text:p>
          </table:table-cell>
          <table:table-cell office:value-type="float" office:value="2">
            <text:p>2</text:p>
          </table:table-cell>
          <table:table-cell office:value-type="float" office:value="0.0066376518785">
            <text:p>0,0066376519</text:p>
          </table:table-cell>
          <table:table-cell office:value-type="float" office:value="0.000283797810553">
            <text:p>0,0002837978</text:p>
          </table:table-cell>
          <table:table-cell office:value-type="float" office:value="0.00850229716144">
            <text:p>0,0085022972</text:p>
          </table:table-cell>
          <table:table-cell/>
          <table:table-cell table:formula="of:=[.C190]/[.K$1]" office:value-type="float" office:value="0.023347336742638">
            <text:p>0,0233473367</text:p>
          </table:table-cell>
          <table:table-cell table:formula="of:=[.D190]/[.L$1]" office:value-type="float" office:value="0.592550634054593">
            <text:p>0,5925506341</text:p>
          </table:table-cell>
          <table:table-cell table:formula="of:=[.E190]/[.M$1]" office:value-type="float" office:value="0.0389039945537983">
            <text:p>0,0389039946</text:p>
          </table:table-cell>
          <table:table-cell table:number-columns-repeated="8"/>
        </table:table-row>
        <table:table-row table:style-name="ro1">
          <table:table-cell office:value-type="string">
            <text:p>сред</text:p>
          </table:table-cell>
          <table:table-cell office:value-type="float" office:value="2">
            <text:p>2</text:p>
          </table:table-cell>
          <table:table-cell office:value-type="float" office:value="0.00663059049982">
            <text:p>0,0066305905</text:p>
          </table:table-cell>
          <table:table-cell office:value-type="float" office:value="0.00028379636988">
            <text:p>0,0002837964</text:p>
          </table:table-cell>
          <table:table-cell office:value-type="float" office:value="0.00849094803559">
            <text:p>0,008490948</text:p>
          </table:table-cell>
          <table:table-cell/>
          <table:table-cell table:formula="of:=[.C191]/[.K$1]" office:value-type="float" office:value="0.023322498985412">
            <text:p>0,023322499</text:p>
          </table:table-cell>
          <table:table-cell table:formula="of:=[.D191]/[.L$1]" office:value-type="float" office:value="0.592547626026807">
            <text:p>0,592547626</text:p>
          </table:table-cell>
          <table:table-cell table:formula="of:=[.E191]/[.M$1]" office:value-type="float" office:value="0.0388520643140202">
            <text:p>0,0388520643</text:p>
          </table:table-cell>
          <table:table-cell table:number-columns-repeated="8"/>
        </table:table-row>
        <table:table-row table:style-name="ro2">
          <table:table-cell office:value-type="string">
            <text:p>соб</text:p>
          </table:table-cell>
          <table:table-cell office:value-type="float" office:value="2">
            <text:p>2</text:p>
          </table:table-cell>
          <table:table-cell office:value-type="float" office:value="0.00662495046866">
            <text:p>0,0066249505</text:p>
          </table:table-cell>
          <table:table-cell office:value-type="float" office:value="0.000283803877346">
            <text:p>0,0002838039</text:p>
          </table:table-cell>
          <table:table-cell office:value-type="float" office:value="0.00855228379161">
            <text:p>0,0085522838</text:p>
          </table:table-cell>
          <table:table-cell/>
          <table:table-cell table:formula="of:=[.C192]/[.K$1]" office:value-type="float" office:value="0.0233026606888062">
            <text:p>0,0233026607</text:p>
          </table:table-cell>
          <table:table-cell table:formula="of:=[.D192]/[.L$1]" office:value-type="float" office:value="0.592563301108055">
            <text:p>0,5925633011</text:p>
          </table:table-cell>
          <table:table-cell table:formula="of:=[.E192]/[.M$1]" office:value-type="float" office:value="0.0391327185740215">
            <text:p>0,0391327186</text:p>
          </table:table-cell>
          <table:table-cell table:number-columns-repeated="8"/>
        </table:table-row>
        <table:table-row table:style-name="ro2">
          <table:table-cell office:value-type="string">
            <text:p>конфигурац</text:p>
          </table:table-cell>
          <table:table-cell office:value-type="float" office:value="2">
            <text:p>2</text:p>
          </table:table-cell>
          <table:table-cell office:value-type="float" office:value="0.0066081494993">
            <text:p>0,0066081495</text:p>
          </table:table-cell>
          <table:table-cell office:value-type="float" office:value="0.00028371959613">
            <text:p>0,0002837196</text:p>
          </table:table-cell>
          <table:table-cell office:value-type="float" office:value="0.00576453425992">
            <text:p>0,0057645343</text:p>
          </table:table-cell>
          <table:table-cell/>
          <table:table-cell table:formula="of:=[.C193]/[.K$1]" office:value-type="float" office:value="0.0232435648072459">
            <text:p>0,0232435648</text:p>
          </table:table-cell>
          <table:table-cell table:formula="of:=[.D193]/[.L$1]" office:value-type="float" office:value="0.592387327629323">
            <text:p>0,5923873276</text:p>
          </table:table-cell>
          <table:table-cell table:formula="of:=[.E193]/[.M$1]" office:value-type="float" office:value="0.0263768020800544">
            <text:p>0,0263768021</text:p>
          </table:table-cell>
          <table:table-cell table:number-columns-repeated="8"/>
        </table:table-row>
        <table:table-row table:style-name="ro2">
          <table:table-cell office:value-type="string">
            <text:p>прикладн</text:p>
          </table:table-cell>
          <table:table-cell office:value-type="float" office:value="3">
            <text:p>3</text:p>
          </table:table-cell>
          <table:table-cell office:value-type="float" office:value="0.00659961181032">
            <text:p>0,0065996118</text:p>
          </table:table-cell>
          <table:table-cell office:value-type="float" office:value="0.000283949281682">
            <text:p>0,0002839493</text:p>
          </table:table-cell>
          <table:table-cell office:value-type="float" office:value="0.00847914608455">
            <text:p>0,0084791461</text:p>
          </table:table-cell>
          <table:table-cell/>
          <table:table-cell table:formula="of:=[.C194]/[.K$1]" office:value-type="float" office:value="0.0232135342628201">
            <text:p>0,0232135343</text:p>
          </table:table-cell>
          <table:table-cell table:formula="of:=[.D194]/[.L$1]" office:value-type="float" office:value="0.592866895527347">
            <text:p>0,5928668955</text:p>
          </table:table-cell>
          <table:table-cell table:formula="of:=[.E194]/[.M$1]" office:value-type="float" office:value="0.0387980620802396">
            <text:p>0,0387980621</text:p>
          </table:table-cell>
          <table:table-cell table:number-columns-repeated="8"/>
        </table:table-row>
        <table:table-row table:style-name="ro1">
          <table:table-cell office:value-type="string">
            <text:p>согласован</text:p>
          </table:table-cell>
          <table:table-cell office:value-type="float" office:value="2">
            <text:p>2</text:p>
          </table:table-cell>
          <table:table-cell office:value-type="float" office:value="0.00657634610389">
            <text:p>0,0065763461</text:p>
          </table:table-cell>
          <table:table-cell office:value-type="float" office:value="0.000283837306694">
            <text:p>0,0002838373</text:p>
          </table:table-cell>
          <table:table-cell office:value-type="float" office:value="0.00846859582578">
            <text:p>0,0084685958</text:p>
          </table:table-cell>
          <table:table-cell/>
          <table:table-cell table:formula="of:=[.C195]/[.K$1]" office:value-type="float" office:value="0.0231316992566282">
            <text:p>0,0231316993</text:p>
          </table:table-cell>
          <table:table-cell table:formula="of:=[.D195]/[.L$1]" office:value-type="float" office:value="0.592633099325719">
            <text:p>0,5926330993</text:p>
          </table:table-cell>
          <table:table-cell table:formula="of:=[.E195]/[.M$1]" office:value-type="float" office:value="0.0387497872197006">
            <text:p>0,0387497872</text:p>
          </table:table-cell>
          <table:table-cell table:number-columns-repeated="8"/>
        </table:table-row>
        <table:table-row table:style-name="ro1">
          <table:table-cell office:value-type="string">
            <text:p>назначен</text:p>
          </table:table-cell>
          <table:table-cell office:value-type="float" office:value="3">
            <text:p>3</text:p>
          </table:table-cell>
          <table:table-cell office:value-type="float" office:value="0.00648317694023">
            <text:p>0,0064831769</text:p>
          </table:table-cell>
          <table:table-cell office:value-type="float" office:value="0.000283824525355">
            <text:p>0,0002838245</text:p>
          </table:table-cell>
          <table:table-cell office:value-type="float" office:value="0.00853789254754">
            <text:p>0,0085378925</text:p>
          </table:table-cell>
          <table:table-cell/>
          <table:table-cell table:formula="of:=[.C196]/[.K$1]" office:value-type="float" office:value="0.0228039851978289">
            <text:p>0,0228039852</text:p>
          </table:table-cell>
          <table:table-cell table:formula="of:=[.D196]/[.L$1]" office:value-type="float" office:value="0.59260641275434">
            <text:p>0,5926064128</text:p>
          </table:table-cell>
          <table:table-cell table:formula="of:=[.E196]/[.M$1]" office:value-type="float" office:value="0.039066868501942">
            <text:p>0,0390668685</text:p>
          </table:table-cell>
          <table:table-cell table:number-columns-repeated="8"/>
        </table:table-row>
        <table:table-row table:style-name="ro2">
          <table:table-cell office:value-type="string">
            <text:p>изолирова</text:p>
          </table:table-cell>
          <table:table-cell office:value-type="float" office:value="2">
            <text:p>2</text:p>
          </table:table-cell>
          <table:table-cell office:value-type="float" office:value="0.00636399600058">
            <text:p>0,006363996</text:p>
          </table:table-cell>
          <table:table-cell office:value-type="float" office:value="0.00028367604773">
            <text:p>0,000283676</text:p>
          </table:table-cell>
          <table:table-cell office:value-type="float" office:value="0.00594182128165">
            <text:p>0,0059418213</text:p>
          </table:table-cell>
          <table:table-cell/>
          <table:table-cell table:formula="of:=[.C197]/[.K$1]" office:value-type="float" office:value="0.0223847770829343">
            <text:p>0,0223847771</text:p>
          </table:table-cell>
          <table:table-cell table:formula="of:=[.D197]/[.L$1]" office:value-type="float" office:value="0.592296401515475">
            <text:p>0,5922964015</text:p>
          </table:table-cell>
          <table:table-cell table:formula="of:=[.E197]/[.M$1]" office:value-type="float" office:value="0.0271880150025013">
            <text:p>0,027188015</text:p>
          </table:table-cell>
          <table:table-cell table:number-columns-repeated="8"/>
        </table:table-row>
        <table:table-row table:style-name="ro2">
          <table:table-cell office:value-type="string">
            <text:p>standardization</text:p>
          </table:table-cell>
          <table:table-cell office:value-type="float" office:value="1">
            <text:p>1</text:p>
          </table:table-cell>
          <table:table-cell office:value-type="float" office:value="0.00615311236451">
            <text:p>0,0061531124</text:p>
          </table:table-cell>
          <table:table-cell office:value-type="float" office:value="0.000283613588162">
            <text:p>0,0002836136</text:p>
          </table:table-cell>
          <table:table-cell office:value-type="float" office:value="0.00719244828602">
            <text:p>0,0071924483</text:p>
          </table:table-cell>
          <table:table-cell/>
          <table:table-cell table:formula="of:=[.C198]/[.K$1]" office:value-type="float" office:value="0.0216430130743719">
            <text:p>0,0216430131</text:p>
          </table:table-cell>
          <table:table-cell table:formula="of:=[.D198]/[.L$1]" office:value-type="float" office:value="0.592165990161881">
            <text:p>0,5921659902</text:p>
          </table:table-cell>
          <table:table-cell table:formula="of:=[.E198]/[.M$1]" office:value-type="float" office:value="0.0329105139040338">
            <text:p>0,0329105139</text:p>
          </table:table-cell>
          <table:table-cell table:number-columns-repeated="8"/>
        </table:table-row>
        <table:table-row table:style-name="ro2">
          <table:table-cell office:value-type="string">
            <text:p>международн</text:p>
          </table:table-cell>
          <table:table-cell office:value-type="float" office:value="1">
            <text:p>1</text:p>
          </table:table-cell>
          <table:table-cell office:value-type="float" office:value="0.00604152856189">
            <text:p>0,0060415286</text:p>
          </table:table-cell>
          <table:table-cell office:value-type="float" office:value="0.000283616073339">
            <text:p>0,0002836161</text:p>
          </table:table-cell>
          <table:table-cell office:value-type="float" office:value="0.0073933110545">
            <text:p>0,0073933111</text:p>
          </table:table-cell>
          <table:table-cell/>
          <table:table-cell table:formula="of:=[.C199]/[.K$1]" office:value-type="float" office:value="0.0212505271979686">
            <text:p>0,0212505272</text:p>
          </table:table-cell>
          <table:table-cell table:formula="of:=[.D199]/[.L$1]" office:value-type="float" office:value="0.592171179043375">
            <text:p>0,592171179</text:p>
          </table:table-cell>
          <table:table-cell table:formula="of:=[.E199]/[.M$1]" office:value-type="float" office:value="0.0338296024635877">
            <text:p>0,0338296025</text:p>
          </table:table-cell>
          <table:table-cell table:number-columns-repeated="8"/>
        </table:table-row>
        <table:table-row table:style-name="ro1">
          <table:table-cell office:value-type="string">
            <text:p>хот</text:p>
          </table:table-cell>
          <table:table-cell office:value-type="float" office:value="1">
            <text:p>1</text:p>
          </table:table-cell>
          <table:table-cell office:value-type="float" office:value="0.00582097000931">
            <text:p>0,00582097</text:p>
          </table:table-cell>
          <table:table-cell office:value-type="float" office:value="0.000283638947276">
            <text:p>0,0002836389</text:p>
          </table:table-cell>
          <table:table-cell office:value-type="float" office:value="0.0069327728124">
            <text:p>0,0069327728</text:p>
          </table:table-cell>
          <table:table-cell/>
          <table:table-cell table:formula="of:=[.C200]/[.K$1]" office:value-type="float" office:value="0.0204747325505823">
            <text:p>0,0204747326</text:p>
          </table:table-cell>
          <table:table-cell table:formula="of:=[.D200]/[.L$1]" office:value-type="float" office:value="0.592218938276775">
            <text:p>0,5922189383</text:p>
          </table:table-cell>
          <table:table-cell table:formula="of:=[.E200]/[.M$1]" office:value-type="float" office:value="0.0317223158183112">
            <text:p>0,0317223158</text:p>
          </table:table-cell>
          <table:table-cell table:number-columns-repeated="8"/>
        </table:table-row>
        <table:table-row table:style-name="ro1">
          <table:table-cell office:value-type="string">
            <text:p>сист</text:p>
          </table:table-cell>
          <table:table-cell office:value-type="float" office:value="1">
            <text:p>1</text:p>
          </table:table-cell>
          <table:table-cell office:value-type="float" office:value="0.00528285621527">
            <text:p>0,0052828562</text:p>
          </table:table-cell>
          <table:table-cell office:value-type="float" office:value="0.000283613847413">
            <text:p>0,0002836138</text:p>
          </table:table-cell>
          <table:table-cell office:value-type="float" office:value="0.00652727753881">
            <text:p>0,0065272775</text:p>
          </table:table-cell>
          <table:table-cell/>
          <table:table-cell table:formula="of:=[.C201]/[.K$1]" office:value-type="float" office:value="0.0185819662251886">
            <text:p>0,0185819662</text:p>
          </table:table-cell>
          <table:table-cell table:formula="of:=[.D201]/[.L$1]" office:value-type="float" office:value="0.592166531460435">
            <text:p>0,5921665315</text:p>
          </table:table-cell>
          <table:table-cell table:formula="of:=[.E201]/[.M$1]" office:value-type="float" office:value="0.0298668895004825">
            <text:p>0,0298668895</text:p>
          </table:table-cell>
          <table:table-cell table:number-columns-repeated="8"/>
        </table:table-row>
        <table:table-row table:style-name="ro2">
          <table:table-cell office:value-type="string">
            <text:p>сборк</text:p>
          </table:table-cell>
          <table:table-cell office:value-type="float" office:value="1">
            <text:p>1</text:p>
          </table:table-cell>
          <table:table-cell office:value-type="float" office:value="0.00524437255419">
            <text:p>0,0052443726</text:p>
          </table:table-cell>
          <table:table-cell office:value-type="float" office:value="0.00028360981413">
            <text:p>0,0002836098</text:p>
          </table:table-cell>
          <table:table-cell office:value-type="float" office:value="0.00634710018089">
            <text:p>0,0063471002</text:p>
          </table:table-cell>
          <table:table-cell/>
          <table:table-cell table:formula="of:=[.C202]/[.K$1]" office:value-type="float" office:value="0.0184466034476928">
            <text:p>0,0184466034</text:p>
          </table:table-cell>
          <table:table-cell table:formula="of:=[.D202]/[.L$1]" office:value-type="float" office:value="0.592158110238318">
            <text:p>0,5921581102</text:p>
          </table:table-cell>
          <table:table-cell table:formula="of:=[.E202]/[.M$1]" office:value-type="float" office:value="0.0290424512553659">
            <text:p>0,0290424513</text:p>
          </table:table-cell>
          <table:table-cell table:number-columns-repeated="8"/>
        </table:table-row>
        <table:table-row table:style-name="ro2">
          <table:table-cell office:value-type="string">
            <text:p>ин</text:p>
          </table:table-cell>
          <table:table-cell office:value-type="float" office:value="1">
            <text:p>1</text:p>
          </table:table-cell>
          <table:table-cell office:value-type="float" office:value="0.00522253259397">
            <text:p>0,0052225326</text:p>
          </table:table-cell>
          <table:table-cell office:value-type="float" office:value="0.000283614637197">
            <text:p>0,0002836146</text:p>
          </table:table-cell>
          <table:table-cell office:value-type="float" office:value="0.00630923971738">
            <text:p>0,0063092397</text:p>
          </table:table-cell>
          <table:table-cell/>
          <table:table-cell table:formula="of:=[.C203]/[.K$1]" office:value-type="float" office:value="0.0183697833741132">
            <text:p>0,0183697834</text:p>
          </table:table-cell>
          <table:table-cell table:formula="of:=[.D203]/[.L$1]" office:value-type="float" office:value="0.592168180476011">
            <text:p>0,5921681805</text:p>
          </table:table-cell>
          <table:table-cell table:formula="of:=[.E203]/[.M$1]" office:value-type="float" office:value="0.0288692129836107">
            <text:p>0,028869213</text:p>
          </table:table-cell>
          <table:table-cell table:number-columns-repeated="8"/>
        </table:table-row>
        <table:table-row table:style-name="ro2">
          <table:table-cell office:value-type="string">
            <text:p>systems</text:p>
          </table:table-cell>
          <table:table-cell office:value-type="float" office:value="1">
            <text:p>1</text:p>
          </table:table-cell>
          <table:table-cell office:value-type="float" office:value="0.00520877791982">
            <text:p>0,0052087779</text:p>
          </table:table-cell>
          <table:table-cell office:value-type="float" office:value="0.000283616073471">
            <text:p>0,0002836161</text:p>
          </table:table-cell>
          <table:table-cell office:value-type="float" office:value="0.00663368986481">
            <text:p>0,0066336899</text:p>
          </table:table-cell>
          <table:table-cell/>
          <table:table-cell table:formula="of:=[.C204]/[.K$1]" office:value-type="float" office:value="0.0183214025588726">
            <text:p>0,0183214026</text:p>
          </table:table-cell>
          <table:table-cell table:formula="of:=[.D204]/[.L$1]" office:value-type="float" office:value="0.592171179318982">
            <text:p>0,5921711793</text:p>
          </table:table-cell>
          <table:table-cell table:formula="of:=[.E204]/[.M$1]" office:value-type="float" office:value="0.0303538007989885">
            <text:p>0,0303538008</text:p>
          </table:table-cell>
          <table:table-cell table:number-columns-repeated="8"/>
        </table:table-row>
        <table:table-row table:style-name="ro2">
          <table:table-cell office:value-type="string">
            <text:p>protocol</text:p>
          </table:table-cell>
          <table:table-cell office:value-type="float" office:value="1">
            <text:p>1</text:p>
          </table:table-cell>
          <table:table-cell office:value-type="float" office:value="0.00519591725677">
            <text:p>0,0051959173</text:p>
          </table:table-cell>
          <table:table-cell office:value-type="float" office:value="0.000283612922452">
            <text:p>0,0002836129</text:p>
          </table:table-cell>
          <table:table-cell office:value-type="float" office:value="0.00632632552328">
            <text:p>0,0063263255</text:p>
          </table:table-cell>
          <table:table-cell/>
          <table:table-cell table:formula="of:=[.C205]/[.K$1]" office:value-type="float" office:value="0.0182761663463597">
            <text:p>0,0182761663</text:p>
          </table:table-cell>
          <table:table-cell table:formula="of:=[.D205]/[.L$1]" office:value-type="float" office:value="0.592164600204426">
            <text:p>0,5921646002</text:p>
          </table:table-cell>
          <table:table-cell table:formula="of:=[.E205]/[.M$1]" office:value-type="float" office:value="0.028947392572851">
            <text:p>0,0289473926</text:p>
          </table:table-cell>
          <table:table-cell table:number-columns-repeated="8"/>
        </table:table-row>
        <table:table-row table:style-name="ro2">
          <table:table-cell office:value-type="string">
            <text:p>подробн</text:p>
          </table:table-cell>
          <table:table-cell office:value-type="float" office:value="1">
            <text:p>1</text:p>
          </table:table-cell>
          <table:table-cell office:value-type="float" office:value="0.00519547222939">
            <text:p>0,0051954722</text:p>
          </table:table-cell>
          <table:table-cell office:value-type="float" office:value="0.000283615413314">
            <text:p>0,0002836154</text:p>
          </table:table-cell>
          <table:table-cell office:value-type="float" office:value="0.00630749452699">
            <text:p>0,0063074945</text:p>
          </table:table-cell>
          <table:table-cell/>
          <table:table-cell table:formula="of:=[.C206]/[.K$1]" office:value-type="float" office:value="0.0182746010030289">
            <text:p>0,018274601</text:p>
          </table:table-cell>
          <table:table-cell table:formula="of:=[.D206]/[.L$1]" office:value-type="float" office:value="0.592169800955815">
            <text:p>0,592169801</text:p>
          </table:table-cell>
          <table:table-cell table:formula="of:=[.E206]/[.M$1]" office:value-type="float" office:value="0.0288612275090808">
            <text:p>0,0288612275</text:p>
          </table:table-cell>
          <table:table-cell table:number-columns-repeated="8"/>
        </table:table-row>
        <table:table-row table:style-name="ro1">
          <table:table-cell office:value-type="string">
            <text:p>проведен</text:p>
          </table:table-cell>
          <table:table-cell office:value-type="float" office:value="1">
            <text:p>1</text:p>
          </table:table-cell>
          <table:table-cell office:value-type="float" office:value="0.00515718039386">
            <text:p>0,0051571804</text:p>
          </table:table-cell>
          <table:table-cell office:value-type="float" office:value="0.000283611148894">
            <text:p>0,0002836111</text:p>
          </table:table-cell>
          <table:table-cell office:value-type="float" office:value="0.00626785745884">
            <text:p>0,0062678575</text:p>
          </table:table-cell>
          <table:table-cell/>
          <table:table-cell table:formula="of:=[.C207]/[.K$1]" office:value-type="float" office:value="0.0181399129544573">
            <text:p>0,018139913</text:p>
          </table:table-cell>
          <table:table-cell table:formula="of:=[.D207]/[.L$1]" office:value-type="float" office:value="0.592160897135275">
            <text:p>0,5921608971</text:p>
          </table:table-cell>
          <table:table-cell table:formula="of:=[.E207]/[.M$1]" office:value-type="float" office:value="0.0286798600204885">
            <text:p>0,02867986</text:p>
          </table:table-cell>
          <table:table-cell table:number-columns-repeated="8"/>
        </table:table-row>
        <table:table-row table:style-name="ro1">
          <table:table-cell office:value-type="string">
            <text:p>характер</text:p>
          </table:table-cell>
          <table:table-cell office:value-type="float" office:value="1">
            <text:p>1</text:p>
          </table:table-cell>
          <table:table-cell office:value-type="float" office:value="0.00508199845251">
            <text:p>0,0050819985</text:p>
          </table:table-cell>
          <table:table-cell office:value-type="float" office:value="0.000283603604603">
            <text:p>0,0002836036</text:p>
          </table:table-cell>
          <table:table-cell office:value-type="float" office:value="0.00617193354412">
            <text:p>0,0061719335</text:p>
          </table:table-cell>
          <table:table-cell/>
          <table:table-cell table:formula="of:=[.C208]/[.K$1]" office:value-type="float" office:value="0.0178754673140721">
            <text:p>0,0178754673</text:p>
          </table:table-cell>
          <table:table-cell table:formula="of:=[.D208]/[.L$1]" office:value-type="float" office:value="0.592145145165917">
            <text:p>0,5921451452</text:p>
          </table:table-cell>
          <table:table-cell table:formula="of:=[.E208]/[.M$1]" office:value-type="float" office:value="0.0282409405867182">
            <text:p>0,0282409406</text:p>
          </table:table-cell>
          <table:table-cell table:number-columns-repeated="8"/>
        </table:table-row>
        <table:table-row table:style-name="ro2">
          <table:table-cell office:value-type="string">
            <text:p>internet</text:p>
          </table:table-cell>
          <table:table-cell office:value-type="float" office:value="1">
            <text:p>1</text:p>
          </table:table-cell>
          <table:table-cell office:value-type="float" office:value="0.00505278044281">
            <text:p>0,0050527804</text:p>
          </table:table-cell>
          <table:table-cell office:value-type="float" office:value="0.000283616368537">
            <text:p>0,0002836164</text:p>
          </table:table-cell>
          <table:table-cell office:value-type="float" office:value="0.00615418514394">
            <text:p>0,0061541851</text:p>
          </table:table-cell>
          <table:table-cell/>
          <table:table-cell table:formula="of:=[.C209]/[.K$1]" office:value-type="float" office:value="0.0177726956225309">
            <text:p>0,0177726956</text:p>
          </table:table-cell>
          <table:table-cell table:formula="of:=[.D209]/[.L$1]" office:value-type="float" office:value="0.592171795396833">
            <text:p>0,5921717954</text:p>
          </table:table-cell>
          <table:table-cell table:formula="of:=[.E209]/[.M$1]" office:value-type="float" office:value="0.0281597291622254">
            <text:p>0,0281597292</text:p>
          </table:table-cell>
          <table:table-cell table:number-columns-repeated="8"/>
        </table:table-row>
        <table:table-row table:style-name="ro2">
          <table:table-cell office:value-type="string">
            <text:p>шифровк</text:p>
          </table:table-cell>
          <table:table-cell office:value-type="float" office:value="1">
            <text:p>1</text:p>
          </table:table-cell>
          <table:table-cell office:value-type="float" office:value="0.00503522601179">
            <text:p>0,005035226</text:p>
          </table:table-cell>
          <table:table-cell office:value-type="float" office:value="0.00028361888498">
            <text:p>0,0002836189</text:p>
          </table:table-cell>
          <table:table-cell office:value-type="float" office:value="0.00616573481129">
            <text:p>0,0061657348</text:p>
          </table:table-cell>
          <table:table-cell/>
          <table:table-cell table:formula="of:=[.C210]/[.K$1]" office:value-type="float" office:value="0.017710949508114">
            <text:p>0,0177109495</text:p>
          </table:table-cell>
          <table:table-cell table:formula="of:=[.D210]/[.L$1]" office:value-type="float" office:value="0.59217704955962">
            <text:p>0,5921770496</text:p>
          </table:table-cell>
          <table:table-cell table:formula="of:=[.E210]/[.M$1]" office:value-type="float" office:value="0.0282125770205337">
            <text:p>0,028212577</text:p>
          </table:table-cell>
          <table:table-cell table:number-columns-repeated="8"/>
        </table:table-row>
        <table:table-row table:style-name="ro2">
          <table:table-cell office:value-type="string">
            <text:p>ring</text:p>
          </table:table-cell>
          <table:table-cell office:value-type="float" office:value="1">
            <text:p>1</text:p>
          </table:table-cell>
          <table:table-cell office:value-type="float" office:value="0.00502714921314">
            <text:p>0,0050271492</text:p>
          </table:table-cell>
          <table:table-cell office:value-type="float" office:value="0.000283614111015">
            <text:p>0,0002836141</text:p>
          </table:table-cell>
          <table:table-cell office:value-type="float" office:value="0.0061322378933">
            <text:p>0,0061322379</text:p>
          </table:table-cell>
          <table:table-cell/>
          <table:table-cell table:formula="of:=[.C211]/[.K$1]" office:value-type="float" office:value="0.0176825401035029">
            <text:p>0,0176825401</text:p>
          </table:table-cell>
          <table:table-cell table:formula="of:=[.D211]/[.L$1]" office:value-type="float" office:value="0.592167081843583">
            <text:p>0,5921670818</text:p>
          </table:table-cell>
          <table:table-cell table:formula="of:=[.E211]/[.M$1]" office:value-type="float" office:value="0.0280593050411724">
            <text:p>0,028059305</text:p>
          </table:table-cell>
          <table:table-cell table:number-columns-repeated="8"/>
        </table:table-row>
        <table:table-row table:style-name="ro2">
          <table:table-cell office:value-type="string">
            <text:p>address</text:p>
          </table:table-cell>
          <table:table-cell office:value-type="float" office:value="1">
            <text:p>1</text:p>
          </table:table-cell>
          <table:table-cell office:value-type="float" office:value="0.00500995283886">
            <text:p>0,0050099528</text:p>
          </table:table-cell>
          <table:table-cell office:value-type="float" office:value="0.000283611604439">
            <text:p>0,0002836116</text:p>
          </table:table-cell>
          <table:table-cell office:value-type="float" office:value="0.00617101738305">
            <text:p>0,0061710174</text:p>
          </table:table-cell>
          <table:table-cell/>
          <table:table-cell table:formula="of:=[.C212]/[.K$1]" office:value-type="float" office:value="0.0176220534211012">
            <text:p>0,0176220534</text:p>
          </table:table-cell>
          <table:table-cell table:formula="of:=[.D212]/[.L$1]" office:value-type="float" office:value="0.592161848282424">
            <text:p>0,5921618483</text:p>
          </table:table-cell>
          <table:table-cell table:formula="of:=[.E212]/[.M$1]" office:value-type="float" office:value="0.0282367485049077">
            <text:p>0,0282367485</text:p>
          </table:table-cell>
          <table:table-cell table:number-columns-repeated="8"/>
        </table:table-row>
        <table:table-row table:style-name="ro1">
          <table:table-cell office:value-type="string">
            <text:p>количествен</text:p>
          </table:table-cell>
          <table:table-cell office:value-type="float" office:value="1">
            <text:p>1</text:p>
          </table:table-cell>
          <table:table-cell office:value-type="float" office:value="0.00496450369783">
            <text:p>0,0049645037</text:p>
          </table:table-cell>
          <table:table-cell office:value-type="float" office:value="0.000283615957814">
            <text:p>0,000283616</text:p>
          </table:table-cell>
          <table:table-cell office:value-type="float" office:value="0.00609418706662">
            <text:p>0,0060941871</text:p>
          </table:table-cell>
          <table:table-cell/>
          <table:table-cell table:formula="of:=[.C213]/[.K$1]" office:value-type="float" office:value="0.0174621902014394">
            <text:p>0,0174621902</text:p>
          </table:table-cell>
          <table:table-cell table:formula="of:=[.D213]/[.L$1]" office:value-type="float" office:value="0.592170937834988">
            <text:p>0,5921709378</text:p>
          </table:table-cell>
          <table:table-cell table:formula="of:=[.E213]/[.M$1]" office:value-type="float" office:value="0.0278851957239116">
            <text:p>0,0278851957</text:p>
          </table:table-cell>
          <table:table-cell table:number-columns-repeated="8"/>
        </table:table-row>
        <table:table-row table:style-name="ro2">
          <table:table-cell office:value-type="string">
            <text:p>наибольш</text:p>
          </table:table-cell>
          <table:table-cell office:value-type="float" office:value="1">
            <text:p>1</text:p>
          </table:table-cell>
          <table:table-cell office:value-type="float" office:value="0.0049619459411">
            <text:p>0,0049619459</text:p>
          </table:table-cell>
          <table:table-cell office:value-type="float" office:value="0.000283617690849">
            <text:p>0,0002836177</text:p>
          </table:table-cell>
          <table:table-cell office:value-type="float" office:value="0.00611306604116">
            <text:p>0,006113066</text:p>
          </table:table-cell>
          <table:table-cell/>
          <table:table-cell table:formula="of:=[.C214]/[.K$1]" office:value-type="float" office:value="0.0174531935247872">
            <text:p>0,0174531935</text:p>
          </table:table-cell>
          <table:table-cell table:formula="of:=[.D214]/[.L$1]" office:value-type="float" office:value="0.592174556294856">
            <text:p>0,5921745563</text:p>
          </table:table-cell>
          <table:table-cell table:formula="of:=[.E214]/[.M$1]" office:value-type="float" office:value="0.027971580321949">
            <text:p>0,0279715803</text:p>
          </table:table-cell>
          <table:table-cell table:number-columns-repeated="8"/>
        </table:table-row>
        <table:table-row table:style-name="ro2">
          <table:table-cell office:value-type="string">
            <text:p>путешеств</text:p>
          </table:table-cell>
          <table:table-cell office:value-type="float" office:value="1">
            <text:p>1</text:p>
          </table:table-cell>
          <table:table-cell office:value-type="float" office:value="0.00495380068872">
            <text:p>0,0049538007</text:p>
          </table:table-cell>
          <table:table-cell office:value-type="float" office:value="0.000283606507596">
            <text:p>0,0002836065</text:p>
          </table:table-cell>
          <table:table-cell office:value-type="float" office:value="0.00606785200323">
            <text:p>0,006067852</text:p>
          </table:table-cell>
          <table:table-cell/>
          <table:table-cell table:formula="of:=[.C215]/[.K$1]" office:value-type="float" office:value="0.0174245433404071">
            <text:p>0,0174245433</text:p>
          </table:table-cell>
          <table:table-cell table:formula="of:=[.D215]/[.L$1]" office:value-type="float" office:value="0.59215120641896">
            <text:p>0,5921512064</text:p>
          </table:table-cell>
          <table:table-cell table:formula="of:=[.E215]/[.M$1]" office:value-type="float" office:value="0.0277646942708049">
            <text:p>0,0277646943</text:p>
          </table:table-cell>
          <table:table-cell table:number-columns-repeated="8"/>
        </table:table-row>
        <table:table-row table:style-name="ro2">
          <table:table-cell office:value-type="string">
            <text:p>имеющ</text:p>
          </table:table-cell>
          <table:table-cell office:value-type="float" office:value="1">
            <text:p>1</text:p>
          </table:table-cell>
          <table:table-cell office:value-type="float" office:value="0.00495184028767">
            <text:p>0,0049518403</text:p>
          </table:table-cell>
          <table:table-cell office:value-type="float" office:value="0.000283623970766">
            <text:p>0,000283624</text:p>
          </table:table-cell>
          <table:table-cell office:value-type="float" office:value="0.00609036809216">
            <text:p>0,0060903681</text:p>
          </table:table-cell>
          <table:table-cell/>
          <table:table-cell table:formula="of:=[.C216]/[.K$1]" office:value-type="float" office:value="0.0174176478080257">
            <text:p>0,0174176478</text:p>
          </table:table-cell>
          <table:table-cell table:formula="of:=[.D216]/[.L$1]" office:value-type="float" office:value="0.592187668336816">
            <text:p>0,5921876683</text:p>
          </table:table-cell>
          <table:table-cell table:formula="of:=[.E216]/[.M$1]" office:value-type="float" office:value="0.0278677212274583">
            <text:p>0,0278677212</text:p>
          </table:table-cell>
          <table:table-cell table:number-columns-repeated="8"/>
        </table:table-row>
        <table:table-row table:style-name="ro2">
          <table:table-cell office:value-type="string">
            <text:p>указыва</text:p>
          </table:table-cell>
          <table:table-cell office:value-type="float" office:value="1">
            <text:p>1</text:p>
          </table:table-cell>
          <table:table-cell office:value-type="float" office:value="0.00494537161607">
            <text:p>0,0049453716</text:p>
          </table:table-cell>
          <table:table-cell office:value-type="float" office:value="0.000283610138648">
            <text:p>0,0002836101</text:p>
          </table:table-cell>
          <table:table-cell office:value-type="float" office:value="0.00607198110727">
            <text:p>0,0060719811</text:p>
          </table:table-cell>
          <table:table-cell/>
          <table:table-cell table:formula="of:=[.C217]/[.K$1]" office:value-type="float" office:value="0.0173948948440428">
            <text:p>0,0173948948</text:p>
          </table:table-cell>
          <table:table-cell table:formula="of:=[.D217]/[.L$1]" office:value-type="float" office:value="0.592158787809954">
            <text:p>0,5921587878</text:p>
          </table:table-cell>
          <table:table-cell table:formula="of:=[.E217]/[.M$1]" office:value-type="float" office:value="0.027783587828397">
            <text:p>0,0277835878</text:p>
          </table:table-cell>
          <table:table-cell table:number-columns-repeated="8"/>
        </table:table-row>
        <table:table-row table:style-name="ro1">
          <table:table-cell office:value-type="string">
            <text:p>компресс</text:p>
          </table:table-cell>
          <table:table-cell office:value-type="float" office:value="1">
            <text:p>1</text:p>
          </table:table-cell>
          <table:table-cell office:value-type="float" office:value="0.00493573939">
            <text:p>0,0049357394</text:p>
          </table:table-cell>
          <table:table-cell office:value-type="float" office:value="0.00028361198561">
            <text:p>0,000283612</text:p>
          </table:table-cell>
          <table:table-cell office:value-type="float" office:value="0.00606912307453">
            <text:p>0,0060691231</text:p>
          </table:table-cell>
          <table:table-cell/>
          <table:table-cell table:formula="of:=[.C218]/[.K$1]" office:value-type="float" office:value="0.0173610143649586">
            <text:p>0,0173610144</text:p>
          </table:table-cell>
          <table:table-cell table:formula="of:=[.D218]/[.L$1]" office:value-type="float" office:value="0.592162644141692">
            <text:p>0,5921626441</text:p>
          </table:table-cell>
          <table:table-cell table:formula="of:=[.E218]/[.M$1]" office:value-type="float" office:value="0.0277705103167504">
            <text:p>0,0277705103</text:p>
          </table:table-cell>
          <table:table-cell table:number-columns-repeated="8"/>
        </table:table-row>
        <table:table-row table:style-name="ro2">
          <table:table-cell office:value-type="string">
            <text:p>балансировк</text:p>
          </table:table-cell>
          <table:table-cell office:value-type="float" office:value="1">
            <text:p>1</text:p>
          </table:table-cell>
          <table:table-cell office:value-type="float" office:value="0.00493311833924">
            <text:p>0,0049331183</text:p>
          </table:table-cell>
          <table:table-cell office:value-type="float" office:value="0.000283614169929">
            <text:p>0,0002836142</text:p>
          </table:table-cell>
          <table:table-cell office:value-type="float" office:value="0.00608762027961">
            <text:p>0,0060876203</text:p>
          </table:table-cell>
          <table:table-cell/>
          <table:table-cell table:formula="of:=[.C219]/[.K$1]" office:value-type="float" office:value="0.0173517950573128">
            <text:p>0,0173517951</text:p>
          </table:table-cell>
          <table:table-cell table:formula="of:=[.D219]/[.L$1]" office:value-type="float" office:value="0.59216720485203">
            <text:p>0,5921672049</text:p>
          </table:table-cell>
          <table:table-cell table:formula="of:=[.E219]/[.M$1]" office:value-type="float" office:value="0.0278551480507685">
            <text:p>0,0278551481</text:p>
          </table:table-cell>
          <table:table-cell table:number-columns-repeated="8"/>
        </table:table-row>
        <table:table-row table:style-name="ro2">
          <table:table-cell office:value-type="string">
            <text:p>операцион</text:p>
          </table:table-cell>
          <table:table-cell office:value-type="float" office:value="1">
            <text:p>1</text:p>
          </table:table-cell>
          <table:table-cell office:value-type="float" office:value="0.00492169139009">
            <text:p>0,0049216914</text:p>
          </table:table-cell>
          <table:table-cell office:value-type="float" office:value="0.000283614546336">
            <text:p>0,0002836145</text:p>
          </table:table-cell>
          <table:table-cell office:value-type="float" office:value="0.00606971864814">
            <text:p>0,0060697186</text:p>
          </table:table-cell>
          <table:table-cell/>
          <table:table-cell table:formula="of:=[.C220]/[.K$1]" office:value-type="float" office:value="0.0173116018030371">
            <text:p>0,0173116018</text:p>
          </table:table-cell>
          <table:table-cell table:formula="of:=[.D220]/[.L$1]" office:value-type="float" office:value="0.592167990764388">
            <text:p>0,5921679908</text:p>
          </table:table-cell>
          <table:table-cell table:formula="of:=[.E220]/[.M$1]" office:value-type="float" office:value="0.0277732354852595">
            <text:p>0,0277732355</text:p>
          </table:table-cell>
          <table:table-cell table:number-columns-repeated="8"/>
        </table:table-row>
        <table:table-row table:style-name="ro2">
          <table:table-cell office:value-type="string">
            <text:p>согласова</text:p>
          </table:table-cell>
          <table:table-cell office:value-type="float" office:value="1">
            <text:p>1</text:p>
          </table:table-cell>
          <table:table-cell office:value-type="float" office:value="0.00491738792832">
            <text:p>0,0049173879</text:p>
          </table:table-cell>
          <table:table-cell office:value-type="float" office:value="0.000283613097635">
            <text:p>0,0002836131</text:p>
          </table:table-cell>
          <table:table-cell office:value-type="float" office:value="0.00606364668298">
            <text:p>0,0060636467</text:p>
          </table:table-cell>
          <table:table-cell/>
          <table:table-cell table:formula="of:=[.C221]/[.K$1]" office:value-type="float" office:value="0.0172964647676905">
            <text:p>0,0172964648</text:p>
          </table:table-cell>
          <table:table-cell table:formula="of:=[.D221]/[.L$1]" office:value-type="float" office:value="0.592164965974682">
            <text:p>0,592164966</text:p>
          </table:table-cell>
          <table:table-cell table:formula="of:=[.E221]/[.M$1]" office:value-type="float" office:value="0.0277454519704011">
            <text:p>0,027745452</text:p>
          </table:table-cell>
          <table:table-cell table:number-columns-repeated="8"/>
        </table:table-row>
        <table:table-row table:style-name="ro2">
          <table:table-cell office:value-type="string">
            <text:p>представля</text:p>
          </table:table-cell>
          <table:table-cell office:value-type="float" office:value="1">
            <text:p>1</text:p>
          </table:table-cell>
          <table:table-cell office:value-type="float" office:value="0.0049059619349">
            <text:p>0,0049059619</text:p>
          </table:table-cell>
          <table:table-cell office:value-type="float" office:value="0.00028360981247">
            <text:p>0,0002836098</text:p>
          </table:table-cell>
          <table:table-cell office:value-type="float" office:value="0.00605854452672">
            <text:p>0,0060585445</text:p>
          </table:table-cell>
          <table:table-cell/>
          <table:table-cell table:formula="of:=[.C222]/[.K$1]" office:value-type="float" office:value="0.0172562748751082">
            <text:p>0,0172562749</text:p>
          </table:table-cell>
          <table:table-cell table:formula="of:=[.D222]/[.L$1]" office:value-type="float" office:value="0.592158106772351">
            <text:p>0,5921581068</text:p>
          </table:table-cell>
          <table:table-cell table:formula="of:=[.E222]/[.M$1]" office:value-type="float" office:value="0.0277221060139399">
            <text:p>0,027722106</text:p>
          </table:table-cell>
          <table:table-cell table:number-columns-repeated="8"/>
        </table:table-row>
        <table:table-row table:style-name="ro1">
          <table:table-cell office:value-type="string">
            <text:p>несут</text:p>
          </table:table-cell>
          <table:table-cell office:value-type="float" office:value="1">
            <text:p>1</text:p>
          </table:table-cell>
          <table:table-cell office:value-type="float" office:value="0.00490172481668">
            <text:p>0,0049017248</text:p>
          </table:table-cell>
          <table:table-cell office:value-type="float" office:value="0.000283610821979">
            <text:p>0,0002836108</text:p>
          </table:table-cell>
          <table:table-cell office:value-type="float" office:value="0.00603733534977">
            <text:p>0,0060373353</text:p>
          </table:table-cell>
          <table:table-cell/>
          <table:table-cell table:formula="of:=[.C223]/[.K$1]" office:value-type="float" office:value="0.0172413711971643">
            <text:p>0,0172413712</text:p>
          </table:table-cell>
          <table:table-cell table:formula="of:=[.D223]/[.L$1]" office:value-type="float" office:value="0.592160214558865">
            <text:p>0,5921602146</text:p>
          </table:table-cell>
          <table:table-cell table:formula="of:=[.E223]/[.M$1]" office:value-type="float" office:value="0.0276250590995723">
            <text:p>0,0276250591</text:p>
          </table:table-cell>
          <table:table-cell table:number-columns-repeated="8"/>
        </table:table-row>
        <table:table-row table:style-name="ro2">
          <table:table-cell office:value-type="string">
            <text:p>пропускн</text:p>
          </table:table-cell>
          <table:table-cell office:value-type="float" office:value="1">
            <text:p>1</text:p>
          </table:table-cell>
          <table:table-cell office:value-type="float" office:value="0.00489182882419">
            <text:p>0,0048918288</text:p>
          </table:table-cell>
          <table:table-cell office:value-type="float" office:value="0.000283620149167">
            <text:p>0,0002836201</text:p>
          </table:table-cell>
          <table:table-cell office:value-type="float" office:value="0.00604546828816">
            <text:p>0,0060454683</text:p>
          </table:table-cell>
          <table:table-cell/>
          <table:table-cell table:formula="of:=[.C224]/[.K$1]" office:value-type="float" office:value="0.0172065629436892">
            <text:p>0,0172065629</text:p>
          </table:table-cell>
          <table:table-cell table:formula="of:=[.D224]/[.L$1]" office:value-type="float" office:value="0.592179689096574">
            <text:p>0,5921796891</text:p>
          </table:table-cell>
          <table:table-cell table:formula="of:=[.E224]/[.M$1]" office:value-type="float" office:value="0.0276622730177433">
            <text:p>0,027662273</text:p>
          </table:table-cell>
          <table:table-cell table:number-columns-repeated="8"/>
        </table:table-row>
        <table:table-row table:style-name="ro2">
          <table:table-cell office:value-type="string">
            <text:p>зрен</text:p>
          </table:table-cell>
          <table:table-cell office:value-type="float" office:value="1">
            <text:p>1</text:p>
          </table:table-cell>
          <table:table-cell office:value-type="float" office:value="0.00488798402304">
            <text:p>0,004887984</text:p>
          </table:table-cell>
          <table:table-cell office:value-type="float" office:value="0.00028361946805">
            <text:p>0,0002836195</text:p>
          </table:table-cell>
          <table:table-cell office:value-type="float" office:value="0.0060465593793">
            <text:p>0,0060465594</text:p>
          </table:table-cell>
          <table:table-cell/>
          <table:table-cell table:formula="of:=[.C225]/[.K$1]" office:value-type="float" office:value="0.0171930392053551">
            <text:p>0,0171930392</text:p>
          </table:table-cell>
          <table:table-cell table:formula="of:=[.D225]/[.L$1]" office:value-type="float" office:value="0.592178266970345">
            <text:p>0,592178267</text:p>
          </table:table-cell>
          <table:table-cell table:formula="of:=[.E225]/[.M$1]" office:value-type="float" office:value="0.0276672655277629">
            <text:p>0,0276672655</text:p>
          </table:table-cell>
          <table:table-cell table:number-columns-repeated="8"/>
        </table:table-row>
        <table:table-row table:style-name="ro2">
          <table:table-cell office:value-type="string">
            <text:p>синхронизац</text:p>
          </table:table-cell>
          <table:table-cell office:value-type="float" office:value="1">
            <text:p>1</text:p>
          </table:table-cell>
          <table:table-cell office:value-type="float" office:value="0.00488662670152">
            <text:p>0,0048866267</text:p>
          </table:table-cell>
          <table:table-cell office:value-type="float" office:value="0.000283613622592">
            <text:p>0,0002836136</text:p>
          </table:table-cell>
          <table:table-cell office:value-type="float" office:value="0.00601722915383">
            <text:p>0,0060172292</text:p>
          </table:table-cell>
          <table:table-cell/>
          <table:table-cell table:formula="of:=[.C226]/[.K$1]" office:value-type="float" office:value="0.0171882649503662">
            <text:p>0,017188265</text:p>
          </table:table-cell>
          <table:table-cell table:formula="of:=[.D226]/[.L$1]" office:value-type="float" office:value="0.592166062049393">
            <text:p>0,592166062</text:p>
          </table:table-cell>
          <table:table-cell table:formula="of:=[.E226]/[.M$1]" office:value-type="float" office:value="0.0275330590997494">
            <text:p>0,0275330591</text:p>
          </table:table-cell>
          <table:table-cell table:number-columns-repeated="8"/>
        </table:table-row>
        <table:table-row table:style-name="ro2">
          <table:table-cell office:value-type="string">
            <text:p>разнообразн</text:p>
          </table:table-cell>
          <table:table-cell office:value-type="float" office:value="1">
            <text:p>1</text:p>
          </table:table-cell>
          <table:table-cell office:value-type="float" office:value="0.0048707566907">
            <text:p>0,0048707567</text:p>
          </table:table-cell>
          <table:table-cell office:value-type="float" office:value="0.000283620159093">
            <text:p>0,0002836202</text:p>
          </table:table-cell>
          <table:table-cell office:value-type="float" office:value="0.00600980697669">
            <text:p>0,006009807</text:p>
          </table:table-cell>
          <table:table-cell/>
          <table:table-cell table:formula="of:=[.C227]/[.K$1]" office:value-type="float" office:value="0.0171324436307932">
            <text:p>0,0171324436</text:p>
          </table:table-cell>
          <table:table-cell table:formula="of:=[.D227]/[.L$1]" office:value-type="float" office:value="0.592179709821391">
            <text:p>0,5921797098</text:p>
          </table:table-cell>
          <table:table-cell table:formula="of:=[.E227]/[.M$1]" office:value-type="float" office:value="0.0274990974146249">
            <text:p>0,0274990974</text:p>
          </table:table-cell>
          <table:table-cell table:number-columns-repeated="8"/>
        </table:table-row>
        <table:table-row table:style-name="ro2">
          <table:table-cell office:value-type="string">
            <text:p>служебн</text:p>
          </table:table-cell>
          <table:table-cell office:value-type="float" office:value="1">
            <text:p>1</text:p>
          </table:table-cell>
          <table:table-cell office:value-type="float" office:value="0.00486959533023">
            <text:p>0,0048695953</text:p>
          </table:table-cell>
          <table:table-cell office:value-type="float" office:value="0.000283611890757">
            <text:p>0,0002836119</text:p>
          </table:table-cell>
          <table:table-cell office:value-type="float" office:value="0.00605122171908">
            <text:p>0,0060512217</text:p>
          </table:table-cell>
          <table:table-cell/>
          <table:table-cell table:formula="of:=[.C228]/[.K$1]" office:value-type="float" office:value="0.0171283586509737">
            <text:p>0,0171283587</text:p>
          </table:table-cell>
          <table:table-cell table:formula="of:=[.D228]/[.L$1]" office:value-type="float" office:value="0.592162446095044">
            <text:p>0,5921624461</text:p>
          </table:table-cell>
          <table:table-cell table:formula="of:=[.E228]/[.M$1]" office:value-type="float" office:value="0.0276885990142272">
            <text:p>0,027688599</text:p>
          </table:table-cell>
          <table:table-cell table:number-columns-repeated="8"/>
        </table:table-row>
        <table:table-row table:style-name="ro2">
          <table:table-cell office:value-type="string">
            <text:p>принима</text:p>
          </table:table-cell>
          <table:table-cell office:value-type="float" office:value="2">
            <text:p>2</text:p>
          </table:table-cell>
          <table:table-cell office:value-type="float" office:value="0.00486804388709">
            <text:p>0,0048680439</text:p>
          </table:table-cell>
          <table:table-cell office:value-type="float" office:value="0.000283689637562">
            <text:p>0,0002836896</text:p>
          </table:table-cell>
          <table:table-cell office:value-type="float" office:value="0.0060399984093">
            <text:p>0,0060399984</text:p>
          </table:table-cell>
          <table:table-cell/>
          <table:table-cell table:formula="of:=[.C229]/[.K$1]" office:value-type="float" office:value="0.0171229015908432">
            <text:p>0,0171229016</text:p>
          </table:table-cell>
          <table:table-cell table:formula="of:=[.D229]/[.L$1]" office:value-type="float" office:value="0.592324776165557">
            <text:p>0,5923247762</text:p>
          </table:table-cell>
          <table:table-cell table:formula="of:=[.E229]/[.M$1]" office:value-type="float" office:value="0.0276372444715353">
            <text:p>0,0276372445</text:p>
          </table:table-cell>
          <table:table-cell table:number-columns-repeated="8"/>
        </table:table-row>
        <table:table-row table:style-name="ro1">
          <table:table-cell office:value-type="string">
            <text:p>поток</text:p>
          </table:table-cell>
          <table:table-cell office:value-type="float" office:value="1">
            <text:p>1</text:p>
          </table:table-cell>
          <table:table-cell office:value-type="float" office:value="0.00485804944558">
            <text:p>0,0048580494</text:p>
          </table:table-cell>
          <table:table-cell office:value-type="float" office:value="0.000283629869577">
            <text:p>0,0002836299</text:p>
          </table:table-cell>
          <table:table-cell office:value-type="float" office:value="0.0060495795041">
            <text:p>0,0060495795</text:p>
          </table:table-cell>
          <table:table-cell/>
          <table:table-cell table:formula="of:=[.C230]/[.K$1]" office:value-type="float" office:value="0.0170877470518948">
            <text:p>0,0170877471</text:p>
          </table:table-cell>
          <table:table-cell table:formula="of:=[.D230]/[.L$1]" office:value-type="float" office:value="0.592199984655224">
            <text:p>0,5921999847</text:p>
          </table:table-cell>
          <table:table-cell table:formula="of:=[.E230]/[.M$1]" office:value-type="float" office:value="0.0276810847246858">
            <text:p>0,0276810847</text:p>
          </table:table-cell>
          <table:table-cell table:number-columns-repeated="8"/>
        </table:table-row>
        <table:table-row table:style-name="ro1">
          <table:table-cell office:value-type="string">
            <text:p>работ</text:p>
          </table:table-cell>
          <table:table-cell office:value-type="float" office:value="1">
            <text:p>1</text:p>
          </table:table-cell>
          <table:table-cell office:value-type="float" office:value="0.00485678613499">
            <text:p>0,0048567861</text:p>
          </table:table-cell>
          <table:table-cell office:value-type="float" office:value="0.000283615122447">
            <text:p>0,0002836151</text:p>
          </table:table-cell>
          <table:table-cell office:value-type="float" office:value="0.00599739696058">
            <text:p>0,005997397</text:p>
          </table:table-cell>
          <table:table-cell/>
          <table:table-cell table:formula="of:=[.C231]/[.K$1]" office:value-type="float" office:value="0.0170833034718012">
            <text:p>0,0170833035</text:p>
          </table:table-cell>
          <table:table-cell table:formula="of:=[.D231]/[.L$1]" office:value-type="float" office:value="0.592169193645191">
            <text:p>0,5921691936</text:p>
          </table:table-cell>
          <table:table-cell table:formula="of:=[.E231]/[.M$1]" office:value-type="float" office:value="0.0274423128551125">
            <text:p>0,0274423129</text:p>
          </table:table-cell>
          <table:table-cell table:number-columns-repeated="8"/>
        </table:table-row>
        <table:table-row table:style-name="ro1">
          <table:table-cell office:value-type="string">
            <text:p>диалог</text:p>
          </table:table-cell>
          <table:table-cell office:value-type="float" office:value="1">
            <text:p>1</text:p>
          </table:table-cell>
          <table:table-cell office:value-type="float" office:value="0.00485672355357">
            <text:p>0,0048567236</text:p>
          </table:table-cell>
          <table:table-cell office:value-type="float" office:value="0.000283609350533">
            <text:p>0,0002836094</text:p>
          </table:table-cell>
          <table:table-cell office:value-type="float" office:value="0.00600304103816">
            <text:p>0,006003041</text:p>
          </table:table-cell>
          <table:table-cell/>
          <table:table-cell table:formula="of:=[.C232]/[.K$1]" office:value-type="float" office:value="0.0170830833473486">
            <text:p>0,0170830833</text:p>
          </table:table-cell>
          <table:table-cell table:formula="of:=[.D232]/[.L$1]" office:value-type="float" office:value="0.592157142279137">
            <text:p>0,5921571423</text:p>
          </table:table-cell>
          <table:table-cell table:formula="of:=[.E232]/[.M$1]" office:value-type="float" office:value="0.0274681384830885">
            <text:p>0,0274681385</text:p>
          </table:table-cell>
          <table:table-cell table:number-columns-repeated="8"/>
        </table:table-row>
        <table:table-row table:style-name="ro2">
          <table:table-cell office:value-type="string">
            <text:p>успешн</text:p>
          </table:table-cell>
          <table:table-cell office:value-type="float" office:value="2">
            <text:p>2</text:p>
          </table:table-cell>
          <table:table-cell office:value-type="float" office:value="0.00485354918491">
            <text:p>0,0048535492</text:p>
          </table:table-cell>
          <table:table-cell office:value-type="float" office:value="0.000283639524864">
            <text:p>0,0002836395</text:p>
          </table:table-cell>
          <table:table-cell office:value-type="float" office:value="0.00600740613482">
            <text:p>0,0060074061</text:p>
          </table:table-cell>
          <table:table-cell/>
          <table:table-cell table:formula="of:=[.C233]/[.K$1]" office:value-type="float" office:value="0.0170719177943176">
            <text:p>0,0170719178</text:p>
          </table:table-cell>
          <table:table-cell table:formula="of:=[.D233]/[.L$1]" office:value-type="float" office:value="0.592220144241455">
            <text:p>0,5922201442</text:p>
          </table:table-cell>
          <table:table-cell table:formula="of:=[.E233]/[.M$1]" office:value-type="float" office:value="0.0274881118730399">
            <text:p>0,0274881119</text:p>
          </table:table-cell>
          <table:table-cell table:number-columns-repeated="8"/>
        </table:table-row>
        <table:table-row table:style-name="ro2">
          <table:table-cell office:value-type="string">
            <text:p>сущност</text:p>
          </table:table-cell>
          <table:table-cell office:value-type="float" office:value="1">
            <text:p>1</text:p>
          </table:table-cell>
          <table:table-cell office:value-type="float" office:value="0.00485030095811">
            <text:p>0,004850301</text:p>
          </table:table-cell>
          <table:table-cell office:value-type="float" office:value="0.00028361234574">
            <text:p>0,0002836123</text:p>
          </table:table-cell>
          <table:table-cell office:value-type="float" office:value="0.00599176648311">
            <text:p>0,0059917665</text:p>
          </table:table-cell>
          <table:table-cell/>
          <table:table-cell table:formula="of:=[.C234]/[.K$1]" office:value-type="float" office:value="0.0170604924519972">
            <text:p>0,0170604925</text:p>
          </table:table-cell>
          <table:table-cell table:formula="of:=[.D234]/[.L$1]" office:value-type="float" office:value="0.592163396068775">
            <text:p>0,5921633961</text:p>
          </table:table-cell>
          <table:table-cell table:formula="of:=[.E234]/[.M$1]" office:value-type="float" office:value="0.0274165494572132">
            <text:p>0,0274165495</text:p>
          </table:table-cell>
          <table:table-cell table:number-columns-repeated="8"/>
        </table:table-row>
        <table:table-row table:style-name="ro2">
          <table:table-cell office:value-type="string">
            <text:p>посылк</text:p>
          </table:table-cell>
          <table:table-cell office:value-type="float" office:value="1">
            <text:p>1</text:p>
          </table:table-cell>
          <table:table-cell office:value-type="float" office:value="0.00484541346645">
            <text:p>0,0048454135</text:p>
          </table:table-cell>
          <table:table-cell office:value-type="float" office:value="0.000283635128888">
            <text:p>0,0002836351</text:p>
          </table:table-cell>
          <table:table-cell office:value-type="float" office:value="0.00601212794308">
            <text:p>0,0060121279</text:p>
          </table:table-cell>
          <table:table-cell/>
          <table:table-cell table:formula="of:=[.C235]/[.K$1]" office:value-type="float" office:value="0.017043301144634">
            <text:p>0,0170433011</text:p>
          </table:table-cell>
          <table:table-cell table:formula="of:=[.D235]/[.L$1]" office:value-type="float" office:value="0.592210965740884">
            <text:p>0,5922109657</text:p>
          </table:table-cell>
          <table:table-cell table:formula="of:=[.E235]/[.M$1]" office:value-type="float" office:value="0.0275097174696619">
            <text:p>0,0275097175</text:p>
          </table:table-cell>
          <table:table-cell table:number-columns-repeated="8"/>
        </table:table-row>
        <table:table-row table:style-name="ro2">
          <table:table-cell office:value-type="string">
            <text:p>промежуточн</text:p>
          </table:table-cell>
          <table:table-cell office:value-type="float" office:value="1">
            <text:p>1</text:p>
          </table:table-cell>
          <table:table-cell office:value-type="float" office:value="0.00484013863392">
            <text:p>0,0048401386</text:p>
          </table:table-cell>
          <table:table-cell office:value-type="float" office:value="0.000283624115678">
            <text:p>0,0002836241</text:p>
          </table:table-cell>
          <table:table-cell office:value-type="float" office:value="0.00624061520895">
            <text:p>0,0062406152</text:p>
          </table:table-cell>
          <table:table-cell/>
          <table:table-cell table:formula="of:=[.C236]/[.K$1]" office:value-type="float" office:value="0.017024747400992">
            <text:p>0,0170247474</text:p>
          </table:table-cell>
          <table:table-cell table:formula="of:=[.D236]/[.L$1]" office:value-type="float" office:value="0.592187970903271">
            <text:p>0,5921879709</text:p>
          </table:table-cell>
          <table:table-cell table:formula="of:=[.E236]/[.M$1]" office:value-type="float" office:value="0.0285552075505465">
            <text:p>0,0285552076</text:p>
          </table:table-cell>
          <table:table-cell table:number-columns-repeated="8"/>
        </table:table-row>
        <table:table-row table:style-name="ro2">
          <table:table-cell office:value-type="string">
            <text:p>anyla</text:p>
          </table:table-cell>
          <table:table-cell office:value-type="float" office:value="1">
            <text:p>1</text:p>
          </table:table-cell>
          <table:table-cell office:value-type="float" office:value="0.00483773631696">
            <text:p>0,0048377363</text:p>
          </table:table-cell>
          <table:table-cell office:value-type="float" office:value="0.000283611080359">
            <text:p>0,0002836111</text:p>
          </table:table-cell>
          <table:table-cell office:value-type="float" office:value="0.00605762734127">
            <text:p>0,0060576273</text:p>
          </table:table-cell>
          <table:table-cell/>
          <table:table-cell table:formula="of:=[.C237]/[.K$1]" office:value-type="float" office:value="0.0170162974695924">
            <text:p>0,0170162975</text:p>
          </table:table-cell>
          <table:table-cell table:formula="of:=[.D237]/[.L$1]" office:value-type="float" office:value="0.59216075403883">
            <text:p>0,592160754</text:p>
          </table:table-cell>
          <table:table-cell table:formula="of:=[.E237]/[.M$1]" office:value-type="float" office:value="0.0277179092448698">
            <text:p>0,0277179092</text:p>
          </table:table-cell>
          <table:table-cell table:number-columns-repeated="8"/>
        </table:table-row>
        <table:table-row table:style-name="ro2">
          <table:table-cell office:value-type="string">
            <text:p>системн</text:p>
          </table:table-cell>
          <table:table-cell office:value-type="float" office:value="1">
            <text:p>1</text:p>
          </table:table-cell>
          <table:table-cell office:value-type="float" office:value="0.00483587180975">
            <text:p>0,0048358718</text:p>
          </table:table-cell>
          <table:table-cell office:value-type="float" office:value="0.00028361718226">
            <text:p>0,0002836172</text:p>
          </table:table-cell>
          <table:table-cell office:value-type="float" office:value="0.00599021247193">
            <text:p>0,0059902125</text:p>
          </table:table-cell>
          <table:table-cell/>
          <table:table-cell table:formula="of:=[.C238]/[.K$1]" office:value-type="float" office:value="0.0170097392350709">
            <text:p>0,0170097392</text:p>
          </table:table-cell>
          <table:table-cell table:formula="of:=[.D238]/[.L$1]" office:value-type="float" office:value="0.592173494395422">
            <text:p>0,5921734944</text:p>
          </table:table-cell>
          <table:table-cell table:formula="of:=[.E238]/[.M$1]" office:value-type="float" office:value="0.0274094387621463">
            <text:p>0,0274094388</text:p>
          </table:table-cell>
          <table:table-cell table:number-columns-repeated="8"/>
        </table:table-row>
        <table:table-row table:style-name="ro2">
          <table:table-cell office:value-type="string">
            <text:p>нумерова</text:p>
          </table:table-cell>
          <table:table-cell office:value-type="float" office:value="1">
            <text:p>1</text:p>
          </table:table-cell>
          <table:table-cell office:value-type="float" office:value="0.00483228441903">
            <text:p>0,0048322844</text:p>
          </table:table-cell>
          <table:table-cell office:value-type="float" office:value="0.000283612192052">
            <text:p>0,0002836122</text:p>
          </table:table-cell>
          <table:table-cell office:value-type="float" office:value="0.00599827148035">
            <text:p>0,0059982715</text:p>
          </table:table-cell>
          <table:table-cell/>
          <table:table-cell table:formula="of:=[.C239]/[.K$1]" office:value-type="float" office:value="0.0169971209145111">
            <text:p>0,0169971209</text:p>
          </table:table-cell>
          <table:table-cell table:formula="of:=[.D239]/[.L$1]" office:value-type="float" office:value="0.592163075178626">
            <text:p>0,5921630752</text:p>
          </table:table-cell>
          <table:table-cell table:formula="of:=[.E239]/[.M$1]" office:value-type="float" office:value="0.0274463143986628">
            <text:p>0,0274463144</text:p>
          </table:table-cell>
          <table:table-cell table:number-columns-repeated="8"/>
        </table:table-row>
        <table:table-row table:style-name="ro1">
          <table:table-cell office:value-type="string">
            <text:p>услуг</text:p>
          </table:table-cell>
          <table:table-cell office:value-type="float" office:value="1">
            <text:p>1</text:p>
          </table:table-cell>
          <table:table-cell office:value-type="float" office:value="0.00482739281495">
            <text:p>0,0048273928</text:p>
          </table:table-cell>
          <table:table-cell office:value-type="float" office:value="0.000283624236181">
            <text:p>0,0002836242</text:p>
          </table:table-cell>
          <table:table-cell office:value-type="float" office:value="0.00612162192261">
            <text:p>0,0061216219</text:p>
          </table:table-cell>
          <table:table-cell/>
          <table:table-cell table:formula="of:=[.C240]/[.K$1]" office:value-type="float" office:value="0.0169799151420847">
            <text:p>0,0169799151</text:p>
          </table:table-cell>
          <table:table-cell table:formula="of:=[.D240]/[.L$1]" office:value-type="float" office:value="0.592188222505385">
            <text:p>0,5921882225</text:p>
          </table:table-cell>
          <table:table-cell table:formula="of:=[.E240]/[.M$1]" office:value-type="float" office:value="0.0280107295023427">
            <text:p>0,0280107295</text:p>
          </table:table-cell>
          <table:table-cell table:number-columns-repeated="8"/>
        </table:table-row>
        <table:table-row table:style-name="ro1">
          <table:table-cell office:value-type="string">
            <text:p>параметр</text:p>
          </table:table-cell>
          <table:table-cell office:value-type="float" office:value="1">
            <text:p>1</text:p>
          </table:table-cell>
          <table:table-cell office:value-type="float" office:value="0.00481952058481">
            <text:p>0,0048195206</text:p>
          </table:table-cell>
          <table:table-cell office:value-type="float" office:value="0.00028361578744">
            <text:p>0,0002836158</text:p>
          </table:table-cell>
          <table:table-cell office:value-type="float" office:value="0.00598605710787">
            <text:p>0,0059860571</text:p>
          </table:table-cell>
          <table:table-cell/>
          <table:table-cell table:formula="of:=[.C241]/[.K$1]" office:value-type="float" office:value="0.0169522252886006">
            <text:p>0,0169522253</text:p>
          </table:table-cell>
          <table:table-cell table:formula="of:=[.D241]/[.L$1]" office:value-type="float" office:value="0.592170582105599">
            <text:p>0,5921705821</text:p>
          </table:table-cell>
          <table:table-cell table:formula="of:=[.E241]/[.M$1]" office:value-type="float" office:value="0.0273904250464774">
            <text:p>0,027390425</text:p>
          </table:table-cell>
          <table:table-cell table:number-columns-repeated="8"/>
        </table:table-row>
        <table:table-row table:style-name="ro2">
          <table:table-cell office:value-type="string">
            <text:p>сохран</text:p>
          </table:table-cell>
          <table:table-cell office:value-type="float" office:value="1">
            <text:p>1</text:p>
          </table:table-cell>
          <table:table-cell office:value-type="float" office:value="0.00481125563926">
            <text:p>0,0048112556</text:p>
          </table:table-cell>
          <table:table-cell office:value-type="float" office:value="0.000283611274376">
            <text:p>0,0002836113</text:p>
          </table:table-cell>
          <table:table-cell office:value-type="float" office:value="0.00595584118145">
            <text:p>0,0059558412</text:p>
          </table:table-cell>
          <table:table-cell/>
          <table:table-cell table:formula="of:=[.C242]/[.K$1]" office:value-type="float" office:value="0.016923154094382">
            <text:p>0,0169231541</text:p>
          </table:table-cell>
          <table:table-cell table:formula="of:=[.D242]/[.L$1]" office:value-type="float" office:value="0.592161159133204">
            <text:p>0,5921611591</text:p>
          </table:table-cell>
          <table:table-cell table:formula="of:=[.E242]/[.M$1]" office:value-type="float" office:value="0.0272521659131443">
            <text:p>0,0272521659</text:p>
          </table:table-cell>
          <table:table-cell table:number-columns-repeated="8"/>
        </table:table-row>
        <table:table-row table:style-name="ro1">
          <table:table-cell office:value-type="string">
            <text:p>подключен</text:p>
          </table:table-cell>
          <table:table-cell office:value-type="float" office:value="1">
            <text:p>1</text:p>
          </table:table-cell>
          <table:table-cell office:value-type="float" office:value="0.00480676866557">
            <text:p>0,0048067687</text:p>
          </table:table-cell>
          <table:table-cell office:value-type="float" office:value="0.000283609824738">
            <text:p>0,0002836098</text:p>
          </table:table-cell>
          <table:table-cell office:value-type="float" office:value="0.00597266897991">
            <text:p>0,005972669</text:p>
          </table:table-cell>
          <table:table-cell/>
          <table:table-cell table:formula="of:=[.C243]/[.K$1]" office:value-type="float" office:value="0.0169073715725484">
            <text:p>0,0169073716</text:p>
          </table:table-cell>
          <table:table-cell table:formula="of:=[.D243]/[.L$1]" office:value-type="float" office:value="0.592158132387105">
            <text:p>0,5921581324</text:p>
          </table:table-cell>
          <table:table-cell table:formula="of:=[.E243]/[.M$1]" office:value-type="float" office:value="0.0273291649367269">
            <text:p>0,0273291649</text:p>
          </table:table-cell>
          <table:table-cell table:number-columns-repeated="8"/>
        </table:table-row>
        <table:table-row table:style-name="ro1">
          <table:table-cell office:value-type="string">
            <text:p>реж</text:p>
          </table:table-cell>
          <table:table-cell office:value-type="float" office:value="1">
            <text:p>1</text:p>
          </table:table-cell>
          <table:table-cell office:value-type="float" office:value="0.00480464953265">
            <text:p>0,0048046495</text:p>
          </table:table-cell>
          <table:table-cell office:value-type="float" office:value="0.000283610869159">
            <text:p>0,0002836109</text:p>
          </table:table-cell>
          <table:table-cell office:value-type="float" office:value="0.00594290625873">
            <text:p>0,0059429063</text:p>
          </table:table-cell>
          <table:table-cell/>
          <table:table-cell table:formula="of:=[.C244]/[.K$1]" office:value-type="float" office:value="0.016899917715252">
            <text:p>0,0168999177</text:p>
          </table:table-cell>
          <table:table-cell table:formula="of:=[.D244]/[.L$1]" office:value-type="float" office:value="0.592160313067514">
            <text:p>0,5921603131</text:p>
          </table:table-cell>
          <table:table-cell table:formula="of:=[.E244]/[.M$1]" office:value-type="float" office:value="0.0271929795363925">
            <text:p>0,0271929795</text:p>
          </table:table-cell>
          <table:table-cell table:number-columns-repeated="8"/>
        </table:table-row>
        <table:table-row table:style-name="ro1">
          <table:table-cell office:value-type="string">
            <text:p>момент</text:p>
          </table:table-cell>
          <table:table-cell office:value-type="float" office:value="1">
            <text:p>1</text:p>
          </table:table-cell>
          <table:table-cell office:value-type="float" office:value="0.00480009832677">
            <text:p>0,0048000983</text:p>
          </table:table-cell>
          <table:table-cell office:value-type="float" office:value="0.000283613122133">
            <text:p>0,0002836131</text:p>
          </table:table-cell>
          <table:table-cell office:value-type="float" office:value="0.00594561089626">
            <text:p>0,0059456109</text:p>
          </table:table-cell>
          <table:table-cell/>
          <table:table-cell table:formula="of:=[.C245]/[.K$1]" office:value-type="float" office:value="0.0168839092625325">
            <text:p>0,0168839093</text:p>
          </table:table-cell>
          <table:table-cell table:formula="of:=[.D245]/[.L$1]" office:value-type="float" office:value="0.592165017124849">
            <text:p>0,5921650171</text:p>
          </table:table-cell>
          <table:table-cell table:formula="of:=[.E245]/[.M$1]" office:value-type="float" office:value="0.0272053551569735">
            <text:p>0,0272053552</text:p>
          </table:table-cell>
          <table:table-cell table:number-columns-repeated="8"/>
        </table:table-row>
        <table:table-row table:style-name="ro1">
          <table:table-cell office:value-type="string">
            <text:p>сигнал</text:p>
          </table:table-cell>
          <table:table-cell office:value-type="float" office:value="1">
            <text:p>1</text:p>
          </table:table-cell>
          <table:table-cell office:value-type="float" office:value="0.00479778026321">
            <text:p>0,0047977803</text:p>
          </table:table-cell>
          <table:table-cell office:value-type="float" office:value="0.000283629231137">
            <text:p>0,0002836292</text:p>
          </table:table-cell>
          <table:table-cell office:value-type="float" office:value="0.00598421935471">
            <text:p>0,0059842194</text:p>
          </table:table-cell>
          <table:table-cell/>
          <table:table-cell table:formula="of:=[.C246]/[.K$1]" office:value-type="float" office:value="0.016875755684804">
            <text:p>0,0168757557</text:p>
          </table:table-cell>
          <table:table-cell table:formula="of:=[.D246]/[.L$1]" office:value-type="float" office:value="0.592198651635685">
            <text:p>0,5921986516</text:p>
          </table:table-cell>
          <table:table-cell table:formula="of:=[.E246]/[.M$1]" office:value-type="float" office:value="0.0273820160321169">
            <text:p>0,027382016</text:p>
          </table:table-cell>
          <table:table-cell table:number-columns-repeated="8"/>
        </table:table-row>
        <table:table-row table:style-name="ro1">
          <table:table-cell office:value-type="string">
            <text:p>систем</text:p>
          </table:table-cell>
          <table:table-cell office:value-type="float" office:value="2">
            <text:p>2</text:p>
          </table:table-cell>
          <table:table-cell office:value-type="float" office:value="0.00479216239955">
            <text:p>0,0047921624</text:p>
          </table:table-cell>
          <table:table-cell office:value-type="float" office:value="0.000283647706339">
            <text:p>0,0002836477</text:p>
          </table:table-cell>
          <table:table-cell office:value-type="float" office:value="0.00594378212582">
            <text:p>0,0059437821</text:p>
          </table:table-cell>
          <table:table-cell/>
          <table:table-cell table:formula="of:=[.C247]/[.K$1]" office:value-type="float" office:value="0.0168559953603632">
            <text:p>0,0168559954</text:p>
          </table:table-cell>
          <table:table-cell table:formula="of:=[.D247]/[.L$1]" office:value-type="float" office:value="0.592237226607909">
            <text:p>0,5922372266</text:p>
          </table:table-cell>
          <table:table-cell table:formula="of:=[.E247]/[.M$1]" office:value-type="float" office:value="0.0271969872448802">
            <text:p>0,0271969872</text:p>
          </table:table-cell>
          <table:table-cell table:number-columns-repeated="8"/>
        </table:table-row>
        <table:table-row table:style-name="ro2">
          <table:table-cell office:value-type="string">
            <text:p>огранич</text:p>
          </table:table-cell>
          <table:table-cell office:value-type="float" office:value="1">
            <text:p>1</text:p>
          </table:table-cell>
          <table:table-cell office:value-type="float" office:value="0.00478821832675">
            <text:p>0,0047882183</text:p>
          </table:table-cell>
          <table:table-cell office:value-type="float" office:value="0.000283612492435">
            <text:p>0,0002836125</text:p>
          </table:table-cell>
          <table:table-cell office:value-type="float" office:value="0.0059446749886">
            <text:p>0,005944675</text:p>
          </table:table-cell>
          <table:table-cell/>
          <table:table-cell table:formula="of:=[.C248]/[.K$1]" office:value-type="float" office:value="0.0168421224430297">
            <text:p>0,0168421224</text:p>
          </table:table-cell>
          <table:table-cell table:formula="of:=[.D248]/[.L$1]" office:value-type="float" office:value="0.592163702358014">
            <text:p>0,5921637024</text:p>
          </table:table-cell>
          <table:table-cell table:formula="of:=[.E248]/[.M$1]" office:value-type="float" office:value="0.0272010727206135">
            <text:p>0,0272010727</text:p>
          </table:table-cell>
          <table:table-cell table:number-columns-repeated="8"/>
        </table:table-row>
        <table:table-row table:style-name="ro1">
          <table:table-cell office:value-type="string">
            <text:p>никак</text:p>
          </table:table-cell>
          <table:table-cell office:value-type="float" office:value="2">
            <text:p>2</text:p>
          </table:table-cell>
          <table:table-cell office:value-type="float" office:value="0.00478324911803">
            <text:p>0,0047832491</text:p>
          </table:table-cell>
          <table:table-cell office:value-type="float" office:value="0.000283639921348">
            <text:p>0,0002836399</text:p>
          </table:table-cell>
          <table:table-cell office:value-type="float" office:value="0.00594848699274">
            <text:p>0,005948487</text:p>
          </table:table-cell>
          <table:table-cell/>
          <table:table-cell table:formula="of:=[.C249]/[.K$1]" office:value-type="float" office:value="0.0168246437033407">
            <text:p>0,0168246437</text:p>
          </table:table-cell>
          <table:table-cell table:formula="of:=[.D249]/[.L$1]" office:value-type="float" office:value="0.592220972073231">
            <text:p>0,5922209721</text:p>
          </table:table-cell>
          <table:table-cell table:formula="of:=[.E249]/[.M$1]" office:value-type="float" office:value="0.0272185153229463">
            <text:p>0,0272185153</text:p>
          </table:table-cell>
          <table:table-cell table:number-columns-repeated="8"/>
        </table:table-row>
        <table:table-row table:style-name="ro1">
          <table:table-cell office:value-type="string">
            <text:p>прич</text:p>
          </table:table-cell>
          <table:table-cell office:value-type="float" office:value="1">
            <text:p>1</text:p>
          </table:table-cell>
          <table:table-cell office:value-type="float" office:value="0.00477323439854">
            <text:p>0,0047732344</text:p>
          </table:table-cell>
          <table:table-cell office:value-type="float" office:value="0.000283604901833">
            <text:p>0,0002836049</text:p>
          </table:table-cell>
          <table:table-cell office:value-type="float" office:value="0.00594640224338">
            <text:p>0,0059464022</text:p>
          </table:table-cell>
          <table:table-cell/>
          <table:table-cell table:formula="of:=[.C250]/[.K$1]" office:value-type="float" office:value="0.0167894178384421">
            <text:p>0,0167894178</text:p>
          </table:table-cell>
          <table:table-cell table:formula="of:=[.D250]/[.L$1]" office:value-type="float" office:value="0.59214785369442">
            <text:p>0,5921478537</text:p>
          </table:table-cell>
          <table:table-cell table:formula="of:=[.E250]/[.M$1]" office:value-type="float" office:value="0.0272089761271022">
            <text:p>0,0272089761</text:p>
          </table:table-cell>
          <table:table-cell table:number-columns-repeated="8"/>
        </table:table-row>
        <table:table-row table:style-name="ro2">
          <table:table-cell office:value-type="string">
            <text:p>буферизац</text:p>
          </table:table-cell>
          <table:table-cell office:value-type="float" office:value="1">
            <text:p>1</text:p>
          </table:table-cell>
          <table:table-cell office:value-type="float" office:value="0.00477316182631">
            <text:p>0,0047731618</text:p>
          </table:table-cell>
          <table:table-cell office:value-type="float" office:value="0.000283623734802">
            <text:p>0,0002836237</text:p>
          </table:table-cell>
          <table:table-cell office:value-type="float" office:value="0.00593924625882">
            <text:p>0,0059392463</text:p>
          </table:table-cell>
          <table:table-cell/>
          <table:table-cell table:formula="of:=[.C251]/[.K$1]" office:value-type="float" office:value="0.016789162572224">
            <text:p>0,0167891626</text:p>
          </table:table-cell>
          <table:table-cell table:formula="of:=[.D251]/[.L$1]" office:value-type="float" office:value="0.592187175659944">
            <text:p>0,5921871757</text:p>
          </table:table-cell>
          <table:table-cell table:formula="of:=[.E251]/[.M$1]" office:value-type="float" office:value="0.0271762324604127">
            <text:p>0,0271762325</text:p>
          </table:table-cell>
          <table:table-cell table:number-columns-repeated="8"/>
        </table:table-row>
        <table:table-row table:style-name="ro1">
          <table:table-cell office:value-type="string">
            <text:p>предел</text:p>
          </table:table-cell>
          <table:table-cell office:value-type="float" office:value="1">
            <text:p>1</text:p>
          </table:table-cell>
          <table:table-cell office:value-type="float" office:value="0.00477134022356">
            <text:p>0,0047713402</text:p>
          </table:table-cell>
          <table:table-cell office:value-type="float" office:value="0.000283620489762">
            <text:p>0,0002836205</text:p>
          </table:table-cell>
          <table:table-cell office:value-type="float" office:value="0.00596001009809">
            <text:p>0,0059600101</text:p>
          </table:table-cell>
          <table:table-cell/>
          <table:table-cell table:formula="of:=[.C252]/[.K$1]" office:value-type="float" office:value="0.0167827552502382">
            <text:p>0,0167827553</text:p>
          </table:table-cell>
          <table:table-cell table:formula="of:=[.D252]/[.L$1]" office:value-type="float" office:value="0.592180400235899">
            <text:p>0,5921804002</text:p>
          </table:table-cell>
          <table:table-cell table:formula="of:=[.E252]/[.M$1]" office:value-type="float" office:value="0.0272712416414067">
            <text:p>0,0272712416</text:p>
          </table:table-cell>
          <table:table-cell table:number-columns-repeated="8"/>
        </table:table-row>
        <table:table-row table:style-name="ro1">
          <table:table-cell office:value-type="string">
            <text:p>нем</text:p>
          </table:table-cell>
          <table:table-cell office:value-type="float" office:value="1">
            <text:p>1</text:p>
          </table:table-cell>
          <table:table-cell office:value-type="float" office:value="0.0047702813581">
            <text:p>0,0047702814</text:p>
          </table:table-cell>
          <table:table-cell office:value-type="float" office:value="0.000283613765573">
            <text:p>0,0002836138</text:p>
          </table:table-cell>
          <table:table-cell office:value-type="float" office:value="0.0058983650933">
            <text:p>0,0058983651</text:p>
          </table:table-cell>
          <table:table-cell/>
          <table:table-cell table:formula="of:=[.C253]/[.K$1]" office:value-type="float" office:value="0.0167790307872937">
            <text:p>0,0167790308</text:p>
          </table:table-cell>
          <table:table-cell table:formula="of:=[.D253]/[.L$1]" office:value-type="float" office:value="0.59216636058405">
            <text:p>0,5921663606</text:p>
          </table:table-cell>
          <table:table-cell table:formula="of:=[.E253]/[.M$1]" office:value-type="float" office:value="0.0269891723505925">
            <text:p>0,0269891724</text:p>
          </table:table-cell>
          <table:table-cell table:number-columns-repeated="8"/>
        </table:table-row>
        <table:table-row table:style-name="ro2">
          <table:table-cell office:value-type="string">
            <text:p>internetworking</text:p>
          </table:table-cell>
          <table:table-cell office:value-type="float" office:value="1">
            <text:p>1</text:p>
          </table:table-cell>
          <table:table-cell office:value-type="float" office:value="0.00476857898735">
            <text:p>0,004768579</text:p>
          </table:table-cell>
          <table:table-cell office:value-type="float" office:value="0.000283625998475">
            <text:p>0,000283626</text:p>
          </table:table-cell>
          <table:table-cell office:value-type="float" office:value="0.00595164088934">
            <text:p>0,0059516409</text:p>
          </table:table-cell>
          <table:table-cell/>
          <table:table-cell table:formula="of:=[.C254]/[.K$1]" office:value-type="float" office:value="0.0167730428530229">
            <text:p>0,0167730429</text:p>
          </table:table-cell>
          <table:table-cell table:formula="of:=[.D254]/[.L$1]" office:value-type="float" office:value="0.592191902056066">
            <text:p>0,5921919021</text:p>
          </table:table-cell>
          <table:table-cell table:formula="of:=[.E254]/[.M$1]" office:value-type="float" office:value="0.0272329466200204">
            <text:p>0,0272329466</text:p>
          </table:table-cell>
          <table:table-cell table:number-columns-repeated="8"/>
        </table:table-row>
        <table:table-row table:style-name="ro2">
          <table:table-cell office:value-type="string">
            <text:p>измеря</text:p>
          </table:table-cell>
          <table:table-cell office:value-type="float" office:value="1">
            <text:p>1</text:p>
          </table:table-cell>
          <table:table-cell office:value-type="float" office:value="0.00476534297857">
            <text:p>0,004765343</text:p>
          </table:table-cell>
          <table:table-cell office:value-type="float" office:value="0.000283603131368">
            <text:p>0,0002836031</text:p>
          </table:table-cell>
          <table:table-cell office:value-type="float" office:value="0.00590794245468">
            <text:p>0,0059079425</text:p>
          </table:table-cell>
          <table:table-cell/>
          <table:table-cell table:formula="of:=[.C255]/[.K$1]" office:value-type="float" office:value="0.0167616604864764">
            <text:p>0,0167616605</text:p>
          </table:table-cell>
          <table:table-cell table:formula="of:=[.D255]/[.L$1]" office:value-type="float" office:value="0.592144157083244">
            <text:p>0,5921441571</text:p>
          </table:table-cell>
          <table:table-cell table:formula="of:=[.E255]/[.M$1]" office:value-type="float" office:value="0.0270329955207184">
            <text:p>0,0270329955</text:p>
          </table:table-cell>
          <table:table-cell table:number-columns-repeated="8"/>
        </table:table-row>
        <table:table-row table:style-name="ro2">
          <table:table-cell office:value-type="string">
            <text:p>вручн</text:p>
          </table:table-cell>
          <table:table-cell office:value-type="float" office:value="1">
            <text:p>1</text:p>
          </table:table-cell>
          <table:table-cell office:value-type="float" office:value="0.00476452477691">
            <text:p>0,0047645248</text:p>
          </table:table-cell>
          <table:table-cell office:value-type="float" office:value="0.000283599270306">
            <text:p>0,0002835993</text:p>
          </table:table-cell>
          <table:table-cell office:value-type="float" office:value="0.00593571609411">
            <text:p>0,0059357161</text:p>
          </table:table-cell>
          <table:table-cell/>
          <table:table-cell table:formula="of:=[.C256]/[.K$1]" office:value-type="float" office:value="0.0167587825365584">
            <text:p>0,0167587825</text:p>
          </table:table-cell>
          <table:table-cell table:formula="of:=[.D256]/[.L$1]" office:value-type="float" office:value="0.592136095446927">
            <text:p>0,5921360954</text:p>
          </table:table-cell>
          <table:table-cell table:formula="of:=[.E256]/[.M$1]" office:value-type="float" office:value="0.0271600794718681">
            <text:p>0,0271600795</text:p>
          </table:table-cell>
          <table:table-cell table:number-columns-repeated="8"/>
        </table:table-row>
        <table:table-row table:style-name="ro2">
          <table:table-cell office:value-type="string">
            <text:p>возника</text:p>
          </table:table-cell>
          <table:table-cell office:value-type="float" office:value="1">
            <text:p>1</text:p>
          </table:table-cell>
          <table:table-cell office:value-type="float" office:value="0.00475716315153">
            <text:p>0,0047571632</text:p>
          </table:table-cell>
          <table:table-cell office:value-type="float" office:value="0.000283610760697">
            <text:p>0,0002836108</text:p>
          </table:table-cell>
          <table:table-cell office:value-type="float" office:value="0.00593895029276">
            <text:p>0,0059389503</text:p>
          </table:table-cell>
          <table:table-cell/>
          <table:table-cell table:formula="of:=[.C257]/[.K$1]" office:value-type="float" office:value="0.0167328886888746">
            <text:p>0,0167328887</text:p>
          </table:table-cell>
          <table:table-cell table:formula="of:=[.D257]/[.L$1]" office:value-type="float" office:value="0.592160086606194">
            <text:p>0,5921600866</text:p>
          </table:table-cell>
          <table:table-cell table:formula="of:=[.E257]/[.M$1]" office:value-type="float" office:value="0.0271748782073482">
            <text:p>0,0271748782</text:p>
          </table:table-cell>
          <table:table-cell table:number-columns-repeated="8"/>
        </table:table-row>
        <table:table-row table:style-name="ro2">
          <table:table-cell office:value-type="string">
            <text:p>прежд</text:p>
          </table:table-cell>
          <table:table-cell office:value-type="float" office:value="1">
            <text:p>1</text:p>
          </table:table-cell>
          <table:table-cell office:value-type="float" office:value="0.00475301577806">
            <text:p>0,0047530158</text:p>
          </table:table-cell>
          <table:table-cell office:value-type="float" office:value="0.000283631596071">
            <text:p>0,0002836316</text:p>
          </table:table-cell>
          <table:table-cell office:value-type="float" office:value="0.00595818226529">
            <text:p>0,0059581823</text:p>
          </table:table-cell>
          <table:table-cell/>
          <table:table-cell table:formula="of:=[.C258]/[.K$1]" office:value-type="float" office:value="0.016718300679926">
            <text:p>0,0167183007</text:p>
          </table:table-cell>
          <table:table-cell table:formula="of:=[.D258]/[.L$1]" office:value-type="float" office:value="0.592203589457927">
            <text:p>0,5922035895</text:p>
          </table:table-cell>
          <table:table-cell table:formula="of:=[.E258]/[.M$1]" office:value-type="float" office:value="0.0272628780196764">
            <text:p>0,027262878</text:p>
          </table:table-cell>
          <table:table-cell table:number-columns-repeated="8"/>
        </table:table-row>
        <table:table-row table:style-name="ro2">
          <table:table-cell office:value-type="string">
            <text:p>действова</text:p>
          </table:table-cell>
          <table:table-cell office:value-type="float" office:value="1">
            <text:p>1</text:p>
          </table:table-cell>
          <table:table-cell office:value-type="float" office:value="0.00475237921781">
            <text:p>0,0047523792</text:p>
          </table:table-cell>
          <table:table-cell office:value-type="float" office:value="0.000283615347962">
            <text:p>0,0002836153</text:p>
          </table:table-cell>
          <table:table-cell office:value-type="float" office:value="0.00590953939578">
            <text:p>0,0059095394</text:p>
          </table:table-cell>
          <table:table-cell/>
          <table:table-cell table:formula="of:=[.C259]/[.K$1]" office:value-type="float" office:value="0.0167160616371461">
            <text:p>0,0167160616</text:p>
          </table:table-cell>
          <table:table-cell table:formula="of:=[.D259]/[.L$1]" office:value-type="float" office:value="0.592169664505259">
            <text:p>0,5921696645</text:p>
          </table:table-cell>
          <table:table-cell table:formula="of:=[.E259]/[.M$1]" office:value-type="float" office:value="0.0270403026503891">
            <text:p>0,0270403027</text:p>
          </table:table-cell>
          <table:table-cell table:number-columns-repeated="8"/>
        </table:table-row>
        <table:table-row table:style-name="ro2">
          <table:table-cell office:value-type="string">
            <text:p>порожда</text:p>
          </table:table-cell>
          <table:table-cell office:value-type="float" office:value="1">
            <text:p>1</text:p>
          </table:table-cell>
          <table:table-cell office:value-type="float" office:value="0.00475217099343">
            <text:p>0,004752171</text:p>
          </table:table-cell>
          <table:table-cell office:value-type="float" office:value="0.000283616414739">
            <text:p>0,0002836164</text:p>
          </table:table-cell>
          <table:table-cell office:value-type="float" office:value="0.00591817676523">
            <text:p>0,0059181768</text:p>
          </table:table-cell>
          <table:table-cell/>
          <table:table-cell table:formula="of:=[.C260]/[.K$1]" office:value-type="float" office:value="0.0167153292268289">
            <text:p>0,0167153292</text:p>
          </table:table-cell>
          <table:table-cell table:formula="of:=[.D260]/[.L$1]" office:value-type="float" office:value="0.592171891863485">
            <text:p>0,5921718919</text:p>
          </table:table-cell>
          <table:table-cell table:formula="of:=[.E260]/[.M$1]" office:value-type="float" office:value="0.0270798246957448">
            <text:p>0,0270798247</text:p>
          </table:table-cell>
          <table:table-cell table:number-columns-repeated="8"/>
        </table:table-row>
        <table:table-row table:style-name="ro2">
          <table:table-cell office:value-type="string">
            <text:p>гибкост</text:p>
          </table:table-cell>
          <table:table-cell office:value-type="float" office:value="1">
            <text:p>1</text:p>
          </table:table-cell>
          <table:table-cell office:value-type="float" office:value="0.00475128541527">
            <text:p>0,0047512854</text:p>
          </table:table-cell>
          <table:table-cell office:value-type="float" office:value="0.000283616998171">
            <text:p>0,000283617</text:p>
          </table:table-cell>
          <table:table-cell office:value-type="float" office:value="0.00602724627549">
            <text:p>0,0060272463</text:p>
          </table:table-cell>
          <table:table-cell/>
          <table:table-cell table:formula="of:=[.C261]/[.K$1]" office:value-type="float" office:value="0.0167122142862005">
            <text:p>0,0167122143</text:p>
          </table:table-cell>
          <table:table-cell table:formula="of:=[.D261]/[.L$1]" office:value-type="float" office:value="0.592173110030041">
            <text:p>0,59217311</text:p>
          </table:table-cell>
          <table:table-cell table:formula="of:=[.E261]/[.M$1]" office:value-type="float" office:value="0.0275788944827177">
            <text:p>0,0275788945</text:p>
          </table:table-cell>
          <table:table-cell table:number-columns-repeated="8"/>
        </table:table-row>
        <table:table-row table:style-name="ro2">
          <table:table-cell office:value-type="string">
            <text:p>рассмотр</text:p>
          </table:table-cell>
          <table:table-cell office:value-type="float" office:value="1">
            <text:p>1</text:p>
          </table:table-cell>
          <table:table-cell office:value-type="float" office:value="0.00474929173222">
            <text:p>0,0047492917</text:p>
          </table:table-cell>
          <table:table-cell office:value-type="float" office:value="0.000283624299999">
            <text:p>0,0002836243</text:p>
          </table:table-cell>
          <table:table-cell office:value-type="float" office:value="0.00594597721988">
            <text:p>0,0059459772</text:p>
          </table:table-cell>
          <table:table-cell/>
          <table:table-cell table:formula="of:=[.C262]/[.K$1]" office:value-type="float" office:value="0.0167052016874113">
            <text:p>0,0167052017</text:p>
          </table:table-cell>
          <table:table-cell table:formula="of:=[.D262]/[.L$1]" office:value-type="float" office:value="0.592188355753053">
            <text:p>0,5921883558</text:p>
          </table:table-cell>
          <table:table-cell table:formula="of:=[.E262]/[.M$1]" office:value-type="float" office:value="0.027207031345402">
            <text:p>0,0272070313</text:p>
          </table:table-cell>
          <table:table-cell table:number-columns-repeated="8"/>
        </table:table-row>
        <table:table-row table:style-name="ro1">
          <table:table-cell office:value-type="string">
            <text:p>электрон</text:p>
          </table:table-cell>
          <table:table-cell office:value-type="float" office:value="1">
            <text:p>1</text:p>
          </table:table-cell>
          <table:table-cell office:value-type="float" office:value="0.00474223472221">
            <text:p>0,0047422347</text:p>
          </table:table-cell>
          <table:table-cell office:value-type="float" office:value="0.0002836130678">
            <text:p>0,0002836131</text:p>
          </table:table-cell>
          <table:table-cell office:value-type="float" office:value="0.00590351613865">
            <text:p>0,0059035161</text:p>
          </table:table-cell>
          <table:table-cell/>
          <table:table-cell table:formula="of:=[.C263]/[.K$1]" office:value-type="float" office:value="0.0166803792965846">
            <text:p>0,0166803793</text:p>
          </table:table-cell>
          <table:table-cell table:formula="of:=[.D263]/[.L$1]" office:value-type="float" office:value="0.592164903681219">
            <text:p>0,5921649037</text:p>
          </table:table-cell>
          <table:table-cell table:formula="of:=[.E263]/[.M$1]" office:value-type="float" office:value="0.0270127420090551">
            <text:p>0,027012742</text:p>
          </table:table-cell>
          <table:table-cell table:number-columns-repeated="8"/>
        </table:table-row>
        <table:table-row table:style-name="ro2">
          <table:table-cell office:value-type="string">
            <text:p>фиксирова</text:p>
          </table:table-cell>
          <table:table-cell office:value-type="float" office:value="1">
            <text:p>1</text:p>
          </table:table-cell>
          <table:table-cell office:value-type="float" office:value="0.00474126453083">
            <text:p>0,0047412645</text:p>
          </table:table-cell>
          <table:table-cell office:value-type="float" office:value="0.000283603439704">
            <text:p>0,0002836034</text:p>
          </table:table-cell>
          <table:table-cell office:value-type="float" office:value="0.00589295994662">
            <text:p>0,0058929599</text:p>
          </table:table-cell>
          <table:table-cell/>
          <table:table-cell table:formula="of:=[.C264]/[.K$1]" office:value-type="float" office:value="0.016676966736651">
            <text:p>0,0166769667</text:p>
          </table:table-cell>
          <table:table-cell table:formula="of:=[.D264]/[.L$1]" office:value-type="float" office:value="0.592144800867958">
            <text:p>0,5921448009</text:p>
          </table:table-cell>
          <table:table-cell table:formula="of:=[.E264]/[.M$1]" office:value-type="float" office:value="0.026964439999675">
            <text:p>0,02696444</text:p>
          </table:table-cell>
          <table:table-cell table:number-columns-repeated="8"/>
        </table:table-row>
        <table:table-row table:style-name="ro2">
          <table:table-cell office:value-type="string">
            <text:p>организ</text:p>
          </table:table-cell>
          <table:table-cell office:value-type="float" office:value="1">
            <text:p>1</text:p>
          </table:table-cell>
          <table:table-cell office:value-type="float" office:value="0.00473932572003">
            <text:p>0,0047393257</text:p>
          </table:table-cell>
          <table:table-cell office:value-type="float" office:value="0.000283627149956">
            <text:p>0,0002836271</text:p>
          </table:table-cell>
          <table:table-cell office:value-type="float" office:value="0.00590680581621">
            <text:p>0,0059068058</text:p>
          </table:table-cell>
          <table:table-cell/>
          <table:table-cell table:formula="of:=[.C265]/[.K$1]" office:value-type="float" office:value="0.0166701471460102">
            <text:p>0,0166701471</text:p>
          </table:table-cell>
          <table:table-cell table:formula="of:=[.D265]/[.L$1]" office:value-type="float" office:value="0.592194306270515">
            <text:p>0,5921943063</text:p>
          </table:table-cell>
          <table:table-cell table:formula="of:=[.E265]/[.M$1]" office:value-type="float" office:value="0.0270277945996018">
            <text:p>0,0270277946</text:p>
          </table:table-cell>
          <table:table-cell table:number-columns-repeated="8"/>
        </table:table-row>
        <table:table-row table:style-name="ro2">
          <table:table-cell office:value-type="string">
            <text:p>интенсивн</text:p>
          </table:table-cell>
          <table:table-cell office:value-type="float" office:value="1">
            <text:p>1</text:p>
          </table:table-cell>
          <table:table-cell office:value-type="float" office:value="0.0047356873007">
            <text:p>0,0047356873</text:p>
          </table:table-cell>
          <table:table-cell office:value-type="float" office:value="0.000283616092973">
            <text:p>0,0002836161</text:p>
          </table:table-cell>
          <table:table-cell office:value-type="float" office:value="0.00588811205064">
            <text:p>0,0058881121</text:p>
          </table:table-cell>
          <table:table-cell/>
          <table:table-cell table:formula="of:=[.C266]/[.K$1]" office:value-type="float" office:value="0.0166573493369561">
            <text:p>0,0166573493</text:p>
          </table:table-cell>
          <table:table-cell table:formula="of:=[.D266]/[.L$1]" office:value-type="float" office:value="0.592171220037839">
            <text:p>0,59217122</text:p>
          </table:table-cell>
          <table:table-cell table:formula="of:=[.E266]/[.M$1]" office:value-type="float" office:value="0.0269422574629768">
            <text:p>0,0269422575</text:p>
          </table:table-cell>
          <table:table-cell table:number-columns-repeated="8"/>
        </table:table-row>
        <table:table-row table:style-name="ro2">
          <table:table-cell office:value-type="string">
            <text:p>поруч</text:p>
          </table:table-cell>
          <table:table-cell office:value-type="float" office:value="1">
            <text:p>1</text:p>
          </table:table-cell>
          <table:table-cell office:value-type="float" office:value="0.00473080747251">
            <text:p>0,0047308075</text:p>
          </table:table-cell>
          <table:table-cell office:value-type="float" office:value="0.000283628851615">
            <text:p>0,0002836289</text:p>
          </table:table-cell>
          <table:table-cell office:value-type="float" office:value="0.00590245956332">
            <text:p>0,0059024596</text:p>
          </table:table-cell>
          <table:table-cell/>
          <table:table-cell table:formula="of:=[.C267]/[.K$1]" office:value-type="float" office:value="0.0166401849851516">
            <text:p>0,016640185</text:p>
          </table:table-cell>
          <table:table-cell table:formula="of:=[.D267]/[.L$1]" office:value-type="float" office:value="0.592197859219417">
            <text:p>0,5921978592</text:p>
          </table:table-cell>
          <table:table-cell table:formula="of:=[.E267]/[.M$1]" office:value-type="float" office:value="0.027007907433163">
            <text:p>0,0270079074</text:p>
          </table:table-cell>
          <table:table-cell table:number-columns-repeated="8"/>
        </table:table-row>
        <table:table-row table:style-name="ro2">
          <table:table-cell office:value-type="string">
            <text:p>крайн</text:p>
          </table:table-cell>
          <table:table-cell office:value-type="float" office:value="1">
            <text:p>1</text:p>
          </table:table-cell>
          <table:table-cell office:value-type="float" office:value="0.00472723236986">
            <text:p>0,0047272324</text:p>
          </table:table-cell>
          <table:table-cell office:value-type="float" office:value="0.000283633106276">
            <text:p>0,0002836331</text:p>
          </table:table-cell>
          <table:table-cell office:value-type="float" office:value="0.00590917360675">
            <text:p>0,0059091736</text:p>
          </table:table-cell>
          <table:table-cell/>
          <table:table-cell table:formula="of:=[.C268]/[.K$1]" office:value-type="float" office:value="0.0166276098867604">
            <text:p>0,0166276099</text:p>
          </table:table-cell>
          <table:table-cell table:formula="of:=[.D268]/[.L$1]" office:value-type="float" office:value="0.592206742663825">
            <text:p>0,5922067427</text:p>
          </table:table-cell>
          <table:table-cell table:formula="of:=[.E268]/[.M$1]" office:value-type="float" office:value="0.0270386289080862">
            <text:p>0,0270386289</text:p>
          </table:table-cell>
          <table:table-cell table:number-columns-repeated="8"/>
        </table:table-row>
        <table:table-row table:style-name="ro1">
          <table:table-cell office:value-type="string">
            <text:p>сервер</text:p>
          </table:table-cell>
          <table:table-cell office:value-type="float" office:value="1">
            <text:p>1</text:p>
          </table:table-cell>
          <table:table-cell office:value-type="float" office:value="0.00472718668501">
            <text:p>0,0047271867</text:p>
          </table:table-cell>
          <table:table-cell office:value-type="float" office:value="0.000283609455759">
            <text:p>0,0002836095</text:p>
          </table:table-cell>
          <table:table-cell office:value-type="float" office:value="0.0059215399208">
            <text:p>0,0059215399</text:p>
          </table:table-cell>
          <table:table-cell/>
          <table:table-cell table:formula="of:=[.C269]/[.K$1]" office:value-type="float" office:value="0.0166274491944559">
            <text:p>0,0166274492</text:p>
          </table:table-cell>
          <table:table-cell table:formula="of:=[.D269]/[.L$1]" office:value-type="float" office:value="0.592157361983908">
            <text:p>0,592157362</text:p>
          </table:table-cell>
          <table:table-cell table:formula="of:=[.E269]/[.M$1]" office:value-type="float" office:value="0.0270952134999108">
            <text:p>0,0270952135</text:p>
          </table:table-cell>
          <table:table-cell table:number-columns-repeated="8"/>
        </table:table-row>
        <table:table-row table:style-name="ro1">
          <table:table-cell office:value-type="string">
            <text:p>обязательств</text:p>
          </table:table-cell>
          <table:table-cell office:value-type="float" office:value="1">
            <text:p>1</text:p>
          </table:table-cell>
          <table:table-cell office:value-type="float" office:value="0.00472704949596">
            <text:p>0,0047270495</text:p>
          </table:table-cell>
          <table:table-cell office:value-type="float" office:value="0.000283609893633">
            <text:p>0,0002836099</text:p>
          </table:table-cell>
          <table:table-cell office:value-type="float" office:value="0.0058828586932">
            <text:p>0,0058828587</text:p>
          </table:table-cell>
          <table:table-cell/>
          <table:table-cell table:formula="of:=[.C270]/[.K$1]" office:value-type="float" office:value="0.0166269666444508">
            <text:p>0,0166269666</text:p>
          </table:table-cell>
          <table:table-cell table:formula="of:=[.D270]/[.L$1]" office:value-type="float" office:value="0.592158276235205">
            <text:p>0,5921582762</text:p>
          </table:table-cell>
          <table:table-cell table:formula="of:=[.E270]/[.M$1]" office:value-type="float" office:value="0.0269182196546816">
            <text:p>0,0269182197</text:p>
          </table:table-cell>
          <table:table-cell table:number-columns-repeated="8"/>
        </table:table-row>
        <table:table-row table:style-name="ro1">
          <table:table-cell office:value-type="string">
            <text:p>ран</text:p>
          </table:table-cell>
          <table:table-cell office:value-type="float" office:value="1">
            <text:p>1</text:p>
          </table:table-cell>
          <table:table-cell office:value-type="float" office:value="0.00471932934329">
            <text:p>0,0047193293</text:p>
          </table:table-cell>
          <table:table-cell office:value-type="float" office:value="0.000283634273523">
            <text:p>0,0002836343</text:p>
          </table:table-cell>
          <table:table-cell office:value-type="float" office:value="0.00591331035635">
            <text:p>0,0059133104</text:p>
          </table:table-cell>
          <table:table-cell/>
          <table:table-cell table:formula="of:=[.C271]/[.K$1]" office:value-type="float" office:value="0.0165998117096349">
            <text:p>0,0165998117</text:p>
          </table:table-cell>
          <table:table-cell table:formula="of:=[.D271]/[.L$1]" office:value-type="float" office:value="0.592209179796616">
            <text:p>0,5922091798</text:p>
          </table:table-cell>
          <table:table-cell table:formula="of:=[.E271]/[.M$1]" office:value-type="float" office:value="0.0270575574494972">
            <text:p>0,0270575574</text:p>
          </table:table-cell>
          <table:table-cell table:number-columns-repeated="8"/>
        </table:table-row>
        <table:table-row table:style-name="ro1">
          <table:table-cell office:value-type="string">
            <text:p>счет</text:p>
          </table:table-cell>
          <table:table-cell office:value-type="float" office:value="1">
            <text:p>1</text:p>
          </table:table-cell>
          <table:table-cell office:value-type="float" office:value="0.00471905495989">
            <text:p>0,004719055</text:p>
          </table:table-cell>
          <table:table-cell office:value-type="float" office:value="0.000283630536749">
            <text:p>0,0002836305</text:p>
          </table:table-cell>
          <table:table-cell office:value-type="float" office:value="0.00589819730147">
            <text:p>0,0058981973</text:p>
          </table:table-cell>
          <table:table-cell/>
          <table:table-cell table:formula="of:=[.C272]/[.K$1]" office:value-type="float" office:value="0.0165988465909825">
            <text:p>0,0165988466</text:p>
          </table:table-cell>
          <table:table-cell table:formula="of:=[.D272]/[.L$1]" office:value-type="float" office:value="0.592201377665237">
            <text:p>0,5922013777</text:p>
          </table:table-cell>
          <table:table-cell table:formula="of:=[.E272]/[.M$1]" office:value-type="float" office:value="0.0269884045848562">
            <text:p>0,0269884046</text:p>
          </table:table-cell>
          <table:table-cell table:number-columns-repeated="8"/>
        </table:table-row>
        <table:table-row table:style-name="ro1">
          <table:table-cell office:value-type="string">
            <text:p>архитектур</text:p>
          </table:table-cell>
          <table:table-cell office:value-type="float" office:value="1">
            <text:p>1</text:p>
          </table:table-cell>
          <table:table-cell office:value-type="float" office:value="0.00471817912749">
            <text:p>0,0047181791</text:p>
          </table:table-cell>
          <table:table-cell office:value-type="float" office:value="0.000283642410818">
            <text:p>0,0002836424</text:p>
          </table:table-cell>
          <table:table-cell office:value-type="float" office:value="0.00590556925064">
            <text:p>0,0059055693</text:p>
          </table:table-cell>
          <table:table-cell/>
          <table:table-cell table:formula="of:=[.C273]/[.K$1]" office:value-type="float" office:value="0.0165957659301784">
            <text:p>0,0165957659</text:p>
          </table:table-cell>
          <table:table-cell table:formula="of:=[.D273]/[.L$1]" office:value-type="float" office:value="0.592226169918218">
            <text:p>0,5922261699</text:p>
          </table:table-cell>
          <table:table-cell table:formula="of:=[.E273]/[.M$1]" office:value-type="float" office:value="0.0270221364416609">
            <text:p>0,0270221364</text:p>
          </table:table-cell>
          <table:table-cell table:number-columns-repeated="8"/>
        </table:table-row>
        <table:table-row table:style-name="ro2">
          <table:table-cell office:value-type="string">
            <text:p>разреша</text:p>
          </table:table-cell>
          <table:table-cell office:value-type="float" office:value="1">
            <text:p>1</text:p>
          </table:table-cell>
          <table:table-cell office:value-type="float" office:value="0.0047146160147">
            <text:p>0,004714616</text:p>
          </table:table-cell>
          <table:table-cell office:value-type="float" office:value="0.000283620489565">
            <text:p>0,0002836205</text:p>
          </table:table-cell>
          <table:table-cell office:value-type="float" office:value="0.00587298981412">
            <text:p>0,0058729898</text:p>
          </table:table-cell>
          <table:table-cell/>
          <table:table-cell table:formula="of:=[.C274]/[.K$1]" office:value-type="float" office:value="0.0165832330050292">
            <text:p>0,016583233</text:p>
          </table:table-cell>
          <table:table-cell table:formula="of:=[.D274]/[.L$1]" office:value-type="float" office:value="0.592180399824576">
            <text:p>0,5921803998</text:p>
          </table:table-cell>
          <table:table-cell table:formula="of:=[.E274]/[.M$1]" office:value-type="float" office:value="0.0268730625858695">
            <text:p>0,0268730626</text:p>
          </table:table-cell>
          <table:table-cell table:number-columns-repeated="8"/>
        </table:table-row>
        <table:table-row table:style-name="ro1">
          <table:table-cell office:value-type="string">
            <text:p>ущерб</text:p>
          </table:table-cell>
          <table:table-cell office:value-type="float" office:value="1">
            <text:p>1</text:p>
          </table:table-cell>
          <table:table-cell office:value-type="float" office:value="0.00471394525273">
            <text:p>0,0047139453</text:p>
          </table:table-cell>
          <table:table-cell office:value-type="float" office:value="0.000283612240055">
            <text:p>0,0002836122</text:p>
          </table:table-cell>
          <table:table-cell office:value-type="float" office:value="0.00586988847236">
            <text:p>0,0058698885</text:p>
          </table:table-cell>
          <table:table-cell/>
          <table:table-cell table:formula="of:=[.C275]/[.K$1]" office:value-type="float" office:value="0.0165808736608101">
            <text:p>0,0165808737</text:p>
          </table:table-cell>
          <table:table-cell table:formula="of:=[.D275]/[.L$1]" office:value-type="float" office:value="0.592163175405643">
            <text:p>0,5921631754</text:p>
          </table:table-cell>
          <table:table-cell table:formula="of:=[.E275]/[.M$1]" office:value-type="float" office:value="0.0268588717641834">
            <text:p>0,0268588718</text:p>
          </table:table-cell>
          <table:table-cell table:number-columns-repeated="8"/>
        </table:table-row>
        <table:table-row table:style-name="ro2">
          <table:table-cell office:value-type="string">
            <text:p>складыва</text:p>
          </table:table-cell>
          <table:table-cell office:value-type="float" office:value="1">
            <text:p>1</text:p>
          </table:table-cell>
          <table:table-cell office:value-type="float" office:value="0.00471252633553">
            <text:p>0,0047125263</text:p>
          </table:table-cell>
          <table:table-cell office:value-type="float" office:value="0.000283635122867">
            <text:p>0,0002836351</text:p>
          </table:table-cell>
          <table:table-cell office:value-type="float" office:value="0.00588243492546">
            <text:p>0,0058824349</text:p>
          </table:table-cell>
          <table:table-cell/>
          <table:table-cell table:formula="of:=[.C276]/[.K$1]" office:value-type="float" office:value="0.0165758827486193">
            <text:p>0,0165758827</text:p>
          </table:table-cell>
          <table:table-cell table:formula="of:=[.D276]/[.L$1]" office:value-type="float" office:value="0.592210953169443">
            <text:p>0,5922109532</text:p>
          </table:table-cell>
          <table:table-cell table:formula="of:=[.E276]/[.M$1]" office:value-type="float" office:value="0.0269162806189674">
            <text:p>0,0269162806</text:p>
          </table:table-cell>
          <table:table-cell table:number-columns-repeated="8"/>
        </table:table-row>
        <table:table-row table:style-name="ro1">
          <table:table-cell office:value-type="string">
            <text:p>введен</text:p>
          </table:table-cell>
          <table:table-cell office:value-type="float" office:value="1">
            <text:p>1</text:p>
          </table:table-cell>
          <table:table-cell office:value-type="float" office:value="0.00471155267941">
            <text:p>0,0047115527</text:p>
          </table:table-cell>
          <table:table-cell office:value-type="float" office:value="0.000283637597023">
            <text:p>0,0002836376</text:p>
          </table:table-cell>
          <table:table-cell office:value-type="float" office:value="0.00591791741366">
            <text:p>0,0059179174</text:p>
          </table:table-cell>
          <table:table-cell/>
          <table:table-cell table:formula="of:=[.C277]/[.K$1]" office:value-type="float" office:value="0.0165724580017779">
            <text:p>0,016572458</text:p>
          </table:table-cell>
          <table:table-cell table:formula="of:=[.D277]/[.L$1]" office:value-type="float" office:value="0.592216119039834">
            <text:p>0,592216119</text:p>
          </table:table-cell>
          <table:table-cell table:formula="of:=[.E277]/[.M$1]" office:value-type="float" office:value="0.0270786379797461">
            <text:p>0,027078638</text:p>
          </table:table-cell>
          <table:table-cell table:number-columns-repeated="8"/>
        </table:table-row>
        <table:table-row table:style-name="ro1">
          <table:table-cell office:value-type="string">
            <text:p>подсистем</text:p>
          </table:table-cell>
          <table:table-cell office:value-type="float" office:value="2">
            <text:p>2</text:p>
          </table:table-cell>
          <table:table-cell office:value-type="float" office:value="0.00471036828113">
            <text:p>0,0047103683</text:p>
          </table:table-cell>
          <table:table-cell office:value-type="float" office:value="0.000283626628295">
            <text:p>0,0002836266</text:p>
          </table:table-cell>
          <table:table-cell office:value-type="float" office:value="0.00449848174491">
            <text:p>0,0044984817</text:p>
          </table:table-cell>
          <table:table-cell/>
          <table:table-cell table:formula="of:=[.C278]/[.K$1]" office:value-type="float" office:value="0.0165682919885572">
            <text:p>0,016568292</text:p>
          </table:table-cell>
          <table:table-cell table:formula="of:=[.D278]/[.L$1]" office:value-type="float" office:value="0.592193217077629">
            <text:p>0,5921932171</text:p>
          </table:table-cell>
          <table:table-cell table:formula="of:=[.E278]/[.M$1]" office:value-type="float" office:value="0.0205837206088312">
            <text:p>0,0205837206</text:p>
          </table:table-cell>
          <table:table-cell table:number-columns-repeated="8"/>
        </table:table-row>
        <table:table-row table:style-name="ro1">
          <table:table-cell office:value-type="string">
            <text:p>пройден</text:p>
          </table:table-cell>
          <table:table-cell office:value-type="float" office:value="1">
            <text:p>1</text:p>
          </table:table-cell>
          <table:table-cell office:value-type="float" office:value="0.00470588247431">
            <text:p>0,0047058825</text:p>
          </table:table-cell>
          <table:table-cell office:value-type="float" office:value="0.000283610531046">
            <text:p>0,0002836105</text:p>
          </table:table-cell>
          <table:table-cell office:value-type="float" office:value="0.00588229358542">
            <text:p>0,0058822936</text:p>
          </table:table-cell>
          <table:table-cell/>
          <table:table-cell table:formula="of:=[.C279]/[.K$1]" office:value-type="float" office:value="0.0165525135710828">
            <text:p>0,0165525136</text:p>
          </table:table-cell>
          <table:table-cell table:formula="of:=[.D279]/[.L$1]" office:value-type="float" office:value="0.592159607110438">
            <text:p>0,5921596071</text:p>
          </table:table-cell>
          <table:table-cell table:formula="of:=[.E279]/[.M$1]" office:value-type="float" office:value="0.0269156338887906">
            <text:p>0,0269156339</text:p>
          </table:table-cell>
          <table:table-cell table:number-columns-repeated="8"/>
        </table:table-row>
        <table:table-row table:style-name="ro2">
          <table:table-cell office:value-type="string">
            <text:p>действительн</text:p>
          </table:table-cell>
          <table:table-cell office:value-type="float" office:value="1">
            <text:p>1</text:p>
          </table:table-cell>
          <table:table-cell office:value-type="float" office:value="0.0047058817863">
            <text:p>0,0047058818</text:p>
          </table:table-cell>
          <table:table-cell office:value-type="float" office:value="0.000283604688539">
            <text:p>0,0002836047</text:p>
          </table:table-cell>
          <table:table-cell office:value-type="float" office:value="0.00586787145068">
            <text:p>0,0058678715</text:p>
          </table:table-cell>
          <table:table-cell/>
          <table:table-cell table:formula="of:=[.C280]/[.K$1]" office:value-type="float" office:value="0.0165525111510702">
            <text:p>0,0165525112</text:p>
          </table:table-cell>
          <table:table-cell table:formula="of:=[.D280]/[.L$1]" office:value-type="float" office:value="0.592147408350974">
            <text:p>0,5921474084</text:p>
          </table:table-cell>
          <table:table-cell table:formula="of:=[.E280]/[.M$1]" office:value-type="float" office:value="0.026849642470151">
            <text:p>0,0268496425</text:p>
          </table:table-cell>
          <table:table-cell table:number-columns-repeated="8"/>
        </table:table-row>
        <table:table-row table:style-name="ro1">
          <table:table-cell office:value-type="string">
            <text:p>берет</text:p>
          </table:table-cell>
          <table:table-cell office:value-type="float" office:value="1">
            <text:p>1</text:p>
          </table:table-cell>
          <table:table-cell office:value-type="float" office:value="0.00470480388392">
            <text:p>0,0047048039</text:p>
          </table:table-cell>
          <table:table-cell office:value-type="float" office:value="0.000283620578883">
            <text:p>0,0002836206</text:p>
          </table:table-cell>
          <table:table-cell office:value-type="float" office:value="0.00587776641846">
            <text:p>0,0058777664</text:p>
          </table:table-cell>
          <table:table-cell/>
          <table:table-cell table:formula="of:=[.C281]/[.K$1]" office:value-type="float" office:value="0.0165487197274911">
            <text:p>0,0165487197</text:p>
          </table:table-cell>
          <table:table-cell table:formula="of:=[.D281]/[.L$1]" office:value-type="float" office:value="0.592180586314519">
            <text:p>0,5921805863</text:p>
          </table:table-cell>
          <table:table-cell table:formula="of:=[.E281]/[.M$1]" office:value-type="float" office:value="0.0268949189131303">
            <text:p>0,0268949189</text:p>
          </table:table-cell>
          <table:table-cell table:number-columns-repeated="8"/>
        </table:table-row>
        <table:table-row table:style-name="ro2">
          <table:table-cell office:value-type="string">
            <text:p>англоязычн</text:p>
          </table:table-cell>
          <table:table-cell office:value-type="float" office:value="1">
            <text:p>1</text:p>
          </table:table-cell>
          <table:table-cell office:value-type="float" office:value="0.00468927017025">
            <text:p>0,0046892702</text:p>
          </table:table-cell>
          <table:table-cell office:value-type="float" office:value="0.0002836484335">
            <text:p>0,0002836484</text:p>
          </table:table-cell>
          <table:table-cell office:value-type="float" office:value="0.00590278103555">
            <text:p>0,005902781</text:p>
          </table:table-cell>
          <table:table-cell/>
          <table:table-cell table:formula="of:=[.C282]/[.K$1]" office:value-type="float" office:value="0.0164940813025548">
            <text:p>0,0164940813</text:p>
          </table:table-cell>
          <table:table-cell table:formula="of:=[.D282]/[.L$1]" office:value-type="float" office:value="0.592238744870896">
            <text:p>0,5922387449</text:p>
          </table:table-cell>
          <table:table-cell table:formula="of:=[.E282]/[.M$1]" office:value-type="float" office:value="0.0270093783949099">
            <text:p>0,0270093784</text:p>
          </table:table-cell>
          <table:table-cell table:number-columns-repeated="8"/>
        </table:table-row>
        <table:table-row table:style-name="ro1">
          <table:table-cell office:value-type="string">
            <text:p>том</text:p>
          </table:table-cell>
          <table:table-cell office:value-type="float" office:value="1">
            <text:p>1</text:p>
          </table:table-cell>
          <table:table-cell office:value-type="float" office:value="0.00468771392909">
            <text:p>0,0046877139</text:p>
          </table:table-cell>
          <table:table-cell office:value-type="float" office:value="0.000283609808862">
            <text:p>0,0002836098</text:p>
          </table:table-cell>
          <table:table-cell office:value-type="float" office:value="0.00584782529833">
            <text:p>0,0058478253</text:p>
          </table:table-cell>
          <table:table-cell/>
          <table:table-cell table:formula="of:=[.C283]/[.K$1]" office:value-type="float" office:value="0.0164886073658253">
            <text:p>0,0164886074</text:p>
          </table:table-cell>
          <table:table-cell table:formula="of:=[.D283]/[.L$1]" office:value-type="float" office:value="0.592158099239091">
            <text:p>0,5921580992</text:p>
          </table:table-cell>
          <table:table-cell table:formula="of:=[.E283]/[.M$1]" office:value-type="float" office:value="0.0267579172120189">
            <text:p>0,0267579172</text:p>
          </table:table-cell>
          <table:table-cell table:number-columns-repeated="8"/>
        </table:table-row>
        <table:table-row table:style-name="ro2">
          <table:table-cell office:value-type="string">
            <text:p>внутрен</text:p>
          </table:table-cell>
          <table:table-cell office:value-type="float" office:value="1">
            <text:p>1</text:p>
          </table:table-cell>
          <table:table-cell office:value-type="float" office:value="0.00468389113959">
            <text:p>0,0046838911</text:p>
          </table:table-cell>
          <table:table-cell office:value-type="float" office:value="0.000283631635623">
            <text:p>0,0002836316</text:p>
          </table:table-cell>
          <table:table-cell office:value-type="float" office:value="0.00588830198165">
            <text:p>0,005888302</text:p>
          </table:table-cell>
          <table:table-cell/>
          <table:table-cell table:formula="of:=[.C284]/[.K$1]" office:value-type="float" office:value="0.016475161051468">
            <text:p>0,0164751611</text:p>
          </table:table-cell>
          <table:table-cell table:formula="of:=[.D284]/[.L$1]" office:value-type="float" office:value="0.592203672039827">
            <text:p>0,592203672</text:p>
          </table:table-cell>
          <table:table-cell table:formula="of:=[.E284]/[.M$1]" office:value-type="float" office:value="0.026943126531046">
            <text:p>0,0269431265</text:p>
          </table:table-cell>
          <table:table-cell table:number-columns-repeated="8"/>
        </table:table-row>
        <table:table-row table:style-name="ro2">
          <table:table-cell office:value-type="string">
            <text:p>отсутств</text:p>
          </table:table-cell>
          <table:table-cell office:value-type="float" office:value="1">
            <text:p>1</text:p>
          </table:table-cell>
          <table:table-cell office:value-type="float" office:value="0.00468362875315">
            <text:p>0,0046836288</text:p>
          </table:table-cell>
          <table:table-cell office:value-type="float" office:value="0.000283640779761">
            <text:p>0,0002836408</text:p>
          </table:table-cell>
          <table:table-cell office:value-type="float" office:value="0.00587688633688">
            <text:p>0,0058768863</text:p>
          </table:table-cell>
          <table:table-cell/>
          <table:table-cell table:formula="of:=[.C285]/[.K$1]" office:value-type="float" office:value="0.0164742381310311">
            <text:p>0,0164742381</text:p>
          </table:table-cell>
          <table:table-cell table:formula="of:=[.D285]/[.L$1]" office:value-type="float" office:value="0.592222764381517">
            <text:p>0,5922227644</text:p>
          </table:table-cell>
          <table:table-cell table:formula="of:=[.E285]/[.M$1]" office:value-type="float" office:value="0.0268908919203841">
            <text:p>0,0268908919</text:p>
          </table:table-cell>
          <table:table-cell table:number-columns-repeated="8"/>
        </table:table-row>
        <table:table-row table:style-name="ro1">
          <table:table-cell office:value-type="string">
            <text:p>концентратор</text:p>
          </table:table-cell>
          <table:table-cell office:value-type="float" office:value="1">
            <text:p>1</text:p>
          </table:table-cell>
          <table:table-cell office:value-type="float" office:value="0.00468352741175">
            <text:p>0,0046835274</text:p>
          </table:table-cell>
          <table:table-cell office:value-type="float" office:value="0.000283630079429">
            <text:p>0,0002836301</text:p>
          </table:table-cell>
          <table:table-cell office:value-type="float" office:value="0.00587376497215">
            <text:p>0,005873765</text:p>
          </table:table-cell>
          <table:table-cell/>
          <table:table-cell table:formula="of:=[.C286]/[.K$1]" office:value-type="float" office:value="0.0164738816718743">
            <text:p>0,0164738817</text:p>
          </table:table-cell>
          <table:table-cell table:formula="of:=[.D286]/[.L$1]" office:value-type="float" office:value="0.592200422812007">
            <text:p>0,5922004228</text:p>
          </table:table-cell>
          <table:table-cell table:formula="of:=[.E286]/[.M$1]" office:value-type="float" office:value="0.0268766094795154">
            <text:p>0,0268766095</text:p>
          </table:table-cell>
          <table:table-cell table:number-columns-repeated="8"/>
        </table:table-row>
        <table:table-row table:style-name="ro2">
          <table:table-cell office:value-type="string">
            <text:p>нижележа</text:p>
          </table:table-cell>
          <table:table-cell office:value-type="float" office:value="1">
            <text:p>1</text:p>
          </table:table-cell>
          <table:table-cell office:value-type="float" office:value="0.0046830957107">
            <text:p>0,0046830957</text:p>
          </table:table-cell>
          <table:table-cell office:value-type="float" office:value="0.000283631283395">
            <text:p>0,0002836313</text:p>
          </table:table-cell>
          <table:table-cell office:value-type="float" office:value="0.00590040582625">
            <text:p>0,0059004058</text:p>
          </table:table-cell>
          <table:table-cell/>
          <table:table-cell table:formula="of:=[.C287]/[.K$1]" office:value-type="float" office:value="0.0164723632026971">
            <text:p>0,0164723632</text:p>
          </table:table-cell>
          <table:table-cell table:formula="of:=[.D287]/[.L$1]" office:value-type="float" office:value="0.592202936611586">
            <text:p>0,5922029366</text:p>
          </table:table-cell>
          <table:table-cell table:formula="of:=[.E287]/[.M$1]" office:value-type="float" office:value="0.0269985101403762">
            <text:p>0,0269985101</text:p>
          </table:table-cell>
          <table:table-cell table:number-columns-repeated="8"/>
        </table:table-row>
        <table:table-row table:style-name="ro2">
          <table:table-cell office:value-type="string">
            <text:p>значен</text:p>
          </table:table-cell>
          <table:table-cell office:value-type="float" office:value="1">
            <text:p>1</text:p>
          </table:table-cell>
          <table:table-cell office:value-type="float" office:value="0.00468038461774">
            <text:p>0,0046803846</text:p>
          </table:table-cell>
          <table:table-cell office:value-type="float" office:value="0.000283616829783">
            <text:p>0,0002836168</text:p>
          </table:table-cell>
          <table:table-cell office:value-type="float" office:value="0.00588349560135">
            <text:p>0,0058834956</text:p>
          </table:table-cell>
          <table:table-cell/>
          <table:table-cell table:formula="of:=[.C288]/[.K$1]" office:value-type="float" office:value="0.0164628271798028">
            <text:p>0,0164628272</text:p>
          </table:table-cell>
          <table:table-cell table:formula="of:=[.D288]/[.L$1]" office:value-type="float" office:value="0.592172758447286">
            <text:p>0,5921727584</text:p>
          </table:table-cell>
          <table:table-cell table:formula="of:=[.E288]/[.M$1]" office:value-type="float" office:value="0.026921133957808">
            <text:p>0,026921134</text:p>
          </table:table-cell>
          <table:table-cell table:number-columns-repeated="8"/>
        </table:table-row>
        <table:table-row table:style-name="ro1">
          <table:table-cell office:value-type="string">
            <text:p>как</text:p>
          </table:table-cell>
          <table:table-cell office:value-type="float" office:value="2">
            <text:p>2</text:p>
          </table:table-cell>
          <table:table-cell office:value-type="float" office:value="0.00467897977437">
            <text:p>0,0046789798</text:p>
          </table:table-cell>
          <table:table-cell office:value-type="float" office:value="0.00028365215367">
            <text:p>0,0002836522</text:p>
          </table:table-cell>
          <table:table-cell office:value-type="float" office:value="0.00597125354378">
            <text:p>0,0059712535</text:p>
          </table:table-cell>
          <table:table-cell/>
          <table:table-cell table:formula="of:=[.C289]/[.K$1]" office:value-type="float" office:value="0.016457885771029">
            <text:p>0,0164578858</text:p>
          </table:table-cell>
          <table:table-cell table:formula="of:=[.D289]/[.L$1]" office:value-type="float" office:value="0.592246512334246">
            <text:p>0,5922465123</text:p>
          </table:table-cell>
          <table:table-cell table:formula="of:=[.E289]/[.M$1]" office:value-type="float" office:value="0.0273226883200612">
            <text:p>0,0273226883</text:p>
          </table:table-cell>
          <table:table-cell table:number-columns-repeated="8"/>
        </table:table-row>
        <table:table-row table:style-name="ro2">
          <table:table-cell office:value-type="string">
            <text:p>отсутствова</text:p>
          </table:table-cell>
          <table:table-cell office:value-type="float" office:value="1">
            <text:p>1</text:p>
          </table:table-cell>
          <table:table-cell office:value-type="float" office:value="0.00467838303766">
            <text:p>0,004678383</text:p>
          </table:table-cell>
          <table:table-cell office:value-type="float" office:value="0.00028362860902">
            <text:p>0,0002836286</text:p>
          </table:table-cell>
          <table:table-cell office:value-type="float" office:value="0.00586980892126">
            <text:p>0,0058698089</text:p>
          </table:table-cell>
          <table:table-cell/>
          <table:table-cell table:formula="of:=[.C290]/[.K$1]" office:value-type="float" office:value="0.0164557868039288">
            <text:p>0,0164557868</text:p>
          </table:table-cell>
          <table:table-cell table:formula="of:=[.D290]/[.L$1]" office:value-type="float" office:value="0.592197352697465">
            <text:p>0,5921973527</text:p>
          </table:table-cell>
          <table:table-cell table:formula="of:=[.E290]/[.M$1]" office:value-type="float" office:value="0.0268585077619023">
            <text:p>0,0268585078</text:p>
          </table:table-cell>
          <table:table-cell table:number-columns-repeated="8"/>
        </table:table-row>
        <table:table-row table:style-name="ro2">
          <table:table-cell office:value-type="string">
            <text:p>недостатк</text:p>
          </table:table-cell>
          <table:table-cell office:value-type="float" office:value="1">
            <text:p>1</text:p>
          </table:table-cell>
          <table:table-cell office:value-type="float" office:value="0.00467749922029">
            <text:p>0,0046774992</text:p>
          </table:table-cell>
          <table:table-cell office:value-type="float" office:value="0.000283640075701">
            <text:p>0,0002836401</text:p>
          </table:table-cell>
          <table:table-cell office:value-type="float" office:value="0.00587741943623">
            <text:p>0,0058774194</text:p>
          </table:table-cell>
          <table:table-cell/>
          <table:table-cell table:formula="of:=[.C291]/[.K$1]" office:value-type="float" office:value="0.0164526780567191">
            <text:p>0,0164526781</text:p>
          </table:table-cell>
          <table:table-cell table:formula="of:=[.D291]/[.L$1]" office:value-type="float" office:value="0.592221294351855">
            <text:p>0,5922212944</text:p>
          </table:table-cell>
          <table:table-cell table:formula="of:=[.E291]/[.M$1]" office:value-type="float" office:value="0.0268933312251761">
            <text:p>0,0268933312</text:p>
          </table:table-cell>
          <table:table-cell table:number-columns-repeated="8"/>
        </table:table-row>
        <table:table-row table:style-name="ro1">
          <table:table-cell office:value-type="string">
            <text:p>длин</text:p>
          </table:table-cell>
          <table:table-cell office:value-type="float" office:value="1">
            <text:p>1</text:p>
          </table:table-cell>
          <table:table-cell office:value-type="float" office:value="0.00467601956116">
            <text:p>0,0046760196</text:p>
          </table:table-cell>
          <table:table-cell office:value-type="float" office:value="0.000283634337699">
            <text:p>0,0002836343</text:p>
          </table:table-cell>
          <table:table-cell office:value-type="float" office:value="0.00585253616131">
            <text:p>0,0058525362</text:p>
          </table:table-cell>
          <table:table-cell/>
          <table:table-cell table:formula="of:=[.C292]/[.K$1]" office:value-type="float" office:value="0.0164474734903145">
            <text:p>0,0164474735</text:p>
          </table:table-cell>
          <table:table-cell table:formula="of:=[.D292]/[.L$1]" office:value-type="float" office:value="0.592209313791763">
            <text:p>0,5922093138</text:p>
          </table:table-cell>
          <table:table-cell table:formula="of:=[.E292]/[.M$1]" office:value-type="float" office:value="0.0267794727262802">
            <text:p>0,0267794727</text:p>
          </table:table-cell>
          <table:table-cell table:number-columns-repeated="8"/>
        </table:table-row>
        <table:table-row table:style-name="ro2">
          <table:table-cell office:value-type="string">
            <text:p>уточн</text:p>
          </table:table-cell>
          <table:table-cell office:value-type="float" office:value="1">
            <text:p>1</text:p>
          </table:table-cell>
          <table:table-cell office:value-type="float" office:value="0.00467571993064">
            <text:p>0,0046757199</text:p>
          </table:table-cell>
          <table:table-cell office:value-type="float" office:value="0.000283642394389">
            <text:p>0,0002836424</text:p>
          </table:table-cell>
          <table:table-cell office:value-type="float" office:value="0.00591147190673">
            <text:p>0,0059114719</text:p>
          </table:table-cell>
          <table:table-cell/>
          <table:table-cell table:formula="of:=[.C293]/[.K$1]" office:value-type="float" office:value="0.0164464195672139">
            <text:p>0,0164464196</text:p>
          </table:table-cell>
          <table:table-cell table:formula="of:=[.D293]/[.L$1]" office:value-type="float" office:value="0.592226135615577">
            <text:p>0,5922261356</text:p>
          </table:table-cell>
          <table:table-cell table:formula="of:=[.E293]/[.M$1]" office:value-type="float" office:value="0.0270491452483419">
            <text:p>0,0270491452</text:p>
          </table:table-cell>
          <table:table-cell table:number-columns-repeated="8"/>
        </table:table-row>
        <table:table-row table:style-name="ro2">
          <table:table-cell office:value-type="string">
            <text:p>совокупн</text:p>
          </table:table-cell>
          <table:table-cell office:value-type="float" office:value="1">
            <text:p>1</text:p>
          </table:table-cell>
          <table:table-cell office:value-type="float" office:value="0.00467442724934">
            <text:p>0,0046744272</text:p>
          </table:table-cell>
          <table:table-cell office:value-type="float" office:value="0.000283636828229">
            <text:p>0,0002836368</text:p>
          </table:table-cell>
          <table:table-cell office:value-type="float" office:value="0.00587951217656">
            <text:p>0,0058795122</text:p>
          </table:table-cell>
          <table:table-cell/>
          <table:table-cell table:formula="of:=[.C294]/[.K$1]" office:value-type="float" office:value="0.0164418726783193">
            <text:p>0,0164418727</text:p>
          </table:table-cell>
          <table:table-cell table:formula="of:=[.D294]/[.L$1]" office:value-type="float" office:value="0.592214513849959">
            <text:p>0,5922145138</text:p>
          </table:table-cell>
          <table:table-cell table:formula="of:=[.E294]/[.M$1]" office:value-type="float" office:value="0.026902906985333">
            <text:p>0,026902907</text:p>
          </table:table-cell>
          <table:table-cell table:number-columns-repeated="8"/>
        </table:table-row>
        <table:table-row table:style-name="ro2">
          <table:table-cell office:value-type="string">
            <text:p>нумерац</text:p>
          </table:table-cell>
          <table:table-cell office:value-type="float" office:value="2">
            <text:p>2</text:p>
          </table:table-cell>
          <table:table-cell office:value-type="float" office:value="0.00467382534026">
            <text:p>0,0046738253</text:p>
          </table:table-cell>
          <table:table-cell office:value-type="float" office:value="0.000283698175859">
            <text:p>0,0002836982</text:p>
          </table:table-cell>
          <table:table-cell office:value-type="float" office:value="0.00586655564989">
            <text:p>0,0058665556</text:p>
          </table:table-cell>
          <table:table-cell/>
          <table:table-cell table:formula="of:=[.C295]/[.K$1]" office:value-type="float" office:value="0.0164397555178782">
            <text:p>0,0164397555</text:p>
          </table:table-cell>
          <table:table-cell table:formula="of:=[.D295]/[.L$1]" office:value-type="float" office:value="0.592342603552213">
            <text:p>0,5923426036</text:p>
          </table:table-cell>
          <table:table-cell table:formula="of:=[.E295]/[.M$1]" office:value-type="float" office:value="0.0268436217553023">
            <text:p>0,0268436218</text:p>
          </table:table-cell>
          <table:table-cell table:number-columns-repeated="8"/>
        </table:table-row>
        <table:table-row table:style-name="ro1">
          <table:table-cell office:value-type="string">
            <text:p>терминал</text:p>
          </table:table-cell>
          <table:table-cell office:value-type="float" office:value="1">
            <text:p>1</text:p>
          </table:table-cell>
          <table:table-cell office:value-type="float" office:value="0.00467151038437">
            <text:p>0,0046715104</text:p>
          </table:table-cell>
          <table:table-cell office:value-type="float" office:value="0.000283626352961">
            <text:p>0,0002836264</text:p>
          </table:table-cell>
          <table:table-cell office:value-type="float" office:value="0.00586902010827">
            <text:p>0,0058690201</text:p>
          </table:table-cell>
          <table:table-cell/>
          <table:table-cell table:formula="of:=[.C296]/[.K$1]" office:value-type="float" office:value="0.0164316128710962">
            <text:p>0,0164316129</text:p>
          </table:table-cell>
          <table:table-cell table:formula="of:=[.D296]/[.L$1]" office:value-type="float" office:value="0.592192642198859">
            <text:p>0,5921926422</text:p>
          </table:table-cell>
          <table:table-cell table:formula="of:=[.E296]/[.M$1]" office:value-type="float" office:value="0.0268548983872022">
            <text:p>0,0268548984</text:p>
          </table:table-cell>
          <table:table-cell table:number-columns-repeated="8"/>
        </table:table-row>
        <table:table-row table:style-name="ro1">
          <table:table-cell office:value-type="string">
            <text:p>полн</text:p>
          </table:table-cell>
          <table:table-cell office:value-type="float" office:value="1">
            <text:p>1</text:p>
          </table:table-cell>
          <table:table-cell office:value-type="float" office:value="0.00466926947178">
            <text:p>0,0046692695</text:p>
          </table:table-cell>
          <table:table-cell office:value-type="float" office:value="0.000283644005649">
            <text:p>0,000283644</text:p>
          </table:table-cell>
          <table:table-cell office:value-type="float" office:value="0.00588124543634">
            <text:p>0,0058812454</text:p>
          </table:table-cell>
          <table:table-cell/>
          <table:table-cell table:formula="of:=[.C297]/[.K$1]" office:value-type="float" office:value="0.0164237306648873">
            <text:p>0,0164237307</text:p>
          </table:table-cell>
          <table:table-cell table:formula="of:=[.D297]/[.L$1]" office:value-type="float" office:value="0.592229499817481">
            <text:p>0,5922294998</text:p>
          </table:table-cell>
          <table:table-cell table:formula="of:=[.E297]/[.M$1]" office:value-type="float" office:value="0.0269108378689238">
            <text:p>0,0269108379</text:p>
          </table:table-cell>
          <table:table-cell table:number-columns-repeated="8"/>
        </table:table-row>
        <table:table-row table:style-name="ro1">
          <table:table-cell office:value-type="string">
            <text:p>неудобств</text:p>
          </table:table-cell>
          <table:table-cell office:value-type="float" office:value="1">
            <text:p>1</text:p>
          </table:table-cell>
          <table:table-cell office:value-type="float" office:value="0.00466884877617">
            <text:p>0,0046688488</text:p>
          </table:table-cell>
          <table:table-cell office:value-type="float" office:value="0.000283609252776">
            <text:p>0,0002836093</text:p>
          </table:table-cell>
          <table:table-cell office:value-type="float" office:value="0.00582204401824">
            <text:p>0,005822044</text:p>
          </table:table-cell>
          <table:table-cell/>
          <table:table-cell table:formula="of:=[.C298]/[.K$1]" office:value-type="float" office:value="0.0164222509063443">
            <text:p>0,0164222509</text:p>
          </table:table-cell>
          <table:table-cell table:formula="of:=[.D298]/[.L$1]" office:value-type="float" office:value="0.592156938169133">
            <text:p>0,5921569382</text:p>
          </table:table-cell>
          <table:table-cell table:formula="of:=[.E298]/[.M$1]" office:value-type="float" office:value="0.0266399497073355">
            <text:p>0,0266399497</text:p>
          </table:table-cell>
          <table:table-cell table:number-columns-repeated="8"/>
        </table:table-row>
        <table:table-row table:style-name="ro1">
          <table:table-cell office:value-type="string">
            <text:p>расчет</text:p>
          </table:table-cell>
          <table:table-cell office:value-type="float" office:value="1">
            <text:p>1</text:p>
          </table:table-cell>
          <table:table-cell office:value-type="float" office:value="0.0046682632537">
            <text:p>0,0046682633</text:p>
          </table:table-cell>
          <table:table-cell office:value-type="float" office:value="0.000283637365939">
            <text:p>0,0002836374</text:p>
          </table:table-cell>
          <table:table-cell office:value-type="float" office:value="0.00584965112429">
            <text:p>0,0058496511</text:p>
          </table:table-cell>
          <table:table-cell/>
          <table:table-cell table:formula="of:=[.C299]/[.K$1]" office:value-type="float" office:value="0.0164201913843133">
            <text:p>0,0164201914</text:p>
          </table:table-cell>
          <table:table-cell table:formula="of:=[.D299]/[.L$1]" office:value-type="float" office:value="0.592215636552071">
            <text:p>0,5922156366</text:p>
          </table:table-cell>
          <table:table-cell table:formula="of:=[.E299]/[.M$1]" office:value-type="float" office:value="0.0267662716510434">
            <text:p>0,0267662717</text:p>
          </table:table-cell>
          <table:table-cell table:number-columns-repeated="8"/>
        </table:table-row>
        <table:table-row table:style-name="ro2">
          <table:table-cell office:value-type="string">
            <text:p>отнест</text:p>
          </table:table-cell>
          <table:table-cell office:value-type="float" office:value="1">
            <text:p>1</text:p>
          </table:table-cell>
          <table:table-cell office:value-type="float" office:value="0.00466611139734">
            <text:p>0,0046661114</text:p>
          </table:table-cell>
          <table:table-cell office:value-type="float" office:value="0.000283628531446">
            <text:p>0,0002836285</text:p>
          </table:table-cell>
          <table:table-cell office:value-type="float" office:value="0.00591014940282">
            <text:p>0,0059101494</text:p>
          </table:table-cell>
          <table:table-cell/>
          <table:table-cell table:formula="of:=[.C300]/[.K$1]" office:value-type="float" office:value="0.0164126224252931">
            <text:p>0,0164126224</text:p>
          </table:table-cell>
          <table:table-cell table:formula="of:=[.D300]/[.L$1]" office:value-type="float" office:value="0.592197190728199">
            <text:p>0,5921971907</text:p>
          </table:table-cell>
          <table:table-cell table:formula="of:=[.E300]/[.M$1]" office:value-type="float" office:value="0.0270430938620007">
            <text:p>0,0270430939</text:p>
          </table:table-cell>
          <table:table-cell table:number-columns-repeated="8"/>
        </table:table-row>
        <table:table-row table:style-name="ro2">
          <table:table-cell office:value-type="string">
            <text:p>жизн</text:p>
          </table:table-cell>
          <table:table-cell office:value-type="float" office:value="1">
            <text:p>1</text:p>
          </table:table-cell>
          <table:table-cell office:value-type="float" office:value="0.00466595228983">
            <text:p>0,0046659523</text:p>
          </table:table-cell>
          <table:table-cell office:value-type="float" office:value="0.00028362670671">
            <text:p>0,0002836267</text:p>
          </table:table-cell>
          <table:table-cell office:value-type="float" office:value="0.00585385061421">
            <text:p>0,0058538506</text:p>
          </table:table-cell>
          <table:table-cell/>
          <table:table-cell table:formula="of:=[.C301]/[.K$1]" office:value-type="float" office:value="0.0164120627790986">
            <text:p>0,0164120628</text:p>
          </table:table-cell>
          <table:table-cell table:formula="of:=[.D301]/[.L$1]" office:value-type="float" office:value="0.592193380802846">
            <text:p>0,5921933808</text:p>
          </table:table-cell>
          <table:table-cell table:formula="of:=[.E301]/[.M$1]" office:value-type="float" office:value="0.0267854872735833">
            <text:p>0,0267854873</text:p>
          </table:table-cell>
          <table:table-cell table:number-columns-repeated="8"/>
        </table:table-row>
        <table:table-row table:style-name="ro2">
          <table:table-cell office:value-type="string">
            <text:p>вмест</text:p>
          </table:table-cell>
          <table:table-cell office:value-type="float" office:value="1">
            <text:p>1</text:p>
          </table:table-cell>
          <table:table-cell office:value-type="float" office:value="0.00465625194127">
            <text:p>0,0046562519</text:p>
          </table:table-cell>
          <table:table-cell office:value-type="float" office:value="0.000283643714698">
            <text:p>0,0002836437</text:p>
          </table:table-cell>
          <table:table-cell office:value-type="float" office:value="0.00588150638094">
            <text:p>0,0058815064</text:p>
          </table:table-cell>
          <table:table-cell/>
          <table:table-cell table:formula="of:=[.C302]/[.K$1]" office:value-type="float" office:value="0.0163779426853521">
            <text:p>0,0163779427</text:p>
          </table:table-cell>
          <table:table-cell table:formula="of:=[.D302]/[.L$1]" office:value-type="float" office:value="0.592228892331471">
            <text:p>0,5922288923</text:p>
          </table:table-cell>
          <table:table-cell table:formula="of:=[.E302]/[.M$1]" office:value-type="float" office:value="0.0269120318741561">
            <text:p>0,0269120319</text:p>
          </table:table-cell>
          <table:table-cell table:number-columns-repeated="8"/>
        </table:table-row>
        <table:table-row table:style-name="ro2">
          <table:table-cell office:value-type="string">
            <text:p>адресац</text:p>
          </table:table-cell>
          <table:table-cell office:value-type="float" office:value="1">
            <text:p>1</text:p>
          </table:table-cell>
          <table:table-cell office:value-type="float" office:value="0.00465490134396">
            <text:p>0,0046549013</text:p>
          </table:table-cell>
          <table:table-cell office:value-type="float" office:value="0.000283620876622">
            <text:p>0,0002836209</text:p>
          </table:table-cell>
          <table:table-cell office:value-type="float" office:value="0.00585595781014">
            <text:p>0,0058559578</text:p>
          </table:table-cell>
          <table:table-cell/>
          <table:table-cell table:formula="of:=[.C303]/[.K$1]" office:value-type="float" office:value="0.0163731920821603">
            <text:p>0,0163731921</text:p>
          </table:table-cell>
          <table:table-cell table:formula="of:=[.D303]/[.L$1]" office:value-type="float" office:value="0.592181207973414">
            <text:p>0,592181208</text:p>
          </table:table-cell>
          <table:table-cell table:formula="of:=[.E303]/[.M$1]" office:value-type="float" office:value="0.026795129178286">
            <text:p>0,0267951292</text:p>
          </table:table-cell>
          <table:table-cell table:number-columns-repeated="8"/>
        </table:table-row>
        <table:table-row table:style-name="ro2">
          <table:table-cell office:value-type="string">
            <text:p>помога</text:p>
          </table:table-cell>
          <table:table-cell office:value-type="float" office:value="2">
            <text:p>2</text:p>
          </table:table-cell>
          <table:table-cell office:value-type="float" office:value="0.00465452669294">
            <text:p>0,0046545267</text:p>
          </table:table-cell>
          <table:table-cell office:value-type="float" office:value="0.000283706248024">
            <text:p>0,0002837062</text:p>
          </table:table-cell>
          <table:table-cell office:value-type="float" office:value="0.00584856226656">
            <text:p>0,0058485623</text:p>
          </table:table-cell>
          <table:table-cell/>
          <table:table-cell table:formula="of:=[.C304]/[.K$1]" office:value-type="float" office:value="0.0163718742812745">
            <text:p>0,0163718743</text:p>
          </table:table-cell>
          <table:table-cell table:formula="of:=[.D304]/[.L$1]" office:value-type="float" office:value="0.592359457686781">
            <text:p>0,5923594577</text:p>
          </table:table-cell>
          <table:table-cell table:formula="of:=[.E304]/[.M$1]" office:value-type="float" office:value="0.0267612893604467">
            <text:p>0,0267612894</text:p>
          </table:table-cell>
          <table:table-cell table:number-columns-repeated="8"/>
        </table:table-row>
        <table:table-row table:style-name="ro1">
          <table:table-cell office:value-type="string">
            <text:p>отображен</text:p>
          </table:table-cell>
          <table:table-cell office:value-type="float" office:value="1">
            <text:p>1</text:p>
          </table:table-cell>
          <table:table-cell office:value-type="float" office:value="0.00465371153175">
            <text:p>0,0046537115</text:p>
          </table:table-cell>
          <table:table-cell office:value-type="float" office:value="0.000283628059513">
            <text:p>0,0002836281</text:p>
          </table:table-cell>
          <table:table-cell office:value-type="float" office:value="0.00584692751851">
            <text:p>0,0058469275</text:p>
          </table:table-cell>
          <table:table-cell/>
          <table:table-cell table:formula="of:=[.C305]/[.K$1]" office:value-type="float" office:value="0.0163690070259332">
            <text:p>0,016369007</text:p>
          </table:table-cell>
          <table:table-cell table:formula="of:=[.D305]/[.L$1]" office:value-type="float" office:value="0.592196205364014">
            <text:p>0,5921962054</text:p>
          </table:table-cell>
          <table:table-cell table:formula="of:=[.E305]/[.M$1]" office:value-type="float" office:value="0.0267538092373663">
            <text:p>0,0267538092</text:p>
          </table:table-cell>
          <table:table-cell table:number-columns-repeated="8"/>
        </table:table-row>
        <table:table-row table:style-name="ro1">
          <table:table-cell office:value-type="string">
            <text:p>собствен</text:p>
          </table:table-cell>
          <table:table-cell office:value-type="float" office:value="1">
            <text:p>1</text:p>
          </table:table-cell>
          <table:table-cell office:value-type="float" office:value="0.00465272945106">
            <text:p>0,0046527295</text:p>
          </table:table-cell>
          <table:table-cell office:value-type="float" office:value="0.000283636738207">
            <text:p>0,0002836367</text:p>
          </table:table-cell>
          <table:table-cell office:value-type="float" office:value="0.00588363405561">
            <text:p>0,0058836341</text:p>
          </table:table-cell>
          <table:table-cell/>
          <table:table-cell table:formula="of:=[.C306]/[.K$1]" office:value-type="float" office:value="0.0163655526464331">
            <text:p>0,0163655526</text:p>
          </table:table-cell>
          <table:table-cell table:formula="of:=[.D306]/[.L$1]" office:value-type="float" office:value="0.592214325890111">
            <text:p>0,5922143259</text:p>
          </table:table-cell>
          <table:table-cell table:formula="of:=[.E306]/[.M$1]" office:value-type="float" office:value="0.0269217674835099">
            <text:p>0,0269217675</text:p>
          </table:table-cell>
          <table:table-cell table:number-columns-repeated="8"/>
        </table:table-row>
        <table:table-row table:style-name="ro2">
          <table:table-cell office:value-type="string">
            <text:p>потребова</text:p>
          </table:table-cell>
          <table:table-cell office:value-type="float" office:value="1">
            <text:p>1</text:p>
          </table:table-cell>
          <table:table-cell office:value-type="float" office:value="0.00465085404341">
            <text:p>0,004650854</text:p>
          </table:table-cell>
          <table:table-cell office:value-type="float" office:value="0.000283622122137">
            <text:p>0,0002836221</text:p>
          </table:table-cell>
          <table:table-cell office:value-type="float" office:value="0.00582987771476">
            <text:p>0,0058298777</text:p>
          </table:table-cell>
          <table:table-cell/>
          <table:table-cell table:formula="of:=[.C307]/[.K$1]" office:value-type="float" office:value="0.0163589560706054">
            <text:p>0,0163589561</text:p>
          </table:table-cell>
          <table:table-cell table:formula="of:=[.D307]/[.L$1]" office:value-type="float" office:value="0.592183808524495">
            <text:p>0,5921838085</text:p>
          </table:table-cell>
          <table:table-cell table:formula="of:=[.E307]/[.M$1]" office:value-type="float" office:value="0.0266757943833053">
            <text:p>0,0266757944</text:p>
          </table:table-cell>
          <table:table-cell table:number-columns-repeated="8"/>
        </table:table-row>
        <table:table-row table:style-name="ro2">
          <table:table-cell office:value-type="string">
            <text:p>снима</text:p>
          </table:table-cell>
          <table:table-cell office:value-type="float" office:value="1">
            <text:p>1</text:p>
          </table:table-cell>
          <table:table-cell office:value-type="float" office:value="0.00464682729166">
            <text:p>0,0046468273</text:p>
          </table:table-cell>
          <table:table-cell office:value-type="float" office:value="0.000283608661893">
            <text:p>0,0002836087</text:p>
          </table:table-cell>
          <table:table-cell office:value-type="float" office:value="0.00582954680621">
            <text:p>0,0058295468</text:p>
          </table:table-cell>
          <table:table-cell/>
          <table:table-cell table:formula="of:=[.C308]/[.K$1]" office:value-type="float" office:value="0.0163447923375855">
            <text:p>0,0163447923</text:p>
          </table:table-cell>
          <table:table-cell table:formula="of:=[.D308]/[.L$1]" office:value-type="float" office:value="0.592155704445393">
            <text:p>0,5921557044</text:p>
          </table:table-cell>
          <table:table-cell table:formula="of:=[.E308]/[.M$1]" office:value-type="float" office:value="0.0266742802437518">
            <text:p>0,0266742802</text:p>
          </table:table-cell>
          <table:table-cell table:number-columns-repeated="8"/>
        </table:table-row>
        <table:table-row table:style-name="ro2">
          <table:table-cell office:value-type="string">
            <text:p>очеред</text:p>
          </table:table-cell>
          <table:table-cell office:value-type="float" office:value="2">
            <text:p>2</text:p>
          </table:table-cell>
          <table:table-cell office:value-type="float" office:value="0.0046428681208">
            <text:p>0,0046428681</text:p>
          </table:table-cell>
          <table:table-cell office:value-type="float" office:value="0.000283658868315">
            <text:p>0,0002836589</text:p>
          </table:table-cell>
          <table:table-cell office:value-type="float" office:value="0.00581057660806">
            <text:p>0,0058105766</text:p>
          </table:table-cell>
          <table:table-cell/>
          <table:table-cell table:formula="of:=[.C309]/[.K$1]" office:value-type="float" office:value="0.0163308663141992">
            <text:p>0,0163308663</text:p>
          </table:table-cell>
          <table:table-cell table:formula="of:=[.D309]/[.L$1]" office:value-type="float" office:value="0.592260532058868">
            <text:p>0,5922605321</text:p>
          </table:table-cell>
          <table:table-cell table:formula="of:=[.E309]/[.M$1]" office:value-type="float" office:value="0.0265874782334835">
            <text:p>0,0265874782</text:p>
          </table:table-cell>
          <table:table-cell table:number-columns-repeated="8"/>
        </table:table-row>
        <table:table-row table:style-name="ro1">
          <table:table-cell office:value-type="string">
            <text:p>узел</text:p>
          </table:table-cell>
          <table:table-cell office:value-type="float" office:value="1">
            <text:p>1</text:p>
          </table:table-cell>
          <table:table-cell office:value-type="float" office:value="0.00464252844121">
            <text:p>0,0046425284</text:p>
          </table:table-cell>
          <table:table-cell office:value-type="float" office:value="0.000283614651801">
            <text:p>0,0002836147</text:p>
          </table:table-cell>
          <table:table-cell office:value-type="float" office:value="0.00581751844184">
            <text:p>0,0058175184</text:p>
          </table:table-cell>
          <table:table-cell/>
          <table:table-cell table:formula="of:=[.C310]/[.K$1]" office:value-type="float" office:value="0.0163296715221376">
            <text:p>0,0163296715</text:p>
          </table:table-cell>
          <table:table-cell table:formula="of:=[.D310]/[.L$1]" office:value-type="float" office:value="0.592168210968175">
            <text:p>0,592168211</text:p>
          </table:table-cell>
          <table:table-cell table:formula="of:=[.E310]/[.M$1]" office:value-type="float" office:value="0.0266192420096069">
            <text:p>0,026619242</text:p>
          </table:table-cell>
          <table:table-cell table:number-columns-repeated="8"/>
        </table:table-row>
        <table:table-row table:style-name="ro1">
          <table:table-cell office:value-type="string">
            <text:p>понят</text:p>
          </table:table-cell>
          <table:table-cell office:value-type="float" office:value="1">
            <text:p>1</text:p>
          </table:table-cell>
          <table:table-cell office:value-type="float" office:value="0.00464170027239">
            <text:p>0,0046417003</text:p>
          </table:table-cell>
          <table:table-cell office:value-type="float" office:value="0.000283630140032">
            <text:p>0,0002836301</text:p>
          </table:table-cell>
          <table:table-cell office:value-type="float" office:value="0.00583664395709">
            <text:p>0,005836644</text:p>
          </table:table-cell>
          <table:table-cell/>
          <table:table-cell table:formula="of:=[.C311]/[.K$1]" office:value-type="float" office:value="0.0163267585136408">
            <text:p>0,0163267585</text:p>
          </table:table-cell>
          <table:table-cell table:formula="of:=[.D311]/[.L$1]" office:value-type="float" office:value="0.592200549346972">
            <text:p>0,5922005493</text:p>
          </table:table-cell>
          <table:table-cell table:formula="of:=[.E311]/[.M$1]" office:value-type="float" office:value="0.0267067547049404">
            <text:p>0,0267067547</text:p>
          </table:table-cell>
          <table:table-cell table:number-columns-repeated="8"/>
        </table:table-row>
        <table:table-row table:style-name="ro2">
          <table:table-cell office:value-type="string">
            <text:p>эффективн</text:p>
          </table:table-cell>
          <table:table-cell office:value-type="float" office:value="1">
            <text:p>1</text:p>
          </table:table-cell>
          <table:table-cell office:value-type="float" office:value="0.00464169337677">
            <text:p>0,0046416934</text:p>
          </table:table-cell>
          <table:table-cell office:value-type="float" office:value="0.000283609287471">
            <text:p>0,0002836093</text:p>
          </table:table-cell>
          <table:table-cell office:value-type="float" office:value="0.00581375248245">
            <text:p>0,0058137525</text:p>
          </table:table-cell>
          <table:table-cell/>
          <table:table-cell table:formula="of:=[.C312]/[.K$1]" office:value-type="float" office:value="0.0163267342589247">
            <text:p>0,0163267343</text:p>
          </table:table-cell>
          <table:table-cell table:formula="of:=[.D312]/[.L$1]" office:value-type="float" office:value="0.592157010609946">
            <text:p>0,5921570106</text:p>
          </table:table-cell>
          <table:table-cell table:formula="of:=[.E312]/[.M$1]" office:value-type="float" office:value="0.0266020100944178">
            <text:p>0,0266020101</text:p>
          </table:table-cell>
          <table:table-cell table:number-columns-repeated="8"/>
        </table:table-row>
        <table:table-row table:style-name="ro2">
          <table:table-cell office:value-type="string">
            <text:p>совпада</text:p>
          </table:table-cell>
          <table:table-cell office:value-type="float" office:value="2">
            <text:p>2</text:p>
          </table:table-cell>
          <table:table-cell office:value-type="float" office:value="0.00463555614849">
            <text:p>0,0046355561</text:p>
          </table:table-cell>
          <table:table-cell office:value-type="float" office:value="0.000283703378713">
            <text:p>0,0002837034</text:p>
          </table:table-cell>
          <table:table-cell office:value-type="float" office:value="0.00584551936999">
            <text:p>0,0058455194</text:p>
          </table:table-cell>
          <table:table-cell/>
          <table:table-cell table:formula="of:=[.C313]/[.K$1]" office:value-type="float" office:value="0.0163051471166728">
            <text:p>0,0163051471</text:p>
          </table:table-cell>
          <table:table-cell table:formula="of:=[.D313]/[.L$1]" office:value-type="float" office:value="0.592353466759476">
            <text:p>0,5923534668</text:p>
          </table:table-cell>
          <table:table-cell table:formula="of:=[.E313]/[.M$1]" office:value-type="float" office:value="0.0267473659666463">
            <text:p>0,026747366</text:p>
          </table:table-cell>
          <table:table-cell table:number-columns-repeated="8"/>
        </table:table-row>
        <table:table-row table:style-name="ro2">
          <table:table-cell office:value-type="string">
            <text:p>заблуд</text:p>
          </table:table-cell>
          <table:table-cell office:value-type="float" office:value="1">
            <text:p>1</text:p>
          </table:table-cell>
          <table:table-cell office:value-type="float" office:value="0.00463371380552">
            <text:p>0,0046337138</text:p>
          </table:table-cell>
          <table:table-cell office:value-type="float" office:value="0.000283619793396">
            <text:p>0,0002836198</text:p>
          </table:table-cell>
          <table:table-cell office:value-type="float" office:value="0.00585596249697">
            <text:p>0,0058559625</text:p>
          </table:table-cell>
          <table:table-cell/>
          <table:table-cell table:formula="of:=[.C314]/[.K$1]" office:value-type="float" office:value="0.0162986668428496">
            <text:p>0,0162986668</text:p>
          </table:table-cell>
          <table:table-cell table:formula="of:=[.D314]/[.L$1]" office:value-type="float" office:value="0.592178946270789">
            <text:p>0,5921789463</text:p>
          </table:table-cell>
          <table:table-cell table:formula="of:=[.E314]/[.M$1]" office:value-type="float" office:value="0.0267951506238325">
            <text:p>0,0267951506</text:p>
          </table:table-cell>
          <table:table-cell table:number-columns-repeated="8"/>
        </table:table-row>
        <table:table-row table:style-name="ro1">
          <table:table-cell office:value-type="string">
            <text:p>показа</text:p>
          </table:table-cell>
          <table:table-cell office:value-type="float" office:value="1">
            <text:p>1</text:p>
          </table:table-cell>
          <table:table-cell office:value-type="float" office:value="0.00463022250479">
            <text:p>0,0046302225</text:p>
          </table:table-cell>
          <table:table-cell office:value-type="float" office:value="0.000283622316677">
            <text:p>0,0002836223</text:p>
          </table:table-cell>
          <table:table-cell office:value-type="float" office:value="0.00582575895642">
            <text:p>0,005825759</text:p>
          </table:table-cell>
          <table:table-cell/>
          <table:table-cell table:formula="of:=[.C315]/[.K$1]" office:value-type="float" office:value="0.0162863865100896">
            <text:p>0,0162863865</text:p>
          </table:table-cell>
          <table:table-cell table:formula="of:=[.D315]/[.L$1]" office:value-type="float" office:value="0.592184214710857">
            <text:p>0,5921842147</text:p>
          </table:table-cell>
          <table:table-cell table:formula="of:=[.E315]/[.M$1]" office:value-type="float" office:value="0.0266569481645734">
            <text:p>0,0266569482</text:p>
          </table:table-cell>
          <table:table-cell table:number-columns-repeated="8"/>
        </table:table-row>
        <table:table-row table:style-name="ro2">
          <table:table-cell office:value-type="string">
            <text:p>точн</text:p>
          </table:table-cell>
          <table:table-cell office:value-type="float" office:value="1">
            <text:p>1</text:p>
          </table:table-cell>
          <table:table-cell office:value-type="float" office:value="0.00462709579559">
            <text:p>0,0046270958</text:p>
          </table:table-cell>
          <table:table-cell office:value-type="float" office:value="0.000283635692051">
            <text:p>0,0002836357</text:p>
          </table:table-cell>
          <table:table-cell office:value-type="float" office:value="0.00586022248096">
            <text:p>0,0058602225</text:p>
          </table:table-cell>
          <table:table-cell/>
          <table:table-cell table:formula="of:=[.C316]/[.K$1]" office:value-type="float" office:value="0.0162753885948742">
            <text:p>0,0162753886</text:p>
          </table:table-cell>
          <table:table-cell table:formula="of:=[.D316]/[.L$1]" office:value-type="float" office:value="0.592212141587139">
            <text:p>0,5922121416</text:p>
          </table:table-cell>
          <table:table-cell table:formula="of:=[.E316]/[.M$1]" office:value-type="float" office:value="0.0268146430493264">
            <text:p>0,026814643</text:p>
          </table:table-cell>
          <table:table-cell table:number-columns-repeated="8"/>
        </table:table-row>
        <table:table-row table:style-name="ro1">
          <table:table-cell office:value-type="string">
            <text:p>разрешен</text:p>
          </table:table-cell>
          <table:table-cell office:value-type="float" office:value="1">
            <text:p>1</text:p>
          </table:table-cell>
          <table:table-cell office:value-type="float" office:value="0.00462447063524">
            <text:p>0,0046244706</text:p>
          </table:table-cell>
          <table:table-cell office:value-type="float" office:value="0.000283627030938">
            <text:p>0,000283627</text:p>
          </table:table-cell>
          <table:table-cell office:value-type="float" office:value="0.00587109436124">
            <text:p>0,0058710944</text:p>
          </table:table-cell>
          <table:table-cell/>
          <table:table-cell table:formula="of:=[.C317]/[.K$1]" office:value-type="float" office:value="0.0162661548321194">
            <text:p>0,0162661548</text:p>
          </table:table-cell>
          <table:table-cell table:formula="of:=[.D317]/[.L$1]" office:value-type="float" office:value="0.592194057768981">
            <text:p>0,5921940578</text:p>
          </table:table-cell>
          <table:table-cell table:formula="of:=[.E317]/[.M$1]" office:value-type="float" office:value="0.0268643895546733">
            <text:p>0,0268643896</text:p>
          </table:table-cell>
          <table:table-cell table:number-columns-repeated="8"/>
        </table:table-row>
        <table:table-row table:style-name="ro1">
          <table:table-cell office:value-type="string">
            <text:p>следован</text:p>
          </table:table-cell>
          <table:table-cell office:value-type="float" office:value="1">
            <text:p>1</text:p>
          </table:table-cell>
          <table:table-cell office:value-type="float" office:value="0.00462363777103">
            <text:p>0,0046236378</text:p>
          </table:table-cell>
          <table:table-cell office:value-type="float" office:value="0.000283618124442">
            <text:p>0,0002836181</text:p>
          </table:table-cell>
          <table:table-cell office:value-type="float" office:value="0.00578030627999">
            <text:p>0,0057803063</text:p>
          </table:table-cell>
          <table:table-cell/>
          <table:table-cell table:formula="of:=[.C318]/[.K$1]" office:value-type="float" office:value="0.0162632253080155">
            <text:p>0,0162632253</text:p>
          </table:table-cell>
          <table:table-cell table:formula="of:=[.D318]/[.L$1]" office:value-type="float" office:value="0.592175461607715">
            <text:p>0,5921754616</text:p>
          </table:table-cell>
          <table:table-cell table:formula="of:=[.E318]/[.M$1]" office:value-type="float" office:value="0.0264489701743065">
            <text:p>0,0264489702</text:p>
          </table:table-cell>
          <table:table-cell table:number-columns-repeated="8"/>
        </table:table-row>
        <table:table-row table:style-name="ro1">
          <table:table-cell office:value-type="string">
            <text:p>механизм</text:p>
          </table:table-cell>
          <table:table-cell office:value-type="float" office:value="1">
            <text:p>1</text:p>
          </table:table-cell>
          <table:table-cell office:value-type="float" office:value="0.00462320662961">
            <text:p>0,0046232066</text:p>
          </table:table-cell>
          <table:table-cell office:value-type="float" office:value="0.000283611125613">
            <text:p>0,0002836111</text:p>
          </table:table-cell>
          <table:table-cell office:value-type="float" office:value="0.00580836223406">
            <text:p>0,0058083622</text:p>
          </table:table-cell>
          <table:table-cell/>
          <table:table-cell table:formula="of:=[.C319]/[.K$1]" office:value-type="float" office:value="0.0162617088072859">
            <text:p>0,0162617088</text:p>
          </table:table-cell>
          <table:table-cell table:formula="of:=[.D319]/[.L$1]" office:value-type="float" office:value="0.592160848526121">
            <text:p>0,5921608485</text:p>
          </table:table-cell>
          <table:table-cell table:formula="of:=[.E319]/[.M$1]" office:value-type="float" office:value="0.0265773459136644">
            <text:p>0,0265773459</text:p>
          </table:table-cell>
          <table:table-cell table:number-columns-repeated="8"/>
        </table:table-row>
        <table:table-row table:style-name="ro1">
          <table:table-cell office:value-type="string">
            <text:p>далек</text:p>
          </table:table-cell>
          <table:table-cell office:value-type="float" office:value="1">
            <text:p>1</text:p>
          </table:table-cell>
          <table:table-cell office:value-type="float" office:value="0.00462206946489">
            <text:p>0,0046220695</text:p>
          </table:table-cell>
          <table:table-cell office:value-type="float" office:value="0.000283640548751">
            <text:p>0,0002836405</text:p>
          </table:table-cell>
          <table:table-cell office:value-type="float" office:value="0.00587512391784">
            <text:p>0,0058751239</text:p>
          </table:table-cell>
          <table:table-cell/>
          <table:table-cell table:formula="of:=[.C320]/[.K$1]" office:value-type="float" office:value="0.0162577089338162">
            <text:p>0,0162577089</text:p>
          </table:table-cell>
          <table:table-cell table:formula="of:=[.D320]/[.L$1]" office:value-type="float" office:value="0.592222282048261">
            <text:p>0,592222282</text:p>
          </table:table-cell>
          <table:table-cell table:formula="of:=[.E320]/[.M$1]" office:value-type="float" office:value="0.0268828276126527">
            <text:p>0,0268828276</text:p>
          </table:table-cell>
          <table:table-cell table:number-columns-repeated="8"/>
        </table:table-row>
        <table:table-row table:style-name="ro1">
          <table:table-cell office:value-type="string">
            <text:p>сем</text:p>
          </table:table-cell>
          <table:table-cell office:value-type="float" office:value="1">
            <text:p>1</text:p>
          </table:table-cell>
          <table:table-cell office:value-type="float" office:value="0.00461711975214">
            <text:p>0,0046171198</text:p>
          </table:table-cell>
          <table:table-cell office:value-type="float" office:value="0.000283624389652">
            <text:p>0,0002836244</text:p>
          </table:table-cell>
          <table:table-cell office:value-type="float" office:value="0.00581400979726">
            <text:p>0,0058140098</text:p>
          </table:table-cell>
          <table:table-cell/>
          <table:table-cell table:formula="of:=[.C321]/[.K$1]" office:value-type="float" office:value="0.0162402987694285">
            <text:p>0,0162402988</text:p>
          </table:table-cell>
          <table:table-cell table:formula="of:=[.D321]/[.L$1]" office:value-type="float" office:value="0.592188542942453">
            <text:p>0,5921885429</text:p>
          </table:table-cell>
          <table:table-cell table:formula="of:=[.E321]/[.M$1]" office:value-type="float" office:value="0.0266031874908057">
            <text:p>0,0266031875</text:p>
          </table:table-cell>
          <table:table-cell table:number-columns-repeated="8"/>
        </table:table-row>
        <table:table-row table:style-name="ro1">
          <table:table-cell office:value-type="string">
            <text:p>единствен</text:p>
          </table:table-cell>
          <table:table-cell office:value-type="float" office:value="1">
            <text:p>1</text:p>
          </table:table-cell>
          <table:table-cell office:value-type="float" office:value="0.00461442724724">
            <text:p>0,0046144272</text:p>
          </table:table-cell>
          <table:table-cell office:value-type="float" office:value="0.000283612332399">
            <text:p>0,0002836123</text:p>
          </table:table-cell>
          <table:table-cell office:value-type="float" office:value="0.00577223126019">
            <text:p>0,0057722313</text:p>
          </table:table-cell>
          <table:table-cell/>
          <table:table-cell table:formula="of:=[.C322]/[.K$1]" office:value-type="float" office:value="0.0162308281283445">
            <text:p>0,0162308281</text:p>
          </table:table-cell>
          <table:table-cell table:formula="of:=[.D322]/[.L$1]" office:value-type="float" office:value="0.59216336821367">
            <text:p>0,5921633682</text:p>
          </table:table-cell>
          <table:table-cell table:formula="of:=[.E322]/[.M$1]" office:value-type="float" office:value="0.0264120212744555">
            <text:p>0,0264120213</text:p>
          </table:table-cell>
          <table:table-cell table:number-columns-repeated="8"/>
        </table:table-row>
        <table:table-row table:style-name="ro2">
          <table:table-cell office:value-type="string">
            <text:p>логическ</text:p>
          </table:table-cell>
          <table:table-cell office:value-type="float" office:value="2">
            <text:p>2</text:p>
          </table:table-cell>
          <table:table-cell office:value-type="float" office:value="0.00461397382194">
            <text:p>0,0046139738</text:p>
          </table:table-cell>
          <table:table-cell office:value-type="float" office:value="0.000283626020327">
            <text:p>0,000283626</text:p>
          </table:table-cell>
          <table:table-cell office:value-type="float" office:value="0.00443644173886">
            <text:p>0,0044364417</text:p>
          </table:table-cell>
          <table:table-cell/>
          <table:table-cell table:formula="of:=[.C323]/[.K$1]" office:value-type="float" office:value="0.0162292332460939">
            <text:p>0,0162292332</text:p>
          </table:table-cell>
          <table:table-cell table:formula="of:=[.D323]/[.L$1]" office:value-type="float" office:value="0.592191947681564">
            <text:p>0,5921919477</text:p>
          </table:table-cell>
          <table:table-cell table:formula="of:=[.E323]/[.M$1]" office:value-type="float" office:value="0.0202998439091985">
            <text:p>0,0202998439</text:p>
          </table:table-cell>
          <table:table-cell table:number-columns-repeated="8"/>
        </table:table-row>
        <table:table-row table:style-name="ro1">
          <table:table-cell office:value-type="string">
            <text:p>дополнен</text:p>
          </table:table-cell>
          <table:table-cell office:value-type="float" office:value="1">
            <text:p>1</text:p>
          </table:table-cell>
          <table:table-cell office:value-type="float" office:value="0.00461333561927">
            <text:p>0,0046133356</text:p>
          </table:table-cell>
          <table:table-cell office:value-type="float" office:value="0.000283618777566">
            <text:p>0,0002836188</text:p>
          </table:table-cell>
          <table:table-cell office:value-type="float" office:value="0.00579383281036">
            <text:p>0,0057938328</text:p>
          </table:table-cell>
          <table:table-cell/>
          <table:table-cell table:formula="of:=[.C324]/[.K$1]" office:value-type="float" office:value="0.0162269884262511">
            <text:p>0,0162269884</text:p>
          </table:table-cell>
          <table:table-cell table:formula="of:=[.D324]/[.L$1]" office:value-type="float" office:value="0.592176825286453">
            <text:p>0,5921768253</text:p>
          </table:table-cell>
          <table:table-cell table:formula="of:=[.E324]/[.M$1]" office:value-type="float" office:value="0.0265108635725087">
            <text:p>0,0265108636</text:p>
          </table:table-cell>
          <table:table-cell table:number-columns-repeated="8"/>
        </table:table-row>
        <table:table-row table:style-name="ro2">
          <table:table-cell office:value-type="string">
            <text:p>состо</text:p>
          </table:table-cell>
          <table:table-cell office:value-type="float" office:value="2">
            <text:p>2</text:p>
          </table:table-cell>
          <table:table-cell office:value-type="float" office:value="0.00460554347209">
            <text:p>0,0046055435</text:p>
          </table:table-cell>
          <table:table-cell office:value-type="float" office:value="0.000283685207835">
            <text:p>0,0002836852</text:p>
          </table:table-cell>
          <table:table-cell office:value-type="float" office:value="0.00581162094544">
            <text:p>0,0058116209</text:p>
          </table:table-cell>
          <table:table-cell/>
          <table:table-cell table:formula="of:=[.C325]/[.K$1]" office:value-type="float" office:value="0.0161995802572947">
            <text:p>0,0161995803</text:p>
          </table:table-cell>
          <table:table-cell table:formula="of:=[.D325]/[.L$1]" office:value-type="float" office:value="0.592315527195181">
            <text:p>0,5923155272</text:p>
          </table:table-cell>
          <table:table-cell table:formula="of:=[.E325]/[.M$1]" office:value-type="float" office:value="0.0265922568121396">
            <text:p>0,0265922568</text:p>
          </table:table-cell>
          <table:table-cell table:number-columns-repeated="8"/>
        </table:table-row>
        <table:table-row table:style-name="ro2">
          <table:table-cell office:value-type="string">
            <text:p>поддержива</text:p>
          </table:table-cell>
          <table:table-cell office:value-type="float" office:value="1">
            <text:p>1</text:p>
          </table:table-cell>
          <table:table-cell office:value-type="float" office:value="0.00460340596806">
            <text:p>0,004603406</text:p>
          </table:table-cell>
          <table:table-cell office:value-type="float" office:value="0.00028362346633">
            <text:p>0,0002836235</text:p>
          </table:table-cell>
          <table:table-cell office:value-type="float" office:value="0.00583472091722">
            <text:p>0,0058347209</text:p>
          </table:table-cell>
          <table:table-cell/>
          <table:table-cell table:formula="of:=[.C326]/[.K$1]" office:value-type="float" office:value="0.0161920617812898">
            <text:p>0,0161920618</text:p>
          </table:table-cell>
          <table:table-cell table:formula="of:=[.D326]/[.L$1]" office:value-type="float" office:value="0.592186615108565">
            <text:p>0,5921866151</text:p>
          </table:table-cell>
          <table:table-cell table:formula="of:=[.E326]/[.M$1]" office:value-type="float" office:value="0.0266979554438456">
            <text:p>0,0266979554</text:p>
          </table:table-cell>
          <table:table-cell table:number-columns-repeated="8"/>
        </table:table-row>
        <table:table-row table:style-name="ro2">
          <table:table-cell office:value-type="string">
            <text:p>прохожден</text:p>
          </table:table-cell>
          <table:table-cell office:value-type="float" office:value="1">
            <text:p>1</text:p>
          </table:table-cell>
          <table:table-cell office:value-type="float" office:value="0.00460311182187">
            <text:p>0,0046031118</text:p>
          </table:table-cell>
          <table:table-cell office:value-type="float" office:value="0.000283611513614">
            <text:p>0,0002836115</text:p>
          </table:table-cell>
          <table:table-cell office:value-type="float" office:value="0.00575869909564">
            <text:p>0,0057586991</text:p>
          </table:table-cell>
          <table:table-cell/>
          <table:table-cell table:formula="of:=[.C327]/[.K$1]" office:value-type="float" office:value="0.0161910271488211">
            <text:p>0,0161910271</text:p>
          </table:table-cell>
          <table:table-cell table:formula="of:=[.D327]/[.L$1]" office:value-type="float" office:value="0.592161658645967">
            <text:p>0,5921616586</text:p>
          </table:table-cell>
          <table:table-cell table:formula="of:=[.E327]/[.M$1]" office:value-type="float" office:value="0.0263501020959138">
            <text:p>0,0263501021</text:p>
          </table:table-cell>
          <table:table-cell table:number-columns-repeated="8"/>
        </table:table-row>
        <table:table-row table:style-name="ro2">
          <table:table-cell office:value-type="string">
            <text:p>фрагментац</text:p>
          </table:table-cell>
          <table:table-cell office:value-type="float" office:value="1">
            <text:p>1</text:p>
          </table:table-cell>
          <table:table-cell office:value-type="float" office:value="0.00460102174472">
            <text:p>0,0046010217</text:p>
          </table:table-cell>
          <table:table-cell office:value-type="float" office:value="0.000283614074658">
            <text:p>0,0002836141</text:p>
          </table:table-cell>
          <table:table-cell office:value-type="float" office:value="0.00581471312793">
            <text:p>0,0058147131</text:p>
          </table:table-cell>
          <table:table-cell/>
          <table:table-cell table:formula="of:=[.C328]/[.K$1]" office:value-type="float" office:value="0.0161836754925528">
            <text:p>0,0161836755</text:p>
          </table:table-cell>
          <table:table-cell table:formula="of:=[.D328]/[.L$1]" office:value-type="float" office:value="0.592167005932626">
            <text:p>0,5921670059</text:p>
          </table:table-cell>
          <table:table-cell table:formula="of:=[.E328]/[.M$1]" office:value-type="float" office:value="0.026606405723718">
            <text:p>0,0266064057</text:p>
          </table:table-cell>
          <table:table-cell table:number-columns-repeated="8"/>
        </table:table-row>
        <table:table-row table:style-name="ro2">
          <table:table-cell office:value-type="string">
            <text:p>современ</text:p>
          </table:table-cell>
          <table:table-cell office:value-type="float" office:value="1">
            <text:p>1</text:p>
          </table:table-cell>
          <table:table-cell office:value-type="float" office:value="0.00459938634713">
            <text:p>0,0045993863</text:p>
          </table:table-cell>
          <table:table-cell office:value-type="float" office:value="0.000283663939191">
            <text:p>0,0002836639</text:p>
          </table:table-cell>
          <table:table-cell office:value-type="float" office:value="0.00586208931825">
            <text:p>0,0058620893</text:p>
          </table:table-cell>
          <table:table-cell/>
          <table:table-cell table:formula="of:=[.C329]/[.K$1]" office:value-type="float" office:value="0.0161779231302806">
            <text:p>0,0161779231</text:p>
          </table:table-cell>
          <table:table-cell table:formula="of:=[.D329]/[.L$1]" office:value-type="float" office:value="0.592271119704992">
            <text:p>0,5922711197</text:p>
          </table:table-cell>
          <table:table-cell table:formula="of:=[.E329]/[.M$1]" office:value-type="float" office:value="0.0268231851440549">
            <text:p>0,0268231851</text:p>
          </table:table-cell>
          <table:table-cell table:number-columns-repeated="8"/>
        </table:table-row>
        <table:table-row table:style-name="ro1">
          <table:table-cell office:value-type="string">
            <text:p>основа</text:p>
          </table:table-cell>
          <table:table-cell office:value-type="float" office:value="1">
            <text:p>1</text:p>
          </table:table-cell>
          <table:table-cell office:value-type="float" office:value="0.00459911748562">
            <text:p>0,0045991175</text:p>
          </table:table-cell>
          <table:table-cell office:value-type="float" office:value="0.000283612849138">
            <text:p>0,0002836128</text:p>
          </table:table-cell>
          <table:table-cell office:value-type="float" office:value="0.00576283390057">
            <text:p>0,0057628339</text:p>
          </table:table-cell>
          <table:table-cell/>
          <table:table-cell table:formula="of:=[.C330]/[.K$1]" office:value-type="float" office:value="0.016176977434374">
            <text:p>0,0161769774</text:p>
          </table:table-cell>
          <table:table-cell table:formula="of:=[.D330]/[.L$1]" office:value-type="float" office:value="0.592164447129752">
            <text:p>0,5921644471</text:p>
          </table:table-cell>
          <table:table-cell table:formula="of:=[.E330]/[.M$1]" office:value-type="float" office:value="0.0263690217390906">
            <text:p>0,0263690217</text:p>
          </table:table-cell>
          <table:table-cell table:number-columns-repeated="8"/>
        </table:table-row>
        <table:table-row table:style-name="ro1">
          <table:table-cell office:value-type="string">
            <text:p>принадлежа</text:p>
          </table:table-cell>
          <table:table-cell office:value-type="float" office:value="1">
            <text:p>1</text:p>
          </table:table-cell>
          <table:table-cell office:value-type="float" office:value="0.00459703406654">
            <text:p>0,0045970341</text:p>
          </table:table-cell>
          <table:table-cell office:value-type="float" office:value="0.000283623606794">
            <text:p>0,0002836236</text:p>
          </table:table-cell>
          <table:table-cell office:value-type="float" office:value="0.0058191097545">
            <text:p>0,0058191098</text:p>
          </table:table-cell>
          <table:table-cell/>
          <table:table-cell table:formula="of:=[.C331]/[.K$1]" office:value-type="float" office:value="0.0161696491972614">
            <text:p>0,0161696492</text:p>
          </table:table-cell>
          <table:table-cell table:formula="of:=[.D331]/[.L$1]" office:value-type="float" office:value="0.592186908387897">
            <text:p>0,5921869084</text:p>
          </table:table-cell>
          <table:table-cell table:formula="of:=[.E331]/[.M$1]" office:value-type="float" office:value="0.0266265233852025">
            <text:p>0,0266265234</text:p>
          </table:table-cell>
          <table:table-cell table:number-columns-repeated="8"/>
        </table:table-row>
        <table:table-row table:style-name="ro2">
          <table:table-cell office:value-type="string">
            <text:p>остав</text:p>
          </table:table-cell>
          <table:table-cell office:value-type="float" office:value="1">
            <text:p>1</text:p>
          </table:table-cell>
          <table:table-cell office:value-type="float" office:value="0.00459631112125">
            <text:p>0,0045963111</text:p>
          </table:table-cell>
          <table:table-cell office:value-type="float" office:value="0.000283631083822">
            <text:p>0,0002836311</text:p>
          </table:table-cell>
          <table:table-cell office:value-type="float" office:value="0.00580816864683">
            <text:p>0,0058081686</text:p>
          </table:table-cell>
          <table:table-cell/>
          <table:table-cell table:formula="of:=[.C332]/[.K$1]" office:value-type="float" office:value="0.0161671063029606">
            <text:p>0,0161671063</text:p>
          </table:table-cell>
          <table:table-cell table:formula="of:=[.D332]/[.L$1]" office:value-type="float" office:value="0.59220251991666">
            <text:p>0,5922025199</text:p>
          </table:table-cell>
          <table:table-cell table:formula="of:=[.E332]/[.M$1]" office:value-type="float" office:value="0.0265764601158149">
            <text:p>0,0265764601</text:p>
          </table:table-cell>
          <table:table-cell table:number-columns-repeated="8"/>
        </table:table-row>
        <table:table-row table:style-name="ro2">
          <table:table-cell office:value-type="string">
            <text:p>интерпретац</text:p>
          </table:table-cell>
          <table:table-cell office:value-type="float" office:value="1">
            <text:p>1</text:p>
          </table:table-cell>
          <table:table-cell office:value-type="float" office:value="0.00459570198968">
            <text:p>0,004595702</text:p>
          </table:table-cell>
          <table:table-cell office:value-type="float" office:value="0.000283627308172">
            <text:p>0,0002836273</text:p>
          </table:table-cell>
          <table:table-cell office:value-type="float" office:value="0.00578425820907">
            <text:p>0,0057842582</text:p>
          </table:table-cell>
          <table:table-cell/>
          <table:table-cell table:formula="of:=[.C333]/[.K$1]" office:value-type="float" office:value="0.0161649637380679">
            <text:p>0,0161649637</text:p>
          </table:table-cell>
          <table:table-cell table:formula="of:=[.D333]/[.L$1]" office:value-type="float" office:value="0.592194636614822">
            <text:p>0,5921946366</text:p>
          </table:table-cell>
          <table:table-cell table:formula="of:=[.E333]/[.M$1]" office:value-type="float" office:value="0.0264670530317374">
            <text:p>0,026467053</text:p>
          </table:table-cell>
          <table:table-cell table:number-columns-repeated="8"/>
        </table:table-row>
        <table:table-row table:style-name="ro2">
          <table:table-cell office:value-type="string">
            <text:p>залож</text:p>
          </table:table-cell>
          <table:table-cell office:value-type="float" office:value="1">
            <text:p>1</text:p>
          </table:table-cell>
          <table:table-cell office:value-type="float" office:value="0.00459398716574">
            <text:p>0,0045939872</text:p>
          </table:table-cell>
          <table:table-cell office:value-type="float" office:value="0.000283637805157">
            <text:p>0,0002836378</text:p>
          </table:table-cell>
          <table:table-cell office:value-type="float" office:value="0.00583573955787">
            <text:p>0,0058357396</text:p>
          </table:table-cell>
          <table:table-cell/>
          <table:table-cell table:formula="of:=[.C334]/[.K$1]" office:value-type="float" office:value="0.0161589320008339">
            <text:p>0,016158932</text:p>
          </table:table-cell>
          <table:table-cell table:formula="of:=[.D334]/[.L$1]" office:value-type="float" office:value="0.592216553609549">
            <text:p>0,5922165536</text:p>
          </table:table-cell>
          <table:table-cell table:formula="of:=[.E334]/[.M$1]" office:value-type="float" office:value="0.0267026164418732">
            <text:p>0,0267026164</text:p>
          </table:table-cell>
          <table:table-cell table:number-columns-repeated="8"/>
        </table:table-row>
        <table:table-row table:style-name="ro1">
          <table:table-cell office:value-type="string">
            <text:p>ресурс</text:p>
          </table:table-cell>
          <table:table-cell office:value-type="float" office:value="1">
            <text:p>1</text:p>
          </table:table-cell>
          <table:table-cell office:value-type="float" office:value="0.00459217171636">
            <text:p>0,0045921717</text:p>
          </table:table-cell>
          <table:table-cell office:value-type="float" office:value="0.000283618177013">
            <text:p>0,0002836182</text:p>
          </table:table-cell>
          <table:table-cell office:value-type="float" office:value="0.00593218664702">
            <text:p>0,0059321866</text:p>
          </table:table-cell>
          <table:table-cell/>
          <table:table-cell table:formula="of:=[.C335]/[.K$1]" office:value-type="float" office:value="0.0161525463227673">
            <text:p>0,0161525463</text:p>
          </table:table-cell>
          <table:table-cell table:formula="of:=[.D335]/[.L$1]" office:value-type="float" office:value="0.592175571372407">
            <text:p>0,5921755714</text:p>
          </table:table-cell>
          <table:table-cell table:formula="of:=[.E335]/[.M$1]" office:value-type="float" office:value="0.0271439297669401">
            <text:p>0,0271439298</text:p>
          </table:table-cell>
          <table:table-cell table:number-columns-repeated="8"/>
        </table:table-row>
        <table:table-row table:style-name="ro2">
          <table:table-cell office:value-type="string">
            <text:p>составля</text:p>
          </table:table-cell>
          <table:table-cell office:value-type="float" office:value="2">
            <text:p>2</text:p>
          </table:table-cell>
          <table:table-cell office:value-type="float" office:value="0.00458545338053">
            <text:p>0,0045854534</text:p>
          </table:table-cell>
          <table:table-cell office:value-type="float" office:value="0.000283693491103">
            <text:p>0,0002836935</text:p>
          </table:table-cell>
          <table:table-cell office:value-type="float" office:value="0.00584219917477">
            <text:p>0,0058421992</text:p>
          </table:table-cell>
          <table:table-cell/>
          <table:table-cell table:formula="of:=[.C336]/[.K$1]" office:value-type="float" office:value="0.0161289151875641">
            <text:p>0,0161289152</text:p>
          </table:table-cell>
          <table:table-cell table:formula="of:=[.D336]/[.L$1]" office:value-type="float" office:value="0.592332822098534">
            <text:p>0,5923328221</text:p>
          </table:table-cell>
          <table:table-cell table:formula="of:=[.E336]/[.M$1]" office:value-type="float" office:value="0.0267321737363227">
            <text:p>0,0267321737</text:p>
          </table:table-cell>
          <table:table-cell table:number-columns-repeated="8"/>
        </table:table-row>
        <table:table-row table:style-name="ro2">
          <table:table-cell office:value-type="string">
            <text:p>наход</text:p>
          </table:table-cell>
          <table:table-cell office:value-type="float" office:value="1">
            <text:p>1</text:p>
          </table:table-cell>
          <table:table-cell office:value-type="float" office:value="0.00457821055114">
            <text:p>0,0045782106</text:p>
          </table:table-cell>
          <table:table-cell office:value-type="float" office:value="0.000283629782154">
            <text:p>0,0002836298</text:p>
          </table:table-cell>
          <table:table-cell office:value-type="float" office:value="0.00576902107097">
            <text:p>0,0057690211</text:p>
          </table:table-cell>
          <table:table-cell/>
          <table:table-cell table:formula="of:=[.C337]/[.K$1]" office:value-type="float" office:value="0.0161034391939698">
            <text:p>0,0161034392</text:p>
          </table:table-cell>
          <table:table-cell table:formula="of:=[.D337]/[.L$1]" office:value-type="float" office:value="0.592199802121913">
            <text:p>0,5921998021</text:p>
          </table:table-cell>
          <table:table-cell table:formula="of:=[.E337]/[.M$1]" office:value-type="float" office:value="0.0263973323990187">
            <text:p>0,0263973324</text:p>
          </table:table-cell>
          <table:table-cell table:number-columns-repeated="8"/>
        </table:table-row>
        <table:table-row table:style-name="ro2">
          <table:table-cell office:value-type="string">
            <text:p>допуст</text:p>
          </table:table-cell>
          <table:table-cell office:value-type="float" office:value="1">
            <text:p>1</text:p>
          </table:table-cell>
          <table:table-cell office:value-type="float" office:value="0.00457660183069">
            <text:p>0,0045766018</text:p>
          </table:table-cell>
          <table:table-cell office:value-type="float" office:value="0.000283620668374">
            <text:p>0,0002836207</text:p>
          </table:table-cell>
          <table:table-cell office:value-type="float" office:value="0.00576170484626">
            <text:p>0,0057617048</text:p>
          </table:table-cell>
          <table:table-cell/>
          <table:table-cell table:formula="of:=[.C338]/[.K$1]" office:value-type="float" office:value="0.0160977806661111">
            <text:p>0,0160977807</text:p>
          </table:table-cell>
          <table:table-cell table:formula="of:=[.D338]/[.L$1]" office:value-type="float" office:value="0.592180773165674">
            <text:p>0,5921807732</text:p>
          </table:table-cell>
          <table:table-cell table:formula="of:=[.E338]/[.M$1]" office:value-type="float" office:value="0.0263638555208447">
            <text:p>0,0263638555</text:p>
          </table:table-cell>
          <table:table-cell table:number-columns-repeated="8"/>
        </table:table-row>
        <table:table-row table:style-name="ro1">
          <table:table-cell office:value-type="string">
            <text:p>вход</text:p>
          </table:table-cell>
          <table:table-cell office:value-type="float" office:value="1">
            <text:p>1</text:p>
          </table:table-cell>
          <table:table-cell office:value-type="float" office:value="0.00457656691027">
            <text:p>0,0045765669</text:p>
          </table:table-cell>
          <table:table-cell office:value-type="float" office:value="0.000283630781042">
            <text:p>0,0002836308</text:p>
          </table:table-cell>
          <table:table-cell office:value-type="float" office:value="0.00577638724105">
            <text:p>0,0057763872</text:p>
          </table:table-cell>
          <table:table-cell/>
          <table:table-cell table:formula="of:=[.C339]/[.K$1]" office:value-type="float" office:value="0.01609765783671">
            <text:p>0,0160976578</text:p>
          </table:table-cell>
          <table:table-cell table:formula="of:=[.D339]/[.L$1]" office:value-type="float" office:value="0.592201887732498">
            <text:p>0,5922018877</text:p>
          </table:table-cell>
          <table:table-cell table:formula="of:=[.E339]/[.M$1]" office:value-type="float" office:value="0.0264310378124185">
            <text:p>0,0264310378</text:p>
          </table:table-cell>
          <table:table-cell table:number-columns-repeated="8"/>
        </table:table-row>
        <table:table-row table:style-name="ro1">
          <table:table-cell office:value-type="string">
            <text:p>размер</text:p>
          </table:table-cell>
          <table:table-cell office:value-type="float" office:value="2">
            <text:p>2</text:p>
          </table:table-cell>
          <table:table-cell office:value-type="float" office:value="0.00457130918327">
            <text:p>0,0045713092</text:p>
          </table:table-cell>
          <table:table-cell office:value-type="float" office:value="0.000283633790932">
            <text:p>0,0002836338</text:p>
          </table:table-cell>
          <table:table-cell office:value-type="float" office:value="0.0044131586949">
            <text:p>0,0044131587</text:p>
          </table:table-cell>
          <table:table-cell/>
          <table:table-cell table:formula="of:=[.C340]/[.K$1]" office:value-type="float" office:value="0.0160791642602138">
            <text:p>0,0160791643</text:p>
          </table:table-cell>
          <table:table-cell table:formula="of:=[.D340]/[.L$1]" office:value-type="float" office:value="0.592208172179247">
            <text:p>0,5922081722</text:p>
          </table:table-cell>
          <table:table-cell table:formula="of:=[.E340]/[.M$1]" office:value-type="float" office:value="0.0201933075933986">
            <text:p>0,0201933076</text:p>
          </table:table-cell>
          <table:table-cell table:number-columns-repeated="8"/>
        </table:table-row>
        <table:table-row table:style-name="ro1">
          <table:table-cell office:value-type="string">
            <text:p>ввод</text:p>
          </table:table-cell>
          <table:table-cell office:value-type="float" office:value="1">
            <text:p>1</text:p>
          </table:table-cell>
          <table:table-cell office:value-type="float" office:value="0.00456935371651">
            <text:p>0,0045693537</text:p>
          </table:table-cell>
          <table:table-cell office:value-type="float" office:value="0.000283635588416">
            <text:p>0,0002836356</text:p>
          </table:table-cell>
          <table:table-cell office:value-type="float" office:value="0.00578022599119">
            <text:p>0,005780226</text:p>
          </table:table-cell>
          <table:table-cell/>
          <table:table-cell table:formula="of:=[.C341]/[.K$1]" office:value-type="float" office:value="0.0160722860837486">
            <text:p>0,0160722861</text:p>
          </table:table-cell>
          <table:table-cell table:formula="of:=[.D341]/[.L$1]" office:value-type="float" office:value="0.592211925204268">
            <text:p>0,5922119252</text:p>
          </table:table-cell>
          <table:table-cell table:formula="of:=[.E341]/[.M$1]" office:value-type="float" office:value="0.0264486027965286">
            <text:p>0,0264486028</text:p>
          </table:table-cell>
          <table:table-cell table:number-columns-repeated="8"/>
        </table:table-row>
        <table:table-row table:style-name="ro2">
          <table:table-cell office:value-type="string">
            <text:p>структуризац</text:p>
          </table:table-cell>
          <table:table-cell office:value-type="float" office:value="2">
            <text:p>2</text:p>
          </table:table-cell>
          <table:table-cell office:value-type="float" office:value="0.00456845101273">
            <text:p>0,004568451</text:p>
          </table:table-cell>
          <table:table-cell office:value-type="float" office:value="0.000283696286785">
            <text:p>0,0002836963</text:p>
          </table:table-cell>
          <table:table-cell office:value-type="float" office:value="0.00576813304337">
            <text:p>0,005768133</text:p>
          </table:table-cell>
          <table:table-cell/>
          <table:table-cell table:formula="of:=[.C342]/[.K$1]" office:value-type="float" office:value="0.0160691109053096">
            <text:p>0,0160691109</text:p>
          </table:table-cell>
          <table:table-cell table:formula="of:=[.D342]/[.L$1]" office:value-type="float" office:value="0.592338659293467">
            <text:p>0,5923386593</text:p>
          </table:table-cell>
          <table:table-cell table:formula="of:=[.E342]/[.M$1]" office:value-type="float" office:value="0.0263932690476375">
            <text:p>0,026393269</text:p>
          </table:table-cell>
          <table:table-cell table:number-columns-repeated="8"/>
        </table:table-row>
        <table:table-row table:style-name="ro2">
          <table:table-cell office:value-type="string">
            <text:p>экранир</text:p>
          </table:table-cell>
          <table:table-cell office:value-type="float" office:value="1">
            <text:p>1</text:p>
          </table:table-cell>
          <table:table-cell office:value-type="float" office:value="0.00456773918246">
            <text:p>0,0045677392</text:p>
          </table:table-cell>
          <table:table-cell office:value-type="float" office:value="0.000283626317086">
            <text:p>0,0002836263</text:p>
          </table:table-cell>
          <table:table-cell office:value-type="float" office:value="0.00576684571396">
            <text:p>0,0057668457</text:p>
          </table:table-cell>
          <table:table-cell/>
          <table:table-cell table:formula="of:=[.C343]/[.K$1]" office:value-type="float" office:value="0.0160666071070807">
            <text:p>0,0160666071</text:p>
          </table:table-cell>
          <table:table-cell table:formula="of:=[.D343]/[.L$1]" office:value-type="float" office:value="0.592192567294285">
            <text:p>0,5921925673</text:p>
          </table:table-cell>
          <table:table-cell table:formula="of:=[.E343]/[.M$1]" office:value-type="float" office:value="0.0263873786093942">
            <text:p>0,0263873786</text:p>
          </table:table-cell>
          <table:table-cell table:number-columns-repeated="8"/>
        </table:table-row>
        <table:table-row table:style-name="ro2">
          <table:table-cell office:value-type="string">
            <text:p>отличн</text:p>
          </table:table-cell>
          <table:table-cell office:value-type="float" office:value="1">
            <text:p>1</text:p>
          </table:table-cell>
          <table:table-cell office:value-type="float" office:value="0.00456205550675">
            <text:p>0,0045620555</text:p>
          </table:table-cell>
          <table:table-cell office:value-type="float" office:value="0.000283611662928">
            <text:p>0,0002836117</text:p>
          </table:table-cell>
          <table:table-cell office:value-type="float" office:value="0.00575649700469">
            <text:p>0,005756497</text:p>
          </table:table-cell>
          <table:table-cell/>
          <table:table-cell table:formula="of:=[.C344]/[.K$1]" office:value-type="float" office:value="0.0160466152947401">
            <text:p>0,0160466153</text:p>
          </table:table-cell>
          <table:table-cell table:formula="of:=[.D344]/[.L$1]" office:value-type="float" office:value="0.592161970403501">
            <text:p>0,5921619704</text:p>
          </table:table-cell>
          <table:table-cell table:formula="of:=[.E344]/[.M$1]" office:value-type="float" office:value="0.0263400259796949">
            <text:p>0,026340026</text:p>
          </table:table-cell>
          <table:table-cell table:number-columns-repeated="8"/>
        </table:table-row>
        <table:table-row table:style-name="ro2">
          <table:table-cell office:value-type="string">
            <text:p>разнородн</text:p>
          </table:table-cell>
          <table:table-cell office:value-type="float" office:value="1">
            <text:p>1</text:p>
          </table:table-cell>
          <table:table-cell office:value-type="float" office:value="0.00456001031767">
            <text:p>0,0045600103</text:p>
          </table:table-cell>
          <table:table-cell office:value-type="float" office:value="0.000283638670429">
            <text:p>0,0002836387</text:p>
          </table:table-cell>
          <table:table-cell office:value-type="float" office:value="0.00578329262156">
            <text:p>0,0057832926</text:p>
          </table:table-cell>
          <table:table-cell/>
          <table:table-cell table:formula="of:=[.C345]/[.K$1]" office:value-type="float" office:value="0.0160394215281752">
            <text:p>0,0160394215</text:p>
          </table:table-cell>
          <table:table-cell table:formula="of:=[.D345]/[.L$1]" office:value-type="float" office:value="0.592218360238963">
            <text:p>0,5922183602</text:p>
          </table:table-cell>
          <table:table-cell table:formula="of:=[.E345]/[.M$1]" office:value-type="float" office:value="0.026462634789171">
            <text:p>0,0264626348</text:p>
          </table:table-cell>
          <table:table-cell table:number-columns-repeated="8"/>
        </table:table-row>
        <table:table-row table:style-name="ro2">
          <table:table-cell office:value-type="string">
            <text:p>подсет</text:p>
          </table:table-cell>
          <table:table-cell office:value-type="float" office:value="2">
            <text:p>2</text:p>
          </table:table-cell>
          <table:table-cell office:value-type="float" office:value="0.00455934882881">
            <text:p>0,0045593488</text:p>
          </table:table-cell>
          <table:table-cell office:value-type="float" office:value="0.000283693698338">
            <text:p>0,0002836937</text:p>
          </table:table-cell>
          <table:table-cell office:value-type="float" office:value="0.00577250050115">
            <text:p>0,0057725005</text:p>
          </table:table-cell>
          <table:table-cell/>
          <table:table-cell table:formula="of:=[.C346]/[.K$1]" office:value-type="float" office:value="0.0160370948012771">
            <text:p>0,0160370948</text:p>
          </table:table-cell>
          <table:table-cell table:formula="of:=[.D346]/[.L$1]" office:value-type="float" office:value="0.592333254791198">
            <text:p>0,5923332548</text:p>
          </table:table-cell>
          <table:table-cell table:formula="of:=[.E346]/[.M$1]" office:value-type="float" office:value="0.0264132532413749">
            <text:p>0,0264132532</text:p>
          </table:table-cell>
          <table:table-cell table:number-columns-repeated="8"/>
        </table:table-row>
        <table:table-row table:style-name="ro1">
          <table:table-cell office:value-type="string">
            <text:p>защит</text:p>
          </table:table-cell>
          <table:table-cell office:value-type="float" office:value="1">
            <text:p>1</text:p>
          </table:table-cell>
          <table:table-cell office:value-type="float" office:value="0.00455865160686">
            <text:p>0,0045586516</text:p>
          </table:table-cell>
          <table:table-cell office:value-type="float" office:value="0.000283627505009">
            <text:p>0,0002836275</text:p>
          </table:table-cell>
          <table:table-cell office:value-type="float" office:value="0.00578935402747">
            <text:p>0,005789354</text:p>
          </table:table-cell>
          <table:table-cell/>
          <table:table-cell table:formula="of:=[.C347]/[.K$1]" office:value-type="float" office:value="0.0160346423864851">
            <text:p>0,0160346424</text:p>
          </table:table-cell>
          <table:table-cell table:formula="of:=[.D347]/[.L$1]" office:value-type="float" office:value="0.592195047597165">
            <text:p>0,5921950476</text:p>
          </table:table-cell>
          <table:table-cell table:formula="of:=[.E347]/[.M$1]" office:value-type="float" office:value="0.0264903699880277">
            <text:p>0,02649037</text:p>
          </table:table-cell>
          <table:table-cell table:number-columns-repeated="8"/>
        </table:table-row>
        <table:table-row table:style-name="ro2">
          <table:table-cell office:value-type="string">
            <text:p>изоляц</text:p>
          </table:table-cell>
          <table:table-cell office:value-type="float" office:value="1">
            <text:p>1</text:p>
          </table:table-cell>
          <table:table-cell office:value-type="float" office:value="0.0045530759686">
            <text:p>0,004553076</text:p>
          </table:table-cell>
          <table:table-cell office:value-type="float" office:value="0.00028362536083">
            <text:p>0,0002836254</text:p>
          </table:table-cell>
          <table:table-cell office:value-type="float" office:value="0.00440049871606">
            <text:p>0,0044004987</text:p>
          </table:table-cell>
          <table:table-cell/>
          <table:table-cell table:formula="of:=[.C348]/[.K$1]" office:value-type="float" office:value="0.0160150305860481">
            <text:p>0,0160150306</text:p>
          </table:table-cell>
          <table:table-cell table:formula="of:=[.D348]/[.L$1]" office:value-type="float" office:value="0.592190570696433">
            <text:p>0,5921905707</text:p>
          </table:table-cell>
          <table:table-cell table:formula="of:=[.E348]/[.M$1]" office:value-type="float" office:value="0.0201353792784396">
            <text:p>0,0201353793</text:p>
          </table:table-cell>
          <table:table-cell table:number-columns-repeated="8"/>
        </table:table-row>
        <table:table-row table:style-name="ro1">
          <table:table-cell office:value-type="string">
            <text:p>расположен</text:p>
          </table:table-cell>
          <table:table-cell office:value-type="float" office:value="1">
            <text:p>1</text:p>
          </table:table-cell>
          <table:table-cell office:value-type="float" office:value="0.00455117057982">
            <text:p>0,0045511706</text:p>
          </table:table-cell>
          <table:table-cell office:value-type="float" office:value="0.000283631506373">
            <text:p>0,0002836315</text:p>
          </table:table-cell>
          <table:table-cell office:value-type="float" office:value="0.0058243653392">
            <text:p>0,0058243653</text:p>
          </table:table-cell>
          <table:table-cell/>
          <table:table-cell table:formula="of:=[.C349]/[.K$1]" office:value-type="float" office:value="0.0160083285543226">
            <text:p>0,0160083286</text:p>
          </table:table-cell>
          <table:table-cell table:formula="of:=[.D349]/[.L$1]" office:value-type="float" office:value="0.592203402174569">
            <text:p>0,5922034022</text:p>
          </table:table-cell>
          <table:table-cell table:formula="of:=[.E349]/[.M$1]" office:value-type="float" office:value="0.0266505713847799">
            <text:p>0,0266505714</text:p>
          </table:table-cell>
          <table:table-cell table:number-columns-repeated="8"/>
        </table:table-row>
        <table:table-row table:style-name="ro2">
          <table:table-cell office:value-type="string">
            <text:p>состоян</text:p>
          </table:table-cell>
          <table:table-cell office:value-type="float" office:value="1">
            <text:p>1</text:p>
          </table:table-cell>
          <table:table-cell office:value-type="float" office:value="0.00454769946073">
            <text:p>0,0045476995</text:p>
          </table:table-cell>
          <table:table-cell office:value-type="float" office:value="0.000283638617063">
            <text:p>0,0002836386</text:p>
          </table:table-cell>
          <table:table-cell office:value-type="float" office:value="0.00578125265769">
            <text:p>0,0057812527</text:p>
          </table:table-cell>
          <table:table-cell/>
          <table:table-cell table:formula="of:=[.C350]/[.K$1]" office:value-type="float" office:value="0.0159961192086456">
            <text:p>0,0159961192</text:p>
          </table:table-cell>
          <table:table-cell table:formula="of:=[.D350]/[.L$1]" office:value-type="float" office:value="0.592218248814365">
            <text:p>0,5922182488</text:p>
          </table:table-cell>
          <table:table-cell table:formula="of:=[.E350]/[.M$1]" office:value-type="float" office:value="0.0264533005184697">
            <text:p>0,0264533005</text:p>
          </table:table-cell>
          <table:table-cell table:number-columns-repeated="8"/>
        </table:table-row>
        <table:table-row table:style-name="ro2">
          <table:table-cell office:value-type="string">
            <text:p>тесн</text:p>
          </table:table-cell>
          <table:table-cell office:value-type="float" office:value="1">
            <text:p>1</text:p>
          </table:table-cell>
          <table:table-cell office:value-type="float" office:value="0.0045358139361">
            <text:p>0,0045358139</text:p>
          </table:table-cell>
          <table:table-cell office:value-type="float" office:value="0.00028363793056">
            <text:p>0,0002836379</text:p>
          </table:table-cell>
          <table:table-cell office:value-type="float" office:value="0.00575723965887">
            <text:p>0,0057572397</text:p>
          </table:table-cell>
          <table:table-cell/>
          <table:table-cell table:formula="of:=[.C351]/[.K$1]" office:value-type="float" office:value="0.0159543129568296">
            <text:p>0,015954313</text:p>
          </table:table-cell>
          <table:table-cell table:formula="of:=[.D351]/[.L$1]" office:value-type="float" office:value="0.592216815442532">
            <text:p>0,5922168154</text:p>
          </table:table-cell>
          <table:table-cell table:formula="of:=[.E351]/[.M$1]" office:value-type="float" office:value="0.0263434241453466">
            <text:p>0,0263434241</text:p>
          </table:table-cell>
          <table:table-cell table:number-columns-repeated="8"/>
        </table:table-row>
        <table:table-row table:style-name="ro1">
          <table:table-cell office:value-type="string">
            <text:p>разделен</text:p>
          </table:table-cell>
          <table:table-cell office:value-type="float" office:value="1">
            <text:p>1</text:p>
          </table:table-cell>
          <table:table-cell office:value-type="float" office:value="0.00453112927404">
            <text:p>0,0045311293</text:p>
          </table:table-cell>
          <table:table-cell office:value-type="float" office:value="0.000283631366063">
            <text:p>0,0002836314</text:p>
          </table:table-cell>
          <table:table-cell office:value-type="float" office:value="0.00574363579824">
            <text:p>0,0057436358</text:p>
          </table:table-cell>
          <table:table-cell/>
          <table:table-cell table:formula="of:=[.C352]/[.K$1]" office:value-type="float" office:value="0.0159378350841357">
            <text:p>0,0159378351</text:p>
          </table:table-cell>
          <table:table-cell table:formula="of:=[.D352]/[.L$1]" office:value-type="float" office:value="0.592203109216779">
            <text:p>0,5922031092</text:p>
          </table:table-cell>
          <table:table-cell table:formula="of:=[.E352]/[.M$1]" office:value-type="float" office:value="0.0262811769067697">
            <text:p>0,0262811769</text:p>
          </table:table-cell>
          <table:table-cell table:number-columns-repeated="8"/>
        </table:table-row>
        <table:table-row table:style-name="ro1">
          <table:table-cell office:value-type="string">
            <text:p>разработчик</text:p>
          </table:table-cell>
          <table:table-cell office:value-type="float" office:value="1">
            <text:p>1</text:p>
          </table:table-cell>
          <table:table-cell office:value-type="float" office:value="0.00453058084248">
            <text:p>0,0045305808</text:p>
          </table:table-cell>
          <table:table-cell office:value-type="float" office:value="0.000283643073622">
            <text:p>0,0002836431</text:p>
          </table:table-cell>
          <table:table-cell office:value-type="float" office:value="0.00575611111435">
            <text:p>0,0057561111</text:p>
          </table:table-cell>
          <table:table-cell/>
          <table:table-cell table:formula="of:=[.C353]/[.K$1]" office:value-type="float" office:value="0.0159359060260071">
            <text:p>0,015935906</text:p>
          </table:table-cell>
          <table:table-cell table:formula="of:=[.D353]/[.L$1]" office:value-type="float" office:value="0.592227553808142">
            <text:p>0,5922275538</text:p>
          </table:table-cell>
          <table:table-cell table:formula="of:=[.E353]/[.M$1]" office:value-type="float" office:value="0.0263382602597488">
            <text:p>0,0263382603</text:p>
          </table:table-cell>
          <table:table-cell table:number-columns-repeated="8"/>
        </table:table-row>
        <table:table-row table:style-name="ro2">
          <table:table-cell office:value-type="string">
            <text:p>предприят</text:p>
          </table:table-cell>
          <table:table-cell office:value-type="float" office:value="1">
            <text:p>1</text:p>
          </table:table-cell>
          <table:table-cell office:value-type="float" office:value="0.00452933468677">
            <text:p>0,0045293347</text:p>
          </table:table-cell>
          <table:table-cell office:value-type="float" office:value="0.00028362174108">
            <text:p>0,0002836217</text:p>
          </table:table-cell>
          <table:table-cell office:value-type="float" office:value="0.00438922780827">
            <text:p>0,0043892278</text:p>
          </table:table-cell>
          <table:table-cell/>
          <table:table-cell table:formula="of:=[.C354]/[.K$1]" office:value-type="float" office:value="0.0159315227866435">
            <text:p>0,0159315228</text:p>
          </table:table-cell>
          <table:table-cell table:formula="of:=[.D354]/[.L$1]" office:value-type="float" office:value="0.592183012903251">
            <text:p>0,5921830129</text:p>
          </table:table-cell>
          <table:table-cell table:formula="of:=[.E354]/[.M$1]" office:value-type="float" office:value="0.0200838069413461">
            <text:p>0,0200838069</text:p>
          </table:table-cell>
          <table:table-cell table:number-columns-repeated="8"/>
        </table:table-row>
        <table:table-row table:style-name="ro2">
          <table:table-cell office:value-type="string">
            <text:p>подразумева</text:p>
          </table:table-cell>
          <table:table-cell office:value-type="float" office:value="1">
            <text:p>1</text:p>
          </table:table-cell>
          <table:table-cell office:value-type="float" office:value="0.00452545133981">
            <text:p>0,0045254513</text:p>
          </table:table-cell>
          <table:table-cell office:value-type="float" office:value="0.000283660721892">
            <text:p>0,0002836607</text:p>
          </table:table-cell>
          <table:table-cell office:value-type="float" office:value="0.00576940108468">
            <text:p>0,0057694011</text:p>
          </table:table-cell>
          <table:table-cell/>
          <table:table-cell table:formula="of:=[.C355]/[.K$1]" office:value-type="float" office:value="0.0159178634669288">
            <text:p>0,0159178635</text:p>
          </table:table-cell>
          <table:table-cell table:formula="of:=[.D355]/[.L$1]" office:value-type="float" office:value="0.592264402202279">
            <text:p>0,5922644022</text:p>
          </table:table-cell>
          <table:table-cell table:formula="of:=[.E355]/[.M$1]" office:value-type="float" office:value="0.0263990712292458">
            <text:p>0,0263990712</text:p>
          </table:table-cell>
          <table:table-cell table:number-columns-repeated="8"/>
        </table:table-row>
        <table:table-row table:style-name="ro2">
          <table:table-cell office:value-type="string">
            <text:p>специальн</text:p>
          </table:table-cell>
          <table:table-cell office:value-type="float" office:value="2">
            <text:p>2</text:p>
          </table:table-cell>
          <table:table-cell office:value-type="float" office:value="0.00452310585669">
            <text:p>0,0045231059</text:p>
          </table:table-cell>
          <table:table-cell office:value-type="float" office:value="0.00028372903316">
            <text:p>0,000283729</text:p>
          </table:table-cell>
          <table:table-cell office:value-type="float" office:value="0.00581810533641">
            <text:p>0,0058181053</text:p>
          </table:table-cell>
          <table:table-cell/>
          <table:table-cell table:formula="of:=[.C356]/[.K$1]" office:value-type="float" office:value="0.015909613443392">
            <text:p>0,0159096134</text:p>
          </table:table-cell>
          <table:table-cell table:formula="of:=[.D356]/[.L$1]" office:value-type="float" office:value="0.592407031509699">
            <text:p>0,5924070315</text:p>
          </table:table-cell>
          <table:table-cell table:formula="of:=[.E356]/[.M$1]" office:value-type="float" office:value="0.0266219274653986">
            <text:p>0,0266219275</text:p>
          </table:table-cell>
          <table:table-cell table:number-columns-repeated="8"/>
        </table:table-row>
        <table:table-row table:style-name="ro1">
          <table:table-cell office:value-type="string">
            <text:p>пункт</text:p>
          </table:table-cell>
          <table:table-cell office:value-type="float" office:value="1">
            <text:p>1</text:p>
          </table:table-cell>
          <table:table-cell office:value-type="float" office:value="0.00452268587835">
            <text:p>0,0045226859</text:p>
          </table:table-cell>
          <table:table-cell office:value-type="float" office:value="0.000283630864665">
            <text:p>0,0002836309</text:p>
          </table:table-cell>
          <table:table-cell office:value-type="float" office:value="0.00577889695893">
            <text:p>0,005778897</text:p>
          </table:table-cell>
          <table:table-cell/>
          <table:table-cell table:formula="of:=[.C357]/[.K$1]" office:value-type="float" office:value="0.0159081362077809">
            <text:p>0,0159081362</text:p>
          </table:table-cell>
          <table:table-cell table:formula="of:=[.D357]/[.L$1]" office:value-type="float" office:value="0.592202062331666">
            <text:p>0,5922020623</text:p>
          </table:table-cell>
          <table:table-cell table:formula="of:=[.E357]/[.M$1]" office:value-type="float" office:value="0.0264425215383906">
            <text:p>0,0264425215</text:p>
          </table:table-cell>
          <table:table-cell table:number-columns-repeated="8"/>
        </table:table-row>
        <table:table-row table:style-name="ro2">
          <table:table-cell office:value-type="string">
            <text:p>ppp</text:p>
          </table:table-cell>
          <table:table-cell office:value-type="float" office:value="1">
            <text:p>1</text:p>
          </table:table-cell>
          <table:table-cell office:value-type="float" office:value="0.0045222864301">
            <text:p>0,0045222864</text:p>
          </table:table-cell>
          <table:table-cell office:value-type="float" office:value="0.000283630537096">
            <text:p>0,0002836305</text:p>
          </table:table-cell>
          <table:table-cell office:value-type="float" office:value="0.00574137179361">
            <text:p>0,0057413718</text:p>
          </table:table-cell>
          <table:table-cell/>
          <table:table-cell table:formula="of:=[.C358]/[.K$1]" office:value-type="float" office:value="0.0159067311848941">
            <text:p>0,0159067312</text:p>
          </table:table-cell>
          <table:table-cell table:formula="of:=[.D358]/[.L$1]" office:value-type="float" office:value="0.592201378389749">
            <text:p>0,5922013784</text:p>
          </table:table-cell>
          <table:table-cell table:formula="of:=[.E358]/[.M$1]" office:value-type="float" office:value="0.0262708174918818">
            <text:p>0,0262708175</text:p>
          </table:table-cell>
          <table:table-cell table:number-columns-repeated="8"/>
        </table:table-row>
        <table:table-row table:style-name="ro2">
          <table:table-cell office:value-type="string">
            <text:p>регулир</text:p>
          </table:table-cell>
          <table:table-cell office:value-type="float" office:value="1">
            <text:p>1</text:p>
          </table:table-cell>
          <table:table-cell office:value-type="float" office:value="0.0045151789797">
            <text:p>0,004515179</text:p>
          </table:table-cell>
          <table:table-cell office:value-type="float" office:value="0.000283639223643">
            <text:p>0,0002836392</text:p>
          </table:table-cell>
          <table:table-cell office:value-type="float" office:value="0.00575466310959">
            <text:p>0,0057546631</text:p>
          </table:table-cell>
          <table:table-cell/>
          <table:table-cell table:formula="of:=[.C359]/[.K$1]" office:value-type="float" office:value="0.0158817313745835">
            <text:p>0,0158817314</text:p>
          </table:table-cell>
          <table:table-cell table:formula="of:=[.D359]/[.L$1]" office:value-type="float" office:value="0.592219515312379">
            <text:p>0,5922195153</text:p>
          </table:table-cell>
          <table:table-cell table:formula="of:=[.E359]/[.M$1]" office:value-type="float" office:value="0.0263316346186747">
            <text:p>0,0263316346</text:p>
          </table:table-cell>
          <table:table-cell table:number-columns-repeated="8"/>
        </table:table-row>
        <table:table-row table:style-name="ro1">
          <table:table-cell office:value-type="string">
            <text:p>требуем</text:p>
          </table:table-cell>
          <table:table-cell office:value-type="float" office:value="1">
            <text:p>1</text:p>
          </table:table-cell>
          <table:table-cell office:value-type="float" office:value="0.00451235688486">
            <text:p>0,0045123569</text:p>
          </table:table-cell>
          <table:table-cell office:value-type="float" office:value="0.000283650190774">
            <text:p>0,0002836502</text:p>
          </table:table-cell>
          <table:table-cell office:value-type="float" office:value="0.00574832058386">
            <text:p>0,0057483206</text:p>
          </table:table-cell>
          <table:table-cell/>
          <table:table-cell table:formula="of:=[.C360]/[.K$1]" office:value-type="float" office:value="0.0158718049126727">
            <text:p>0,0158718049</text:p>
          </table:table-cell>
          <table:table-cell table:formula="of:=[.D360]/[.L$1]" office:value-type="float" office:value="0.592242413940157">
            <text:p>0,5922424139</text:p>
          </table:table-cell>
          <table:table-cell table:formula="of:=[.E360]/[.M$1]" office:value-type="float" office:value="0.0263026130987523">
            <text:p>0,0263026131</text:p>
          </table:table-cell>
          <table:table-cell table:number-columns-repeated="8"/>
        </table:table-row>
        <table:table-row table:style-name="ro2">
          <table:table-cell office:value-type="string">
            <text:p>вызыва</text:p>
          </table:table-cell>
          <table:table-cell office:value-type="float" office:value="1">
            <text:p>1</text:p>
          </table:table-cell>
          <table:table-cell office:value-type="float" office:value="0.00451016523339">
            <text:p>0,0045101652</text:p>
          </table:table-cell>
          <table:table-cell office:value-type="float" office:value="0.000283642532958">
            <text:p>0,0002836425</text:p>
          </table:table-cell>
          <table:table-cell office:value-type="float" office:value="0.00574293728005">
            <text:p>0,0057429373</text:p>
          </table:table-cell>
          <table:table-cell/>
          <table:table-cell table:formula="of:=[.C361]/[.K$1]" office:value-type="float" office:value="0.0158640959779727">
            <text:p>0,015864096</text:p>
          </table:table-cell>
          <table:table-cell table:formula="of:=[.D361]/[.L$1]" office:value-type="float" office:value="0.592226424938277">
            <text:p>0,5922264249</text:p>
          </table:table-cell>
          <table:table-cell table:formula="of:=[.E361]/[.M$1]" office:value-type="float" office:value="0.026277980694341">
            <text:p>0,0262779807</text:p>
          </table:table-cell>
          <table:table-cell table:number-columns-repeated="8"/>
        </table:table-row>
        <table:table-row table:style-name="ro1">
          <table:table-cell office:value-type="string">
            <text:p>устройств</text:p>
          </table:table-cell>
          <table:table-cell office:value-type="float" office:value="1">
            <text:p>1</text:p>
          </table:table-cell>
          <table:table-cell office:value-type="float" office:value="0.00450186362665">
            <text:p>0,0045018636</text:p>
          </table:table-cell>
          <table:table-cell office:value-type="float" office:value="0.000283622851003">
            <text:p>0,0002836229</text:p>
          </table:table-cell>
          <table:table-cell office:value-type="float" office:value="0.0044221744409">
            <text:p>0,0044221744</text:p>
          </table:table-cell>
          <table:table-cell/>
          <table:table-cell table:formula="of:=[.C362]/[.K$1]" office:value-type="float" office:value="0.0158348958313529">
            <text:p>0,0158348958</text:p>
          </table:table-cell>
          <table:table-cell table:formula="of:=[.D362]/[.L$1]" office:value-type="float" office:value="0.592185330347406">
            <text:p>0,5921853303</text:p>
          </table:table-cell>
          <table:table-cell table:formula="of:=[.E362]/[.M$1]" office:value-type="float" office:value="0.0202345609778219">
            <text:p>0,020234561</text:p>
          </table:table-cell>
          <table:table-cell table:number-columns-repeated="8"/>
        </table:table-row>
        <table:table-row table:style-name="ro1">
          <table:table-cell office:value-type="string">
            <text:p>загружен</text:p>
          </table:table-cell>
          <table:table-cell office:value-type="float" office:value="1">
            <text:p>1</text:p>
          </table:table-cell>
          <table:table-cell office:value-type="float" office:value="0.00449952523709">
            <text:p>0,0044995252</text:p>
          </table:table-cell>
          <table:table-cell office:value-type="float" office:value="0.000283636581307">
            <text:p>0,0002836366</text:p>
          </table:table-cell>
          <table:table-cell office:value-type="float" office:value="0.0057394135579">
            <text:p>0,0057394136</text:p>
          </table:table-cell>
          <table:table-cell/>
          <table:table-cell table:formula="of:=[.C363]/[.K$1]" office:value-type="float" office:value="0.0158266707587682">
            <text:p>0,0158266708</text:p>
          </table:table-cell>
          <table:table-cell table:formula="of:=[.D363]/[.L$1]" office:value-type="float" office:value="0.592213998293523">
            <text:p>0,5922139983</text:p>
          </table:table-cell>
          <table:table-cell table:formula="of:=[.E363]/[.M$1]" office:value-type="float" office:value="0.0262618571850435">
            <text:p>0,0262618572</text:p>
          </table:table-cell>
          <table:table-cell table:number-columns-repeated="8"/>
        </table:table-row>
        <table:table-row table:style-name="ro1">
          <table:table-cell office:value-type="string">
            <text:p>запрос</text:p>
          </table:table-cell>
          <table:table-cell office:value-type="float" office:value="1">
            <text:p>1</text:p>
          </table:table-cell>
          <table:table-cell office:value-type="float" office:value="0.00448615249677">
            <text:p>0,0044861525</text:p>
          </table:table-cell>
          <table:table-cell office:value-type="float" office:value="0.000283613209454">
            <text:p>0,0002836132</text:p>
          </table:table-cell>
          <table:table-cell office:value-type="float" office:value="0.00584275926461">
            <text:p>0,0058427593</text:p>
          </table:table-cell>
          <table:table-cell/>
          <table:table-cell table:formula="of:=[.C364]/[.K$1]" office:value-type="float" office:value="0.015779633361035">
            <text:p>0,0157796334</text:p>
          </table:table-cell>
          <table:table-cell table:formula="of:=[.D364]/[.L$1]" office:value-type="float" office:value="0.592165199445191">
            <text:p>0,5921651994</text:p>
          </table:table-cell>
          <table:table-cell table:formula="of:=[.E364]/[.M$1]" office:value-type="float" office:value="0.0267347365416059">
            <text:p>0,0267347365</text:p>
          </table:table-cell>
          <table:table-cell table:number-columns-repeated="8"/>
        </table:table-row>
        <table:table-row table:style-name="ro2">
          <table:table-cell office:value-type="string">
            <text:p>соедин</text:p>
          </table:table-cell>
          <table:table-cell office:value-type="float" office:value="1">
            <text:p>1</text:p>
          </table:table-cell>
          <table:table-cell office:value-type="float" office:value="0.00448484002086">
            <text:p>0,00448484</text:p>
          </table:table-cell>
          <table:table-cell office:value-type="float" office:value="0.000283621141277">
            <text:p>0,0002836211</text:p>
          </table:table-cell>
          <table:table-cell office:value-type="float" office:value="0.00437540786523">
            <text:p>0,0043754079</text:p>
          </table:table-cell>
          <table:table-cell/>
          <table:table-cell table:formula="of:=[.C365]/[.K$1]" office:value-type="float" office:value="0.0157750168464003">
            <text:p>0,0157750168</text:p>
          </table:table-cell>
          <table:table-cell table:formula="of:=[.D365]/[.L$1]" office:value-type="float" office:value="0.592181760555154">
            <text:p>0,5921817606</text:p>
          </table:table-cell>
          <table:table-cell table:formula="of:=[.E365]/[.M$1]" office:value-type="float" office:value="0.0200205709736361">
            <text:p>0,020020571</text:p>
          </table:table-cell>
          <table:table-cell table:number-columns-repeated="8"/>
        </table:table-row>
        <table:table-row table:style-name="ro1">
          <table:table-cell office:value-type="string">
            <text:p>отдел</text:p>
          </table:table-cell>
          <table:table-cell office:value-type="float" office:value="2">
            <text:p>2</text:p>
          </table:table-cell>
          <table:table-cell office:value-type="float" office:value="0.00447801540823">
            <text:p>0,0044780154</text:p>
          </table:table-cell>
          <table:table-cell office:value-type="float" office:value="0.000283668995824">
            <text:p>0,000283669</text:p>
          </table:table-cell>
          <table:table-cell office:value-type="float" office:value="0.00585655931506">
            <text:p>0,0058565593</text:p>
          </table:table-cell>
          <table:table-cell/>
          <table:table-cell table:formula="of:=[.C366]/[.K$1]" office:value-type="float" office:value="0.0157510118922196">
            <text:p>0,0157510119</text:p>
          </table:table-cell>
          <table:table-cell table:formula="of:=[.D366]/[.L$1]" office:value-type="float" office:value="0.592281677612696">
            <text:p>0,5922816776</text:p>
          </table:table-cell>
          <table:table-cell table:formula="of:=[.E366]/[.M$1]" office:value-type="float" office:value="0.0267978814867137">
            <text:p>0,0267978815</text:p>
          </table:table-cell>
          <table:table-cell table:number-columns-repeated="8"/>
        </table:table-row>
        <table:table-row table:style-name="ro2">
          <table:table-cell office:value-type="string">
            <text:p>реализац</text:p>
          </table:table-cell>
          <table:table-cell office:value-type="float" office:value="1">
            <text:p>1</text:p>
          </table:table-cell>
          <table:table-cell office:value-type="float" office:value="0.00446767767461">
            <text:p>0,0044676777</text:p>
          </table:table-cell>
          <table:table-cell office:value-type="float" office:value="0.000283660848532">
            <text:p>0,0002836608</text:p>
          </table:table-cell>
          <table:table-cell office:value-type="float" office:value="0.00572791395424">
            <text:p>0,005727914</text:p>
          </table:table-cell>
          <table:table-cell/>
          <table:table-cell table:formula="of:=[.C367]/[.K$1]" office:value-type="float" office:value="0.0157146498544991">
            <text:p>0,0157146499</text:p>
          </table:table-cell>
          <table:table-cell table:formula="of:=[.D367]/[.L$1]" office:value-type="float" office:value="0.592264666618034">
            <text:p>0,5922646666</text:p>
          </table:table-cell>
          <table:table-cell table:formula="of:=[.E367]/[.M$1]" office:value-type="float" office:value="0.0262092384033584">
            <text:p>0,0262092384</text:p>
          </table:table-cell>
          <table:table-cell table:number-columns-repeated="8"/>
        </table:table-row>
        <table:table-row table:style-name="ro2">
          <table:table-cell office:value-type="string">
            <text:p>заголовк</text:p>
          </table:table-cell>
          <table:table-cell office:value-type="float" office:value="1">
            <text:p>1</text:p>
          </table:table-cell>
          <table:table-cell office:value-type="float" office:value="0.00445625329618">
            <text:p>0,0044562533</text:p>
          </table:table-cell>
          <table:table-cell office:value-type="float" office:value="0.000283631506223">
            <text:p>0,0002836315</text:p>
          </table:table-cell>
          <table:table-cell office:value-type="float" office:value="0.00574392144093">
            <text:p>0,0057439214</text:p>
          </table:table-cell>
          <table:table-cell/>
          <table:table-cell table:formula="of:=[.C368]/[.K$1]" office:value-type="float" office:value="0.0156744656424972">
            <text:p>0,0156744656</text:p>
          </table:table-cell>
          <table:table-cell table:formula="of:=[.D368]/[.L$1]" office:value-type="float" office:value="0.592203401861379">
            <text:p>0,5922034019</text:p>
          </table:table-cell>
          <table:table-cell table:formula="of:=[.E368]/[.M$1]" office:value-type="float" office:value="0.0262824839231495">
            <text:p>0,0262824839</text:p>
          </table:table-cell>
          <table:table-cell table:number-columns-repeated="8"/>
        </table:table-row>
        <table:table-row table:style-name="ro2">
          <table:table-cell office:value-type="string">
            <text:p>помеща</text:p>
          </table:table-cell>
          <table:table-cell office:value-type="float" office:value="1">
            <text:p>1</text:p>
          </table:table-cell>
          <table:table-cell office:value-type="float" office:value="0.00444835475657">
            <text:p>0,0044483548</text:p>
          </table:table-cell>
          <table:table-cell office:value-type="float" office:value="0.000283635087102">
            <text:p>0,0002836351</text:p>
          </table:table-cell>
          <table:table-cell office:value-type="float" office:value="0.00575988096858">
            <text:p>0,005759881</text:p>
          </table:table-cell>
          <table:table-cell/>
          <table:table-cell table:formula="of:=[.C369]/[.K$1]" office:value-type="float" office:value="0.0156466832478454">
            <text:p>0,0156466832</text:p>
          </table:table-cell>
          <table:table-cell table:formula="of:=[.D369]/[.L$1]" office:value-type="float" office:value="0.592210878494542">
            <text:p>0,5922108785</text:p>
          </table:table-cell>
          <table:table-cell table:formula="of:=[.E369]/[.M$1]" office:value-type="float" office:value="0.0263555099965726">
            <text:p>0,02635551</text:p>
          </table:table-cell>
          <table:table-cell table:number-columns-repeated="8"/>
        </table:table-row>
        <table:table-row table:style-name="ro2">
          <table:table-cell office:value-type="string">
            <text:p>желательн</text:p>
          </table:table-cell>
          <table:table-cell office:value-type="float" office:value="1">
            <text:p>1</text:p>
          </table:table-cell>
          <table:table-cell office:value-type="float" office:value="0.00444561551846">
            <text:p>0,0044456155</text:p>
          </table:table-cell>
          <table:table-cell office:value-type="float" office:value="0.000283640076499">
            <text:p>0,0002836401</text:p>
          </table:table-cell>
          <table:table-cell office:value-type="float" office:value="0.00583975283888">
            <text:p>0,0058397528</text:p>
          </table:table-cell>
          <table:table-cell/>
          <table:table-cell table:formula="of:=[.C370]/[.K$1]" office:value-type="float" office:value="0.015637048226946">
            <text:p>0,0156370482</text:p>
          </table:table-cell>
          <table:table-cell table:formula="of:=[.D370]/[.L$1]" office:value-type="float" office:value="0.592221296018025">
            <text:p>0,592221296</text:p>
          </table:table-cell>
          <table:table-cell table:formula="of:=[.E370]/[.M$1]" office:value-type="float" office:value="0.0267209800275715">
            <text:p>0,02672098</text:p>
          </table:table-cell>
          <table:table-cell table:number-columns-repeated="8"/>
        </table:table-row>
        <table:table-row table:style-name="ro2">
          <table:table-cell office:value-type="string">
            <text:p>недостаточн</text:p>
          </table:table-cell>
          <table:table-cell office:value-type="float" office:value="1">
            <text:p>1</text:p>
          </table:table-cell>
          <table:table-cell office:value-type="float" office:value="0.00442664810149">
            <text:p>0,0044266481</text:p>
          </table:table-cell>
          <table:table-cell office:value-type="float" office:value="0.000283620423276">
            <text:p>0,0002836204</text:p>
          </table:table-cell>
          <table:table-cell office:value-type="float" office:value="0.00588451602809">
            <text:p>0,005884516</text:p>
          </table:table-cell>
          <table:table-cell/>
          <table:table-cell table:formula="of:=[.C371]/[.K$1]" office:value-type="float" office:value="0.0155703320629707">
            <text:p>0,0155703321</text:p>
          </table:table-cell>
          <table:table-cell table:formula="of:=[.D371]/[.L$1]" office:value-type="float" office:value="0.592180261417627">
            <text:p>0,5921802614</text:p>
          </table:table-cell>
          <table:table-cell table:formula="of:=[.E371]/[.M$1]" office:value-type="float" office:value="0.0269258031284547">
            <text:p>0,0269258031</text:p>
          </table:table-cell>
          <table:table-cell table:number-columns-repeated="8"/>
        </table:table-row>
        <table:table-row table:style-name="ro2">
          <table:table-cell office:value-type="string">
            <text:p>изменя</text:p>
          </table:table-cell>
          <table:table-cell office:value-type="float" office:value="1">
            <text:p>1</text:p>
          </table:table-cell>
          <table:table-cell office:value-type="float" office:value="0.00399068612984">
            <text:p>0,0039906861</text:p>
          </table:table-cell>
          <table:table-cell office:value-type="float" office:value="0.000283581842145">
            <text:p>0,0002835818</text:p>
          </table:table-cell>
          <table:table-cell office:value-type="float" office:value="0.00442434685627">
            <text:p>0,0044243469</text:p>
          </table:table-cell>
          <table:table-cell/>
          <table:table-cell table:formula="of:=[.C372]/[.K$1]" office:value-type="float" office:value="0.0140368754814247">
            <text:p>0,0140368755</text:p>
          </table:table-cell>
          <table:table-cell table:formula="of:=[.D372]/[.L$1]" office:value-type="float" office:value="0.592099706625495">
            <text:p>0,5920997066</text:p>
          </table:table-cell>
          <table:table-cell table:formula="of:=[.E372]/[.M$1]" office:value-type="float" office:value="0.0202445013073727">
            <text:p>0,0202445013</text:p>
          </table:table-cell>
          <table:table-cell table:number-columns-repeated="8"/>
        </table:table-row>
        <table:table-row table:style-name="ro1">
          <table:table-cell office:value-type="string">
            <text:p>сут</text:p>
          </table:table-cell>
          <table:table-cell office:value-type="float" office:value="1">
            <text:p>1</text:p>
          </table:table-cell>
          <table:table-cell office:value-type="float" office:value="0.00399068612984">
            <text:p>0,0039906861</text:p>
          </table:table-cell>
          <table:table-cell office:value-type="float" office:value="0.000283581842145">
            <text:p>0,0002835818</text:p>
          </table:table-cell>
          <table:table-cell office:value-type="float" office:value="0.00442434685627">
            <text:p>0,0044243469</text:p>
          </table:table-cell>
          <table:table-cell/>
          <table:table-cell table:formula="of:=[.C373]/[.K$1]" office:value-type="float" office:value="0.0140368754814247">
            <text:p>0,0140368755</text:p>
          </table:table-cell>
          <table:table-cell table:formula="of:=[.D373]/[.L$1]" office:value-type="float" office:value="0.592099706625495">
            <text:p>0,5920997066</text:p>
          </table:table-cell>
          <table:table-cell table:formula="of:=[.E373]/[.M$1]" office:value-type="float" office:value="0.0202445013073727">
            <text:p>0,0202445013</text:p>
          </table:table-cell>
          <table:table-cell table:number-columns-repeated="8"/>
        </table:table-row>
        <table:table-row table:style-name="ro2">
          <table:table-cell office:value-type="string">
            <text:p>internationa</text:p>
          </table:table-cell>
          <table:table-cell office:value-type="float" office:value="1">
            <text:p>1</text:p>
          </table:table-cell>
          <table:table-cell office:value-type="float" office:value="0.00363454505621">
            <text:p>0,0036345451</text:p>
          </table:table-cell>
          <table:table-cell office:value-type="float" office:value="0.000283572520864">
            <text:p>0,0002835725</text:p>
          </table:table-cell>
          <table:table-cell office:value-type="float" office:value="0.00415034431182">
            <text:p>0,0041503443</text:p>
          </table:table-cell>
          <table:table-cell/>
          <table:table-cell table:formula="of:=[.C374]/[.K$1]" office:value-type="float" office:value="0.0127841816484057">
            <text:p>0,0127841816</text:p>
          </table:table-cell>
          <table:table-cell table:formula="of:=[.D374]/[.L$1]" office:value-type="float" office:value="0.592080244421203">
            <text:p>0,5920802444</text:p>
          </table:table-cell>
          <table:table-cell table:formula="of:=[.E374]/[.M$1]" office:value-type="float" office:value="0.0189907467873172">
            <text:p>0,0189907468</text:p>
          </table:table-cell>
          <table:table-cell table:number-columns-repeated="8"/>
        </table:table-row>
        <table:table-row table:style-name="ro2">
          <table:table-cell office:value-type="string">
            <text:p>тонкост</text:p>
          </table:table-cell>
          <table:table-cell office:value-type="float" office:value="1">
            <text:p>1</text:p>
          </table:table-cell>
          <table:table-cell office:value-type="float" office:value="0.00347035564898">
            <text:p>0,0034703556</text:p>
          </table:table-cell>
          <table:table-cell office:value-type="float" office:value="0.000283572522128">
            <text:p>0,0002835725</text:p>
          </table:table-cell>
          <table:table-cell office:value-type="float" office:value="0.00396368322233">
            <text:p>0,0039636832</text:p>
          </table:table-cell>
          <table:table-cell/>
          <table:table-cell table:formula="of:=[.C375]/[.K$1]" office:value-type="float" office:value="0.0122066603426274">
            <text:p>0,0122066603</text:p>
          </table:table-cell>
          <table:table-cell table:formula="of:=[.D375]/[.L$1]" office:value-type="float" office:value="0.592080247060349">
            <text:p>0,5920802471</text:p>
          </table:table-cell>
          <table:table-cell table:formula="of:=[.E375]/[.M$1]" office:value-type="float" office:value="0.0181366409061609">
            <text:p>0,0181366409</text:p>
          </table:table-cell>
          <table:table-cell table:number-columns-repeated="8"/>
        </table:table-row>
        <table:table-row table:style-name="ro2">
          <table:table-cell office:value-type="string">
            <text:p>for</text:p>
          </table:table-cell>
          <table:table-cell office:value-type="float" office:value="1">
            <text:p>1</text:p>
          </table:table-cell>
          <table:table-cell office:value-type="float" office:value="0.00345833041971">
            <text:p>0,0034583304</text:p>
          </table:table-cell>
          <table:table-cell office:value-type="float" office:value="0.000283572520988">
            <text:p>0,0002835725</text:p>
          </table:table-cell>
          <table:table-cell office:value-type="float" office:value="0.00395560285681">
            <text:p>0,0039556029</text:p>
          </table:table-cell>
          <table:table-cell/>
          <table:table-cell table:formula="of:=[.C376]/[.K$1]" office:value-type="float" office:value="0.0121643626924473">
            <text:p>0,0121643627</text:p>
          </table:table-cell>
          <table:table-cell table:formula="of:=[.D376]/[.L$1]" office:value-type="float" office:value="0.592080244680106">
            <text:p>0,5920802447</text:p>
          </table:table-cell>
          <table:table-cell table:formula="of:=[.E376]/[.M$1]" office:value-type="float" office:value="0.0180996675458779">
            <text:p>0,0180996675</text:p>
          </table:table-cell>
          <table:table-cell table:number-columns-repeated="8"/>
        </table:table-row>
        <table:table-row table:style-name="ro2">
          <table:table-cell office:value-type="string">
            <text:p>организац</text:p>
          </table:table-cell>
          <table:table-cell office:value-type="float" office:value="1">
            <text:p>1</text:p>
          </table:table-cell>
          <table:table-cell office:value-type="float" office:value="0.00342438375638">
            <text:p>0,0034243838</text:p>
          </table:table-cell>
          <table:table-cell office:value-type="float" office:value="0.00028357252107">
            <text:p>0,0002835725</text:p>
          </table:table-cell>
          <table:table-cell office:value-type="float" office:value="0.00402368987533">
            <text:p>0,0040236899</text:p>
          </table:table-cell>
          <table:table-cell/>
          <table:table-cell table:formula="of:=[.C377]/[.K$1]" office:value-type="float" office:value="0.012044958391866">
            <text:p>0,0120449584</text:p>
          </table:table-cell>
          <table:table-cell table:formula="of:=[.D377]/[.L$1]" office:value-type="float" office:value="0.592080244851317">
            <text:p>0,5920802449</text:p>
          </table:table-cell>
          <table:table-cell table:formula="of:=[.E377]/[.M$1]" office:value-type="float" office:value="0.0184112135842474">
            <text:p>0,0184112136</text:p>
          </table:table-cell>
          <table:table-cell table:number-columns-repeated="8"/>
        </table:table-row>
        <table:table-row table:style-name="ro2">
          <table:table-cell office:value-type="string">
            <text:p>is</text:p>
          </table:table-cell>
          <table:table-cell office:value-type="float" office:value="1">
            <text:p>1</text:p>
          </table:table-cell>
          <table:table-cell office:value-type="float" office:value="0.0028937631961">
            <text:p>0,0028937632</text:p>
          </table:table-cell>
          <table:table-cell office:value-type="float" office:value="0.000283576301686">
            <text:p>0,0002835763</text:p>
          </table:table-cell>
          <table:table-cell office:value-type="float" office:value="0.00343582668052">
            <text:p>0,0034358267</text:p>
          </table:table-cell>
          <table:table-cell/>
          <table:table-cell table:formula="of:=[.C378]/[.K$1]" office:value-type="float" office:value="0.0101785488346621">
            <text:p>0,0101785488</text:p>
          </table:table-cell>
          <table:table-cell table:formula="of:=[.D378]/[.L$1]" office:value-type="float" office:value="0.592088138521827">
            <text:p>0,5920881385</text:p>
          </table:table-cell>
          <table:table-cell table:formula="of:=[.E378]/[.M$1]" office:value-type="float" office:value="0.0157213256521966">
            <text:p>0,0157213257</text:p>
          </table:table-cell>
          <table:table-cell table:number-columns-repeated="8"/>
        </table:table-row>
        <table:table-row table:style-name="ro2">
          <table:table-cell office:value-type="string">
            <text:p>разработа</text:p>
          </table:table-cell>
          <table:table-cell office:value-type="float" office:value="1">
            <text:p>1</text:p>
          </table:table-cell>
          <table:table-cell office:value-type="float" office:value="0.00281612605682">
            <text:p>0,0028161261</text:p>
          </table:table-cell>
          <table:table-cell office:value-type="float" office:value="0.00028357878678">
            <text:p>0,0002835788</text:p>
          </table:table-cell>
          <table:table-cell office:value-type="float" office:value="0.00356860243048">
            <text:p>0,0035686024</text:p>
          </table:table-cell>
          <table:table-cell/>
          <table:table-cell table:formula="of:=[.C379]/[.K$1]" office:value-type="float" office:value="0.00990546725887531">
            <text:p>0,0099054673</text:p>
          </table:table-cell>
          <table:table-cell table:formula="of:=[.D379]/[.L$1]" office:value-type="float" office:value="0.592093327230022">
            <text:p>0,5920933272</text:p>
          </table:table-cell>
          <table:table-cell table:formula="of:=[.E379]/[.M$1]" office:value-type="float" office:value="0.016328868173381">
            <text:p>0,0163288682</text:p>
          </table:table-cell>
          <table:table-cell table:number-columns-repeated="8"/>
        </table:table-row>
        <table:table-row table:style-name="ro2">
          <table:table-cell office:value-type="string">
            <text:p>op</text:p>
          </table:table-cell>
          <table:table-cell office:value-type="float" office:value="1">
            <text:p>1</text:p>
          </table:table-cell>
          <table:table-cell office:value-type="float" office:value="0.00280738811707">
            <text:p>0,0028073881</text:p>
          </table:table-cell>
          <table:table-cell office:value-type="float" office:value="0.000283572521203">
            <text:p>0,0002835725</text:p>
          </table:table-cell>
          <table:table-cell office:value-type="float" office:value="0.00346027121629">
            <text:p>0,0034602712</text:p>
          </table:table-cell>
          <table:table-cell/>
          <table:table-cell table:formula="of:=[.C380]/[.K$1]" office:value-type="float" office:value="0.00987473235058026">
            <text:p>0,0098747324</text:p>
          </table:table-cell>
          <table:table-cell table:formula="of:=[.D380]/[.L$1]" office:value-type="float" office:value="0.592080245129012">
            <text:p>0,5920802451</text:p>
          </table:table-cell>
          <table:table-cell table:formula="of:=[.E380]/[.M$1]" office:value-type="float" office:value="0.0158331766106387">
            <text:p>0,0158331766</text:p>
          </table:table-cell>
          <table:table-cell table:number-columns-repeated="8"/>
        </table:table-row>
        <table:table-row table:style-name="ro2">
          <table:table-cell office:value-type="string">
            <text:p>степен</text:p>
          </table:table-cell>
          <table:table-cell office:value-type="float" office:value="1">
            <text:p>1</text:p>
          </table:table-cell>
          <table:table-cell office:value-type="float" office:value="0.00278592193524">
            <text:p>0,0027859219</text:p>
          </table:table-cell>
          <table:table-cell office:value-type="float" office:value="0.000283572521207">
            <text:p>0,0002835725</text:p>
          </table:table-cell>
          <table:table-cell office:value-type="float" office:value="0.00332167664673">
            <text:p>0,0033216766</text:p>
          </table:table-cell>
          <table:table-cell/>
          <table:table-cell table:formula="of:=[.C381]/[.K$1]" office:value-type="float" office:value="0.00979922700848977">
            <text:p>0,009799227</text:p>
          </table:table-cell>
          <table:table-cell table:formula="of:=[.D381]/[.L$1]" office:value-type="float" office:value="0.592080245137364">
            <text:p>0,5920802451</text:p>
          </table:table-cell>
          <table:table-cell table:formula="of:=[.E381]/[.M$1]" office:value-type="float" office:value="0.0151990088937301">
            <text:p>0,0151990089</text:p>
          </table:table-cell>
          <table:table-cell table:number-columns-repeated="8"/>
        </table:table-row>
        <table:table-row table:style-name="ro2">
          <table:table-cell office:value-type="string">
            <text:p>операц</text:p>
          </table:table-cell>
          <table:table-cell office:value-type="float" office:value="1">
            <text:p>1</text:p>
          </table:table-cell>
          <table:table-cell office:value-type="float" office:value="0.00278325225635">
            <text:p>0,0027832523</text:p>
          </table:table-cell>
          <table:table-cell office:value-type="float" office:value="0.000283572520908">
            <text:p>0,0002835725</text:p>
          </table:table-cell>
          <table:table-cell office:value-type="float" office:value="0.00332272979672">
            <text:p>0,0033227298</text:p>
          </table:table-cell>
          <table:table-cell/>
          <table:table-cell table:formula="of:=[.C382]/[.K$1]" office:value-type="float" office:value="0.00978983665581981">
            <text:p>0,0097898367</text:p>
          </table:table-cell>
          <table:table-cell table:formula="of:=[.D382]/[.L$1]" office:value-type="float" office:value="0.592080244513072">
            <text:p>0,5920802445</text:p>
          </table:table-cell>
          <table:table-cell table:formula="of:=[.E382]/[.M$1]" office:value-type="float" office:value="0.0152038277962805">
            <text:p>0,0152038278</text:p>
          </table:table-cell>
          <table:table-cell table:number-columns-repeated="8"/>
        </table:table-row>
        <table:table-row table:style-name="ro2">
          <table:table-cell office:value-type="string">
            <text:p>resolution</text:p>
          </table:table-cell>
          <table:table-cell office:value-type="float" office:value="1">
            <text:p>1</text:p>
          </table:table-cell>
          <table:table-cell office:value-type="float" office:value="0.00273558352575">
            <text:p>0,0027355835</text:p>
          </table:table-cell>
          <table:table-cell office:value-type="float" office:value="0.000283572521025">
            <text:p>0,0002835725</text:p>
          </table:table-cell>
          <table:table-cell office:value-type="float" office:value="0.00329451104563">
            <text:p>0,003294511</text:p>
          </table:table-cell>
          <table:table-cell/>
          <table:table-cell table:formula="of:=[.C383]/[.K$1]" office:value-type="float" office:value="0.00962216623173246">
            <text:p>0,0096221662</text:p>
          </table:table-cell>
          <table:table-cell table:formula="of:=[.D383]/[.L$1]" office:value-type="float" office:value="0.59208024475736">
            <text:p>0,5920802448</text:p>
          </table:table-cell>
          <table:table-cell table:formula="of:=[.E383]/[.M$1]" office:value-type="float" office:value="0.015074707145958">
            <text:p>0,0150747071</text:p>
          </table:table-cell>
          <table:table-cell table:number-columns-repeated="8"/>
        </table:table-row>
        <table:table-row table:style-name="ro1">
          <table:table-cell office:value-type="string">
            <text:p>качествен</text:p>
          </table:table-cell>
          <table:table-cell office:value-type="float" office:value="1">
            <text:p>1</text:p>
          </table:table-cell>
          <table:table-cell office:value-type="float" office:value="0.00269969211968">
            <text:p>0,0026996921</text:p>
          </table:table-cell>
          <table:table-cell office:value-type="float" office:value="0.000283572520862">
            <text:p>0,0002835725</text:p>
          </table:table-cell>
          <table:table-cell office:value-type="float" office:value="0.00324093553819">
            <text:p>0,0032409355</text:p>
          </table:table-cell>
          <table:table-cell/>
          <table:table-cell table:formula="of:=[.C384]/[.K$1]" office:value-type="float" office:value="0.00949592147545091">
            <text:p>0,0094959215</text:p>
          </table:table-cell>
          <table:table-cell table:formula="of:=[.D384]/[.L$1]" office:value-type="float" office:value="0.592080244417027">
            <text:p>0,5920802444</text:p>
          </table:table-cell>
          <table:table-cell table:formula="of:=[.E384]/[.M$1]" office:value-type="float" office:value="0.0148295614858986">
            <text:p>0,0148295615</text:p>
          </table:table-cell>
          <table:table-cell table:number-columns-repeated="8"/>
        </table:table-row>
        <table:table-row table:style-name="ro2">
          <table:table-cell office:value-type="string">
            <text:p>декомпресс</text:p>
          </table:table-cell>
          <table:table-cell office:value-type="float" office:value="1">
            <text:p>1</text:p>
          </table:table-cell>
          <table:table-cell office:value-type="float" office:value="0.00268230251317">
            <text:p>0,0026823025</text:p>
          </table:table-cell>
          <table:table-cell office:value-type="float" office:value="0.000283572521234">
            <text:p>0,0002835725</text:p>
          </table:table-cell>
          <table:table-cell office:value-type="float" office:value="0.00323373897765">
            <text:p>0,003233739</text:p>
          </table:table-cell>
          <table:table-cell/>
          <table:table-cell table:formula="of:=[.C385]/[.K$1]" office:value-type="float" office:value="0.00943475511625602">
            <text:p>0,0094347551</text:p>
          </table:table-cell>
          <table:table-cell table:formula="of:=[.D385]/[.L$1]" office:value-type="float" office:value="0.592080245193738">
            <text:p>0,5920802452</text:p>
          </table:table-cell>
          <table:table-cell table:formula="of:=[.E385]/[.M$1]" office:value-type="float" office:value="0.0147966321555378">
            <text:p>0,0147966322</text:p>
          </table:table-cell>
          <table:table-cell table:number-columns-repeated="8"/>
        </table:table-row>
        <table:table-row table:style-name="ro1">
          <table:table-cell office:value-type="string">
            <text:p>открыт</text:p>
          </table:table-cell>
          <table:table-cell office:value-type="float" office:value="1">
            <text:p>1</text:p>
          </table:table-cell>
          <table:table-cell office:value-type="float" office:value="0.00267444934951">
            <text:p>0,0026744493</text:p>
          </table:table-cell>
          <table:table-cell office:value-type="float" office:value="0.000283576560722">
            <text:p>0,0002835766</text:p>
          </table:table-cell>
          <table:table-cell office:value-type="float" office:value="0.00326598757383">
            <text:p>0,0032659876</text:p>
          </table:table-cell>
          <table:table-cell/>
          <table:table-cell table:formula="of:=[.C386]/[.K$1]" office:value-type="float" office:value="0.0094071323273811">
            <text:p>0,0094071323</text:p>
          </table:table-cell>
          <table:table-cell table:formula="of:=[.D386]/[.L$1]" office:value-type="float" office:value="0.592088679371475">
            <text:p>0,5920886794</text:p>
          </table:table-cell>
          <table:table-cell table:formula="of:=[.E386]/[.M$1]" office:value-type="float" office:value="0.0149441921838845">
            <text:p>0,0149441922</text:p>
          </table:table-cell>
          <table:table-cell table:number-columns-repeated="8"/>
        </table:table-row>
        <table:table-row table:style-name="ro1">
          <table:table-cell office:value-type="string">
            <text:p>долг</text:p>
          </table:table-cell>
          <table:table-cell office:value-type="float" office:value="1">
            <text:p>1</text:p>
          </table:table-cell>
          <table:table-cell office:value-type="float" office:value="0.00266668687455">
            <text:p>0,0026666869</text:p>
          </table:table-cell>
          <table:table-cell office:value-type="float" office:value="0.000283572520766">
            <text:p>0,0002835725</text:p>
          </table:table-cell>
          <table:table-cell office:value-type="float" office:value="0.00321313965917">
            <text:p>0,0032131397</text:p>
          </table:table-cell>
          <table:table-cell/>
          <table:table-cell table:formula="of:=[.C387]/[.K$1]" office:value-type="float" office:value="0.00937982852775966">
            <text:p>0,0093798285</text:p>
          </table:table-cell>
          <table:table-cell table:formula="of:=[.D387]/[.L$1]" office:value-type="float" office:value="0.592080244216586">
            <text:p>0,5920802442</text:p>
          </table:table-cell>
          <table:table-cell table:formula="of:=[.E387]/[.M$1]" office:value-type="float" office:value="0.0147023757729695">
            <text:p>0,0147023758</text:p>
          </table:table-cell>
          <table:table-cell table:number-columns-repeated="8"/>
        </table:table-row>
        <table:table-row table:style-name="ro1">
          <table:table-cell office:value-type="string">
            <text:p>интерес</text:p>
          </table:table-cell>
          <table:table-cell office:value-type="float" office:value="1">
            <text:p>1</text:p>
          </table:table-cell>
          <table:table-cell office:value-type="float" office:value="0.00266048261372">
            <text:p>0,0026604826</text:p>
          </table:table-cell>
          <table:table-cell office:value-type="float" office:value="0.000283572521123">
            <text:p>0,0002835725</text:p>
          </table:table-cell>
          <table:table-cell office:value-type="float" office:value="0.00322076930281">
            <text:p>0,0032207693</text:p>
          </table:table-cell>
          <table:table-cell/>
          <table:table-cell table:formula="of:=[.C388]/[.K$1]" office:value-type="float" office:value="0.00935800560461023">
            <text:p>0,0093580056</text:p>
          </table:table-cell>
          <table:table-cell table:formula="of:=[.D388]/[.L$1]" office:value-type="float" office:value="0.592080244961977">
            <text:p>0,592080245</text:p>
          </table:table-cell>
          <table:table-cell table:formula="of:=[.E388]/[.M$1]" office:value-type="float" office:value="0.0147372867633739">
            <text:p>0,0147372868</text:p>
          </table:table-cell>
          <table:table-cell table:number-columns-repeated="8"/>
        </table:table-row>
        <table:table-row table:style-name="ro2">
          <table:table-cell office:value-type="string">
            <text:p>разборк</text:p>
          </table:table-cell>
          <table:table-cell office:value-type="float" office:value="1">
            <text:p>1</text:p>
          </table:table-cell>
          <table:table-cell office:value-type="float" office:value="0.00266010154915">
            <text:p>0,0026601015</text:p>
          </table:table-cell>
          <table:table-cell office:value-type="float" office:value="0.000283572527734">
            <text:p>0,0002835725</text:p>
          </table:table-cell>
          <table:table-cell office:value-type="float" office:value="0.00322335163547">
            <text:p>0,0032233516</text:p>
          </table:table-cell>
          <table:table-cell/>
          <table:table-cell table:formula="of:=[.C389]/[.K$1]" office:value-type="float" office:value="0.00935666524464569">
            <text:p>0,0093566652</text:p>
          </table:table-cell>
          <table:table-cell table:formula="of:=[.D389]/[.L$1]" office:value-type="float" office:value="0.592080258765298">
            <text:p>0,5920802588</text:p>
          </table:table-cell>
          <table:table-cell table:formula="of:=[.E389]/[.M$1]" office:value-type="float" office:value="0.0147491027530803">
            <text:p>0,0147491028</text:p>
          </table:table-cell>
          <table:table-cell table:number-columns-repeated="8"/>
        </table:table-row>
        <table:table-row table:style-name="ro2">
          <table:table-cell office:value-type="string">
            <text:p>arp</text:p>
          </table:table-cell>
          <table:table-cell office:value-type="float" office:value="1">
            <text:p>1</text:p>
          </table:table-cell>
          <table:table-cell office:value-type="float" office:value="0.00265931498233">
            <text:p>0,002659315</text:p>
          </table:table-cell>
          <table:table-cell office:value-type="float" office:value="0.000283575635938">
            <text:p>0,0002835756</text:p>
          </table:table-cell>
          <table:table-cell office:value-type="float" office:value="0.00323079572896">
            <text:p>0,0032307957</text:p>
          </table:table-cell>
          <table:table-cell/>
          <table:table-cell table:formula="of:=[.C390]/[.K$1]" office:value-type="float" office:value="0.00935389856739999">
            <text:p>0,0093538986</text:p>
          </table:table-cell>
          <table:table-cell table:formula="of:=[.D390]/[.L$1]" office:value-type="float" office:value="0.59208674848503">
            <text:p>0,5920867485</text:p>
          </table:table-cell>
          <table:table-cell table:formula="of:=[.E390]/[.M$1]" office:value-type="float" office:value="0.0147831647209337">
            <text:p>0,0147831647</text:p>
          </table:table-cell>
          <table:table-cell table:number-columns-repeated="8"/>
        </table:table-row>
        <table:table-row table:style-name="ro2">
          <table:table-cell office:value-type="string">
            <text:p>способн</text:p>
          </table:table-cell>
          <table:table-cell office:value-type="float" office:value="1">
            <text:p>1</text:p>
          </table:table-cell>
          <table:table-cell office:value-type="float" office:value="0.00265559643388">
            <text:p>0,0026555964</text:p>
          </table:table-cell>
          <table:table-cell office:value-type="float" office:value="0.000283572521669">
            <text:p>0,0002835725</text:p>
          </table:table-cell>
          <table:table-cell office:value-type="float" office:value="0.00321215607092">
            <text:p>0,0032121561</text:p>
          </table:table-cell>
          <table:table-cell/>
          <table:table-cell table:formula="of:=[.C391]/[.K$1]" office:value-type="float" office:value="0.00934081891145461">
            <text:p>0,0093408189</text:p>
          </table:table-cell>
          <table:table-cell table:formula="of:=[.D391]/[.L$1]" office:value-type="float" office:value="0.592080246101988">
            <text:p>0,5920802461</text:p>
          </table:table-cell>
          <table:table-cell table:formula="of:=[.E391]/[.M$1]" office:value-type="float" office:value="0.0146978751643464">
            <text:p>0,0146978752</text:p>
          </table:table-cell>
          <table:table-cell table:number-columns-repeated="8"/>
        </table:table-row>
        <table:table-row table:style-name="ro1">
          <table:table-cell office:value-type="string">
            <text:p>темп</text:p>
          </table:table-cell>
          <table:table-cell office:value-type="float" office:value="1">
            <text:p>1</text:p>
          </table:table-cell>
          <table:table-cell office:value-type="float" office:value="0.00263638836362">
            <text:p>0,0026363884</text:p>
          </table:table-cell>
          <table:table-cell office:value-type="float" office:value="0.000283572521804">
            <text:p>0,0002835725</text:p>
          </table:table-cell>
          <table:table-cell office:value-type="float" office:value="0.00319973201072">
            <text:p>0,003199732</text:p>
          </table:table-cell>
          <table:table-cell/>
          <table:table-cell table:formula="of:=[.C392]/[.K$1]" office:value-type="float" office:value="0.00927325627142086">
            <text:p>0,0092732563</text:p>
          </table:table-cell>
          <table:table-cell table:formula="of:=[.D392]/[.L$1]" office:value-type="float" office:value="0.592080246383859">
            <text:p>0,5920802464</text:p>
          </table:table-cell>
          <table:table-cell table:formula="of:=[.E392]/[.M$1]" office:value-type="float" office:value="0.0146410263432362">
            <text:p>0,0146410263</text:p>
          </table:table-cell>
          <table:table-cell table:number-columns-repeated="8"/>
        </table:table-row>
        <table:table-row table:style-name="ro1">
          <table:table-cell office:value-type="string">
            <text:p>чист</text:p>
          </table:table-cell>
          <table:table-cell office:value-type="float" office:value="1">
            <text:p>1</text:p>
          </table:table-cell>
          <table:table-cell office:value-type="float" office:value="0.00263636390501">
            <text:p>0,0026363639</text:p>
          </table:table-cell>
          <table:table-cell office:value-type="float" office:value="0.000283572520966">
            <text:p>0,0002835725</text:p>
          </table:table-cell>
          <table:table-cell office:value-type="float" office:value="0.00320161079373">
            <text:p>0,0032016108</text:p>
          </table:table-cell>
          <table:table-cell/>
          <table:table-cell table:formula="of:=[.C393]/[.K$1]" office:value-type="float" office:value="0.00927317024048486">
            <text:p>0,0092731702</text:p>
          </table:table-cell>
          <table:table-cell table:formula="of:=[.D393]/[.L$1]" office:value-type="float" office:value="0.592080244634172">
            <text:p>0,5920802446</text:p>
          </table:table-cell>
          <table:table-cell table:formula="of:=[.E393]/[.M$1]" office:value-type="float" office:value="0.0146496230980427">
            <text:p>0,0146496231</text:p>
          </table:table-cell>
          <table:table-cell table:number-columns-repeated="8"/>
        </table:table-row>
        <table:table-row table:style-name="ro1">
          <table:table-cell office:value-type="string">
            <text:p>то</text:p>
          </table:table-cell>
          <table:table-cell office:value-type="float" office:value="1">
            <text:p>1</text:p>
          </table:table-cell>
          <table:table-cell office:value-type="float" office:value="0.00263559191004">
            <text:p>0,0026355919</text:p>
          </table:table-cell>
          <table:table-cell office:value-type="float" office:value="0.000283577350502">
            <text:p>0,0002835774</text:p>
          </table:table-cell>
          <table:table-cell office:value-type="float" office:value="0.00318654432196">
            <text:p>0,0031865443</text:p>
          </table:table-cell>
          <table:table-cell/>
          <table:table-cell table:formula="of:=[.C394]/[.K$1]" office:value-type="float" office:value="0.00927045481839613">
            <text:p>0,0092704548</text:p>
          </table:table-cell>
          <table:table-cell table:formula="of:=[.D394]/[.L$1]" office:value-type="float" office:value="0.592090328378699">
            <text:p>0,5920903284</text:p>
          </table:table-cell>
          <table:table-cell table:formula="of:=[.E394]/[.M$1]" office:value-type="float" office:value="0.0145806833839212">
            <text:p>0,0145806834</text:p>
          </table:table-cell>
          <table:table-cell table:number-columns-repeated="8"/>
        </table:table-row>
        <table:table-row table:style-name="ro2">
          <table:table-cell office:value-type="string">
            <text:p>tok</text:p>
          </table:table-cell>
          <table:table-cell office:value-type="float" office:value="1">
            <text:p>1</text:p>
          </table:table-cell>
          <table:table-cell office:value-type="float" office:value="0.00263062512369">
            <text:p>0,0026306251</text:p>
          </table:table-cell>
          <table:table-cell office:value-type="float" office:value="0.000283574403159">
            <text:p>0,0002835744</text:p>
          </table:table-cell>
          <table:table-cell office:value-type="float" office:value="0.00318079748135">
            <text:p>0,0031807975</text:p>
          </table:table-cell>
          <table:table-cell/>
          <table:table-cell table:formula="of:=[.C395]/[.K$1]" office:value-type="float" office:value="0.0092529845991733">
            <text:p>0,0092529846</text:p>
          </table:table-cell>
          <table:table-cell table:formula="of:=[.D395]/[.L$1]" office:value-type="float" office:value="0.592084174525856">
            <text:p>0,5920841745</text:p>
          </table:table-cell>
          <table:table-cell table:formula="of:=[.E395]/[.M$1]" office:value-type="float" office:value="0.0145543875427447">
            <text:p>0,0145543875</text:p>
          </table:table-cell>
          <table:table-cell table:number-columns-repeated="8"/>
        </table:table-row>
        <table:table-row table:style-name="ro2">
          <table:table-cell office:value-type="string">
            <text:p>internetwork</text:p>
          </table:table-cell>
          <table:table-cell office:value-type="float" office:value="1">
            <text:p>1</text:p>
          </table:table-cell>
          <table:table-cell office:value-type="float" office:value="0.00262911623726">
            <text:p>0,0026291162</text:p>
          </table:table-cell>
          <table:table-cell office:value-type="float" office:value="0.000283577198141">
            <text:p>0,0002835772</text:p>
          </table:table-cell>
          <table:table-cell office:value-type="float" office:value="0.00317889683346">
            <text:p>0,0031788968</text:p>
          </table:table-cell>
          <table:table-cell/>
          <table:table-cell table:formula="of:=[.C396]/[.K$1]" office:value-type="float" office:value="0.00924767722839935">
            <text:p>0,0092476772</text:p>
          </table:table-cell>
          <table:table-cell table:formula="of:=[.D396]/[.L$1]" office:value-type="float" office:value="0.592090010259236">
            <text:p>0,5920900103</text:p>
          </table:table-cell>
          <table:table-cell table:formula="of:=[.E396]/[.M$1]" office:value-type="float" office:value="0.0145456907407208">
            <text:p>0,0145456907</text:p>
          </table:table-cell>
          <table:table-cell table:number-columns-repeated="8"/>
        </table:table-row>
        <table:table-row table:style-name="ro1">
          <table:table-cell office:value-type="string">
            <text:p>набор</text:p>
          </table:table-cell>
          <table:table-cell office:value-type="float" office:value="1">
            <text:p>1</text:p>
          </table:table-cell>
          <table:table-cell office:value-type="float" office:value="0.00262884151829">
            <text:p>0,0026288415</text:p>
          </table:table-cell>
          <table:table-cell office:value-type="float" office:value="0.000283572521287">
            <text:p>0,0002835725</text:p>
          </table:table-cell>
          <table:table-cell office:value-type="float" office:value="0.00318403073677">
            <text:p>0,0031840307</text:p>
          </table:table-cell>
          <table:table-cell/>
          <table:table-cell table:formula="of:=[.C397]/[.K$1]" office:value-type="float" office:value="0.00924671092940995">
            <text:p>0,0092467109</text:p>
          </table:table-cell>
          <table:table-cell table:formula="of:=[.D397]/[.L$1]" office:value-type="float" office:value="0.592080245304398">
            <text:p>0,5920802453</text:p>
          </table:table-cell>
          <table:table-cell table:formula="of:=[.E397]/[.M$1]" office:value-type="float" office:value="0.0145691819622836">
            <text:p>0,014569182</text:p>
          </table:table-cell>
          <table:table-cell table:number-columns-repeated="8"/>
        </table:table-row>
        <table:table-row table:style-name="ro1">
          <table:table-cell office:value-type="string">
            <text:p>создан</text:p>
          </table:table-cell>
          <table:table-cell office:value-type="float" office:value="1">
            <text:p>1</text:p>
          </table:table-cell>
          <table:table-cell office:value-type="float" office:value="0.00262264545686">
            <text:p>0,0026226455</text:p>
          </table:table-cell>
          <table:table-cell office:value-type="float" office:value="0.000283574404907">
            <text:p>0,0002835744</text:p>
          </table:table-cell>
          <table:table-cell office:value-type="float" office:value="0.00317426956179">
            <text:p>0,0031742696</text:p>
          </table:table-cell>
          <table:table-cell/>
          <table:table-cell table:formula="of:=[.C398]/[.K$1]" office:value-type="float" office:value="0.00922491684690423">
            <text:p>0,0092249168</text:p>
          </table:table-cell>
          <table:table-cell table:formula="of:=[.D398]/[.L$1]" office:value-type="float" office:value="0.592084178175561">
            <text:p>0,5920841782</text:p>
          </table:table-cell>
          <table:table-cell table:formula="of:=[.E398]/[.M$1]" office:value-type="float" office:value="0.0145245177155453">
            <text:p>0,0145245177</text:p>
          </table:table-cell>
          <table:table-cell table:number-columns-repeated="8"/>
        </table:table-row>
        <table:table-row table:style-name="ro1">
          <table:table-cell office:value-type="string">
            <text:p>положен</text:p>
          </table:table-cell>
          <table:table-cell office:value-type="float" office:value="1">
            <text:p>1</text:p>
          </table:table-cell>
          <table:table-cell office:value-type="float" office:value="0.00261735490816">
            <text:p>0,0026173549</text:p>
          </table:table-cell>
          <table:table-cell office:value-type="float" office:value="0.000283572521808">
            <text:p>0,0002835725</text:p>
          </table:table-cell>
          <table:table-cell office:value-type="float" office:value="0.00327343348245">
            <text:p>0,0032734335</text:p>
          </table:table-cell>
          <table:table-cell/>
          <table:table-cell table:formula="of:=[.C399]/[.K$1]" office:value-type="float" office:value="0.00920630782306369">
            <text:p>0,0092063078</text:p>
          </table:table-cell>
          <table:table-cell table:formula="of:=[.D399]/[.L$1]" office:value-type="float" office:value="0.592080246392211">
            <text:p>0,5920802464</text:p>
          </table:table-cell>
          <table:table-cell table:formula="of:=[.E399]/[.M$1]" office:value-type="float" office:value="0.0149782624572354">
            <text:p>0,0149782625</text:p>
          </table:table-cell>
          <table:table-cell table:number-columns-repeated="8"/>
        </table:table-row>
        <table:table-row table:style-name="ro2">
          <table:table-cell office:value-type="string">
            <text:p>электрическ</text:p>
          </table:table-cell>
          <table:table-cell office:value-type="float" office:value="1">
            <text:p>1</text:p>
          </table:table-cell>
          <table:table-cell office:value-type="float" office:value="0.0026057996252">
            <text:p>0,0026057996</text:p>
          </table:table-cell>
          <table:table-cell office:value-type="float" office:value="0.000283572521699">
            <text:p>0,0002835725</text:p>
          </table:table-cell>
          <table:table-cell office:value-type="float" office:value="0.00317785154783">
            <text:p>0,0031778515</text:p>
          </table:table-cell>
          <table:table-cell/>
          <table:table-cell table:formula="of:=[.C400]/[.K$1]" office:value-type="float" office:value="0.00916566316628417">
            <text:p>0,0091656632</text:p>
          </table:table-cell>
          <table:table-cell table:formula="of:=[.D400]/[.L$1]" office:value-type="float" office:value="0.592080246164626">
            <text:p>0,5920802462</text:p>
          </table:table-cell>
          <table:table-cell table:formula="of:=[.E400]/[.M$1]" office:value-type="float" office:value="0.0145409078231534">
            <text:p>0,0145409078</text:p>
          </table:table-cell>
          <table:table-cell table:number-columns-repeated="8"/>
        </table:table-row>
        <table:table-row table:style-name="ro2">
          <table:table-cell office:value-type="string">
            <text:p>interconnection</text:p>
          </table:table-cell>
          <table:table-cell office:value-type="float" office:value="1">
            <text:p>1</text:p>
          </table:table-cell>
          <table:table-cell office:value-type="float" office:value="0.00260037105406">
            <text:p>0,0026003711</text:p>
          </table:table-cell>
          <table:table-cell office:value-type="float" office:value="0.00028357878678">
            <text:p>0,0002835788</text:p>
          </table:table-cell>
          <table:table-cell office:value-type="float" office:value="0.00337239989983">
            <text:p>0,0033723999</text:p>
          </table:table-cell>
          <table:table-cell/>
          <table:table-cell table:formula="of:=[.C401]/[.K$1]" office:value-type="float" office:value="0.00914656866106501">
            <text:p>0,0091465687</text:p>
          </table:table-cell>
          <table:table-cell table:formula="of:=[.D401]/[.L$1]" office:value-type="float" office:value="0.592093327230022">
            <text:p>0,5920933272</text:p>
          </table:table-cell>
          <table:table-cell table:formula="of:=[.E401]/[.M$1]" office:value-type="float" office:value="0.0154311034823906">
            <text:p>0,0154311035</text:p>
          </table:table-cell>
          <table:table-cell table:number-columns-repeated="8"/>
        </table:table-row>
        <table:table-row table:style-name="ro2">
          <table:table-cell office:value-type="string">
            <text:p>рамк</text:p>
          </table:table-cell>
          <table:table-cell office:value-type="float" office:value="1">
            <text:p>1</text:p>
          </table:table-cell>
          <table:table-cell office:value-type="float" office:value="0.00259843181819">
            <text:p>0,0025984318</text:p>
          </table:table-cell>
          <table:table-cell office:value-type="float" office:value="0.000283572528505">
            <text:p>0,0002835725</text:p>
          </table:table-cell>
          <table:table-cell office:value-type="float" office:value="0.00315645805168">
            <text:p>0,0031564581</text:p>
          </table:table-cell>
          <table:table-cell/>
          <table:table-cell table:formula="of:=[.C402]/[.K$1]" office:value-type="float" office:value="0.0091397475752791">
            <text:p>0,0091397476</text:p>
          </table:table-cell>
          <table:table-cell table:formula="of:=[.D402]/[.L$1]" office:value-type="float" office:value="0.592080260375094">
            <text:p>0,5920802604</text:p>
          </table:table-cell>
          <table:table-cell table:formula="of:=[.E402]/[.M$1]" office:value-type="float" office:value="0.0144430175186977">
            <text:p>0,0144430175</text:p>
          </table:table-cell>
          <table:table-cell table:number-columns-repeated="8"/>
        </table:table-row>
        <table:table-row table:style-name="ro2">
          <table:table-cell office:value-type="string">
            <text:p>fddi</text:p>
          </table:table-cell>
          <table:table-cell office:value-type="float" office:value="1">
            <text:p>1</text:p>
          </table:table-cell>
          <table:table-cell office:value-type="float" office:value="0.00259550534075">
            <text:p>0,0025955053</text:p>
          </table:table-cell>
          <table:table-cell office:value-type="float" office:value="0.000283574942368">
            <text:p>0,0002835749</text:p>
          </table:table-cell>
          <table:table-cell office:value-type="float" office:value="0.00315042166326">
            <text:p>0,0031504217</text:p>
          </table:table-cell>
          <table:table-cell/>
          <table:table-cell table:formula="of:=[.C403]/[.K$1]" office:value-type="float" office:value="0.0091294539570671">
            <text:p>0,009129454</text:p>
          </table:table-cell>
          <table:table-cell table:formula="of:=[.D403]/[.L$1]" office:value-type="float" office:value="0.592085300357779">
            <text:p>0,5920853004</text:p>
          </table:table-cell>
          <table:table-cell table:formula="of:=[.E403]/[.M$1]" office:value-type="float" office:value="0.0144153967924684">
            <text:p>0,0144153968</text:p>
          </table:table-cell>
          <table:table-cell table:number-columns-repeated="8"/>
        </table:table-row>
        <table:table-row table:style-name="ro2">
          <table:table-cell office:value-type="string">
            <text:p>vg</text:p>
          </table:table-cell>
          <table:table-cell office:value-type="float" office:value="1">
            <text:p>1</text:p>
          </table:table-cell>
          <table:table-cell office:value-type="float" office:value="0.00258733346017">
            <text:p>0,0025873335</text:p>
          </table:table-cell>
          <table:table-cell office:value-type="float" office:value="0.00028357440306">
            <text:p>0,0002835744</text:p>
          </table:table-cell>
          <table:table-cell office:value-type="float" office:value="0.00316494817281">
            <text:p>0,0031649482</text:p>
          </table:table-cell>
          <table:table-cell/>
          <table:table-cell table:formula="of:=[.C404]/[.K$1]" office:value-type="float" office:value="0.00910071011041557">
            <text:p>0,0091007101</text:p>
          </table:table-cell>
          <table:table-cell table:formula="of:=[.D404]/[.L$1]" office:value-type="float" office:value="0.59208417431915">
            <text:p>0,5920841743</text:p>
          </table:table-cell>
          <table:table-cell table:formula="of:=[.E404]/[.M$1]" office:value-type="float" office:value="0.0144818657993366">
            <text:p>0,0144818658</text:p>
          </table:table-cell>
          <table:table-cell table:number-columns-repeated="8"/>
        </table:table-row>
        <table:table-row table:style-name="ro2">
          <table:table-cell office:value-type="string">
            <text:p>лучш</text:p>
          </table:table-cell>
          <table:table-cell office:value-type="float" office:value="1">
            <text:p>1</text:p>
          </table:table-cell>
          <table:table-cell office:value-type="float" office:value="0.00258354878148">
            <text:p>0,0025835488</text:p>
          </table:table-cell>
          <table:table-cell office:value-type="float" office:value="0.000283573602638">
            <text:p>0,0002835736</text:p>
          </table:table-cell>
          <table:table-cell office:value-type="float" office:value="0.003158997309">
            <text:p>0,0031589973</text:p>
          </table:table-cell>
          <table:table-cell/>
          <table:table-cell table:formula="of:=[.C405]/[.K$1]" office:value-type="float" office:value="0.00908739784736599">
            <text:p>0,0090873978</text:p>
          </table:table-cell>
          <table:table-cell table:formula="of:=[.D405]/[.L$1]" office:value-type="float" office:value="0.59208250309215">
            <text:p>0,5920825031</text:p>
          </table:table-cell>
          <table:table-cell table:formula="of:=[.E405]/[.M$1]" office:value-type="float" office:value="0.0144546364084015">
            <text:p>0,0144546364</text:p>
          </table:table-cell>
          <table:table-cell table:number-columns-repeated="8"/>
        </table:table-row>
        <table:table-row table:style-name="ro2">
          <table:table-cell office:value-type="string">
            <text:p>ограничива</text:p>
          </table:table-cell>
          <table:table-cell office:value-type="float" office:value="1">
            <text:p>1</text:p>
          </table:table-cell>
          <table:table-cell office:value-type="float" office:value="0.00258060380797">
            <text:p>0,0025806038</text:p>
          </table:table-cell>
          <table:table-cell office:value-type="float" office:value="0.000283575638764">
            <text:p>0,0002835756</text:p>
          </table:table-cell>
          <table:table-cell office:value-type="float" office:value="0.0031366678345">
            <text:p>0,0031366678</text:p>
          </table:table-cell>
          <table:table-cell/>
          <table:table-cell table:formula="of:=[.C406]/[.K$1]" office:value-type="float" office:value="0.00907703917091011">
            <text:p>0,0090770392</text:p>
          </table:table-cell>
          <table:table-cell table:formula="of:=[.D406]/[.L$1]" office:value-type="float" office:value="0.592086754385527">
            <text:p>0,5920867544</text:p>
          </table:table-cell>
          <table:table-cell table:formula="of:=[.E406]/[.M$1]" office:value-type="float" office:value="0.0143524633441293">
            <text:p>0,0143524633</text:p>
          </table:table-cell>
          <table:table-cell table:number-columns-repeated="8"/>
        </table:table-row>
        <table:table-row table:style-name="ro1">
          <table:table-cell office:value-type="string">
            <text:p>простот</text:p>
          </table:table-cell>
          <table:table-cell office:value-type="float" office:value="1">
            <text:p>1</text:p>
          </table:table-cell>
          <table:table-cell office:value-type="float" office:value="0.00257987051333">
            <text:p>0,0025798705</text:p>
          </table:table-cell>
          <table:table-cell office:value-type="float" office:value="0.000283572528428">
            <text:p>0,0002835725</text:p>
          </table:table-cell>
          <table:table-cell office:value-type="float" office:value="0.00314142321063">
            <text:p>0,0031414232</text:p>
          </table:table-cell>
          <table:table-cell/>
          <table:table-cell table:formula="of:=[.C407]/[.K$1]" office:value-type="float" office:value="0.00907445987371209">
            <text:p>0,0090744599</text:p>
          </table:table-cell>
          <table:table-cell table:formula="of:=[.D407]/[.L$1]" office:value-type="float" office:value="0.592080260214323">
            <text:p>0,5920802602</text:p>
          </table:table-cell>
          <table:table-cell table:formula="of:=[.E407]/[.M$1]" office:value-type="float" office:value="0.0143742225373862">
            <text:p>0,0143742225</text:p>
          </table:table-cell>
          <table:table-cell table:number-columns-repeated="8"/>
        </table:table-row>
        <table:table-row table:style-name="ro2">
          <table:table-cell office:value-type="string">
            <text:p>управлен</text:p>
          </table:table-cell>
          <table:table-cell office:value-type="float" office:value="1">
            <text:p>1</text:p>
          </table:table-cell>
          <table:table-cell office:value-type="float" office:value="0.00257267308596">
            <text:p>0,0025726731</text:p>
          </table:table-cell>
          <table:table-cell office:value-type="float" office:value="0.000283576301547">
            <text:p>0,0002835763</text:p>
          </table:table-cell>
          <table:table-cell office:value-type="float" office:value="0.00314192089948">
            <text:p>0,0031419209</text:p>
          </table:table-cell>
          <table:table-cell/>
          <table:table-cell table:formula="of:=[.C408]/[.K$1]" office:value-type="float" office:value="0.00904914357759352">
            <text:p>0,0090491436</text:p>
          </table:table-cell>
          <table:table-cell table:formula="of:=[.D408]/[.L$1]" office:value-type="float" office:value="0.592088138231604">
            <text:p>0,5920881382</text:p>
          </table:table-cell>
          <table:table-cell table:formula="of:=[.E408]/[.M$1]" office:value-type="float" office:value="0.0143764998142141">
            <text:p>0,0143764998</text:p>
          </table:table-cell>
          <table:table-cell table:number-columns-repeated="8"/>
        </table:table-row>
        <table:table-row table:style-name="ro2">
          <table:table-cell office:value-type="string">
            <text:p>весьм</text:p>
          </table:table-cell>
          <table:table-cell office:value-type="float" office:value="1">
            <text:p>1</text:p>
          </table:table-cell>
          <table:table-cell office:value-type="float" office:value="0.00256816271564">
            <text:p>0,0025681627</text:p>
          </table:table-cell>
          <table:table-cell office:value-type="float" office:value="0.000283575639072">
            <text:p>0,0002835756</text:p>
          </table:table-cell>
          <table:table-cell office:value-type="float" office:value="0.00313274151365">
            <text:p>0,0031327415</text:p>
          </table:table-cell>
          <table:table-cell/>
          <table:table-cell table:formula="of:=[.C409]/[.K$1]" office:value-type="float" office:value="0.00903327876024206">
            <text:p>0,0090332788</text:p>
          </table:table-cell>
          <table:table-cell table:formula="of:=[.D409]/[.L$1]" office:value-type="float" office:value="0.59208675502861">
            <text:p>0,592086755</text:p>
          </table:table-cell>
          <table:table-cell table:formula="of:=[.E409]/[.M$1]" office:value-type="float" office:value="0.0143344976623772">
            <text:p>0,0143344977</text:p>
          </table:table-cell>
          <table:table-cell table:number-columns-repeated="8"/>
        </table:table-row>
        <table:table-row table:style-name="ro2">
          <table:table-cell office:value-type="string">
            <text:p>занов</text:p>
          </table:table-cell>
          <table:table-cell office:value-type="float" office:value="1">
            <text:p>1</text:p>
          </table:table-cell>
          <table:table-cell office:value-type="float" office:value="0.0025613895811">
            <text:p>0,0025613896</text:p>
          </table:table-cell>
          <table:table-cell office:value-type="float" office:value="0.000283573602573">
            <text:p>0,0002835736</text:p>
          </table:table-cell>
          <table:table-cell office:value-type="float" office:value="0.00313926696676">
            <text:p>0,003139267</text:p>
          </table:table-cell>
          <table:table-cell/>
          <table:table-cell table:formula="of:=[.C410]/[.K$1]" office:value-type="float" office:value="0.00900945487556067">
            <text:p>0,0090094549</text:p>
          </table:table-cell>
          <table:table-cell table:formula="of:=[.D410]/[.L$1]" office:value-type="float" office:value="0.592082502956435">
            <text:p>0,592082503</text:p>
          </table:table-cell>
          <table:table-cell table:formula="of:=[.E410]/[.M$1]" office:value-type="float" office:value="0.0143643562038316">
            <text:p>0,0143643562</text:p>
          </table:table-cell>
          <table:table-cell table:number-columns-repeated="8"/>
        </table:table-row>
        <table:table-row table:style-name="ro2">
          <table:table-cell office:value-type="string">
            <text:p>точк</text:p>
          </table:table-cell>
          <table:table-cell office:value-type="float" office:value="1">
            <text:p>1</text:p>
          </table:table-cell>
          <table:table-cell office:value-type="float" office:value="0.00256064266776">
            <text:p>0,0025606427</text:p>
          </table:table-cell>
          <table:table-cell office:value-type="float" office:value="0.000283572530032">
            <text:p>0,0002835725</text:p>
          </table:table-cell>
          <table:table-cell office:value-type="float" office:value="0.00313804956229">
            <text:p>0,0031380496</text:p>
          </table:table-cell>
          <table:table-cell/>
          <table:table-cell table:formula="of:=[.C411]/[.K$1]" office:value-type="float" office:value="0.00900682767582411">
            <text:p>0,0090068277</text:p>
          </table:table-cell>
          <table:table-cell table:formula="of:=[.D411]/[.L$1]" office:value-type="float" office:value="0.592080263563367">
            <text:p>0,5920802636</text:p>
          </table:table-cell>
          <table:table-cell table:formula="of:=[.E411]/[.M$1]" office:value-type="float" office:value="0.0143587857214112">
            <text:p>0,0143587857</text:p>
          </table:table-cell>
          <table:table-cell table:number-columns-repeated="8"/>
        </table:table-row>
        <table:table-row table:style-name="ro1">
          <table:table-cell office:value-type="string">
            <text:p>приступ</text:p>
          </table:table-cell>
          <table:table-cell office:value-type="float" office:value="1">
            <text:p>1</text:p>
          </table:table-cell>
          <table:table-cell office:value-type="float" office:value="0.00255951006144">
            <text:p>0,0025595101</text:p>
          </table:table-cell>
          <table:table-cell office:value-type="float" office:value="0.00028357812059">
            <text:p>0,0002835781</text:p>
          </table:table-cell>
          <table:table-cell office:value-type="float" office:value="0.00315742923276">
            <text:p>0,0031574292</text:p>
          </table:table-cell>
          <table:table-cell/>
          <table:table-cell table:formula="of:=[.C412]/[.K$1]" office:value-type="float" office:value="0.00900284383611183">
            <text:p>0,0090028438</text:p>
          </table:table-cell>
          <table:table-cell table:formula="of:=[.D412]/[.L$1]" office:value-type="float" office:value="0.592091936270359">
            <text:p>0,5920919363</text:p>
          </table:table-cell>
          <table:table-cell table:formula="of:=[.E412]/[.M$1]" office:value-type="float" office:value="0.0144474613557843">
            <text:p>0,0144474614</text:p>
          </table:table-cell>
          <table:table-cell table:number-columns-repeated="8"/>
        </table:table-row>
        <table:table-row table:style-name="ro2">
          <table:table-cell office:value-type="string">
            <text:p>реализ</text:p>
          </table:table-cell>
          <table:table-cell office:value-type="float" office:value="1">
            <text:p>1</text:p>
          </table:table-cell>
          <table:table-cell office:value-type="float" office:value="0.00255631113364">
            <text:p>0,0025563111</text:p>
          </table:table-cell>
          <table:table-cell office:value-type="float" office:value="0.000283577254643">
            <text:p>0,0002835773</text:p>
          </table:table-cell>
          <table:table-cell office:value-type="float" office:value="0.00313989861318">
            <text:p>0,0031398986</text:p>
          </table:table-cell>
          <table:table-cell/>
          <table:table-cell table:formula="of:=[.C413]/[.K$1]" office:value-type="float" office:value="0.00899159189853976">
            <text:p>0,0089915919</text:p>
          </table:table-cell>
          <table:table-cell table:formula="of:=[.D413]/[.L$1]" office:value-type="float" office:value="0.59209012823159">
            <text:p>0,5920901282</text:p>
          </table:table-cell>
          <table:table-cell table:formula="of:=[.E413]/[.M$1]" office:value-type="float" office:value="0.0143672464308393">
            <text:p>0,0143672464</text:p>
          </table:table-cell>
          <table:table-cell table:number-columns-repeated="8"/>
        </table:table-row>
        <table:table-row table:style-name="ro2">
          <table:table-cell office:value-type="string">
            <text:p>дешифровк</text:p>
          </table:table-cell>
          <table:table-cell office:value-type="float" office:value="1">
            <text:p>1</text:p>
          </table:table-cell>
          <table:table-cell office:value-type="float" office:value="0.00255190474992">
            <text:p>0,0025519047</text:p>
          </table:table-cell>
          <table:table-cell office:value-type="float" office:value="0.000283581598258">
            <text:p>0,0002835816</text:p>
          </table:table-cell>
          <table:table-cell office:value-type="float" office:value="0.00313097708495">
            <text:p>0,0031309771</text:p>
          </table:table-cell>
          <table:table-cell/>
          <table:table-cell table:formula="of:=[.C414]/[.K$1]" office:value-type="float" office:value="0.0089760928445955">
            <text:p>0,0089760928</text:p>
          </table:table-cell>
          <table:table-cell table:formula="of:=[.D414]/[.L$1]" office:value-type="float" office:value="0.592099197405934">
            <text:p>0,5920991974</text:p>
          </table:table-cell>
          <table:table-cell table:formula="of:=[.E414]/[.M$1]" office:value-type="float" office:value="0.0143264241590366">
            <text:p>0,0143264242</text:p>
          </table:table-cell>
          <table:table-cell table:number-columns-repeated="8"/>
        </table:table-row>
        <table:table-row table:style-name="ro1">
          <table:table-cell office:value-type="string">
            <text:p>настоя</text:p>
          </table:table-cell>
          <table:table-cell office:value-type="float" office:value="1">
            <text:p>1</text:p>
          </table:table-cell>
          <table:table-cell office:value-type="float" office:value="0.00255055338686">
            <text:p>0,0025505534</text:p>
          </table:table-cell>
          <table:table-cell office:value-type="float" office:value="0.000283572527933">
            <text:p>0,0002835725</text:p>
          </table:table-cell>
          <table:table-cell office:value-type="float" office:value="0.00311623260926">
            <text:p>0,0031162326</text:p>
          </table:table-cell>
          <table:table-cell/>
          <table:table-cell table:formula="of:=[.C415]/[.K$1]" office:value-type="float" office:value="0.00897133954794769">
            <text:p>0,0089713395</text:p>
          </table:table-cell>
          <table:table-cell table:formula="of:=[.D415]/[.L$1]" office:value-type="float" office:value="0.592080259180797">
            <text:p>0,5920802592</text:p>
          </table:table-cell>
          <table:table-cell table:formula="of:=[.E415]/[.M$1]" office:value-type="float" office:value="0.0142589578036446">
            <text:p>0,0142589578</text:p>
          </table:table-cell>
          <table:table-cell table:number-columns-repeated="8"/>
        </table:table-row>
        <table:table-row table:style-name="ro2">
          <table:table-cell office:value-type="string">
            <text:p>нагрузк</text:p>
          </table:table-cell>
          <table:table-cell office:value-type="float" office:value="1">
            <text:p>1</text:p>
          </table:table-cell>
          <table:table-cell office:value-type="float" office:value="0.00254855080907">
            <text:p>0,0025485508</text:p>
          </table:table-cell>
          <table:table-cell office:value-type="float" office:value="0.000283575801802">
            <text:p>0,0002835758</text:p>
          </table:table-cell>
          <table:table-cell office:value-type="float" office:value="0.00312760422192">
            <text:p>0,0031276042</text:p>
          </table:table-cell>
          <table:table-cell/>
          <table:table-cell table:formula="of:=[.C416]/[.K$1]" office:value-type="float" office:value="0.00896429566271956">
            <text:p>0,0089642957</text:p>
          </table:table-cell>
          <table:table-cell table:formula="of:=[.D416]/[.L$1]" office:value-type="float" office:value="0.592087094797844">
            <text:p>0,5920870948</text:p>
          </table:table-cell>
          <table:table-cell table:formula="of:=[.E416]/[.M$1]" office:value-type="float" office:value="0.0143109909364077">
            <text:p>0,0143109909</text:p>
          </table:table-cell>
          <table:table-cell table:number-columns-repeated="8"/>
        </table:table-row>
        <table:table-row table:style-name="ro2">
          <table:table-cell office:value-type="string">
            <text:p>информацион</text:p>
          </table:table-cell>
          <table:table-cell office:value-type="float" office:value="1">
            <text:p>1</text:p>
          </table:table-cell>
          <table:table-cell office:value-type="float" office:value="0.00254746254158">
            <text:p>0,0025474625</text:p>
          </table:table-cell>
          <table:table-cell office:value-type="float" office:value="0.000283577587602">
            <text:p>0,0002835776</text:p>
          </table:table-cell>
          <table:table-cell office:value-type="float" office:value="0.00314198697695">
            <text:p>0,003141987</text:p>
          </table:table-cell>
          <table:table-cell/>
          <table:table-cell table:formula="of:=[.C417]/[.K$1]" office:value-type="float" office:value="0.00896046778080888">
            <text:p>0,0089604678</text:p>
          </table:table-cell>
          <table:table-cell table:formula="of:=[.D417]/[.L$1]" office:value-type="float" office:value="0.592090823427463">
            <text:p>0,5920908234</text:p>
          </table:table-cell>
          <table:table-cell table:formula="of:=[.E417]/[.M$1]" office:value-type="float" office:value="0.0143768021651534">
            <text:p>0,0143768022</text:p>
          </table:table-cell>
          <table:table-cell table:number-columns-repeated="8"/>
        </table:table-row>
        <table:table-row table:style-name="ro2">
          <table:table-cell office:value-type="string">
            <text:p>коротк</text:p>
          </table:table-cell>
          <table:table-cell office:value-type="float" office:value="1">
            <text:p>1</text:p>
          </table:table-cell>
          <table:table-cell office:value-type="float" office:value="0.0025458846137">
            <text:p>0,0025458846</text:p>
          </table:table-cell>
          <table:table-cell office:value-type="float" office:value="0.000283574405517">
            <text:p>0,0002835744</text:p>
          </table:table-cell>
          <table:table-cell office:value-type="float" office:value="0.00312574045311">
            <text:p>0,0031257405</text:p>
          </table:table-cell>
          <table:table-cell/>
          <table:table-cell table:formula="of:=[.C418]/[.K$1]" office:value-type="float" office:value="0.00895491756301435">
            <text:p>0,0089549176</text:p>
          </table:table-cell>
          <table:table-cell table:formula="of:=[.D418]/[.L$1]" office:value-type="float" office:value="0.5920841794492">
            <text:p>0,5920841794</text:p>
          </table:table-cell>
          <table:table-cell table:formula="of:=[.E418]/[.M$1]" office:value-type="float" office:value="0.0143024628821351">
            <text:p>0,0143024629</text:p>
          </table:table-cell>
          <table:table-cell table:number-columns-repeated="8"/>
        </table:table-row>
        <table:table-row table:style-name="ro2">
          <table:table-cell office:value-type="string">
            <text:p>универсальн</text:p>
          </table:table-cell>
          <table:table-cell office:value-type="float" office:value="1">
            <text:p>1</text:p>
          </table:table-cell>
          <table:table-cell office:value-type="float" office:value="0.00254220057037">
            <text:p>0,0025422006</text:p>
          </table:table-cell>
          <table:table-cell office:value-type="float" office:value="0.000283575640533">
            <text:p>0,0002835756</text:p>
          </table:table-cell>
          <table:table-cell office:value-type="float" office:value="0.00314002234761">
            <text:p>0,0031400223</text:p>
          </table:table-cell>
          <table:table-cell/>
          <table:table-cell table:formula="of:=[.C419]/[.K$1]" office:value-type="float" office:value="0.00894195927569009">
            <text:p>0,0089419593</text:p>
          </table:table-cell>
          <table:table-cell table:formula="of:=[.D419]/[.L$1]" office:value-type="float" office:value="0.592086758079079">
            <text:p>0,5920867581</text:p>
          </table:table-cell>
          <table:table-cell table:formula="of:=[.E419]/[.M$1]" office:value-type="float" office:value="0.0143678126029572">
            <text:p>0,0143678126</text:p>
          </table:table-cell>
          <table:table-cell table:number-columns-repeated="8"/>
        </table:table-row>
        <table:table-row table:style-name="ro1">
          <table:table-cell office:value-type="string">
            <text:p>присвоен</text:p>
          </table:table-cell>
          <table:table-cell office:value-type="float" office:value="1">
            <text:p>1</text:p>
          </table:table-cell>
          <table:table-cell office:value-type="float" office:value="0.00253926953857">
            <text:p>0,0025392695</text:p>
          </table:table-cell>
          <table:table-cell office:value-type="float" office:value="0.000283574705312">
            <text:p>0,0002835747</text:p>
          </table:table-cell>
          <table:table-cell office:value-type="float" office:value="0.00311101714652">
            <text:p>0,0031110171</text:p>
          </table:table-cell>
          <table:table-cell/>
          <table:table-cell table:formula="of:=[.C420]/[.K$1]" office:value-type="float" office:value="0.00893164963793105">
            <text:p>0,0089316496</text:p>
          </table:table-cell>
          <table:table-cell table:formula="of:=[.D420]/[.L$1]" office:value-type="float" office:value="0.592084805400884">
            <text:p>0,5920848054</text:p>
          </table:table-cell>
          <table:table-cell table:formula="of:=[.E420]/[.M$1]" office:value-type="float" office:value="0.0142350933902772">
            <text:p>0,0142350934</text:p>
          </table:table-cell>
          <table:table-cell table:number-columns-repeated="8"/>
        </table:table-row>
        <table:table-row table:style-name="ro2">
          <table:table-cell office:value-type="string">
            <text:p>испытыва</text:p>
          </table:table-cell>
          <table:table-cell office:value-type="float" office:value="1">
            <text:p>1</text:p>
          </table:table-cell>
          <table:table-cell office:value-type="float" office:value="0.00253816518817">
            <text:p>0,0025381652</text:p>
          </table:table-cell>
          <table:table-cell office:value-type="float" office:value="0.000283573602483">
            <text:p>0,0002835736</text:p>
          </table:table-cell>
          <table:table-cell office:value-type="float" office:value="0.00312293189875">
            <text:p>0,0031229319</text:p>
          </table:table-cell>
          <table:table-cell/>
          <table:table-cell table:formula="of:=[.C421]/[.K$1]" office:value-type="float" office:value="0.0089277651858473">
            <text:p>0,0089277652</text:p>
          </table:table-cell>
          <table:table-cell table:formula="of:=[.D421]/[.L$1]" office:value-type="float" office:value="0.592082502768521">
            <text:p>0,5920825028</text:p>
          </table:table-cell>
          <table:table-cell table:formula="of:=[.E421]/[.M$1]" office:value-type="float" office:value="0.0142896117689065">
            <text:p>0,0142896118</text:p>
          </table:table-cell>
          <table:table-cell table:number-columns-repeated="8"/>
        </table:table-row>
        <table:table-row table:style-name="ro1">
          <table:table-cell office:value-type="string">
            <text:p>мер</text:p>
          </table:table-cell>
          <table:table-cell office:value-type="float" office:value="1">
            <text:p>1</text:p>
          </table:table-cell>
          <table:table-cell office:value-type="float" office:value="0.00253796464081">
            <text:p>0,0025379646</text:p>
          </table:table-cell>
          <table:table-cell office:value-type="float" office:value="0.000283572529547">
            <text:p>0,0002835725</text:p>
          </table:table-cell>
          <table:table-cell office:value-type="float" office:value="0.00311238483961">
            <text:p>0,0031123848</text:p>
          </table:table-cell>
          <table:table-cell/>
          <table:table-cell table:formula="of:=[.C422]/[.K$1]" office:value-type="float" office:value="0.00892705977874966">
            <text:p>0,0089270598</text:p>
          </table:table-cell>
          <table:table-cell table:formula="of:=[.D422]/[.L$1]" office:value-type="float" office:value="0.59208026255072">
            <text:p>0,5920802626</text:p>
          </table:table-cell>
          <table:table-cell table:formula="of:=[.E422]/[.M$1]" office:value-type="float" office:value="0.0142413515489271">
            <text:p>0,0142413515</text:p>
          </table:table-cell>
          <table:table-cell table:number-columns-repeated="8"/>
        </table:table-row>
        <table:table-row table:style-name="ro2">
          <table:table-cell office:value-type="string">
            <text:p>иде</text:p>
          </table:table-cell>
          <table:table-cell office:value-type="float" office:value="1">
            <text:p>1</text:p>
          </table:table-cell>
          <table:table-cell office:value-type="float" office:value="0.00253751956105">
            <text:p>0,0025375196</text:p>
          </table:table-cell>
          <table:table-cell office:value-type="float" office:value="0.000283574405954">
            <text:p>0,0002835744</text:p>
          </table:table-cell>
          <table:table-cell office:value-type="float" office:value="0.00311925573721">
            <text:p>0,0031192557</text:p>
          </table:table-cell>
          <table:table-cell/>
          <table:table-cell table:formula="of:=[.C423]/[.K$1]" office:value-type="float" office:value="0.00892549425117691">
            <text:p>0,0089254943</text:p>
          </table:table-cell>
          <table:table-cell table:formula="of:=[.D423]/[.L$1]" office:value-type="float" office:value="0.592084180361627">
            <text:p>0,5920841804</text:p>
          </table:table-cell>
          <table:table-cell table:formula="of:=[.E423]/[.M$1]" office:value-type="float" office:value="0.0142727907420927">
            <text:p>0,0142727907</text:p>
          </table:table-cell>
          <table:table-cell table:number-columns-repeated="8"/>
        </table:table-row>
        <table:table-row table:style-name="ro2">
          <table:table-cell office:value-type="string">
            <text:p>неоднородн</text:p>
          </table:table-cell>
          <table:table-cell office:value-type="float" office:value="1">
            <text:p>1</text:p>
          </table:table-cell>
          <table:table-cell office:value-type="float" office:value="0.00253583120227">
            <text:p>0,0025358312</text:p>
          </table:table-cell>
          <table:table-cell office:value-type="float" office:value="0.000283574942257">
            <text:p>0,0002835749</text:p>
          </table:table-cell>
          <table:table-cell office:value-type="float" office:value="0.00310887237179">
            <text:p>0,0031088724</text:p>
          </table:table-cell>
          <table:table-cell/>
          <table:table-cell table:formula="of:=[.C424]/[.K$1]" office:value-type="float" office:value="0.00891955560273608">
            <text:p>0,0089195556</text:p>
          </table:table-cell>
          <table:table-cell table:formula="of:=[.D424]/[.L$1]" office:value-type="float" office:value="0.592085300126018">
            <text:p>0,5920853001</text:p>
          </table:table-cell>
          <table:table-cell table:formula="of:=[.E424]/[.M$1]" office:value-type="float" office:value="0.0142252795361116">
            <text:p>0,0142252795</text:p>
          </table:table-cell>
          <table:table-cell table:number-columns-repeated="8"/>
        </table:table-row>
        <table:table-row table:style-name="ro1">
          <table:table-cell office:value-type="string">
            <text:p>служб</text:p>
          </table:table-cell>
          <table:table-cell office:value-type="float" office:value="1">
            <text:p>1</text:p>
          </table:table-cell>
          <table:table-cell office:value-type="float" office:value="0.0025295354336">
            <text:p>0,0025295354</text:p>
          </table:table-cell>
          <table:table-cell office:value-type="float" office:value="0.000283574185396">
            <text:p>0,0002835742</text:p>
          </table:table-cell>
          <table:table-cell office:value-type="float" office:value="0.00309523566125">
            <text:p>0,0030952357</text:p>
          </table:table-cell>
          <table:table-cell/>
          <table:table-cell table:formula="of:=[.C425]/[.K$1]" office:value-type="float" office:value="0.00889741080908271">
            <text:p>0,0088974108</text:p>
          </table:table-cell>
          <table:table-cell table:formula="of:=[.D425]/[.L$1]" office:value-type="float" office:value="0.59208371985144">
            <text:p>0,5920837199</text:p>
          </table:table-cell>
          <table:table-cell table:formula="of:=[.E425]/[.M$1]" office:value-type="float" office:value="0.0141628819860723">
            <text:p>0,014162882</text:p>
          </table:table-cell>
          <table:table-cell table:number-columns-repeated="8"/>
        </table:table-row>
        <table:table-row table:style-name="ro2">
          <table:table-cell office:value-type="string">
            <text:p>существова</text:p>
          </table:table-cell>
          <table:table-cell office:value-type="float" office:value="1">
            <text:p>1</text:p>
          </table:table-cell>
          <table:table-cell office:value-type="float" office:value="0.00252839268399">
            <text:p>0,0025283927</text:p>
          </table:table-cell>
          <table:table-cell office:value-type="float" office:value="0.000283575645641">
            <text:p>0,0002835756</text:p>
          </table:table-cell>
          <table:table-cell office:value-type="float" office:value="0.00311600159517">
            <text:p>0,0031160016</text:p>
          </table:table-cell>
          <table:table-cell/>
          <table:table-cell table:formula="of:=[.C426]/[.K$1]" office:value-type="float" office:value="0.00889339129127046">
            <text:p>0,0088933913</text:p>
          </table:table-cell>
          <table:table-cell table:formula="of:=[.D426]/[.L$1]" office:value-type="float" office:value="0.592086768744238">
            <text:p>0,5920867687</text:p>
          </table:table-cell>
          <table:table-cell table:formula="of:=[.E426]/[.M$1]" office:value-type="float" office:value="0.0142579007515646">
            <text:p>0,0142579008</text:p>
          </table:table-cell>
          <table:table-cell table:number-columns-repeated="8"/>
        </table:table-row>
        <table:table-row table:style-name="ro2">
          <table:table-cell office:value-type="string">
            <text:p>учитыв</text:p>
          </table:table-cell>
          <table:table-cell office:value-type="float" office:value="1">
            <text:p>1</text:p>
          </table:table-cell>
          <table:table-cell office:value-type="float" office:value="0.00252741766882">
            <text:p>0,0025274177</text:p>
          </table:table-cell>
          <table:table-cell office:value-type="float" office:value="0.00028357735055">
            <text:p>0,0002835774</text:p>
          </table:table-cell>
          <table:table-cell office:value-type="float" office:value="0.00309363981684">
            <text:p>0,0030936398</text:p>
          </table:table-cell>
          <table:table-cell/>
          <table:table-cell table:formula="of:=[.C427]/[.K$1]" office:value-type="float" office:value="0.0088899617640943">
            <text:p>0,0088899618</text:p>
          </table:table-cell>
          <table:table-cell table:formula="of:=[.D427]/[.L$1]" office:value-type="float" office:value="0.59209032847892">
            <text:p>0,5920903285</text:p>
          </table:table-cell>
          <table:table-cell table:formula="of:=[.E427]/[.M$1]" office:value-type="float" office:value="0.0141555798745304">
            <text:p>0,0141555799</text:p>
          </table:table-cell>
          <table:table-cell table:number-columns-repeated="8"/>
        </table:table-row>
        <table:table-row table:style-name="ro2">
          <table:table-cell office:value-type="string">
            <text:p>отраж</text:p>
          </table:table-cell>
          <table:table-cell office:value-type="float" office:value="1">
            <text:p>1</text:p>
          </table:table-cell>
          <table:table-cell office:value-type="float" office:value="0.00252663842428">
            <text:p>0,0025266384</text:p>
          </table:table-cell>
          <table:table-cell office:value-type="float" office:value="0.000283577040359">
            <text:p>0,000283577</text:p>
          </table:table-cell>
          <table:table-cell office:value-type="float" office:value="0.00308853400297">
            <text:p>0,003088534</text:p>
          </table:table-cell>
          <table:table-cell/>
          <table:table-cell table:formula="of:=[.C428]/[.K$1]" office:value-type="float" office:value="0.00888722084230249">
            <text:p>0,0088872208</text:p>
          </table:table-cell>
          <table:table-cell table:formula="of:=[.D428]/[.L$1]" office:value-type="float" office:value="0.592089680821091">
            <text:p>0,5920896808</text:p>
          </table:table-cell>
          <table:table-cell table:formula="of:=[.E428]/[.M$1]" office:value-type="float" office:value="0.0141322171819287">
            <text:p>0,0141322172</text:p>
          </table:table-cell>
          <table:table-cell table:number-columns-repeated="8"/>
        </table:table-row>
        <table:table-row table:style-name="ro1">
          <table:table-cell office:value-type="string">
            <text:p>вложен</text:p>
          </table:table-cell>
          <table:table-cell office:value-type="float" office:value="1">
            <text:p>1</text:p>
          </table:table-cell>
          <table:table-cell office:value-type="float" office:value="0.0025263226066">
            <text:p>0,0025263226</text:p>
          </table:table-cell>
          <table:table-cell office:value-type="float" office:value="0.000283582172529">
            <text:p>0,0002835822</text:p>
          </table:table-cell>
          <table:table-cell office:value-type="float" office:value="0.00310749106832">
            <text:p>0,0031074911</text:p>
          </table:table-cell>
          <table:table-cell/>
          <table:table-cell table:formula="of:=[.C429]/[.K$1]" office:value-type="float" office:value="0.00888610998233888">
            <text:p>0,00888611</text:p>
          </table:table-cell>
          <table:table-cell table:formula="of:=[.D429]/[.L$1]" office:value-type="float" office:value="0.592100396444942">
            <text:p>0,5921003964</text:p>
          </table:table-cell>
          <table:table-cell table:formula="of:=[.E429]/[.M$1]" office:value-type="float" office:value="0.0142189591003925">
            <text:p>0,0142189591</text:p>
          </table:table-cell>
          <table:table-cell table:number-columns-repeated="8"/>
        </table:table-row>
        <table:table-row table:style-name="ro1">
          <table:table-cell office:value-type="string">
            <text:p>оптоволокон</text:p>
          </table:table-cell>
          <table:table-cell office:value-type="float" office:value="1">
            <text:p>1</text:p>
          </table:table-cell>
          <table:table-cell office:value-type="float" office:value="0.00252604638061">
            <text:p>0,0025260464</text:p>
          </table:table-cell>
          <table:table-cell office:value-type="float" office:value="0.00028357698384">
            <text:p>0,000283577</text:p>
          </table:table-cell>
          <table:table-cell office:value-type="float" office:value="0.00312741568666">
            <text:p>0,0031274157</text:p>
          </table:table-cell>
          <table:table-cell/>
          <table:table-cell table:formula="of:=[.C430]/[.K$1]" office:value-type="float" office:value="0.0088851383825437">
            <text:p>0,0088851384</text:p>
          </table:table-cell>
          <table:table-cell table:formula="of:=[.D430]/[.L$1]" office:value-type="float" office:value="0.592089562813242">
            <text:p>0,5920895628</text:p>
          </table:table-cell>
          <table:table-cell table:formula="of:=[.E430]/[.M$1]" office:value-type="float" office:value="0.0143101282548771">
            <text:p>0,0143101283</text:p>
          </table:table-cell>
          <table:table-cell table:number-columns-repeated="8"/>
        </table:table-row>
        <table:table-row table:style-name="ro1">
          <table:table-cell office:value-type="string">
            <text:p>вит</text:p>
          </table:table-cell>
          <table:table-cell office:value-type="float" office:value="1">
            <text:p>1</text:p>
          </table:table-cell>
          <table:table-cell office:value-type="float" office:value="0.00252604638061">
            <text:p>0,0025260464</text:p>
          </table:table-cell>
          <table:table-cell office:value-type="float" office:value="0.00028357698384">
            <text:p>0,000283577</text:p>
          </table:table-cell>
          <table:table-cell office:value-type="float" office:value="0.00312741568666">
            <text:p>0,0031274157</text:p>
          </table:table-cell>
          <table:table-cell/>
          <table:table-cell table:formula="of:=[.C431]/[.K$1]" office:value-type="float" office:value="0.0088851383825437">
            <text:p>0,0088851384</text:p>
          </table:table-cell>
          <table:table-cell table:formula="of:=[.D431]/[.L$1]" office:value-type="float" office:value="0.592089562813242">
            <text:p>0,5920895628</text:p>
          </table:table-cell>
          <table:table-cell table:formula="of:=[.E431]/[.M$1]" office:value-type="float" office:value="0.0143101282548771">
            <text:p>0,0143101283</text:p>
          </table:table-cell>
          <table:table-cell table:number-columns-repeated="8"/>
        </table:table-row>
        <table:table-row table:style-name="ro2">
          <table:table-cell office:value-type="string">
            <text:p>fast</text:p>
          </table:table-cell>
          <table:table-cell office:value-type="float" office:value="1">
            <text:p>1</text:p>
          </table:table-cell>
          <table:table-cell office:value-type="float" office:value="0.00252541297094">
            <text:p>0,002525413</text:p>
          </table:table-cell>
          <table:table-cell office:value-type="float" office:value="0.00028357682438">
            <text:p>0,0002835768</text:p>
          </table:table-cell>
          <table:table-cell office:value-type="float" office:value="0.0030910616542">
            <text:p>0,0030910617</text:p>
          </table:table-cell>
          <table:table-cell/>
          <table:table-cell table:formula="of:=[.C432]/[.K$1]" office:value-type="float" office:value="0.00888291042164243">
            <text:p>0,0088829104</text:p>
          </table:table-cell>
          <table:table-cell table:formula="of:=[.D432]/[.L$1]" office:value-type="float" office:value="0.592089229871547">
            <text:p>0,5920892299</text:p>
          </table:table-cell>
          <table:table-cell table:formula="of:=[.E432]/[.M$1]" office:value-type="float" office:value="0.0141437829656009">
            <text:p>0,014143783</text:p>
          </table:table-cell>
          <table:table-cell table:number-columns-repeated="8"/>
        </table:table-row>
        <table:table-row table:style-name="ro2">
          <table:table-cell office:value-type="string">
            <text:p>коаксиальн</text:p>
          </table:table-cell>
          <table:table-cell office:value-type="float" office:value="1">
            <text:p>1</text:p>
          </table:table-cell>
          <table:table-cell office:value-type="float" office:value="0.00252401151657">
            <text:p>0,0025240115</text:p>
          </table:table-cell>
          <table:table-cell office:value-type="float" office:value="0.00028357628113">
            <text:p>0,0002835763</text:p>
          </table:table-cell>
          <table:table-cell office:value-type="float" office:value="0.00310654489476">
            <text:p>0,0031065449</text:p>
          </table:table-cell>
          <table:table-cell/>
          <table:table-cell table:formula="of:=[.C433]/[.K$1]" office:value-type="float" office:value="0.00887798093336785">
            <text:p>0,0088779809</text:p>
          </table:table-cell>
          <table:table-cell table:formula="of:=[.D433]/[.L$1]" office:value-type="float" office:value="0.592088095602289">
            <text:p>0,5920880956</text:p>
          </table:table-cell>
          <table:table-cell table:formula="of:=[.E433]/[.M$1]" office:value-type="float" office:value="0.0142146296903135">
            <text:p>0,0142146297</text:p>
          </table:table-cell>
          <table:table-cell table:number-columns-repeated="8"/>
        </table:table-row>
        <table:table-row table:style-name="ro1">
          <table:table-cell office:value-type="string">
            <text:p>рис</text:p>
          </table:table-cell>
          <table:table-cell office:value-type="float" office:value="1">
            <text:p>1</text:p>
          </table:table-cell>
          <table:table-cell office:value-type="float" office:value="0.00252309795501">
            <text:p>0,002523098</text:p>
          </table:table-cell>
          <table:table-cell office:value-type="float" office:value="0.000283577351415">
            <text:p>0,0002835774</text:p>
          </table:table-cell>
          <table:table-cell office:value-type="float" office:value="0.0030972843747">
            <text:p>0,0030972844</text:p>
          </table:table-cell>
          <table:table-cell/>
          <table:table-cell table:formula="of:=[.C434]/[.K$1]" office:value-type="float" office:value="0.00887476756367524">
            <text:p>0,0088747676</text:p>
          </table:table-cell>
          <table:table-cell table:formula="of:=[.D434]/[.L$1]" office:value-type="float" office:value="0.592090330284981">
            <text:p>0,5920903303</text:p>
          </table:table-cell>
          <table:table-cell table:formula="of:=[.E434]/[.M$1]" office:value-type="float" office:value="0.0141722562922613">
            <text:p>0,0141722563</text:p>
          </table:table-cell>
          <table:table-cell table:number-columns-repeated="8"/>
        </table:table-row>
        <table:table-row table:style-name="ro1">
          <table:table-cell office:value-type="string">
            <text:p>пример</text:p>
          </table:table-cell>
          <table:table-cell office:value-type="float" office:value="1">
            <text:p>1</text:p>
          </table:table-cell>
          <table:table-cell office:value-type="float" office:value="0.00252104638424">
            <text:p>0,0025210464</text:p>
          </table:table-cell>
          <table:table-cell office:value-type="float" office:value="0.000283580540605">
            <text:p>0,0002835805</text:p>
          </table:table-cell>
          <table:table-cell office:value-type="float" office:value="0.00310179174366">
            <text:p>0,0031017917</text:p>
          </table:table-cell>
          <table:table-cell/>
          <table:table-cell table:formula="of:=[.C435]/[.K$1]" office:value-type="float" office:value="0.00886755135009621">
            <text:p>0,0088675514</text:p>
          </table:table-cell>
          <table:table-cell table:formula="of:=[.D435]/[.L$1]" office:value-type="float" office:value="0.592096989098004">
            <text:p>0,5920969891</text:p>
          </table:table-cell>
          <table:table-cell table:formula="of:=[.E435]/[.M$1]" office:value-type="float" office:value="0.0141928806781352">
            <text:p>0,0141928807</text:p>
          </table:table-cell>
          <table:table-cell table:number-columns-repeated="8"/>
        </table:table-row>
        <table:table-row table:style-name="ro2">
          <table:table-cell office:value-type="string">
            <text:p>случайн</text:p>
          </table:table-cell>
          <table:table-cell office:value-type="float" office:value="1">
            <text:p>1</text:p>
          </table:table-cell>
          <table:table-cell office:value-type="float" office:value="0.00252048169421">
            <text:p>0,0025204817</text:p>
          </table:table-cell>
          <table:table-cell office:value-type="float" office:value="0.00028357565933">
            <text:p>0,0002835757</text:p>
          </table:table-cell>
          <table:table-cell office:value-type="float" office:value="0.00308861509296">
            <text:p>0,0030886151</text:p>
          </table:table-cell>
          <table:table-cell/>
          <table:table-cell table:formula="of:=[.C436]/[.K$1]" office:value-type="float" office:value="0.00886556510427812">
            <text:p>0,0088655651</text:p>
          </table:table-cell>
          <table:table-cell table:formula="of:=[.D436]/[.L$1]" office:value-type="float" office:value="0.592086797325944">
            <text:p>0,5920867973</text:p>
          </table:table-cell>
          <table:table-cell table:formula="of:=[.E436]/[.M$1]" office:value-type="float" office:value="0.0141325882257148">
            <text:p>0,0141325882</text:p>
          </table:table-cell>
          <table:table-cell table:number-columns-repeated="8"/>
        </table:table-row>
        <table:table-row table:style-name="ro2">
          <table:table-cell office:value-type="string">
            <text:p>избавля</text:p>
          </table:table-cell>
          <table:table-cell office:value-type="float" office:value="1">
            <text:p>1</text:p>
          </table:table-cell>
          <table:table-cell office:value-type="float" office:value="0.002520206175">
            <text:p>0,0025202062</text:p>
          </table:table-cell>
          <table:table-cell office:value-type="float" office:value="0.000283576976344">
            <text:p>0,000283577</text:p>
          </table:table-cell>
          <table:table-cell office:value-type="float" office:value="0.00308555891877">
            <text:p>0,0030855589</text:p>
          </table:table-cell>
          <table:table-cell/>
          <table:table-cell table:formula="of:=[.C437]/[.K$1]" office:value-type="float" office:value="0.0088645959905173">
            <text:p>0,008864596</text:p>
          </table:table-cell>
          <table:table-cell table:formula="of:=[.D437]/[.L$1]" office:value-type="float" office:value="0.592089547162101">
            <text:p>0,5920895472</text:p>
          </table:table-cell>
          <table:table-cell table:formula="of:=[.E437]/[.M$1]" office:value-type="float" office:value="0.0141186040774563">
            <text:p>0,0141186041</text:p>
          </table:table-cell>
          <table:table-cell table:number-columns-repeated="8"/>
        </table:table-row>
        <table:table-row table:style-name="ro2">
          <table:table-cell office:value-type="string">
            <text:p>существован</text:p>
          </table:table-cell>
          <table:table-cell office:value-type="float" office:value="1">
            <text:p>1</text:p>
          </table:table-cell>
          <table:table-cell office:value-type="float" office:value="0.00251987549141">
            <text:p>0,0025198755</text:p>
          </table:table-cell>
          <table:table-cell office:value-type="float" office:value="0.000283574401596">
            <text:p>0,0002835744</text:p>
          </table:table-cell>
          <table:table-cell office:value-type="float" office:value="0.00309879613323">
            <text:p>0,0030987961</text:p>
          </table:table-cell>
          <table:table-cell/>
          <table:table-cell table:formula="of:=[.C438]/[.K$1]" office:value-type="float" office:value="0.00886343284106742">
            <text:p>0,0088634328</text:p>
          </table:table-cell>
          <table:table-cell table:formula="of:=[.D438]/[.L$1]" office:value-type="float" office:value="0.592084171262417">
            <text:p>0,5920841713</text:p>
          </table:table-cell>
          <table:table-cell table:formula="of:=[.E438]/[.M$1]" office:value-type="float" office:value="0.0141791736517115">
            <text:p>0,0141791737</text:p>
          </table:table-cell>
          <table:table-cell table:number-columns-repeated="8"/>
        </table:table-row>
        <table:table-row table:style-name="ro2">
          <table:table-cell office:value-type="string">
            <text:p>реш</text:p>
          </table:table-cell>
          <table:table-cell office:value-type="float" office:value="1">
            <text:p>1</text:p>
          </table:table-cell>
          <table:table-cell office:value-type="float" office:value="0.00251651632608">
            <text:p>0,0025165163</text:p>
          </table:table-cell>
          <table:table-cell office:value-type="float" office:value="0.000283580689571">
            <text:p>0,0002835807</text:p>
          </table:table-cell>
          <table:table-cell office:value-type="float" office:value="0.00309469510932">
            <text:p>0,0030946951</text:p>
          </table:table-cell>
          <table:table-cell/>
          <table:table-cell table:formula="of:=[.C439]/[.K$1]" office:value-type="float" office:value="0.00885161728255828">
            <text:p>0,0088516173</text:p>
          </table:table-cell>
          <table:table-cell table:formula="of:=[.D439]/[.L$1]" office:value-type="float" office:value="0.592097300128937">
            <text:p>0,5920973001</text:p>
          </table:table-cell>
          <table:table-cell table:formula="of:=[.E439]/[.M$1]" office:value-type="float" office:value="0.0141604085804807">
            <text:p>0,0141604086</text:p>
          </table:table-cell>
          <table:table-cell table:number-columns-repeated="8"/>
        </table:table-row>
        <table:table-row table:style-name="ro1">
          <table:table-cell office:value-type="string">
            <text:p>им</text:p>
          </table:table-cell>
          <table:table-cell office:value-type="float" office:value="1">
            <text:p>1</text:p>
          </table:table-cell>
          <table:table-cell office:value-type="float" office:value="0.00251603273269">
            <text:p>0,0025160327</text:p>
          </table:table-cell>
          <table:table-cell office:value-type="float" office:value="0.000283577590012">
            <text:p>0,0002835776</text:p>
          </table:table-cell>
          <table:table-cell office:value-type="float" office:value="0.00309367736931">
            <text:p>0,0030936774</text:p>
          </table:table-cell>
          <table:table-cell/>
          <table:table-cell table:formula="of:=[.C440]/[.K$1]" office:value-type="float" office:value="0.00884991628679509">
            <text:p>0,0088499163</text:p>
          </table:table-cell>
          <table:table-cell table:formula="of:=[.D440]/[.L$1]" office:value-type="float" office:value="0.59209082845938">
            <text:p>0,5920908285</text:p>
          </table:table-cell>
          <table:table-cell table:formula="of:=[.E440]/[.M$1]" office:value-type="float" office:value="0.014155751703515">
            <text:p>0,0141557517</text:p>
          </table:table-cell>
          <table:table-cell table:number-columns-repeated="8"/>
        </table:table-row>
        <table:table-row table:style-name="ro1">
          <table:table-cell office:value-type="string">
            <text:p>файл</text:p>
          </table:table-cell>
          <table:table-cell office:value-type="float" office:value="1">
            <text:p>1</text:p>
          </table:table-cell>
          <table:table-cell office:value-type="float" office:value="0.00251519064755">
            <text:p>0,0025151906</text:p>
          </table:table-cell>
          <table:table-cell office:value-type="float" office:value="0.000283578743717">
            <text:p>0,0002835787</text:p>
          </table:table-cell>
          <table:table-cell office:value-type="float" office:value="0.0030947039845">
            <text:p>0,003094704</text:p>
          </table:table-cell>
          <table:table-cell/>
          <table:table-cell table:formula="of:=[.C441]/[.K$1]" office:value-type="float" office:value="0.00884695432890857">
            <text:p>0,0088469543</text:p>
          </table:table-cell>
          <table:table-cell table:formula="of:=[.D441]/[.L$1]" office:value-type="float" office:value="0.59209323731739">
            <text:p>0,5920932373</text:p>
          </table:table-cell>
          <table:table-cell table:formula="of:=[.E441]/[.M$1]" office:value-type="float" office:value="0.0141604491906767">
            <text:p>0,0141604492</text:p>
          </table:table-cell>
          <table:table-cell table:number-columns-repeated="8"/>
        </table:table-row>
        <table:table-row table:style-name="ro2">
          <table:table-cell office:value-type="string">
            <text:p>генерирова</text:p>
          </table:table-cell>
          <table:table-cell office:value-type="float" office:value="1">
            <text:p>1</text:p>
          </table:table-cell>
          <table:table-cell office:value-type="float" office:value="0.00251466078394">
            <text:p>0,0025146608</text:p>
          </table:table-cell>
          <table:table-cell office:value-type="float" office:value="0.00028357704058">
            <text:p>0,000283577</text:p>
          </table:table-cell>
          <table:table-cell office:value-type="float" office:value="0.00308341020562">
            <text:p>0,0030834102</text:p>
          </table:table-cell>
          <table:table-cell/>
          <table:table-cell table:formula="of:=[.C442]/[.K$1]" office:value-type="float" office:value="0.00884509058185512">
            <text:p>0,0088450906</text:p>
          </table:table-cell>
          <table:table-cell table:formula="of:=[.D442]/[.L$1]" office:value-type="float" office:value="0.592089681282524">
            <text:p>0,5920896813</text:p>
          </table:table-cell>
          <table:table-cell table:formula="of:=[.E442]/[.M$1]" office:value-type="float" office:value="0.0141087722022468">
            <text:p>0,0141087722</text:p>
          </table:table-cell>
          <table:table-cell table:number-columns-repeated="8"/>
        </table:table-row>
        <table:table-row table:style-name="ro2">
          <table:table-cell office:value-type="string">
            <text:p>совместн</text:p>
          </table:table-cell>
          <table:table-cell office:value-type="float" office:value="1">
            <text:p>1</text:p>
          </table:table-cell>
          <table:table-cell office:value-type="float" office:value="0.00251388117003">
            <text:p>0,0025138812</text:p>
          </table:table-cell>
          <table:table-cell office:value-type="float" office:value="0.000283574185931">
            <text:p>0,0002835742</text:p>
          </table:table-cell>
          <table:table-cell office:value-type="float" office:value="0.00308614188947">
            <text:p>0,0030861419</text:p>
          </table:table-cell>
          <table:table-cell/>
          <table:table-cell table:formula="of:=[.C443]/[.K$1]" office:value-type="float" office:value="0.00884234836083793">
            <text:p>0,0088423484</text:p>
          </table:table-cell>
          <table:table-cell table:formula="of:=[.D443]/[.L$1]" office:value-type="float" office:value="0.592083720968484">
            <text:p>0,592083721</text:p>
          </table:table-cell>
          <table:table-cell table:formula="of:=[.E443]/[.M$1]" office:value-type="float" office:value="0.0141212715787806">
            <text:p>0,0141212716</text:p>
          </table:table-cell>
          <table:table-cell table:number-columns-repeated="8"/>
        </table:table-row>
        <table:table-row table:style-name="ro2">
          <table:table-cell office:value-type="string">
            <text:p>частност</text:p>
          </table:table-cell>
          <table:table-cell office:value-type="float" office:value="1">
            <text:p>1</text:p>
          </table:table-cell>
          <table:table-cell office:value-type="float" office:value="0.00251105853714">
            <text:p>0,0025110585</text:p>
          </table:table-cell>
          <table:table-cell office:value-type="float" office:value="0.000283580480353">
            <text:p>0,0002835805</text:p>
          </table:table-cell>
          <table:table-cell office:value-type="float" office:value="0.00309634878221">
            <text:p>0,0030963488</text:p>
          </table:table-cell>
          <table:table-cell/>
          <table:table-cell table:formula="of:=[.C444]/[.K$1]" office:value-type="float" office:value="0.00883242000638519">
            <text:p>0,00883242</text:p>
          </table:table-cell>
          <table:table-cell table:formula="of:=[.D444]/[.L$1]" office:value-type="float" office:value="0.592096863295903">
            <text:p>0,5920968633</text:p>
          </table:table-cell>
          <table:table-cell table:formula="of:=[.E444]/[.M$1]" office:value-type="float" office:value="0.0141679752980259">
            <text:p>0,0141679753</text:p>
          </table:table-cell>
          <table:table-cell table:number-columns-repeated="8"/>
        </table:table-row>
        <table:table-row table:style-name="ro1">
          <table:table-cell office:value-type="string">
            <text:p>зависим</text:p>
          </table:table-cell>
          <table:table-cell office:value-type="float" office:value="1">
            <text:p>1</text:p>
          </table:table-cell>
          <table:table-cell office:value-type="float" office:value="0.00250956815531">
            <text:p>0,0025095682</text:p>
          </table:table-cell>
          <table:table-cell office:value-type="float" office:value="0.000283587516487">
            <text:p>0,0002835875</text:p>
          </table:table-cell>
          <table:table-cell office:value-type="float" office:value="0.00310657377847">
            <text:p>0,0031065738</text:p>
          </table:table-cell>
          <table:table-cell/>
          <table:table-cell table:formula="of:=[.C445]/[.K$1]" office:value-type="float" office:value="0.00882717772385861">
            <text:p>0,0088271777</text:p>
          </table:table-cell>
          <table:table-cell table:formula="of:=[.D445]/[.L$1]" office:value-type="float" office:value="0.592111554267813">
            <text:p>0,5921115543</text:p>
          </table:table-cell>
          <table:table-cell table:formula="of:=[.E445]/[.M$1]" office:value-type="float" office:value="0.0142147618536189">
            <text:p>0,0142147619</text:p>
          </table:table-cell>
          <table:table-cell table:number-columns-repeated="8"/>
        </table:table-row>
        <table:table-row table:style-name="ro1">
          <table:table-cell office:value-type="string">
            <text:p>обозначен</text:p>
          </table:table-cell>
          <table:table-cell office:value-type="float" office:value="1">
            <text:p>1</text:p>
          </table:table-cell>
          <table:table-cell office:value-type="float" office:value="0.00250950693892">
            <text:p>0,0025095069</text:p>
          </table:table-cell>
          <table:table-cell office:value-type="float" office:value="0.000283584624985">
            <text:p>0,0002835846</text:p>
          </table:table-cell>
          <table:table-cell office:value-type="float" office:value="0.00310551012939">
            <text:p>0,0031055101</text:p>
          </table:table-cell>
          <table:table-cell/>
          <table:table-cell table:formula="of:=[.C446]/[.K$1]" office:value-type="float" office:value="0.00882696240077484">
            <text:p>0,0088269624</text:p>
          </table:table-cell>
          <table:table-cell table:formula="of:=[.D446]/[.L$1]" office:value-type="float" office:value="0.592105517007201">
            <text:p>0,592105517</text:p>
          </table:table-cell>
          <table:table-cell table:formula="of:=[.E446]/[.M$1]" office:value-type="float" office:value="0.0142098949103411">
            <text:p>0,0142098949</text:p>
          </table:table-cell>
          <table:table-cell table:number-columns-repeated="8"/>
        </table:table-row>
        <table:table-row table:style-name="ro2">
          <table:table-cell office:value-type="string">
            <text:p>продолжа</text:p>
          </table:table-cell>
          <table:table-cell office:value-type="float" office:value="1">
            <text:p>1</text:p>
          </table:table-cell>
          <table:table-cell office:value-type="float" office:value="0.00250911055411">
            <text:p>0,0025091106</text:p>
          </table:table-cell>
          <table:table-cell office:value-type="float" office:value="0.000283576715414">
            <text:p>0,0002835767</text:p>
          </table:table-cell>
          <table:table-cell office:value-type="float" office:value="0.00308309515406">
            <text:p>0,0030830952</text:p>
          </table:table-cell>
          <table:table-cell/>
          <table:table-cell table:formula="of:=[.C447]/[.K$1]" office:value-type="float" office:value="0.00882556815325959">
            <text:p>0,0088255682</text:p>
          </table:table-cell>
          <table:table-cell table:formula="of:=[.D447]/[.L$1]" office:value-type="float" office:value="0.592089002357909">
            <text:p>0,5920890024</text:p>
          </table:table-cell>
          <table:table-cell table:formula="of:=[.E447]/[.M$1]" office:value-type="float" office:value="0.0141073306195849">
            <text:p>0,0141073306</text:p>
          </table:table-cell>
          <table:table-cell table:number-columns-repeated="8"/>
        </table:table-row>
        <table:table-row table:style-name="ro2">
          <table:table-cell office:value-type="string">
            <text:p>понима</text:p>
          </table:table-cell>
          <table:table-cell office:value-type="float" office:value="1">
            <text:p>1</text:p>
          </table:table-cell>
          <table:table-cell office:value-type="float" office:value="0.00250724977849">
            <text:p>0,0025072498</text:p>
          </table:table-cell>
          <table:table-cell office:value-type="float" office:value="0.000283579203163">
            <text:p>0,0002835792</text:p>
          </table:table-cell>
          <table:table-cell office:value-type="float" office:value="0.00311380043527">
            <text:p>0,0031138004</text:p>
          </table:table-cell>
          <table:table-cell/>
          <table:table-cell table:formula="of:=[.C448]/[.K$1]" office:value-type="float" office:value="0.00881902304426655">
            <text:p>0,008819023</text:p>
          </table:table-cell>
          <table:table-cell table:formula="of:=[.D448]/[.L$1]" office:value-type="float" office:value="0.592094196609564">
            <text:p>0,5920941966</text:p>
          </table:table-cell>
          <table:table-cell table:formula="of:=[.E448]/[.M$1]" office:value-type="float" office:value="0.0142478288955549">
            <text:p>0,0142478289</text:p>
          </table:table-cell>
          <table:table-cell table:number-columns-repeated="8"/>
        </table:table-row>
        <table:table-row table:style-name="ro1">
          <table:table-cell office:value-type="string">
            <text:p>доступ</text:p>
          </table:table-cell>
          <table:table-cell office:value-type="float" office:value="1">
            <text:p>1</text:p>
          </table:table-cell>
          <table:table-cell office:value-type="float" office:value="0.00250465918484">
            <text:p>0,0025046592</text:p>
          </table:table-cell>
          <table:table-cell office:value-type="float" office:value="0.00028357360277">
            <text:p>0,0002835736</text:p>
          </table:table-cell>
          <table:table-cell office:value-type="float" office:value="0.00312507550766">
            <text:p>0,0031250755</text:p>
          </table:table-cell>
          <table:table-cell/>
          <table:table-cell table:formula="of:=[.C449]/[.K$1]" office:value-type="float" office:value="0.00880991086673494">
            <text:p>0,0088099109</text:p>
          </table:table-cell>
          <table:table-cell table:formula="of:=[.D449]/[.L$1]" office:value-type="float" office:value="0.592082503367757">
            <text:p>0,5920825034</text:p>
          </table:table-cell>
          <table:table-cell table:formula="of:=[.E449]/[.M$1]" office:value-type="float" office:value="0.0142994202886249">
            <text:p>0,0142994203</text:p>
          </table:table-cell>
          <table:table-cell table:number-columns-repeated="8"/>
        </table:table-row>
        <table:table-row table:style-name="ro2">
          <table:table-cell office:value-type="string">
            <text:p>отлич</text:p>
          </table:table-cell>
          <table:table-cell office:value-type="float" office:value="1">
            <text:p>1</text:p>
          </table:table-cell>
          <table:table-cell office:value-type="float" office:value="0.00250452124603">
            <text:p>0,0025045212</text:p>
          </table:table-cell>
          <table:table-cell office:value-type="float" office:value="0.000283577255193">
            <text:p>0,0002835773</text:p>
          </table:table-cell>
          <table:table-cell office:value-type="float" office:value="0.00310440627017">
            <text:p>0,0031044063</text:p>
          </table:table-cell>
          <table:table-cell/>
          <table:table-cell table:formula="of:=[.C450]/[.K$1]" office:value-type="float" office:value="0.00880942567951725">
            <text:p>0,0088094257</text:p>
          </table:table-cell>
          <table:table-cell table:formula="of:=[.D450]/[.L$1]" office:value-type="float" office:value="0.592090129379953">
            <text:p>0,5920901294</text:p>
          </table:table-cell>
          <table:table-cell table:formula="of:=[.E450]/[.M$1]" office:value-type="float" office:value="0.0142048439773677">
            <text:p>0,014204844</text:p>
          </table:table-cell>
          <table:table-cell table:number-columns-repeated="8"/>
        </table:table-row>
        <table:table-row table:style-name="ro2">
          <table:table-cell office:value-type="string">
            <text:p>упорядочиван</text:p>
          </table:table-cell>
          <table:table-cell office:value-type="float" office:value="1">
            <text:p>1</text:p>
          </table:table-cell>
          <table:table-cell office:value-type="float" office:value="0.00250223293928">
            <text:p>0,0025022329</text:p>
          </table:table-cell>
          <table:table-cell office:value-type="float" office:value="0.000283582172669">
            <text:p>0,0002835822</text:p>
          </table:table-cell>
          <table:table-cell office:value-type="float" office:value="0.00308503465166">
            <text:p>0,0030850347</text:p>
          </table:table-cell>
          <table:table-cell/>
          <table:table-cell table:formula="of:=[.C451]/[.K$1]" office:value-type="float" office:value="0.00880137676866132">
            <text:p>0,0088013768</text:p>
          </table:table-cell>
          <table:table-cell table:formula="of:=[.D451]/[.L$1]" office:value-type="float" office:value="0.592100396737253">
            <text:p>0,5921003967</text:p>
          </table:table-cell>
          <table:table-cell table:formula="of:=[.E451]/[.M$1]" office:value-type="float" office:value="0.0141162051863796">
            <text:p>0,0141162052</text:p>
          </table:table-cell>
          <table:table-cell table:number-columns-repeated="8"/>
        </table:table-row>
        <table:table-row table:style-name="ro2">
          <table:table-cell office:value-type="string">
            <text:p>отлича</text:p>
          </table:table-cell>
          <table:table-cell office:value-type="float" office:value="1">
            <text:p>1</text:p>
          </table:table-cell>
          <table:table-cell office:value-type="float" office:value="0.00250214323286">
            <text:p>0,0025021432</text:p>
          </table:table-cell>
          <table:table-cell office:value-type="float" office:value="0.000283574705154">
            <text:p>0,0002835747</text:p>
          </table:table-cell>
          <table:table-cell office:value-type="float" office:value="0.00309876511714">
            <text:p>0,0030987651</text:p>
          </table:table-cell>
          <table:table-cell/>
          <table:table-cell table:formula="of:=[.C452]/[.K$1]" office:value-type="float" office:value="0.00880106123448839">
            <text:p>0,0088010612</text:p>
          </table:table-cell>
          <table:table-cell table:formula="of:=[.D452]/[.L$1]" office:value-type="float" office:value="0.592084805070991">
            <text:p>0,5920848051</text:p>
          </table:table-cell>
          <table:table-cell table:formula="of:=[.E452]/[.M$1]" office:value-type="float" office:value="0.0141790317312665">
            <text:p>0,0141790317</text:p>
          </table:table-cell>
          <table:table-cell table:number-columns-repeated="8"/>
        </table:table-row>
        <table:table-row table:style-name="ro1">
          <table:table-cell office:value-type="string">
            <text:p>почт</text:p>
          </table:table-cell>
          <table:table-cell office:value-type="float" office:value="1">
            <text:p>1</text:p>
          </table:table-cell>
          <table:table-cell office:value-type="float" office:value="0.00250205831327">
            <text:p>0,0025020583</text:p>
          </table:table-cell>
          <table:table-cell office:value-type="float" office:value="0.000283578743824">
            <text:p>0,0002835787</text:p>
          </table:table-cell>
          <table:table-cell office:value-type="float" office:value="0.00308019973012">
            <text:p>0,0030801997</text:p>
          </table:table-cell>
          <table:table-cell/>
          <table:table-cell table:formula="of:=[.C453]/[.K$1]" office:value-type="float" office:value="0.00880076253755458">
            <text:p>0,0088007625</text:p>
          </table:table-cell>
          <table:table-cell table:formula="of:=[.D453]/[.L$1]" office:value-type="float" office:value="0.592093237540799">
            <text:p>0,5920932375</text:p>
          </table:table-cell>
          <table:table-cell table:formula="of:=[.E453]/[.M$1]" office:value-type="float" office:value="0.0140940820168774">
            <text:p>0,014094082</text:p>
          </table:table-cell>
          <table:table-cell table:number-columns-repeated="8"/>
        </table:table-row>
        <table:table-row table:style-name="ro1">
          <table:table-cell office:value-type="string">
            <text:p>передав</text:p>
          </table:table-cell>
          <table:table-cell office:value-type="float" office:value="1">
            <text:p>1</text:p>
          </table:table-cell>
          <table:table-cell office:value-type="float" office:value="0.00250139685786">
            <text:p>0,0025013969</text:p>
          </table:table-cell>
          <table:table-cell office:value-type="float" office:value="0.000283577467912">
            <text:p>0,0002835775</text:p>
          </table:table-cell>
          <table:table-cell office:value-type="float" office:value="0.00309596164636">
            <text:p>0,0030959616</text:p>
          </table:table-cell>
          <table:table-cell/>
          <table:table-cell table:formula="of:=[.C454]/[.K$1]" office:value-type="float" office:value="0.00879843592831382">
            <text:p>0,0087984359</text:p>
          </table:table-cell>
          <table:table-cell table:formula="of:=[.D454]/[.L$1]" office:value-type="float" office:value="0.592090573522838">
            <text:p>0,5920905735</text:p>
          </table:table-cell>
          <table:table-cell table:formula="of:=[.E454]/[.M$1]" office:value-type="float" office:value="0.0141662038789948">
            <text:p>0,0141662039</text:p>
          </table:table-cell>
          <table:table-cell table:number-columns-repeated="8"/>
        </table:table-row>
        <table:table-row table:style-name="ro1">
          <table:table-cell office:value-type="string">
            <text:p>характеристик</text:p>
          </table:table-cell>
          <table:table-cell office:value-type="float" office:value="1">
            <text:p>1</text:p>
          </table:table-cell>
          <table:table-cell office:value-type="float" office:value="0.00249963721705">
            <text:p>0,0024996372</text:p>
          </table:table-cell>
          <table:table-cell office:value-type="float" office:value="0.000283577331718">
            <text:p>0,0002835773</text:p>
          </table:table-cell>
          <table:table-cell office:value-type="float" office:value="0.00308871462052">
            <text:p>0,0030887146</text:p>
          </table:table-cell>
          <table:table-cell/>
          <table:table-cell table:formula="of:=[.C455]/[.K$1]" office:value-type="float" office:value="0.00879224655181605">
            <text:p>0,0087922466</text:p>
          </table:table-cell>
          <table:table-cell table:formula="of:=[.D455]/[.L$1]" office:value-type="float" office:value="0.592090289158978">
            <text:p>0,5920902892</text:p>
          </table:table-cell>
          <table:table-cell table:formula="of:=[.E455]/[.M$1]" office:value-type="float" office:value="0.0141330436343624">
            <text:p>0,0141330436</text:p>
          </table:table-cell>
          <table:table-cell table:number-columns-repeated="8"/>
        </table:table-row>
        <table:table-row table:style-name="ro1">
          <table:table-cell office:value-type="string">
            <text:p>существен</text:p>
          </table:table-cell>
          <table:table-cell office:value-type="float" office:value="1">
            <text:p>1</text:p>
          </table:table-cell>
          <table:table-cell office:value-type="float" office:value="0.00249934578774">
            <text:p>0,0024993458</text:p>
          </table:table-cell>
          <table:table-cell office:value-type="float" office:value="0.000283580702696">
            <text:p>0,0002835807</text:p>
          </table:table-cell>
          <table:table-cell office:value-type="float" office:value="0.00308245496537">
            <text:p>0,003082455</text:p>
          </table:table-cell>
          <table:table-cell/>
          <table:table-cell table:formula="of:=[.C456]/[.K$1]" office:value-type="float" office:value="0.00879122147572562">
            <text:p>0,0087912215</text:p>
          </table:table-cell>
          <table:table-cell table:formula="of:=[.D456]/[.L$1]" office:value-type="float" office:value="0.592097327533049">
            <text:p>0,5920973275</text:p>
          </table:table-cell>
          <table:table-cell table:formula="of:=[.E456]/[.M$1]" office:value-type="float" office:value="0.0141044013056788">
            <text:p>0,0141044013</text:p>
          </table:table-cell>
          <table:table-cell table:number-columns-repeated="8"/>
        </table:table-row>
        <table:table-row table:style-name="ro1">
          <table:table-cell office:value-type="string">
            <text:p>литератур</text:p>
          </table:table-cell>
          <table:table-cell office:value-type="float" office:value="1">
            <text:p>1</text:p>
          </table:table-cell>
          <table:table-cell office:value-type="float" office:value="0.00249884767527">
            <text:p>0,0024988477</text:p>
          </table:table-cell>
          <table:table-cell office:value-type="float" office:value="0.000283583373898">
            <text:p>0,0002835834</text:p>
          </table:table-cell>
          <table:table-cell office:value-type="float" office:value="0.00309497659605">
            <text:p>0,0030949766</text:p>
          </table:table-cell>
          <table:table-cell/>
          <table:table-cell table:formula="of:=[.C457]/[.K$1]" office:value-type="float" office:value="0.00878946941041914">
            <text:p>0,0087894694</text:p>
          </table:table-cell>
          <table:table-cell table:formula="of:=[.D457]/[.L$1]" office:value-type="float" office:value="0.592102904822161">
            <text:p>0,5921029048</text:p>
          </table:table-cell>
          <table:table-cell table:formula="of:=[.E457]/[.M$1]" office:value-type="float" office:value="0.014161696580418">
            <text:p>0,0141616966</text:p>
          </table:table-cell>
          <table:table-cell table:number-columns-repeated="8"/>
        </table:table-row>
        <table:table-row table:style-name="ro2">
          <table:table-cell office:value-type="string">
            <text:p>закономерн</text:p>
          </table:table-cell>
          <table:table-cell office:value-type="float" office:value="1">
            <text:p>1</text:p>
          </table:table-cell>
          <table:table-cell office:value-type="float" office:value="0.00248996844999">
            <text:p>0,0024899684</text:p>
          </table:table-cell>
          <table:table-cell office:value-type="float" office:value="0.000283582639668">
            <text:p>0,0002835826</text:p>
          </table:table-cell>
          <table:table-cell office:value-type="float" office:value="0.00307763623392">
            <text:p>0,0030776362</text:p>
          </table:table-cell>
          <table:table-cell/>
          <table:table-cell table:formula="of:=[.C458]/[.K$1]" office:value-type="float" office:value="0.00875823754312321">
            <text:p>0,0087582375</text:p>
          </table:table-cell>
          <table:table-cell table:formula="of:=[.D458]/[.L$1]" office:value-type="float" office:value="0.59210137179958">
            <text:p>0,5921013718</text:p>
          </table:table-cell>
          <table:table-cell table:formula="of:=[.E458]/[.M$1]" office:value-type="float" office:value="0.0140823522172351">
            <text:p>0,0140823522</text:p>
          </table:table-cell>
          <table:table-cell table:number-columns-repeated="8"/>
        </table:table-row>
        <table:table-row table:style-name="ro1">
          <table:table-cell office:value-type="string">
            <text:p>времен</text:p>
          </table:table-cell>
          <table:table-cell office:value-type="float" office:value="1">
            <text:p>1</text:p>
          </table:table-cell>
          <table:table-cell office:value-type="float" office:value="0.00248726637467">
            <text:p>0,0024872664</text:p>
          </table:table-cell>
          <table:table-cell office:value-type="float" office:value="0.000283577049049">
            <text:p>0,000283577</text:p>
          </table:table-cell>
          <table:table-cell office:value-type="float" office:value="0.00306527064423">
            <text:p>0,0030652706</text:p>
          </table:table-cell>
          <table:table-cell/>
          <table:table-cell table:formula="of:=[.C459]/[.K$1]" office:value-type="float" office:value="0.0087487332389574">
            <text:p>0,0087487332</text:p>
          </table:table-cell>
          <table:table-cell table:formula="of:=[.D459]/[.L$1]" office:value-type="float" office:value="0.592089698965224">
            <text:p>0,592089699</text:p>
          </table:table-cell>
          <table:table-cell table:formula="of:=[.E459]/[.M$1]" office:value-type="float" office:value="0.0140257709398674">
            <text:p>0,0140257709</text:p>
          </table:table-cell>
          <table:table-cell table:number-columns-repeated="8"/>
        </table:table-row>
        <table:table-row table:style-name="ro2">
          <table:table-cell office:value-type="string">
            <text:p>осуществля</text:p>
          </table:table-cell>
          <table:table-cell office:value-type="float" office:value="1">
            <text:p>1</text:p>
          </table:table-cell>
          <table:table-cell office:value-type="float" office:value="0.00248656143973">
            <text:p>0,0024865614</text:p>
          </table:table-cell>
          <table:table-cell office:value-type="float" office:value="0.000283584469642">
            <text:p>0,0002835845</text:p>
          </table:table-cell>
          <table:table-cell office:value-type="float" office:value="0.00307037645897">
            <text:p>0,0030703765</text:p>
          </table:table-cell>
          <table:table-cell/>
          <table:table-cell table:formula="of:=[.C460]/[.K$1]" office:value-type="float" office:value="0.00874625369442462">
            <text:p>0,0087462537</text:p>
          </table:table-cell>
          <table:table-cell table:formula="of:=[.D460]/[.L$1]" office:value-type="float" office:value="0.592105192661523">
            <text:p>0,5921051927</text:p>
          </table:table-cell>
          <table:table-cell table:formula="of:=[.E460]/[.M$1]" office:value-type="float" office:value="0.0140491336364499">
            <text:p>0,0140491336</text:p>
          </table:table-cell>
          <table:table-cell table:number-columns-repeated="8"/>
        </table:table-row>
        <table:table-row table:style-name="ro1">
          <table:table-cell office:value-type="string">
            <text:p>умеют</text:p>
          </table:table-cell>
          <table:table-cell office:value-type="float" office:value="1">
            <text:p>1</text:p>
          </table:table-cell>
          <table:table-cell office:value-type="float" office:value="0.00248509029764">
            <text:p>0,0024850903</text:p>
          </table:table-cell>
          <table:table-cell office:value-type="float" office:value="0.000283578772589">
            <text:p>0,0002835788</text:p>
          </table:table-cell>
          <table:table-cell office:value-type="float" office:value="0.0030566471051">
            <text:p>0,0030566471</text:p>
          </table:table-cell>
          <table:table-cell/>
          <table:table-cell table:formula="of:=[.C461]/[.K$1]" office:value-type="float" office:value="0.00874107908593351">
            <text:p>0,0087410791</text:p>
          </table:table-cell>
          <table:table-cell table:formula="of:=[.D461]/[.L$1]" office:value-type="float" office:value="0.592093297600174">
            <text:p>0,5920932976</text:p>
          </table:table-cell>
          <table:table-cell table:formula="of:=[.E461]/[.M$1]" office:value-type="float" office:value="0.0139863121779613">
            <text:p>0,0139863122</text:p>
          </table:table-cell>
          <table:table-cell table:number-columns-repeated="8"/>
        </table:table-row>
        <table:table-row table:style-name="ro2">
          <table:table-cell office:value-type="string">
            <text:p>предназнач</text:p>
          </table:table-cell>
          <table:table-cell office:value-type="float" office:value="1">
            <text:p>1</text:p>
          </table:table-cell>
          <table:table-cell office:value-type="float" office:value="0.00248117790809">
            <text:p>0,0024811779</text:p>
          </table:table-cell>
          <table:table-cell office:value-type="float" office:value="0.000283581856027">
            <text:p>0,0002835819</text:p>
          </table:table-cell>
          <table:table-cell office:value-type="float" office:value="0.0030673533571">
            <text:p>0,0030673534</text:p>
          </table:table-cell>
          <table:table-cell/>
          <table:table-cell table:formula="of:=[.C462]/[.K$1]" office:value-type="float" office:value="0.00872731761155006">
            <text:p>0,0087273176</text:p>
          </table:table-cell>
          <table:table-cell table:formula="of:=[.D462]/[.L$1]" office:value-type="float" office:value="0.592099735610173">
            <text:p>0,5920997356</text:p>
          </table:table-cell>
          <table:table-cell table:formula="of:=[.E462]/[.M$1]" office:value-type="float" office:value="0.0140353008173361">
            <text:p>0,0140353008</text:p>
          </table:table-cell>
          <table:table-cell table:number-columns-repeated="8"/>
        </table:table-row>
        <table:table-row table:style-name="ro1">
          <table:table-cell office:value-type="string">
            <text:p>всем</text:p>
          </table:table-cell>
          <table:table-cell office:value-type="float" office:value="1">
            <text:p>1</text:p>
          </table:table-cell>
          <table:table-cell office:value-type="float" office:value="0.00247989556256">
            <text:p>0,0024798956</text:p>
          </table:table-cell>
          <table:table-cell office:value-type="float" office:value="0.000283579808049">
            <text:p>0,0002835798</text:p>
          </table:table-cell>
          <table:table-cell office:value-type="float" office:value="0.0030740889966">
            <text:p>0,003074089</text:p>
          </table:table-cell>
          <table:table-cell/>
          <table:table-cell table:formula="of:=[.C463]/[.K$1]" office:value-type="float" office:value="0.00872280707778642">
            <text:p>0,0087228071</text:p>
          </table:table-cell>
          <table:table-cell table:formula="of:=[.D463]/[.L$1]" office:value-type="float" office:value="0.592095459570621">
            <text:p>0,5920954596</text:p>
          </table:table-cell>
          <table:table-cell table:formula="of:=[.E463]/[.M$1]" office:value-type="float" office:value="0.0140661211094817">
            <text:p>0,0140661211</text:p>
          </table:table-cell>
          <table:table-cell table:number-columns-repeated="8"/>
        </table:table-row>
        <table:table-row table:style-name="ro1">
          <table:table-cell office:value-type="string">
            <text:p>уничтожен</text:p>
          </table:table-cell>
          <table:table-cell office:value-type="float" office:value="1">
            <text:p>1</text:p>
          </table:table-cell>
          <table:table-cell office:value-type="float" office:value="0.0024784046854">
            <text:p>0,0024784047</text:p>
          </table:table-cell>
          <table:table-cell office:value-type="float" office:value="0.000283573884737">
            <text:p>0,0002835739</text:p>
          </table:table-cell>
          <table:table-cell office:value-type="float" office:value="0.00307190783906">
            <text:p>0,0030719078</text:p>
          </table:table-cell>
          <table:table-cell/>
          <table:table-cell table:formula="of:=[.C464]/[.K$1]" office:value-type="float" office:value="0.00871756305298162">
            <text:p>0,0087175631</text:p>
          </table:table-cell>
          <table:table-cell table:formula="of:=[.D464]/[.L$1]" office:value-type="float" office:value="0.592083092095783">
            <text:p>0,5920830921</text:p>
          </table:table-cell>
          <table:table-cell table:formula="of:=[.E464]/[.M$1]" office:value-type="float" office:value="0.0140561407783493">
            <text:p>0,0140561408</text:p>
          </table:table-cell>
          <table:table-cell table:number-columns-repeated="8"/>
        </table:table-row>
        <table:table-row table:style-name="ro2">
          <table:table-cell office:value-type="string">
            <text:p>отвеча</text:p>
          </table:table-cell>
          <table:table-cell office:value-type="float" office:value="1">
            <text:p>1</text:p>
          </table:table-cell>
          <table:table-cell office:value-type="float" office:value="0.00247838574393">
            <text:p>0,0024783857</text:p>
          </table:table-cell>
          <table:table-cell office:value-type="float" office:value="0.000283578353166">
            <text:p>0,0002835784</text:p>
          </table:table-cell>
          <table:table-cell office:value-type="float" office:value="0.00306351710014">
            <text:p>0,0030635171</text:p>
          </table:table-cell>
          <table:table-cell/>
          <table:table-cell table:formula="of:=[.C465]/[.K$1]" office:value-type="float" office:value="0.00871749642808375">
            <text:p>0,0087174964</text:p>
          </table:table-cell>
          <table:table-cell table:formula="of:=[.D465]/[.L$1]" office:value-type="float" office:value="0.592092421873317">
            <text:p>0,5920924219</text:p>
          </table:table-cell>
          <table:table-cell table:formula="of:=[.E465]/[.M$1]" office:value-type="float" office:value="0.0140177472412796">
            <text:p>0,0140177472</text:p>
          </table:table-cell>
          <table:table-cell table:number-columns-repeated="8"/>
        </table:table-row>
        <table:table-row table:style-name="ro1">
          <table:table-cell office:value-type="string">
            <text:p>канал</text:p>
          </table:table-cell>
          <table:table-cell office:value-type="float" office:value="1">
            <text:p>1</text:p>
          </table:table-cell>
          <table:table-cell office:value-type="float" office:value="0.00247597939154">
            <text:p>0,0024759794</text:p>
          </table:table-cell>
          <table:table-cell office:value-type="float" office:value="0.000283576640166">
            <text:p>0,0002835766</text:p>
          </table:table-cell>
          <table:table-cell office:value-type="float" office:value="0.00305994871466">
            <text:p>0,0030599487</text:p>
          </table:table-cell>
          <table:table-cell/>
          <table:table-cell table:formula="of:=[.C466]/[.K$1]" office:value-type="float" office:value="0.00870903230242619">
            <text:p>0,0087090323</text:p>
          </table:table-cell>
          <table:table-cell table:formula="of:=[.D466]/[.L$1]" office:value-type="float" office:value="0.592088845245174">
            <text:p>0,5920888452</text:p>
          </table:table-cell>
          <table:table-cell table:formula="of:=[.E466]/[.M$1]" office:value-type="float" office:value="0.0140014193658073">
            <text:p>0,0140014194</text:p>
          </table:table-cell>
          <table:table-cell table:number-columns-repeated="8"/>
        </table:table-row>
        <table:table-row table:style-name="ro2">
          <table:table-cell office:value-type="string">
            <text:p>внешн</text:p>
          </table:table-cell>
          <table:table-cell office:value-type="float" office:value="1">
            <text:p>1</text:p>
          </table:table-cell>
          <table:table-cell office:value-type="float" office:value="0.00247498505736">
            <text:p>0,0024749851</text:p>
          </table:table-cell>
          <table:table-cell office:value-type="float" office:value="0.000283580375315">
            <text:p>0,0002835804</text:p>
          </table:table-cell>
          <table:table-cell office:value-type="float" office:value="0.00306782979581">
            <text:p>0,0030678298</text:p>
          </table:table-cell>
          <table:table-cell/>
          <table:table-cell table:formula="of:=[.C467]/[.K$1]" office:value-type="float" office:value="0.00870553482238956">
            <text:p>0,0087055348</text:p>
          </table:table-cell>
          <table:table-cell table:formula="of:=[.D467]/[.L$1]" office:value-type="float" office:value="0.592096643983663">
            <text:p>0,592096644</text:p>
          </table:table-cell>
          <table:table-cell table:formula="of:=[.E467]/[.M$1]" office:value-type="float" office:value="0.0140374808598149">
            <text:p>0,0140374809</text:p>
          </table:table-cell>
          <table:table-cell table:number-columns-repeated="8"/>
        </table:table-row>
        <table:table-row table:style-name="ro2">
          <table:table-cell office:value-type="string">
            <text:p>предполага</text:p>
          </table:table-cell>
          <table:table-cell office:value-type="float" office:value="1">
            <text:p>1</text:p>
          </table:table-cell>
          <table:table-cell office:value-type="float" office:value="0.00247422666022">
            <text:p>0,0024742267</text:p>
          </table:table-cell>
          <table:table-cell office:value-type="float" office:value="0.000283583145539">
            <text:p>0,0002835831</text:p>
          </table:table-cell>
          <table:table-cell office:value-type="float" office:value="0.00306822685548">
            <text:p>0,0030682269</text:p>
          </table:table-cell>
          <table:table-cell/>
          <table:table-cell table:formula="of:=[.C468]/[.K$1]" office:value-type="float" office:value="0.00870286722943103">
            <text:p>0,0087028672</text:p>
          </table:table-cell>
          <table:table-cell table:formula="of:=[.D468]/[.L$1]" office:value-type="float" office:value="0.592102428024014">
            <text:p>0,592102428</text:p>
          </table:table-cell>
          <table:table-cell table:formula="of:=[.E468]/[.M$1]" office:value-type="float" office:value="0.0140392976873082">
            <text:p>0,0140392977</text:p>
          </table:table-cell>
          <table:table-cell table:number-columns-repeated="8"/>
        </table:table-row>
        <table:table-row table:style-name="ro1">
          <table:table-cell office:value-type="string">
            <text:p>способ</text:p>
          </table:table-cell>
          <table:table-cell office:value-type="float" office:value="1">
            <text:p>1</text:p>
          </table:table-cell>
          <table:table-cell office:value-type="float" office:value="0.0024729733353">
            <text:p>0,0024729733</text:p>
          </table:table-cell>
          <table:table-cell office:value-type="float" office:value="0.000283579603039">
            <text:p>0,0002835796</text:p>
          </table:table-cell>
          <table:table-cell office:value-type="float" office:value="0.00306868006133">
            <text:p>0,0030686801</text:p>
          </table:table-cell>
          <table:table-cell/>
          <table:table-cell table:formula="of:=[.C469]/[.K$1]" office:value-type="float" office:value="0.00869845877302343">
            <text:p>0,0086984588</text:p>
          </table:table-cell>
          <table:table-cell table:formula="of:=[.D469]/[.L$1]" office:value-type="float" office:value="0.592095031523607">
            <text:p>0,5920950315</text:p>
          </table:table-cell>
          <table:table-cell table:formula="of:=[.E469]/[.M$1]" office:value-type="float" office:value="0.0140413714230981">
            <text:p>0,0140413714</text:p>
          </table:table-cell>
          <table:table-cell table:number-columns-repeated="8"/>
        </table:table-row>
        <table:table-row table:style-name="ro1">
          <table:table-cell office:value-type="string">
            <text:p>адаптер</text:p>
          </table:table-cell>
          <table:table-cell office:value-type="float" office:value="1">
            <text:p>1</text:p>
          </table:table-cell>
          <table:table-cell office:value-type="float" office:value="0.00247257618269">
            <text:p>0,0024725762</text:p>
          </table:table-cell>
          <table:table-cell office:value-type="float" office:value="0.000283587516494">
            <text:p>0,0002835875</text:p>
          </table:table-cell>
          <table:table-cell office:value-type="float" office:value="0.00306920740801">
            <text:p>0,0030692074</text:p>
          </table:table-cell>
          <table:table-cell/>
          <table:table-cell table:formula="of:=[.C470]/[.K$1]" office:value-type="float" office:value="0.00869706182484151">
            <text:p>0,0086970618</text:p>
          </table:table-cell>
          <table:table-cell table:formula="of:=[.D470]/[.L$1]" office:value-type="float" office:value="0.592111554282428">
            <text:p>0,5921115543</text:p>
          </table:table-cell>
          <table:table-cell table:formula="of:=[.E470]/[.M$1]" office:value-type="float" office:value="0.0140437844053754">
            <text:p>0,0140437844</text:p>
          </table:table-cell>
          <table:table-cell table:number-columns-repeated="8"/>
        </table:table-row>
        <table:table-row table:style-name="ro1">
          <table:table-cell office:value-type="string">
            <text:p>рисунок</text:p>
          </table:table-cell>
          <table:table-cell office:value-type="float" office:value="1">
            <text:p>1</text:p>
          </table:table-cell>
          <table:table-cell office:value-type="float" office:value="0.00246897060741">
            <text:p>0,0024689706</text:p>
          </table:table-cell>
          <table:table-cell office:value-type="float" office:value="0.00028359751216">
            <text:p>0,0002835975</text:p>
          </table:table-cell>
          <table:table-cell office:value-type="float" office:value="0.0030747701496">
            <text:p>0,0030747701</text:p>
          </table:table-cell>
          <table:table-cell/>
          <table:table-cell table:formula="of:=[.C471]/[.K$1]" office:value-type="float" office:value="0.00868437954174593">
            <text:p>0,0086843795</text:p>
          </table:table-cell>
          <table:table-cell table:formula="of:=[.D471]/[.L$1]" office:value-type="float" office:value="0.59213242455699">
            <text:p>0,5921324246</text:p>
          </table:table-cell>
          <table:table-cell table:formula="of:=[.E471]/[.M$1]" office:value-type="float" office:value="0.0140692378639422">
            <text:p>0,0140692379</text:p>
          </table:table-cell>
          <table:table-cell table:number-columns-repeated="8"/>
        </table:table-row>
        <table:table-row table:style-name="ro1">
          <table:table-cell office:value-type="string">
            <text:p>приведен</text:p>
          </table:table-cell>
          <table:table-cell office:value-type="float" office:value="1">
            <text:p>1</text:p>
          </table:table-cell>
          <table:table-cell office:value-type="float" office:value="0.00246775776929">
            <text:p>0,0024677578</text:p>
          </table:table-cell>
          <table:table-cell office:value-type="float" office:value="0.000283597512437">
            <text:p>0,0002835975</text:p>
          </table:table-cell>
          <table:table-cell office:value-type="float" office:value="0.00307241829664">
            <text:p>0,0030724183</text:p>
          </table:table-cell>
          <table:table-cell/>
          <table:table-cell table:formula="of:=[.C472]/[.K$1]" office:value-type="float" office:value="0.00868011349397478">
            <text:p>0,0086801135</text:p>
          </table:table-cell>
          <table:table-cell table:formula="of:=[.D472]/[.L$1]" office:value-type="float" office:value="0.592132425135347">
            <text:p>0,5921324251</text:p>
          </table:table-cell>
          <table:table-cell table:formula="of:=[.E472]/[.M$1]" office:value-type="float" office:value="0.0140584764811053">
            <text:p>0,0140584765</text:p>
          </table:table-cell>
          <table:table-cell table:number-columns-repeated="8"/>
        </table:table-row>
        <table:table-row table:style-name="ro1">
          <table:table-cell office:value-type="string">
            <text:p>посыла</text:p>
          </table:table-cell>
          <table:table-cell office:value-type="float" office:value="1">
            <text:p>1</text:p>
          </table:table-cell>
          <table:table-cell office:value-type="float" office:value="0.00246767617488">
            <text:p>0,0024676762</text:p>
          </table:table-cell>
          <table:table-cell office:value-type="float" office:value="0.000283577590703">
            <text:p>0,0002835776</text:p>
          </table:table-cell>
          <table:table-cell office:value-type="float" office:value="0.00307079946024">
            <text:p>0,0030707995</text:p>
          </table:table-cell>
          <table:table-cell/>
          <table:table-cell table:formula="of:=[.C473]/[.K$1]" office:value-type="float" office:value="0.00867982649305917">
            <text:p>0,0086798265</text:p>
          </table:table-cell>
          <table:table-cell table:formula="of:=[.D473]/[.L$1]" office:value-type="float" office:value="0.592090829902141">
            <text:p>0,5920908299</text:p>
          </table:table-cell>
          <table:table-cell table:formula="of:=[.E473]/[.M$1]" office:value-type="float" office:value="0.0140510691650244">
            <text:p>0,0140510692</text:p>
          </table:table-cell>
          <table:table-cell table:number-columns-repeated="8"/>
        </table:table-row>
        <table:table-row table:style-name="ro2">
          <table:table-cell office:value-type="string">
            <text:p>означа</text:p>
          </table:table-cell>
          <table:table-cell office:value-type="float" office:value="1">
            <text:p>1</text:p>
          </table:table-cell>
          <table:table-cell office:value-type="float" office:value="0.00246686893597">
            <text:p>0,0024668689</text:p>
          </table:table-cell>
          <table:table-cell office:value-type="float" office:value="0.00028359751233">
            <text:p>0,0002835975</text:p>
          </table:table-cell>
          <table:table-cell office:value-type="float" office:value="0.00307312619566">
            <text:p>0,0030731262</text:p>
          </table:table-cell>
          <table:table-cell/>
          <table:table-cell table:formula="of:=[.C474]/[.K$1]" office:value-type="float" office:value="0.00867698710361717">
            <text:p>0,0086769871</text:p>
          </table:table-cell>
          <table:table-cell table:formula="of:=[.D474]/[.L$1]" office:value-type="float" office:value="0.592132424911938">
            <text:p>0,5921324249</text:p>
          </table:table-cell>
          <table:table-cell table:formula="of:=[.E474]/[.M$1]" office:value-type="float" office:value="0.0140617156174347">
            <text:p>0,0140617156</text:p>
          </table:table-cell>
          <table:table-cell table:number-columns-repeated="8"/>
        </table:table-row>
        <table:table-row table:style-name="ro1">
          <table:table-cell office:value-type="string">
            <text:p>привод</text:p>
          </table:table-cell>
          <table:table-cell office:value-type="float" office:value="1">
            <text:p>1</text:p>
          </table:table-cell>
          <table:table-cell office:value-type="float" office:value="0.00246623865044">
            <text:p>0,0024662387</text:p>
          </table:table-cell>
          <table:table-cell office:value-type="float" office:value="0.000283597512566">
            <text:p>0,0002835975</text:p>
          </table:table-cell>
          <table:table-cell office:value-type="float" office:value="0.00307345390316">
            <text:p>0,0030734539</text:p>
          </table:table-cell>
          <table:table-cell/>
          <table:table-cell table:formula="of:=[.C475]/[.K$1]" office:value-type="float" office:value="0.00867477013159419">
            <text:p>0,0086747701</text:p>
          </table:table-cell>
          <table:table-cell table:formula="of:=[.D475]/[.L$1]" office:value-type="float" office:value="0.59213242540469">
            <text:p>0,5921324254</text:p>
          </table:table-cell>
          <table:table-cell table:formula="of:=[.E475]/[.M$1]" office:value-type="float" office:value="0.0140632151099311">
            <text:p>0,0140632151</text:p>
          </table:table-cell>
          <table:table-cell table:number-columns-repeated="8"/>
        </table:table-row>
        <table:table-row table:style-name="ro1">
          <table:table-cell office:value-type="string">
            <text:p>пород</text:p>
          </table:table-cell>
          <table:table-cell office:value-type="float" office:value="1">
            <text:p>1</text:p>
          </table:table-cell>
          <table:table-cell office:value-type="float" office:value="0.00246594378797">
            <text:p>0,0024659438</text:p>
          </table:table-cell>
          <table:table-cell office:value-type="float" office:value="0.000283585028349">
            <text:p>0,000283585</text:p>
          </table:table-cell>
          <table:table-cell office:value-type="float" office:value="0.00305282646221">
            <text:p>0,0030528265</text:p>
          </table:table-cell>
          <table:table-cell/>
          <table:table-cell table:formula="of:=[.C476]/[.K$1]" office:value-type="float" office:value="0.00867373297967573">
            <text:p>0,008673733</text:p>
          </table:table-cell>
          <table:table-cell table:formula="of:=[.D476]/[.L$1]" office:value-type="float" office:value="0.592106359203952">
            <text:p>0,5921063592</text:p>
          </table:table-cell>
          <table:table-cell table:formula="of:=[.E476]/[.M$1]" office:value-type="float" office:value="0.0139688300472662">
            <text:p>0,01396883</text:p>
          </table:table-cell>
          <table:table-cell table:number-columns-repeated="8"/>
        </table:table-row>
        <table:table-row table:style-name="ro2">
          <table:table-cell office:value-type="string">
            <text:p>структурирова</text:p>
          </table:table-cell>
          <table:table-cell office:value-type="float" office:value="1">
            <text:p>1</text:p>
          </table:table-cell>
          <table:table-cell office:value-type="float" office:value="0.00246129012136">
            <text:p>0,0024612901</text:p>
          </table:table-cell>
          <table:table-cell office:value-type="float" office:value="0.00028359939527">
            <text:p>0,0002835994</text:p>
          </table:table-cell>
          <table:table-cell office:value-type="float" office:value="0.00305733233113">
            <text:p>0,0030573323</text:p>
          </table:table-cell>
          <table:table-cell/>
          <table:table-cell table:formula="of:=[.C477]/[.K$1]" office:value-type="float" office:value="0.00865736413065796">
            <text:p>0,0086573641</text:p>
          </table:table-cell>
          <table:table-cell table:formula="of:=[.D477]/[.L$1]" office:value-type="float" office:value="0.592136356363307">
            <text:p>0,5921363564</text:p>
          </table:table-cell>
          <table:table-cell table:formula="of:=[.E477]/[.M$1]" office:value-type="float" office:value="0.0139894475694011">
            <text:p>0,0139894476</text:p>
          </table:table-cell>
          <table:table-cell table:number-columns-repeated="8"/>
        </table:table-row>
        <table:table-row table:style-name="ro2">
          <table:table-cell office:value-type="string">
            <text:p>древовидн</text:p>
          </table:table-cell>
          <table:table-cell office:value-type="float" office:value="1">
            <text:p>1</text:p>
          </table:table-cell>
          <table:table-cell office:value-type="float" office:value="0.00245909684584">
            <text:p>0,0024590968</text:p>
          </table:table-cell>
          <table:table-cell office:value-type="float" office:value="0.000283578883088">
            <text:p>0,0002835789</text:p>
          </table:table-cell>
          <table:table-cell office:value-type="float" office:value="0.0030535032947">
            <text:p>0,0030535033</text:p>
          </table:table-cell>
          <table:table-cell/>
          <table:table-cell table:formula="of:=[.C478]/[.K$1]" office:value-type="float" office:value="0.00864964948350982">
            <text:p>0,0086496495</text:p>
          </table:table-cell>
          <table:table-cell table:formula="of:=[.D478]/[.L$1]" office:value-type="float" office:value="0.592093528314612">
            <text:p>0,5920935283</text:p>
          </table:table-cell>
          <table:table-cell table:formula="of:=[.E478]/[.M$1]" office:value-type="float" office:value="0.0139719270323521">
            <text:p>0,013971927</text:p>
          </table:table-cell>
          <table:table-cell table:number-columns-repeated="8"/>
        </table:table-row>
        <table:table-row table:style-name="ro1">
          <table:table-cell office:value-type="string">
            <text:p>посредник</text:p>
          </table:table-cell>
          <table:table-cell office:value-type="float" office:value="1">
            <text:p>1</text:p>
          </table:table-cell>
          <table:table-cell office:value-type="float" office:value="0.00245890202379">
            <text:p>0,002458902</text:p>
          </table:table-cell>
          <table:table-cell office:value-type="float" office:value="0.000283573870117">
            <text:p>0,0002835739</text:p>
          </table:table-cell>
          <table:table-cell office:value-type="float" office:value="0.00303175626454">
            <text:p>0,0030317563</text:p>
          </table:table-cell>
          <table:table-cell/>
          <table:table-cell table:formula="of:=[.C479]/[.K$1]" office:value-type="float" office:value="0.00864896421466935">
            <text:p>0,0086489642</text:p>
          </table:table-cell>
          <table:table-cell table:formula="of:=[.D479]/[.L$1]" office:value-type="float" office:value="0.592083061570211">
            <text:p>0,5920830616</text:p>
          </table:table-cell>
          <table:table-cell table:formula="of:=[.E479]/[.M$1]" office:value-type="float" office:value="0.0138724190609367">
            <text:p>0,0138724191</text:p>
          </table:table-cell>
          <table:table-cell table:number-columns-repeated="8"/>
        </table:table-row>
        <table:table-row table:style-name="ro1">
          <table:table-cell office:value-type="string">
            <text:p>выполнен</text:p>
          </table:table-cell>
          <table:table-cell office:value-type="float" office:value="1">
            <text:p>1</text:p>
          </table:table-cell>
          <table:table-cell office:value-type="float" office:value="0.00245759803174">
            <text:p>0,002457598</text:p>
          </table:table-cell>
          <table:table-cell office:value-type="float" office:value="0.00028358037877">
            <text:p>0,0002835804</text:p>
          </table:table-cell>
          <table:table-cell office:value-type="float" office:value="0.00305441599604">
            <text:p>0,003054416</text:p>
          </table:table-cell>
          <table:table-cell/>
          <table:table-cell table:formula="of:=[.C480]/[.K$1]" office:value-type="float" office:value="0.0086443775412405">
            <text:p>0,0086443775</text:p>
          </table:table-cell>
          <table:table-cell table:formula="of:=[.D480]/[.L$1]" office:value-type="float" office:value="0.592096651197469">
            <text:p>0,5920966512</text:p>
          </table:table-cell>
          <table:table-cell table:formula="of:=[.E480]/[.M$1]" office:value-type="float" office:value="0.0139761032834624">
            <text:p>0,0139761033</text:p>
          </table:table-cell>
          <table:table-cell table:number-columns-repeated="8"/>
        </table:table-row>
        <table:table-row table:style-name="ro1">
          <table:table-cell office:value-type="string">
            <text:p>высок</text:p>
          </table:table-cell>
          <table:table-cell office:value-type="float" office:value="1">
            <text:p>1</text:p>
          </table:table-cell>
          <table:table-cell office:value-type="float" office:value="0.00245459334439">
            <text:p>0,0024545933</text:p>
          </table:table-cell>
          <table:table-cell office:value-type="float" office:value="0.000283592752384">
            <text:p>0,0002835928</text:p>
          </table:table-cell>
          <table:table-cell office:value-type="float" office:value="0.00308291193343">
            <text:p>0,0030829119</text:p>
          </table:table-cell>
          <table:table-cell/>
          <table:table-cell table:formula="of:=[.C481]/[.K$1]" office:value-type="float" office:value="0.00863380882678381">
            <text:p>0,0086338088</text:p>
          </table:table-cell>
          <table:table-cell table:formula="of:=[.D481]/[.L$1]" office:value-type="float" office:value="0.592122486466624">
            <text:p>0,5921224865</text:p>
          </table:table-cell>
          <table:table-cell table:formula="of:=[.E481]/[.M$1]" office:value-type="float" office:value="0.0141064922562278">
            <text:p>0,0141064923</text:p>
          </table:table-cell>
          <table:table-cell table:number-columns-repeated="8"/>
        </table:table-row>
        <table:table-row table:style-name="ro1">
          <table:table-cell office:value-type="string">
            <text:p>аналог</text:p>
          </table:table-cell>
          <table:table-cell office:value-type="float" office:value="1">
            <text:p>1</text:p>
          </table:table-cell>
          <table:table-cell office:value-type="float" office:value="0.00245455084895">
            <text:p>0,0024545508</text:p>
          </table:table-cell>
          <table:table-cell office:value-type="float" office:value="0.000283576722517">
            <text:p>0,0002835767</text:p>
          </table:table-cell>
          <table:table-cell office:value-type="float" office:value="0.00303586548738">
            <text:p>0,0030358655</text:p>
          </table:table-cell>
          <table:table-cell/>
          <table:table-cell table:formula="of:=[.C482]/[.K$1]" office:value-type="float" office:value="0.00863365935293886">
            <text:p>0,0086336594</text:p>
          </table:table-cell>
          <table:table-cell table:formula="of:=[.D482]/[.L$1]" office:value-type="float" office:value="0.592089017188492">
            <text:p>0,5920890172</text:p>
          </table:table-cell>
          <table:table-cell table:formula="of:=[.E482]/[.M$1]" office:value-type="float" office:value="0.0138912216480437">
            <text:p>0,0138912216</text:p>
          </table:table-cell>
          <table:table-cell table:number-columns-repeated="8"/>
        </table:table-row>
        <table:table-row table:style-name="ro2">
          <table:table-cell office:value-type="string">
            <text:p>усовершенствова</text:p>
          </table:table-cell>
          <table:table-cell office:value-type="float" office:value="1">
            <text:p>1</text:p>
          </table:table-cell>
          <table:table-cell office:value-type="float" office:value="0.00245438592513">
            <text:p>0,0024543859</text:p>
          </table:table-cell>
          <table:table-cell office:value-type="float" office:value="0.000283590751189">
            <text:p>0,0002835908</text:p>
          </table:table-cell>
          <table:table-cell office:value-type="float" office:value="0.00307406401695">
            <text:p>0,003074064</text:p>
          </table:table-cell>
          <table:table-cell/>
          <table:table-cell table:formula="of:=[.C483]/[.K$1]" office:value-type="float" office:value="0.00863307924840296">
            <text:p>0,0086330792</text:p>
          </table:table-cell>
          <table:table-cell table:formula="of:=[.D483]/[.L$1]" office:value-type="float" office:value="0.592118308106813">
            <text:p>0,5921183081</text:p>
          </table:table-cell>
          <table:table-cell table:formula="of:=[.E483]/[.M$1]" office:value-type="float" office:value="0.014066006809999">
            <text:p>0,0140660068</text:p>
          </table:table-cell>
          <table:table-cell table:number-columns-repeated="8"/>
        </table:table-row>
        <table:table-row table:style-name="ro1">
          <table:table-cell office:value-type="string">
            <text:p>назван</text:p>
          </table:table-cell>
          <table:table-cell office:value-type="float" office:value="1">
            <text:p>1</text:p>
          </table:table-cell>
          <table:table-cell office:value-type="float" office:value="0.00245392858422">
            <text:p>0,0024539286</text:p>
          </table:table-cell>
          <table:table-cell office:value-type="float" office:value="0.000283580155376">
            <text:p>0,0002835802</text:p>
          </table:table-cell>
          <table:table-cell office:value-type="float" office:value="0.00304211075229">
            <text:p>0,0030421108</text:p>
          </table:table-cell>
          <table:table-cell/>
          <table:table-cell table:formula="of:=[.C484]/[.K$1]" office:value-type="float" office:value="0.00863147059335033">
            <text:p>0,0086314706</text:p>
          </table:table-cell>
          <table:table-cell table:formula="of:=[.D484]/[.L$1]" office:value-type="float" office:value="0.592096184765906">
            <text:p>0,5920961848</text:p>
          </table:table-cell>
          <table:table-cell table:formula="of:=[.E484]/[.M$1]" office:value-type="float" office:value="0.0139197981312496">
            <text:p>0,0139197981</text:p>
          </table:table-cell>
          <table:table-cell table:number-columns-repeated="8"/>
        </table:table-row>
        <table:table-row table:style-name="ro2">
          <table:table-cell office:value-type="string">
            <text:p>определ</text:p>
          </table:table-cell>
          <table:table-cell office:value-type="float" office:value="1">
            <text:p>1</text:p>
          </table:table-cell>
          <table:table-cell office:value-type="float" office:value="0.00245370586259">
            <text:p>0,0024537059</text:p>
          </table:table-cell>
          <table:table-cell office:value-type="float" office:value="0.000283578359661">
            <text:p>0,0002835784</text:p>
          </table:table-cell>
          <table:table-cell office:value-type="float" office:value="0.00303606553203">
            <text:p>0,0030360655</text:p>
          </table:table-cell>
          <table:table-cell/>
          <table:table-cell table:formula="of:=[.C485]/[.K$1]" office:value-type="float" office:value="0.00863068719027486">
            <text:p>0,0086306872</text:p>
          </table:table-cell>
          <table:table-cell table:formula="of:=[.D485]/[.L$1]" office:value-type="float" office:value="0.592092435434438">
            <text:p>0,5920924354</text:p>
          </table:table-cell>
          <table:table-cell table:formula="of:=[.E485]/[.M$1]" office:value-type="float" office:value="0.0138921369931353">
            <text:p>0,013892137</text:p>
          </table:table-cell>
          <table:table-cell table:number-columns-repeated="8"/>
        </table:table-row>
        <table:table-row table:style-name="ro1">
          <table:table-cell office:value-type="string">
            <text:p>мот</text:p>
          </table:table-cell>
          <table:table-cell office:value-type="float" office:value="1">
            <text:p>1</text:p>
          </table:table-cell>
          <table:table-cell office:value-type="float" office:value="0.00245303404988">
            <text:p>0,002453034</text:p>
          </table:table-cell>
          <table:table-cell office:value-type="float" office:value="0.000283579831438">
            <text:p>0,0002835798</text:p>
          </table:table-cell>
          <table:table-cell office:value-type="float" office:value="0.00304248052993">
            <text:p>0,0030424805</text:p>
          </table:table-cell>
          <table:table-cell/>
          <table:table-cell table:formula="of:=[.C486]/[.K$1]" office:value-type="float" office:value="0.00862832415017341">
            <text:p>0,0086283242</text:p>
          </table:table-cell>
          <table:table-cell table:formula="of:=[.D486]/[.L$1]" office:value-type="float" office:value="0.592095508405272">
            <text:p>0,5920955084</text:p>
          </table:table-cell>
          <table:table-cell table:formula="of:=[.E486]/[.M$1]" office:value-type="float" office:value="0.013921490124251">
            <text:p>0,0139214901</text:p>
          </table:table-cell>
          <table:table-cell table:number-columns-repeated="8"/>
        </table:table-row>
        <table:table-row table:style-name="ro2">
          <table:table-cell office:value-type="string">
            <text:p>вычислительн</text:p>
          </table:table-cell>
          <table:table-cell office:value-type="float" office:value="1">
            <text:p>1</text:p>
          </table:table-cell>
          <table:table-cell office:value-type="float" office:value="0.00245070481708">
            <text:p>0,0024507048</text:p>
          </table:table-cell>
          <table:table-cell office:value-type="float" office:value="0.000283597513222">
            <text:p>0,0002835975</text:p>
          </table:table-cell>
          <table:table-cell office:value-type="float" office:value="0.00307014849725">
            <text:p>0,0030701485</text:p>
          </table:table-cell>
          <table:table-cell/>
          <table:table-cell table:formula="of:=[.C487]/[.K$1]" office:value-type="float" office:value="0.00862013128565912">
            <text:p>0,0086201313</text:p>
          </table:table-cell>
          <table:table-cell table:formula="of:=[.D487]/[.L$1]" office:value-type="float" office:value="0.592132426774374">
            <text:p>0,5921324268</text:p>
          </table:table-cell>
          <table:table-cell table:formula="of:=[.E487]/[.M$1]" office:value-type="float" office:value="0.0140480905511114">
            <text:p>0,0140480906</text:p>
          </table:table-cell>
          <table:table-cell table:number-columns-repeated="8"/>
        </table:table-row>
        <table:table-row table:style-name="ro2">
          <table:table-cell office:value-type="string">
            <text:p>добав</text:p>
          </table:table-cell>
          <table:table-cell office:value-type="float" office:value="1">
            <text:p>1</text:p>
          </table:table-cell>
          <table:table-cell office:value-type="float" office:value="0.00244787238701">
            <text:p>0,0024478724</text:p>
          </table:table-cell>
          <table:table-cell office:value-type="float" office:value="0.00028357827024">
            <text:p>0,0002835783</text:p>
          </table:table-cell>
          <table:table-cell office:value-type="float" office:value="0.00304800915966">
            <text:p>0,0030480092</text:p>
          </table:table-cell>
          <table:table-cell/>
          <table:table-cell table:formula="of:=[.C488]/[.K$1]" office:value-type="float" office:value="0.00861016847051685">
            <text:p>0,0086101685</text:p>
          </table:table-cell>
          <table:table-cell table:formula="of:=[.D488]/[.L$1]" office:value-type="float" office:value="0.592092248729438">
            <text:p>0,5920922487</text:p>
          </table:table-cell>
          <table:table-cell table:formula="of:=[.E488]/[.M$1]" office:value-type="float" office:value="0.0139467874970459">
            <text:p>0,0139467875</text:p>
          </table:table-cell>
          <table:table-cell table:number-columns-repeated="8"/>
        </table:table-row>
        <table:table-row table:style-name="ro2">
          <table:table-cell office:value-type="string">
            <text:p>облада</text:p>
          </table:table-cell>
          <table:table-cell office:value-type="float" office:value="1">
            <text:p>1</text:p>
          </table:table-cell>
          <table:table-cell office:value-type="float" office:value="0.00244445521436">
            <text:p>0,0024444552</text:p>
          </table:table-cell>
          <table:table-cell office:value-type="float" office:value="0.000283592752779">
            <text:p>0,0002835928</text:p>
          </table:table-cell>
          <table:table-cell office:value-type="float" office:value="0.00307509535951">
            <text:p>0,0030750954</text:p>
          </table:table-cell>
          <table:table-cell/>
          <table:table-cell table:formula="of:=[.C489]/[.K$1]" office:value-type="float" office:value="0.00859814887653577">
            <text:p>0,0085981489</text:p>
          </table:table-cell>
          <table:table-cell table:formula="of:=[.D489]/[.L$1]" office:value-type="float" office:value="0.592122487291358">
            <text:p>0,5921224873</text:p>
          </table:table-cell>
          <table:table-cell table:formula="of:=[.E489]/[.M$1]" office:value-type="float" office:value="0.0140707259282062">
            <text:p>0,0140707259</text:p>
          </table:table-cell>
          <table:table-cell table:number-columns-repeated="8"/>
        </table:table-row>
        <table:table-row table:style-name="ro2">
          <table:table-cell office:value-type="string">
            <text:p>использу</text:p>
          </table:table-cell>
          <table:table-cell office:value-type="float" office:value="1">
            <text:p>1</text:p>
          </table:table-cell>
          <table:table-cell office:value-type="float" office:value="0.00244240561058">
            <text:p>0,0024424056</text:p>
          </table:table-cell>
          <table:table-cell office:value-type="float" office:value="0.000283581954454">
            <text:p>0,000283582</text:p>
          </table:table-cell>
          <table:table-cell office:value-type="float" office:value="0.00303603543594">
            <text:p>0,0030360354</text:p>
          </table:table-cell>
          <table:table-cell/>
          <table:table-cell table:formula="of:=[.C490]/[.K$1]" office:value-type="float" office:value="0.00859093958166515">
            <text:p>0,0085909396</text:p>
          </table:table-cell>
          <table:table-cell table:formula="of:=[.D490]/[.L$1]" office:value-type="float" office:value="0.592099941119091">
            <text:p>0,5920999411</text:p>
          </table:table-cell>
          <table:table-cell table:formula="of:=[.E490]/[.M$1]" office:value-type="float" office:value="0.013891999282338">
            <text:p>0,0138919993</text:p>
          </table:table-cell>
          <table:table-cell table:number-columns-repeated="8"/>
        </table:table-row>
        <table:table-row table:style-name="ro1">
          <table:table-cell office:value-type="string">
            <text:p>преобразован</text:p>
          </table:table-cell>
          <table:table-cell office:value-type="float" office:value="1">
            <text:p>1</text:p>
          </table:table-cell>
          <table:table-cell office:value-type="float" office:value="0.00244011802893">
            <text:p>0,002440118</text:p>
          </table:table-cell>
          <table:table-cell office:value-type="float" office:value="0.000283581616242">
            <text:p>0,0002835816</text:p>
          </table:table-cell>
          <table:table-cell office:value-type="float" office:value="0.00303339230732">
            <text:p>0,0030333923</text:p>
          </table:table-cell>
          <table:table-cell/>
          <table:table-cell table:formula="of:=[.C491]/[.K$1]" office:value-type="float" office:value="0.00858289322128253">
            <text:p>0,0085828932</text:p>
          </table:table-cell>
          <table:table-cell table:formula="of:=[.D491]/[.L$1]" office:value-type="float" office:value="0.59209923495531">
            <text:p>0,592099235</text:p>
          </table:table-cell>
          <table:table-cell table:formula="of:=[.E491]/[.M$1]" office:value-type="float" office:value="0.0138799051083183">
            <text:p>0,0138799051</text:p>
          </table:table-cell>
          <table:table-cell table:number-columns-repeated="8"/>
        </table:table-row>
        <table:table-row table:style-name="ro1">
          <table:table-cell office:value-type="string">
            <text:p>повышен</text:p>
          </table:table-cell>
          <table:table-cell office:value-type="float" office:value="1">
            <text:p>1</text:p>
          </table:table-cell>
          <table:table-cell office:value-type="float" office:value="0.00243958095367">
            <text:p>0,002439581</text:p>
          </table:table-cell>
          <table:table-cell office:value-type="float" office:value="0.0002835789808">
            <text:p>0,000283579</text:p>
          </table:table-cell>
          <table:table-cell office:value-type="float" office:value="0.00302884726366">
            <text:p>0,0030288473</text:p>
          </table:table-cell>
          <table:table-cell/>
          <table:table-cell table:formula="of:=[.C492]/[.K$1]" office:value-type="float" office:value="0.00858100410790616">
            <text:p>0,0085810041</text:p>
          </table:table-cell>
          <table:table-cell table:formula="of:=[.D492]/[.L$1]" office:value-type="float" office:value="0.59209373233066">
            <text:p>0,5920937323</text:p>
          </table:table-cell>
          <table:table-cell table:formula="of:=[.E492]/[.M$1]" office:value-type="float" office:value="0.0138591083341715">
            <text:p>0,0138591083</text:p>
          </table:table-cell>
          <table:table-cell table:number-columns-repeated="8"/>
        </table:table-row>
        <table:table-row table:style-name="ro1">
          <table:table-cell office:value-type="string">
            <text:p>достав</text:p>
          </table:table-cell>
          <table:table-cell office:value-type="float" office:value="1">
            <text:p>1</text:p>
          </table:table-cell>
          <table:table-cell office:value-type="float" office:value="0.00243818035442">
            <text:p>0,0024381804</text:p>
          </table:table-cell>
          <table:table-cell office:value-type="float" office:value="0.000283595865848">
            <text:p>0,0002835959</text:p>
          </table:table-cell>
          <table:table-cell office:value-type="float" office:value="0.00306164386187">
            <text:p>0,0030616439</text:p>
          </table:table-cell>
          <table:table-cell/>
          <table:table-cell table:formula="of:=[.C493]/[.K$1]" office:value-type="float" office:value="0.00857607762743839">
            <text:p>0,0085760776</text:p>
          </table:table-cell>
          <table:table-cell table:formula="of:=[.D493]/[.L$1]" office:value-type="float" office:value="0.59212898716888">
            <text:p>0,5921289872</text:p>
          </table:table-cell>
          <table:table-cell table:formula="of:=[.E493]/[.M$1]" office:value-type="float" office:value="0.0140091758575617">
            <text:p>0,0140091759</text:p>
          </table:table-cell>
          <table:table-cell table:number-columns-repeated="8"/>
        </table:table-row>
        <table:table-row table:style-name="ro2">
          <table:table-cell office:value-type="string">
            <text:p>пройт</text:p>
          </table:table-cell>
          <table:table-cell office:value-type="float" office:value="1">
            <text:p>1</text:p>
          </table:table-cell>
          <table:table-cell office:value-type="float" office:value="0.00243683335241">
            <text:p>0,0024368334</text:p>
          </table:table-cell>
          <table:table-cell office:value-type="float" office:value="0.000283582192676">
            <text:p>0,0002835822</text:p>
          </table:table-cell>
          <table:table-cell office:value-type="float" office:value="0.00302664226786">
            <text:p>0,0030266423</text:p>
          </table:table-cell>
          <table:table-cell/>
          <table:table-cell table:formula="of:=[.C494]/[.K$1]" office:value-type="float" office:value="0.00857133967038729">
            <text:p>0,0085713397</text:p>
          </table:table-cell>
          <table:table-cell table:formula="of:=[.D494]/[.L$1]" office:value-type="float" office:value="0.592100438510516">
            <text:p>0,5921004385</text:p>
          </table:table-cell>
          <table:table-cell table:formula="of:=[.E494]/[.M$1]" office:value-type="float" office:value="0.0138490189262191">
            <text:p>0,0138490189</text:p>
          </table:table-cell>
          <table:table-cell table:number-columns-repeated="8"/>
        </table:table-row>
        <table:table-row table:style-name="ro1">
          <table:table-cell office:value-type="string">
            <text:p>основ</text:p>
          </table:table-cell>
          <table:table-cell office:value-type="float" office:value="1">
            <text:p>1</text:p>
          </table:table-cell>
          <table:table-cell office:value-type="float" office:value="0.00243550222053">
            <text:p>0,0024355022</text:p>
          </table:table-cell>
          <table:table-cell office:value-type="float" office:value="0.000283590601985">
            <text:p>0,0002835906</text:p>
          </table:table-cell>
          <table:table-cell office:value-type="float" office:value="0.00304037413767">
            <text:p>0,0030403741</text:p>
          </table:table-cell>
          <table:table-cell/>
          <table:table-cell table:formula="of:=[.C495]/[.K$1]" office:value-type="float" office:value="0.00856665753507497">
            <text:p>0,0085666575</text:p>
          </table:table-cell>
          <table:table-cell table:formula="of:=[.D495]/[.L$1]" office:value-type="float" office:value="0.592117996578952">
            <text:p>0,5921179966</text:p>
          </table:table-cell>
          <table:table-cell table:formula="of:=[.E495]/[.M$1]" office:value-type="float" office:value="0.0139118518969043">
            <text:p>0,0139118519</text:p>
          </table:table-cell>
          <table:table-cell table:number-columns-repeated="8"/>
        </table:table-row>
        <table:table-row table:style-name="ro2">
          <table:table-cell office:value-type="string">
            <text:p>неизмен</text:p>
          </table:table-cell>
          <table:table-cell office:value-type="float" office:value="1">
            <text:p>1</text:p>
          </table:table-cell>
          <table:table-cell office:value-type="float" office:value="0.00243396899889">
            <text:p>0,002433969</text:p>
          </table:table-cell>
          <table:table-cell office:value-type="float" office:value="0.000283597529725">
            <text:p>0,0002835975</text:p>
          </table:table-cell>
          <table:table-cell office:value-type="float" office:value="0.00303680777627">
            <text:p>0,0030368078</text:p>
          </table:table-cell>
          <table:table-cell/>
          <table:table-cell table:formula="of:=[.C496]/[.K$1]" office:value-type="float" office:value="0.0085612645674133">
            <text:p>0,0085612646</text:p>
          </table:table-cell>
          <table:table-cell table:formula="of:=[.D496]/[.L$1]" office:value-type="float" office:value="0.592132461231522">
            <text:p>0,5921324612</text:p>
          </table:table-cell>
          <table:table-cell table:formula="of:=[.E496]/[.M$1]" office:value-type="float" office:value="0.0138955332830229">
            <text:p>0,0138955333</text:p>
          </table:table-cell>
          <table:table-cell table:number-columns-repeated="8"/>
        </table:table-row>
        <table:table-row table:style-name="ro2">
          <table:table-cell office:value-type="string">
            <text:p>реальн</text:p>
          </table:table-cell>
          <table:table-cell office:value-type="float" office:value="1">
            <text:p>1</text:p>
          </table:table-cell>
          <table:table-cell office:value-type="float" office:value="0.00243321276548">
            <text:p>0,0024332128</text:p>
          </table:table-cell>
          <table:table-cell office:value-type="float" office:value="0.000283587190178">
            <text:p>0,0002835872</text:p>
          </table:table-cell>
          <table:table-cell office:value-type="float" office:value="0.00302326683402">
            <text:p>0,0030232668</text:p>
          </table:table-cell>
          <table:table-cell/>
          <table:table-cell table:formula="of:=[.C497]/[.K$1]" office:value-type="float" office:value="0.00855860458517824">
            <text:p>0,0085586046</text:p>
          </table:table-cell>
          <table:table-cell table:formula="of:=[.D497]/[.L$1]" office:value-type="float" office:value="0.592110872956691">
            <text:p>0,592110873</text:p>
          </table:table-cell>
          <table:table-cell table:formula="of:=[.E497]/[.M$1]" office:value-type="float" office:value="0.0138335739403247">
            <text:p>0,0138335739</text:p>
          </table:table-cell>
          <table:table-cell table:number-columns-repeated="8"/>
        </table:table-row>
        <table:table-row table:style-name="ro2">
          <table:table-cell office:value-type="string">
            <text:p>кром</text:p>
          </table:table-cell>
          <table:table-cell office:value-type="float" office:value="1">
            <text:p>1</text:p>
          </table:table-cell>
          <table:table-cell office:value-type="float" office:value="0.00243087047469">
            <text:p>0,0024308705</text:p>
          </table:table-cell>
          <table:table-cell office:value-type="float" office:value="0.000283579593346">
            <text:p>0,0002835796</text:p>
          </table:table-cell>
          <table:table-cell office:value-type="float" office:value="0.00304727572172">
            <text:p>0,0030472757</text:p>
          </table:table-cell>
          <table:table-cell/>
          <table:table-cell table:formula="of:=[.C498]/[.K$1]" office:value-type="float" office:value="0.00855036579037184">
            <text:p>0,0085503658</text:p>
          </table:table-cell>
          <table:table-cell table:formula="of:=[.D498]/[.L$1]" office:value-type="float" office:value="0.592095011285279">
            <text:p>0,5920950113</text:p>
          </table:table-cell>
          <table:table-cell table:formula="of:=[.E498]/[.M$1]" office:value-type="float" office:value="0.0139434315021798">
            <text:p>0,0139434315</text:p>
          </table:table-cell>
          <table:table-cell table:number-columns-repeated="8"/>
        </table:table-row>
        <table:table-row table:style-name="ro2">
          <table:table-cell office:value-type="string">
            <text:p>соответствова</text:p>
          </table:table-cell>
          <table:table-cell office:value-type="float" office:value="1">
            <text:p>1</text:p>
          </table:table-cell>
          <table:table-cell office:value-type="float" office:value="0.00242871816572">
            <text:p>0,0024287182</text:p>
          </table:table-cell>
          <table:table-cell office:value-type="float" office:value="0.000283602577521">
            <text:p>0,0002836026</text:p>
          </table:table-cell>
          <table:table-cell office:value-type="float" office:value="0.0030472579649">
            <text:p>0,003047258</text:p>
          </table:table-cell>
          <table:table-cell/>
          <table:table-cell table:formula="of:=[.C499]/[.K$1]" office:value-type="float" office:value="0.00854279523933713">
            <text:p>0,0085427952</text:p>
          </table:table-cell>
          <table:table-cell table:formula="of:=[.D499]/[.L$1]" office:value-type="float" office:value="0.592143000688167">
            <text:p>0,5921430007</text:p>
          </table:table-cell>
          <table:table-cell table:formula="of:=[.E499]/[.M$1]" office:value-type="float" office:value="0.0139433502522288">
            <text:p>0,0139433503</text:p>
          </table:table-cell>
          <table:table-cell table:number-columns-repeated="8"/>
        </table:table-row>
        <table:table-row table:style-name="ro1">
          <table:table-cell office:value-type="string">
            <text:p>развит</text:p>
          </table:table-cell>
          <table:table-cell office:value-type="float" office:value="1">
            <text:p>1</text:p>
          </table:table-cell>
          <table:table-cell office:value-type="float" office:value="0.00242871816572">
            <text:p>0,0024287182</text:p>
          </table:table-cell>
          <table:table-cell office:value-type="float" office:value="0.000283602577521">
            <text:p>0,0002836026</text:p>
          </table:table-cell>
          <table:table-cell office:value-type="float" office:value="0.0030472579649">
            <text:p>0,003047258</text:p>
          </table:table-cell>
          <table:table-cell/>
          <table:table-cell table:formula="of:=[.C500]/[.K$1]" office:value-type="float" office:value="0.00854279523933713">
            <text:p>0,0085427952</text:p>
          </table:table-cell>
          <table:table-cell table:formula="of:=[.D500]/[.L$1]" office:value-type="float" office:value="0.592143000688167">
            <text:p>0,5921430007</text:p>
          </table:table-cell>
          <table:table-cell table:formula="of:=[.E500]/[.M$1]" office:value-type="float" office:value="0.0139433502522288">
            <text:p>0,0139433503</text:p>
          </table:table-cell>
          <table:table-cell table:number-columns-repeated="8"/>
        </table:table-row>
        <table:table-row table:style-name="ro1">
          <table:table-cell office:value-type="string">
            <text:p>преимуществ</text:p>
          </table:table-cell>
          <table:table-cell office:value-type="float" office:value="1">
            <text:p>1</text:p>
          </table:table-cell>
          <table:table-cell office:value-type="float" office:value="0.00242824980787">
            <text:p>0,0024282498</text:p>
          </table:table-cell>
          <table:table-cell office:value-type="float" office:value="0.000283595173131">
            <text:p>0,0002835952</text:p>
          </table:table-cell>
          <table:table-cell office:value-type="float" office:value="0.00303998410663">
            <text:p>0,0030399841</text:p>
          </table:table-cell>
          <table:table-cell/>
          <table:table-cell table:formula="of:=[.C501]/[.K$1]" office:value-type="float" office:value="0.00854114783320012">
            <text:p>0,0085411478</text:p>
          </table:table-cell>
          <table:table-cell table:formula="of:=[.D501]/[.L$1]" office:value-type="float" office:value="0.592127540822635">
            <text:p>0,5921275408</text:p>
          </table:table-cell>
          <table:table-cell table:formula="of:=[.E501]/[.M$1]" office:value-type="float" office:value="0.0139100672303409">
            <text:p>0,0139100672</text:p>
          </table:table-cell>
          <table:table-cell table:number-columns-repeated="8"/>
        </table:table-row>
        <table:table-row table:style-name="ro2">
          <table:table-cell office:value-type="string">
            <text:p>реализова</text:p>
          </table:table-cell>
          <table:table-cell office:value-type="float" office:value="1">
            <text:p>1</text:p>
          </table:table-cell>
          <table:table-cell office:value-type="float" office:value="0.00242658899804">
            <text:p>0,002426589</text:p>
          </table:table-cell>
          <table:table-cell office:value-type="float" office:value="0.000283581661929">
            <text:p>0,0002835817</text:p>
          </table:table-cell>
          <table:table-cell office:value-type="float" office:value="0.00302488507032">
            <text:p>0,0030248851</text:p>
          </table:table-cell>
          <table:table-cell/>
          <table:table-cell table:formula="of:=[.C502]/[.K$1]" office:value-type="float" office:value="0.00853530608568515">
            <text:p>0,0085353061</text:p>
          </table:table-cell>
          <table:table-cell table:formula="of:=[.D502]/[.L$1]" office:value-type="float" office:value="0.592099330346676">
            <text:p>0,5920993303</text:p>
          </table:table-cell>
          <table:table-cell table:formula="of:=[.E502]/[.M$1]" office:value-type="float" office:value="0.0138409785105258">
            <text:p>0,0138409785</text:p>
          </table:table-cell>
          <table:table-cell table:number-columns-repeated="8"/>
        </table:table-row>
        <table:table-row table:style-name="ro1">
          <table:table-cell office:value-type="string">
            <text:p>содержа</text:p>
          </table:table-cell>
          <table:table-cell office:value-type="float" office:value="1">
            <text:p>1</text:p>
          </table:table-cell>
          <table:table-cell office:value-type="float" office:value="0.00242524454716">
            <text:p>0,0024252445</text:p>
          </table:table-cell>
          <table:table-cell office:value-type="float" office:value="0.000283583658244">
            <text:p>0,0002835837</text:p>
          </table:table-cell>
          <table:table-cell office:value-type="float" office:value="0.00302515888788">
            <text:p>0,0030251589</text:p>
          </table:table-cell>
          <table:table-cell/>
          <table:table-cell table:formula="of:=[.C503]/[.K$1]" office:value-type="float" office:value="0.00853057710200178">
            <text:p>0,0085305771</text:p>
          </table:table-cell>
          <table:table-cell table:formula="of:=[.D503]/[.L$1]" office:value-type="float" office:value="0.592103498517377">
            <text:p>0,5921034985</text:p>
          </table:table-cell>
          <table:table-cell table:formula="of:=[.E503]/[.M$1]" office:value-type="float" office:value="0.0138422314186117">
            <text:p>0,0138422314</text:p>
          </table:table-cell>
          <table:table-cell table:number-columns-repeated="8"/>
        </table:table-row>
        <table:table-row table:style-name="ro1">
          <table:table-cell office:value-type="string">
            <text:p>сотрудник</text:p>
          </table:table-cell>
          <table:table-cell office:value-type="float" office:value="1">
            <text:p>1</text:p>
          </table:table-cell>
          <table:table-cell office:value-type="float" office:value="0.00242203592915">
            <text:p>0,0024220359</text:p>
          </table:table-cell>
          <table:table-cell office:value-type="float" office:value="0.000283583388561">
            <text:p>0,0002835834</text:p>
          </table:table-cell>
          <table:table-cell office:value-type="float" office:value="0.00301991421081">
            <text:p>0,0030199142</text:p>
          </table:table-cell>
          <table:table-cell/>
          <table:table-cell table:formula="of:=[.C504]/[.K$1]" office:value-type="float" office:value="0.00851929107999743">
            <text:p>0,0085192911</text:p>
          </table:table-cell>
          <table:table-cell table:formula="of:=[.D504]/[.L$1]" office:value-type="float" office:value="0.592102935437513">
            <text:p>0,5921029354</text:p>
          </table:table-cell>
          <table:table-cell table:formula="of:=[.E504]/[.M$1]" office:value-type="float" office:value="0.0138182333291197">
            <text:p>0,0138182333</text:p>
          </table:table-cell>
          <table:table-cell table:number-columns-repeated="8"/>
        </table:table-row>
        <table:table-row table:style-name="ro1">
          <table:table-cell office:value-type="string">
            <text:p>раздел</text:p>
          </table:table-cell>
          <table:table-cell office:value-type="float" office:value="1">
            <text:p>1</text:p>
          </table:table-cell>
          <table:table-cell office:value-type="float" office:value="0.00241951925535">
            <text:p>0,0024195193</text:p>
          </table:table-cell>
          <table:table-cell office:value-type="float" office:value="0.000283581369646">
            <text:p>0,0002835814</text:p>
          </table:table-cell>
          <table:table-cell office:value-type="float" office:value="0.00300347194753">
            <text:p>0,0030034719</text:p>
          </table:table-cell>
          <table:table-cell/>
          <table:table-cell table:formula="of:=[.C505]/[.K$1]" office:value-type="float" office:value="0.00851043890881468">
            <text:p>0,0085104389</text:p>
          </table:table-cell>
          <table:table-cell table:formula="of:=[.D505]/[.L$1]" office:value-type="float" office:value="0.59209872007954">
            <text:p>0,5920987201</text:p>
          </table:table-cell>
          <table:table-cell table:formula="of:=[.E505]/[.M$1]" office:value-type="float" office:value="0.0137429984003762">
            <text:p>0,0137429984</text:p>
          </table:table-cell>
          <table:table-cell table:number-columns-repeated="8"/>
        </table:table-row>
        <table:table-row table:style-name="ro1">
          <table:table-cell office:value-type="string">
            <text:p>распада</text:p>
          </table:table-cell>
          <table:table-cell office:value-type="float" office:value="1">
            <text:p>1</text:p>
          </table:table-cell>
          <table:table-cell office:value-type="float" office:value="0.00241933954201">
            <text:p>0,0024193395</text:p>
          </table:table-cell>
          <table:table-cell office:value-type="float" office:value="0.000283598850793">
            <text:p>0,0002835989</text:p>
          </table:table-cell>
          <table:table-cell office:value-type="float" office:value="0.00303512096569">
            <text:p>0,003035121</text:p>
          </table:table-cell>
          <table:table-cell/>
          <table:table-cell table:formula="of:=[.C506]/[.K$1]" office:value-type="float" office:value="0.00850980678348739">
            <text:p>0,0085098068</text:p>
          </table:table-cell>
          <table:table-cell table:formula="of:=[.D506]/[.L$1]" office:value-type="float" office:value="0.592135219532157">
            <text:p>0,5921352195</text:p>
          </table:table-cell>
          <table:table-cell table:formula="of:=[.E506]/[.M$1]" office:value-type="float" office:value="0.0138878149372192">
            <text:p>0,0138878149</text:p>
          </table:table-cell>
          <table:table-cell table:number-columns-repeated="8"/>
        </table:table-row>
        <table:table-row table:style-name="ro2">
          <table:table-cell office:value-type="string">
            <text:p>защищ</text:p>
          </table:table-cell>
          <table:table-cell office:value-type="float" office:value="1">
            <text:p>1</text:p>
          </table:table-cell>
          <table:table-cell office:value-type="float" office:value="0.00241768921965">
            <text:p>0,0024176892</text:p>
          </table:table-cell>
          <table:table-cell office:value-type="float" office:value="0.000283583794051">
            <text:p>0,0002835838</text:p>
          </table:table-cell>
          <table:table-cell office:value-type="float" office:value="0.00309679957587">
            <text:p>0,0030967996</text:p>
          </table:table-cell>
          <table:table-cell/>
          <table:table-cell table:formula="of:=[.C507]/[.K$1]" office:value-type="float" office:value="0.00850400192469423">
            <text:p>0,0085040019</text:p>
          </table:table-cell>
          <table:table-cell table:formula="of:=[.D507]/[.L$1]" office:value-type="float" office:value="0.592103782073208">
            <text:p>0,5921037821</text:p>
          </table:table-cell>
          <table:table-cell table:formula="of:=[.E507]/[.M$1]" office:value-type="float" office:value="0.0141700379963486">
            <text:p>0,014170038</text:p>
          </table:table-cell>
          <table:table-cell table:number-columns-repeated="8"/>
        </table:table-row>
        <table:table-row table:style-name="ro2">
          <table:table-cell office:value-type="string">
            <text:p>присоедин</text:p>
          </table:table-cell>
          <table:table-cell office:value-type="float" office:value="1">
            <text:p>1</text:p>
          </table:table-cell>
          <table:table-cell office:value-type="float" office:value="0.00241529400999">
            <text:p>0,002415294</text:p>
          </table:table-cell>
          <table:table-cell office:value-type="float" office:value="0.000283585810088">
            <text:p>0,0002835858</text:p>
          </table:table-cell>
          <table:table-cell office:value-type="float" office:value="0.00301097688379">
            <text:p>0,0030109769</text:p>
          </table:table-cell>
          <table:table-cell/>
          <table:table-cell table:formula="of:=[.C508]/[.K$1]" office:value-type="float" office:value="0.00849557699257594">
            <text:p>0,008495577</text:p>
          </table:table-cell>
          <table:table-cell table:formula="of:=[.D508]/[.L$1]" office:value-type="float" office:value="0.592107991422112">
            <text:p>0,5921079914</text:p>
          </table:table-cell>
          <table:table-cell table:formula="of:=[.E508]/[.M$1]" office:value-type="float" office:value="0.0137773387667315">
            <text:p>0,0137773388</text:p>
          </table:table-cell>
          <table:table-cell table:number-columns-repeated="8"/>
        </table:table-row>
        <table:table-row table:style-name="ro2">
          <table:table-cell office:value-type="string">
            <text:p>передава</text:p>
          </table:table-cell>
          <table:table-cell office:value-type="float" office:value="1">
            <text:p>1</text:p>
          </table:table-cell>
          <table:table-cell office:value-type="float" office:value="0.00241488104657">
            <text:p>0,002414881</text:p>
          </table:table-cell>
          <table:table-cell office:value-type="float" office:value="0.000283586680902">
            <text:p>0,0002835867</text:p>
          </table:table-cell>
          <table:table-cell office:value-type="float" office:value="0.00301701945623">
            <text:p>0,0030170195</text:p>
          </table:table-cell>
          <table:table-cell/>
          <table:table-cell table:formula="of:=[.C509]/[.K$1]" office:value-type="float" office:value="0.00849412443130795">
            <text:p>0,0084941244</text:p>
          </table:table-cell>
          <table:table-cell table:formula="of:=[.D509]/[.L$1]" office:value-type="float" office:value="0.592109809622847">
            <text:p>0,5921098096</text:p>
          </table:table-cell>
          <table:table-cell table:formula="of:=[.E509]/[.M$1]" office:value-type="float" office:value="0.0138049877892055">
            <text:p>0,0138049878</text:p>
          </table:table-cell>
          <table:table-cell table:number-columns-repeated="8"/>
        </table:table-row>
        <table:table-row table:style-name="ro2">
          <table:table-cell office:value-type="string">
            <text:p>пользовательск</text:p>
          </table:table-cell>
          <table:table-cell office:value-type="float" office:value="1">
            <text:p>1</text:p>
          </table:table-cell>
          <table:table-cell office:value-type="float" office:value="0.00241365485045">
            <text:p>0,0024136549</text:p>
          </table:table-cell>
          <table:table-cell office:value-type="float" office:value="0.000283587820812">
            <text:p>0,0002835878</text:p>
          </table:table-cell>
          <table:table-cell office:value-type="float" office:value="0.00301303026546">
            <text:p>0,0030130303</text:p>
          </table:table-cell>
          <table:table-cell/>
          <table:table-cell table:formula="of:=[.C510]/[.K$1]" office:value-type="float" office:value="0.0084898113979868">
            <text:p>0,0084898114</text:p>
          </table:table-cell>
          <table:table-cell table:formula="of:=[.D510]/[.L$1]" office:value-type="float" office:value="0.59211218967783">
            <text:p>0,5921121897</text:p>
          </table:table-cell>
          <table:table-cell table:formula="of:=[.E510]/[.M$1]" office:value-type="float" office:value="0.0137867344333131">
            <text:p>0,0137867344</text:p>
          </table:table-cell>
          <table:table-cell table:number-columns-repeated="8"/>
        </table:table-row>
        <table:table-row table:style-name="ro1">
          <table:table-cell office:value-type="string">
            <text:p>принадлежат</text:p>
          </table:table-cell>
          <table:table-cell office:value-type="float" office:value="1">
            <text:p>1</text:p>
          </table:table-cell>
          <table:table-cell office:value-type="float" office:value="0.00240738504943">
            <text:p>0,002407385</text:p>
          </table:table-cell>
          <table:table-cell office:value-type="float" office:value="0.000283590773967">
            <text:p>0,0002835908</text:p>
          </table:table-cell>
          <table:table-cell office:value-type="float" office:value="0.00301238660578">
            <text:p>0,0030123866</text:p>
          </table:table-cell>
          <table:table-cell/>
          <table:table-cell table:formula="of:=[.C511]/[.K$1]" office:value-type="float" office:value="0.00846775794318037">
            <text:p>0,0084677579</text:p>
          </table:table-cell>
          <table:table-cell table:formula="of:=[.D511]/[.L$1]" office:value-type="float" office:value="0.592118355665737">
            <text:p>0,5921183557</text:p>
          </table:table-cell>
          <table:table-cell table:formula="of:=[.E511]/[.M$1]" office:value-type="float" office:value="0.0137837892371844">
            <text:p>0,0137837892</text:p>
          </table:table-cell>
          <table:table-cell table:number-columns-repeated="8"/>
        </table:table-row>
        <table:table-row table:style-name="ro2">
          <table:table-cell office:value-type="string">
            <text:p>глобальн</text:p>
          </table:table-cell>
          <table:table-cell office:value-type="float" office:value="1">
            <text:p>1</text:p>
          </table:table-cell>
          <table:table-cell office:value-type="float" office:value="0.00240416858911">
            <text:p>0,0024041686</text:p>
          </table:table-cell>
          <table:table-cell office:value-type="float" office:value="0.000283603140395">
            <text:p>0,0002836031</text:p>
          </table:table-cell>
          <table:table-cell office:value-type="float" office:value="0.00303224244109">
            <text:p>0,0030322424</text:p>
          </table:table-cell>
          <table:table-cell/>
          <table:table-cell table:formula="of:=[.C512]/[.K$1]" office:value-type="float" office:value="0.00845644433656391">
            <text:p>0,0084564443</text:p>
          </table:table-cell>
          <table:table-cell table:formula="of:=[.D512]/[.L$1]" office:value-type="float" office:value="0.59214417593101">
            <text:p>0,5921441759</text:p>
          </table:table-cell>
          <table:table-cell table:formula="of:=[.E512]/[.M$1]" office:value-type="float" office:value="0.0138746436608882">
            <text:p>0,0138746437</text:p>
          </table:table-cell>
          <table:table-cell table:number-columns-repeated="8"/>
        </table:table-row>
        <table:table-row table:style-name="ro1">
          <table:table-cell office:value-type="string">
            <text:p>сам</text:p>
          </table:table-cell>
          <table:table-cell office:value-type="float" office:value="1">
            <text:p>1</text:p>
          </table:table-cell>
          <table:table-cell office:value-type="float" office:value="0.0024018148903">
            <text:p>0,0024018149</text:p>
          </table:table-cell>
          <table:table-cell office:value-type="float" office:value="0.000283602458139">
            <text:p>0,0002836025</text:p>
          </table:table-cell>
          <table:table-cell office:value-type="float" office:value="0.00302085035479">
            <text:p>0,0030208504</text:p>
          </table:table-cell>
          <table:table-cell/>
          <table:table-cell table:formula="of:=[.C513]/[.K$1]" office:value-type="float" office:value="0.00844816541508479">
            <text:p>0,0084481654</text:p>
          </table:table-cell>
          <table:table-cell table:formula="of:=[.D513]/[.L$1]" office:value-type="float" office:value="0.592142751426625">
            <text:p>0,5921427514</text:p>
          </table:table-cell>
          <table:table-cell table:formula="of:=[.E513]/[.M$1]" office:value-type="float" office:value="0.0138225168468101">
            <text:p>0,0138225168</text:p>
          </table:table-cell>
          <table:table-cell table:number-columns-repeated="8"/>
        </table:table-row>
        <table:table-row table:style-name="ro2">
          <table:table-cell office:value-type="string">
            <text:p>получ</text:p>
          </table:table-cell>
          <table:table-cell office:value-type="float" office:value="1">
            <text:p>1</text:p>
          </table:table-cell>
          <table:table-cell office:value-type="float" office:value="0.00239972324844">
            <text:p>0,0023997232</text:p>
          </table:table-cell>
          <table:table-cell office:value-type="float" office:value="0.000283605064982">
            <text:p>0,0002836051</text:p>
          </table:table-cell>
          <table:table-cell office:value-type="float" office:value="0.00301400809683">
            <text:p>0,0030140081</text:p>
          </table:table-cell>
          <table:table-cell/>
          <table:table-cell table:formula="of:=[.C514]/[.K$1]" office:value-type="float" office:value="0.00844080825509142">
            <text:p>0,0084408083</text:p>
          </table:table-cell>
          <table:table-cell table:formula="of:=[.D514]/[.L$1]" office:value-type="float" office:value="0.592148194338498">
            <text:p>0,5921481943</text:p>
          </table:table-cell>
          <table:table-cell table:formula="of:=[.E514]/[.M$1]" office:value-type="float" office:value="0.0137912087001578">
            <text:p>0,0137912087</text:p>
          </table:table-cell>
          <table:table-cell table:number-columns-repeated="8"/>
        </table:table-row>
        <table:table-row table:style-name="ro2">
          <table:table-cell office:value-type="string">
            <text:p>интегрир</text:p>
          </table:table-cell>
          <table:table-cell office:value-type="float" office:value="1">
            <text:p>1</text:p>
          </table:table-cell>
          <table:table-cell office:value-type="float" office:value="0.00239913158124">
            <text:p>0,0023991316</text:p>
          </table:table-cell>
          <table:table-cell office:value-type="float" office:value="0.000283604254774">
            <text:p>0,0002836043</text:p>
          </table:table-cell>
          <table:table-cell office:value-type="float" office:value="0.00301697167356">
            <text:p>0,0030169717</text:p>
          </table:table-cell>
          <table:table-cell/>
          <table:table-cell table:formula="of:=[.C515]/[.K$1]" office:value-type="float" office:value="0.00843872711953161">
            <text:p>0,0084387271</text:p>
          </table:table-cell>
          <table:table-cell table:formula="of:=[.D515]/[.L$1]" office:value-type="float" office:value="0.592146502678992">
            <text:p>0,5921465027</text:p>
          </table:table-cell>
          <table:table-cell table:formula="of:=[.E515]/[.M$1]" office:value-type="float" office:value="0.0138047691498545">
            <text:p>0,0138047691</text:p>
          </table:table-cell>
          <table:table-cell table:number-columns-repeated="8"/>
        </table:table-row>
        <table:table-row table:style-name="ro2">
          <table:table-cell office:value-type="string">
            <text:p>трансляц</text:p>
          </table:table-cell>
          <table:table-cell office:value-type="float" office:value="1">
            <text:p>1</text:p>
          </table:table-cell>
          <table:table-cell office:value-type="float" office:value="0.00239635446499">
            <text:p>0,0023963545</text:p>
          </table:table-cell>
          <table:table-cell office:value-type="float" office:value="0.000283595639362">
            <text:p>0,0002835956</text:p>
          </table:table-cell>
          <table:table-cell office:value-type="float" office:value="0.0030173973584">
            <text:p>0,0030173974</text:p>
          </table:table-cell>
          <table:table-cell/>
          <table:table-cell table:formula="of:=[.C516]/[.K$1]" office:value-type="float" office:value="0.00842895886572002">
            <text:p>0,0084289589</text:p>
          </table:table-cell>
          <table:table-cell table:formula="of:=[.D516]/[.L$1]" office:value-type="float" office:value="0.59212851428143">
            <text:p>0,5921285143</text:p>
          </table:table-cell>
          <table:table-cell table:formula="of:=[.E516]/[.M$1]" office:value-type="float" office:value="0.0138067169576507">
            <text:p>0,013806717</text:p>
          </table:table-cell>
          <table:table-cell table:number-columns-repeated="8"/>
        </table:table-row>
        <table:table-row table:style-name="ro2">
          <table:table-cell office:value-type="string">
            <text:p>служ</text:p>
          </table:table-cell>
          <table:table-cell office:value-type="float" office:value="1">
            <text:p>1</text:p>
          </table:table-cell>
          <table:table-cell office:value-type="float" office:value="0.00239547744607">
            <text:p>0,0023954774</text:p>
          </table:table-cell>
          <table:table-cell office:value-type="float" office:value="0.000283598139485">
            <text:p>0,0002835981</text:p>
          </table:table-cell>
          <table:table-cell office:value-type="float" office:value="0.00300733889749">
            <text:p>0,0030073389</text:p>
          </table:table-cell>
          <table:table-cell/>
          <table:table-cell table:formula="of:=[.C517]/[.K$1]" office:value-type="float" office:value="0.00842587403143981">
            <text:p>0,008425874</text:p>
          </table:table-cell>
          <table:table-cell table:formula="of:=[.D517]/[.L$1]" office:value-type="float" office:value="0.592133734369161">
            <text:p>0,5921337344</text:p>
          </table:table-cell>
          <table:table-cell table:formula="of:=[.E517]/[.M$1]" office:value-type="float" office:value="0.0137606924185136">
            <text:p>0,0137606924</text:p>
          </table:table-cell>
          <table:table-cell table:number-columns-repeated="8"/>
        </table:table-row>
        <table:table-row table:style-name="ro2">
          <table:table-cell office:value-type="string">
            <text:p>последовательн</text:p>
          </table:table-cell>
          <table:table-cell office:value-type="float" office:value="1">
            <text:p>1</text:p>
          </table:table-cell>
          <table:table-cell office:value-type="float" office:value="0.00239186333966">
            <text:p>0,0023918633</text:p>
          </table:table-cell>
          <table:table-cell office:value-type="float" office:value="0.000283580550629">
            <text:p>0,0002835806</text:p>
          </table:table-cell>
          <table:table-cell office:value-type="float" office:value="0.00301123238741">
            <text:p>0,0030112324</text:p>
          </table:table-cell>
          <table:table-cell/>
          <table:table-cell table:formula="of:=[.C518]/[.K$1]" office:value-type="float" office:value="0.00841316174087041">
            <text:p>0,0084131617</text:p>
          </table:table-cell>
          <table:table-cell table:formula="of:=[.D518]/[.L$1]" office:value-type="float" office:value="0.592097010027438">
            <text:p>0,59209701</text:p>
          </table:table-cell>
          <table:table-cell table:formula="of:=[.E518]/[.M$1]" office:value-type="float" office:value="0.0137785078756502">
            <text:p>0,0137785079</text:p>
          </table:table-cell>
          <table:table-cell table:number-columns-repeated="8"/>
        </table:table-row>
        <table:table-row table:style-name="ro2">
          <table:table-cell office:value-type="string">
            <text:p>инач</text:p>
          </table:table-cell>
          <table:table-cell office:value-type="float" office:value="1">
            <text:p>1</text:p>
          </table:table-cell>
          <table:table-cell office:value-type="float" office:value="0.00239186333966">
            <text:p>0,0023918633</text:p>
          </table:table-cell>
          <table:table-cell office:value-type="float" office:value="0.000283580550629">
            <text:p>0,0002835806</text:p>
          </table:table-cell>
          <table:table-cell office:value-type="float" office:value="0.00301123238741">
            <text:p>0,0030112324</text:p>
          </table:table-cell>
          <table:table-cell/>
          <table:table-cell table:formula="of:=[.C519]/[.K$1]" office:value-type="float" office:value="0.00841316174087041">
            <text:p>0,0084131617</text:p>
          </table:table-cell>
          <table:table-cell table:formula="of:=[.D519]/[.L$1]" office:value-type="float" office:value="0.592097010027438">
            <text:p>0,59209701</text:p>
          </table:table-cell>
          <table:table-cell table:formula="of:=[.E519]/[.M$1]" office:value-type="float" office:value="0.0137785078756502">
            <text:p>0,0137785079</text:p>
          </table:table-cell>
          <table:table-cell table:number-columns-repeated="8"/>
        </table:table-row>
        <table:table-row table:style-name="ro2">
          <table:table-cell office:value-type="string">
            <text:p>доставля</text:p>
          </table:table-cell>
          <table:table-cell office:value-type="float" office:value="1">
            <text:p>1</text:p>
          </table:table-cell>
          <table:table-cell office:value-type="float" office:value="0.00239098597082">
            <text:p>0,002390986</text:p>
          </table:table-cell>
          <table:table-cell office:value-type="float" office:value="0.000283598482861">
            <text:p>0,0002835985</text:p>
          </table:table-cell>
          <table:table-cell office:value-type="float" office:value="0.00302809471023">
            <text:p>0,0030280947</text:p>
          </table:table-cell>
          <table:table-cell/>
          <table:table-cell table:formula="of:=[.C520]/[.K$1]" office:value-type="float" office:value="0.00841007567577843">
            <text:p>0,0084100757</text:p>
          </table:table-cell>
          <table:table-cell table:formula="of:=[.D520]/[.L$1]" office:value-type="float" office:value="0.592134451315025">
            <text:p>0,5921344513</text:p>
          </table:table-cell>
          <table:table-cell table:formula="of:=[.E520]/[.M$1]" office:value-type="float" office:value="0.0138556648724827">
            <text:p>0,0138556649</text:p>
          </table:table-cell>
          <table:table-cell table:number-columns-repeated="8"/>
        </table:table-row>
        <table:table-row table:style-name="ro1">
          <table:table-cell office:value-type="string">
            <text:p>оборудован</text:p>
          </table:table-cell>
          <table:table-cell office:value-type="float" office:value="1">
            <text:p>1</text:p>
          </table:table-cell>
          <table:table-cell office:value-type="float" office:value="0.00239082377945">
            <text:p>0,0023908238</text:p>
          </table:table-cell>
          <table:table-cell office:value-type="float" office:value="0.000283612506406">
            <text:p>0,0002836125</text:p>
          </table:table-cell>
          <table:table-cell office:value-type="float" office:value="0.00301184476641">
            <text:p>0,0030118448</text:p>
          </table:table-cell>
          <table:table-cell/>
          <table:table-cell table:formula="of:=[.C521]/[.K$1]" office:value-type="float" office:value="0.00840950518238687">
            <text:p>0,0084095052</text:p>
          </table:table-cell>
          <table:table-cell table:formula="of:=[.D521]/[.L$1]" office:value-type="float" office:value="0.592163731528517">
            <text:p>0,5921637315</text:p>
          </table:table-cell>
          <table:table-cell table:formula="of:=[.E521]/[.M$1]" office:value-type="float" office:value="0.0137813099406485">
            <text:p>0,0137813099</text:p>
          </table:table-cell>
          <table:table-cell table:number-columns-repeated="8"/>
        </table:table-row>
        <table:table-row table:style-name="ro2">
          <table:table-cell office:value-type="string">
            <text:p>высоконадежн</text:p>
          </table:table-cell>
          <table:table-cell office:value-type="float" office:value="1">
            <text:p>1</text:p>
          </table:table-cell>
          <table:table-cell office:value-type="float" office:value="0.00238795873766">
            <text:p>0,0023879587</text:p>
          </table:table-cell>
          <table:table-cell office:value-type="float" office:value="0.000283588188629">
            <text:p>0,0002835882</text:p>
          </table:table-cell>
          <table:table-cell office:value-type="float" office:value="0.00164902907588">
            <text:p>0,0016490291</text:p>
          </table:table-cell>
          <table:table-cell/>
          <table:table-cell table:formula="of:=[.C522]/[.K$1]" office:value-type="float" office:value="0.00839942765848576">
            <text:p>0,0083994277</text:p>
          </table:table-cell>
          <table:table-cell table:formula="of:=[.D522]/[.L$1]" office:value-type="float" office:value="0.592112957654849">
            <text:p>0,5921129577</text:p>
          </table:table-cell>
          <table:table-cell table:formula="of:=[.E522]/[.M$1]" office:value-type="float" office:value="0.00754546882671237">
            <text:p>0,0075454688</text:p>
          </table:table-cell>
          <table:table-cell table:number-columns-repeated="8"/>
        </table:table-row>
        <table:table-row table:style-name="ro1">
          <table:table-cell office:value-type="string">
            <text:p>чисел</text:p>
          </table:table-cell>
          <table:table-cell office:value-type="float" office:value="1">
            <text:p>1</text:p>
          </table:table-cell>
          <table:table-cell office:value-type="float" office:value="0.00238436227845">
            <text:p>0,0023843623</text:p>
          </table:table-cell>
          <table:table-cell office:value-type="float" office:value="0.000283580714699">
            <text:p>0,0002835807</text:p>
          </table:table-cell>
          <table:table-cell office:value-type="float" office:value="0.00306508074233">
            <text:p>0,0030650807</text:p>
          </table:table-cell>
          <table:table-cell/>
          <table:table-cell table:formula="of:=[.C523]/[.K$1]" office:value-type="float" office:value="0.00838677744033723">
            <text:p>0,0083867774</text:p>
          </table:table-cell>
          <table:table-cell table:formula="of:=[.D523]/[.L$1]" office:value-type="float" office:value="0.592097352594501">
            <text:p>0,5920973526</text:p>
          </table:table-cell>
          <table:table-cell table:formula="of:=[.E523]/[.M$1]" office:value-type="float" office:value="0.0140249020049968">
            <text:p>0,014024902</text:p>
          </table:table-cell>
          <table:table-cell table:number-columns-repeated="8"/>
        </table:table-row>
        <table:table-row table:style-name="ro2">
          <table:table-cell office:value-type="string">
            <text:p>разделя</text:p>
          </table:table-cell>
          <table:table-cell office:value-type="float" office:value="1">
            <text:p>1</text:p>
          </table:table-cell>
          <table:table-cell office:value-type="float" office:value="0.00238397122056">
            <text:p>0,0023839712</text:p>
          </table:table-cell>
          <table:table-cell office:value-type="float" office:value="0.000283584153656">
            <text:p>0,0002835842</text:p>
          </table:table-cell>
          <table:table-cell office:value-type="float" office:value="0.00301749540975">
            <text:p>0,0030174954</text:p>
          </table:table-cell>
          <table:table-cell/>
          <table:table-cell table:formula="of:=[.C524]/[.K$1]" office:value-type="float" office:value="0.00838540192977855">
            <text:p>0,0083854019</text:p>
          </table:table-cell>
          <table:table-cell table:formula="of:=[.D524]/[.L$1]" office:value-type="float" office:value="0.592104532904127">
            <text:p>0,5921045329</text:p>
          </table:table-cell>
          <table:table-cell table:formula="of:=[.E524]/[.M$1]" office:value-type="float" office:value="0.0138071656115984">
            <text:p>0,0138071656</text:p>
          </table:table-cell>
          <table:table-cell table:number-columns-repeated="8"/>
        </table:table-row>
        <table:table-row table:style-name="ro2">
          <table:table-cell office:value-type="string">
            <text:p>унифицирова</text:p>
          </table:table-cell>
          <table:table-cell office:value-type="float" office:value="1">
            <text:p>1</text:p>
          </table:table-cell>
          <table:table-cell office:value-type="float" office:value="0.00238183343583">
            <text:p>0,0023818334</text:p>
          </table:table-cell>
          <table:table-cell office:value-type="float" office:value="0.000283581655853">
            <text:p>0,0002835817</text:p>
          </table:table-cell>
          <table:table-cell office:value-type="float" office:value="0.00306404561211">
            <text:p>0,0030640456</text:p>
          </table:table-cell>
          <table:table-cell/>
          <table:table-cell table:formula="of:=[.C525]/[.K$1]" office:value-type="float" office:value="0.00837788246643697">
            <text:p>0,0083778825</text:p>
          </table:table-cell>
          <table:table-cell table:formula="of:=[.D525]/[.L$1]" office:value-type="float" office:value="0.592099317660399">
            <text:p>0,5920993177</text:p>
          </table:table-cell>
          <table:table-cell table:formula="of:=[.E525]/[.M$1]" office:value-type="float" office:value="0.0140201655555789">
            <text:p>0,0140201656</text:p>
          </table:table-cell>
          <table:table-cell table:number-columns-repeated="8"/>
        </table:table-row>
        <table:table-row table:style-name="ro2">
          <table:table-cell office:value-type="string">
            <text:p>полност</text:p>
          </table:table-cell>
          <table:table-cell office:value-type="float" office:value="1">
            <text:p>1</text:p>
          </table:table-cell>
          <table:table-cell office:value-type="float" office:value="0.00237787014307">
            <text:p>0,0023778701</text:p>
          </table:table-cell>
          <table:table-cell office:value-type="float" office:value="0.000283586794729">
            <text:p>0,0002835868</text:p>
          </table:table-cell>
          <table:table-cell office:value-type="float" office:value="0.00309219489141">
            <text:p>0,0030921949</text:p>
          </table:table-cell>
          <table:table-cell/>
          <table:table-cell table:formula="of:=[.C526]/[.K$1]" office:value-type="float" office:value="0.00836394194464234">
            <text:p>0,0083639419</text:p>
          </table:table-cell>
          <table:table-cell table:formula="of:=[.D526]/[.L$1]" office:value-type="float" office:value="0.592110047285924">
            <text:p>0,5921100473</text:p>
          </table:table-cell>
          <table:table-cell table:formula="of:=[.E526]/[.M$1]" office:value-type="float" office:value="0.0141489683235587">
            <text:p>0,0141489683</text:p>
          </table:table-cell>
          <table:table-cell table:number-columns-repeated="8"/>
        </table:table-row>
        <table:table-row table:style-name="ro2">
          <table:table-cell office:value-type="string">
            <text:p>обменива</text:p>
          </table:table-cell>
          <table:table-cell office:value-type="float" office:value="1">
            <text:p>1</text:p>
          </table:table-cell>
          <table:table-cell office:value-type="float" office:value="0.00234499473124">
            <text:p>0,0023449947</text:p>
          </table:table-cell>
          <table:table-cell office:value-type="float" office:value="0.000283602629469">
            <text:p>0,0002836026</text:p>
          </table:table-cell>
          <table:table-cell office:value-type="float" office:value="0.00302870954294">
            <text:p>0,0030287095</text:p>
          </table:table-cell>
          <table:table-cell/>
          <table:table-cell table:formula="of:=[.C527]/[.K$1]" office:value-type="float" office:value="0.00824830567377461">
            <text:p>0,0082483057</text:p>
          </table:table-cell>
          <table:table-cell table:formula="of:=[.D527]/[.L$1]" office:value-type="float" office:value="0.592143109152078">
            <text:p>0,5921431092</text:p>
          </table:table-cell>
          <table:table-cell table:formula="of:=[.E527]/[.M$1]" office:value-type="float" office:value="0.0138584781649314">
            <text:p>0,0138584782</text:p>
          </table:table-cell>
          <table:table-cell table:number-columns-repeated="8"/>
        </table:table-row>
        <table:table-row table:style-name="ro1">
          <table:table-cell office:value-type="string">
            <text:p>завися</text:p>
          </table:table-cell>
          <table:table-cell office:value-type="float" office:value="1">
            <text:p>1</text:p>
          </table:table-cell>
          <table:table-cell office:value-type="float" office:value="0.00229415116608">
            <text:p>0,0022941512</text:p>
          </table:table-cell>
          <table:table-cell office:value-type="float" office:value="0.000283567264132">
            <text:p>0,0002835673</text:p>
          </table:table-cell>
          <table:table-cell office:value-type="float" office:value="0.00167218537967">
            <text:p>0,0016721854</text:p>
          </table:table-cell>
          <table:table-cell/>
          <table:table-cell table:formula="of:=[.C528]/[.K$1]" office:value-type="float" office:value="0.00806946805789545">
            <text:p>0,0080694681</text:p>
          </table:table-cell>
          <table:table-cell table:formula="of:=[.D528]/[.L$1]" office:value-type="float" office:value="0.592069268720321">
            <text:p>0,5920692687</text:p>
          </table:table-cell>
          <table:table-cell table:formula="of:=[.E528]/[.M$1]" office:value-type="float" office:value="0.00765142521701804">
            <text:p>0,0076514252</text:p>
          </table:table-cell>
          <table:table-cell table:number-columns-repeated="8"/>
        </table:table-row>
        <table:table-row table:style-name="ro1">
          <table:table-cell office:value-type="string">
            <text:p>отношен</text:p>
          </table:table-cell>
          <table:table-cell office:value-type="float" office:value="1">
            <text:p>1</text:p>
          </table:table-cell>
          <table:table-cell office:value-type="float" office:value="0.00229281353301">
            <text:p>0,0022928135</text:p>
          </table:table-cell>
          <table:table-cell office:value-type="float" office:value="0.000283587110501">
            <text:p>0,0002835871</text:p>
          </table:table-cell>
          <table:table-cell office:value-type="float" office:value="0.00304009307673">
            <text:p>0,0030400931</text:p>
          </table:table-cell>
          <table:table-cell/>
          <table:table-cell table:formula="of:=[.C529]/[.K$1]" office:value-type="float" office:value="0.00806476305523863">
            <text:p>0,0080647631</text:p>
          </table:table-cell>
          <table:table-cell table:formula="of:=[.D529]/[.L$1]" office:value-type="float" office:value="0.592110706596503">
            <text:p>0,5921107066</text:p>
          </table:table-cell>
          <table:table-cell table:formula="of:=[.E529]/[.M$1]" office:value-type="float" office:value="0.013910565845256">
            <text:p>0,0139105658</text:p>
          </table:table-cell>
          <table:table-cell table:number-columns-repeated="8"/>
        </table:table-row>
        <table:table-row table:style-name="ro1" table:number-rows-repeated="1048046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Лист1.A1:Лист1.E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17:26:32</dc:date>
    <dc:creator>Dales3D </dc:creator>
    <meta:generator>LibreOffice/3.5$Linux_X86_64 LibreOffice_project/350m1$Build-2</meta:generator>
    <meta:editing-duration>P0D</meta:editing-duration>
    <meta:editing-cycles>2</meta:editing-cycles>
    <meta:document-statistic meta:table-count="1" meta:cell-count="42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1.59cm" svg:height="16.241cm" xlink:href=".." xlink:type="simple" chart:class="chart:line" chart:style-name="ch1">
        <chart:legend chart:legend-position="end" svg:x="29.115cm" svg:y="7.323cm" style:legend-expansion="high" chart:style-name="ch2"/>
        <chart:plot-area chart:style-name="ch3" table:cell-range-address="Лист1.G1:Лист1.I529" svg:x="1.081cm" svg:y="1.431cm" svg:width="26.772cm" svg:height="14.066cm">
          <chartooo:coordinate-region svg:x="1.808cm" svg:y="1.631cm" svg:width="26.01cm" svg:height="12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G1:Лист1.G529" chart:class="chart:line">
            <chart:data-point chart:repeated="529"/>
          </chart:series>
          <chart:series chart:style-name="ch7" chart:values-cell-range-address="Лист1.H1:Лист1.H529" chart:class="chart:line">
            <chart:data-point chart:repeated="529"/>
          </chart:series>
          <chart:series chart:style-name="ch8" chart:values-cell-range-address="Лист1.I1:Лист1.I529" chart:class="chart:line">
            <chart:data-point chart:repeated="5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  <table:table-cell office:value-type="string">
                <text:p>Столбец H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Лист1.G1:Лист1.G529</svg:desc>
                </draw:g>
              </table:table-cell>
              <table:table-cell office:value-type="float" office:value="1">
                <text:p>1</text:p>
                <draw:g>
                  <svg:desc>Лист1.H1:Лист1.H529</svg:desc>
                </draw:g>
              </table:table-cell>
              <table:table-cell office:value-type="float" office:value="1">
                <text:p>1</text:p>
                <draw:g>
                  <svg:desc>Лист1.I1:Лист1.I5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7642878618337">
                <text:p>0.57642878618337</text:p>
              </table:table-cell>
              <table:table-cell office:value-type="float" office:value="0.726073837954346">
                <text:p>0.726073837954346</text:p>
              </table:table-cell>
              <table:table-cell office:value-type="float" office:value="0.526145355114474">
                <text:p>0.526145355114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7644730037857">
                <text:p>0.447644730037857</text:p>
              </table:table-cell>
              <table:table-cell office:value-type="float" office:value="0.673284867562231">
                <text:p>0.673284867562231</text:p>
              </table:table-cell>
              <table:table-cell office:value-type="float" office:value="0.434762733638509">
                <text:p>0.434762733638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8997487439128">
                <text:p>0.358997487439128</text:p>
              </table:table-cell>
              <table:table-cell office:value-type="float" office:value="0.649829959065912">
                <text:p>0.649829959065912</text:p>
              </table:table-cell>
              <table:table-cell office:value-type="float" office:value="0.311270118532744">
                <text:p>0.311270118532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4174654810984">
                <text:p>0.304174654810984</text:p>
              </table:table-cell>
              <table:table-cell office:value-type="float" office:value="0.633471008907283">
                <text:p>0.633471008907283</text:p>
              </table:table-cell>
              <table:table-cell office:value-type="float" office:value="0.319269250507011">
                <text:p>0.3192692505070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2219316217086">
                <text:p>0.292219316217086</text:p>
              </table:table-cell>
              <table:table-cell office:value-type="float" office:value="0.622604945288889">
                <text:p>0.622604945288889</text:p>
              </table:table-cell>
              <table:table-cell office:value-type="float" office:value="0.236831954844913">
                <text:p>0.2368319548449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3874328370186">
                <text:p>0.283874328370186</text:p>
              </table:table-cell>
              <table:table-cell office:value-type="float" office:value="0.637356776182731">
                <text:p>0.637356776182731</text:p>
              </table:table-cell>
              <table:table-cell office:value-type="float" office:value="0.35221326201702">
                <text:p>0.35221326201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3222074065111">
                <text:p>0.213222074065111</text:p>
              </table:table-cell>
              <table:table-cell office:value-type="float" office:value="0.616818584272374">
                <text:p>0.616818584272374</text:p>
              </table:table-cell>
              <table:table-cell office:value-type="float" office:value="0.242838201541085">
                <text:p>0.2428382015410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8269993216845">
                <text:p>0.198269993216845</text:p>
              </table:table-cell>
              <table:table-cell office:value-type="float" office:value="0.612515800019806">
                <text:p>0.612515800019806</text:p>
              </table:table-cell>
              <table:table-cell office:value-type="float" office:value="0.223548765634647">
                <text:p>0.223548765634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303461052603">
                <text:p>0.19303461052603</text:p>
              </table:table-cell>
              <table:table-cell office:value-type="float" office:value="0.608906315519608">
                <text:p>0.608906315519608</text:p>
              </table:table-cell>
              <table:table-cell office:value-type="float" office:value="0.237542414144879">
                <text:p>0.2375424141448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6876638536007">
                <text:p>0.176876638536007</text:p>
              </table:table-cell>
              <table:table-cell office:value-type="float" office:value="0.609628232443754">
                <text:p>0.609628232443754</text:p>
              </table:table-cell>
              <table:table-cell office:value-type="float" office:value="0.242999803039044">
                <text:p>0.2429998030390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6207979214438">
                <text:p>0.176207979214438</text:p>
              </table:table-cell>
              <table:table-cell office:value-type="float" office:value="0.611851369575839">
                <text:p>0.611851369575839</text:p>
              </table:table-cell>
              <table:table-cell office:value-type="float" office:value="0.223013030137041">
                <text:p>0.2230130301370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63897413919897">
                <text:p>0.163897413919897</text:p>
              </table:table-cell>
              <table:table-cell office:value-type="float" office:value="0.61010367709503">
                <text:p>0.61010367709503</text:p>
              </table:table-cell>
              <table:table-cell office:value-type="float" office:value="0.230104002974206">
                <text:p>0.2301040029742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1478683553385">
                <text:p>0.161478683553385</text:p>
              </table:table-cell>
              <table:table-cell office:value-type="float" office:value="0.604238627142086">
                <text:p>0.604238627142086</text:p>
              </table:table-cell>
              <table:table-cell office:value-type="float" office:value="0.206279856306635">
                <text:p>0.2062798563066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1721313281415">
                <text:p>0.151721313281415</text:p>
              </table:table-cell>
              <table:table-cell office:value-type="float" office:value="0.608565182297935">
                <text:p>0.608565182297935</text:p>
              </table:table-cell>
              <table:table-cell office:value-type="float" office:value="0.191832767448201">
                <text:p>0.191832767448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5579204733402">
                <text:p>0.145579204733402</text:p>
              </table:table-cell>
              <table:table-cell office:value-type="float" office:value="0.602964570532568">
                <text:p>0.602964570532568</text:p>
              </table:table-cell>
              <table:table-cell office:value-type="float" office:value="0.173014377676816">
                <text:p>0.1730143776768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2081530336318">
                <text:p>0.132081530336318</text:p>
              </table:table-cell>
              <table:table-cell office:value-type="float" office:value="0.601000557251061">
                <text:p>0.601000557251061</text:p>
              </table:table-cell>
              <table:table-cell office:value-type="float" office:value="0.18013651034944">
                <text:p>0.180136510349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1644603266861">
                <text:p>0.131644603266861</text:p>
              </table:table-cell>
              <table:table-cell office:value-type="float" office:value="0.602225891154964">
                <text:p>0.602225891154964</text:p>
              </table:table-cell>
              <table:table-cell office:value-type="float" office:value="0.205101925206535">
                <text:p>0.205101925206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0397574874746">
                <text:p>0.130397574874746</text:p>
              </table:table-cell>
              <table:table-cell office:value-type="float" office:value="0.601252094912577">
                <text:p>0.601252094912577</text:p>
              </table:table-cell>
              <table:table-cell office:value-type="float" office:value="0.159123441862381">
                <text:p>0.1591234418623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9718638680751">
                <text:p>0.119718638680751</text:p>
              </table:table-cell>
              <table:table-cell office:value-type="float" office:value="0.600909008323692">
                <text:p>0.600909008323692</text:p>
              </table:table-cell>
              <table:table-cell office:value-type="float" office:value="0.189445887065354">
                <text:p>0.189445887065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6691822793625">
                <text:p>0.116691822793625</text:p>
              </table:table-cell>
              <table:table-cell office:value-type="float" office:value="0.59796512260551">
                <text:p>0.59796512260551</text:p>
              </table:table-cell>
              <table:table-cell office:value-type="float" office:value="0.136092872852667">
                <text:p>0.136092872852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106648279124">
                <text:p>0.11106648279124</text:p>
              </table:table-cell>
              <table:table-cell office:value-type="float" office:value="0.599275080397768">
                <text:p>0.599275080397768</text:p>
              </table:table-cell>
              <table:table-cell office:value-type="float" office:value="0.156205283676626">
                <text:p>0.1562052836766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8775499180553">
                <text:p>0.108775499180553</text:p>
              </table:table-cell>
              <table:table-cell office:value-type="float" office:value="0.600408507884787">
                <text:p>0.600408507884787</text:p>
              </table:table-cell>
              <table:table-cell office:value-type="float" office:value="0.174248008225582">
                <text:p>0.174248008225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7773093753769">
                <text:p>0.107773093753769</text:p>
              </table:table-cell>
              <table:table-cell office:value-type="float" office:value="0.598631491604898">
                <text:p>0.598631491604898</text:p>
              </table:table-cell>
              <table:table-cell office:value-type="float" office:value="0.129061726505231">
                <text:p>0.1290617265052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7118469232656">
                <text:p>0.107118469232656</text:p>
              </table:table-cell>
              <table:table-cell office:value-type="float" office:value="0.597898447659059">
                <text:p>0.597898447659059</text:p>
              </table:table-cell>
              <table:table-cell office:value-type="float" office:value="0.128105522114446">
                <text:p>0.1281055221144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4501049978008">
                <text:p>0.104501049978008</text:p>
              </table:table-cell>
              <table:table-cell office:value-type="float" office:value="0.598213510733801">
                <text:p>0.598213510733801</text:p>
              </table:table-cell>
              <table:table-cell office:value-type="float" office:value="0.151702286709464">
                <text:p>0.151702286709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1722710016935">
                <text:p>0.101722710016935</text:p>
              </table:table-cell>
              <table:table-cell office:value-type="float" office:value="0.598184696763958">
                <text:p>0.598184696763958</text:p>
              </table:table-cell>
              <table:table-cell office:value-type="float" office:value="0.154771817826171">
                <text:p>0.1547718178261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451671482214">
                <text:p>0.100451671482214</text:p>
              </table:table-cell>
              <table:table-cell office:value-type="float" office:value="0.598381832909213">
                <text:p>0.598381832909213</text:p>
              </table:table-cell>
              <table:table-cell office:value-type="float" office:value="0.154216774314876">
                <text:p>0.1542167743148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0176036554412">
                <text:p>0.100176036554412</text:p>
              </table:table-cell>
              <table:table-cell office:value-type="float" office:value="0.597016578746287">
                <text:p>0.597016578746287</text:p>
              </table:table-cell>
              <table:table-cell office:value-type="float" office:value="0.121811760897887">
                <text:p>0.1218117608978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99647750678831">
                <text:p>0.0999647750678831</text:p>
              </table:table-cell>
              <table:table-cell office:value-type="float" office:value="0.598199101772652">
                <text:p>0.598199101772652</text:p>
              </table:table-cell>
              <table:table-cell office:value-type="float" office:value="0.128457327777073">
                <text:p>0.1284573277770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9898845749964">
                <text:p>0.099898845749964</text:p>
              </table:table-cell>
              <table:table-cell office:value-type="float" office:value="0.597612812861445">
                <text:p>0.597612812861445</text:p>
              </table:table-cell>
              <table:table-cell office:value-type="float" office:value="0.129407369796491">
                <text:p>0.129407369796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96153205191941">
                <text:p>0.0996153205191941</text:p>
              </table:table-cell>
              <table:table-cell office:value-type="float" office:value="0.599135188770563">
                <text:p>0.599135188770563</text:p>
              </table:table-cell>
              <table:table-cell office:value-type="float" office:value="0.147520087007883">
                <text:p>0.1475200870078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94528665797946">
                <text:p>0.0994528665797946</text:p>
              </table:table-cell>
              <table:table-cell office:value-type="float" office:value="0.596986933785627">
                <text:p>0.596986933785627</text:p>
              </table:table-cell>
              <table:table-cell office:value-type="float" office:value="0.121199684548057">
                <text:p>0.1211996845480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23035330068082">
                <text:p>0.0923035330068082</text:p>
              </table:table-cell>
              <table:table-cell office:value-type="float" office:value="0.598127512950455">
                <text:p>0.598127512950455</text:p>
              </table:table-cell>
              <table:table-cell office:value-type="float" office:value="0.128510217446563">
                <text:p>0.128510217446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85625893527127">
                <text:p>0.0885625893527127</text:p>
              </table:table-cell>
              <table:table-cell office:value-type="float" office:value="0.594253720023501">
                <text:p>0.594253720023501</text:p>
              </table:table-cell>
              <table:table-cell office:value-type="float" office:value="0.0520298983032326">
                <text:p>0.05202989830323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63482739257218">
                <text:p>0.0863482739257218</text:p>
              </table:table-cell>
              <table:table-cell office:value-type="float" office:value="0.59521606712843">
                <text:p>0.59521606712843</text:p>
              </table:table-cell>
              <table:table-cell office:value-type="float" office:value="0.104814620498189">
                <text:p>0.104814620498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50508575407284">
                <text:p>0.0850508575407284</text:p>
              </table:table-cell>
              <table:table-cell office:value-type="float" office:value="0.595412553287811">
                <text:p>0.595412553287811</text:p>
              </table:table-cell>
              <table:table-cell office:value-type="float" office:value="0.0909342005509739">
                <text:p>0.09093420055097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38269144933295">
                <text:p>0.0838269144933295</text:p>
              </table:table-cell>
              <table:table-cell office:value-type="float" office:value="0.594979274587262">
                <text:p>0.594979274587262</text:p>
              </table:table-cell>
              <table:table-cell office:value-type="float" office:value="0.0770024388601343">
                <text:p>0.07700243886013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787658443196371">
                <text:p>0.0787658443196371</text:p>
              </table:table-cell>
              <table:table-cell office:value-type="float" office:value="0.596610216197808">
                <text:p>0.596610216197808</text:p>
              </table:table-cell>
              <table:table-cell office:value-type="float" office:value="0.122993724032335">
                <text:p>0.122993724032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7776241547385">
                <text:p>0.077776241547385</text:p>
              </table:table-cell>
              <table:table-cell office:value-type="float" office:value="0.595565961658819">
                <text:p>0.595565961658819</text:p>
              </table:table-cell>
              <table:table-cell office:value-type="float" office:value="0.11585542485321">
                <text:p>0.115855424853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750553788858115">
                <text:p>0.0750553788858115</text:p>
              </table:table-cell>
              <table:table-cell office:value-type="float" office:value="0.595479781832826">
                <text:p>0.595479781832826</text:p>
              </table:table-cell>
              <table:table-cell office:value-type="float" office:value="0.0895136841188117">
                <text:p>0.08951368411881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74268371561399">
                <text:p>0.074268371561399</text:p>
              </table:table-cell>
              <table:table-cell office:value-type="float" office:value="0.594533156846085">
                <text:p>0.594533156846085</text:p>
              </table:table-cell>
              <table:table-cell office:value-type="float" office:value="0.0516858090482321">
                <text:p>0.05168580904823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726511882656328">
                <text:p>0.0726511882656328</text:p>
              </table:table-cell>
              <table:table-cell office:value-type="float" office:value="0.59477414832155">
                <text:p>0.59477414832155</text:p>
              </table:table-cell>
              <table:table-cell office:value-type="float" office:value="0.119295460385765">
                <text:p>0.1192954603857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25021343856065">
                <text:p>0.0725021343856065</text:p>
              </table:table-cell>
              <table:table-cell office:value-type="float" office:value="0.595296663384811">
                <text:p>0.595296663384811</text:p>
              </table:table-cell>
              <table:table-cell office:value-type="float" office:value="0.0914545391686164">
                <text:p>0.09145453916861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07393857511294">
                <text:p>0.0707393857511294</text:p>
              </table:table-cell>
              <table:table-cell office:value-type="float" office:value="0.595005347469384">
                <text:p>0.595005347469384</text:p>
              </table:table-cell>
              <table:table-cell office:value-type="float" office:value="0.110832966017663">
                <text:p>0.1108329660176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06583382327801">
                <text:p>0.0706583382327801</text:p>
              </table:table-cell>
              <table:table-cell office:value-type="float" office:value="0.595162981527366">
                <text:p>0.595162981527366</text:p>
              </table:table-cell>
              <table:table-cell office:value-type="float" office:value="0.097418052399836">
                <text:p>0.0974180523998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95369179326493">
                <text:p>0.0695369179326493</text:p>
              </table:table-cell>
              <table:table-cell office:value-type="float" office:value="0.594596244559785">
                <text:p>0.594596244559785</text:p>
              </table:table-cell>
              <table:table-cell office:value-type="float" office:value="0.0840542042880992">
                <text:p>0.08405420428809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2716969306189">
                <text:p>0.0692716969306189</text:p>
              </table:table-cell>
              <table:table-cell office:value-type="float" office:value="0.595279376993957">
                <text:p>0.595279376993957</text:p>
              </table:table-cell>
              <table:table-cell office:value-type="float" office:value="0.114838148740171">
                <text:p>0.1148381487401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91672893508724">
                <text:p>0.0691672893508724</text:p>
              </table:table-cell>
              <table:table-cell office:value-type="float" office:value="0.595629930135468">
                <text:p>0.595629930135468</text:p>
              </table:table-cell>
              <table:table-cell office:value-type="float" office:value="0.114544160157414">
                <text:p>0.1145441601574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0207456318217">
                <text:p>0.0690207456318217</text:p>
              </table:table-cell>
              <table:table-cell office:value-type="float" office:value="0.594599512729327">
                <text:p>0.594599512729327</text:p>
              </table:table-cell>
              <table:table-cell office:value-type="float" office:value="0.0957385517130928">
                <text:p>0.09573855171309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89921060323104">
                <text:p>0.0689921060323104</text:p>
              </table:table-cell>
              <table:table-cell office:value-type="float" office:value="0.594082723622227">
                <text:p>0.594082723622227</text:p>
              </table:table-cell>
              <table:table-cell office:value-type="float" office:value="0.0838413390261204">
                <text:p>0.08384133902612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150739086313">
                <text:p>0.0689150739086313</text:p>
              </table:table-cell>
              <table:table-cell office:value-type="float" office:value="0.595277059495516">
                <text:p>0.595277059495516</text:p>
              </table:table-cell>
              <table:table-cell office:value-type="float" office:value="0.0899145174149629">
                <text:p>0.0899145174149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688604037815334">
                <text:p>0.0688604037815334</text:p>
              </table:table-cell>
              <table:table-cell office:value-type="float" office:value="0.59537135035413">
                <text:p>0.59537135035413</text:p>
              </table:table-cell>
              <table:table-cell office:value-type="float" office:value="0.0972633629442226">
                <text:p>0.09726336294422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84064445472829">
                <text:p>0.0684064445472829</text:p>
              </table:table-cell>
              <table:table-cell office:value-type="float" office:value="0.595145080338564">
                <text:p>0.595145080338564</text:p>
              </table:table-cell>
              <table:table-cell office:value-type="float" office:value="0.0763771460241883">
                <text:p>0.07637714602418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81342796968611">
                <text:p>0.0681342796968611</text:p>
              </table:table-cell>
              <table:table-cell office:value-type="float" office:value="0.594992747828993">
                <text:p>0.594992747828993</text:p>
              </table:table-cell>
              <table:table-cell office:value-type="float" office:value="0.102876261849954">
                <text:p>0.1028762618499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247490872178">
                <text:p>0.063247490872178</text:p>
              </table:table-cell>
              <table:table-cell office:value-type="float" office:value="0.594061474874429">
                <text:p>0.594061474874429</text:p>
              </table:table-cell>
              <table:table-cell office:value-type="float" office:value="0.0856303240972362">
                <text:p>0.0856303240972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29558571616472">
                <text:p>0.0629558571616472</text:p>
              </table:table-cell>
              <table:table-cell office:value-type="float" office:value="0.594204384035776">
                <text:p>0.594204384035776</text:p>
              </table:table-cell>
              <table:table-cell office:value-type="float" office:value="0.0970635822357158">
                <text:p>0.09706358223571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2646019393262">
                <text:p>0.062646019393262</text:p>
              </table:table-cell>
              <table:table-cell office:value-type="float" office:value="0.594709372368377">
                <text:p>0.594709372368377</text:p>
              </table:table-cell>
              <table:table-cell office:value-type="float" office:value="0.0967215954709151">
                <text:p>0.0967215954709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24225192194978">
                <text:p>0.0624225192194978</text:p>
              </table:table-cell>
              <table:table-cell office:value-type="float" office:value="0.594949984034329">
                <text:p>0.594949984034329</text:p>
              </table:table-cell>
              <table:table-cell office:value-type="float" office:value="0.0845144450969031">
                <text:p>0.08451444509690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19899809992852">
                <text:p>0.0619899809992852</text:p>
              </table:table-cell>
              <table:table-cell office:value-type="float" office:value="0.594314069146647">
                <text:p>0.594314069146647</text:p>
              </table:table-cell>
              <table:table-cell office:value-type="float" office:value="0.0710630269079887">
                <text:p>0.07106302690798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193612990229">
                <text:p>0.06193612990229</text:p>
              </table:table-cell>
              <table:table-cell office:value-type="float" office:value="0.593943510234795">
                <text:p>0.593943510234795</text:p>
              </table:table-cell>
              <table:table-cell office:value-type="float" office:value="0.0712675191506565">
                <text:p>0.07126751915065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8973603912555">
                <text:p>0.0618973603912555</text:p>
              </table:table-cell>
              <table:table-cell office:value-type="float" office:value="0.593920709954897">
                <text:p>0.593920709954897</text:p>
              </table:table-cell>
              <table:table-cell office:value-type="float" office:value="0.0900267203115224">
                <text:p>0.0900267203115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16634656751058">
                <text:p>0.0616634656751058</text:p>
              </table:table-cell>
              <table:table-cell office:value-type="float" office:value="0.595119968070276">
                <text:p>0.595119968070276</text:p>
              </table:table-cell>
              <table:table-cell office:value-type="float" office:value="0.0959771223948212">
                <text:p>0.09597712239482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15069885456435">
                <text:p>0.0615069885456435</text:p>
              </table:table-cell>
              <table:table-cell office:value-type="float" office:value="0.595263460148933">
                <text:p>0.595263460148933</text:p>
              </table:table-cell>
              <table:table-cell office:value-type="float" office:value="0.096047551992598">
                <text:p>0.0960475519925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4433070546916">
                <text:p>0.0574433070546916</text:p>
              </table:table-cell>
              <table:table-cell office:value-type="float" office:value="0.594213560655119">
                <text:p>0.594213560655119</text:p>
              </table:table-cell>
              <table:table-cell office:value-type="float" office:value="0.0837840438743761">
                <text:p>0.08378404387437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67147814516085">
                <text:p>0.0567147814516085</text:p>
              </table:table-cell>
              <table:table-cell office:value-type="float" office:value="0.594124829565777">
                <text:p>0.594124829565777</text:p>
              </table:table-cell>
              <table:table-cell office:value-type="float" office:value="0.0926619910010035">
                <text:p>0.09266199100100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53311419084352">
                <text:p>0.0553311419084352</text:p>
              </table:table-cell>
              <table:table-cell office:value-type="float" office:value="0.59417826267604">
                <text:p>0.59417826267604</text:p>
              </table:table-cell>
              <table:table-cell office:value-type="float" office:value="0.0851641119980039">
                <text:p>0.0851641119980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2830255466036">
                <text:p>0.0552830255466036</text:p>
              </table:table-cell>
              <table:table-cell office:value-type="float" office:value="0.594388548462741">
                <text:p>0.594388548462741</text:p>
              </table:table-cell>
              <table:table-cell office:value-type="float" office:value="0.0907609242844493">
                <text:p>0.09076092428444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2081688908223">
                <text:p>0.0552081688908223</text:p>
              </table:table-cell>
              <table:table-cell office:value-type="float" office:value="0.593808831003378">
                <text:p>0.593808831003378</text:p>
              </table:table-cell>
              <table:table-cell office:value-type="float" office:value="0.0849344071187669">
                <text:p>0.0849344071187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48371308287219">
                <text:p>0.0548371308287219</text:p>
              </table:table-cell>
              <table:table-cell office:value-type="float" office:value="0.593577624664705">
                <text:p>0.593577624664705</text:p>
              </table:table-cell>
              <table:table-cell office:value-type="float" office:value="0.0650594015397117">
                <text:p>0.06505940153971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47976286586191">
                <text:p>0.0547976286586191</text:p>
              </table:table-cell>
              <table:table-cell office:value-type="float" office:value="0.59385365738291">
                <text:p>0.59385365738291</text:p>
              </table:table-cell>
              <table:table-cell office:value-type="float" office:value="0.0841745575236772">
                <text:p>0.08417455752367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47868745526115">
                <text:p>0.0547868745526115</text:p>
              </table:table-cell>
              <table:table-cell office:value-type="float" office:value="0.594179221517221">
                <text:p>0.594179221517221</text:p>
              </table:table-cell>
              <table:table-cell office:value-type="float" office:value="0.0841976908789321">
                <text:p>0.08419769087893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44414949553626">
                <text:p>0.0544414949553626</text:p>
              </table:table-cell>
              <table:table-cell office:value-type="float" office:value="0.593934041077336">
                <text:p>0.593934041077336</text:p>
              </table:table-cell>
              <table:table-cell office:value-type="float" office:value="0.0845698122291234">
                <text:p>0.08456981222912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42908275216233">
                <text:p>0.0542908275216233</text:p>
              </table:table-cell>
              <table:table-cell office:value-type="float" office:value="0.594522595971429">
                <text:p>0.594522595971429</text:p>
              </table:table-cell>
              <table:table-cell office:value-type="float" office:value="0.0771104667984028">
                <text:p>0.07711046679840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1308936098836">
                <text:p>0.0541308936098836</text:p>
              </table:table-cell>
              <table:table-cell office:value-type="float" office:value="0.594757702607433">
                <text:p>0.594757702607433</text:p>
              </table:table-cell>
              <table:table-cell office:value-type="float" office:value="0.0836904807177256">
                <text:p>0.0836904807177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39819489851548">
                <text:p>0.0539819489851548</text:p>
              </table:table-cell>
              <table:table-cell office:value-type="float" office:value="0.593515536901486">
                <text:p>0.593515536901486</text:p>
              </table:table-cell>
              <table:table-cell office:value-type="float" office:value="0.0704803780147213">
                <text:p>0.07048037801472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39815909266321">
                <text:p>0.0539815909266321</text:p>
              </table:table-cell>
              <table:table-cell office:value-type="float" office:value="0.593476353315769">
                <text:p>0.593476353315769</text:p>
              </table:table-cell>
              <table:table-cell office:value-type="float" office:value="0.0519184794887748">
                <text:p>0.05191847948877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39225607930444">
                <text:p>0.0539225607930444</text:p>
              </table:table-cell>
              <table:table-cell office:value-type="float" office:value="0.593558047632484">
                <text:p>0.593558047632484</text:p>
              </table:table-cell>
              <table:table-cell office:value-type="float" office:value="0.0650469385516923">
                <text:p>0.06504693855169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37802428494714">
                <text:p>0.0537802428494714</text:p>
              </table:table-cell>
              <table:table-cell office:value-type="float" office:value="0.594178830207376">
                <text:p>0.594178830207376</text:p>
              </table:table-cell>
              <table:table-cell office:value-type="float" office:value="0.0832511561708962">
                <text:p>0.08325115617089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7661140864654">
                <text:p>0.047661140864654</text:p>
              </table:table-cell>
              <table:table-cell office:value-type="float" office:value="0.59331937827188">
                <text:p>0.59331937827188</text:p>
              </table:table-cell>
              <table:table-cell office:value-type="float" office:value="0.0783629582752337">
                <text:p>0.07836295827523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75977891540289">
                <text:p>0.0475977891540289</text:p>
              </table:table-cell>
              <table:table-cell office:value-type="float" office:value="0.593588652818624">
                <text:p>0.593588652818624</text:p>
              </table:table-cell>
              <table:table-cell office:value-type="float" office:value="0.0779224563769041">
                <text:p>0.0779224563769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74667387758764">
                <text:p>0.0474667387758764</text:p>
              </table:table-cell>
              <table:table-cell office:value-type="float" office:value="0.59297791901748">
                <text:p>0.59297791901748</text:p>
              </table:table-cell>
              <table:table-cell office:value-type="float" office:value="0.0653003245766469">
                <text:p>0.06530032457664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73527619226754">
                <text:p>0.0473527619226754</text:p>
              </table:table-cell>
              <table:table-cell office:value-type="float" office:value="0.593589985961352">
                <text:p>0.593589985961352</text:p>
              </table:table-cell>
              <table:table-cell office:value-type="float" office:value="0.0776112463659685">
                <text:p>0.07761124636596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72368092725773">
                <text:p>0.0472368092725773</text:p>
              </table:table-cell>
              <table:table-cell office:value-type="float" office:value="0.593455031686604">
                <text:p>0.593455031686604</text:p>
              </table:table-cell>
              <table:table-cell office:value-type="float" office:value="0.0715530699930578">
                <text:p>0.0715530699930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1173959091453">
                <text:p>0.0471173959091453</text:p>
              </table:table-cell>
              <table:table-cell office:value-type="float" office:value="0.593457928642652">
                <text:p>0.593457928642652</text:p>
              </table:table-cell>
              <table:table-cell office:value-type="float" office:value="0.0777115185386926">
                <text:p>0.07771151853869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67633472341653">
                <text:p>0.0467633472341653</text:p>
              </table:table-cell>
              <table:table-cell office:value-type="float" office:value="0.59400715457456">
                <text:p>0.59400715457456</text:p>
              </table:table-cell>
              <table:table-cell office:value-type="float" office:value="0.0771830090837931">
                <text:p>0.0771830090837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66426473797828">
                <text:p>0.0466426473797828</text:p>
              </table:table-cell>
              <table:table-cell office:value-type="float" office:value="0.593201730701479">
                <text:p>0.593201730701479</text:p>
              </table:table-cell>
              <table:table-cell office:value-type="float" office:value="0.064412991303913">
                <text:p>0.0644129913039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65619830754105">
                <text:p>0.0465619830754105</text:p>
              </table:table-cell>
              <table:table-cell office:value-type="float" office:value="0.593430561127626">
                <text:p>0.593430561127626</text:p>
              </table:table-cell>
              <table:table-cell office:value-type="float" office:value="0.0644558919367186">
                <text:p>0.06445589193671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65337803694072">
                <text:p>0.0465337803694072</text:p>
              </table:table-cell>
              <table:table-cell office:value-type="float" office:value="0.593541994334816">
                <text:p>0.593541994334816</text:p>
              </table:table-cell>
              <table:table-cell office:value-type="float" office:value="0.0706349293531691">
                <text:p>0.07063492935316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4680032399286">
                <text:p>0.0464680032399286</text:p>
              </table:table-cell>
              <table:table-cell office:value-type="float" office:value="0.593243920705186">
                <text:p>0.593243920705186</text:p>
              </table:table-cell>
              <table:table-cell office:value-type="float" office:value="0.0466035036543767">
                <text:p>0.04660350365437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63327004042886">
                <text:p>0.0463327004042886</text:p>
              </table:table-cell>
              <table:table-cell office:value-type="float" office:value="0.593489077574402">
                <text:p>0.593489077574402</text:p>
              </table:table-cell>
              <table:table-cell office:value-type="float" office:value="0.0578332231895751">
                <text:p>0.05783322318957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57521561475903">
                <text:p>0.0457521561475903</text:p>
              </table:table-cell>
              <table:table-cell office:value-type="float" office:value="0.593737237514653">
                <text:p>0.593737237514653</text:p>
              </table:table-cell>
              <table:table-cell office:value-type="float" office:value="0.0514351881499905">
                <text:p>0.05143518814999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13454135771473">
                <text:p>0.0413454135771473</text:p>
              </table:table-cell>
              <table:table-cell office:value-type="float" office:value="0.593089225203216">
                <text:p>0.593089225203216</text:p>
              </table:table-cell>
              <table:table-cell office:value-type="float" office:value="0.0669584059805553">
                <text:p>0.06695840598055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0826171703796">
                <text:p>0.040826171703796</text:p>
              </table:table-cell>
              <table:table-cell office:value-type="float" office:value="0.593177790337431">
                <text:p>0.593177790337431</text:p>
              </table:table-cell>
              <table:table-cell office:value-type="float" office:value="0.066413475908352">
                <text:p>0.0664134759083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03708786898443">
                <text:p>0.0403708786898443</text:p>
              </table:table-cell>
              <table:table-cell office:value-type="float" office:value="0.593196305935826">
                <text:p>0.593196305935826</text:p>
              </table:table-cell>
              <table:table-cell office:value-type="float" office:value="0.0660920592658778">
                <text:p>0.06609205926587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03058504786574">
                <text:p>0.0403058504786574</text:p>
              </table:table-cell>
              <table:table-cell office:value-type="float" office:value="0.592721563685878">
                <text:p>0.592721563685878</text:p>
              </table:table-cell>
              <table:table-cell office:value-type="float" office:value="0.0593660930598712">
                <text:p>0.05936609305987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00864805025184">
                <text:p>0.0400864805025184</text:p>
              </table:table-cell>
              <table:table-cell office:value-type="float" office:value="0.59294259186581">
                <text:p>0.59294259186581</text:p>
              </table:table-cell>
              <table:table-cell office:value-type="float" office:value="0.059814041650502">
                <text:p>0.0598140416505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00073299070378">
                <text:p>0.0400073299070378</text:p>
              </table:table-cell>
              <table:table-cell office:value-type="float" office:value="0.592942871932706">
                <text:p>0.592942871932706</text:p>
              </table:table-cell>
              <table:table-cell office:value-type="float" office:value="0.0524403454461902">
                <text:p>0.05244034544619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99850857995863">
                <text:p>0.0399850857995863</text:p>
              </table:table-cell>
              <table:table-cell office:value-type="float" office:value="0.592937827728222">
                <text:p>0.592937827728222</text:p>
              </table:table-cell>
              <table:table-cell office:value-type="float" office:value="0.0594460198171406">
                <text:p>0.05944601981714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99166398412723">
                <text:p>0.0399166398412723</text:p>
              </table:table-cell>
              <table:table-cell office:value-type="float" office:value="0.592788067382204">
                <text:p>0.592788067382204</text:p>
              </table:table-cell>
              <table:table-cell office:value-type="float" office:value="0.0589604803233673">
                <text:p>0.05896048032336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393108808728818">
                <text:p>0.0393108808728818</text:p>
              </table:table-cell>
              <table:table-cell office:value-type="float" office:value="0.593163714468308">
                <text:p>0.593163714468308</text:p>
              </table:table-cell>
              <table:table-cell office:value-type="float" office:value="0.052098248843447">
                <text:p>0.05209824884344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051631763992">
                <text:p>0.0393051631763992</text:p>
              </table:table-cell>
              <table:table-cell office:value-type="float" office:value="0.593203516090357">
                <text:p>0.593203516090357</text:p>
              </table:table-cell>
              <table:table-cell office:value-type="float" office:value="0.0586926187131">
                <text:p>0.05869261871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2369694377699">
                <text:p>0.0392369694377699</text:p>
              </table:table-cell>
              <table:table-cell office:value-type="float" office:value="0.592959982749326">
                <text:p>0.592959982749326</text:p>
              </table:table-cell>
              <table:table-cell office:value-type="float" office:value="0.0649328645427235">
                <text:p>0.06493286454272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9230434005943">
                <text:p>0.039230434005943</text:p>
              </table:table-cell>
              <table:table-cell office:value-type="float" office:value="0.592952609418705">
                <text:p>0.592952609418705</text:p>
              </table:table-cell>
              <table:table-cell office:value-type="float" office:value="0.0583402274029233">
                <text:p>0.05834022740292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2105600950782">
                <text:p>0.0392105600950782</text:p>
              </table:table-cell>
              <table:table-cell office:value-type="float" office:value="0.593259109703252">
                <text:p>0.593259109703252</text:p>
              </table:table-cell>
              <table:table-cell office:value-type="float" office:value="0.0643485843524353">
                <text:p>0.06434858435243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91216444052986">
                <text:p>0.0391216444052986</text:p>
              </table:table-cell>
              <table:table-cell office:value-type="float" office:value="0.59288123663487">
                <text:p>0.59288123663487</text:p>
              </table:table-cell>
              <table:table-cell office:value-type="float" office:value="0.0579581292995256">
                <text:p>0.05795812929952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9051006563339">
                <text:p>0.039051006563339</text:p>
              </table:table-cell>
              <table:table-cell office:value-type="float" office:value="0.593171066053113">
                <text:p>0.593171066053113</text:p>
              </table:table-cell>
              <table:table-cell office:value-type="float" office:value="0.058416073303541">
                <text:p>0.058416073303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9874611940207">
                <text:p>0.0389874611940207</text:p>
              </table:table-cell>
              <table:table-cell office:value-type="float" office:value="0.592822136625614">
                <text:p>0.592822136625614</text:p>
              </table:table-cell>
              <table:table-cell office:value-type="float" office:value="0.0453342660291526">
                <text:p>0.04533426602915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89210462017579">
                <text:p>0.0389210462017579</text:p>
              </table:table-cell>
              <table:table-cell office:value-type="float" office:value="0.593402185577646">
                <text:p>0.593402185577646</text:p>
              </table:table-cell>
              <table:table-cell office:value-type="float" office:value="0.0581938324045298">
                <text:p>0.05819383240452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38862180311475">
                <text:p>0.038862180311475</text:p>
              </table:table-cell>
              <table:table-cell office:value-type="float" office:value="0.593061371972485">
                <text:p>0.593061371972485</text:p>
              </table:table-cell>
              <table:table-cell office:value-type="float" office:value="0.0456157634306899">
                <text:p>0.04561576343068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86736554347353">
                <text:p>0.0386736554347353</text:p>
              </table:table-cell>
              <table:table-cell office:value-type="float" office:value="0.592949162054455">
                <text:p>0.592949162054455</text:p>
              </table:table-cell>
              <table:table-cell office:value-type="float" office:value="0.0639114859940131">
                <text:p>0.06391148599401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385780931907905">
                <text:p>0.0385780931907905</text:p>
              </table:table-cell>
              <table:table-cell office:value-type="float" office:value="0.592813545201514">
                <text:p>0.592813545201514</text:p>
              </table:table-cell>
              <table:table-cell office:value-type="float" office:value="0.0388261683339555">
                <text:p>0.03882616833395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384452161443872">
                <text:p>0.0384452161443872</text:p>
              </table:table-cell>
              <table:table-cell office:value-type="float" office:value="0.593249199330189">
                <text:p>0.593249199330189</text:p>
              </table:table-cell>
              <table:table-cell office:value-type="float" office:value="0.0575391492992247">
                <text:p>0.05753914929922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382242523165984">
                <text:p>0.0382242523165984</text:p>
              </table:table-cell>
              <table:table-cell office:value-type="float" office:value="0.593193078681406">
                <text:p>0.593193078681406</text:p>
              </table:table-cell>
              <table:table-cell office:value-type="float" office:value="0.057676404739912">
                <text:p>0.0576764047399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381611191897305">
                <text:p>0.0381611191897305</text:p>
              </table:table-cell>
              <table:table-cell office:value-type="float" office:value="0.593198523380549">
                <text:p>0.593198523380549</text:p>
              </table:table-cell>
              <table:table-cell office:value-type="float" office:value="0.0580390431107171">
                <text:p>0.0580390431107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335106387072684">
                <text:p>0.0335106387072684</text:p>
              </table:table-cell>
              <table:table-cell office:value-type="float" office:value="0.592522479894345">
                <text:p>0.592522479894345</text:p>
              </table:table-cell>
              <table:table-cell office:value-type="float" office:value="0.0539828574127738">
                <text:p>0.05398285741277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330663175061561">
                <text:p>0.0330663175061561</text:p>
              </table:table-cell>
              <table:table-cell office:value-type="float" office:value="0.592551232094797">
                <text:p>0.592551232094797</text:p>
              </table:table-cell>
              <table:table-cell office:value-type="float" office:value="0.0474518465591052">
                <text:p>0.04745184655910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329322882084672">
                <text:p>0.0329322882084672</text:p>
              </table:table-cell>
              <table:table-cell office:value-type="float" office:value="0.592635474651536">
                <text:p>0.592635474651536</text:p>
              </table:table-cell>
              <table:table-cell office:value-type="float" office:value="0.0534985391501287">
                <text:p>0.05349853915012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328742045960055">
                <text:p>0.0328742045960055</text:p>
              </table:table-cell>
              <table:table-cell office:value-type="float" office:value="0.59282099883819">
                <text:p>0.59282099883819</text:p>
              </table:table-cell>
              <table:table-cell office:value-type="float" office:value="0.0533208873648887">
                <text:p>0.05332088736488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323750283286888">
                <text:p>0.0323750283286888</text:p>
              </table:table-cell>
              <table:table-cell office:value-type="float" office:value="0.592594437915183">
                <text:p>0.592594437915183</text:p>
              </table:table-cell>
              <table:table-cell office:value-type="float" office:value="0.0531926629517012">
                <text:p>0.053192662951701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322124109653298">
                <text:p>0.0322124109653298</text:p>
              </table:table-cell>
              <table:table-cell office:value-type="float" office:value="0.592460539372117">
                <text:p>0.592460539372117</text:p>
              </table:table-cell>
              <table:table-cell office:value-type="float" office:value="0.0464981255712303">
                <text:p>0.04649812557123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322038240915584">
                <text:p>0.0322038240915584</text:p>
              </table:table-cell>
              <table:table-cell office:value-type="float" office:value="0.592660978709891">
                <text:p>0.592660978709891</text:p>
              </table:table-cell>
              <table:table-cell office:value-type="float" office:value="0.0527157090141107">
                <text:p>0.05271570901411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321490137646163">
                <text:p>0.0321490137646163</text:p>
              </table:table-cell>
              <table:table-cell office:value-type="float" office:value="0.592593029347986">
                <text:p>0.592593029347986</text:p>
              </table:table-cell>
              <table:table-cell office:value-type="float" office:value="0.0529494611844657">
                <text:p>0.05294946118446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320330391961706">
                <text:p>0.0320330391961706</text:p>
              </table:table-cell>
              <table:table-cell office:value-type="float" office:value="0.592600166917636">
                <text:p>0.592600166917636</text:p>
              </table:table-cell>
              <table:table-cell office:value-type="float" office:value="0.0524756652737276">
                <text:p>0.05247566527372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319338303131172">
                <text:p>0.0319338303131172</text:p>
              </table:table-cell>
              <table:table-cell office:value-type="float" office:value="0.59282653019279">
                <text:p>0.59282653019279</text:p>
              </table:table-cell>
              <table:table-cell office:value-type="float" office:value="0.0521865675021272">
                <text:p>0.05218656750212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319118612859414">
                <text:p>0.0319118612859414</text:p>
              </table:table-cell>
              <table:table-cell office:value-type="float" office:value="0.592608759391966">
                <text:p>0.592608759391966</text:p>
              </table:table-cell>
              <table:table-cell office:value-type="float" office:value="0.0523296193191815">
                <text:p>0.05232961931918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319005277470472">
                <text:p>0.0319005277470472</text:p>
              </table:table-cell>
              <table:table-cell office:value-type="float" office:value="0.592776710128385">
                <text:p>0.592776710128385</text:p>
              </table:table-cell>
              <table:table-cell office:value-type="float" office:value="0.0527020954607618">
                <text:p>0.05270209546076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8673865832708">
                <text:p>0.0318673865832708</text:p>
              </table:table-cell>
              <table:table-cell office:value-type="float" office:value="0.592822711579549">
                <text:p>0.592822711579549</text:p>
              </table:table-cell>
              <table:table-cell office:value-type="float" office:value="0.0521246466271432">
                <text:p>0.05212464662714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18497710906577">
                <text:p>0.0318497710906577</text:p>
              </table:table-cell>
              <table:table-cell office:value-type="float" office:value="0.592512701401354">
                <text:p>0.592512701401354</text:p>
              </table:table-cell>
              <table:table-cell office:value-type="float" office:value="0.0520145358998258">
                <text:p>0.05201453589982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18392802360199">
                <text:p>0.0318392802360199</text:p>
              </table:table-cell>
              <table:table-cell office:value-type="float" office:value="0.592720278260756">
                <text:p>0.592720278260756</text:p>
              </table:table-cell>
              <table:table-cell office:value-type="float" office:value="0.052553391356715">
                <text:p>0.052553391356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18296655998425">
                <text:p>0.0318296655998425</text:p>
              </table:table-cell>
              <table:table-cell office:value-type="float" office:value="0.592859557660257">
                <text:p>0.592859557660257</text:p>
              </table:table-cell>
              <table:table-cell office:value-type="float" office:value="0.0522191485896633">
                <text:p>0.05221914858966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17003897288048">
                <text:p>0.0317003897288048</text:p>
              </table:table-cell>
              <table:table-cell office:value-type="float" office:value="0.59259360560688">
                <text:p>0.59259360560688</text:p>
              </table:table-cell>
              <table:table-cell office:value-type="float" office:value="0.0521197889395079">
                <text:p>0.05211978893950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16333909089342">
                <text:p>0.0316333909089342</text:p>
              </table:table-cell>
              <table:table-cell office:value-type="float" office:value="0.592620772621936">
                <text:p>0.592620772621936</text:p>
              </table:table-cell>
              <table:table-cell office:value-type="float" office:value="0.052028514626836">
                <text:p>0.052028514626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15983541811698">
                <text:p>0.0315983541811698</text:p>
              </table:table-cell>
              <table:table-cell office:value-type="float" office:value="0.592976027908235">
                <text:p>0.592976027908235</text:p>
              </table:table-cell>
              <table:table-cell office:value-type="float" office:value="0.0461181940805745">
                <text:p>0.04611819408057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15514576295345">
                <text:p>0.0315514576295345</text:p>
              </table:table-cell>
              <table:table-cell office:value-type="float" office:value="0.593159282180426">
                <text:p>0.593159282180426</text:p>
              </table:table-cell>
              <table:table-cell office:value-type="float" office:value="0.0517771381380284">
                <text:p>0.05177713813802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14807822201338">
                <text:p>0.0314807822201338</text:p>
              </table:table-cell>
              <table:table-cell office:value-type="float" office:value="0.592946115209919">
                <text:p>0.592946115209919</text:p>
              </table:table-cell>
              <table:table-cell office:value-type="float" office:value="0.0518319042501646">
                <text:p>0.05183190425016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14051060345666">
                <text:p>0.0314051060345666</text:p>
              </table:table-cell>
              <table:table-cell office:value-type="float" office:value="0.592711205219562">
                <text:p>0.592711205219562</text:p>
              </table:table-cell>
              <table:table-cell office:value-type="float" office:value="0.0395333475167185">
                <text:p>0.03953334751671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13734404691529">
                <text:p>0.0313734404691529</text:p>
              </table:table-cell>
              <table:table-cell office:value-type="float" office:value="0.59291434725842">
                <text:p>0.59291434725842</text:p>
              </table:table-cell>
              <table:table-cell office:value-type="float" office:value="0.0517803744643265">
                <text:p>0.05178037446432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313580909737527">
                <text:p>0.0313580909737527</text:p>
              </table:table-cell>
              <table:table-cell office:value-type="float" office:value="0.592889389900099">
                <text:p>0.592889389900099</text:p>
              </table:table-cell>
              <table:table-cell office:value-type="float" office:value="0.0517508344454473">
                <text:p>0.0517508344454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13215795072101">
                <text:p>0.0313215795072101</text:p>
              </table:table-cell>
              <table:table-cell office:value-type="float" office:value="0.592576027732316">
                <text:p>0.592576027732316</text:p>
              </table:table-cell>
              <table:table-cell office:value-type="float" office:value="0.0456563152276456">
                <text:p>0.04565631522764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12558612660882">
                <text:p>0.0312558612660882</text:p>
              </table:table-cell>
              <table:table-cell office:value-type="float" office:value="0.592514867278323">
                <text:p>0.592514867278323</text:p>
              </table:table-cell>
              <table:table-cell office:value-type="float" office:value="0.0456160880090262">
                <text:p>0.0456160880090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12269456414899">
                <text:p>0.0312269456414899</text:p>
              </table:table-cell>
              <table:table-cell office:value-type="float" office:value="0.592689373141044">
                <text:p>0.592689373141044</text:p>
              </table:table-cell>
              <table:table-cell office:value-type="float" office:value="0.0456720055325852">
                <text:p>0.04567200553258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10874835810528">
                <text:p>0.0310874835810528</text:p>
              </table:table-cell>
              <table:table-cell office:value-type="float" office:value="0.592623250985126">
                <text:p>0.592623250985126</text:p>
              </table:table-cell>
              <table:table-cell office:value-type="float" office:value="0.032542570722127">
                <text:p>0.03254257072212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09785714599765">
                <text:p>0.0309785714599765</text:p>
              </table:table-cell>
              <table:table-cell office:value-type="float" office:value="0.592570812261004">
                <text:p>0.592570812261004</text:p>
              </table:table-cell>
              <table:table-cell office:value-type="float" office:value="0.0452285429377009">
                <text:p>0.04522854293770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09603665426081">
                <text:p>0.0309603665426081</text:p>
              </table:table-cell>
              <table:table-cell office:value-type="float" office:value="0.592752201026176">
                <text:p>0.592752201026176</text:p>
              </table:table-cell>
              <table:table-cell office:value-type="float" office:value="0.0388866786220503">
                <text:p>0.03888667862205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09304070598345">
                <text:p>0.0309304070598345</text:p>
              </table:table-cell>
              <table:table-cell office:value-type="float" office:value="0.592824117064958">
                <text:p>0.592824117064958</text:p>
              </table:table-cell>
              <table:table-cell office:value-type="float" office:value="0.0393798308855869">
                <text:p>0.039379830885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07831964376374">
                <text:p>0.0307831964376374</text:p>
              </table:table-cell>
              <table:table-cell office:value-type="float" office:value="0.592771593146931">
                <text:p>0.592771593146931</text:p>
              </table:table-cell>
              <table:table-cell office:value-type="float" office:value="0.0388863496003852">
                <text:p>0.03888634960038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07669339953435">
                <text:p>0.0307669339953435</text:p>
              </table:table-cell>
              <table:table-cell office:value-type="float" office:value="0.59285135876953">
                <text:p>0.59285135876953</text:p>
              </table:table-cell>
              <table:table-cell office:value-type="float" office:value="0.0388259879347689">
                <text:p>0.0388259879347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02792731699407">
                <text:p>0.0302792731699407</text:p>
              </table:table-cell>
              <table:table-cell office:value-type="float" office:value="0.592698050043007">
                <text:p>0.592698050043007</text:p>
              </table:table-cell>
              <table:table-cell office:value-type="float" office:value="0.051541898044387">
                <text:p>0.0515418980443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255436373712794">
                <text:p>0.0255436373712794</text:p>
              </table:table-cell>
              <table:table-cell office:value-type="float" office:value="0.592177560647881">
                <text:p>0.592177560647881</text:p>
              </table:table-cell>
              <table:table-cell office:value-type="float" office:value="0.0374706629194928">
                <text:p>0.037470662919492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253957956629735">
                <text:p>0.0253957956629735</text:p>
              </table:table-cell>
              <table:table-cell office:value-type="float" office:value="0.59235845500946">
                <text:p>0.59235845500946</text:p>
              </table:table-cell>
              <table:table-cell office:value-type="float" office:value="0.0407372026430654">
                <text:p>0.04073720264306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251046264715759">
                <text:p>0.0251046264715759</text:p>
              </table:table-cell>
              <table:table-cell office:value-type="float" office:value="0.592338768872333">
                <text:p>0.592338768872333</text:p>
              </table:table-cell>
              <table:table-cell office:value-type="float" office:value="0.0343304116802507">
                <text:p>0.03433041168025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24985680126537">
                <text:p>0.024985680126537</text:p>
              </table:table-cell>
              <table:table-cell office:value-type="float" office:value="0.5923752881269">
                <text:p>0.5923752881269</text:p>
              </table:table-cell>
              <table:table-cell office:value-type="float" office:value="0.0403685447325439">
                <text:p>0.04036854473254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246960979505288">
                <text:p>0.0246960979505288</text:p>
              </table:table-cell>
              <table:table-cell office:value-type="float" office:value="0.592344320408888">
                <text:p>0.592344320408888</text:p>
              </table:table-cell>
              <table:table-cell office:value-type="float" office:value="0.033777461555472">
                <text:p>0.03377746155547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246845702953969">
                <text:p>0.0246845702953969</text:p>
              </table:table-cell>
              <table:table-cell office:value-type="float" office:value="0.59238993559674">
                <text:p>0.59238993559674</text:p>
              </table:table-cell>
              <table:table-cell office:value-type="float" office:value="0.0402397287260459">
                <text:p>0.04023972872604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245879422600858">
                <text:p>0.0245879422600858</text:p>
              </table:table-cell>
              <table:table-cell office:value-type="float" office:value="0.592509065716044">
                <text:p>0.592509065716044</text:p>
              </table:table-cell>
              <table:table-cell office:value-type="float" office:value="0.0403312768951472">
                <text:p>0.04033127689514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45395367591409">
                <text:p>0.0245395367591409</text:p>
              </table:table-cell>
              <table:table-cell office:value-type="float" office:value="0.592382280088323">
                <text:p>0.592382280088323</text:p>
              </table:table-cell>
              <table:table-cell office:value-type="float" office:value="0.040107338273072">
                <text:p>0.0401073382730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245364704733193">
                <text:p>0.0245364704733193</text:p>
              </table:table-cell>
              <table:table-cell office:value-type="float" office:value="0.592411062467749">
                <text:p>0.592411062467749</text:p>
              </table:table-cell>
              <table:table-cell office:value-type="float" office:value="0.0401080527337793">
                <text:p>0.04010805273377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245208784077187">
                <text:p>0.0245208784077187</text:p>
              </table:table-cell>
              <table:table-cell office:value-type="float" office:value="0.592369361722969">
                <text:p>0.592369361722969</text:p>
              </table:table-cell>
              <table:table-cell office:value-type="float" office:value="0.0338523074532915">
                <text:p>0.03385230745329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244346974042792">
                <text:p>0.0244346974042792</text:p>
              </table:table-cell>
              <table:table-cell office:value-type="float" office:value="0.59241154752158">
                <text:p>0.59241154752158</text:p>
              </table:table-cell>
              <table:table-cell office:value-type="float" office:value="0.0398083725914497">
                <text:p>0.03980837259144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243803626740928">
                <text:p>0.0243803626740928</text:p>
              </table:table-cell>
              <table:table-cell office:value-type="float" office:value="0.592337323912476">
                <text:p>0.592337323912476</text:p>
              </table:table-cell>
              <table:table-cell office:value-type="float" office:value="0.0268833463757191">
                <text:p>0.02688334637571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243562647558112">
                <text:p>0.0243562647558112</text:p>
              </table:table-cell>
              <table:table-cell office:value-type="float" office:value="0.592365229815477">
                <text:p>0.592365229815477</text:p>
              </table:table-cell>
              <table:table-cell office:value-type="float" office:value="0.0400925518779909">
                <text:p>0.040092551877990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243138591213141">
                <text:p>0.0243138591213141</text:p>
              </table:table-cell>
              <table:table-cell office:value-type="float" office:value="0.592362187326368">
                <text:p>0.592362187326368</text:p>
              </table:table-cell>
              <table:table-cell office:value-type="float" office:value="0.03961965853492">
                <text:p>0.0396196585349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242801342027402">
                <text:p>0.0242801342027402</text:p>
              </table:table-cell>
              <table:table-cell office:value-type="float" office:value="0.592386410035246">
                <text:p>0.592386410035246</text:p>
              </table:table-cell>
              <table:table-cell office:value-type="float" office:value="0.033435661050328">
                <text:p>0.03343566105032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242486458880802">
                <text:p>0.0242486458880802</text:p>
              </table:table-cell>
              <table:table-cell office:value-type="float" office:value="0.592158096061257">
                <text:p>0.592158096061257</text:p>
              </table:table-cell>
              <table:table-cell office:value-type="float" office:value="0.0361799350392002">
                <text:p>0.03617993503920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242295654803551">
                <text:p>0.0242295654803551</text:p>
              </table:table-cell>
              <table:table-cell office:value-type="float" office:value="0.592466532195264">
                <text:p>0.592466532195264</text:p>
              </table:table-cell>
              <table:table-cell office:value-type="float" office:value="0.0399001413842475">
                <text:p>0.0399001413842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241588543670015">
                <text:p>0.0241588543670015</text:p>
              </table:table-cell>
              <table:table-cell office:value-type="float" office:value="0.592395179503603">
                <text:p>0.592395179503603</text:p>
              </table:table-cell>
              <table:table-cell office:value-type="float" office:value="0.0395003361068773">
                <text:p>0.03950033610687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241292415874989">
                <text:p>0.0241292415874989</text:p>
              </table:table-cell>
              <table:table-cell office:value-type="float" office:value="0.592158096232468">
                <text:p>0.592158096232468</text:p>
              </table:table-cell>
              <table:table-cell office:value-type="float" office:value="0.0364914810775239">
                <text:p>0.03649148107752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240855923911845">
                <text:p>0.0240855923911845</text:p>
              </table:table-cell>
              <table:table-cell office:value-type="float" office:value="0.592465729500106">
                <text:p>0.592465729500106</text:p>
              </table:table-cell>
              <table:table-cell office:value-type="float" office:value="0.0394527189243443">
                <text:p>0.03945271892434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240740884432137">
                <text:p>0.0240740884432137</text:p>
              </table:table-cell>
              <table:table-cell office:value-type="float" office:value="0.59268377338578">
                <text:p>0.59268377338578</text:p>
              </table:table-cell>
              <table:table-cell office:value-type="float" office:value="0.0396339351995115">
                <text:p>0.03963393519951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40111515391949">
                <text:p>0.0240111515391949</text:p>
              </table:table-cell>
              <table:table-cell office:value-type="float" office:value="0.592399448156049">
                <text:p>0.592399448156049</text:p>
              </table:table-cell>
              <table:table-cell office:value-type="float" office:value="0.0396436621147076">
                <text:p>0.03964366211470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240079936092153">
                <text:p>0.0240079936092153</text:p>
              </table:table-cell>
              <table:table-cell office:value-type="float" office:value="0.592413108301134">
                <text:p>0.592413108301134</text:p>
              </table:table-cell>
              <table:table-cell office:value-type="float" office:value="0.0393881006502493">
                <text:p>0.03938810065024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239921298046666">
                <text:p>0.0239921298046666</text:p>
              </table:table-cell>
              <table:table-cell office:value-type="float" office:value="0.592362129933283">
                <text:p>0.592362129933283</text:p>
              </table:table-cell>
              <table:table-cell office:value-type="float" office:value="0.0331802116944596">
                <text:p>0.033180211694459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39875476269438">
                <text:p>0.0239875476269438</text:p>
              </table:table-cell>
              <table:table-cell office:value-type="float" office:value="0.592491880353974">
                <text:p>0.592491880353974</text:p>
              </table:table-cell>
              <table:table-cell office:value-type="float" office:value="0.0394434915589254">
                <text:p>0.03944349155892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239821823919068">
                <text:p>0.0239821823919068</text:p>
              </table:table-cell>
              <table:table-cell office:value-type="float" office:value="0.59233473025366">
                <text:p>0.59233473025366</text:p>
              </table:table-cell>
              <table:table-cell office:value-type="float" office:value="0.0331691319607737">
                <text:p>0.033169131960773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39483029869338">
                <text:p>0.0239483029869338</text:p>
              </table:table-cell>
              <table:table-cell office:value-type="float" office:value="0.592335473735056">
                <text:p>0.592335473735056</text:p>
              </table:table-cell>
              <table:table-cell office:value-type="float" office:value="0.0329679603366034">
                <text:p>0.03296796033660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39228788902126">
                <text:p>0.0239228788902126</text:p>
              </table:table-cell>
              <table:table-cell office:value-type="float" office:value="0.592360940532171">
                <text:p>0.592360940532171</text:p>
              </table:table-cell>
              <table:table-cell office:value-type="float" office:value="0.0327633899519856">
                <text:p>0.03276338995198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37509537964689">
                <text:p>0.0237509537964689</text:p>
              </table:table-cell>
              <table:table-cell office:value-type="float" office:value="0.592435568281465">
                <text:p>0.592435568281465</text:p>
              </table:table-cell>
              <table:table-cell office:value-type="float" office:value="0.0328941254350768">
                <text:p>0.03289412543507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37314473189364">
                <text:p>0.0237314473189364</text:p>
              </table:table-cell>
              <table:table-cell office:value-type="float" office:value="0.592670689885855">
                <text:p>0.592670689885855</text:p>
              </table:table-cell>
              <table:table-cell office:value-type="float" office:value="0.0392431092698106">
                <text:p>0.03924310926981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37140221485078">
                <text:p>0.0237140221485078</text:p>
              </table:table-cell>
              <table:table-cell office:value-type="float" office:value="0.592567819736116">
                <text:p>0.592567819736116</text:p>
              </table:table-cell>
              <table:table-cell office:value-type="float" office:value="0.0392456419762049">
                <text:p>0.03924564197620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36053930613429">
                <text:p>0.0236053930613429</text:p>
              </table:table-cell>
              <table:table-cell office:value-type="float" office:value="0.592496362915092">
                <text:p>0.592496362915092</text:p>
              </table:table-cell>
              <table:table-cell office:value-type="float" office:value="0.0389553756388676">
                <text:p>0.03895537563886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35326385170143">
                <text:p>0.0235326385170143</text:p>
              </table:table-cell>
              <table:table-cell office:value-type="float" office:value="0.592316696873684">
                <text:p>0.592316696873684</text:p>
              </table:table-cell>
              <table:table-cell office:value-type="float" office:value="0.032709951824118">
                <text:p>0.0327099518241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35242264362776">
                <text:p>0.0235242264362776</text:p>
              </table:table-cell>
              <table:table-cell office:value-type="float" office:value="0.592481180109833">
                <text:p>0.592481180109833</text:p>
              </table:table-cell>
              <table:table-cell office:value-type="float" office:value="0.0388938060312485">
                <text:p>0.03889380603124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35115208346243">
                <text:p>0.0235115208346243</text:p>
              </table:table-cell>
              <table:table-cell office:value-type="float" office:value="0.592464846549003">
                <text:p>0.592464846549003</text:p>
              </table:table-cell>
              <table:table-cell office:value-type="float" office:value="0.0326555802065709">
                <text:p>0.03265558020657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34859361256548">
                <text:p>0.0234859361256548</text:p>
              </table:table-cell>
              <table:table-cell office:value-type="float" office:value="0.59244717500353">
                <text:p>0.59244717500353</text:p>
              </table:table-cell>
              <table:table-cell office:value-type="float" office:value="0.0327917438424323">
                <text:p>0.03279174384243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34788842810576">
                <text:p>0.0234788842810576</text:p>
              </table:table-cell>
              <table:table-cell office:value-type="float" office:value="0.592446723866072">
                <text:p>0.592446723866072</text:p>
              </table:table-cell>
              <table:table-cell office:value-type="float" office:value="0.0328441326553692">
                <text:p>0.03284413265536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34262005415294">
                <text:p>0.0234262005415294</text:p>
              </table:table-cell>
              <table:table-cell office:value-type="float" office:value="0.592458492718174">
                <text:p>0.592458492718174</text:p>
              </table:table-cell>
              <table:table-cell office:value-type="float" office:value="0.0329056554767816">
                <text:p>0.03290565547678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33986913784734">
                <text:p>0.0233986913784734</text:p>
              </table:table-cell>
              <table:table-cell office:value-type="float" office:value="0.592559657327832">
                <text:p>0.592559657327832</text:p>
              </table:table-cell>
              <table:table-cell office:value-type="float" office:value="0.0327390500535205">
                <text:p>0.03273905005352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33702590015935">
                <text:p>0.0233702590015935</text:p>
              </table:table-cell>
              <table:table-cell office:value-type="float" office:value="0.592351368063818">
                <text:p>0.592351368063818</text:p>
              </table:table-cell>
              <table:table-cell office:value-type="float" office:value="0.0338351201883247">
                <text:p>0.03383512018832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3347336742638">
                <text:p>0.023347336742638</text:p>
              </table:table-cell>
              <table:table-cell office:value-type="float" office:value="0.592550634054593">
                <text:p>0.592550634054593</text:p>
              </table:table-cell>
              <table:table-cell office:value-type="float" office:value="0.0389039945537983">
                <text:p>0.03890399455379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3322498985412">
                <text:p>0.023322498985412</text:p>
              </table:table-cell>
              <table:table-cell office:value-type="float" office:value="0.592547626026807">
                <text:p>0.592547626026807</text:p>
              </table:table-cell>
              <table:table-cell office:value-type="float" office:value="0.0388520643140202">
                <text:p>0.038852064314020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33026606888062">
                <text:p>0.0233026606888062</text:p>
              </table:table-cell>
              <table:table-cell office:value-type="float" office:value="0.592563301108055">
                <text:p>0.592563301108055</text:p>
              </table:table-cell>
              <table:table-cell office:value-type="float" office:value="0.0391327185740215">
                <text:p>0.0391327185740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32435648072459">
                <text:p>0.0232435648072459</text:p>
              </table:table-cell>
              <table:table-cell office:value-type="float" office:value="0.592387327629323">
                <text:p>0.592387327629323</text:p>
              </table:table-cell>
              <table:table-cell office:value-type="float" office:value="0.0263768020800544">
                <text:p>0.02637680208005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32135342628201">
                <text:p>0.0232135342628201</text:p>
              </table:table-cell>
              <table:table-cell office:value-type="float" office:value="0.592866895527347">
                <text:p>0.592866895527347</text:p>
              </table:table-cell>
              <table:table-cell office:value-type="float" office:value="0.0387980620802396">
                <text:p>0.03879806208023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31316992566282">
                <text:p>0.0231316992566282</text:p>
              </table:table-cell>
              <table:table-cell office:value-type="float" office:value="0.592633099325719">
                <text:p>0.592633099325719</text:p>
              </table:table-cell>
              <table:table-cell office:value-type="float" office:value="0.0387497872197006">
                <text:p>0.03874978721970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28039851978289">
                <text:p>0.0228039851978289</text:p>
              </table:table-cell>
              <table:table-cell office:value-type="float" office:value="0.59260641275434">
                <text:p>0.59260641275434</text:p>
              </table:table-cell>
              <table:table-cell office:value-type="float" office:value="0.039066868501942">
                <text:p>0.0390668685019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223847770829343">
                <text:p>0.0223847770829343</text:p>
              </table:table-cell>
              <table:table-cell office:value-type="float" office:value="0.592296401515475">
                <text:p>0.592296401515475</text:p>
              </table:table-cell>
              <table:table-cell office:value-type="float" office:value="0.0271880150025013">
                <text:p>0.02718801500250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216430130743719">
                <text:p>0.0216430130743719</text:p>
              </table:table-cell>
              <table:table-cell office:value-type="float" office:value="0.592165990161881">
                <text:p>0.592165990161881</text:p>
              </table:table-cell>
              <table:table-cell office:value-type="float" office:value="0.0329105139040338">
                <text:p>0.03291051390403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212505271979686">
                <text:p>0.0212505271979686</text:p>
              </table:table-cell>
              <table:table-cell office:value-type="float" office:value="0.592171179043375">
                <text:p>0.592171179043375</text:p>
              </table:table-cell>
              <table:table-cell office:value-type="float" office:value="0.0338296024635877">
                <text:p>0.0338296024635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04747325505823">
                <text:p>0.0204747325505823</text:p>
              </table:table-cell>
              <table:table-cell office:value-type="float" office:value="0.592218938276775">
                <text:p>0.592218938276775</text:p>
              </table:table-cell>
              <table:table-cell office:value-type="float" office:value="0.0317223158183112">
                <text:p>0.03172231581831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85819662251886">
                <text:p>0.0185819662251886</text:p>
              </table:table-cell>
              <table:table-cell office:value-type="float" office:value="0.592166531460435">
                <text:p>0.592166531460435</text:p>
              </table:table-cell>
              <table:table-cell office:value-type="float" office:value="0.0298668895004825">
                <text:p>0.02986688950048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84466034476928">
                <text:p>0.0184466034476928</text:p>
              </table:table-cell>
              <table:table-cell office:value-type="float" office:value="0.592158110238318">
                <text:p>0.592158110238318</text:p>
              </table:table-cell>
              <table:table-cell office:value-type="float" office:value="0.0290424512553659">
                <text:p>0.02904245125536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83697833741132">
                <text:p>0.0183697833741132</text:p>
              </table:table-cell>
              <table:table-cell office:value-type="float" office:value="0.592168180476011">
                <text:p>0.592168180476011</text:p>
              </table:table-cell>
              <table:table-cell office:value-type="float" office:value="0.0288692129836107">
                <text:p>0.02886921298361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83214025588726">
                <text:p>0.0183214025588726</text:p>
              </table:table-cell>
              <table:table-cell office:value-type="float" office:value="0.592171179318982">
                <text:p>0.592171179318982</text:p>
              </table:table-cell>
              <table:table-cell office:value-type="float" office:value="0.0303538007989885">
                <text:p>0.030353800798988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82761663463597">
                <text:p>0.0182761663463597</text:p>
              </table:table-cell>
              <table:table-cell office:value-type="float" office:value="0.592164600204426">
                <text:p>0.592164600204426</text:p>
              </table:table-cell>
              <table:table-cell office:value-type="float" office:value="0.028947392572851">
                <text:p>0.02894739257285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82746010030289">
                <text:p>0.0182746010030289</text:p>
              </table:table-cell>
              <table:table-cell office:value-type="float" office:value="0.592169800955815">
                <text:p>0.592169800955815</text:p>
              </table:table-cell>
              <table:table-cell office:value-type="float" office:value="0.0288612275090808">
                <text:p>0.02886122750908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81399129544573">
                <text:p>0.0181399129544573</text:p>
              </table:table-cell>
              <table:table-cell office:value-type="float" office:value="0.592160897135275">
                <text:p>0.592160897135275</text:p>
              </table:table-cell>
              <table:table-cell office:value-type="float" office:value="0.0286798600204885">
                <text:p>0.028679860020488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78754673140721">
                <text:p>0.0178754673140721</text:p>
              </table:table-cell>
              <table:table-cell office:value-type="float" office:value="0.592145145165917">
                <text:p>0.592145145165917</text:p>
              </table:table-cell>
              <table:table-cell office:value-type="float" office:value="0.0282409405867182">
                <text:p>0.028240940586718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77726956225309">
                <text:p>0.0177726956225309</text:p>
              </table:table-cell>
              <table:table-cell office:value-type="float" office:value="0.592171795396833">
                <text:p>0.592171795396833</text:p>
              </table:table-cell>
              <table:table-cell office:value-type="float" office:value="0.0281597291622254">
                <text:p>0.02815972916222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7710949508114">
                <text:p>0.017710949508114</text:p>
              </table:table-cell>
              <table:table-cell office:value-type="float" office:value="0.59217704955962">
                <text:p>0.59217704955962</text:p>
              </table:table-cell>
              <table:table-cell office:value-type="float" office:value="0.0282125770205337">
                <text:p>0.02821257702053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76825401035029">
                <text:p>0.0176825401035029</text:p>
              </table:table-cell>
              <table:table-cell office:value-type="float" office:value="0.592167081843583">
                <text:p>0.592167081843583</text:p>
              </table:table-cell>
              <table:table-cell office:value-type="float" office:value="0.0280593050411724">
                <text:p>0.02805930504117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76220534211012">
                <text:p>0.0176220534211012</text:p>
              </table:table-cell>
              <table:table-cell office:value-type="float" office:value="0.592161848282424">
                <text:p>0.592161848282424</text:p>
              </table:table-cell>
              <table:table-cell office:value-type="float" office:value="0.0282367485049077">
                <text:p>0.02823674850490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74621902014394">
                <text:p>0.0174621902014394</text:p>
              </table:table-cell>
              <table:table-cell office:value-type="float" office:value="0.592170937834988">
                <text:p>0.592170937834988</text:p>
              </table:table-cell>
              <table:table-cell office:value-type="float" office:value="0.0278851957239116">
                <text:p>0.0278851957239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74531935247872">
                <text:p>0.0174531935247872</text:p>
              </table:table-cell>
              <table:table-cell office:value-type="float" office:value="0.592174556294856">
                <text:p>0.592174556294856</text:p>
              </table:table-cell>
              <table:table-cell office:value-type="float" office:value="0.027971580321949">
                <text:p>0.0279715803219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74245433404071">
                <text:p>0.0174245433404071</text:p>
              </table:table-cell>
              <table:table-cell office:value-type="float" office:value="0.59215120641896">
                <text:p>0.59215120641896</text:p>
              </table:table-cell>
              <table:table-cell office:value-type="float" office:value="0.0277646942708049">
                <text:p>0.02776469427080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74176478080257">
                <text:p>0.0174176478080257</text:p>
              </table:table-cell>
              <table:table-cell office:value-type="float" office:value="0.592187668336816">
                <text:p>0.592187668336816</text:p>
              </table:table-cell>
              <table:table-cell office:value-type="float" office:value="0.0278677212274583">
                <text:p>0.027867721227458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73948948440428">
                <text:p>0.0173948948440428</text:p>
              </table:table-cell>
              <table:table-cell office:value-type="float" office:value="0.592158787809954">
                <text:p>0.592158787809954</text:p>
              </table:table-cell>
              <table:table-cell office:value-type="float" office:value="0.027783587828397">
                <text:p>0.0277835878283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73610143649586">
                <text:p>0.0173610143649586</text:p>
              </table:table-cell>
              <table:table-cell office:value-type="float" office:value="0.592162644141692">
                <text:p>0.592162644141692</text:p>
              </table:table-cell>
              <table:table-cell office:value-type="float" office:value="0.0277705103167504">
                <text:p>0.02777051031675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73517950573128">
                <text:p>0.0173517950573128</text:p>
              </table:table-cell>
              <table:table-cell office:value-type="float" office:value="0.59216720485203">
                <text:p>0.59216720485203</text:p>
              </table:table-cell>
              <table:table-cell office:value-type="float" office:value="0.0278551480507685">
                <text:p>0.02785514805076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73116018030371">
                <text:p>0.0173116018030371</text:p>
              </table:table-cell>
              <table:table-cell office:value-type="float" office:value="0.592167990764388">
                <text:p>0.592167990764388</text:p>
              </table:table-cell>
              <table:table-cell office:value-type="float" office:value="0.0277732354852595">
                <text:p>0.02777323548525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72964647676905">
                <text:p>0.0172964647676905</text:p>
              </table:table-cell>
              <table:table-cell office:value-type="float" office:value="0.592164965974682">
                <text:p>0.592164965974682</text:p>
              </table:table-cell>
              <table:table-cell office:value-type="float" office:value="0.0277454519704011">
                <text:p>0.027745451970401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72562748751082">
                <text:p>0.0172562748751082</text:p>
              </table:table-cell>
              <table:table-cell office:value-type="float" office:value="0.592158106772351">
                <text:p>0.592158106772351</text:p>
              </table:table-cell>
              <table:table-cell office:value-type="float" office:value="0.0277221060139399">
                <text:p>0.02772210601393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72413711971643">
                <text:p>0.0172413711971643</text:p>
              </table:table-cell>
              <table:table-cell office:value-type="float" office:value="0.592160214558865">
                <text:p>0.592160214558865</text:p>
              </table:table-cell>
              <table:table-cell office:value-type="float" office:value="0.0276250590995723">
                <text:p>0.02762505909957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72065629436892">
                <text:p>0.0172065629436892</text:p>
              </table:table-cell>
              <table:table-cell office:value-type="float" office:value="0.592179689096574">
                <text:p>0.592179689096574</text:p>
              </table:table-cell>
              <table:table-cell office:value-type="float" office:value="0.0276622730177433">
                <text:p>0.02766227301774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71930392053551">
                <text:p>0.0171930392053551</text:p>
              </table:table-cell>
              <table:table-cell office:value-type="float" office:value="0.592178266970345">
                <text:p>0.592178266970345</text:p>
              </table:table-cell>
              <table:table-cell office:value-type="float" office:value="0.0276672655277629">
                <text:p>0.02766726552776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71882649503662">
                <text:p>0.0171882649503662</text:p>
              </table:table-cell>
              <table:table-cell office:value-type="float" office:value="0.592166062049393">
                <text:p>0.592166062049393</text:p>
              </table:table-cell>
              <table:table-cell office:value-type="float" office:value="0.0275330590997494">
                <text:p>0.027533059099749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71324436307932">
                <text:p>0.0171324436307932</text:p>
              </table:table-cell>
              <table:table-cell office:value-type="float" office:value="0.592179709821391">
                <text:p>0.592179709821391</text:p>
              </table:table-cell>
              <table:table-cell office:value-type="float" office:value="0.0274990974146249">
                <text:p>0.02749909741462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71283586509737">
                <text:p>0.0171283586509737</text:p>
              </table:table-cell>
              <table:table-cell office:value-type="float" office:value="0.592162446095044">
                <text:p>0.592162446095044</text:p>
              </table:table-cell>
              <table:table-cell office:value-type="float" office:value="0.0276885990142272">
                <text:p>0.02768859901422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71229015908432">
                <text:p>0.0171229015908432</text:p>
              </table:table-cell>
              <table:table-cell office:value-type="float" office:value="0.592324776165557">
                <text:p>0.592324776165557</text:p>
              </table:table-cell>
              <table:table-cell office:value-type="float" office:value="0.0276372444715353">
                <text:p>0.02763724447153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70877470518948">
                <text:p>0.0170877470518948</text:p>
              </table:table-cell>
              <table:table-cell office:value-type="float" office:value="0.592199984655224">
                <text:p>0.592199984655224</text:p>
              </table:table-cell>
              <table:table-cell office:value-type="float" office:value="0.0276810847246858">
                <text:p>0.0276810847246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70833034718012">
                <text:p>0.0170833034718012</text:p>
              </table:table-cell>
              <table:table-cell office:value-type="float" office:value="0.592169193645191">
                <text:p>0.592169193645191</text:p>
              </table:table-cell>
              <table:table-cell office:value-type="float" office:value="0.0274423128551125">
                <text:p>0.0274423128551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70830833473486">
                <text:p>0.0170830833473486</text:p>
              </table:table-cell>
              <table:table-cell office:value-type="float" office:value="0.592157142279137">
                <text:p>0.592157142279137</text:p>
              </table:table-cell>
              <table:table-cell office:value-type="float" office:value="0.0274681384830885">
                <text:p>0.02746813848308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70719177943176">
                <text:p>0.0170719177943176</text:p>
              </table:table-cell>
              <table:table-cell office:value-type="float" office:value="0.592220144241455">
                <text:p>0.592220144241455</text:p>
              </table:table-cell>
              <table:table-cell office:value-type="float" office:value="0.0274881118730399">
                <text:p>0.02748811187303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70604924519972">
                <text:p>0.0170604924519972</text:p>
              </table:table-cell>
              <table:table-cell office:value-type="float" office:value="0.592163396068775">
                <text:p>0.592163396068775</text:p>
              </table:table-cell>
              <table:table-cell office:value-type="float" office:value="0.0274165494572132">
                <text:p>0.02741654945721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7043301144634">
                <text:p>0.017043301144634</text:p>
              </table:table-cell>
              <table:table-cell office:value-type="float" office:value="0.592210965740884">
                <text:p>0.592210965740884</text:p>
              </table:table-cell>
              <table:table-cell office:value-type="float" office:value="0.0275097174696619">
                <text:p>0.027509717469661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7024747400992">
                <text:p>0.017024747400992</text:p>
              </table:table-cell>
              <table:table-cell office:value-type="float" office:value="0.592187970903271">
                <text:p>0.592187970903271</text:p>
              </table:table-cell>
              <table:table-cell office:value-type="float" office:value="0.0285552075505465">
                <text:p>0.02855520755054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70162974695924">
                <text:p>0.0170162974695924</text:p>
              </table:table-cell>
              <table:table-cell office:value-type="float" office:value="0.59216075403883">
                <text:p>0.59216075403883</text:p>
              </table:table-cell>
              <table:table-cell office:value-type="float" office:value="0.0277179092448698">
                <text:p>0.02771790924486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0097392350709">
                <text:p>0.0170097392350709</text:p>
              </table:table-cell>
              <table:table-cell office:value-type="float" office:value="0.592173494395422">
                <text:p>0.592173494395422</text:p>
              </table:table-cell>
              <table:table-cell office:value-type="float" office:value="0.0274094387621463">
                <text:p>0.02740943876214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69971209145111">
                <text:p>0.0169971209145111</text:p>
              </table:table-cell>
              <table:table-cell office:value-type="float" office:value="0.592163075178626">
                <text:p>0.592163075178626</text:p>
              </table:table-cell>
              <table:table-cell office:value-type="float" office:value="0.0274463143986628">
                <text:p>0.027446314398662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69799151420847">
                <text:p>0.0169799151420847</text:p>
              </table:table-cell>
              <table:table-cell office:value-type="float" office:value="0.592188222505385">
                <text:p>0.592188222505385</text:p>
              </table:table-cell>
              <table:table-cell office:value-type="float" office:value="0.0280107295023427">
                <text:p>0.02801072950234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69522252886006">
                <text:p>0.0169522252886006</text:p>
              </table:table-cell>
              <table:table-cell office:value-type="float" office:value="0.592170582105599">
                <text:p>0.592170582105599</text:p>
              </table:table-cell>
              <table:table-cell office:value-type="float" office:value="0.0273904250464774">
                <text:p>0.027390425046477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6923154094382">
                <text:p>0.016923154094382</text:p>
              </table:table-cell>
              <table:table-cell office:value-type="float" office:value="0.592161159133204">
                <text:p>0.592161159133204</text:p>
              </table:table-cell>
              <table:table-cell office:value-type="float" office:value="0.0272521659131443">
                <text:p>0.02725216591314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69073715725484">
                <text:p>0.0169073715725484</text:p>
              </table:table-cell>
              <table:table-cell office:value-type="float" office:value="0.592158132387105">
                <text:p>0.592158132387105</text:p>
              </table:table-cell>
              <table:table-cell office:value-type="float" office:value="0.0273291649367269">
                <text:p>0.02732916493672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6899917715252">
                <text:p>0.016899917715252</text:p>
              </table:table-cell>
              <table:table-cell office:value-type="float" office:value="0.592160313067514">
                <text:p>0.592160313067514</text:p>
              </table:table-cell>
              <table:table-cell office:value-type="float" office:value="0.0271929795363925">
                <text:p>0.02719297953639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168839092625325">
                <text:p>0.0168839092625325</text:p>
              </table:table-cell>
              <table:table-cell office:value-type="float" office:value="0.592165017124849">
                <text:p>0.592165017124849</text:p>
              </table:table-cell>
              <table:table-cell office:value-type="float" office:value="0.0272053551569735">
                <text:p>0.02720535515697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16875755684804">
                <text:p>0.016875755684804</text:p>
              </table:table-cell>
              <table:table-cell office:value-type="float" office:value="0.592198651635685">
                <text:p>0.592198651635685</text:p>
              </table:table-cell>
              <table:table-cell office:value-type="float" office:value="0.0273820160321169">
                <text:p>0.02738201603211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168559953603632">
                <text:p>0.0168559953603632</text:p>
              </table:table-cell>
              <table:table-cell office:value-type="float" office:value="0.592237226607909">
                <text:p>0.592237226607909</text:p>
              </table:table-cell>
              <table:table-cell office:value-type="float" office:value="0.0271969872448802">
                <text:p>0.027196987244880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168421224430297">
                <text:p>0.0168421224430297</text:p>
              </table:table-cell>
              <table:table-cell office:value-type="float" office:value="0.592163702358014">
                <text:p>0.592163702358014</text:p>
              </table:table-cell>
              <table:table-cell office:value-type="float" office:value="0.0272010727206135">
                <text:p>0.0272010727206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168246437033407">
                <text:p>0.0168246437033407</text:p>
              </table:table-cell>
              <table:table-cell office:value-type="float" office:value="0.592220972073231">
                <text:p>0.592220972073231</text:p>
              </table:table-cell>
              <table:table-cell office:value-type="float" office:value="0.0272185153229463">
                <text:p>0.02721851532294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167894178384421">
                <text:p>0.0167894178384421</text:p>
              </table:table-cell>
              <table:table-cell office:value-type="float" office:value="0.59214785369442">
                <text:p>0.59214785369442</text:p>
              </table:table-cell>
              <table:table-cell office:value-type="float" office:value="0.0272089761271022">
                <text:p>0.027208976127102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16789162572224">
                <text:p>0.016789162572224</text:p>
              </table:table-cell>
              <table:table-cell office:value-type="float" office:value="0.592187175659944">
                <text:p>0.592187175659944</text:p>
              </table:table-cell>
              <table:table-cell office:value-type="float" office:value="0.0271762324604127">
                <text:p>0.02717623246041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167827552502382">
                <text:p>0.0167827552502382</text:p>
              </table:table-cell>
              <table:table-cell office:value-type="float" office:value="0.592180400235899">
                <text:p>0.592180400235899</text:p>
              </table:table-cell>
              <table:table-cell office:value-type="float" office:value="0.0272712416414067">
                <text:p>0.02727124164140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167790307872937">
                <text:p>0.0167790307872937</text:p>
              </table:table-cell>
              <table:table-cell office:value-type="float" office:value="0.59216636058405">
                <text:p>0.59216636058405</text:p>
              </table:table-cell>
              <table:table-cell office:value-type="float" office:value="0.0269891723505925">
                <text:p>0.02698917235059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167730428530229">
                <text:p>0.0167730428530229</text:p>
              </table:table-cell>
              <table:table-cell office:value-type="float" office:value="0.592191902056066">
                <text:p>0.592191902056066</text:p>
              </table:table-cell>
              <table:table-cell office:value-type="float" office:value="0.0272329466200204">
                <text:p>0.027232946620020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167616604864764">
                <text:p>0.0167616604864764</text:p>
              </table:table-cell>
              <table:table-cell office:value-type="float" office:value="0.592144157083244">
                <text:p>0.592144157083244</text:p>
              </table:table-cell>
              <table:table-cell office:value-type="float" office:value="0.0270329955207184">
                <text:p>0.02703299552071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167587825365584">
                <text:p>0.0167587825365584</text:p>
              </table:table-cell>
              <table:table-cell office:value-type="float" office:value="0.592136095446927">
                <text:p>0.592136095446927</text:p>
              </table:table-cell>
              <table:table-cell office:value-type="float" office:value="0.0271600794718681">
                <text:p>0.0271600794718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167328886888746">
                <text:p>0.0167328886888746</text:p>
              </table:table-cell>
              <table:table-cell office:value-type="float" office:value="0.592160086606194">
                <text:p>0.592160086606194</text:p>
              </table:table-cell>
              <table:table-cell office:value-type="float" office:value="0.0271748782073482">
                <text:p>0.02717487820734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16718300679926">
                <text:p>0.016718300679926</text:p>
              </table:table-cell>
              <table:table-cell office:value-type="float" office:value="0.592203589457927">
                <text:p>0.592203589457927</text:p>
              </table:table-cell>
              <table:table-cell office:value-type="float" office:value="0.0272628780196764">
                <text:p>0.02726287801967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167160616371461">
                <text:p>0.0167160616371461</text:p>
              </table:table-cell>
              <table:table-cell office:value-type="float" office:value="0.592169664505259">
                <text:p>0.592169664505259</text:p>
              </table:table-cell>
              <table:table-cell office:value-type="float" office:value="0.0270403026503891">
                <text:p>0.02704030265038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167153292268289">
                <text:p>0.0167153292268289</text:p>
              </table:table-cell>
              <table:table-cell office:value-type="float" office:value="0.592171891863485">
                <text:p>0.592171891863485</text:p>
              </table:table-cell>
              <table:table-cell office:value-type="float" office:value="0.0270798246957448">
                <text:p>0.0270798246957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167122142862005">
                <text:p>0.0167122142862005</text:p>
              </table:table-cell>
              <table:table-cell office:value-type="float" office:value="0.592173110030041">
                <text:p>0.592173110030041</text:p>
              </table:table-cell>
              <table:table-cell office:value-type="float" office:value="0.0275788944827177">
                <text:p>0.02757889448271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167052016874113">
                <text:p>0.0167052016874113</text:p>
              </table:table-cell>
              <table:table-cell office:value-type="float" office:value="0.592188355753053">
                <text:p>0.592188355753053</text:p>
              </table:table-cell>
              <table:table-cell office:value-type="float" office:value="0.027207031345402">
                <text:p>0.0272070313454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166803792965846">
                <text:p>0.0166803792965846</text:p>
              </table:table-cell>
              <table:table-cell office:value-type="float" office:value="0.592164903681219">
                <text:p>0.592164903681219</text:p>
              </table:table-cell>
              <table:table-cell office:value-type="float" office:value="0.0270127420090551">
                <text:p>0.02701274200905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16676966736651">
                <text:p>0.016676966736651</text:p>
              </table:table-cell>
              <table:table-cell office:value-type="float" office:value="0.592144800867958">
                <text:p>0.592144800867958</text:p>
              </table:table-cell>
              <table:table-cell office:value-type="float" office:value="0.026964439999675">
                <text:p>0.0269644399996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166701471460102">
                <text:p>0.0166701471460102</text:p>
              </table:table-cell>
              <table:table-cell office:value-type="float" office:value="0.592194306270515">
                <text:p>0.592194306270515</text:p>
              </table:table-cell>
              <table:table-cell office:value-type="float" office:value="0.0270277945996018">
                <text:p>0.027027794599601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166573493369561">
                <text:p>0.0166573493369561</text:p>
              </table:table-cell>
              <table:table-cell office:value-type="float" office:value="0.592171220037839">
                <text:p>0.592171220037839</text:p>
              </table:table-cell>
              <table:table-cell office:value-type="float" office:value="0.0269422574629768">
                <text:p>0.02694225746297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166401849851516">
                <text:p>0.0166401849851516</text:p>
              </table:table-cell>
              <table:table-cell office:value-type="float" office:value="0.592197859219417">
                <text:p>0.592197859219417</text:p>
              </table:table-cell>
              <table:table-cell office:value-type="float" office:value="0.027007907433163">
                <text:p>0.0270079074331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166276098867604">
                <text:p>0.0166276098867604</text:p>
              </table:table-cell>
              <table:table-cell office:value-type="float" office:value="0.592206742663825">
                <text:p>0.592206742663825</text:p>
              </table:table-cell>
              <table:table-cell office:value-type="float" office:value="0.0270386289080862">
                <text:p>0.027038628908086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166274491944559">
                <text:p>0.0166274491944559</text:p>
              </table:table-cell>
              <table:table-cell office:value-type="float" office:value="0.592157361983908">
                <text:p>0.592157361983908</text:p>
              </table:table-cell>
              <table:table-cell office:value-type="float" office:value="0.0270952134999108">
                <text:p>0.02709521349991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166269666444508">
                <text:p>0.0166269666444508</text:p>
              </table:table-cell>
              <table:table-cell office:value-type="float" office:value="0.592158276235205">
                <text:p>0.592158276235205</text:p>
              </table:table-cell>
              <table:table-cell office:value-type="float" office:value="0.0269182196546816">
                <text:p>0.02691821965468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165998117096349">
                <text:p>0.0165998117096349</text:p>
              </table:table-cell>
              <table:table-cell office:value-type="float" office:value="0.592209179796616">
                <text:p>0.592209179796616</text:p>
              </table:table-cell>
              <table:table-cell office:value-type="float" office:value="0.0270575574494972">
                <text:p>0.02705755744949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165988465909825">
                <text:p>0.0165988465909825</text:p>
              </table:table-cell>
              <table:table-cell office:value-type="float" office:value="0.592201377665237">
                <text:p>0.592201377665237</text:p>
              </table:table-cell>
              <table:table-cell office:value-type="float" office:value="0.0269884045848562">
                <text:p>0.026988404584856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165957659301784">
                <text:p>0.0165957659301784</text:p>
              </table:table-cell>
              <table:table-cell office:value-type="float" office:value="0.592226169918218">
                <text:p>0.592226169918218</text:p>
              </table:table-cell>
              <table:table-cell office:value-type="float" office:value="0.0270221364416609">
                <text:p>0.027022136441660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165832330050292">
                <text:p>0.0165832330050292</text:p>
              </table:table-cell>
              <table:table-cell office:value-type="float" office:value="0.592180399824576">
                <text:p>0.592180399824576</text:p>
              </table:table-cell>
              <table:table-cell office:value-type="float" office:value="0.0268730625858695">
                <text:p>0.02687306258586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165808736608101">
                <text:p>0.0165808736608101</text:p>
              </table:table-cell>
              <table:table-cell office:value-type="float" office:value="0.592163175405643">
                <text:p>0.592163175405643</text:p>
              </table:table-cell>
              <table:table-cell office:value-type="float" office:value="0.0268588717641834">
                <text:p>0.026858871764183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165758827486193">
                <text:p>0.0165758827486193</text:p>
              </table:table-cell>
              <table:table-cell office:value-type="float" office:value="0.592210953169443">
                <text:p>0.592210953169443</text:p>
              </table:table-cell>
              <table:table-cell office:value-type="float" office:value="0.0269162806189674">
                <text:p>0.02691628061896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165724580017779">
                <text:p>0.0165724580017779</text:p>
              </table:table-cell>
              <table:table-cell office:value-type="float" office:value="0.592216119039834">
                <text:p>0.592216119039834</text:p>
              </table:table-cell>
              <table:table-cell office:value-type="float" office:value="0.0270786379797461">
                <text:p>0.02707863797974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165682919885572">
                <text:p>0.0165682919885572</text:p>
              </table:table-cell>
              <table:table-cell office:value-type="float" office:value="0.592193217077629">
                <text:p>0.592193217077629</text:p>
              </table:table-cell>
              <table:table-cell office:value-type="float" office:value="0.0205837206088312">
                <text:p>0.020583720608831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165525135710828">
                <text:p>0.0165525135710828</text:p>
              </table:table-cell>
              <table:table-cell office:value-type="float" office:value="0.592159607110438">
                <text:p>0.592159607110438</text:p>
              </table:table-cell>
              <table:table-cell office:value-type="float" office:value="0.0269156338887906">
                <text:p>0.026915633888790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65525111510702">
                <text:p>0.0165525111510702</text:p>
              </table:table-cell>
              <table:table-cell office:value-type="float" office:value="0.592147408350974">
                <text:p>0.592147408350974</text:p>
              </table:table-cell>
              <table:table-cell office:value-type="float" office:value="0.026849642470151">
                <text:p>0.0268496424701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165487197274911">
                <text:p>0.0165487197274911</text:p>
              </table:table-cell>
              <table:table-cell office:value-type="float" office:value="0.592180586314519">
                <text:p>0.592180586314519</text:p>
              </table:table-cell>
              <table:table-cell office:value-type="float" office:value="0.0268949189131303">
                <text:p>0.026894918913130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164940813025548">
                <text:p>0.0164940813025548</text:p>
              </table:table-cell>
              <table:table-cell office:value-type="float" office:value="0.592238744870896">
                <text:p>0.592238744870896</text:p>
              </table:table-cell>
              <table:table-cell office:value-type="float" office:value="0.0270093783949099">
                <text:p>0.027009378394909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164886073658253">
                <text:p>0.0164886073658253</text:p>
              </table:table-cell>
              <table:table-cell office:value-type="float" office:value="0.592158099239091">
                <text:p>0.592158099239091</text:p>
              </table:table-cell>
              <table:table-cell office:value-type="float" office:value="0.0267579172120189">
                <text:p>0.02675791721201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16475161051468">
                <text:p>0.016475161051468</text:p>
              </table:table-cell>
              <table:table-cell office:value-type="float" office:value="0.592203672039827">
                <text:p>0.592203672039827</text:p>
              </table:table-cell>
              <table:table-cell office:value-type="float" office:value="0.026943126531046">
                <text:p>0.0269431265310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164742381310311">
                <text:p>0.0164742381310311</text:p>
              </table:table-cell>
              <table:table-cell office:value-type="float" office:value="0.592222764381517">
                <text:p>0.592222764381517</text:p>
              </table:table-cell>
              <table:table-cell office:value-type="float" office:value="0.0268908919203841">
                <text:p>0.02689089192038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164738816718743">
                <text:p>0.0164738816718743</text:p>
              </table:table-cell>
              <table:table-cell office:value-type="float" office:value="0.592200422812007">
                <text:p>0.592200422812007</text:p>
              </table:table-cell>
              <table:table-cell office:value-type="float" office:value="0.0268766094795154">
                <text:p>0.02687660947951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164723632026971">
                <text:p>0.0164723632026971</text:p>
              </table:table-cell>
              <table:table-cell office:value-type="float" office:value="0.592202936611586">
                <text:p>0.592202936611586</text:p>
              </table:table-cell>
              <table:table-cell office:value-type="float" office:value="0.0269985101403762">
                <text:p>0.02699851014037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64628271798028">
                <text:p>0.0164628271798028</text:p>
              </table:table-cell>
              <table:table-cell office:value-type="float" office:value="0.592172758447286">
                <text:p>0.592172758447286</text:p>
              </table:table-cell>
              <table:table-cell office:value-type="float" office:value="0.026921133957808">
                <text:p>0.02692113395780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16457885771029">
                <text:p>0.016457885771029</text:p>
              </table:table-cell>
              <table:table-cell office:value-type="float" office:value="0.592246512334246">
                <text:p>0.592246512334246</text:p>
              </table:table-cell>
              <table:table-cell office:value-type="float" office:value="0.0273226883200612">
                <text:p>0.02732268832006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64557868039288">
                <text:p>0.0164557868039288</text:p>
              </table:table-cell>
              <table:table-cell office:value-type="float" office:value="0.592197352697465">
                <text:p>0.592197352697465</text:p>
              </table:table-cell>
              <table:table-cell office:value-type="float" office:value="0.0268585077619023">
                <text:p>0.02685850776190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164526780567191">
                <text:p>0.0164526780567191</text:p>
              </table:table-cell>
              <table:table-cell office:value-type="float" office:value="0.592221294351855">
                <text:p>0.592221294351855</text:p>
              </table:table-cell>
              <table:table-cell office:value-type="float" office:value="0.0268933312251761">
                <text:p>0.02689333122517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164474734903145">
                <text:p>0.0164474734903145</text:p>
              </table:table-cell>
              <table:table-cell office:value-type="float" office:value="0.592209313791763">
                <text:p>0.592209313791763</text:p>
              </table:table-cell>
              <table:table-cell office:value-type="float" office:value="0.0267794727262802">
                <text:p>0.02677947272628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164464195672139">
                <text:p>0.0164464195672139</text:p>
              </table:table-cell>
              <table:table-cell office:value-type="float" office:value="0.592226135615577">
                <text:p>0.592226135615577</text:p>
              </table:table-cell>
              <table:table-cell office:value-type="float" office:value="0.0270491452483419">
                <text:p>0.027049145248341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164418726783193">
                <text:p>0.0164418726783193</text:p>
              </table:table-cell>
              <table:table-cell office:value-type="float" office:value="0.592214513849959">
                <text:p>0.592214513849959</text:p>
              </table:table-cell>
              <table:table-cell office:value-type="float" office:value="0.026902906985333">
                <text:p>0.02690290698533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164397555178782">
                <text:p>0.0164397555178782</text:p>
              </table:table-cell>
              <table:table-cell office:value-type="float" office:value="0.592342603552213">
                <text:p>0.592342603552213</text:p>
              </table:table-cell>
              <table:table-cell office:value-type="float" office:value="0.0268436217553023">
                <text:p>0.02684362175530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164316128710962">
                <text:p>0.0164316128710962</text:p>
              </table:table-cell>
              <table:table-cell office:value-type="float" office:value="0.592192642198859">
                <text:p>0.592192642198859</text:p>
              </table:table-cell>
              <table:table-cell office:value-type="float" office:value="0.0268548983872022">
                <text:p>0.02685489838720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164237306648873">
                <text:p>0.0164237306648873</text:p>
              </table:table-cell>
              <table:table-cell office:value-type="float" office:value="0.592229499817481">
                <text:p>0.592229499817481</text:p>
              </table:table-cell>
              <table:table-cell office:value-type="float" office:value="0.0269108378689238">
                <text:p>0.026910837868923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164222509063443">
                <text:p>0.0164222509063443</text:p>
              </table:table-cell>
              <table:table-cell office:value-type="float" office:value="0.592156938169133">
                <text:p>0.592156938169133</text:p>
              </table:table-cell>
              <table:table-cell office:value-type="float" office:value="0.0266399497073355">
                <text:p>0.026639949707335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164201913843133">
                <text:p>0.0164201913843133</text:p>
              </table:table-cell>
              <table:table-cell office:value-type="float" office:value="0.592215636552071">
                <text:p>0.592215636552071</text:p>
              </table:table-cell>
              <table:table-cell office:value-type="float" office:value="0.0267662716510434">
                <text:p>0.026766271651043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64126224252931">
                <text:p>0.0164126224252931</text:p>
              </table:table-cell>
              <table:table-cell office:value-type="float" office:value="0.592197190728199">
                <text:p>0.592197190728199</text:p>
              </table:table-cell>
              <table:table-cell office:value-type="float" office:value="0.0270430938620007">
                <text:p>0.02704309386200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164120627790986">
                <text:p>0.0164120627790986</text:p>
              </table:table-cell>
              <table:table-cell office:value-type="float" office:value="0.592193380802846">
                <text:p>0.592193380802846</text:p>
              </table:table-cell>
              <table:table-cell office:value-type="float" office:value="0.0267854872735833">
                <text:p>0.02678548727358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163779426853521">
                <text:p>0.0163779426853521</text:p>
              </table:table-cell>
              <table:table-cell office:value-type="float" office:value="0.592228892331471">
                <text:p>0.592228892331471</text:p>
              </table:table-cell>
              <table:table-cell office:value-type="float" office:value="0.0269120318741561">
                <text:p>0.02691203187415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163731920821603">
                <text:p>0.0163731920821603</text:p>
              </table:table-cell>
              <table:table-cell office:value-type="float" office:value="0.592181207973414">
                <text:p>0.592181207973414</text:p>
              </table:table-cell>
              <table:table-cell office:value-type="float" office:value="0.026795129178286">
                <text:p>0.0267951291782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163718742812745">
                <text:p>0.0163718742812745</text:p>
              </table:table-cell>
              <table:table-cell office:value-type="float" office:value="0.592359457686781">
                <text:p>0.592359457686781</text:p>
              </table:table-cell>
              <table:table-cell office:value-type="float" office:value="0.0267612893604467">
                <text:p>0.02676128936044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163690070259332">
                <text:p>0.0163690070259332</text:p>
              </table:table-cell>
              <table:table-cell office:value-type="float" office:value="0.592196205364014">
                <text:p>0.592196205364014</text:p>
              </table:table-cell>
              <table:table-cell office:value-type="float" office:value="0.0267538092373663">
                <text:p>0.02675380923736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163655526464331">
                <text:p>0.0163655526464331</text:p>
              </table:table-cell>
              <table:table-cell office:value-type="float" office:value="0.592214325890111">
                <text:p>0.592214325890111</text:p>
              </table:table-cell>
              <table:table-cell office:value-type="float" office:value="0.0269217674835099">
                <text:p>0.026921767483509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163589560706054">
                <text:p>0.0163589560706054</text:p>
              </table:table-cell>
              <table:table-cell office:value-type="float" office:value="0.592183808524495">
                <text:p>0.592183808524495</text:p>
              </table:table-cell>
              <table:table-cell office:value-type="float" office:value="0.0266757943833053">
                <text:p>0.0266757943833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163447923375855">
                <text:p>0.0163447923375855</text:p>
              </table:table-cell>
              <table:table-cell office:value-type="float" office:value="0.592155704445393">
                <text:p>0.592155704445393</text:p>
              </table:table-cell>
              <table:table-cell office:value-type="float" office:value="0.0266742802437518">
                <text:p>0.026674280243751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163308663141992">
                <text:p>0.0163308663141992</text:p>
              </table:table-cell>
              <table:table-cell office:value-type="float" office:value="0.592260532058868">
                <text:p>0.592260532058868</text:p>
              </table:table-cell>
              <table:table-cell office:value-type="float" office:value="0.0265874782334835">
                <text:p>0.02658747823348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63296715221376">
                <text:p>0.0163296715221376</text:p>
              </table:table-cell>
              <table:table-cell office:value-type="float" office:value="0.592168210968175">
                <text:p>0.592168210968175</text:p>
              </table:table-cell>
              <table:table-cell office:value-type="float" office:value="0.0266192420096069">
                <text:p>0.026619242009606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163267585136408">
                <text:p>0.0163267585136408</text:p>
              </table:table-cell>
              <table:table-cell office:value-type="float" office:value="0.592200549346972">
                <text:p>0.592200549346972</text:p>
              </table:table-cell>
              <table:table-cell office:value-type="float" office:value="0.0267067547049404">
                <text:p>0.026706754704940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163267342589247">
                <text:p>0.0163267342589247</text:p>
              </table:table-cell>
              <table:table-cell office:value-type="float" office:value="0.592157010609946">
                <text:p>0.592157010609946</text:p>
              </table:table-cell>
              <table:table-cell office:value-type="float" office:value="0.0266020100944178">
                <text:p>0.02660201009441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163051471166728">
                <text:p>0.0163051471166728</text:p>
              </table:table-cell>
              <table:table-cell office:value-type="float" office:value="0.592353466759476">
                <text:p>0.592353466759476</text:p>
              </table:table-cell>
              <table:table-cell office:value-type="float" office:value="0.0267473659666463">
                <text:p>0.02674736596664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62986668428496">
                <text:p>0.0162986668428496</text:p>
              </table:table-cell>
              <table:table-cell office:value-type="float" office:value="0.592178946270789">
                <text:p>0.592178946270789</text:p>
              </table:table-cell>
              <table:table-cell office:value-type="float" office:value="0.0267951506238325">
                <text:p>0.026795150623832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162863865100896">
                <text:p>0.0162863865100896</text:p>
              </table:table-cell>
              <table:table-cell office:value-type="float" office:value="0.592184214710857">
                <text:p>0.592184214710857</text:p>
              </table:table-cell>
              <table:table-cell office:value-type="float" office:value="0.0266569481645734">
                <text:p>0.026656948164573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162753885948742">
                <text:p>0.0162753885948742</text:p>
              </table:table-cell>
              <table:table-cell office:value-type="float" office:value="0.592212141587139">
                <text:p>0.592212141587139</text:p>
              </table:table-cell>
              <table:table-cell office:value-type="float" office:value="0.0268146430493264">
                <text:p>0.02681464304932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162661548321194">
                <text:p>0.0162661548321194</text:p>
              </table:table-cell>
              <table:table-cell office:value-type="float" office:value="0.592194057768981">
                <text:p>0.592194057768981</text:p>
              </table:table-cell>
              <table:table-cell office:value-type="float" office:value="0.0268643895546733">
                <text:p>0.02686438955467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162632253080155">
                <text:p>0.0162632253080155</text:p>
              </table:table-cell>
              <table:table-cell office:value-type="float" office:value="0.592175461607715">
                <text:p>0.592175461607715</text:p>
              </table:table-cell>
              <table:table-cell office:value-type="float" office:value="0.0264489701743065">
                <text:p>0.02644897017430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162617088072859">
                <text:p>0.0162617088072859</text:p>
              </table:table-cell>
              <table:table-cell office:value-type="float" office:value="0.592160848526121">
                <text:p>0.592160848526121</text:p>
              </table:table-cell>
              <table:table-cell office:value-type="float" office:value="0.0265773459136644">
                <text:p>0.02657734591366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62577089338162">
                <text:p>0.0162577089338162</text:p>
              </table:table-cell>
              <table:table-cell office:value-type="float" office:value="0.592222282048261">
                <text:p>0.592222282048261</text:p>
              </table:table-cell>
              <table:table-cell office:value-type="float" office:value="0.0268828276126527">
                <text:p>0.02688282761265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162402987694285">
                <text:p>0.0162402987694285</text:p>
              </table:table-cell>
              <table:table-cell office:value-type="float" office:value="0.592188542942453">
                <text:p>0.592188542942453</text:p>
              </table:table-cell>
              <table:table-cell office:value-type="float" office:value="0.0266031874908057">
                <text:p>0.02660318749080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162308281283445">
                <text:p>0.0162308281283445</text:p>
              </table:table-cell>
              <table:table-cell office:value-type="float" office:value="0.59216336821367">
                <text:p>0.59216336821367</text:p>
              </table:table-cell>
              <table:table-cell office:value-type="float" office:value="0.0264120212744555">
                <text:p>0.026412021274455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162292332460939">
                <text:p>0.0162292332460939</text:p>
              </table:table-cell>
              <table:table-cell office:value-type="float" office:value="0.592191947681564">
                <text:p>0.592191947681564</text:p>
              </table:table-cell>
              <table:table-cell office:value-type="float" office:value="0.0202998439091985">
                <text:p>0.020299843909198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162269884262511">
                <text:p>0.0162269884262511</text:p>
              </table:table-cell>
              <table:table-cell office:value-type="float" office:value="0.592176825286453">
                <text:p>0.592176825286453</text:p>
              </table:table-cell>
              <table:table-cell office:value-type="float" office:value="0.0265108635725087">
                <text:p>0.02651086357250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161995802572947">
                <text:p>0.0161995802572947</text:p>
              </table:table-cell>
              <table:table-cell office:value-type="float" office:value="0.592315527195181">
                <text:p>0.592315527195181</text:p>
              </table:table-cell>
              <table:table-cell office:value-type="float" office:value="0.0265922568121396">
                <text:p>0.02659225681213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161920617812898">
                <text:p>0.0161920617812898</text:p>
              </table:table-cell>
              <table:table-cell office:value-type="float" office:value="0.592186615108565">
                <text:p>0.592186615108565</text:p>
              </table:table-cell>
              <table:table-cell office:value-type="float" office:value="0.0266979554438456">
                <text:p>0.02669795544384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161910271488211">
                <text:p>0.0161910271488211</text:p>
              </table:table-cell>
              <table:table-cell office:value-type="float" office:value="0.592161658645967">
                <text:p>0.592161658645967</text:p>
              </table:table-cell>
              <table:table-cell office:value-type="float" office:value="0.0263501020959138">
                <text:p>0.0263501020959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161836754925528">
                <text:p>0.0161836754925528</text:p>
              </table:table-cell>
              <table:table-cell office:value-type="float" office:value="0.592167005932626">
                <text:p>0.592167005932626</text:p>
              </table:table-cell>
              <table:table-cell office:value-type="float" office:value="0.026606405723718">
                <text:p>0.0266064057237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161779231302806">
                <text:p>0.0161779231302806</text:p>
              </table:table-cell>
              <table:table-cell office:value-type="float" office:value="0.592271119704992">
                <text:p>0.592271119704992</text:p>
              </table:table-cell>
              <table:table-cell office:value-type="float" office:value="0.0268231851440549">
                <text:p>0.02682318514405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6176977434374">
                <text:p>0.016176977434374</text:p>
              </table:table-cell>
              <table:table-cell office:value-type="float" office:value="0.592164447129752">
                <text:p>0.592164447129752</text:p>
              </table:table-cell>
              <table:table-cell office:value-type="float" office:value="0.0263690217390906">
                <text:p>0.026369021739090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161696491972614">
                <text:p>0.0161696491972614</text:p>
              </table:table-cell>
              <table:table-cell office:value-type="float" office:value="0.592186908387897">
                <text:p>0.592186908387897</text:p>
              </table:table-cell>
              <table:table-cell office:value-type="float" office:value="0.0266265233852025">
                <text:p>0.02662652338520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61671063029606">
                <text:p>0.0161671063029606</text:p>
              </table:table-cell>
              <table:table-cell office:value-type="float" office:value="0.59220251991666">
                <text:p>0.59220251991666</text:p>
              </table:table-cell>
              <table:table-cell office:value-type="float" office:value="0.0265764601158149">
                <text:p>0.02657646011581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161649637380679">
                <text:p>0.0161649637380679</text:p>
              </table:table-cell>
              <table:table-cell office:value-type="float" office:value="0.592194636614822">
                <text:p>0.592194636614822</text:p>
              </table:table-cell>
              <table:table-cell office:value-type="float" office:value="0.0264670530317374">
                <text:p>0.02646705303173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61589320008339">
                <text:p>0.0161589320008339</text:p>
              </table:table-cell>
              <table:table-cell office:value-type="float" office:value="0.592216553609549">
                <text:p>0.592216553609549</text:p>
              </table:table-cell>
              <table:table-cell office:value-type="float" office:value="0.0267026164418732">
                <text:p>0.02670261644187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61525463227673">
                <text:p>0.0161525463227673</text:p>
              </table:table-cell>
              <table:table-cell office:value-type="float" office:value="0.592175571372407">
                <text:p>0.592175571372407</text:p>
              </table:table-cell>
              <table:table-cell office:value-type="float" office:value="0.0271439297669401">
                <text:p>0.027143929766940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61289151875641">
                <text:p>0.0161289151875641</text:p>
              </table:table-cell>
              <table:table-cell office:value-type="float" office:value="0.592332822098534">
                <text:p>0.592332822098534</text:p>
              </table:table-cell>
              <table:table-cell office:value-type="float" office:value="0.0267321737363227">
                <text:p>0.02673217373632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161034391939698">
                <text:p>0.0161034391939698</text:p>
              </table:table-cell>
              <table:table-cell office:value-type="float" office:value="0.592199802121913">
                <text:p>0.592199802121913</text:p>
              </table:table-cell>
              <table:table-cell office:value-type="float" office:value="0.0263973323990187">
                <text:p>0.026397332399018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160977806661111">
                <text:p>0.0160977806661111</text:p>
              </table:table-cell>
              <table:table-cell office:value-type="float" office:value="0.592180773165674">
                <text:p>0.592180773165674</text:p>
              </table:table-cell>
              <table:table-cell office:value-type="float" office:value="0.0263638555208447">
                <text:p>0.026363855520844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1609765783671">
                <text:p>0.01609765783671</text:p>
              </table:table-cell>
              <table:table-cell office:value-type="float" office:value="0.592201887732498">
                <text:p>0.592201887732498</text:p>
              </table:table-cell>
              <table:table-cell office:value-type="float" office:value="0.0264310378124185">
                <text:p>0.026431037812418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60791642602138">
                <text:p>0.0160791642602138</text:p>
              </table:table-cell>
              <table:table-cell office:value-type="float" office:value="0.592208172179247">
                <text:p>0.592208172179247</text:p>
              </table:table-cell>
              <table:table-cell office:value-type="float" office:value="0.0201933075933986">
                <text:p>0.02019330759339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160722860837486">
                <text:p>0.0160722860837486</text:p>
              </table:table-cell>
              <table:table-cell office:value-type="float" office:value="0.592211925204268">
                <text:p>0.592211925204268</text:p>
              </table:table-cell>
              <table:table-cell office:value-type="float" office:value="0.0264486027965286">
                <text:p>0.02644860279652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160691109053096">
                <text:p>0.0160691109053096</text:p>
              </table:table-cell>
              <table:table-cell office:value-type="float" office:value="0.592338659293467">
                <text:p>0.592338659293467</text:p>
              </table:table-cell>
              <table:table-cell office:value-type="float" office:value="0.0263932690476375">
                <text:p>0.026393269047637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160666071070807">
                <text:p>0.0160666071070807</text:p>
              </table:table-cell>
              <table:table-cell office:value-type="float" office:value="0.592192567294285">
                <text:p>0.592192567294285</text:p>
              </table:table-cell>
              <table:table-cell office:value-type="float" office:value="0.0263873786093942">
                <text:p>0.02638737860939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160466152947401">
                <text:p>0.0160466152947401</text:p>
              </table:table-cell>
              <table:table-cell office:value-type="float" office:value="0.592161970403501">
                <text:p>0.592161970403501</text:p>
              </table:table-cell>
              <table:table-cell office:value-type="float" office:value="0.0263400259796949">
                <text:p>0.026340025979694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160394215281752">
                <text:p>0.0160394215281752</text:p>
              </table:table-cell>
              <table:table-cell office:value-type="float" office:value="0.592218360238963">
                <text:p>0.592218360238963</text:p>
              </table:table-cell>
              <table:table-cell office:value-type="float" office:value="0.026462634789171">
                <text:p>0.0264626347891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160370948012771">
                <text:p>0.0160370948012771</text:p>
              </table:table-cell>
              <table:table-cell office:value-type="float" office:value="0.592333254791198">
                <text:p>0.592333254791198</text:p>
              </table:table-cell>
              <table:table-cell office:value-type="float" office:value="0.0264132532413749">
                <text:p>0.026413253241374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160346423864851">
                <text:p>0.0160346423864851</text:p>
              </table:table-cell>
              <table:table-cell office:value-type="float" office:value="0.592195047597165">
                <text:p>0.592195047597165</text:p>
              </table:table-cell>
              <table:table-cell office:value-type="float" office:value="0.0264903699880277">
                <text:p>0.026490369988027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160150305860481">
                <text:p>0.0160150305860481</text:p>
              </table:table-cell>
              <table:table-cell office:value-type="float" office:value="0.592190570696433">
                <text:p>0.592190570696433</text:p>
              </table:table-cell>
              <table:table-cell office:value-type="float" office:value="0.0201353792784396">
                <text:p>0.02013537927843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160083285543226">
                <text:p>0.0160083285543226</text:p>
              </table:table-cell>
              <table:table-cell office:value-type="float" office:value="0.592203402174569">
                <text:p>0.592203402174569</text:p>
              </table:table-cell>
              <table:table-cell office:value-type="float" office:value="0.0266505713847799">
                <text:p>0.02665057138477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59961192086456">
                <text:p>0.0159961192086456</text:p>
              </table:table-cell>
              <table:table-cell office:value-type="float" office:value="0.592218248814365">
                <text:p>0.592218248814365</text:p>
              </table:table-cell>
              <table:table-cell office:value-type="float" office:value="0.0264533005184697">
                <text:p>0.02645330051846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159543129568296">
                <text:p>0.0159543129568296</text:p>
              </table:table-cell>
              <table:table-cell office:value-type="float" office:value="0.592216815442532">
                <text:p>0.592216815442532</text:p>
              </table:table-cell>
              <table:table-cell office:value-type="float" office:value="0.0263434241453466">
                <text:p>0.02634342414534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159378350841357">
                <text:p>0.0159378350841357</text:p>
              </table:table-cell>
              <table:table-cell office:value-type="float" office:value="0.592203109216779">
                <text:p>0.592203109216779</text:p>
              </table:table-cell>
              <table:table-cell office:value-type="float" office:value="0.0262811769067697">
                <text:p>0.02628117690676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159359060260071">
                <text:p>0.0159359060260071</text:p>
              </table:table-cell>
              <table:table-cell office:value-type="float" office:value="0.592227553808142">
                <text:p>0.592227553808142</text:p>
              </table:table-cell>
              <table:table-cell office:value-type="float" office:value="0.0263382602597488">
                <text:p>0.02633826025974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59315227866435">
                <text:p>0.0159315227866435</text:p>
              </table:table-cell>
              <table:table-cell office:value-type="float" office:value="0.592183012903251">
                <text:p>0.592183012903251</text:p>
              </table:table-cell>
              <table:table-cell office:value-type="float" office:value="0.0200838069413461">
                <text:p>0.02008380694134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59178634669288">
                <text:p>0.0159178634669288</text:p>
              </table:table-cell>
              <table:table-cell office:value-type="float" office:value="0.592264402202279">
                <text:p>0.592264402202279</text:p>
              </table:table-cell>
              <table:table-cell office:value-type="float" office:value="0.0263990712292458">
                <text:p>0.02639907122924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5909613443392">
                <text:p>0.015909613443392</text:p>
              </table:table-cell>
              <table:table-cell office:value-type="float" office:value="0.592407031509699">
                <text:p>0.592407031509699</text:p>
              </table:table-cell>
              <table:table-cell office:value-type="float" office:value="0.0266219274653986">
                <text:p>0.026621927465398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59081362077809">
                <text:p>0.0159081362077809</text:p>
              </table:table-cell>
              <table:table-cell office:value-type="float" office:value="0.592202062331666">
                <text:p>0.592202062331666</text:p>
              </table:table-cell>
              <table:table-cell office:value-type="float" office:value="0.0264425215383906">
                <text:p>0.02644252153839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159067311848941">
                <text:p>0.0159067311848941</text:p>
              </table:table-cell>
              <table:table-cell office:value-type="float" office:value="0.592201378389749">
                <text:p>0.592201378389749</text:p>
              </table:table-cell>
              <table:table-cell office:value-type="float" office:value="0.0262708174918818">
                <text:p>0.02627081749188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158817313745835">
                <text:p>0.0158817313745835</text:p>
              </table:table-cell>
              <table:table-cell office:value-type="float" office:value="0.592219515312379">
                <text:p>0.592219515312379</text:p>
              </table:table-cell>
              <table:table-cell office:value-type="float" office:value="0.0263316346186747">
                <text:p>0.02633163461867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158718049126727">
                <text:p>0.0158718049126727</text:p>
              </table:table-cell>
              <table:table-cell office:value-type="float" office:value="0.592242413940157">
                <text:p>0.592242413940157</text:p>
              </table:table-cell>
              <table:table-cell office:value-type="float" office:value="0.0263026130987523">
                <text:p>0.02630261309875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158640959779727">
                <text:p>0.0158640959779727</text:p>
              </table:table-cell>
              <table:table-cell office:value-type="float" office:value="0.592226424938277">
                <text:p>0.592226424938277</text:p>
              </table:table-cell>
              <table:table-cell office:value-type="float" office:value="0.026277980694341">
                <text:p>0.0262779806943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158348958313529">
                <text:p>0.0158348958313529</text:p>
              </table:table-cell>
              <table:table-cell office:value-type="float" office:value="0.592185330347406">
                <text:p>0.592185330347406</text:p>
              </table:table-cell>
              <table:table-cell office:value-type="float" office:value="0.0202345609778219">
                <text:p>0.02023456097782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158266707587682">
                <text:p>0.0158266707587682</text:p>
              </table:table-cell>
              <table:table-cell office:value-type="float" office:value="0.592213998293523">
                <text:p>0.592213998293523</text:p>
              </table:table-cell>
              <table:table-cell office:value-type="float" office:value="0.0262618571850435">
                <text:p>0.02626185718504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15779633361035">
                <text:p>0.015779633361035</text:p>
              </table:table-cell>
              <table:table-cell office:value-type="float" office:value="0.592165199445191">
                <text:p>0.592165199445191</text:p>
              </table:table-cell>
              <table:table-cell office:value-type="float" office:value="0.0267347365416059">
                <text:p>0.02673473654160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157750168464003">
                <text:p>0.0157750168464003</text:p>
              </table:table-cell>
              <table:table-cell office:value-type="float" office:value="0.592181760555154">
                <text:p>0.592181760555154</text:p>
              </table:table-cell>
              <table:table-cell office:value-type="float" office:value="0.0200205709736361">
                <text:p>0.02002057097363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157510118922196">
                <text:p>0.0157510118922196</text:p>
              </table:table-cell>
              <table:table-cell office:value-type="float" office:value="0.592281677612696">
                <text:p>0.592281677612696</text:p>
              </table:table-cell>
              <table:table-cell office:value-type="float" office:value="0.0267978814867137">
                <text:p>0.026797881486713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157146498544991">
                <text:p>0.0157146498544991</text:p>
              </table:table-cell>
              <table:table-cell office:value-type="float" office:value="0.592264666618034">
                <text:p>0.592264666618034</text:p>
              </table:table-cell>
              <table:table-cell office:value-type="float" office:value="0.0262092384033584">
                <text:p>0.02620923840335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156744656424972">
                <text:p>0.0156744656424972</text:p>
              </table:table-cell>
              <table:table-cell office:value-type="float" office:value="0.592203401861379">
                <text:p>0.592203401861379</text:p>
              </table:table-cell>
              <table:table-cell office:value-type="float" office:value="0.0262824839231495">
                <text:p>0.02628248392314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56466832478454">
                <text:p>0.0156466832478454</text:p>
              </table:table-cell>
              <table:table-cell office:value-type="float" office:value="0.592210878494542">
                <text:p>0.592210878494542</text:p>
              </table:table-cell>
              <table:table-cell office:value-type="float" office:value="0.0263555099965726">
                <text:p>0.026355509996572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15637048226946">
                <text:p>0.015637048226946</text:p>
              </table:table-cell>
              <table:table-cell office:value-type="float" office:value="0.592221296018025">
                <text:p>0.592221296018025</text:p>
              </table:table-cell>
              <table:table-cell office:value-type="float" office:value="0.0267209800275715">
                <text:p>0.02672098002757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155703320629707">
                <text:p>0.0155703320629707</text:p>
              </table:table-cell>
              <table:table-cell office:value-type="float" office:value="0.592180261417627">
                <text:p>0.592180261417627</text:p>
              </table:table-cell>
              <table:table-cell office:value-type="float" office:value="0.0269258031284547">
                <text:p>0.02692580312845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140368754814247">
                <text:p>0.0140368754814247</text:p>
              </table:table-cell>
              <table:table-cell office:value-type="float" office:value="0.592099706625495">
                <text:p>0.592099706625495</text:p>
              </table:table-cell>
              <table:table-cell office:value-type="float" office:value="0.0202445013073727">
                <text:p>0.02024450130737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140368754814247">
                <text:p>0.0140368754814247</text:p>
              </table:table-cell>
              <table:table-cell office:value-type="float" office:value="0.592099706625495">
                <text:p>0.592099706625495</text:p>
              </table:table-cell>
              <table:table-cell office:value-type="float" office:value="0.0202445013073727">
                <text:p>0.02024450130737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127841816484057">
                <text:p>0.0127841816484057</text:p>
              </table:table-cell>
              <table:table-cell office:value-type="float" office:value="0.592080244421203">
                <text:p>0.592080244421203</text:p>
              </table:table-cell>
              <table:table-cell office:value-type="float" office:value="0.0189907467873172">
                <text:p>0.018990746787317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122066603426274">
                <text:p>0.0122066603426274</text:p>
              </table:table-cell>
              <table:table-cell office:value-type="float" office:value="0.592080247060349">
                <text:p>0.592080247060349</text:p>
              </table:table-cell>
              <table:table-cell office:value-type="float" office:value="0.0181366409061609">
                <text:p>0.018136640906160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121643626924473">
                <text:p>0.0121643626924473</text:p>
              </table:table-cell>
              <table:table-cell office:value-type="float" office:value="0.592080244680106">
                <text:p>0.592080244680106</text:p>
              </table:table-cell>
              <table:table-cell office:value-type="float" office:value="0.0180996675458779">
                <text:p>0.01809966754587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12044958391866">
                <text:p>0.012044958391866</text:p>
              </table:table-cell>
              <table:table-cell office:value-type="float" office:value="0.592080244851317">
                <text:p>0.592080244851317</text:p>
              </table:table-cell>
              <table:table-cell office:value-type="float" office:value="0.0184112135842474">
                <text:p>0.01841121358424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101785488346621">
                <text:p>0.0101785488346621</text:p>
              </table:table-cell>
              <table:table-cell office:value-type="float" office:value="0.592088138521827">
                <text:p>0.592088138521827</text:p>
              </table:table-cell>
              <table:table-cell office:value-type="float" office:value="0.0157213256521966">
                <text:p>0.01572132565219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990546725887531">
                <text:p>0.00990546725887531</text:p>
              </table:table-cell>
              <table:table-cell office:value-type="float" office:value="0.592093327230022">
                <text:p>0.592093327230022</text:p>
              </table:table-cell>
              <table:table-cell office:value-type="float" office:value="0.016328868173381">
                <text:p>0.0163288681733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987473235058026">
                <text:p>0.00987473235058026</text:p>
              </table:table-cell>
              <table:table-cell office:value-type="float" office:value="0.592080245129012">
                <text:p>0.592080245129012</text:p>
              </table:table-cell>
              <table:table-cell office:value-type="float" office:value="0.0158331766106387">
                <text:p>0.015833176610638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979922700848977">
                <text:p>0.00979922700848977</text:p>
              </table:table-cell>
              <table:table-cell office:value-type="float" office:value="0.592080245137364">
                <text:p>0.592080245137364</text:p>
              </table:table-cell>
              <table:table-cell office:value-type="float" office:value="0.0151990088937301">
                <text:p>0.01519900889373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978983665581981">
                <text:p>0.00978983665581981</text:p>
              </table:table-cell>
              <table:table-cell office:value-type="float" office:value="0.592080244513072">
                <text:p>0.592080244513072</text:p>
              </table:table-cell>
              <table:table-cell office:value-type="float" office:value="0.0152038277962805">
                <text:p>0.01520382779628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962216623173246">
                <text:p>0.00962216623173246</text:p>
              </table:table-cell>
              <table:table-cell office:value-type="float" office:value="0.59208024475736">
                <text:p>0.59208024475736</text:p>
              </table:table-cell>
              <table:table-cell office:value-type="float" office:value="0.015074707145958">
                <text:p>0.01507470714595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949592147545091">
                <text:p>0.00949592147545091</text:p>
              </table:table-cell>
              <table:table-cell office:value-type="float" office:value="0.592080244417027">
                <text:p>0.592080244417027</text:p>
              </table:table-cell>
              <table:table-cell office:value-type="float" office:value="0.0148295614858986">
                <text:p>0.014829561485898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943475511625602">
                <text:p>0.00943475511625602</text:p>
              </table:table-cell>
              <table:table-cell office:value-type="float" office:value="0.592080245193738">
                <text:p>0.592080245193738</text:p>
              </table:table-cell>
              <table:table-cell office:value-type="float" office:value="0.0147966321555378">
                <text:p>0.01479663215553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94071323273811">
                <text:p>0.0094071323273811</text:p>
              </table:table-cell>
              <table:table-cell office:value-type="float" office:value="0.592088679371475">
                <text:p>0.592088679371475</text:p>
              </table:table-cell>
              <table:table-cell office:value-type="float" office:value="0.0149441921838845">
                <text:p>0.01494419218388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937982852775966">
                <text:p>0.00937982852775966</text:p>
              </table:table-cell>
              <table:table-cell office:value-type="float" office:value="0.592080244216586">
                <text:p>0.592080244216586</text:p>
              </table:table-cell>
              <table:table-cell office:value-type="float" office:value="0.0147023757729695">
                <text:p>0.014702375772969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935800560461023">
                <text:p>0.00935800560461023</text:p>
              </table:table-cell>
              <table:table-cell office:value-type="float" office:value="0.592080244961977">
                <text:p>0.592080244961977</text:p>
              </table:table-cell>
              <table:table-cell office:value-type="float" office:value="0.0147372867633739">
                <text:p>0.01473728676337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935666524464569">
                <text:p>0.00935666524464569</text:p>
              </table:table-cell>
              <table:table-cell office:value-type="float" office:value="0.592080258765298">
                <text:p>0.592080258765298</text:p>
              </table:table-cell>
              <table:table-cell office:value-type="float" office:value="0.0147491027530803">
                <text:p>0.01474910275308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935389856739999">
                <text:p>0.00935389856739999</text:p>
              </table:table-cell>
              <table:table-cell office:value-type="float" office:value="0.59208674848503">
                <text:p>0.59208674848503</text:p>
              </table:table-cell>
              <table:table-cell office:value-type="float" office:value="0.0147831647209337">
                <text:p>0.014783164720933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934081891145461">
                <text:p>0.00934081891145461</text:p>
              </table:table-cell>
              <table:table-cell office:value-type="float" office:value="0.592080246101988">
                <text:p>0.592080246101988</text:p>
              </table:table-cell>
              <table:table-cell office:value-type="float" office:value="0.0146978751643464">
                <text:p>0.014697875164346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927325627142086">
                <text:p>0.00927325627142086</text:p>
              </table:table-cell>
              <table:table-cell office:value-type="float" office:value="0.592080246383859">
                <text:p>0.592080246383859</text:p>
              </table:table-cell>
              <table:table-cell office:value-type="float" office:value="0.0146410263432362">
                <text:p>0.01464102634323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927317024048486">
                <text:p>0.00927317024048486</text:p>
              </table:table-cell>
              <table:table-cell office:value-type="float" office:value="0.592080244634172">
                <text:p>0.592080244634172</text:p>
              </table:table-cell>
              <table:table-cell office:value-type="float" office:value="0.0146496230980427">
                <text:p>0.01464962309804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927045481839613">
                <text:p>0.00927045481839613</text:p>
              </table:table-cell>
              <table:table-cell office:value-type="float" office:value="0.592090328378699">
                <text:p>0.592090328378699</text:p>
              </table:table-cell>
              <table:table-cell office:value-type="float" office:value="0.0145806833839212">
                <text:p>0.01458068338392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92529845991733">
                <text:p>0.0092529845991733</text:p>
              </table:table-cell>
              <table:table-cell office:value-type="float" office:value="0.592084174525856">
                <text:p>0.592084174525856</text:p>
              </table:table-cell>
              <table:table-cell office:value-type="float" office:value="0.0145543875427447">
                <text:p>0.01455438754274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924767722839935">
                <text:p>0.00924767722839935</text:p>
              </table:table-cell>
              <table:table-cell office:value-type="float" office:value="0.592090010259236">
                <text:p>0.592090010259236</text:p>
              </table:table-cell>
              <table:table-cell office:value-type="float" office:value="0.0145456907407208">
                <text:p>0.014545690740720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924671092940995">
                <text:p>0.00924671092940995</text:p>
              </table:table-cell>
              <table:table-cell office:value-type="float" office:value="0.592080245304398">
                <text:p>0.592080245304398</text:p>
              </table:table-cell>
              <table:table-cell office:value-type="float" office:value="0.0145691819622836">
                <text:p>0.01456918196228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922491684690423">
                <text:p>0.00922491684690423</text:p>
              </table:table-cell>
              <table:table-cell office:value-type="float" office:value="0.592084178175561">
                <text:p>0.592084178175561</text:p>
              </table:table-cell>
              <table:table-cell office:value-type="float" office:value="0.0145245177155453">
                <text:p>0.01452451771554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920630782306369">
                <text:p>0.00920630782306369</text:p>
              </table:table-cell>
              <table:table-cell office:value-type="float" office:value="0.592080246392211">
                <text:p>0.592080246392211</text:p>
              </table:table-cell>
              <table:table-cell office:value-type="float" office:value="0.0149782624572354">
                <text:p>0.01497826245723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916566316628417">
                <text:p>0.00916566316628417</text:p>
              </table:table-cell>
              <table:table-cell office:value-type="float" office:value="0.592080246164626">
                <text:p>0.592080246164626</text:p>
              </table:table-cell>
              <table:table-cell office:value-type="float" office:value="0.0145409078231534">
                <text:p>0.01454090782315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914656866106501">
                <text:p>0.00914656866106501</text:p>
              </table:table-cell>
              <table:table-cell office:value-type="float" office:value="0.592093327230022">
                <text:p>0.592093327230022</text:p>
              </table:table-cell>
              <table:table-cell office:value-type="float" office:value="0.0154311034823906">
                <text:p>0.015431103482390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91397475752791">
                <text:p>0.0091397475752791</text:p>
              </table:table-cell>
              <table:table-cell office:value-type="float" office:value="0.592080260375094">
                <text:p>0.592080260375094</text:p>
              </table:table-cell>
              <table:table-cell office:value-type="float" office:value="0.0144430175186977">
                <text:p>0.014443017518697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91294539570671">
                <text:p>0.0091294539570671</text:p>
              </table:table-cell>
              <table:table-cell office:value-type="float" office:value="0.592085300357779">
                <text:p>0.592085300357779</text:p>
              </table:table-cell>
              <table:table-cell office:value-type="float" office:value="0.0144153967924684">
                <text:p>0.01441539679246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910071011041557">
                <text:p>0.00910071011041557</text:p>
              </table:table-cell>
              <table:table-cell office:value-type="float" office:value="0.59208417431915">
                <text:p>0.59208417431915</text:p>
              </table:table-cell>
              <table:table-cell office:value-type="float" office:value="0.0144818657993366">
                <text:p>0.014481865799336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908739784736599">
                <text:p>0.00908739784736599</text:p>
              </table:table-cell>
              <table:table-cell office:value-type="float" office:value="0.59208250309215">
                <text:p>0.59208250309215</text:p>
              </table:table-cell>
              <table:table-cell office:value-type="float" office:value="0.0144546364084015">
                <text:p>0.01445463640840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907703917091011">
                <text:p>0.00907703917091011</text:p>
              </table:table-cell>
              <table:table-cell office:value-type="float" office:value="0.592086754385527">
                <text:p>0.592086754385527</text:p>
              </table:table-cell>
              <table:table-cell office:value-type="float" office:value="0.0143524633441293">
                <text:p>0.01435246334412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907445987371209">
                <text:p>0.00907445987371209</text:p>
              </table:table-cell>
              <table:table-cell office:value-type="float" office:value="0.592080260214323">
                <text:p>0.592080260214323</text:p>
              </table:table-cell>
              <table:table-cell office:value-type="float" office:value="0.0143742225373862">
                <text:p>0.01437422253738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904914357759352">
                <text:p>0.00904914357759352</text:p>
              </table:table-cell>
              <table:table-cell office:value-type="float" office:value="0.592088138231604">
                <text:p>0.592088138231604</text:p>
              </table:table-cell>
              <table:table-cell office:value-type="float" office:value="0.0143764998142141">
                <text:p>0.014376499814214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903327876024206">
                <text:p>0.00903327876024206</text:p>
              </table:table-cell>
              <table:table-cell office:value-type="float" office:value="0.59208675502861">
                <text:p>0.59208675502861</text:p>
              </table:table-cell>
              <table:table-cell office:value-type="float" office:value="0.0143344976623772">
                <text:p>0.014334497662377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900945487556067">
                <text:p>0.00900945487556067</text:p>
              </table:table-cell>
              <table:table-cell office:value-type="float" office:value="0.592082502956435">
                <text:p>0.592082502956435</text:p>
              </table:table-cell>
              <table:table-cell office:value-type="float" office:value="0.0143643562038316">
                <text:p>0.01436435620383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900682767582411">
                <text:p>0.00900682767582411</text:p>
              </table:table-cell>
              <table:table-cell office:value-type="float" office:value="0.592080263563367">
                <text:p>0.592080263563367</text:p>
              </table:table-cell>
              <table:table-cell office:value-type="float" office:value="0.0143587857214112">
                <text:p>0.01435878572141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900284383611183">
                <text:p>0.00900284383611183</text:p>
              </table:table-cell>
              <table:table-cell office:value-type="float" office:value="0.592091936270359">
                <text:p>0.592091936270359</text:p>
              </table:table-cell>
              <table:table-cell office:value-type="float" office:value="0.0144474613557843">
                <text:p>0.01444746135578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899159189853976">
                <text:p>0.00899159189853976</text:p>
              </table:table-cell>
              <table:table-cell office:value-type="float" office:value="0.59209012823159">
                <text:p>0.59209012823159</text:p>
              </table:table-cell>
              <table:table-cell office:value-type="float" office:value="0.0143672464308393">
                <text:p>0.014367246430839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89760928445955">
                <text:p>0.0089760928445955</text:p>
              </table:table-cell>
              <table:table-cell office:value-type="float" office:value="0.592099197405934">
                <text:p>0.592099197405934</text:p>
              </table:table-cell>
              <table:table-cell office:value-type="float" office:value="0.0143264241590366">
                <text:p>0.01432642415903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897133954794769">
                <text:p>0.00897133954794769</text:p>
              </table:table-cell>
              <table:table-cell office:value-type="float" office:value="0.592080259180797">
                <text:p>0.592080259180797</text:p>
              </table:table-cell>
              <table:table-cell office:value-type="float" office:value="0.0142589578036446">
                <text:p>0.01425895780364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896429566271956">
                <text:p>0.00896429566271956</text:p>
              </table:table-cell>
              <table:table-cell office:value-type="float" office:value="0.592087094797844">
                <text:p>0.592087094797844</text:p>
              </table:table-cell>
              <table:table-cell office:value-type="float" office:value="0.0143109909364077">
                <text:p>0.014310990936407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896046778080888">
                <text:p>0.00896046778080888</text:p>
              </table:table-cell>
              <table:table-cell office:value-type="float" office:value="0.592090823427463">
                <text:p>0.592090823427463</text:p>
              </table:table-cell>
              <table:table-cell office:value-type="float" office:value="0.0143768021651534">
                <text:p>0.01437680216515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895491756301435">
                <text:p>0.00895491756301435</text:p>
              </table:table-cell>
              <table:table-cell office:value-type="float" office:value="0.5920841794492">
                <text:p>0.5920841794492</text:p>
              </table:table-cell>
              <table:table-cell office:value-type="float" office:value="0.0143024628821351">
                <text:p>0.01430246288213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894195927569009">
                <text:p>0.00894195927569009</text:p>
              </table:table-cell>
              <table:table-cell office:value-type="float" office:value="0.592086758079079">
                <text:p>0.592086758079079</text:p>
              </table:table-cell>
              <table:table-cell office:value-type="float" office:value="0.0143678126029572">
                <text:p>0.01436781260295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893164963793105">
                <text:p>0.00893164963793105</text:p>
              </table:table-cell>
              <table:table-cell office:value-type="float" office:value="0.592084805400884">
                <text:p>0.592084805400884</text:p>
              </table:table-cell>
              <table:table-cell office:value-type="float" office:value="0.0142350933902772">
                <text:p>0.014235093390277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89277651858473">
                <text:p>0.0089277651858473</text:p>
              </table:table-cell>
              <table:table-cell office:value-type="float" office:value="0.592082502768521">
                <text:p>0.592082502768521</text:p>
              </table:table-cell>
              <table:table-cell office:value-type="float" office:value="0.0142896117689065">
                <text:p>0.014289611768906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892705977874966">
                <text:p>0.00892705977874966</text:p>
              </table:table-cell>
              <table:table-cell office:value-type="float" office:value="0.59208026255072">
                <text:p>0.59208026255072</text:p>
              </table:table-cell>
              <table:table-cell office:value-type="float" office:value="0.0142413515489271">
                <text:p>0.014241351548927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892549425117691">
                <text:p>0.00892549425117691</text:p>
              </table:table-cell>
              <table:table-cell office:value-type="float" office:value="0.592084180361627">
                <text:p>0.592084180361627</text:p>
              </table:table-cell>
              <table:table-cell office:value-type="float" office:value="0.0142727907420927">
                <text:p>0.01427279074209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891955560273608">
                <text:p>0.00891955560273608</text:p>
              </table:table-cell>
              <table:table-cell office:value-type="float" office:value="0.592085300126018">
                <text:p>0.592085300126018</text:p>
              </table:table-cell>
              <table:table-cell office:value-type="float" office:value="0.0142252795361116">
                <text:p>0.014225279536111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889741080908271">
                <text:p>0.00889741080908271</text:p>
              </table:table-cell>
              <table:table-cell office:value-type="float" office:value="0.59208371985144">
                <text:p>0.59208371985144</text:p>
              </table:table-cell>
              <table:table-cell office:value-type="float" office:value="0.0141628819860723">
                <text:p>0.01416288198607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889339129127046">
                <text:p>0.00889339129127046</text:p>
              </table:table-cell>
              <table:table-cell office:value-type="float" office:value="0.592086768744238">
                <text:p>0.592086768744238</text:p>
              </table:table-cell>
              <table:table-cell office:value-type="float" office:value="0.0142579007515646">
                <text:p>0.01425790075156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88899617640943">
                <text:p>0.0088899617640943</text:p>
              </table:table-cell>
              <table:table-cell office:value-type="float" office:value="0.59209032847892">
                <text:p>0.59209032847892</text:p>
              </table:table-cell>
              <table:table-cell office:value-type="float" office:value="0.0141555798745304">
                <text:p>0.01415557987453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888722084230249">
                <text:p>0.00888722084230249</text:p>
              </table:table-cell>
              <table:table-cell office:value-type="float" office:value="0.592089680821091">
                <text:p>0.592089680821091</text:p>
              </table:table-cell>
              <table:table-cell office:value-type="float" office:value="0.0141322171819287">
                <text:p>0.01413221718192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888610998233888">
                <text:p>0.00888610998233888</text:p>
              </table:table-cell>
              <table:table-cell office:value-type="float" office:value="0.592100396444942">
                <text:p>0.592100396444942</text:p>
              </table:table-cell>
              <table:table-cell office:value-type="float" office:value="0.0142189591003925">
                <text:p>0.01421895910039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88851383825437">
                <text:p>0.0088851383825437</text:p>
              </table:table-cell>
              <table:table-cell office:value-type="float" office:value="0.592089562813242">
                <text:p>0.592089562813242</text:p>
              </table:table-cell>
              <table:table-cell office:value-type="float" office:value="0.0143101282548771">
                <text:p>0.014310128254877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88851383825437">
                <text:p>0.0088851383825437</text:p>
              </table:table-cell>
              <table:table-cell office:value-type="float" office:value="0.592089562813242">
                <text:p>0.592089562813242</text:p>
              </table:table-cell>
              <table:table-cell office:value-type="float" office:value="0.0143101282548771">
                <text:p>0.014310128254877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888291042164243">
                <text:p>0.00888291042164243</text:p>
              </table:table-cell>
              <table:table-cell office:value-type="float" office:value="0.592089229871547">
                <text:p>0.592089229871547</text:p>
              </table:table-cell>
              <table:table-cell office:value-type="float" office:value="0.0141437829656009">
                <text:p>0.014143782965600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887798093336785">
                <text:p>0.00887798093336785</text:p>
              </table:table-cell>
              <table:table-cell office:value-type="float" office:value="0.592088095602289">
                <text:p>0.592088095602289</text:p>
              </table:table-cell>
              <table:table-cell office:value-type="float" office:value="0.0142146296903135">
                <text:p>0.014214629690313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887476756367524">
                <text:p>0.00887476756367524</text:p>
              </table:table-cell>
              <table:table-cell office:value-type="float" office:value="0.592090330284981">
                <text:p>0.592090330284981</text:p>
              </table:table-cell>
              <table:table-cell office:value-type="float" office:value="0.0141722562922613">
                <text:p>0.01417225629226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886755135009621">
                <text:p>0.00886755135009621</text:p>
              </table:table-cell>
              <table:table-cell office:value-type="float" office:value="0.592096989098004">
                <text:p>0.592096989098004</text:p>
              </table:table-cell>
              <table:table-cell office:value-type="float" office:value="0.0141928806781352">
                <text:p>0.01419288067813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886556510427812">
                <text:p>0.00886556510427812</text:p>
              </table:table-cell>
              <table:table-cell office:value-type="float" office:value="0.592086797325944">
                <text:p>0.592086797325944</text:p>
              </table:table-cell>
              <table:table-cell office:value-type="float" office:value="0.0141325882257148">
                <text:p>0.014132588225714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88645959905173">
                <text:p>0.0088645959905173</text:p>
              </table:table-cell>
              <table:table-cell office:value-type="float" office:value="0.592089547162101">
                <text:p>0.592089547162101</text:p>
              </table:table-cell>
              <table:table-cell office:value-type="float" office:value="0.0141186040774563">
                <text:p>0.01411860407745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886343284106742">
                <text:p>0.00886343284106742</text:p>
              </table:table-cell>
              <table:table-cell office:value-type="float" office:value="0.592084171262417">
                <text:p>0.592084171262417</text:p>
              </table:table-cell>
              <table:table-cell office:value-type="float" office:value="0.0141791736517115">
                <text:p>0.014179173651711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885161728255828">
                <text:p>0.00885161728255828</text:p>
              </table:table-cell>
              <table:table-cell office:value-type="float" office:value="0.592097300128937">
                <text:p>0.592097300128937</text:p>
              </table:table-cell>
              <table:table-cell office:value-type="float" office:value="0.0141604085804807">
                <text:p>0.01416040858048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884991628679509">
                <text:p>0.00884991628679509</text:p>
              </table:table-cell>
              <table:table-cell office:value-type="float" office:value="0.59209082845938">
                <text:p>0.59209082845938</text:p>
              </table:table-cell>
              <table:table-cell office:value-type="float" office:value="0.014155751703515">
                <text:p>0.01415575170351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884695432890857">
                <text:p>0.00884695432890857</text:p>
              </table:table-cell>
              <table:table-cell office:value-type="float" office:value="0.59209323731739">
                <text:p>0.59209323731739</text:p>
              </table:table-cell>
              <table:table-cell office:value-type="float" office:value="0.0141604491906767">
                <text:p>0.01416044919067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884509058185512">
                <text:p>0.00884509058185512</text:p>
              </table:table-cell>
              <table:table-cell office:value-type="float" office:value="0.592089681282524">
                <text:p>0.592089681282524</text:p>
              </table:table-cell>
              <table:table-cell office:value-type="float" office:value="0.0141087722022468">
                <text:p>0.0141087722022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884234836083793">
                <text:p>0.00884234836083793</text:p>
              </table:table-cell>
              <table:table-cell office:value-type="float" office:value="0.592083720968484">
                <text:p>0.592083720968484</text:p>
              </table:table-cell>
              <table:table-cell office:value-type="float" office:value="0.0141212715787806">
                <text:p>0.01412127157878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883242000638519">
                <text:p>0.00883242000638519</text:p>
              </table:table-cell>
              <table:table-cell office:value-type="float" office:value="0.592096863295903">
                <text:p>0.592096863295903</text:p>
              </table:table-cell>
              <table:table-cell office:value-type="float" office:value="0.0141679752980259">
                <text:p>0.01416797529802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882717772385861">
                <text:p>0.00882717772385861</text:p>
              </table:table-cell>
              <table:table-cell office:value-type="float" office:value="0.592111554267813">
                <text:p>0.592111554267813</text:p>
              </table:table-cell>
              <table:table-cell office:value-type="float" office:value="0.0142147618536189">
                <text:p>0.014214761853618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882696240077484">
                <text:p>0.00882696240077484</text:p>
              </table:table-cell>
              <table:table-cell office:value-type="float" office:value="0.592105517007201">
                <text:p>0.592105517007201</text:p>
              </table:table-cell>
              <table:table-cell office:value-type="float" office:value="0.0142098949103411">
                <text:p>0.01420989491034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882556815325959">
                <text:p>0.00882556815325959</text:p>
              </table:table-cell>
              <table:table-cell office:value-type="float" office:value="0.592089002357909">
                <text:p>0.592089002357909</text:p>
              </table:table-cell>
              <table:table-cell office:value-type="float" office:value="0.0141073306195849">
                <text:p>0.01410733061958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881902304426655">
                <text:p>0.00881902304426655</text:p>
              </table:table-cell>
              <table:table-cell office:value-type="float" office:value="0.592094196609564">
                <text:p>0.592094196609564</text:p>
              </table:table-cell>
              <table:table-cell office:value-type="float" office:value="0.0142478288955549">
                <text:p>0.01424782889555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880991086673494">
                <text:p>0.00880991086673494</text:p>
              </table:table-cell>
              <table:table-cell office:value-type="float" office:value="0.592082503367757">
                <text:p>0.592082503367757</text:p>
              </table:table-cell>
              <table:table-cell office:value-type="float" office:value="0.0142994202886249">
                <text:p>0.014299420288624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880942567951725">
                <text:p>0.00880942567951725</text:p>
              </table:table-cell>
              <table:table-cell office:value-type="float" office:value="0.592090129379953">
                <text:p>0.592090129379953</text:p>
              </table:table-cell>
              <table:table-cell office:value-type="float" office:value="0.0142048439773677">
                <text:p>0.014204843977367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880137676866132">
                <text:p>0.00880137676866132</text:p>
              </table:table-cell>
              <table:table-cell office:value-type="float" office:value="0.592100396737253">
                <text:p>0.592100396737253</text:p>
              </table:table-cell>
              <table:table-cell office:value-type="float" office:value="0.0141162051863796">
                <text:p>0.01411620518637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880106123448839">
                <text:p>0.00880106123448839</text:p>
              </table:table-cell>
              <table:table-cell office:value-type="float" office:value="0.592084805070991">
                <text:p>0.592084805070991</text:p>
              </table:table-cell>
              <table:table-cell office:value-type="float" office:value="0.0141790317312665">
                <text:p>0.01417903173126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880076253755458">
                <text:p>0.00880076253755458</text:p>
              </table:table-cell>
              <table:table-cell office:value-type="float" office:value="0.592093237540799">
                <text:p>0.592093237540799</text:p>
              </table:table-cell>
              <table:table-cell office:value-type="float" office:value="0.0140940820168774">
                <text:p>0.01409408201687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879843592831382">
                <text:p>0.00879843592831382</text:p>
              </table:table-cell>
              <table:table-cell office:value-type="float" office:value="0.592090573522838">
                <text:p>0.592090573522838</text:p>
              </table:table-cell>
              <table:table-cell office:value-type="float" office:value="0.0141662038789948">
                <text:p>0.014166203878994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879224655181605">
                <text:p>0.00879224655181605</text:p>
              </table:table-cell>
              <table:table-cell office:value-type="float" office:value="0.592090289158978">
                <text:p>0.592090289158978</text:p>
              </table:table-cell>
              <table:table-cell office:value-type="float" office:value="0.0141330436343624">
                <text:p>0.01413304363436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879122147572562">
                <text:p>0.00879122147572562</text:p>
              </table:table-cell>
              <table:table-cell office:value-type="float" office:value="0.592097327533049">
                <text:p>0.592097327533049</text:p>
              </table:table-cell>
              <table:table-cell office:value-type="float" office:value="0.0141044013056788">
                <text:p>0.01410440130567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878946941041914">
                <text:p>0.00878946941041914</text:p>
              </table:table-cell>
              <table:table-cell office:value-type="float" office:value="0.592102904822161">
                <text:p>0.592102904822161</text:p>
              </table:table-cell>
              <table:table-cell office:value-type="float" office:value="0.014161696580418">
                <text:p>0.01416169658041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875823754312321">
                <text:p>0.00875823754312321</text:p>
              </table:table-cell>
              <table:table-cell office:value-type="float" office:value="0.59210137179958">
                <text:p>0.59210137179958</text:p>
              </table:table-cell>
              <table:table-cell office:value-type="float" office:value="0.0140823522172351">
                <text:p>0.01408235221723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87487332389574">
                <text:p>0.0087487332389574</text:p>
              </table:table-cell>
              <table:table-cell office:value-type="float" office:value="0.592089698965224">
                <text:p>0.592089698965224</text:p>
              </table:table-cell>
              <table:table-cell office:value-type="float" office:value="0.0140257709398674">
                <text:p>0.014025770939867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874625369442462">
                <text:p>0.00874625369442462</text:p>
              </table:table-cell>
              <table:table-cell office:value-type="float" office:value="0.592105192661523">
                <text:p>0.592105192661523</text:p>
              </table:table-cell>
              <table:table-cell office:value-type="float" office:value="0.0140491336364499">
                <text:p>0.01404913363644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874107908593351">
                <text:p>0.00874107908593351</text:p>
              </table:table-cell>
              <table:table-cell office:value-type="float" office:value="0.592093297600174">
                <text:p>0.592093297600174</text:p>
              </table:table-cell>
              <table:table-cell office:value-type="float" office:value="0.0139863121779613">
                <text:p>0.01398631217796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872731761155006">
                <text:p>0.00872731761155006</text:p>
              </table:table-cell>
              <table:table-cell office:value-type="float" office:value="0.592099735610173">
                <text:p>0.592099735610173</text:p>
              </table:table-cell>
              <table:table-cell office:value-type="float" office:value="0.0140353008173361">
                <text:p>0.01403530081733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872280707778642">
                <text:p>0.00872280707778642</text:p>
              </table:table-cell>
              <table:table-cell office:value-type="float" office:value="0.592095459570621">
                <text:p>0.592095459570621</text:p>
              </table:table-cell>
              <table:table-cell office:value-type="float" office:value="0.0140661211094817">
                <text:p>0.01406612110948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871756305298162">
                <text:p>0.00871756305298162</text:p>
              </table:table-cell>
              <table:table-cell office:value-type="float" office:value="0.592083092095783">
                <text:p>0.592083092095783</text:p>
              </table:table-cell>
              <table:table-cell office:value-type="float" office:value="0.0140561407783493">
                <text:p>0.01405614077834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871749642808375">
                <text:p>0.00871749642808375</text:p>
              </table:table-cell>
              <table:table-cell office:value-type="float" office:value="0.592092421873317">
                <text:p>0.592092421873317</text:p>
              </table:table-cell>
              <table:table-cell office:value-type="float" office:value="0.0140177472412796">
                <text:p>0.01401774724127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870903230242619">
                <text:p>0.00870903230242619</text:p>
              </table:table-cell>
              <table:table-cell office:value-type="float" office:value="0.592088845245174">
                <text:p>0.592088845245174</text:p>
              </table:table-cell>
              <table:table-cell office:value-type="float" office:value="0.0140014193658073">
                <text:p>0.01400141936580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870553482238956">
                <text:p>0.00870553482238956</text:p>
              </table:table-cell>
              <table:table-cell office:value-type="float" office:value="0.592096643983663">
                <text:p>0.592096643983663</text:p>
              </table:table-cell>
              <table:table-cell office:value-type="float" office:value="0.0140374808598149">
                <text:p>0.01403748085981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870286722943103">
                <text:p>0.00870286722943103</text:p>
              </table:table-cell>
              <table:table-cell office:value-type="float" office:value="0.592102428024014">
                <text:p>0.592102428024014</text:p>
              </table:table-cell>
              <table:table-cell office:value-type="float" office:value="0.0140392976873082">
                <text:p>0.014039297687308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869845877302343">
                <text:p>0.00869845877302343</text:p>
              </table:table-cell>
              <table:table-cell office:value-type="float" office:value="0.592095031523607">
                <text:p>0.592095031523607</text:p>
              </table:table-cell>
              <table:table-cell office:value-type="float" office:value="0.0140413714230981">
                <text:p>0.01404137142309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869706182484151">
                <text:p>0.00869706182484151</text:p>
              </table:table-cell>
              <table:table-cell office:value-type="float" office:value="0.592111554282428">
                <text:p>0.592111554282428</text:p>
              </table:table-cell>
              <table:table-cell office:value-type="float" office:value="0.0140437844053754">
                <text:p>0.014043784405375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868437954174593">
                <text:p>0.00868437954174593</text:p>
              </table:table-cell>
              <table:table-cell office:value-type="float" office:value="0.59213242455699">
                <text:p>0.59213242455699</text:p>
              </table:table-cell>
              <table:table-cell office:value-type="float" office:value="0.0140692378639422">
                <text:p>0.01406923786394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868011349397478">
                <text:p>0.00868011349397478</text:p>
              </table:table-cell>
              <table:table-cell office:value-type="float" office:value="0.592132425135347">
                <text:p>0.592132425135347</text:p>
              </table:table-cell>
              <table:table-cell office:value-type="float" office:value="0.0140584764811053">
                <text:p>0.01405847648110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867982649305917">
                <text:p>0.00867982649305917</text:p>
              </table:table-cell>
              <table:table-cell office:value-type="float" office:value="0.592090829902141">
                <text:p>0.592090829902141</text:p>
              </table:table-cell>
              <table:table-cell office:value-type="float" office:value="0.0140510691650244">
                <text:p>0.01405106916502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867698710361717">
                <text:p>0.00867698710361717</text:p>
              </table:table-cell>
              <table:table-cell office:value-type="float" office:value="0.592132424911938">
                <text:p>0.592132424911938</text:p>
              </table:table-cell>
              <table:table-cell office:value-type="float" office:value="0.0140617156174347">
                <text:p>0.01406171561743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867477013159419">
                <text:p>0.00867477013159419</text:p>
              </table:table-cell>
              <table:table-cell office:value-type="float" office:value="0.59213242540469">
                <text:p>0.59213242540469</text:p>
              </table:table-cell>
              <table:table-cell office:value-type="float" office:value="0.0140632151099311">
                <text:p>0.014063215109931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867373297967573">
                <text:p>0.00867373297967573</text:p>
              </table:table-cell>
              <table:table-cell office:value-type="float" office:value="0.592106359203952">
                <text:p>0.592106359203952</text:p>
              </table:table-cell>
              <table:table-cell office:value-type="float" office:value="0.0139688300472662">
                <text:p>0.01396883004726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865736413065796">
                <text:p>0.00865736413065796</text:p>
              </table:table-cell>
              <table:table-cell office:value-type="float" office:value="0.592136356363307">
                <text:p>0.592136356363307</text:p>
              </table:table-cell>
              <table:table-cell office:value-type="float" office:value="0.0139894475694011">
                <text:p>0.013989447569401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864964948350982">
                <text:p>0.00864964948350982</text:p>
              </table:table-cell>
              <table:table-cell office:value-type="float" office:value="0.592093528314612">
                <text:p>0.592093528314612</text:p>
              </table:table-cell>
              <table:table-cell office:value-type="float" office:value="0.0139719270323521">
                <text:p>0.01397192703235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864896421466935">
                <text:p>0.00864896421466935</text:p>
              </table:table-cell>
              <table:table-cell office:value-type="float" office:value="0.592083061570211">
                <text:p>0.592083061570211</text:p>
              </table:table-cell>
              <table:table-cell office:value-type="float" office:value="0.0138724190609367">
                <text:p>0.01387241906093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86443775412405">
                <text:p>0.0086443775412405</text:p>
              </table:table-cell>
              <table:table-cell office:value-type="float" office:value="0.592096651197469">
                <text:p>0.592096651197469</text:p>
              </table:table-cell>
              <table:table-cell office:value-type="float" office:value="0.0139761032834624">
                <text:p>0.01397610328346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863380882678381">
                <text:p>0.00863380882678381</text:p>
              </table:table-cell>
              <table:table-cell office:value-type="float" office:value="0.592122486466624">
                <text:p>0.592122486466624</text:p>
              </table:table-cell>
              <table:table-cell office:value-type="float" office:value="0.0141064922562278">
                <text:p>0.01410649225622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863365935293886">
                <text:p>0.00863365935293886</text:p>
              </table:table-cell>
              <table:table-cell office:value-type="float" office:value="0.592089017188492">
                <text:p>0.592089017188492</text:p>
              </table:table-cell>
              <table:table-cell office:value-type="float" office:value="0.0138912216480437">
                <text:p>0.01389122164804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863307924840296">
                <text:p>0.00863307924840296</text:p>
              </table:table-cell>
              <table:table-cell office:value-type="float" office:value="0.592118308106813">
                <text:p>0.592118308106813</text:p>
              </table:table-cell>
              <table:table-cell office:value-type="float" office:value="0.014066006809999">
                <text:p>0.01406600680999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863147059335033">
                <text:p>0.00863147059335033</text:p>
              </table:table-cell>
              <table:table-cell office:value-type="float" office:value="0.592096184765906">
                <text:p>0.592096184765906</text:p>
              </table:table-cell>
              <table:table-cell office:value-type="float" office:value="0.0139197981312496">
                <text:p>0.013919798131249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863068719027486">
                <text:p>0.00863068719027486</text:p>
              </table:table-cell>
              <table:table-cell office:value-type="float" office:value="0.592092435434438">
                <text:p>0.592092435434438</text:p>
              </table:table-cell>
              <table:table-cell office:value-type="float" office:value="0.0138921369931353">
                <text:p>0.01389213699313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862832415017341">
                <text:p>0.00862832415017341</text:p>
              </table:table-cell>
              <table:table-cell office:value-type="float" office:value="0.592095508405272">
                <text:p>0.592095508405272</text:p>
              </table:table-cell>
              <table:table-cell office:value-type="float" office:value="0.013921490124251">
                <text:p>0.01392149012425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862013128565912">
                <text:p>0.00862013128565912</text:p>
              </table:table-cell>
              <table:table-cell office:value-type="float" office:value="0.592132426774374">
                <text:p>0.592132426774374</text:p>
              </table:table-cell>
              <table:table-cell office:value-type="float" office:value="0.0140480905511114">
                <text:p>0.01404809055111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861016847051685">
                <text:p>0.00861016847051685</text:p>
              </table:table-cell>
              <table:table-cell office:value-type="float" office:value="0.592092248729438">
                <text:p>0.592092248729438</text:p>
              </table:table-cell>
              <table:table-cell office:value-type="float" office:value="0.0139467874970459">
                <text:p>0.013946787497045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859814887653577">
                <text:p>0.00859814887653577</text:p>
              </table:table-cell>
              <table:table-cell office:value-type="float" office:value="0.592122487291358">
                <text:p>0.592122487291358</text:p>
              </table:table-cell>
              <table:table-cell office:value-type="float" office:value="0.0140707259282062">
                <text:p>0.014070725928206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859093958166515">
                <text:p>0.00859093958166515</text:p>
              </table:table-cell>
              <table:table-cell office:value-type="float" office:value="0.592099941119091">
                <text:p>0.592099941119091</text:p>
              </table:table-cell>
              <table:table-cell office:value-type="float" office:value="0.013891999282338">
                <text:p>0.01389199928233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858289322128253">
                <text:p>0.00858289322128253</text:p>
              </table:table-cell>
              <table:table-cell office:value-type="float" office:value="0.59209923495531">
                <text:p>0.59209923495531</text:p>
              </table:table-cell>
              <table:table-cell office:value-type="float" office:value="0.0138799051083183">
                <text:p>0.01387990510831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858100410790616">
                <text:p>0.00858100410790616</text:p>
              </table:table-cell>
              <table:table-cell office:value-type="float" office:value="0.59209373233066">
                <text:p>0.59209373233066</text:p>
              </table:table-cell>
              <table:table-cell office:value-type="float" office:value="0.0138591083341715">
                <text:p>0.01385910833417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857607762743839">
                <text:p>0.00857607762743839</text:p>
              </table:table-cell>
              <table:table-cell office:value-type="float" office:value="0.59212898716888">
                <text:p>0.59212898716888</text:p>
              </table:table-cell>
              <table:table-cell office:value-type="float" office:value="0.0140091758575617">
                <text:p>0.01400917585756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857133967038729">
                <text:p>0.00857133967038729</text:p>
              </table:table-cell>
              <table:table-cell office:value-type="float" office:value="0.592100438510516">
                <text:p>0.592100438510516</text:p>
              </table:table-cell>
              <table:table-cell office:value-type="float" office:value="0.0138490189262191">
                <text:p>0.01384901892621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856665753507497">
                <text:p>0.00856665753507497</text:p>
              </table:table-cell>
              <table:table-cell office:value-type="float" office:value="0.592117996578952">
                <text:p>0.592117996578952</text:p>
              </table:table-cell>
              <table:table-cell office:value-type="float" office:value="0.0139118518969043">
                <text:p>0.01391185189690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85612645674133">
                <text:p>0.0085612645674133</text:p>
              </table:table-cell>
              <table:table-cell office:value-type="float" office:value="0.592132461231522">
                <text:p>0.592132461231522</text:p>
              </table:table-cell>
              <table:table-cell office:value-type="float" office:value="0.0138955332830229">
                <text:p>0.013895533283022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855860458517824">
                <text:p>0.00855860458517824</text:p>
              </table:table-cell>
              <table:table-cell office:value-type="float" office:value="0.592110872956691">
                <text:p>0.592110872956691</text:p>
              </table:table-cell>
              <table:table-cell office:value-type="float" office:value="0.0138335739403247">
                <text:p>0.01383357394032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855036579037184">
                <text:p>0.00855036579037184</text:p>
              </table:table-cell>
              <table:table-cell office:value-type="float" office:value="0.592095011285279">
                <text:p>0.592095011285279</text:p>
              </table:table-cell>
              <table:table-cell office:value-type="float" office:value="0.0139434315021798">
                <text:p>0.01394343150217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854279523933713">
                <text:p>0.00854279523933713</text:p>
              </table:table-cell>
              <table:table-cell office:value-type="float" office:value="0.592143000688167">
                <text:p>0.592143000688167</text:p>
              </table:table-cell>
              <table:table-cell office:value-type="float" office:value="0.0139433502522288">
                <text:p>0.01394335025222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854279523933713">
                <text:p>0.00854279523933713</text:p>
              </table:table-cell>
              <table:table-cell office:value-type="float" office:value="0.592143000688167">
                <text:p>0.592143000688167</text:p>
              </table:table-cell>
              <table:table-cell office:value-type="float" office:value="0.0139433502522288">
                <text:p>0.01394335025222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854114783320012">
                <text:p>0.00854114783320012</text:p>
              </table:table-cell>
              <table:table-cell office:value-type="float" office:value="0.592127540822635">
                <text:p>0.592127540822635</text:p>
              </table:table-cell>
              <table:table-cell office:value-type="float" office:value="0.0139100672303409">
                <text:p>0.01391006723034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853530608568515">
                <text:p>0.00853530608568515</text:p>
              </table:table-cell>
              <table:table-cell office:value-type="float" office:value="0.592099330346676">
                <text:p>0.592099330346676</text:p>
              </table:table-cell>
              <table:table-cell office:value-type="float" office:value="0.0138409785105258">
                <text:p>0.01384097851052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853057710200178">
                <text:p>0.00853057710200178</text:p>
              </table:table-cell>
              <table:table-cell office:value-type="float" office:value="0.592103498517377">
                <text:p>0.592103498517377</text:p>
              </table:table-cell>
              <table:table-cell office:value-type="float" office:value="0.0138422314186117">
                <text:p>0.013842231418611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851929107999743">
                <text:p>0.00851929107999743</text:p>
              </table:table-cell>
              <table:table-cell office:value-type="float" office:value="0.592102935437513">
                <text:p>0.592102935437513</text:p>
              </table:table-cell>
              <table:table-cell office:value-type="float" office:value="0.0138182333291197">
                <text:p>0.01381823332911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851043890881468">
                <text:p>0.00851043890881468</text:p>
              </table:table-cell>
              <table:table-cell office:value-type="float" office:value="0.59209872007954">
                <text:p>0.59209872007954</text:p>
              </table:table-cell>
              <table:table-cell office:value-type="float" office:value="0.0137429984003762">
                <text:p>0.013742998400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850980678348739">
                <text:p>0.00850980678348739</text:p>
              </table:table-cell>
              <table:table-cell office:value-type="float" office:value="0.592135219532157">
                <text:p>0.592135219532157</text:p>
              </table:table-cell>
              <table:table-cell office:value-type="float" office:value="0.0138878149372192">
                <text:p>0.013887814937219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850400192469423">
                <text:p>0.00850400192469423</text:p>
              </table:table-cell>
              <table:table-cell office:value-type="float" office:value="0.592103782073208">
                <text:p>0.592103782073208</text:p>
              </table:table-cell>
              <table:table-cell office:value-type="float" office:value="0.0141700379963486">
                <text:p>0.014170037996348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849557699257594">
                <text:p>0.00849557699257594</text:p>
              </table:table-cell>
              <table:table-cell office:value-type="float" office:value="0.592107991422112">
                <text:p>0.592107991422112</text:p>
              </table:table-cell>
              <table:table-cell office:value-type="float" office:value="0.0137773387667315">
                <text:p>0.01377733876673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849412443130795">
                <text:p>0.00849412443130795</text:p>
              </table:table-cell>
              <table:table-cell office:value-type="float" office:value="0.592109809622847">
                <text:p>0.592109809622847</text:p>
              </table:table-cell>
              <table:table-cell office:value-type="float" office:value="0.0138049877892055">
                <text:p>0.01380498778920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84898113979868">
                <text:p>0.0084898113979868</text:p>
              </table:table-cell>
              <table:table-cell office:value-type="float" office:value="0.59211218967783">
                <text:p>0.59211218967783</text:p>
              </table:table-cell>
              <table:table-cell office:value-type="float" office:value="0.0137867344333131">
                <text:p>0.013786734433313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846775794318037">
                <text:p>0.00846775794318037</text:p>
              </table:table-cell>
              <table:table-cell office:value-type="float" office:value="0.592118355665737">
                <text:p>0.592118355665737</text:p>
              </table:table-cell>
              <table:table-cell office:value-type="float" office:value="0.0137837892371844">
                <text:p>0.01378378923718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845644433656391">
                <text:p>0.00845644433656391</text:p>
              </table:table-cell>
              <table:table-cell office:value-type="float" office:value="0.59214417593101">
                <text:p>0.59214417593101</text:p>
              </table:table-cell>
              <table:table-cell office:value-type="float" office:value="0.0138746436608882">
                <text:p>0.013874643660888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844816541508479">
                <text:p>0.00844816541508479</text:p>
              </table:table-cell>
              <table:table-cell office:value-type="float" office:value="0.592142751426625">
                <text:p>0.592142751426625</text:p>
              </table:table-cell>
              <table:table-cell office:value-type="float" office:value="0.0138225168468101">
                <text:p>0.013822516846810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844080825509142">
                <text:p>0.00844080825509142</text:p>
              </table:table-cell>
              <table:table-cell office:value-type="float" office:value="0.592148194338498">
                <text:p>0.592148194338498</text:p>
              </table:table-cell>
              <table:table-cell office:value-type="float" office:value="0.0137912087001578">
                <text:p>0.01379120870015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843872711953161">
                <text:p>0.00843872711953161</text:p>
              </table:table-cell>
              <table:table-cell office:value-type="float" office:value="0.592146502678992">
                <text:p>0.592146502678992</text:p>
              </table:table-cell>
              <table:table-cell office:value-type="float" office:value="0.0138047691498545">
                <text:p>0.01380476914985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842895886572002">
                <text:p>0.00842895886572002</text:p>
              </table:table-cell>
              <table:table-cell office:value-type="float" office:value="0.59212851428143">
                <text:p>0.59212851428143</text:p>
              </table:table-cell>
              <table:table-cell office:value-type="float" office:value="0.0138067169576507">
                <text:p>0.01380671695765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842587403143981">
                <text:p>0.00842587403143981</text:p>
              </table:table-cell>
              <table:table-cell office:value-type="float" office:value="0.592133734369161">
                <text:p>0.592133734369161</text:p>
              </table:table-cell>
              <table:table-cell office:value-type="float" office:value="0.0137606924185136">
                <text:p>0.013760692418513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841316174087041">
                <text:p>0.00841316174087041</text:p>
              </table:table-cell>
              <table:table-cell office:value-type="float" office:value="0.592097010027438">
                <text:p>0.592097010027438</text:p>
              </table:table-cell>
              <table:table-cell office:value-type="float" office:value="0.0137785078756502">
                <text:p>0.013778507875650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841316174087041">
                <text:p>0.00841316174087041</text:p>
              </table:table-cell>
              <table:table-cell office:value-type="float" office:value="0.592097010027438">
                <text:p>0.592097010027438</text:p>
              </table:table-cell>
              <table:table-cell office:value-type="float" office:value="0.0137785078756502">
                <text:p>0.013778507875650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841007567577843">
                <text:p>0.00841007567577843</text:p>
              </table:table-cell>
              <table:table-cell office:value-type="float" office:value="0.592134451315025">
                <text:p>0.592134451315025</text:p>
              </table:table-cell>
              <table:table-cell office:value-type="float" office:value="0.0138556648724827">
                <text:p>0.013855664872482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840950518238687">
                <text:p>0.00840950518238687</text:p>
              </table:table-cell>
              <table:table-cell office:value-type="float" office:value="0.592163731528517">
                <text:p>0.592163731528517</text:p>
              </table:table-cell>
              <table:table-cell office:value-type="float" office:value="0.0137813099406485">
                <text:p>0.013781309940648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839942765848576">
                <text:p>0.00839942765848576</text:p>
              </table:table-cell>
              <table:table-cell office:value-type="float" office:value="0.592112957654849">
                <text:p>0.592112957654849</text:p>
              </table:table-cell>
              <table:table-cell office:value-type="float" office:value="0.00754546882671237">
                <text:p>0.007545468826712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838677744033723">
                <text:p>0.00838677744033723</text:p>
              </table:table-cell>
              <table:table-cell office:value-type="float" office:value="0.592097352594501">
                <text:p>0.592097352594501</text:p>
              </table:table-cell>
              <table:table-cell office:value-type="float" office:value="0.0140249020049968">
                <text:p>0.014024902004996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838540192977855">
                <text:p>0.00838540192977855</text:p>
              </table:table-cell>
              <table:table-cell office:value-type="float" office:value="0.592104532904127">
                <text:p>0.592104532904127</text:p>
              </table:table-cell>
              <table:table-cell office:value-type="float" office:value="0.0138071656115984">
                <text:p>0.01380716561159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837788246643697">
                <text:p>0.00837788246643697</text:p>
              </table:table-cell>
              <table:table-cell office:value-type="float" office:value="0.592099317660399">
                <text:p>0.592099317660399</text:p>
              </table:table-cell>
              <table:table-cell office:value-type="float" office:value="0.0140201655555789">
                <text:p>0.014020165555578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836394194464234">
                <text:p>0.00836394194464234</text:p>
              </table:table-cell>
              <table:table-cell office:value-type="float" office:value="0.592110047285924">
                <text:p>0.592110047285924</text:p>
              </table:table-cell>
              <table:table-cell office:value-type="float" office:value="0.0141489683235587">
                <text:p>0.014148968323558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824830567377461">
                <text:p>0.00824830567377461</text:p>
              </table:table-cell>
              <table:table-cell office:value-type="float" office:value="0.592143109152078">
                <text:p>0.592143109152078</text:p>
              </table:table-cell>
              <table:table-cell office:value-type="float" office:value="0.0138584781649314">
                <text:p>0.013858478164931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806946805789545">
                <text:p>0.00806946805789545</text:p>
              </table:table-cell>
              <table:table-cell office:value-type="float" office:value="0.592069268720321">
                <text:p>0.592069268720321</text:p>
              </table:table-cell>
              <table:table-cell office:value-type="float" office:value="0.00765142521701804">
                <text:p>0.0076514252170180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806476305523863">
                <text:p>0.00806476305523863</text:p>
              </table:table-cell>
              <table:table-cell office:value-type="float" office:value="0.592110706596503">
                <text:p>0.592110706596503</text:p>
              </table:table-cell>
              <table:table-cell office:value-type="float" office:value="0.013910565845256">
                <text:p>0.013910565845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